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dicionAutomatica1.0" table:style-name="ta1">
        <table:shapes>
          <draw:frame draw:z-index="0" draw:style-name="gr1" draw:text-style-name="P1" svg:width="710.56pt" svg:height="356.14pt" svg:x="214.5pt" svg:y="2545.68pt">
            <draw:object draw:notify-on-update-of-ranges="'MedicionAutomatica1.0'.A2:'MedicionAutomatica1.0'.A451 'MedicionAutomatica1.0'.B1:'MedicionAutomatica1.0'.B1 'MedicionAutomatica1.0'.B2:'MedicionAutomatica1.0'.B451 'MedicionAutomatica1.0'.A2:'MedicionAutomatica1.0'.A451 'MedicionAutomatica1.0'.C1:'MedicionAutomatica1.0'.C1 'MedicionAutomatica1.0'.C2:'MedicionAutomatica1.0'.C4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33.51pt" svg:height="364.42pt" svg:x="285.48pt" svg:y="3.74pt">
            <draw:object draw:notify-on-update-of-ranges="'MedicionAutomatica1.0'.A1:'MedicionAutomatica1.0'.A1 'MedicionAutomatica1.0'.A2:'MedicionAutomatica1.0'.A1801 'MedicionAutomatica1.0'.B1:'MedicionAutomatica1.0'.B1 'MedicionAutomatica1.0'.B2:'MedicionAutomatica1.0'.B1801 'MedicionAutomatica1.0'.A1:'MedicionAutomatica1.0'.A1 'MedicionAutomatica1.0'.A2:'MedicionAutomatica1.0'.A1801 'MedicionAutomatica1.0'.C1:'MedicionAutomatica1.0'.C1 'MedicionAutomatica1.0'.C2:'MedicionAutomatica1.0'.C1801 'MedicionAutomatica1.0'.A1:'MedicionAutomatica1.0'.A1 'MedicionAutomatica1.0'.A2:'MedicionAutomatica1.0'.A1801 'MedicionAutomatica1.0'.D1:'MedicionAutomatica1.0'.D1 'MedicionAutomatica1.0'.D2:'MedicionAutomatica1.0'.D1801 'MedicionAutomatica1.0'.A1:'MedicionAutomatica1.0'.A1 'MedicionAutomatica1.0'.A2:'MedicionAutomatica1.0'.A1801 'MedicionAutomatica1.0'.E1:'MedicionAutomatica1.0'.E1 'MedicionAutomatica1.0'.E2:'MedicionAutomatica1.0'.E18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chapa</text:p>
          </table:table-cell>
          <table:table-cell office:value-type="string" calcext:value-type="string">
            <text:p>Vcinta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Vaire</text:p>
          </table:table-cell>
          <table:table-cell table:number-columns-repeated="5"/>
        </table:table-row>
        <table:table-row table:style-name="ro1">
          <table:table-cell office:value-type="float" office:value="1055.729033" calcext:value-type="float">
            <text:p>1055.729033</text:p>
          </table:table-cell>
          <table:table-cell office:value-type="float" office:value="0.087766" calcext:value-type="float">
            <text:p>0.087766</text:p>
          </table:table-cell>
          <table:table-cell table:number-columns-repeated="4"/>
          <table:table-cell office:value-type="string" calcext:value-type="string">
            <text:p>chapa</text:p>
          </table:table-cell>
          <table:table-cell office:value-type="string" calcext:value-type="string">
            <text:p>cint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ire</text:p>
          </table:table-cell>
        </table:table-row>
        <table:table-row table:style-name="ro1">
          <table:table-cell office:value-type="float" office:value="1052.380303" calcext:value-type="float">
            <text:p>1052.380303</text:p>
          </table:table-cell>
          <table:table-cell office:value-type="float" office:value="0.089881" calcext:value-type="float">
            <text:p>0.089881</text:p>
          </table:table-cell>
          <table:table-cell table:number-columns-repeated="4"/>
          <table:table-cell table:formula="of:=MAX([.B$1:.B$1048576])/MIN([.B$1:.B$1048576])" office:value-type="float" office:value="7.88521303258145" calcext:value-type="float">
            <text:p>7.88521303258145</text:p>
          </table:table-cell>
          <table:table-cell table:formula="of:=MAX([.C$1:.C$1048576])/MIN([.C$1:.C$1048576])" office:value-type="float" office:value="36.2612875036411" calcext:value-type="float">
            <text:p>36.2612875036411</text:p>
          </table:table-cell>
          <table:table-cell table:formula="of:=MAX([.D$1:.D$1048576])/MIN([.D$1:.D$1048576])" office:value-type="float" office:value="398.286764705882" calcext:value-type="float">
            <text:p>398.286764705882</text:p>
          </table:table-cell>
          <table:table-cell table:formula="of:=MAX([.E$1:.E$1048576])/MIN([.E$1:.E$1048576])" office:value-type="float" office:value="2.86097689715376" calcext:value-type="float">
            <text:p>2.86097689715376</text:p>
          </table:table-cell>
        </table:table-row>
        <table:table-row table:style-name="ro1">
          <table:table-cell office:value-type="float" office:value="1048.955173" calcext:value-type="float">
            <text:p>1048.955173</text:p>
          </table:table-cell>
          <table:table-cell office:value-type="float" office:value="0.09157" calcext:value-type="float">
            <text:p>0.09157</text:p>
          </table:table-cell>
          <table:table-cell table:number-columns-repeated="8"/>
        </table:table-row>
        <table:table-row table:style-name="ro1">
          <table:table-cell office:value-type="float" office:value="1044.50819" calcext:value-type="float">
            <text:p>1044.50819</text:p>
          </table:table-cell>
          <table:table-cell office:value-type="float" office:value="0.092658" calcext:value-type="float">
            <text:p>0.092658</text:p>
          </table:table-cell>
          <table:table-cell table:number-columns-repeated="8"/>
        </table:table-row>
        <table:table-row table:style-name="ro1">
          <table:table-cell office:value-type="float" office:value="1041.134467" calcext:value-type="float">
            <text:p>1041.134467</text:p>
          </table:table-cell>
          <table:table-cell office:value-type="float" office:value="0.092982" calcext:value-type="float">
            <text:p>0.092982</text:p>
          </table:table-cell>
          <table:table-cell table:number-columns-repeated="8"/>
        </table:table-row>
        <table:table-row table:style-name="ro1">
          <table:table-cell office:value-type="float" office:value="1037.731973" calcext:value-type="float">
            <text:p>1037.731973</text:p>
          </table:table-cell>
          <table:table-cell office:value-type="float" office:value="0.092757" calcext:value-type="float">
            <text:p>0.092757</text:p>
          </table:table-cell>
          <table:table-cell table:number-columns-repeated="8"/>
        </table:table-row>
        <table:table-row table:style-name="ro1">
          <table:table-cell office:value-type="float" office:value="1034.336717" calcext:value-type="float">
            <text:p>1034.336717</text:p>
          </table:table-cell>
          <table:table-cell office:value-type="float" office:value="0.091916" calcext:value-type="float">
            <text:p>0.091916</text:p>
          </table:table-cell>
          <table:table-cell table:number-columns-repeated="8"/>
        </table:table-row>
        <table:table-row table:style-name="ro1">
          <table:table-cell office:value-type="float" office:value="1029.901693" calcext:value-type="float">
            <text:p>1029.901693</text:p>
          </table:table-cell>
          <table:table-cell office:value-type="float" office:value="0.09014" calcext:value-type="float">
            <text:p>0.09014</text:p>
          </table:table-cell>
          <table:table-cell table:number-columns-repeated="8"/>
        </table:table-row>
        <table:table-row table:style-name="ro1">
          <table:table-cell office:value-type="float" office:value="1025.406043" calcext:value-type="float">
            <text:p>1025.406043</text:p>
          </table:table-cell>
          <table:table-cell office:value-type="float" office:value="0.087776" calcext:value-type="float">
            <text:p>0.087776</text:p>
          </table:table-cell>
          <table:table-cell table:number-columns-repeated="8"/>
        </table:table-row>
        <table:table-row table:style-name="ro1">
          <table:table-cell office:value-type="float" office:value="1024.232013" calcext:value-type="float">
            <text:p>1024.232013</text:p>
          </table:table-cell>
          <table:table-cell office:value-type="float" office:value="0.08472" calcext:value-type="float">
            <text:p>0.08472</text:p>
          </table:table-cell>
          <table:table-cell table:number-columns-repeated="8"/>
        </table:table-row>
        <table:table-row table:style-name="ro1">
          <table:table-cell office:value-type="float" office:value="1018.599067" calcext:value-type="float">
            <text:p>1018.599067</text:p>
          </table:table-cell>
          <table:table-cell office:value-type="float" office:value="0.080709" calcext:value-type="float">
            <text:p>0.080709</text:p>
          </table:table-cell>
          <table:table-cell table:number-columns-repeated="8"/>
        </table:table-row>
        <table:table-row table:style-name="ro1">
          <table:table-cell office:value-type="float" office:value="1014.170947" calcext:value-type="float">
            <text:p>1014.170947</text:p>
          </table:table-cell>
          <table:table-cell office:value-type="float" office:value="0.075868" calcext:value-type="float">
            <text:p>0.075868</text:p>
          </table:table-cell>
          <table:table-cell table:number-columns-repeated="8"/>
        </table:table-row>
        <table:table-row table:style-name="ro1">
          <table:table-cell office:value-type="float" office:value="1010.75872" calcext:value-type="float">
            <text:p>1010.75872</text:p>
          </table:table-cell>
          <table:table-cell office:value-type="float" office:value="0.070393" calcext:value-type="float">
            <text:p>0.070393</text:p>
          </table:table-cell>
          <table:table-cell table:number-columns-repeated="8"/>
        </table:table-row>
        <table:table-row table:style-name="ro1">
          <table:table-cell office:value-type="float" office:value="1007.37164" calcext:value-type="float">
            <text:p>1007.37164</text:p>
          </table:table-cell>
          <table:table-cell office:value-type="float" office:value="0.064292" calcext:value-type="float">
            <text:p>0.064292</text:p>
          </table:table-cell>
          <table:table-cell table:number-columns-repeated="8"/>
        </table:table-row>
        <table:table-row table:style-name="ro1">
          <table:table-cell office:value-type="float" office:value="1004.01331" calcext:value-type="float">
            <text:p>1004.01331</text:p>
          </table:table-cell>
          <table:table-cell office:value-type="float" office:value="0.057438" calcext:value-type="float">
            <text:p>0.057438</text:p>
          </table:table-cell>
          <table:table-cell table:number-columns-repeated="8"/>
        </table:table-row>
        <table:table-row table:style-name="ro1">
          <table:table-cell office:value-type="float" office:value="999.502546" calcext:value-type="float">
            <text:p>999.502546</text:p>
          </table:table-cell>
          <table:table-cell office:value-type="float" office:value="0.050355" calcext:value-type="float">
            <text:p>0.050355</text:p>
          </table:table-cell>
          <table:table-cell table:number-columns-repeated="8"/>
        </table:table-row>
        <table:table-row table:style-name="ro1">
          <table:table-cell office:value-type="float" office:value="995.056389" calcext:value-type="float">
            <text:p>995.056389</text:p>
          </table:table-cell>
          <table:table-cell office:value-type="float" office:value="0.043206" calcext:value-type="float">
            <text:p>0.043206</text:p>
          </table:table-cell>
          <table:table-cell table:number-columns-repeated="8"/>
        </table:table-row>
        <table:table-row table:style-name="ro1">
          <table:table-cell office:value-type="float" office:value="991.631727" calcext:value-type="float">
            <text:p>991.631727</text:p>
          </table:table-cell>
          <table:table-cell office:value-type="float" office:value="0.035907" calcext:value-type="float">
            <text:p>0.035907</text:p>
          </table:table-cell>
          <table:table-cell table:number-columns-repeated="8"/>
        </table:table-row>
        <table:table-row table:style-name="ro1">
          <table:table-cell office:value-type="float" office:value="987.135531" calcext:value-type="float">
            <text:p>987.135531</text:p>
          </table:table-cell>
          <table:table-cell office:value-type="float" office:value="0.029456" calcext:value-type="float">
            <text:p>0.029456</text:p>
          </table:table-cell>
          <table:table-cell table:number-columns-repeated="8"/>
        </table:table-row>
        <table:table-row table:style-name="ro1">
          <table:table-cell office:value-type="float" office:value="983.793558" calcext:value-type="float">
            <text:p>983.793558</text:p>
          </table:table-cell>
          <table:table-cell office:value-type="float" office:value="0.024077" calcext:value-type="float">
            <text:p>0.024077</text:p>
          </table:table-cell>
          <table:table-cell table:number-columns-repeated="8"/>
        </table:table-row>
        <table:table-row table:style-name="ro1">
          <table:table-cell office:value-type="float" office:value="981.511334" calcext:value-type="float">
            <text:p>981.511334</text:p>
          </table:table-cell>
          <table:table-cell office:value-type="float" office:value="0.01998" calcext:value-type="float">
            <text:p>0.01998</text:p>
          </table:table-cell>
          <table:table-cell table:number-columns-repeated="8"/>
        </table:table-row>
        <table:table-row table:style-name="ro1">
          <table:table-cell office:value-type="float" office:value="977.027077" calcext:value-type="float">
            <text:p>977.027077</text:p>
          </table:table-cell>
          <table:table-cell office:value-type="float" office:value="0.016528" calcext:value-type="float">
            <text:p>0.016528</text:p>
          </table:table-cell>
          <table:table-cell table:number-columns-repeated="8"/>
        </table:table-row>
        <table:table-row table:style-name="ro1">
          <table:table-cell office:value-type="float" office:value="972.558385" calcext:value-type="float">
            <text:p>972.558385</text:p>
          </table:table-cell>
          <table:table-cell office:value-type="float" office:value="0.014033" calcext:value-type="float">
            <text:p>0.014033</text:p>
          </table:table-cell>
          <table:table-cell table:number-columns-repeated="8"/>
        </table:table-row>
        <table:table-row table:style-name="ro1">
          <table:table-cell office:value-type="float" office:value="970.273111" calcext:value-type="float">
            <text:p>970.273111</text:p>
          </table:table-cell>
          <table:table-cell office:value-type="float" office:value="0.012664" calcext:value-type="float">
            <text:p>0.012664</text:p>
          </table:table-cell>
          <table:table-cell table:number-columns-repeated="8"/>
        </table:table-row>
        <table:table-row table:style-name="ro1">
          <table:table-cell office:value-type="float" office:value="965.803523" calcext:value-type="float">
            <text:p>965.803523</text:p>
          </table:table-cell>
          <table:table-cell office:value-type="float" office:value="0.012143" calcext:value-type="float">
            <text:p>0.012143</text:p>
          </table:table-cell>
          <table:table-cell table:number-columns-repeated="8"/>
        </table:table-row>
        <table:table-row table:style-name="ro1">
          <table:table-cell office:value-type="float" office:value="962.420172" calcext:value-type="float">
            <text:p>962.420172</text:p>
          </table:table-cell>
          <table:table-cell office:value-type="float" office:value="0.012398" calcext:value-type="float">
            <text:p>0.012398</text:p>
          </table:table-cell>
          <table:table-cell table:number-columns-repeated="8"/>
        </table:table-row>
        <table:table-row table:style-name="ro1">
          <table:table-cell office:value-type="float" office:value="957.984613" calcext:value-type="float">
            <text:p>957.984613</text:p>
          </table:table-cell>
          <table:table-cell office:value-type="float" office:value="0.013604" calcext:value-type="float">
            <text:p>0.013604</text:p>
          </table:table-cell>
          <table:table-cell table:number-columns-repeated="8"/>
        </table:table-row>
        <table:table-row table:style-name="ro1">
          <table:table-cell office:value-type="float" office:value="953.530087" calcext:value-type="float">
            <text:p>953.530087</text:p>
          </table:table-cell>
          <table:table-cell office:value-type="float" office:value="0.01569" calcext:value-type="float">
            <text:p>0.01569</text:p>
          </table:table-cell>
          <table:table-cell table:number-columns-repeated="8"/>
        </table:table-row>
        <table:table-row table:style-name="ro1">
          <table:table-cell office:value-type="float" office:value="950.175665" calcext:value-type="float">
            <text:p>950.175665</text:p>
          </table:table-cell>
          <table:table-cell office:value-type="float" office:value="0.018601" calcext:value-type="float">
            <text:p>0.018601</text:p>
          </table:table-cell>
          <table:table-cell table:number-columns-repeated="8"/>
        </table:table-row>
        <table:table-row table:style-name="ro1">
          <table:table-cell office:value-type="float" office:value="947.079328" calcext:value-type="float">
            <text:p>947.079328</text:p>
          </table:table-cell>
          <table:table-cell office:value-type="float" office:value="0.022549" calcext:value-type="float">
            <text:p>0.022549</text:p>
          </table:table-cell>
          <table:table-cell table:number-columns-repeated="8"/>
        </table:table-row>
        <table:table-row table:style-name="ro1">
          <table:table-cell office:value-type="float" office:value="943.392049" calcext:value-type="float">
            <text:p>943.392049</text:p>
          </table:table-cell>
          <table:table-cell office:value-type="float" office:value="0.02742" calcext:value-type="float">
            <text:p>0.02742</text:p>
          </table:table-cell>
          <table:table-cell table:number-columns-repeated="8"/>
        </table:table-row>
        <table:table-row table:style-name="ro1">
          <table:table-cell office:value-type="float" office:value="938.862112" calcext:value-type="float">
            <text:p>938.862112</text:p>
          </table:table-cell>
          <table:table-cell office:value-type="float" office:value="0.03309" calcext:value-type="float">
            <text:p>0.03309</text:p>
          </table:table-cell>
          <table:table-cell table:number-columns-repeated="8"/>
        </table:table-row>
        <table:table-row table:style-name="ro1">
          <table:table-cell office:value-type="float" office:value="935.54895" calcext:value-type="float">
            <text:p>935.54895</text:p>
          </table:table-cell>
          <table:table-cell office:value-type="float" office:value="0.039021" calcext:value-type="float">
            <text:p>0.039021</text:p>
          </table:table-cell>
          <table:table-cell table:number-columns-repeated="8"/>
        </table:table-row>
        <table:table-row table:style-name="ro1">
          <table:table-cell office:value-type="float" office:value="931.043744" calcext:value-type="float">
            <text:p>931.043744</text:p>
          </table:table-cell>
          <table:table-cell office:value-type="float" office:value="0.045439" calcext:value-type="float">
            <text:p>0.045439</text:p>
          </table:table-cell>
          <table:table-cell table:number-columns-repeated="8"/>
        </table:table-row>
        <table:table-row table:style-name="ro1">
          <table:table-cell office:value-type="float" office:value="927.721125" calcext:value-type="float">
            <text:p>927.721125</text:p>
          </table:table-cell>
          <table:table-cell office:value-type="float" office:value="0.051829" calcext:value-type="float">
            <text:p>0.051829</text:p>
          </table:table-cell>
          <table:table-cell table:number-columns-repeated="8"/>
        </table:table-row>
        <table:table-row table:style-name="ro1">
          <table:table-cell office:value-type="float" office:value="924.268205" calcext:value-type="float">
            <text:p>924.268205</text:p>
          </table:table-cell>
          <table:table-cell office:value-type="float" office:value="0.058122" calcext:value-type="float">
            <text:p>0.058122</text:p>
          </table:table-cell>
          <table:table-cell table:number-columns-repeated="8"/>
        </table:table-row>
        <table:table-row table:style-name="ro1">
          <table:table-cell office:value-type="float" office:value="920.920016" calcext:value-type="float">
            <text:p>920.920016</text:p>
          </table:table-cell>
          <table:table-cell office:value-type="float" office:value="0.063643" calcext:value-type="float">
            <text:p>0.063643</text:p>
          </table:table-cell>
          <table:table-cell table:number-columns-repeated="8"/>
        </table:table-row>
        <table:table-row table:style-name="ro1">
          <table:table-cell office:value-type="float" office:value="916.89847" calcext:value-type="float">
            <text:p>916.89847</text:p>
          </table:table-cell>
          <table:table-cell office:value-type="float" office:value="0.069216" calcext:value-type="float">
            <text:p>0.069216</text:p>
          </table:table-cell>
          <table:table-cell table:number-columns-repeated="8"/>
        </table:table-row>
        <table:table-row table:style-name="ro1">
          <table:table-cell office:value-type="float" office:value="913.105508" calcext:value-type="float">
            <text:p>913.105508</text:p>
          </table:table-cell>
          <table:table-cell office:value-type="float" office:value="0.074247" calcext:value-type="float">
            <text:p>0.074247</text:p>
          </table:table-cell>
          <table:table-cell table:number-columns-repeated="8"/>
        </table:table-row>
        <table:table-row table:style-name="ro1">
          <table:table-cell office:value-type="float" office:value="909.676124" calcext:value-type="float">
            <text:p>909.676124</text:p>
          </table:table-cell>
          <table:table-cell office:value-type="float" office:value="0.078871" calcext:value-type="float">
            <text:p>0.078871</text:p>
          </table:table-cell>
          <table:table-cell table:number-columns-repeated="8"/>
        </table:table-row>
        <table:table-row table:style-name="ro1">
          <table:table-cell office:value-type="float" office:value="906.294826" calcext:value-type="float">
            <text:p>906.294826</text:p>
          </table:table-cell>
          <table:table-cell office:value-type="float" office:value="0.082604" calcext:value-type="float">
            <text:p>0.082604</text:p>
          </table:table-cell>
          <table:table-cell table:number-columns-repeated="8"/>
        </table:table-row>
        <table:table-row table:style-name="ro1">
          <table:table-cell office:value-type="float" office:value="901.829713" calcext:value-type="float">
            <text:p>901.829713</text:p>
          </table:table-cell>
          <table:table-cell office:value-type="float" office:value="0.085911" calcext:value-type="float">
            <text:p>0.085911</text:p>
          </table:table-cell>
          <table:table-cell table:number-columns-repeated="8"/>
        </table:table-row>
        <table:table-row table:style-name="ro1">
          <table:table-cell office:value-type="float" office:value="898.482352" calcext:value-type="float">
            <text:p>898.482352</text:p>
          </table:table-cell>
          <table:table-cell office:value-type="float" office:value="0.088583" calcext:value-type="float">
            <text:p>0.088583</text:p>
          </table:table-cell>
          <table:table-cell table:number-columns-repeated="8"/>
        </table:table-row>
        <table:table-row table:style-name="ro1">
          <table:table-cell office:value-type="float" office:value="894.07294" calcext:value-type="float">
            <text:p>894.07294</text:p>
          </table:table-cell>
          <table:table-cell office:value-type="float" office:value="0.090698" calcext:value-type="float">
            <text:p>0.090698</text:p>
          </table:table-cell>
          <table:table-cell table:number-columns-repeated="8"/>
        </table:table-row>
        <table:table-row table:style-name="ro1">
          <table:table-cell office:value-type="float" office:value="889.556164" calcext:value-type="float">
            <text:p>889.556164</text:p>
          </table:table-cell>
          <table:table-cell office:value-type="float" office:value="0.092193" calcext:value-type="float">
            <text:p>0.092193</text:p>
          </table:table-cell>
          <table:table-cell table:number-columns-repeated="8"/>
        </table:table-row>
        <table:table-row table:style-name="ro1">
          <table:table-cell office:value-type="float" office:value="886.197268" calcext:value-type="float">
            <text:p>886.197268</text:p>
          </table:table-cell>
          <table:table-cell office:value-type="float" office:value="0.092972" calcext:value-type="float">
            <text:p>0.092972</text:p>
          </table:table-cell>
          <table:table-cell table:number-columns-repeated="8"/>
        </table:table-row>
        <table:table-row table:style-name="ro1">
          <table:table-cell office:value-type="float" office:value="883.836142" calcext:value-type="float">
            <text:p>883.836142</text:p>
          </table:table-cell>
          <table:table-cell office:value-type="float" office:value="0.093133" calcext:value-type="float">
            <text:p>0.093133</text:p>
          </table:table-cell>
          <table:table-cell table:number-columns-repeated="8"/>
        </table:table-row>
        <table:table-row table:style-name="ro1">
          <table:table-cell office:value-type="float" office:value="878.249481" calcext:value-type="float">
            <text:p>878.249481</text:p>
          </table:table-cell>
          <table:table-cell office:value-type="float" office:value="0.092721" calcext:value-type="float">
            <text:p>0.092721</text:p>
          </table:table-cell>
          <table:table-cell table:number-columns-repeated="8"/>
        </table:table-row>
        <table:table-row table:style-name="ro1">
          <table:table-cell office:value-type="float" office:value="876.102093" calcext:value-type="float">
            <text:p>876.102093</text:p>
          </table:table-cell>
          <table:table-cell office:value-type="float" office:value="0.0915" calcext:value-type="float">
            <text:p>0.0915</text:p>
          </table:table-cell>
          <table:table-cell table:number-columns-repeated="8"/>
        </table:table-row>
        <table:table-row table:style-name="ro1">
          <table:table-cell office:value-type="float" office:value="872.646492" calcext:value-type="float">
            <text:p>872.646492</text:p>
          </table:table-cell>
          <table:table-cell office:value-type="float" office:value="0.089554" calcext:value-type="float">
            <text:p>0.089554</text:p>
          </table:table-cell>
          <table:table-cell table:number-columns-repeated="8"/>
        </table:table-row>
        <table:table-row table:style-name="ro1">
          <table:table-cell office:value-type="float" office:value="869.247656" calcext:value-type="float">
            <text:p>869.247656</text:p>
          </table:table-cell>
          <table:table-cell office:value-type="float" office:value="0.086907" calcext:value-type="float">
            <text:p>0.086907</text:p>
          </table:table-cell>
          <table:table-cell table:number-columns-repeated="8"/>
        </table:table-row>
        <table:table-row table:style-name="ro1">
          <table:table-cell office:value-type="float" office:value="864.791843" calcext:value-type="float">
            <text:p>864.791843</text:p>
          </table:table-cell>
          <table:table-cell office:value-type="float" office:value="0.08355" calcext:value-type="float">
            <text:p>0.08355</text:p>
          </table:table-cell>
          <table:table-cell table:number-columns-repeated="8"/>
        </table:table-row>
        <table:table-row table:style-name="ro1">
          <table:table-cell office:value-type="float" office:value="861.461189" calcext:value-type="float">
            <text:p>861.461189</text:p>
          </table:table-cell>
          <table:table-cell office:value-type="float" office:value="0.079482" calcext:value-type="float">
            <text:p>0.079482</text:p>
          </table:table-cell>
          <table:table-cell table:number-columns-repeated="8"/>
        </table:table-row>
        <table:table-row table:style-name="ro1">
          <table:table-cell office:value-type="float" office:value="856.807999" calcext:value-type="float">
            <text:p>856.807999</text:p>
          </table:table-cell>
          <table:table-cell office:value-type="float" office:value="0.074711" calcext:value-type="float">
            <text:p>0.074711</text:p>
          </table:table-cell>
          <table:table-cell table:number-columns-repeated="8"/>
        </table:table-row>
        <table:table-row table:style-name="ro1">
          <table:table-cell office:value-type="float" office:value="854.673041" calcext:value-type="float">
            <text:p>854.673041</text:p>
          </table:table-cell>
          <table:table-cell office:value-type="float" office:value="0.068805" calcext:value-type="float">
            <text:p>0.068805</text:p>
          </table:table-cell>
          <table:table-cell table:number-columns-repeated="8"/>
        </table:table-row>
        <table:table-row table:style-name="ro1">
          <table:table-cell office:value-type="float" office:value="849.059782" calcext:value-type="float">
            <text:p>849.059782</text:p>
          </table:table-cell>
          <table:table-cell office:value-type="float" office:value="0.062577" calcext:value-type="float">
            <text:p>0.062577</text:p>
          </table:table-cell>
          <table:table-cell table:number-columns-repeated="8"/>
        </table:table-row>
        <table:table-row table:style-name="ro1">
          <table:table-cell office:value-type="float" office:value="845.742194" calcext:value-type="float">
            <text:p>845.742194</text:p>
          </table:table-cell>
          <table:table-cell office:value-type="float" office:value="0.055893" calcext:value-type="float">
            <text:p>0.055893</text:p>
          </table:table-cell>
          <table:table-cell table:number-columns-repeated="8"/>
        </table:table-row>
        <table:table-row table:style-name="ro1">
          <table:table-cell office:value-type="float" office:value="843.450999" calcext:value-type="float">
            <text:p>843.450999</text:p>
          </table:table-cell>
          <table:table-cell office:value-type="float" office:value="0.048823" calcext:value-type="float">
            <text:p>0.048823</text:p>
          </table:table-cell>
          <table:table-cell table:number-columns-repeated="8"/>
        </table:table-row>
        <table:table-row table:style-name="ro1">
          <table:table-cell office:value-type="float" office:value="838.155115" calcext:value-type="float">
            <text:p>838.155115</text:p>
          </table:table-cell>
          <table:table-cell office:value-type="float" office:value="0.041541" calcext:value-type="float">
            <text:p>0.041541</text:p>
          </table:table-cell>
          <table:table-cell table:number-columns-repeated="8"/>
        </table:table-row>
        <table:table-row table:style-name="ro1">
          <table:table-cell office:value-type="float" office:value="834.591252" calcext:value-type="float">
            <text:p>834.591252</text:p>
          </table:table-cell>
          <table:table-cell office:value-type="float" office:value="0.034664" calcext:value-type="float">
            <text:p>0.034664</text:p>
          </table:table-cell>
          <table:table-cell table:number-columns-repeated="8"/>
        </table:table-row>
        <table:table-row table:style-name="ro1">
          <table:table-cell office:value-type="float" office:value="832.219912" calcext:value-type="float">
            <text:p>832.219912</text:p>
          </table:table-cell>
          <table:table-cell office:value-type="float" office:value="0.028445" calcext:value-type="float">
            <text:p>0.028445</text:p>
          </table:table-cell>
          <table:table-cell table:number-columns-repeated="8"/>
        </table:table-row>
        <table:table-row table:style-name="ro1">
          <table:table-cell office:value-type="float" office:value="827.724426" calcext:value-type="float">
            <text:p>827.724426</text:p>
          </table:table-cell>
          <table:table-cell office:value-type="float" office:value="0.023104" calcext:value-type="float">
            <text:p>0.023104</text:p>
          </table:table-cell>
          <table:table-cell table:number-columns-repeated="8"/>
        </table:table-row>
        <table:table-row table:style-name="ro1">
          <table:table-cell office:value-type="float" office:value="822.270231" calcext:value-type="float">
            <text:p>822.270231</text:p>
          </table:table-cell>
          <table:table-cell office:value-type="float" office:value="0.018669" calcext:value-type="float">
            <text:p>0.018669</text:p>
          </table:table-cell>
          <table:table-cell table:number-columns-repeated="8"/>
        </table:table-row>
        <table:table-row table:style-name="ro1">
          <table:table-cell office:value-type="float" office:value="819.880579" calcext:value-type="float">
            <text:p>819.880579</text:p>
          </table:table-cell>
          <table:table-cell office:value-type="float" office:value="0.015498" calcext:value-type="float">
            <text:p>0.015498</text:p>
          </table:table-cell>
          <table:table-cell table:number-columns-repeated="8"/>
        </table:table-row>
        <table:table-row table:style-name="ro1">
          <table:table-cell office:value-type="float" office:value="815.353997" calcext:value-type="float">
            <text:p>815.353997</text:p>
          </table:table-cell>
          <table:table-cell office:value-type="float" office:value="0.013307" calcext:value-type="float">
            <text:p>0.013307</text:p>
          </table:table-cell>
          <table:table-cell table:number-columns-repeated="8"/>
        </table:table-row>
        <table:table-row table:style-name="ro1">
          <table:table-cell office:value-type="float" office:value="811.977652" calcext:value-type="float">
            <text:p>811.977652</text:p>
          </table:table-cell>
          <table:table-cell office:value-type="float" office:value="0.012197" calcext:value-type="float">
            <text:p>0.012197</text:p>
          </table:table-cell>
          <table:table-cell table:number-columns-repeated="8"/>
        </table:table-row>
        <table:table-row table:style-name="ro1">
          <table:table-cell office:value-type="float" office:value="808.674141" calcext:value-type="float">
            <text:p>808.674141</text:p>
          </table:table-cell>
          <table:table-cell office:value-type="float" office:value="0.012016" calcext:value-type="float">
            <text:p>0.012016</text:p>
          </table:table-cell>
          <table:table-cell table:number-columns-repeated="8"/>
        </table:table-row>
        <table:table-row table:style-name="ro1">
          <table:table-cell office:value-type="float" office:value="803.516655" calcext:value-type="float">
            <text:p>803.516655</text:p>
          </table:table-cell>
          <table:table-cell office:value-type="float" office:value="0.012568" calcext:value-type="float">
            <text:p>0.012568</text:p>
          </table:table-cell>
          <table:table-cell table:number-columns-repeated="8"/>
        </table:table-row>
        <table:table-row table:style-name="ro1">
          <table:table-cell office:value-type="float" office:value="802.999974" calcext:value-type="float">
            <text:p>802.999974</text:p>
          </table:table-cell>
          <table:table-cell office:value-type="float" office:value="0.013965" calcext:value-type="float">
            <text:p>0.013965</text:p>
          </table:table-cell>
          <table:table-cell table:number-columns-repeated="8"/>
        </table:table-row>
        <table:table-row table:style-name="ro1">
          <table:table-cell office:value-type="float" office:value="797.409441" calcext:value-type="float">
            <text:p>797.409441</text:p>
          </table:table-cell>
          <table:table-cell office:value-type="float" office:value="0.016319" calcext:value-type="float">
            <text:p>0.016319</text:p>
          </table:table-cell>
          <table:table-cell table:number-columns-repeated="8"/>
        </table:table-row>
        <table:table-row table:style-name="ro1">
          <table:table-cell office:value-type="float" office:value="792.921518" calcext:value-type="float">
            <text:p>792.921518</text:p>
          </table:table-cell>
          <table:table-cell office:value-type="float" office:value="0.019632" calcext:value-type="float">
            <text:p>0.019632</text:p>
          </table:table-cell>
          <table:table-cell table:number-columns-repeated="8"/>
        </table:table-row>
        <table:table-row table:style-name="ro1">
          <table:table-cell office:value-type="float" office:value="790.667616" calcext:value-type="float">
            <text:p>790.667616</text:p>
          </table:table-cell>
          <table:table-cell office:value-type="float" office:value="0.02356" calcext:value-type="float">
            <text:p>0.02356</text:p>
          </table:table-cell>
          <table:table-cell table:number-columns-repeated="8"/>
        </table:table-row>
        <table:table-row table:style-name="ro1">
          <table:table-cell office:value-type="float" office:value="787.276527" calcext:value-type="float">
            <text:p>787.276527</text:p>
          </table:table-cell>
          <table:table-cell office:value-type="float" office:value="0.028423" calcext:value-type="float">
            <text:p>0.028423</text:p>
          </table:table-cell>
          <table:table-cell table:number-columns-repeated="8"/>
        </table:table-row>
        <table:table-row table:style-name="ro1">
          <table:table-cell office:value-type="float" office:value="782.845255" calcext:value-type="float">
            <text:p>782.845255</text:p>
          </table:table-cell>
          <table:table-cell office:value-type="float" office:value="0.034056" calcext:value-type="float">
            <text:p>0.034056</text:p>
          </table:table-cell>
          <table:table-cell table:number-columns-repeated="8"/>
        </table:table-row>
        <table:table-row table:style-name="ro1">
          <table:table-cell office:value-type="float" office:value="778.315888" calcext:value-type="float">
            <text:p>778.315888</text:p>
          </table:table-cell>
          <table:table-cell office:value-type="float" office:value="0.04011" calcext:value-type="float">
            <text:p>0.04011</text:p>
          </table:table-cell>
          <table:table-cell table:number-columns-repeated="8"/>
        </table:table-row>
        <table:table-row table:style-name="ro1">
          <table:table-cell office:value-type="float" office:value="776.063554" calcext:value-type="float">
            <text:p>776.063554</text:p>
          </table:table-cell>
          <table:table-cell office:value-type="float" office:value="0.046272" calcext:value-type="float">
            <text:p>0.046272</text:p>
          </table:table-cell>
          <table:table-cell table:number-columns-repeated="8"/>
        </table:table-row>
        <table:table-row table:style-name="ro1">
          <table:table-cell office:value-type="float" office:value="771.595179" calcext:value-type="float">
            <text:p>771.595179</text:p>
          </table:table-cell>
          <table:table-cell office:value-type="float" office:value="0.052582" calcext:value-type="float">
            <text:p>0.052582</text:p>
          </table:table-cell>
          <table:table-cell table:number-columns-repeated="8"/>
        </table:table-row>
        <table:table-row table:style-name="ro1">
          <table:table-cell office:value-type="float" office:value="766.158771" calcext:value-type="float">
            <text:p>766.158771</text:p>
          </table:table-cell>
          <table:table-cell office:value-type="float" office:value="0.058758" calcext:value-type="float">
            <text:p>0.058758</text:p>
          </table:table-cell>
          <table:table-cell table:number-columns-repeated="8"/>
        </table:table-row>
        <table:table-row table:style-name="ro1">
          <table:table-cell office:value-type="float" office:value="764.888796" calcext:value-type="float">
            <text:p>764.888796</text:p>
          </table:table-cell>
          <table:table-cell office:value-type="float" office:value="0.064542" calcext:value-type="float">
            <text:p>0.064542</text:p>
          </table:table-cell>
          <table:table-cell table:number-columns-repeated="8"/>
        </table:table-row>
        <table:table-row table:style-name="ro1">
          <table:table-cell office:value-type="float" office:value="759.659178" calcext:value-type="float">
            <text:p>759.659178</text:p>
          </table:table-cell>
          <table:table-cell office:value-type="float" office:value="0.069837" calcext:value-type="float">
            <text:p>0.069837</text:p>
          </table:table-cell>
          <table:table-cell table:number-columns-repeated="8"/>
        </table:table-row>
        <table:table-row table:style-name="ro1">
          <table:table-cell office:value-type="float" office:value="757.033455" calcext:value-type="float">
            <text:p>757.033455</text:p>
          </table:table-cell>
          <table:table-cell office:value-type="float" office:value="0.074774" calcext:value-type="float">
            <text:p>0.074774</text:p>
          </table:table-cell>
          <table:table-cell table:number-columns-repeated="8"/>
        </table:table-row>
        <table:table-row table:style-name="ro1">
          <table:table-cell office:value-type="float" office:value="752.80256" calcext:value-type="float">
            <text:p>752.80256</text:p>
          </table:table-cell>
          <table:table-cell office:value-type="float" office:value="0.079238" calcext:value-type="float">
            <text:p>0.079238</text:p>
          </table:table-cell>
          <table:table-cell table:number-columns-repeated="8"/>
        </table:table-row>
        <table:table-row table:style-name="ro1">
          <table:table-cell office:value-type="float" office:value="749.129395" calcext:value-type="float">
            <text:p>749.129395</text:p>
          </table:table-cell>
          <table:table-cell office:value-type="float" office:value="0.082991" calcext:value-type="float">
            <text:p>0.082991</text:p>
          </table:table-cell>
          <table:table-cell table:number-columns-repeated="8"/>
        </table:table-row>
        <table:table-row table:style-name="ro1">
          <table:table-cell office:value-type="float" office:value="745.802671" calcext:value-type="float">
            <text:p>745.802671</text:p>
          </table:table-cell>
          <table:table-cell office:value-type="float" office:value="0.086183" calcext:value-type="float">
            <text:p>0.086183</text:p>
          </table:table-cell>
          <table:table-cell table:number-columns-repeated="8"/>
        </table:table-row>
        <table:table-row table:style-name="ro1">
          <table:table-cell office:value-type="float" office:value="740.619513" calcext:value-type="float">
            <text:p>740.619513</text:p>
          </table:table-cell>
          <table:table-cell office:value-type="float" office:value="0.088712" calcext:value-type="float">
            <text:p>0.088712</text:p>
          </table:table-cell>
          <table:table-cell table:number-columns-repeated="8"/>
        </table:table-row>
        <table:table-row table:style-name="ro1">
          <table:table-cell office:value-type="float" office:value="737.878601" calcext:value-type="float">
            <text:p>737.878601</text:p>
          </table:table-cell>
          <table:table-cell office:value-type="float" office:value="0.090633" calcext:value-type="float">
            <text:p>0.090633</text:p>
          </table:table-cell>
          <table:table-cell table:number-columns-repeated="8"/>
        </table:table-row>
        <table:table-row table:style-name="ro1">
          <table:table-cell office:value-type="float" office:value="733.434354" calcext:value-type="float">
            <text:p>733.434354</text:p>
          </table:table-cell>
          <table:table-cell office:value-type="float" office:value="0.091917" calcext:value-type="float">
            <text:p>0.091917</text:p>
          </table:table-cell>
          <table:table-cell table:number-columns-repeated="8"/>
        </table:table-row>
        <table:table-row table:style-name="ro1">
          <table:table-cell office:value-type="float" office:value="729.26164" calcext:value-type="float">
            <text:p>729.26164</text:p>
          </table:table-cell>
          <table:table-cell office:value-type="float" office:value="0.092599" calcext:value-type="float">
            <text:p>0.092599</text:p>
          </table:table-cell>
          <table:table-cell table:number-columns-repeated="8"/>
        </table:table-row>
        <table:table-row table:style-name="ro1">
          <table:table-cell office:value-type="float" office:value="725.561632" calcext:value-type="float">
            <text:p>725.561632</text:p>
          </table:table-cell>
          <table:table-cell office:value-type="float" office:value="0.092711" calcext:value-type="float">
            <text:p>0.092711</text:p>
          </table:table-cell>
          <table:table-cell table:number-columns-repeated="8"/>
        </table:table-row>
        <table:table-row table:style-name="ro1">
          <table:table-cell office:value-type="float" office:value="722.24309" calcext:value-type="float">
            <text:p>722.24309</text:p>
          </table:table-cell>
          <table:table-cell office:value-type="float" office:value="0.092035" calcext:value-type="float">
            <text:p>0.092035</text:p>
          </table:table-cell>
          <table:table-cell table:number-columns-repeated="8"/>
        </table:table-row>
        <table:table-row table:style-name="ro1">
          <table:table-cell office:value-type="float" office:value="717.892406" calcext:value-type="float">
            <text:p>717.892406</text:p>
          </table:table-cell>
          <table:table-cell office:value-type="float" office:value="0.090529" calcext:value-type="float">
            <text:p>0.090529</text:p>
          </table:table-cell>
          <table:table-cell table:number-columns-repeated="8"/>
        </table:table-row>
        <table:table-row table:style-name="ro1">
          <table:table-cell office:value-type="float" office:value="714.320892" calcext:value-type="float">
            <text:p>714.320892</text:p>
          </table:table-cell>
          <table:table-cell office:value-type="float" office:value="0.088463" calcext:value-type="float">
            <text:p>0.088463</text:p>
          </table:table-cell>
          <table:table-cell table:number-columns-repeated="8"/>
        </table:table-row>
        <table:table-row table:style-name="ro1">
          <table:table-cell office:value-type="float" office:value="710.953181" calcext:value-type="float">
            <text:p>710.953181</text:p>
          </table:table-cell>
          <table:table-cell office:value-type="float" office:value="0.085679" calcext:value-type="float">
            <text:p>0.085679</text:p>
          </table:table-cell>
          <table:table-cell table:number-columns-repeated="8"/>
        </table:table-row>
        <table:table-row table:style-name="ro1">
          <table:table-cell office:value-type="float" office:value="707.565702" calcext:value-type="float">
            <text:p>707.565702</text:p>
          </table:table-cell>
          <table:table-cell office:value-type="float" office:value="0.081943" calcext:value-type="float">
            <text:p>0.081943</text:p>
          </table:table-cell>
          <table:table-cell table:number-columns-repeated="8"/>
        </table:table-row>
        <table:table-row table:style-name="ro1">
          <table:table-cell office:value-type="float" office:value="704.196038" calcext:value-type="float">
            <text:p>704.196038</text:p>
          </table:table-cell>
          <table:table-cell office:value-type="float" office:value="0.0774" calcext:value-type="float">
            <text:p>0.0774</text:p>
          </table:table-cell>
          <table:table-cell table:number-columns-repeated="8"/>
        </table:table-row>
        <table:table-row table:style-name="ro1">
          <table:table-cell office:value-type="float" office:value="701.905323" calcext:value-type="float">
            <text:p>701.905323</text:p>
          </table:table-cell>
          <table:table-cell office:value-type="float" office:value="0.072211" calcext:value-type="float">
            <text:p>0.072211</text:p>
          </table:table-cell>
          <table:table-cell table:number-columns-repeated="8"/>
        </table:table-row>
        <table:table-row table:style-name="ro1">
          <table:table-cell office:value-type="float" office:value="696.336207" calcext:value-type="float">
            <text:p>696.336207</text:p>
          </table:table-cell>
          <table:table-cell office:value-type="float" office:value="0.066519" calcext:value-type="float">
            <text:p>0.066519</text:p>
          </table:table-cell>
          <table:table-cell table:number-columns-repeated="8"/>
        </table:table-row>
        <table:table-row table:style-name="ro1">
          <table:table-cell office:value-type="float" office:value="692.96021" calcext:value-type="float">
            <text:p>692.96021</text:p>
          </table:table-cell>
          <table:table-cell office:value-type="float" office:value="0.060174" calcext:value-type="float">
            <text:p>0.060174</text:p>
          </table:table-cell>
          <table:table-cell table:number-columns-repeated="8"/>
        </table:table-row>
        <table:table-row table:style-name="ro1">
          <table:table-cell office:value-type="float" office:value="688.505536" calcext:value-type="float">
            <text:p>688.505536</text:p>
          </table:table-cell>
          <table:table-cell office:value-type="float" office:value="0.053361" calcext:value-type="float">
            <text:p>0.053361</text:p>
          </table:table-cell>
          <table:table-cell table:number-columns-repeated="8"/>
        </table:table-row>
        <table:table-row table:style-name="ro1">
          <table:table-cell office:value-type="float" office:value="686.226551" calcext:value-type="float">
            <text:p>686.226551</text:p>
          </table:table-cell>
          <table:table-cell office:value-type="float" office:value="0.046384" calcext:value-type="float">
            <text:p>0.046384</text:p>
          </table:table-cell>
          <table:table-cell table:number-columns-repeated="8"/>
        </table:table-row>
        <table:table-row table:style-name="ro1">
          <table:table-cell office:value-type="float" office:value="681.107995" calcext:value-type="float">
            <text:p>681.107995</text:p>
          </table:table-cell>
          <table:table-cell office:value-type="float" office:value="0.039503" calcext:value-type="float">
            <text:p>0.039503</text:p>
          </table:table-cell>
          <table:table-cell table:number-columns-repeated="8"/>
        </table:table-row>
        <table:table-row table:style-name="ro1">
          <table:table-cell office:value-type="float" office:value="679.018052" calcext:value-type="float">
            <text:p>679.018052</text:p>
          </table:table-cell>
          <table:table-cell office:value-type="float" office:value="0.03302" calcext:value-type="float">
            <text:p>0.03302</text:p>
          </table:table-cell>
          <table:table-cell table:number-columns-repeated="8"/>
        </table:table-row>
        <table:table-row table:style-name="ro1">
          <table:table-cell office:value-type="float" office:value="675.173587" calcext:value-type="float">
            <text:p>675.173587</text:p>
          </table:table-cell>
          <table:table-cell office:value-type="float" office:value="0.027075" calcext:value-type="float">
            <text:p>0.027075</text:p>
          </table:table-cell>
          <table:table-cell table:number-columns-repeated="8"/>
        </table:table-row>
        <table:table-row table:style-name="ro1">
          <table:table-cell office:value-type="float" office:value="670.639236" calcext:value-type="float">
            <text:p>670.639236</text:p>
          </table:table-cell>
          <table:table-cell office:value-type="float" office:value="0.021972" calcext:value-type="float">
            <text:p>0.021972</text:p>
          </table:table-cell>
          <table:table-cell table:number-columns-repeated="8"/>
        </table:table-row>
        <table:table-row table:style-name="ro1">
          <table:table-cell office:value-type="float" office:value="666.63299" calcext:value-type="float">
            <text:p>666.63299</text:p>
          </table:table-cell>
          <table:table-cell office:value-type="float" office:value="0.017986" calcext:value-type="float">
            <text:p>0.017986</text:p>
          </table:table-cell>
          <table:table-cell table:number-columns-repeated="8"/>
        </table:table-row>
        <table:table-row table:style-name="ro1">
          <table:table-cell office:value-type="float" office:value="664.905002" calcext:value-type="float">
            <text:p>664.905002</text:p>
          </table:table-cell>
          <table:table-cell office:value-type="float" office:value="0.015042" calcext:value-type="float">
            <text:p>0.015042</text:p>
          </table:table-cell>
          <table:table-cell table:number-columns-repeated="8"/>
        </table:table-row>
        <table:table-row table:style-name="ro1">
          <table:table-cell office:value-type="float" office:value="659.322281" calcext:value-type="float">
            <text:p>659.322281</text:p>
          </table:table-cell>
          <table:table-cell office:value-type="float" office:value="0.01309" calcext:value-type="float">
            <text:p>0.01309</text:p>
          </table:table-cell>
          <table:table-cell table:number-columns-repeated="8"/>
        </table:table-row>
        <table:table-row table:style-name="ro1">
          <table:table-cell office:value-type="float" office:value="655.337921" calcext:value-type="float">
            <text:p>655.337921</text:p>
          </table:table-cell>
          <table:table-cell office:value-type="float" office:value="0.012086" calcext:value-type="float">
            <text:p>0.012086</text:p>
          </table:table-cell>
          <table:table-cell table:number-columns-repeated="8"/>
        </table:table-row>
        <table:table-row table:style-name="ro1">
          <table:table-cell office:value-type="float" office:value="651.820053" calcext:value-type="float">
            <text:p>651.820053</text:p>
          </table:table-cell>
          <table:table-cell office:value-type="float" office:value="0.012099" calcext:value-type="float">
            <text:p>0.012099</text:p>
          </table:table-cell>
          <table:table-cell table:number-columns-repeated="8"/>
        </table:table-row>
        <table:table-row table:style-name="ro1">
          <table:table-cell office:value-type="float" office:value="646.946524" calcext:value-type="float">
            <text:p>646.946524</text:p>
          </table:table-cell>
          <table:table-cell office:value-type="float" office:value="0.012938" calcext:value-type="float">
            <text:p>0.012938</text:p>
          </table:table-cell>
          <table:table-cell table:number-columns-repeated="8"/>
        </table:table-row>
        <table:table-row table:style-name="ro1">
          <table:table-cell office:value-type="float" office:value="643.806635" calcext:value-type="float">
            <text:p>643.806635</text:p>
          </table:table-cell>
          <table:table-cell office:value-type="float" office:value="0.014692" calcext:value-type="float">
            <text:p>0.014692</text:p>
          </table:table-cell>
          <table:table-cell table:number-columns-repeated="8"/>
        </table:table-row>
        <table:table-row table:style-name="ro1">
          <table:table-cell office:value-type="float" office:value="639.428933" calcext:value-type="float">
            <text:p>639.428933</text:p>
          </table:table-cell>
          <table:table-cell office:value-type="float" office:value="0.017545" calcext:value-type="float">
            <text:p>0.017545</text:p>
          </table:table-cell>
          <table:table-cell table:number-columns-repeated="8"/>
        </table:table-row>
        <table:table-row table:style-name="ro1">
          <table:table-cell office:value-type="float" office:value="635.94571" calcext:value-type="float">
            <text:p>635.94571</text:p>
          </table:table-cell>
          <table:table-cell office:value-type="float" office:value="0.021157" calcext:value-type="float">
            <text:p>0.021157</text:p>
          </table:table-cell>
          <table:table-cell table:number-columns-repeated="8"/>
        </table:table-row>
        <table:table-row table:style-name="ro1">
          <table:table-cell office:value-type="float" office:value="633.558201" calcext:value-type="float">
            <text:p>633.558201</text:p>
          </table:table-cell>
          <table:table-cell office:value-type="float" office:value="0.025542" calcext:value-type="float">
            <text:p>0.025542</text:p>
          </table:table-cell>
          <table:table-cell table:number-columns-repeated="8"/>
        </table:table-row>
        <table:table-row table:style-name="ro1">
          <table:table-cell office:value-type="float" office:value="628.022271" calcext:value-type="float">
            <text:p>628.022271</text:p>
          </table:table-cell>
          <table:table-cell office:value-type="float" office:value="0.030482" calcext:value-type="float">
            <text:p>0.030482</text:p>
          </table:table-cell>
          <table:table-cell table:number-columns-repeated="8"/>
        </table:table-row>
        <table:table-row table:style-name="ro1">
          <table:table-cell office:value-type="float" office:value="625.865418" calcext:value-type="float">
            <text:p>625.865418</text:p>
          </table:table-cell>
          <table:table-cell office:value-type="float" office:value="0.036046" calcext:value-type="float">
            <text:p>0.036046</text:p>
          </table:table-cell>
          <table:table-cell table:number-columns-repeated="8"/>
        </table:table-row>
        <table:table-row table:style-name="ro1">
          <table:table-cell office:value-type="float" office:value="620.296679" calcext:value-type="float">
            <text:p>620.296679</text:p>
          </table:table-cell>
          <table:table-cell office:value-type="float" office:value="0.042351" calcext:value-type="float">
            <text:p>0.042351</text:p>
          </table:table-cell>
          <table:table-cell table:number-columns-repeated="8"/>
        </table:table-row>
        <table:table-row table:style-name="ro1">
          <table:table-cell office:value-type="float" office:value="617.899041" calcext:value-type="float">
            <text:p>617.899041</text:p>
          </table:table-cell>
          <table:table-cell office:value-type="float" office:value="0.048629" calcext:value-type="float">
            <text:p>0.048629</text:p>
          </table:table-cell>
          <table:table-cell table:number-columns-repeated="8"/>
        </table:table-row>
        <table:table-row table:style-name="ro1">
          <table:table-cell office:value-type="float" office:value="614.689783" calcext:value-type="float">
            <text:p>614.689783</text:p>
          </table:table-cell>
          <table:table-cell office:value-type="float" office:value="0.05483" calcext:value-type="float">
            <text:p>0.05483</text:p>
          </table:table-cell>
          <table:table-cell table:number-columns-repeated="8"/>
        </table:table-row>
        <table:table-row table:style-name="ro1">
          <table:table-cell office:value-type="float" office:value="610.105635" calcext:value-type="float">
            <text:p>610.105635</text:p>
          </table:table-cell>
          <table:table-cell office:value-type="float" office:value="0.0608" calcext:value-type="float">
            <text:p>0.0608</text:p>
          </table:table-cell>
          <table:table-cell table:number-columns-repeated="8"/>
        </table:table-row>
        <table:table-row table:style-name="ro1">
          <table:table-cell office:value-type="float" office:value="606.722362" calcext:value-type="float">
            <text:p>606.722362</text:p>
          </table:table-cell>
          <table:table-cell office:value-type="float" office:value="0.066565" calcext:value-type="float">
            <text:p>0.066565</text:p>
          </table:table-cell>
          <table:table-cell table:number-columns-repeated="8"/>
        </table:table-row>
        <table:table-row table:style-name="ro1">
          <table:table-cell office:value-type="float" office:value="603.294337" calcext:value-type="float">
            <text:p>603.294337</text:p>
          </table:table-cell>
          <table:table-cell office:value-type="float" office:value="0.071798" calcext:value-type="float">
            <text:p>0.071798</text:p>
          </table:table-cell>
          <table:table-cell table:number-columns-repeated="8"/>
        </table:table-row>
        <table:table-row table:style-name="ro1">
          <table:table-cell office:value-type="float" office:value="599.90145" calcext:value-type="float">
            <text:p>599.90145</text:p>
          </table:table-cell>
          <table:table-cell office:value-type="float" office:value="0.076505" calcext:value-type="float">
            <text:p>0.076505</text:p>
          </table:table-cell>
          <table:table-cell table:number-columns-repeated="8"/>
        </table:table-row>
        <table:table-row table:style-name="ro1">
          <table:table-cell office:value-type="float" office:value="595.294189" calcext:value-type="float">
            <text:p>595.294189</text:p>
          </table:table-cell>
          <table:table-cell office:value-type="float" office:value="0.080833" calcext:value-type="float">
            <text:p>0.080833</text:p>
          </table:table-cell>
          <table:table-cell table:number-columns-repeated="8"/>
        </table:table-row>
        <table:table-row table:style-name="ro1">
          <table:table-cell office:value-type="float" office:value="591.94838" calcext:value-type="float">
            <text:p>591.94838</text:p>
          </table:table-cell>
          <table:table-cell office:value-type="float" office:value="0.084429" calcext:value-type="float">
            <text:p>0.084429</text:p>
          </table:table-cell>
          <table:table-cell table:number-columns-repeated="8"/>
        </table:table-row>
        <table:table-row table:style-name="ro1">
          <table:table-cell office:value-type="float" office:value="587.798203" calcext:value-type="float">
            <text:p>587.798203</text:p>
          </table:table-cell>
          <table:table-cell office:value-type="float" office:value="0.087414" calcext:value-type="float">
            <text:p>0.087414</text:p>
          </table:table-cell>
          <table:table-cell table:number-columns-repeated="8"/>
        </table:table-row>
        <table:table-row table:style-name="ro1">
          <table:table-cell office:value-type="float" office:value="584.38554" calcext:value-type="float">
            <text:p>584.38554</text:p>
          </table:table-cell>
          <table:table-cell office:value-type="float" office:value="0.090005" calcext:value-type="float">
            <text:p>0.090005</text:p>
          </table:table-cell>
          <table:table-cell table:number-columns-repeated="8"/>
        </table:table-row>
        <table:table-row table:style-name="ro1">
          <table:table-cell office:value-type="float" office:value="581.267962" calcext:value-type="float">
            <text:p>581.267962</text:p>
          </table:table-cell>
          <table:table-cell office:value-type="float" office:value="0.091946" calcext:value-type="float">
            <text:p>0.091946</text:p>
          </table:table-cell>
          <table:table-cell table:number-columns-repeated="8"/>
        </table:table-row>
        <table:table-row table:style-name="ro1">
          <table:table-cell office:value-type="float" office:value="577.327917" calcext:value-type="float">
            <text:p>577.327917</text:p>
          </table:table-cell>
          <table:table-cell office:value-type="float" office:value="0.09315" calcext:value-type="float">
            <text:p>0.09315</text:p>
          </table:table-cell>
          <table:table-cell table:number-columns-repeated="8"/>
        </table:table-row>
        <table:table-row table:style-name="ro1">
          <table:table-cell office:value-type="float" office:value="573.226482" calcext:value-type="float">
            <text:p>573.226482</text:p>
          </table:table-cell>
          <table:table-cell office:value-type="float" office:value="0.093663" calcext:value-type="float">
            <text:p>0.093663</text:p>
          </table:table-cell>
          <table:table-cell table:number-columns-repeated="8"/>
        </table:table-row>
        <table:table-row table:style-name="ro1">
          <table:table-cell office:value-type="float" office:value="570.285302" calcext:value-type="float">
            <text:p>570.285302</text:p>
          </table:table-cell>
          <table:table-cell office:value-type="float" office:value="0.093481" calcext:value-type="float">
            <text:p>0.093481</text:p>
          </table:table-cell>
          <table:table-cell table:number-columns-repeated="8"/>
        </table:table-row>
        <table:table-row table:style-name="ro1">
          <table:table-cell office:value-type="float" office:value="566.333052" calcext:value-type="float">
            <text:p>566.333052</text:p>
          </table:table-cell>
          <table:table-cell office:value-type="float" office:value="0.092804" calcext:value-type="float">
            <text:p>0.092804</text:p>
          </table:table-cell>
          <table:table-cell table:number-columns-repeated="8"/>
        </table:table-row>
        <table:table-row table:style-name="ro1">
          <table:table-cell office:value-type="float" office:value="561.827538" calcext:value-type="float">
            <text:p>561.827538</text:p>
          </table:table-cell>
          <table:table-cell office:value-type="float" office:value="0.091151" calcext:value-type="float">
            <text:p>0.091151</text:p>
          </table:table-cell>
          <table:table-cell table:number-columns-repeated="8"/>
        </table:table-row>
        <table:table-row table:style-name="ro1">
          <table:table-cell office:value-type="float" office:value="559.013889" calcext:value-type="float">
            <text:p>559.013889</text:p>
          </table:table-cell>
          <table:table-cell office:value-type="float" office:value="0.088665" calcext:value-type="float">
            <text:p>0.088665</text:p>
          </table:table-cell>
          <table:table-cell table:number-columns-repeated="8"/>
        </table:table-row>
        <table:table-row table:style-name="ro1">
          <table:table-cell office:value-type="float" office:value="555.162835" calcext:value-type="float">
            <text:p>555.162835</text:p>
          </table:table-cell>
          <table:table-cell office:value-type="float" office:value="0.085442" calcext:value-type="float">
            <text:p>0.085442</text:p>
          </table:table-cell>
          <table:table-cell table:number-columns-repeated="8"/>
        </table:table-row>
        <table:table-row table:style-name="ro1">
          <table:table-cell office:value-type="float" office:value="551.114046" calcext:value-type="float">
            <text:p>551.114046</text:p>
          </table:table-cell>
          <table:table-cell office:value-type="float" office:value="0.081649" calcext:value-type="float">
            <text:p>0.081649</text:p>
          </table:table-cell>
          <table:table-cell table:number-columns-repeated="8"/>
        </table:table-row>
        <table:table-row table:style-name="ro1">
          <table:table-cell office:value-type="float" office:value="548.026923" calcext:value-type="float">
            <text:p>548.026923</text:p>
          </table:table-cell>
          <table:table-cell office:value-type="float" office:value="0.076751" calcext:value-type="float">
            <text:p>0.076751</text:p>
          </table:table-cell>
          <table:table-cell table:number-columns-repeated="8"/>
        </table:table-row>
        <table:table-row table:style-name="ro1">
          <table:table-cell office:value-type="float" office:value="543.382863" calcext:value-type="float">
            <text:p>543.382863</text:p>
          </table:table-cell>
          <table:table-cell office:value-type="float" office:value="0.071522" calcext:value-type="float">
            <text:p>0.071522</text:p>
          </table:table-cell>
          <table:table-cell table:number-columns-repeated="8"/>
        </table:table-row>
        <table:table-row table:style-name="ro1">
          <table:table-cell office:value-type="float" office:value="539.758338" calcext:value-type="float">
            <text:p>539.758338</text:p>
          </table:table-cell>
          <table:table-cell office:value-type="float" office:value="0.065459" calcext:value-type="float">
            <text:p>0.065459</text:p>
          </table:table-cell>
          <table:table-cell table:number-columns-repeated="8"/>
        </table:table-row>
        <table:table-row table:style-name="ro1">
          <table:table-cell office:value-type="float" office:value="536.029787" calcext:value-type="float">
            <text:p>536.029787</text:p>
          </table:table-cell>
          <table:table-cell office:value-type="float" office:value="0.058817" calcext:value-type="float">
            <text:p>0.058817</text:p>
          </table:table-cell>
          <table:table-cell table:number-columns-repeated="8"/>
        </table:table-row>
        <table:table-row table:style-name="ro1">
          <table:table-cell office:value-type="float" office:value="532.431702" calcext:value-type="float">
            <text:p>532.431702</text:p>
          </table:table-cell>
          <table:table-cell office:value-type="float" office:value="0.05184" calcext:value-type="float">
            <text:p>0.05184</text:p>
          </table:table-cell>
          <table:table-cell table:number-columns-repeated="8"/>
        </table:table-row>
        <table:table-row table:style-name="ro1">
          <table:table-cell office:value-type="float" office:value="528.102021" calcext:value-type="float">
            <text:p>528.102021</text:p>
          </table:table-cell>
          <table:table-cell office:value-type="float" office:value="0.044977" calcext:value-type="float">
            <text:p>0.044977</text:p>
          </table:table-cell>
          <table:table-cell table:number-columns-repeated="8"/>
        </table:table-row>
        <table:table-row table:style-name="ro1">
          <table:table-cell office:value-type="float" office:value="524.591926" calcext:value-type="float">
            <text:p>524.591926</text:p>
          </table:table-cell>
          <table:table-cell office:value-type="float" office:value="0.037975" calcext:value-type="float">
            <text:p>0.037975</text:p>
          </table:table-cell>
          <table:table-cell table:number-columns-repeated="8"/>
        </table:table-row>
        <table:table-row table:style-name="ro1">
          <table:table-cell office:value-type="float" office:value="521.314262" calcext:value-type="float">
            <text:p>521.314262</text:p>
          </table:table-cell>
          <table:table-cell office:value-type="float" office:value="0.031428" calcext:value-type="float">
            <text:p>0.031428</text:p>
          </table:table-cell>
          <table:table-cell table:number-columns-repeated="8"/>
        </table:table-row>
        <table:table-row table:style-name="ro1">
          <table:table-cell office:value-type="float" office:value="517.309057" calcext:value-type="float">
            <text:p>517.309057</text:p>
          </table:table-cell>
          <table:table-cell office:value-type="float" office:value="0.025748" calcext:value-type="float">
            <text:p>0.025748</text:p>
          </table:table-cell>
          <table:table-cell table:number-columns-repeated="8"/>
        </table:table-row>
        <table:table-row table:style-name="ro1">
          <table:table-cell office:value-type="float" office:value="513.59339" calcext:value-type="float">
            <text:p>513.59339</text:p>
          </table:table-cell>
          <table:table-cell office:value-type="float" office:value="0.021102" calcext:value-type="float">
            <text:p>0.021102</text:p>
          </table:table-cell>
          <table:table-cell table:number-columns-repeated="8"/>
        </table:table-row>
        <table:table-row table:style-name="ro1">
          <table:table-cell office:value-type="float" office:value="510.34216" calcext:value-type="float">
            <text:p>510.34216</text:p>
          </table:table-cell>
          <table:table-cell office:value-type="float" office:value="0.017415" calcext:value-type="float">
            <text:p>0.017415</text:p>
          </table:table-cell>
          <table:table-cell table:number-columns-repeated="8"/>
        </table:table-row>
        <table:table-row table:style-name="ro1">
          <table:table-cell office:value-type="float" office:value="506.046246" calcext:value-type="float">
            <text:p>506.046246</text:p>
          </table:table-cell>
          <table:table-cell office:value-type="float" office:value="0.014749" calcext:value-type="float">
            <text:p>0.014749</text:p>
          </table:table-cell>
          <table:table-cell table:number-columns-repeated="8"/>
        </table:table-row>
        <table:table-row table:style-name="ro1">
          <table:table-cell office:value-type="float" office:value="502.965015" calcext:value-type="float">
            <text:p>502.965015</text:p>
          </table:table-cell>
          <table:table-cell office:value-type="float" office:value="0.013004" calcext:value-type="float">
            <text:p>0.013004</text:p>
          </table:table-cell>
          <table:table-cell table:number-columns-repeated="8"/>
        </table:table-row>
        <table:table-row table:style-name="ro1">
          <table:table-cell office:value-type="float" office:value="499.609507" calcext:value-type="float">
            <text:p>499.609507</text:p>
          </table:table-cell>
          <table:table-cell office:value-type="float" office:value="0.012187" calcext:value-type="float">
            <text:p>0.012187</text:p>
          </table:table-cell>
          <table:table-cell table:number-columns-repeated="8"/>
        </table:table-row>
        <table:table-row table:style-name="ro1">
          <table:table-cell office:value-type="float" office:value="495.83223" calcext:value-type="float">
            <text:p>495.83223</text:p>
          </table:table-cell>
          <table:table-cell office:value-type="float" office:value="0.012234" calcext:value-type="float">
            <text:p>0.012234</text:p>
          </table:table-cell>
          <table:table-cell table:number-columns-repeated="8"/>
        </table:table-row>
        <table:table-row table:style-name="ro1">
          <table:table-cell office:value-type="float" office:value="491.890311" calcext:value-type="float">
            <text:p>491.890311</text:p>
          </table:table-cell>
          <table:table-cell office:value-type="float" office:value="0.013218" calcext:value-type="float">
            <text:p>0.013218</text:p>
          </table:table-cell>
          <table:table-cell table:number-columns-repeated="8"/>
        </table:table-row>
        <table:table-row table:style-name="ro1">
          <table:table-cell office:value-type="float" office:value="488.655849" calcext:value-type="float">
            <text:p>488.655849</text:p>
          </table:table-cell>
          <table:table-cell office:value-type="float" office:value="0.015013" calcext:value-type="float">
            <text:p>0.015013</text:p>
          </table:table-cell>
          <table:table-cell table:number-columns-repeated="8"/>
        </table:table-row>
        <table:table-row table:style-name="ro1">
          <table:table-cell office:value-type="float" office:value="487.711253" calcext:value-type="float">
            <text:p>487.711253</text:p>
          </table:table-cell>
          <table:table-cell office:value-type="float" office:value="0.017764" calcext:value-type="float">
            <text:p>0.017764</text:p>
          </table:table-cell>
          <table:table-cell table:number-columns-repeated="8"/>
        </table:table-row>
        <table:table-row table:style-name="ro1">
          <table:table-cell office:value-type="float" office:value="481.024394" calcext:value-type="float">
            <text:p>481.024394</text:p>
          </table:table-cell>
          <table:table-cell office:value-type="float" office:value="0.021558" calcext:value-type="float">
            <text:p>0.021558</text:p>
          </table:table-cell>
          <table:table-cell table:number-columns-repeated="8"/>
        </table:table-row>
        <table:table-row table:style-name="ro1">
          <table:table-cell office:value-type="float" office:value="477.242422" calcext:value-type="float">
            <text:p>477.242422</text:p>
          </table:table-cell>
          <table:table-cell office:value-type="float" office:value="0.026202" calcext:value-type="float">
            <text:p>0.026202</text:p>
          </table:table-cell>
          <table:table-cell table:number-columns-repeated="8"/>
        </table:table-row>
        <table:table-row table:style-name="ro1">
          <table:table-cell office:value-type="float" office:value="474.157784" calcext:value-type="float">
            <text:p>474.157784</text:p>
          </table:table-cell>
          <table:table-cell office:value-type="float" office:value="0.031573" calcext:value-type="float">
            <text:p>0.031573</text:p>
          </table:table-cell>
          <table:table-cell table:number-columns-repeated="8"/>
        </table:table-row>
        <table:table-row table:style-name="ro1">
          <table:table-cell office:value-type="float" office:value="468.501168" calcext:value-type="float">
            <text:p>468.501168</text:p>
          </table:table-cell>
          <table:table-cell office:value-type="float" office:value="0.037467" calcext:value-type="float">
            <text:p>0.037467</text:p>
          </table:table-cell>
          <table:table-cell table:number-columns-repeated="8"/>
        </table:table-row>
        <table:table-row table:style-name="ro1">
          <table:table-cell office:value-type="float" office:value="467.088226" calcext:value-type="float">
            <text:p>467.088226</text:p>
          </table:table-cell>
          <table:table-cell office:value-type="float" office:value="0.044073" calcext:value-type="float">
            <text:p>0.044073</text:p>
          </table:table-cell>
          <table:table-cell table:number-columns-repeated="8"/>
        </table:table-row>
        <table:table-row table:style-name="ro1">
          <table:table-cell office:value-type="float" office:value="461.52944" calcext:value-type="float">
            <text:p>461.52944</text:p>
          </table:table-cell>
          <table:table-cell office:value-type="float" office:value="0.050573" calcext:value-type="float">
            <text:p>0.050573</text:p>
          </table:table-cell>
          <table:table-cell table:number-columns-repeated="8"/>
        </table:table-row>
        <table:table-row table:style-name="ro1">
          <table:table-cell office:value-type="float" office:value="458.099181" calcext:value-type="float">
            <text:p>458.099181</text:p>
          </table:table-cell>
          <table:table-cell office:value-type="float" office:value="0.056549" calcext:value-type="float">
            <text:p>0.056549</text:p>
          </table:table-cell>
          <table:table-cell table:number-columns-repeated="8"/>
        </table:table-row>
        <table:table-row table:style-name="ro1">
          <table:table-cell office:value-type="float" office:value="453.921528" calcext:value-type="float">
            <text:p>453.921528</text:p>
          </table:table-cell>
          <table:table-cell office:value-type="float" office:value="0.06209" calcext:value-type="float">
            <text:p>0.06209</text:p>
          </table:table-cell>
          <table:table-cell table:number-columns-repeated="8"/>
        </table:table-row>
        <table:table-row table:style-name="ro1">
          <table:table-cell office:value-type="float" office:value="450.981277" calcext:value-type="float">
            <text:p>450.981277</text:p>
          </table:table-cell>
          <table:table-cell office:value-type="float" office:value="0.067479" calcext:value-type="float">
            <text:p>0.067479</text:p>
          </table:table-cell>
          <table:table-cell table:number-columns-repeated="8"/>
        </table:table-row>
        <table:table-row table:style-name="ro1">
          <table:table-cell office:value-type="float" office:value="446.558299" calcext:value-type="float">
            <text:p>446.558299</text:p>
          </table:table-cell>
          <table:table-cell office:value-type="float" office:value="0.072683" calcext:value-type="float">
            <text:p>0.072683</text:p>
          </table:table-cell>
          <table:table-cell table:number-columns-repeated="8"/>
        </table:table-row>
        <table:table-row table:style-name="ro1">
          <table:table-cell office:value-type="float" office:value="443.617437" calcext:value-type="float">
            <text:p>443.617437</text:p>
          </table:table-cell>
          <table:table-cell office:value-type="float" office:value="0.077288" calcext:value-type="float">
            <text:p>0.077288</text:p>
          </table:table-cell>
          <table:table-cell table:number-columns-repeated="8"/>
        </table:table-row>
        <table:table-row table:style-name="ro1">
          <table:table-cell office:value-type="float" office:value="440.25863" calcext:value-type="float">
            <text:p>440.25863</text:p>
          </table:table-cell>
          <table:table-cell office:value-type="float" office:value="0.08112" calcext:value-type="float">
            <text:p>0.08112</text:p>
          </table:table-cell>
          <table:table-cell table:number-columns-repeated="8"/>
        </table:table-row>
        <table:table-row table:style-name="ro1">
          <table:table-cell office:value-type="float" office:value="436.548902" calcext:value-type="float">
            <text:p>436.548902</text:p>
          </table:table-cell>
          <table:table-cell office:value-type="float" office:value="0.084745" calcext:value-type="float">
            <text:p>0.084745</text:p>
          </table:table-cell>
          <table:table-cell table:number-columns-repeated="8"/>
        </table:table-row>
        <table:table-row table:style-name="ro1">
          <table:table-cell office:value-type="float" office:value="432.758651" calcext:value-type="float">
            <text:p>432.758651</text:p>
          </table:table-cell>
          <table:table-cell office:value-type="float" office:value="0.087729" calcext:value-type="float">
            <text:p>0.087729</text:p>
          </table:table-cell>
          <table:table-cell table:number-columns-repeated="8"/>
        </table:table-row>
        <table:table-row table:style-name="ro1">
          <table:table-cell office:value-type="float" office:value="430.38195" calcext:value-type="float">
            <text:p>430.38195</text:p>
          </table:table-cell>
          <table:table-cell office:value-type="float" office:value="0.090052" calcext:value-type="float">
            <text:p>0.090052</text:p>
          </table:table-cell>
          <table:table-cell table:number-columns-repeated="8"/>
        </table:table-row>
        <table:table-row table:style-name="ro1">
          <table:table-cell office:value-type="float" office:value="427.104092" calcext:value-type="float">
            <text:p>427.104092</text:p>
          </table:table-cell>
          <table:table-cell office:value-type="float" office:value="0.091774" calcext:value-type="float">
            <text:p>0.091774</text:p>
          </table:table-cell>
          <table:table-cell table:number-columns-repeated="8"/>
        </table:table-row>
        <table:table-row table:style-name="ro1">
          <table:table-cell office:value-type="float" office:value="422.311177" calcext:value-type="float">
            <text:p>422.311177</text:p>
          </table:table-cell>
          <table:table-cell office:value-type="float" office:value="0.092851" calcext:value-type="float">
            <text:p>0.092851</text:p>
          </table:table-cell>
          <table:table-cell table:number-columns-repeated="8"/>
        </table:table-row>
        <table:table-row table:style-name="ro1">
          <table:table-cell office:value-type="float" office:value="418.235169" calcext:value-type="float">
            <text:p>418.235169</text:p>
          </table:table-cell>
          <table:table-cell office:value-type="float" office:value="0.093278" calcext:value-type="float">
            <text:p>0.093278</text:p>
          </table:table-cell>
          <table:table-cell table:number-columns-repeated="8"/>
        </table:table-row>
        <table:table-row table:style-name="ro1">
          <table:table-cell office:value-type="float" office:value="414.2285" calcext:value-type="float">
            <text:p>414.2285</text:p>
          </table:table-cell>
          <table:table-cell office:value-type="float" office:value="0.093122" calcext:value-type="float">
            <text:p>0.093122</text:p>
          </table:table-cell>
          <table:table-cell table:number-columns-repeated="8"/>
        </table:table-row>
        <table:table-row table:style-name="ro1">
          <table:table-cell office:value-type="float" office:value="410.799675" calcext:value-type="float">
            <text:p>410.799675</text:p>
          </table:table-cell>
          <table:table-cell office:value-type="float" office:value="0.092333" calcext:value-type="float">
            <text:p>0.092333</text:p>
          </table:table-cell>
          <table:table-cell table:number-columns-repeated="8"/>
        </table:table-row>
        <table:table-row table:style-name="ro1">
          <table:table-cell office:value-type="float" office:value="406.145495" calcext:value-type="float">
            <text:p>406.145495</text:p>
          </table:table-cell>
          <table:table-cell office:value-type="float" office:value="0.090626" calcext:value-type="float">
            <text:p>0.090626</text:p>
          </table:table-cell>
          <table:table-cell table:number-columns-repeated="8"/>
        </table:table-row>
        <table:table-row table:style-name="ro1">
          <table:table-cell office:value-type="float" office:value="402.801633" calcext:value-type="float">
            <text:p>402.801633</text:p>
          </table:table-cell>
          <table:table-cell office:value-type="float" office:value="0.087989" calcext:value-type="float">
            <text:p>0.087989</text:p>
          </table:table-cell>
          <table:table-cell table:number-columns-repeated="8"/>
        </table:table-row>
        <table:table-row table:style-name="ro1">
          <table:table-cell office:value-type="float" office:value="399.462388" calcext:value-type="float">
            <text:p>399.462388</text:p>
          </table:table-cell>
          <table:table-cell office:value-type="float" office:value="0.084861" calcext:value-type="float">
            <text:p>0.084861</text:p>
          </table:table-cell>
          <table:table-cell table:number-columns-repeated="8"/>
        </table:table-row>
        <table:table-row table:style-name="ro1">
          <table:table-cell office:value-type="float" office:value="395.916471" calcext:value-type="float">
            <text:p>395.916471</text:p>
          </table:table-cell>
          <table:table-cell office:value-type="float" office:value="0.080847" calcext:value-type="float">
            <text:p>0.080847</text:p>
          </table:table-cell>
          <table:table-cell table:number-columns-repeated="8"/>
        </table:table-row>
        <table:table-row table:style-name="ro1">
          <table:table-cell office:value-type="float" office:value="391.859936" calcext:value-type="float">
            <text:p>391.859936</text:p>
          </table:table-cell>
          <table:table-cell office:value-type="float" office:value="0.076013" calcext:value-type="float">
            <text:p>0.076013</text:p>
          </table:table-cell>
          <table:table-cell table:number-columns-repeated="8"/>
        </table:table-row>
        <table:table-row table:style-name="ro1">
          <table:table-cell office:value-type="float" office:value="387.299409" calcext:value-type="float">
            <text:p>387.299409</text:p>
          </table:table-cell>
          <table:table-cell office:value-type="float" office:value="0.070253" calcext:value-type="float">
            <text:p>0.070253</text:p>
          </table:table-cell>
          <table:table-cell table:number-columns-repeated="8"/>
        </table:table-row>
        <table:table-row table:style-name="ro1">
          <table:table-cell office:value-type="float" office:value="385.437392" calcext:value-type="float">
            <text:p>385.437392</text:p>
          </table:table-cell>
          <table:table-cell office:value-type="float" office:value="0.063996" calcext:value-type="float">
            <text:p>0.063996</text:p>
          </table:table-cell>
          <table:table-cell table:number-columns-repeated="8"/>
        </table:table-row>
        <table:table-row table:style-name="ro1">
          <table:table-cell office:value-type="float" office:value="379.795005" calcext:value-type="float">
            <text:p>379.795005</text:p>
          </table:table-cell>
          <table:table-cell office:value-type="float" office:value="0.057487" calcext:value-type="float">
            <text:p>0.057487</text:p>
          </table:table-cell>
          <table:table-cell table:number-columns-repeated="8"/>
        </table:table-row>
        <table:table-row table:style-name="ro1">
          <table:table-cell office:value-type="float" office:value="376.301796" calcext:value-type="float">
            <text:p>376.301796</text:p>
          </table:table-cell>
          <table:table-cell office:value-type="float" office:value="0.050255" calcext:value-type="float">
            <text:p>0.050255</text:p>
          </table:table-cell>
          <table:table-cell table:number-columns-repeated="8"/>
        </table:table-row>
        <table:table-row table:style-name="ro1">
          <table:table-cell office:value-type="float" office:value="372.3749" calcext:value-type="float">
            <text:p>372.3749</text:p>
          </table:table-cell>
          <table:table-cell office:value-type="float" office:value="0.043061" calcext:value-type="float">
            <text:p>0.043061</text:p>
          </table:table-cell>
          <table:table-cell table:number-columns-repeated="8"/>
        </table:table-row>
        <table:table-row table:style-name="ro1">
          <table:table-cell office:value-type="float" office:value="367.601043" calcext:value-type="float">
            <text:p>367.601043</text:p>
          </table:table-cell>
          <table:table-cell office:value-type="float" office:value="0.036268" calcext:value-type="float">
            <text:p>0.036268</text:p>
          </table:table-cell>
          <table:table-cell table:number-columns-repeated="8"/>
        </table:table-row>
        <table:table-row table:style-name="ro1">
          <table:table-cell office:value-type="float" office:value="364.819967" calcext:value-type="float">
            <text:p>364.819967</text:p>
          </table:table-cell>
          <table:table-cell office:value-type="float" office:value="0.030114" calcext:value-type="float">
            <text:p>0.030114</text:p>
          </table:table-cell>
          <table:table-cell table:number-columns-repeated="8"/>
        </table:table-row>
        <table:table-row table:style-name="ro1">
          <table:table-cell office:value-type="float" office:value="361.42979" calcext:value-type="float">
            <text:p>361.42979</text:p>
          </table:table-cell>
          <table:table-cell office:value-type="float" office:value="0.024393" calcext:value-type="float">
            <text:p>0.024393</text:p>
          </table:table-cell>
          <table:table-cell table:number-columns-repeated="8"/>
        </table:table-row>
        <table:table-row table:style-name="ro1">
          <table:table-cell office:value-type="float" office:value="357.497562" calcext:value-type="float">
            <text:p>357.497562</text:p>
          </table:table-cell>
          <table:table-cell office:value-type="float" office:value="0.019761" calcext:value-type="float">
            <text:p>0.019761</text:p>
          </table:table-cell>
          <table:table-cell table:number-columns-repeated="8"/>
        </table:table-row>
        <table:table-row table:style-name="ro1">
          <table:table-cell office:value-type="float" office:value="353.79104" calcext:value-type="float">
            <text:p>353.79104</text:p>
          </table:table-cell>
          <table:table-cell office:value-type="float" office:value="0.016326" calcext:value-type="float">
            <text:p>0.016326</text:p>
          </table:table-cell>
          <table:table-cell table:number-columns-repeated="8"/>
        </table:table-row>
        <table:table-row table:style-name="ro1">
          <table:table-cell office:value-type="float" office:value="350.054526" calcext:value-type="float">
            <text:p>350.054526</text:p>
          </table:table-cell>
          <table:table-cell office:value-type="float" office:value="0.013939" calcext:value-type="float">
            <text:p>0.013939</text:p>
          </table:table-cell>
          <table:table-cell table:number-columns-repeated="8"/>
        </table:table-row>
        <table:table-row table:style-name="ro1">
          <table:table-cell office:value-type="float" office:value="347.026838" calcext:value-type="float">
            <text:p>347.026838</text:p>
          </table:table-cell>
          <table:table-cell office:value-type="float" office:value="0.012485" calcext:value-type="float">
            <text:p>0.012485</text:p>
          </table:table-cell>
          <table:table-cell table:number-columns-repeated="8"/>
        </table:table-row>
        <table:table-row table:style-name="ro1">
          <table:table-cell office:value-type="float" office:value="342.30162" calcext:value-type="float">
            <text:p>342.30162</text:p>
          </table:table-cell>
          <table:table-cell office:value-type="float" office:value="0.01197" calcext:value-type="float">
            <text:p>0.01197</text:p>
          </table:table-cell>
          <table:table-cell table:number-columns-repeated="8"/>
        </table:table-row>
        <table:table-row table:style-name="ro1">
          <table:table-cell office:value-type="float" office:value="341.1262" calcext:value-type="float">
            <text:p>341.1262</text:p>
          </table:table-cell>
          <table:table-cell office:value-type="float" office:value="0.012271" calcext:value-type="float">
            <text:p>0.012271</text:p>
          </table:table-cell>
          <table:table-cell table:number-columns-repeated="8"/>
        </table:table-row>
        <table:table-row table:style-name="ro1">
          <table:table-cell office:value-type="float" office:value="336.765534" calcext:value-type="float">
            <text:p>336.765534</text:p>
          </table:table-cell>
          <table:table-cell office:value-type="float" office:value="0.013422" calcext:value-type="float">
            <text:p>0.013422</text:p>
          </table:table-cell>
          <table:table-cell table:number-columns-repeated="8"/>
        </table:table-row>
        <table:table-row table:style-name="ro1">
          <table:table-cell office:value-type="float" office:value="333.25597" calcext:value-type="float">
            <text:p>333.25597</text:p>
          </table:table-cell>
          <table:table-cell office:value-type="float" office:value="0.015433" calcext:value-type="float">
            <text:p>0.015433</text:p>
          </table:table-cell>
          <table:table-cell table:number-columns-repeated="8"/>
        </table:table-row>
        <table:table-row table:style-name="ro1">
          <table:table-cell office:value-type="float" office:value="328.045784" calcext:value-type="float">
            <text:p>328.045784</text:p>
          </table:table-cell>
          <table:table-cell office:value-type="float" office:value="0.018447" calcext:value-type="float">
            <text:p>0.018447</text:p>
          </table:table-cell>
          <table:table-cell table:number-columns-repeated="8"/>
        </table:table-row>
        <table:table-row table:style-name="ro1">
          <table:table-cell office:value-type="float" office:value="323.583894" calcext:value-type="float">
            <text:p>323.583894</text:p>
          </table:table-cell>
          <table:table-cell office:value-type="float" office:value="0.022323" calcext:value-type="float">
            <text:p>0.022323</text:p>
          </table:table-cell>
          <table:table-cell table:number-columns-repeated="8"/>
        </table:table-row>
        <table:table-row table:style-name="ro1">
          <table:table-cell office:value-type="float" office:value="320.235543" calcext:value-type="float">
            <text:p>320.235543</text:p>
          </table:table-cell>
          <table:table-cell office:value-type="float" office:value="0.027115" calcext:value-type="float">
            <text:p>0.027115</text:p>
          </table:table-cell>
          <table:table-cell table:number-columns-repeated="8"/>
        </table:table-row>
        <table:table-row table:style-name="ro1">
          <table:table-cell office:value-type="float" office:value="316.955562" calcext:value-type="float">
            <text:p>316.955562</text:p>
          </table:table-cell>
          <table:table-cell office:value-type="float" office:value="0.0328" calcext:value-type="float">
            <text:p>0.0328</text:p>
          </table:table-cell>
          <table:table-cell table:number-columns-repeated="8"/>
        </table:table-row>
        <table:table-row table:style-name="ro1">
          <table:table-cell office:value-type="float" office:value="312.276881" calcext:value-type="float">
            <text:p>312.276881</text:p>
          </table:table-cell>
          <table:table-cell office:value-type="float" office:value="0.038825" calcext:value-type="float">
            <text:p>0.038825</text:p>
          </table:table-cell>
          <table:table-cell table:number-columns-repeated="8"/>
        </table:table-row>
        <table:table-row table:style-name="ro1">
          <table:table-cell office:value-type="float" office:value="309.135763" calcext:value-type="float">
            <text:p>309.135763</text:p>
          </table:table-cell>
          <table:table-cell office:value-type="float" office:value="0.045161" calcext:value-type="float">
            <text:p>0.045161</text:p>
          </table:table-cell>
          <table:table-cell table:number-columns-repeated="8"/>
        </table:table-row>
        <table:table-row table:style-name="ro1">
          <table:table-cell office:value-type="float" office:value="305.280866" calcext:value-type="float">
            <text:p>305.280866</text:p>
          </table:table-cell>
          <table:table-cell office:value-type="float" office:value="0.051414" calcext:value-type="float">
            <text:p>0.051414</text:p>
          </table:table-cell>
          <table:table-cell table:number-columns-repeated="8"/>
        </table:table-row>
        <table:table-row table:style-name="ro1">
          <table:table-cell office:value-type="float" office:value="301.410561" calcext:value-type="float">
            <text:p>301.410561</text:p>
          </table:table-cell>
          <table:table-cell office:value-type="float" office:value="0.057546" calcext:value-type="float">
            <text:p>0.057546</text:p>
          </table:table-cell>
          <table:table-cell table:number-columns-repeated="8"/>
        </table:table-row>
        <table:table-row table:style-name="ro1">
          <table:table-cell office:value-type="float" office:value="298.778378" calcext:value-type="float">
            <text:p>298.778378</text:p>
          </table:table-cell>
          <table:table-cell office:value-type="float" office:value="0.06358" calcext:value-type="float">
            <text:p>0.06358</text:p>
          </table:table-cell>
          <table:table-cell table:number-columns-repeated="8"/>
        </table:table-row>
        <table:table-row table:style-name="ro1">
          <table:table-cell office:value-type="float" office:value="294.591079" calcext:value-type="float">
            <text:p>294.591079</text:p>
          </table:table-cell>
          <table:table-cell office:value-type="float" office:value="0.069065" calcext:value-type="float">
            <text:p>0.069065</text:p>
          </table:table-cell>
          <table:table-cell table:number-columns-repeated="8"/>
        </table:table-row>
        <table:table-row table:style-name="ro1">
          <table:table-cell office:value-type="float" office:value="290.397185" calcext:value-type="float">
            <text:p>290.397185</text:p>
          </table:table-cell>
          <table:table-cell office:value-type="float" office:value="0.074437" calcext:value-type="float">
            <text:p>0.074437</text:p>
          </table:table-cell>
          <table:table-cell table:number-columns-repeated="8"/>
        </table:table-row>
        <table:table-row table:style-name="ro1">
          <table:table-cell office:value-type="float" office:value="287.532725" calcext:value-type="float">
            <text:p>287.532725</text:p>
          </table:table-cell>
          <table:table-cell office:value-type="float" office:value="0.078926" calcext:value-type="float">
            <text:p>0.078926</text:p>
          </table:table-cell>
          <table:table-cell table:number-columns-repeated="8"/>
        </table:table-row>
        <table:table-row table:style-name="ro1">
          <table:table-cell office:value-type="float" office:value="282.032621" calcext:value-type="float">
            <text:p>282.032621</text:p>
          </table:table-cell>
          <table:table-cell office:value-type="float" office:value="0.082796" calcext:value-type="float">
            <text:p>0.082796</text:p>
          </table:table-cell>
          <table:table-cell table:number-columns-repeated="8"/>
        </table:table-row>
        <table:table-row table:style-name="ro1">
          <table:table-cell office:value-type="float" office:value="278.755944" calcext:value-type="float">
            <text:p>278.755944</text:p>
          </table:table-cell>
          <table:table-cell office:value-type="float" office:value="0.086075" calcext:value-type="float">
            <text:p>0.086075</text:p>
          </table:table-cell>
          <table:table-cell table:number-columns-repeated="8"/>
        </table:table-row>
        <table:table-row table:style-name="ro1">
          <table:table-cell office:value-type="float" office:value="276.305654" calcext:value-type="float">
            <text:p>276.305654</text:p>
          </table:table-cell>
          <table:table-cell office:value-type="float" office:value="0.088645" calcext:value-type="float">
            <text:p>0.088645</text:p>
          </table:table-cell>
          <table:table-cell table:number-columns-repeated="8"/>
        </table:table-row>
        <table:table-row table:style-name="ro1">
          <table:table-cell office:value-type="float" office:value="270.84813" calcext:value-type="float">
            <text:p>270.84813</text:p>
          </table:table-cell>
          <table:table-cell office:value-type="float" office:value="0.09058" calcext:value-type="float">
            <text:p>0.09058</text:p>
          </table:table-cell>
          <table:table-cell table:number-columns-repeated="8"/>
        </table:table-row>
        <table:table-row table:style-name="ro1">
          <table:table-cell office:value-type="float" office:value="268.625427" calcext:value-type="float">
            <text:p>268.625427</text:p>
          </table:table-cell>
          <table:table-cell office:value-type="float" office:value="0.092072" calcext:value-type="float">
            <text:p>0.092072</text:p>
          </table:table-cell>
          <table:table-cell table:number-columns-repeated="8"/>
        </table:table-row>
        <table:table-row table:style-name="ro1">
          <table:table-cell office:value-type="float" office:value="264.38359" calcext:value-type="float">
            <text:p>264.38359</text:p>
          </table:table-cell>
          <table:table-cell office:value-type="float" office:value="0.092973" calcext:value-type="float">
            <text:p>0.092973</text:p>
          </table:table-cell>
          <table:table-cell table:number-columns-repeated="8"/>
        </table:table-row>
        <table:table-row table:style-name="ro1">
          <table:table-cell office:value-type="float" office:value="262.201183" calcext:value-type="float">
            <text:p>262.201183</text:p>
          </table:table-cell>
          <table:table-cell office:value-type="float" office:value="0.093121" calcext:value-type="float">
            <text:p>0.093121</text:p>
          </table:table-cell>
          <table:table-cell table:number-columns-repeated="8"/>
        </table:table-row>
        <table:table-row table:style-name="ro1">
          <table:table-cell office:value-type="float" office:value="258.863072" calcext:value-type="float">
            <text:p>258.863072</text:p>
          </table:table-cell>
          <table:table-cell office:value-type="float" office:value="0.092684" calcext:value-type="float">
            <text:p>0.092684</text:p>
          </table:table-cell>
          <table:table-cell table:number-columns-repeated="8"/>
        </table:table-row>
        <table:table-row table:style-name="ro1">
          <table:table-cell office:value-type="float" office:value="254.022282" calcext:value-type="float">
            <text:p>254.022282</text:p>
          </table:table-cell>
          <table:table-cell office:value-type="float" office:value="0.091614" calcext:value-type="float">
            <text:p>0.091614</text:p>
          </table:table-cell>
          <table:table-cell table:number-columns-repeated="8"/>
        </table:table-row>
        <table:table-row table:style-name="ro1">
          <table:table-cell office:value-type="float" office:value="249.858002" calcext:value-type="float">
            <text:p>249.858002</text:p>
          </table:table-cell>
          <table:table-cell office:value-type="float" office:value="0.089773" calcext:value-type="float">
            <text:p>0.089773</text:p>
          </table:table-cell>
          <table:table-cell table:number-columns-repeated="8"/>
        </table:table-row>
        <table:table-row table:style-name="ro1">
          <table:table-cell office:value-type="float" office:value="246.198362" calcext:value-type="float">
            <text:p>246.198362</text:p>
          </table:table-cell>
          <table:table-cell office:value-type="float" office:value="0.08719" calcext:value-type="float">
            <text:p>0.08719</text:p>
          </table:table-cell>
          <table:table-cell table:number-columns-repeated="8"/>
        </table:table-row>
        <table:table-row table:style-name="ro1">
          <table:table-cell office:value-type="float" office:value="242.521524" calcext:value-type="float">
            <text:p>242.521524</text:p>
          </table:table-cell>
          <table:table-cell office:value-type="float" office:value="0.085297" calcext:value-type="float">
            <text:p>0.085297</text:p>
          </table:table-cell>
          <table:table-cell table:number-columns-repeated="8"/>
        </table:table-row>
        <table:table-row table:style-name="ro1">
          <table:table-cell office:value-type="float" office:value="248.461534" calcext:value-type="float">
            <text:p>248.461534</text:p>
          </table:table-cell>
          <table:table-cell office:value-type="float" office:value="0.088913" calcext:value-type="float">
            <text:p>0.088913</text:p>
          </table:table-cell>
          <table:table-cell table:number-columns-repeated="8"/>
        </table:table-row>
        <table:table-row table:style-name="ro1">
          <table:table-cell office:value-type="float" office:value="251.297212" calcext:value-type="float">
            <text:p>251.297212</text:p>
          </table:table-cell>
          <table:table-cell office:value-type="float" office:value="0.09107" calcext:value-type="float">
            <text:p>0.09107</text:p>
          </table:table-cell>
          <table:table-cell table:number-columns-repeated="8"/>
        </table:table-row>
        <table:table-row table:style-name="ro1">
          <table:table-cell office:value-type="float" office:value="254.211919" calcext:value-type="float">
            <text:p>254.211919</text:p>
          </table:table-cell>
          <table:table-cell office:value-type="float" office:value="0.09267" calcext:value-type="float">
            <text:p>0.09267</text:p>
          </table:table-cell>
          <table:table-cell table:number-columns-repeated="8"/>
        </table:table-row>
        <table:table-row table:style-name="ro1">
          <table:table-cell office:value-type="float" office:value="258.992827" calcext:value-type="float">
            <text:p>258.992827</text:p>
          </table:table-cell>
          <table:table-cell office:value-type="float" office:value="0.093573" calcext:value-type="float">
            <text:p>0.093573</text:p>
          </table:table-cell>
          <table:table-cell table:number-columns-repeated="8"/>
        </table:table-row>
        <table:table-row table:style-name="ro1">
          <table:table-cell office:value-type="float" office:value="264.713058" calcext:value-type="float">
            <text:p>264.713058</text:p>
          </table:table-cell>
          <table:table-cell office:value-type="float" office:value="0.093714" calcext:value-type="float">
            <text:p>0.093714</text:p>
          </table:table-cell>
          <table:table-cell table:number-columns-repeated="8"/>
        </table:table-row>
        <table:table-row table:style-name="ro1">
          <table:table-cell office:value-type="float" office:value="266.470914" calcext:value-type="float">
            <text:p>266.470914</text:p>
          </table:table-cell>
          <table:table-cell office:value-type="float" office:value="0.093217" calcext:value-type="float">
            <text:p>0.093217</text:p>
          </table:table-cell>
          <table:table-cell table:number-columns-repeated="8"/>
        </table:table-row>
        <table:table-row table:style-name="ro1">
          <table:table-cell office:value-type="float" office:value="270.735014" calcext:value-type="float">
            <text:p>270.735014</text:p>
          </table:table-cell>
          <table:table-cell office:value-type="float" office:value="0.091876" calcext:value-type="float">
            <text:p>0.091876</text:p>
          </table:table-cell>
          <table:table-cell table:number-columns-repeated="8"/>
        </table:table-row>
        <table:table-row table:style-name="ro1">
          <table:table-cell office:value-type="float" office:value="274.098848" calcext:value-type="float">
            <text:p>274.098848</text:p>
          </table:table-cell>
          <table:table-cell office:value-type="float" office:value="0.089931" calcext:value-type="float">
            <text:p>0.089931</text:p>
          </table:table-cell>
          <table:table-cell table:number-columns-repeated="8"/>
        </table:table-row>
        <table:table-row table:style-name="ro1">
          <table:table-cell office:value-type="float" office:value="277.698388" calcext:value-type="float">
            <text:p>277.698388</text:p>
          </table:table-cell>
          <table:table-cell office:value-type="float" office:value="0.087676" calcext:value-type="float">
            <text:p>0.087676</text:p>
          </table:table-cell>
          <table:table-cell table:number-columns-repeated="8"/>
        </table:table-row>
        <table:table-row table:style-name="ro1">
          <table:table-cell office:value-type="float" office:value="281.968835" calcext:value-type="float">
            <text:p>281.968835</text:p>
          </table:table-cell>
          <table:table-cell office:value-type="float" office:value="0.084679" calcext:value-type="float">
            <text:p>0.084679</text:p>
          </table:table-cell>
          <table:table-cell table:number-columns-repeated="8"/>
        </table:table-row>
        <table:table-row table:style-name="ro1">
          <table:table-cell office:value-type="float" office:value="285.361935" calcext:value-type="float">
            <text:p>285.361935</text:p>
          </table:table-cell>
          <table:table-cell office:value-type="float" office:value="0.081094" calcext:value-type="float">
            <text:p>0.081094</text:p>
          </table:table-cell>
          <table:table-cell table:number-columns-repeated="8"/>
        </table:table-row>
        <table:table-row table:style-name="ro1">
          <table:table-cell office:value-type="float" office:value="287.539323" calcext:value-type="float">
            <text:p>287.539323</text:p>
          </table:table-cell>
          <table:table-cell office:value-type="float" office:value="0.076903" calcext:value-type="float">
            <text:p>0.076903</text:p>
          </table:table-cell>
          <table:table-cell table:number-columns-repeated="8"/>
        </table:table-row>
        <table:table-row table:style-name="ro1">
          <table:table-cell office:value-type="float" office:value="292.124674" calcext:value-type="float">
            <text:p>292.124674</text:p>
          </table:table-cell>
          <table:table-cell office:value-type="float" office:value="0.072274" calcext:value-type="float">
            <text:p>0.072274</text:p>
          </table:table-cell>
          <table:table-cell table:number-columns-repeated="8"/>
        </table:table-row>
        <table:table-row table:style-name="ro1">
          <table:table-cell office:value-type="float" office:value="295.540882" calcext:value-type="float">
            <text:p>295.540882</text:p>
          </table:table-cell>
          <table:table-cell office:value-type="float" office:value="0.067178" calcext:value-type="float">
            <text:p>0.067178</text:p>
          </table:table-cell>
          <table:table-cell table:number-columns-repeated="8"/>
        </table:table-row>
        <table:table-row table:style-name="ro1">
          <table:table-cell office:value-type="float" office:value="298.772148" calcext:value-type="float">
            <text:p>298.772148</text:p>
          </table:table-cell>
          <table:table-cell office:value-type="float" office:value="0.06156" calcext:value-type="float">
            <text:p>0.06156</text:p>
          </table:table-cell>
          <table:table-cell table:number-columns-repeated="8"/>
        </table:table-row>
        <table:table-row table:style-name="ro1">
          <table:table-cell office:value-type="float" office:value="302.872936" calcext:value-type="float">
            <text:p>302.872936</text:p>
          </table:table-cell>
          <table:table-cell office:value-type="float" office:value="0.055578" calcext:value-type="float">
            <text:p>0.055578</text:p>
          </table:table-cell>
          <table:table-cell table:number-columns-repeated="8"/>
        </table:table-row>
        <table:table-row table:style-name="ro1">
          <table:table-cell office:value-type="float" office:value="305.898704" calcext:value-type="float">
            <text:p>305.898704</text:p>
          </table:table-cell>
          <table:table-cell office:value-type="float" office:value="0.049423" calcext:value-type="float">
            <text:p>0.049423</text:p>
          </table:table-cell>
          <table:table-cell table:number-columns-repeated="8"/>
        </table:table-row>
        <table:table-row table:style-name="ro1">
          <table:table-cell office:value-type="float" office:value="310.034015" calcext:value-type="float">
            <text:p>310.034015</text:p>
          </table:table-cell>
          <table:table-cell office:value-type="float" office:value="0.042922" calcext:value-type="float">
            <text:p>0.042922</text:p>
          </table:table-cell>
          <table:table-cell table:number-columns-repeated="8"/>
        </table:table-row>
        <table:table-row table:style-name="ro1">
          <table:table-cell office:value-type="float" office:value="313.4599" calcext:value-type="float">
            <text:p>313.4599</text:p>
          </table:table-cell>
          <table:table-cell office:value-type="float" office:value="0.0369" calcext:value-type="float">
            <text:p>0.0369</text:p>
          </table:table-cell>
          <table:table-cell table:number-columns-repeated="8"/>
        </table:table-row>
        <table:table-row table:style-name="ro1">
          <table:table-cell office:value-type="float" office:value="317.216184" calcext:value-type="float">
            <text:p>317.216184</text:p>
          </table:table-cell>
          <table:table-cell office:value-type="float" office:value="0.031073" calcext:value-type="float">
            <text:p>0.031073</text:p>
          </table:table-cell>
          <table:table-cell table:number-columns-repeated="8"/>
        </table:table-row>
        <table:table-row table:style-name="ro1">
          <table:table-cell office:value-type="float" office:value="321.372076" calcext:value-type="float">
            <text:p>321.372076</text:p>
          </table:table-cell>
          <table:table-cell office:value-type="float" office:value="0.025709" calcext:value-type="float">
            <text:p>0.025709</text:p>
          </table:table-cell>
          <table:table-cell table:number-columns-repeated="8"/>
        </table:table-row>
        <table:table-row table:style-name="ro1">
          <table:table-cell office:value-type="float" office:value="325.776764" calcext:value-type="float">
            <text:p>325.776764</text:p>
          </table:table-cell>
          <table:table-cell office:value-type="float" office:value="0.021062" calcext:value-type="float">
            <text:p>0.021062</text:p>
          </table:table-cell>
          <table:table-cell table:number-columns-repeated="8"/>
        </table:table-row>
        <table:table-row table:style-name="ro1">
          <table:table-cell office:value-type="float" office:value="330.078346" calcext:value-type="float">
            <text:p>330.078346</text:p>
          </table:table-cell>
          <table:table-cell office:value-type="float" office:value="0.017536" calcext:value-type="float">
            <text:p>0.017536</text:p>
          </table:table-cell>
          <table:table-cell table:number-columns-repeated="8"/>
        </table:table-row>
        <table:table-row table:style-name="ro1">
          <table:table-cell office:value-type="float" office:value="334.250963" calcext:value-type="float">
            <text:p>334.250963</text:p>
          </table:table-cell>
          <table:table-cell office:value-type="float" office:value="0.014832" calcext:value-type="float">
            <text:p>0.014832</text:p>
          </table:table-cell>
          <table:table-cell table:number-columns-repeated="8"/>
        </table:table-row>
        <table:table-row table:style-name="ro1">
          <table:table-cell office:value-type="float" office:value="336.698394" calcext:value-type="float">
            <text:p>336.698394</text:p>
          </table:table-cell>
          <table:table-cell office:value-type="float" office:value="0.013038" calcext:value-type="float">
            <text:p>0.013038</text:p>
          </table:table-cell>
          <table:table-cell table:number-columns-repeated="8"/>
        </table:table-row>
        <table:table-row table:style-name="ro1">
          <table:table-cell office:value-type="float" office:value="339.635579" calcext:value-type="float">
            <text:p>339.635579</text:p>
          </table:table-cell>
          <table:table-cell office:value-type="float" office:value="0.012114" calcext:value-type="float">
            <text:p>0.012114</text:p>
          </table:table-cell>
          <table:table-cell table:number-columns-repeated="8"/>
        </table:table-row>
        <table:table-row table:style-name="ro1">
          <table:table-cell office:value-type="float" office:value="343.142327" calcext:value-type="float">
            <text:p>343.142327</text:p>
          </table:table-cell>
          <table:table-cell office:value-type="float" office:value="0.012062" calcext:value-type="float">
            <text:p>0.012062</text:p>
          </table:table-cell>
          <table:table-cell table:number-columns-repeated="8"/>
        </table:table-row>
        <table:table-row table:style-name="ro1">
          <table:table-cell office:value-type="float" office:value="347.11126" calcext:value-type="float">
            <text:p>347.11126</text:p>
          </table:table-cell>
          <table:table-cell office:value-type="float" office:value="0.012856" calcext:value-type="float">
            <text:p>0.012856</text:p>
          </table:table-cell>
          <table:table-cell table:number-columns-repeated="8"/>
        </table:table-row>
        <table:table-row table:style-name="ro1">
          <table:table-cell office:value-type="float" office:value="350.469052" calcext:value-type="float">
            <text:p>350.469052</text:p>
          </table:table-cell>
          <table:table-cell office:value-type="float" office:value="0.014583" calcext:value-type="float">
            <text:p>0.014583</text:p>
          </table:table-cell>
          <table:table-cell table:number-columns-repeated="8"/>
        </table:table-row>
        <table:table-row table:style-name="ro1">
          <table:table-cell office:value-type="float" office:value="354.759015" calcext:value-type="float">
            <text:p>354.759015</text:p>
          </table:table-cell>
          <table:table-cell office:value-type="float" office:value="0.017257" calcext:value-type="float">
            <text:p>0.017257</text:p>
          </table:table-cell>
          <table:table-cell table:number-columns-repeated="8"/>
        </table:table-row>
        <table:table-row table:style-name="ro1">
          <table:table-cell office:value-type="float" office:value="358.598725" calcext:value-type="float">
            <text:p>358.598725</text:p>
          </table:table-cell>
          <table:table-cell office:value-type="float" office:value="0.021018" calcext:value-type="float">
            <text:p>0.021018</text:p>
          </table:table-cell>
          <table:table-cell table:number-columns-repeated="8"/>
        </table:table-row>
        <table:table-row table:style-name="ro1">
          <table:table-cell office:value-type="float" office:value="362.201377" calcext:value-type="float">
            <text:p>362.201377</text:p>
          </table:table-cell>
          <table:table-cell office:value-type="float" office:value="0.025928" calcext:value-type="float">
            <text:p>0.025928</text:p>
          </table:table-cell>
          <table:table-cell table:number-columns-repeated="8"/>
        </table:table-row>
        <table:table-row table:style-name="ro1">
          <table:table-cell office:value-type="float" office:value="365.378303" calcext:value-type="float">
            <text:p>365.378303</text:p>
          </table:table-cell>
          <table:table-cell office:value-type="float" office:value="0.031699" calcext:value-type="float">
            <text:p>0.031699</text:p>
          </table:table-cell>
          <table:table-cell table:number-columns-repeated="8"/>
        </table:table-row>
        <table:table-row table:style-name="ro1">
          <table:table-cell office:value-type="float" office:value="368.975728" calcext:value-type="float">
            <text:p>368.975728</text:p>
          </table:table-cell>
          <table:table-cell office:value-type="float" office:value="0.038046" calcext:value-type="float">
            <text:p>0.038046</text:p>
          </table:table-cell>
          <table:table-cell table:number-columns-repeated="8"/>
        </table:table-row>
        <table:table-row table:style-name="ro1">
          <table:table-cell office:value-type="float" office:value="373.541997" calcext:value-type="float">
            <text:p>373.541997</text:p>
          </table:table-cell>
          <table:table-cell office:value-type="float" office:value="0.045085" calcext:value-type="float">
            <text:p>0.045085</text:p>
          </table:table-cell>
          <table:table-cell table:number-columns-repeated="8"/>
        </table:table-row>
        <table:table-row table:style-name="ro1">
          <table:table-cell office:value-type="float" office:value="376.411221" calcext:value-type="float">
            <text:p>376.411221</text:p>
          </table:table-cell>
          <table:table-cell office:value-type="float" office:value="0.052429" calcext:value-type="float">
            <text:p>0.052429</text:p>
          </table:table-cell>
          <table:table-cell table:number-columns-repeated="8"/>
        </table:table-row>
        <table:table-row table:style-name="ro1">
          <table:table-cell office:value-type="float" office:value="381.364134" calcext:value-type="float">
            <text:p>381.364134</text:p>
          </table:table-cell>
          <table:table-cell office:value-type="float" office:value="0.059354" calcext:value-type="float">
            <text:p>0.059354</text:p>
          </table:table-cell>
          <table:table-cell table:number-columns-repeated="8"/>
        </table:table-row>
        <table:table-row table:style-name="ro1">
          <table:table-cell office:value-type="float" office:value="385.247936" calcext:value-type="float">
            <text:p>385.247936</text:p>
          </table:table-cell>
          <table:table-cell office:value-type="float" office:value="0.065733" calcext:value-type="float">
            <text:p>0.065733</text:p>
          </table:table-cell>
          <table:table-cell table:number-columns-repeated="8"/>
        </table:table-row>
        <table:table-row table:style-name="ro1">
          <table:table-cell office:value-type="float" office:value="388.927345" calcext:value-type="float">
            <text:p>388.927345</text:p>
          </table:table-cell>
          <table:table-cell office:value-type="float" office:value="0.071817" calcext:value-type="float">
            <text:p>0.071817</text:p>
          </table:table-cell>
          <table:table-cell table:number-columns-repeated="8"/>
        </table:table-row>
        <table:table-row table:style-name="ro1">
          <table:table-cell office:value-type="float" office:value="392.390047" calcext:value-type="float">
            <text:p>392.390047</text:p>
          </table:table-cell>
          <table:table-cell office:value-type="float" office:value="0.077332" calcext:value-type="float">
            <text:p>0.077332</text:p>
          </table:table-cell>
          <table:table-cell table:number-columns-repeated="8"/>
        </table:table-row>
        <table:table-row table:style-name="ro1">
          <table:table-cell office:value-type="float" office:value="396.269299" calcext:value-type="float">
            <text:p>396.269299</text:p>
          </table:table-cell>
          <table:table-cell office:value-type="float" office:value="0.082036" calcext:value-type="float">
            <text:p>0.082036</text:p>
          </table:table-cell>
          <table:table-cell table:number-columns-repeated="8"/>
        </table:table-row>
        <table:table-row table:style-name="ro1">
          <table:table-cell office:value-type="float" office:value="399.08651" calcext:value-type="float">
            <text:p>399.08651</text:p>
          </table:table-cell>
          <table:table-cell office:value-type="float" office:value="0.085808" calcext:value-type="float">
            <text:p>0.085808</text:p>
          </table:table-cell>
          <table:table-cell table:number-columns-repeated="8"/>
        </table:table-row>
        <table:table-row table:style-name="ro1">
          <table:table-cell office:value-type="float" office:value="403.754166" calcext:value-type="float">
            <text:p>403.754166</text:p>
          </table:table-cell>
          <table:table-cell office:value-type="float" office:value="0.088919" calcext:value-type="float">
            <text:p>0.088919</text:p>
          </table:table-cell>
          <table:table-cell table:number-columns-repeated="8"/>
        </table:table-row>
        <table:table-row table:style-name="ro1">
          <table:table-cell office:value-type="float" office:value="406.330432" calcext:value-type="float">
            <text:p>406.330432</text:p>
          </table:table-cell>
          <table:table-cell office:value-type="float" office:value="0.091583" calcext:value-type="float">
            <text:p>0.091583</text:p>
          </table:table-cell>
          <table:table-cell table:number-columns-repeated="8"/>
        </table:table-row>
        <table:table-row table:style-name="ro1">
          <table:table-cell office:value-type="float" office:value="410.601779" calcext:value-type="float">
            <text:p>410.601779</text:p>
          </table:table-cell>
          <table:table-cell office:value-type="float" office:value="0.093288" calcext:value-type="float">
            <text:p>0.093288</text:p>
          </table:table-cell>
          <table:table-cell table:number-columns-repeated="8"/>
        </table:table-row>
        <table:table-row table:style-name="ro1">
          <table:table-cell office:value-type="float" office:value="415.014688" calcext:value-type="float">
            <text:p>415.014688</text:p>
          </table:table-cell>
          <table:table-cell office:value-type="float" office:value="0.093868" calcext:value-type="float">
            <text:p>0.093868</text:p>
          </table:table-cell>
          <table:table-cell table:number-columns-repeated="8"/>
        </table:table-row>
        <table:table-row table:style-name="ro1">
          <table:table-cell office:value-type="float" office:value="418.349877" calcext:value-type="float">
            <text:p>418.349877</text:p>
          </table:table-cell>
          <table:table-cell office:value-type="float" office:value="0.094149" calcext:value-type="float">
            <text:p>0.094149</text:p>
          </table:table-cell>
          <table:table-cell table:number-columns-repeated="8"/>
        </table:table-row>
        <table:table-row table:style-name="ro1">
          <table:table-cell office:value-type="float" office:value="423.427374" calcext:value-type="float">
            <text:p>423.427374</text:p>
          </table:table-cell>
          <table:table-cell office:value-type="float" office:value="0.093692" calcext:value-type="float">
            <text:p>0.093692</text:p>
          </table:table-cell>
          <table:table-cell table:number-columns-repeated="8"/>
        </table:table-row>
        <table:table-row table:style-name="ro1">
          <table:table-cell office:value-type="float" office:value="426.008182" calcext:value-type="float">
            <text:p>426.008182</text:p>
          </table:table-cell>
          <table:table-cell office:value-type="float" office:value="0.09254" calcext:value-type="float">
            <text:p>0.09254</text:p>
          </table:table-cell>
          <table:table-cell table:number-columns-repeated="8"/>
        </table:table-row>
        <table:table-row table:style-name="ro1">
          <table:table-cell office:value-type="float" office:value="430.026507" calcext:value-type="float">
            <text:p>430.026507</text:p>
          </table:table-cell>
          <table:table-cell office:value-type="float" office:value="0.090552" calcext:value-type="float">
            <text:p>0.090552</text:p>
          </table:table-cell>
          <table:table-cell table:number-columns-repeated="8"/>
        </table:table-row>
        <table:table-row table:style-name="ro1">
          <table:table-cell office:value-type="float" office:value="433.939866" calcext:value-type="float">
            <text:p>433.939866</text:p>
          </table:table-cell>
          <table:table-cell office:value-type="float" office:value="0.087927" calcext:value-type="float">
            <text:p>0.087927</text:p>
          </table:table-cell>
          <table:table-cell table:number-columns-repeated="8"/>
        </table:table-row>
        <table:table-row table:style-name="ro1">
          <table:table-cell office:value-type="float" office:value="437.06952" calcext:value-type="float">
            <text:p>437.06952</text:p>
          </table:table-cell>
          <table:table-cell office:value-type="float" office:value="0.084712" calcext:value-type="float">
            <text:p>0.084712</text:p>
          </table:table-cell>
          <table:table-cell table:number-columns-repeated="8"/>
        </table:table-row>
        <table:table-row table:style-name="ro1">
          <table:table-cell office:value-type="float" office:value="440.586126" calcext:value-type="float">
            <text:p>440.586126</text:p>
          </table:table-cell>
          <table:table-cell office:value-type="float" office:value="0.081053" calcext:value-type="float">
            <text:p>0.081053</text:p>
          </table:table-cell>
          <table:table-cell table:number-columns-repeated="8"/>
        </table:table-row>
        <table:table-row table:style-name="ro1">
          <table:table-cell office:value-type="float" office:value="443.920581" calcext:value-type="float">
            <text:p>443.920581</text:p>
          </table:table-cell>
          <table:table-cell office:value-type="float" office:value="0.076865" calcext:value-type="float">
            <text:p>0.076865</text:p>
          </table:table-cell>
          <table:table-cell table:number-columns-repeated="8"/>
        </table:table-row>
        <table:table-row table:style-name="ro1">
          <table:table-cell office:value-type="float" office:value="447.340085" calcext:value-type="float">
            <text:p>447.340085</text:p>
          </table:table-cell>
          <table:table-cell office:value-type="float" office:value="0.072112" calcext:value-type="float">
            <text:p>0.072112</text:p>
          </table:table-cell>
          <table:table-cell table:number-columns-repeated="8"/>
        </table:table-row>
        <table:table-row table:style-name="ro1">
          <table:table-cell office:value-type="float" office:value="451.567686" calcext:value-type="float">
            <text:p>451.567686</text:p>
          </table:table-cell>
          <table:table-cell office:value-type="float" office:value="0.066631" calcext:value-type="float">
            <text:p>0.066631</text:p>
          </table:table-cell>
          <table:table-cell table:number-columns-repeated="8"/>
        </table:table-row>
        <table:table-row table:style-name="ro1">
          <table:table-cell office:value-type="float" office:value="454.918352" calcext:value-type="float">
            <text:p>454.918352</text:p>
          </table:table-cell>
          <table:table-cell office:value-type="float" office:value="0.06096" calcext:value-type="float">
            <text:p>0.06096</text:p>
          </table:table-cell>
          <table:table-cell table:number-columns-repeated="8"/>
        </table:table-row>
        <table:table-row table:style-name="ro1">
          <table:table-cell office:value-type="float" office:value="459.439363" calcext:value-type="float">
            <text:p>459.439363</text:p>
          </table:table-cell>
          <table:table-cell office:value-type="float" office:value="0.054857" calcext:value-type="float">
            <text:p>0.054857</text:p>
          </table:table-cell>
          <table:table-cell table:number-columns-repeated="8"/>
        </table:table-row>
        <table:table-row table:style-name="ro1">
          <table:table-cell office:value-type="float" office:value="462.079443" calcext:value-type="float">
            <text:p>462.079443</text:p>
          </table:table-cell>
          <table:table-cell office:value-type="float" office:value="0.048603" calcext:value-type="float">
            <text:p>0.048603</text:p>
          </table:table-cell>
          <table:table-cell table:number-columns-repeated="8"/>
        </table:table-row>
        <table:table-row table:style-name="ro1">
          <table:table-cell office:value-type="float" office:value="466.246556" calcext:value-type="float">
            <text:p>466.246556</text:p>
          </table:table-cell>
          <table:table-cell office:value-type="float" office:value="0.042227" calcext:value-type="float">
            <text:p>0.042227</text:p>
          </table:table-cell>
          <table:table-cell table:number-columns-repeated="8"/>
        </table:table-row>
        <table:table-row table:style-name="ro1">
          <table:table-cell office:value-type="float" office:value="469.960084" calcext:value-type="float">
            <text:p>469.960084</text:p>
          </table:table-cell>
          <table:table-cell office:value-type="float" office:value="0.036273" calcext:value-type="float">
            <text:p>0.036273</text:p>
          </table:table-cell>
          <table:table-cell table:number-columns-repeated="8"/>
        </table:table-row>
        <table:table-row table:style-name="ro1">
          <table:table-cell office:value-type="float" office:value="475.025891" calcext:value-type="float">
            <text:p>475.025891</text:p>
          </table:table-cell>
          <table:table-cell office:value-type="float" office:value="0.030625" calcext:value-type="float">
            <text:p>0.030625</text:p>
          </table:table-cell>
          <table:table-cell table:number-columns-repeated="8"/>
        </table:table-row>
        <table:table-row table:style-name="ro1">
          <table:table-cell office:value-type="float" office:value="477.526418" calcext:value-type="float">
            <text:p>477.526418</text:p>
          </table:table-cell>
          <table:table-cell office:value-type="float" office:value="0.025388" calcext:value-type="float">
            <text:p>0.025388</text:p>
          </table:table-cell>
          <table:table-cell table:number-columns-repeated="8"/>
        </table:table-row>
        <table:table-row table:style-name="ro1">
          <table:table-cell office:value-type="float" office:value="481.422725" calcext:value-type="float">
            <text:p>481.422725</text:p>
          </table:table-cell>
          <table:table-cell office:value-type="float" office:value="0.02101" calcext:value-type="float">
            <text:p>0.02101</text:p>
          </table:table-cell>
          <table:table-cell table:number-columns-repeated="8"/>
        </table:table-row>
        <table:table-row table:style-name="ro1">
          <table:table-cell office:value-type="float" office:value="485.123053" calcext:value-type="float">
            <text:p>485.123053</text:p>
          </table:table-cell>
          <table:table-cell office:value-type="float" office:value="0.017468" calcext:value-type="float">
            <text:p>0.017468</text:p>
          </table:table-cell>
          <table:table-cell table:number-columns-repeated="8"/>
        </table:table-row>
        <table:table-row table:style-name="ro1">
          <table:table-cell office:value-type="float" office:value="489.220602" calcext:value-type="float">
            <text:p>489.220602</text:p>
          </table:table-cell>
          <table:table-cell office:value-type="float" office:value="0.014851" calcext:value-type="float">
            <text:p>0.014851</text:p>
          </table:table-cell>
          <table:table-cell table:number-columns-repeated="8"/>
        </table:table-row>
        <table:table-row table:style-name="ro1">
          <table:table-cell office:value-type="float" office:value="492.11" calcext:value-type="float">
            <text:p>492.11</text:p>
          </table:table-cell>
          <table:table-cell office:value-type="float" office:value="0.013118" calcext:value-type="float">
            <text:p>0.013118</text:p>
          </table:table-cell>
          <table:table-cell table:number-columns-repeated="8"/>
        </table:table-row>
        <table:table-row table:style-name="ro1">
          <table:table-cell office:value-type="float" office:value="496.119796" calcext:value-type="float">
            <text:p>496.119796</text:p>
          </table:table-cell>
          <table:table-cell office:value-type="float" office:value="0.012338" calcext:value-type="float">
            <text:p>0.012338</text:p>
          </table:table-cell>
          <table:table-cell table:number-columns-repeated="8"/>
        </table:table-row>
        <table:table-row table:style-name="ro1">
          <table:table-cell office:value-type="float" office:value="499.508186" calcext:value-type="float">
            <text:p>499.508186</text:p>
          </table:table-cell>
          <table:table-cell office:value-type="float" office:value="0.012371" calcext:value-type="float">
            <text:p>0.012371</text:p>
          </table:table-cell>
          <table:table-cell table:number-columns-repeated="8"/>
        </table:table-row>
        <table:table-row table:style-name="ro1">
          <table:table-cell office:value-type="float" office:value="503.483139" calcext:value-type="float">
            <text:p>503.483139</text:p>
          </table:table-cell>
          <table:table-cell office:value-type="float" office:value="0.013306" calcext:value-type="float">
            <text:p>0.013306</text:p>
          </table:table-cell>
          <table:table-cell table:number-columns-repeated="8"/>
        </table:table-row>
        <table:table-row table:style-name="ro1">
          <table:table-cell office:value-type="float" office:value="506.605901" calcext:value-type="float">
            <text:p>506.605901</text:p>
          </table:table-cell>
          <table:table-cell office:value-type="float" office:value="0.015069" calcext:value-type="float">
            <text:p>0.015069</text:p>
          </table:table-cell>
          <table:table-cell table:number-columns-repeated="8"/>
        </table:table-row>
        <table:table-row table:style-name="ro1">
          <table:table-cell office:value-type="float" office:value="511.146362" calcext:value-type="float">
            <text:p>511.146362</text:p>
          </table:table-cell>
          <table:table-cell office:value-type="float" office:value="0.017904" calcext:value-type="float">
            <text:p>0.017904</text:p>
          </table:table-cell>
          <table:table-cell table:number-columns-repeated="8"/>
        </table:table-row>
        <table:table-row table:style-name="ro1">
          <table:table-cell office:value-type="float" office:value="513.604621" calcext:value-type="float">
            <text:p>513.604621</text:p>
          </table:table-cell>
          <table:table-cell office:value-type="float" office:value="0.021794" calcext:value-type="float">
            <text:p>0.021794</text:p>
          </table:table-cell>
          <table:table-cell table:number-columns-repeated="8"/>
        </table:table-row>
        <table:table-row table:style-name="ro1">
          <table:table-cell office:value-type="float" office:value="518.312874" calcext:value-type="float">
            <text:p>518.312874</text:p>
          </table:table-cell>
          <table:table-cell office:value-type="float" office:value="0.026696" calcext:value-type="float">
            <text:p>0.026696</text:p>
          </table:table-cell>
          <table:table-cell table:number-columns-repeated="8"/>
        </table:table-row>
        <table:table-row table:style-name="ro1">
          <table:table-cell office:value-type="float" office:value="521.340953" calcext:value-type="float">
            <text:p>521.340953</text:p>
          </table:table-cell>
          <table:table-cell office:value-type="float" office:value="0.032484" calcext:value-type="float">
            <text:p>0.032484</text:p>
          </table:table-cell>
          <table:table-cell table:number-columns-repeated="8"/>
        </table:table-row>
        <table:table-row table:style-name="ro1">
          <table:table-cell office:value-type="float" office:value="524.881305" calcext:value-type="float">
            <text:p>524.881305</text:p>
          </table:table-cell>
          <table:table-cell office:value-type="float" office:value="0.039184" calcext:value-type="float">
            <text:p>0.039184</text:p>
          </table:table-cell>
          <table:table-cell table:number-columns-repeated="8"/>
        </table:table-row>
        <table:table-row table:style-name="ro1">
          <table:table-cell office:value-type="float" office:value="529.080638" calcext:value-type="float">
            <text:p>529.080638</text:p>
          </table:table-cell>
          <table:table-cell office:value-type="float" office:value="0.046171" calcext:value-type="float">
            <text:p>0.046171</text:p>
          </table:table-cell>
          <table:table-cell table:number-columns-repeated="8"/>
        </table:table-row>
        <table:table-row table:style-name="ro1">
          <table:table-cell office:value-type="float" office:value="532.48726" calcext:value-type="float">
            <text:p>532.48726</text:p>
          </table:table-cell>
          <table:table-cell office:value-type="float" office:value="0.053159" calcext:value-type="float">
            <text:p>0.053159</text:p>
          </table:table-cell>
          <table:table-cell table:number-columns-repeated="8"/>
        </table:table-row>
        <table:table-row table:style-name="ro1">
          <table:table-cell office:value-type="float" office:value="536.638992" calcext:value-type="float">
            <text:p>536.638992</text:p>
          </table:table-cell>
          <table:table-cell office:value-type="float" office:value="0.059926" calcext:value-type="float">
            <text:p>0.059926</text:p>
          </table:table-cell>
          <table:table-cell table:number-columns-repeated="8"/>
        </table:table-row>
        <table:table-row table:style-name="ro1">
          <table:table-cell office:value-type="float" office:value="540.311434" calcext:value-type="float">
            <text:p>540.311434</text:p>
          </table:table-cell>
          <table:table-cell office:value-type="float" office:value="0.066593" calcext:value-type="float">
            <text:p>0.066593</text:p>
          </table:table-cell>
          <table:table-cell table:number-columns-repeated="8"/>
        </table:table-row>
        <table:table-row table:style-name="ro1">
          <table:table-cell office:value-type="float" office:value="543.6502" calcext:value-type="float">
            <text:p>543.6502</text:p>
          </table:table-cell>
          <table:table-cell office:value-type="float" office:value="0.072795" calcext:value-type="float">
            <text:p>0.072795</text:p>
          </table:table-cell>
          <table:table-cell table:number-columns-repeated="8"/>
        </table:table-row>
        <table:table-row table:style-name="ro1">
          <table:table-cell office:value-type="float" office:value="548.130586" calcext:value-type="float">
            <text:p>548.130586</text:p>
          </table:table-cell>
          <table:table-cell office:value-type="float" office:value="0.078052" calcext:value-type="float">
            <text:p>0.078052</text:p>
          </table:table-cell>
          <table:table-cell table:number-columns-repeated="8"/>
        </table:table-row>
        <table:table-row table:style-name="ro1">
          <table:table-cell office:value-type="float" office:value="551.509031" calcext:value-type="float">
            <text:p>551.509031</text:p>
          </table:table-cell>
          <table:table-cell office:value-type="float" office:value="0.082412" calcext:value-type="float">
            <text:p>0.082412</text:p>
          </table:table-cell>
          <table:table-cell table:number-columns-repeated="8"/>
        </table:table-row>
        <table:table-row table:style-name="ro1">
          <table:table-cell office:value-type="float" office:value="554.999753" calcext:value-type="float">
            <text:p>554.999753</text:p>
          </table:table-cell>
          <table:table-cell office:value-type="float" office:value="0.086426" calcext:value-type="float">
            <text:p>0.086426</text:p>
          </table:table-cell>
          <table:table-cell table:number-columns-repeated="8"/>
        </table:table-row>
        <table:table-row table:style-name="ro1">
          <table:table-cell office:value-type="float" office:value="559.523998" calcext:value-type="float">
            <text:p>559.523998</text:p>
          </table:table-cell>
          <table:table-cell office:value-type="float" office:value="0.08961" calcext:value-type="float">
            <text:p>0.08961</text:p>
          </table:table-cell>
          <table:table-cell table:number-columns-repeated="8"/>
        </table:table-row>
        <table:table-row table:style-name="ro1">
          <table:table-cell office:value-type="float" office:value="562.3466" calcext:value-type="float">
            <text:p>562.3466</text:p>
          </table:table-cell>
          <table:table-cell office:value-type="float" office:value="0.09164" calcext:value-type="float">
            <text:p>0.09164</text:p>
          </table:table-cell>
          <table:table-cell table:number-columns-repeated="8"/>
        </table:table-row>
        <table:table-row table:style-name="ro1">
          <table:table-cell office:value-type="float" office:value="566.101255" calcext:value-type="float">
            <text:p>566.101255</text:p>
          </table:table-cell>
          <table:table-cell office:value-type="float" office:value="0.093122" calcext:value-type="float">
            <text:p>0.093122</text:p>
          </table:table-cell>
          <table:table-cell table:number-columns-repeated="8"/>
        </table:table-row>
        <table:table-row table:style-name="ro1">
          <table:table-cell office:value-type="float" office:value="569.810568" calcext:value-type="float">
            <text:p>569.810568</text:p>
          </table:table-cell>
          <table:table-cell office:value-type="float" office:value="0.094173" calcext:value-type="float">
            <text:p>0.094173</text:p>
          </table:table-cell>
          <table:table-cell table:number-columns-repeated="8"/>
        </table:table-row>
        <table:table-row table:style-name="ro1">
          <table:table-cell office:value-type="float" office:value="574.034693" calcext:value-type="float">
            <text:p>574.034693</text:p>
          </table:table-cell>
          <table:table-cell office:value-type="float" office:value="0.094386" calcext:value-type="float">
            <text:p>0.094386</text:p>
          </table:table-cell>
          <table:table-cell table:number-columns-repeated="8"/>
        </table:table-row>
        <table:table-row table:style-name="ro1">
          <table:table-cell office:value-type="float" office:value="577.372429" calcext:value-type="float">
            <text:p>577.372429</text:p>
          </table:table-cell>
          <table:table-cell office:value-type="float" office:value="0.093715" calcext:value-type="float">
            <text:p>0.093715</text:p>
          </table:table-cell>
          <table:table-cell table:number-columns-repeated="8"/>
        </table:table-row>
        <table:table-row table:style-name="ro1">
          <table:table-cell office:value-type="float" office:value="580.843134" calcext:value-type="float">
            <text:p>580.843134</text:p>
          </table:table-cell>
          <table:table-cell office:value-type="float" office:value="0.092395" calcext:value-type="float">
            <text:p>0.092395</text:p>
          </table:table-cell>
          <table:table-cell table:number-columns-repeated="8"/>
        </table:table-row>
        <table:table-row table:style-name="ro1">
          <table:table-cell office:value-type="float" office:value="584.718142" calcext:value-type="float">
            <text:p>584.718142</text:p>
          </table:table-cell>
          <table:table-cell office:value-type="float" office:value="0.090697" calcext:value-type="float">
            <text:p>0.090697</text:p>
          </table:table-cell>
          <table:table-cell table:number-columns-repeated="8"/>
        </table:table-row>
        <table:table-row table:style-name="ro1">
          <table:table-cell office:value-type="float" office:value="588.685611" calcext:value-type="float">
            <text:p>588.685611</text:p>
          </table:table-cell>
          <table:table-cell office:value-type="float" office:value="0.088034" calcext:value-type="float">
            <text:p>0.088034</text:p>
          </table:table-cell>
          <table:table-cell table:number-columns-repeated="8"/>
        </table:table-row>
        <table:table-row table:style-name="ro1">
          <table:table-cell office:value-type="float" office:value="592.045233" calcext:value-type="float">
            <text:p>592.045233</text:p>
          </table:table-cell>
          <table:table-cell office:value-type="float" office:value="0.084843" calcext:value-type="float">
            <text:p>0.084843</text:p>
          </table:table-cell>
          <table:table-cell table:number-columns-repeated="8"/>
        </table:table-row>
        <table:table-row table:style-name="ro1">
          <table:table-cell office:value-type="float" office:value="595.522864" calcext:value-type="float">
            <text:p>595.522864</text:p>
          </table:table-cell>
          <table:table-cell office:value-type="float" office:value="0.080947" calcext:value-type="float">
            <text:p>0.080947</text:p>
          </table:table-cell>
          <table:table-cell table:number-columns-repeated="8"/>
        </table:table-row>
        <table:table-row table:style-name="ro1">
          <table:table-cell office:value-type="float" office:value="599.881816" calcext:value-type="float">
            <text:p>599.881816</text:p>
          </table:table-cell>
          <table:table-cell office:value-type="float" office:value="0.07665" calcext:value-type="float">
            <text:p>0.07665</text:p>
          </table:table-cell>
          <table:table-cell table:number-columns-repeated="8"/>
        </table:table-row>
        <table:table-row table:style-name="ro1">
          <table:table-cell office:value-type="float" office:value="604.234893" calcext:value-type="float">
            <text:p>604.234893</text:p>
          </table:table-cell>
          <table:table-cell office:value-type="float" office:value="0.071581" calcext:value-type="float">
            <text:p>0.071581</text:p>
          </table:table-cell>
          <table:table-cell table:number-columns-repeated="8"/>
        </table:table-row>
        <table:table-row table:style-name="ro1">
          <table:table-cell office:value-type="float" office:value="607.991116" calcext:value-type="float">
            <text:p>607.991116</text:p>
          </table:table-cell>
          <table:table-cell office:value-type="float" office:value="0.066071" calcext:value-type="float">
            <text:p>0.066071</text:p>
          </table:table-cell>
          <table:table-cell table:number-columns-repeated="8"/>
        </table:table-row>
        <table:table-row table:style-name="ro1">
          <table:table-cell office:value-type="float" office:value="611.180551" calcext:value-type="float">
            <text:p>611.180551</text:p>
          </table:table-cell>
          <table:table-cell office:value-type="float" office:value="0.060108" calcext:value-type="float">
            <text:p>0.060108</text:p>
          </table:table-cell>
          <table:table-cell table:number-columns-repeated="8"/>
        </table:table-row>
        <table:table-row table:style-name="ro1">
          <table:table-cell office:value-type="float" office:value="616.59241" calcext:value-type="float">
            <text:p>616.59241</text:p>
          </table:table-cell>
          <table:table-cell office:value-type="float" office:value="0.053909" calcext:value-type="float">
            <text:p>0.053909</text:p>
          </table:table-cell>
          <table:table-cell table:number-columns-repeated="8"/>
        </table:table-row>
        <table:table-row table:style-name="ro1">
          <table:table-cell office:value-type="float" office:value="619.949287" calcext:value-type="float">
            <text:p>619.949287</text:p>
          </table:table-cell>
          <table:table-cell office:value-type="float" office:value="0.047451" calcext:value-type="float">
            <text:p>0.047451</text:p>
          </table:table-cell>
          <table:table-cell table:number-columns-repeated="8"/>
        </table:table-row>
        <table:table-row table:style-name="ro1">
          <table:table-cell office:value-type="float" office:value="622.274592" calcext:value-type="float">
            <text:p>622.274592</text:p>
          </table:table-cell>
          <table:table-cell office:value-type="float" office:value="0.041338" calcext:value-type="float">
            <text:p>0.041338</text:p>
          </table:table-cell>
          <table:table-cell table:number-columns-repeated="8"/>
        </table:table-row>
        <table:table-row table:style-name="ro1">
          <table:table-cell office:value-type="float" office:value="627.827308" calcext:value-type="float">
            <text:p>627.827308</text:p>
          </table:table-cell>
          <table:table-cell office:value-type="float" office:value="0.035117" calcext:value-type="float">
            <text:p>0.035117</text:p>
          </table:table-cell>
          <table:table-cell table:number-columns-repeated="8"/>
        </table:table-row>
        <table:table-row table:style-name="ro1">
          <table:table-cell office:value-type="float" office:value="630.125455" calcext:value-type="float">
            <text:p>630.125455</text:p>
          </table:table-cell>
          <table:table-cell office:value-type="float" office:value="0.029351" calcext:value-type="float">
            <text:p>0.029351</text:p>
          </table:table-cell>
          <table:table-cell table:number-columns-repeated="8"/>
        </table:table-row>
        <table:table-row table:style-name="ro1">
          <table:table-cell office:value-type="float" office:value="633.46029" calcext:value-type="float">
            <text:p>633.46029</text:p>
          </table:table-cell>
          <table:table-cell office:value-type="float" office:value="0.024203" calcext:value-type="float">
            <text:p>0.024203</text:p>
          </table:table-cell>
          <table:table-cell table:number-columns-repeated="8"/>
        </table:table-row>
        <table:table-row table:style-name="ro1">
          <table:table-cell office:value-type="float" office:value="636.842532" calcext:value-type="float">
            <text:p>636.842532</text:p>
          </table:table-cell>
          <table:table-cell office:value-type="float" office:value="0.020012" calcext:value-type="float">
            <text:p>0.020012</text:p>
          </table:table-cell>
          <table:table-cell table:number-columns-repeated="8"/>
        </table:table-row>
        <table:table-row table:style-name="ro1">
          <table:table-cell office:value-type="float" office:value="641.463434" calcext:value-type="float">
            <text:p>641.463434</text:p>
          </table:table-cell>
          <table:table-cell office:value-type="float" office:value="0.01662" calcext:value-type="float">
            <text:p>0.01662</text:p>
          </table:table-cell>
          <table:table-cell table:number-columns-repeated="8"/>
        </table:table-row>
        <table:table-row table:style-name="ro1">
          <table:table-cell office:value-type="float" office:value="646.094634" calcext:value-type="float">
            <text:p>646.094634</text:p>
          </table:table-cell>
          <table:table-cell office:value-type="float" office:value="0.014252" calcext:value-type="float">
            <text:p>0.014252</text:p>
          </table:table-cell>
          <table:table-cell table:number-columns-repeated="8"/>
        </table:table-row>
        <table:table-row table:style-name="ro1">
          <table:table-cell office:value-type="float" office:value="647.395499" calcext:value-type="float">
            <text:p>647.395499</text:p>
          </table:table-cell>
          <table:table-cell office:value-type="float" office:value="0.012763" calcext:value-type="float">
            <text:p>0.012763</text:p>
          </table:table-cell>
          <table:table-cell table:number-columns-repeated="8"/>
        </table:table-row>
        <table:table-row table:style-name="ro1">
          <table:table-cell office:value-type="float" office:value="652.915034" calcext:value-type="float">
            <text:p>652.915034</text:p>
          </table:table-cell>
          <table:table-cell office:value-type="float" office:value="0.012098" calcext:value-type="float">
            <text:p>0.012098</text:p>
          </table:table-cell>
          <table:table-cell table:number-columns-repeated="8"/>
        </table:table-row>
        <table:table-row table:style-name="ro1">
          <table:table-cell office:value-type="float" office:value="656.050638" calcext:value-type="float">
            <text:p>656.050638</text:p>
          </table:table-cell>
          <table:table-cell office:value-type="float" office:value="0.012371" calcext:value-type="float">
            <text:p>0.012371</text:p>
          </table:table-cell>
          <table:table-cell table:number-columns-repeated="8"/>
        </table:table-row>
        <table:table-row table:style-name="ro1">
          <table:table-cell office:value-type="float" office:value="659.333889" calcext:value-type="float">
            <text:p>659.333889</text:p>
          </table:table-cell>
          <table:table-cell office:value-type="float" office:value="0.013472" calcext:value-type="float">
            <text:p>0.013472</text:p>
          </table:table-cell>
          <table:table-cell table:number-columns-repeated="8"/>
        </table:table-row>
        <table:table-row table:style-name="ro1">
          <table:table-cell office:value-type="float" office:value="664.910335" calcext:value-type="float">
            <text:p>664.910335</text:p>
          </table:table-cell>
          <table:table-cell office:value-type="float" office:value="0.015557" calcext:value-type="float">
            <text:p>0.015557</text:p>
          </table:table-cell>
          <table:table-cell table:number-columns-repeated="8"/>
        </table:table-row>
        <table:table-row table:style-name="ro1">
          <table:table-cell office:value-type="float" office:value="667.636612" calcext:value-type="float">
            <text:p>667.636612</text:p>
          </table:table-cell>
          <table:table-cell office:value-type="float" office:value="0.018602" calcext:value-type="float">
            <text:p>0.018602</text:p>
          </table:table-cell>
          <table:table-cell table:number-columns-repeated="8"/>
        </table:table-row>
        <table:table-row table:style-name="ro1">
          <table:table-cell office:value-type="float" office:value="671.141437" calcext:value-type="float">
            <text:p>671.141437</text:p>
          </table:table-cell>
          <table:table-cell office:value-type="float" office:value="0.022767" calcext:value-type="float">
            <text:p>0.022767</text:p>
          </table:table-cell>
          <table:table-cell table:number-columns-repeated="8"/>
        </table:table-row>
        <table:table-row table:style-name="ro1">
          <table:table-cell office:value-type="float" office:value="675.604766" calcext:value-type="float">
            <text:p>675.604766</text:p>
          </table:table-cell>
          <table:table-cell office:value-type="float" office:value="0.028106" calcext:value-type="float">
            <text:p>0.028106</text:p>
          </table:table-cell>
          <table:table-cell table:number-columns-repeated="8"/>
        </table:table-row>
        <table:table-row table:style-name="ro1">
          <table:table-cell office:value-type="float" office:value="679.735612" calcext:value-type="float">
            <text:p>679.735612</text:p>
          </table:table-cell>
          <table:table-cell office:value-type="float" office:value="0.034356" calcext:value-type="float">
            <text:p>0.034356</text:p>
          </table:table-cell>
          <table:table-cell table:number-columns-repeated="8"/>
        </table:table-row>
        <table:table-row table:style-name="ro1">
          <table:table-cell office:value-type="float" office:value="682.521938" calcext:value-type="float">
            <text:p>682.521938</text:p>
          </table:table-cell>
          <table:table-cell office:value-type="float" office:value="0.040679" calcext:value-type="float">
            <text:p>0.040679</text:p>
          </table:table-cell>
          <table:table-cell table:number-columns-repeated="8"/>
        </table:table-row>
        <table:table-row table:style-name="ro1">
          <table:table-cell office:value-type="float" office:value="686.236504" calcext:value-type="float">
            <text:p>686.236504</text:p>
          </table:table-cell>
          <table:table-cell office:value-type="float" office:value="0.047547" calcext:value-type="float">
            <text:p>0.047547</text:p>
          </table:table-cell>
          <table:table-cell table:number-columns-repeated="8"/>
        </table:table-row>
        <table:table-row table:style-name="ro1">
          <table:table-cell office:value-type="float" office:value="688.648156" calcext:value-type="float">
            <text:p>688.648156</text:p>
          </table:table-cell>
          <table:table-cell office:value-type="float" office:value="0.054743" calcext:value-type="float">
            <text:p>0.054743</text:p>
          </table:table-cell>
          <table:table-cell table:number-columns-repeated="8"/>
        </table:table-row>
        <table:table-row table:style-name="ro1">
          <table:table-cell office:value-type="float" office:value="693.361916" calcext:value-type="float">
            <text:p>693.361916</text:p>
          </table:table-cell>
          <table:table-cell office:value-type="float" office:value="0.061607" calcext:value-type="float">
            <text:p>0.061607</text:p>
          </table:table-cell>
          <table:table-cell table:number-columns-repeated="8"/>
        </table:table-row>
        <table:table-row table:style-name="ro1">
          <table:table-cell office:value-type="float" office:value="696.332474" calcext:value-type="float">
            <text:p>696.332474</text:p>
          </table:table-cell>
          <table:table-cell office:value-type="float" office:value="0.067735" calcext:value-type="float">
            <text:p>0.067735</text:p>
          </table:table-cell>
          <table:table-cell table:number-columns-repeated="8"/>
        </table:table-row>
        <table:table-row table:style-name="ro1">
          <table:table-cell office:value-type="float" office:value="701.908863" calcext:value-type="float">
            <text:p>701.908863</text:p>
          </table:table-cell>
          <table:table-cell office:value-type="float" office:value="0.073508" calcext:value-type="float">
            <text:p>0.073508</text:p>
          </table:table-cell>
          <table:table-cell table:number-columns-repeated="8"/>
        </table:table-row>
        <table:table-row table:style-name="ro1">
          <table:table-cell office:value-type="float" office:value="704.259685" calcext:value-type="float">
            <text:p>704.259685</text:p>
          </table:table-cell>
          <table:table-cell office:value-type="float" office:value="0.07899" calcext:value-type="float">
            <text:p>0.07899</text:p>
          </table:table-cell>
          <table:table-cell table:number-columns-repeated="8"/>
        </table:table-row>
        <table:table-row table:style-name="ro1">
          <table:table-cell office:value-type="float" office:value="707.65223" calcext:value-type="float">
            <text:p>707.65223</text:p>
          </table:table-cell>
          <table:table-cell office:value-type="float" office:value="0.083399" calcext:value-type="float">
            <text:p>0.083399</text:p>
          </table:table-cell>
          <table:table-cell table:number-columns-repeated="8"/>
        </table:table-row>
        <table:table-row table:style-name="ro1">
          <table:table-cell office:value-type="float" office:value="711.008424" calcext:value-type="float">
            <text:p>711.008424</text:p>
          </table:table-cell>
          <table:table-cell office:value-type="float" office:value="0.086546" calcext:value-type="float">
            <text:p>0.086546</text:p>
          </table:table-cell>
          <table:table-cell table:number-columns-repeated="8"/>
        </table:table-row>
        <table:table-row table:style-name="ro1">
          <table:table-cell office:value-type="float" office:value="714.278985" calcext:value-type="float">
            <text:p>714.278985</text:p>
          </table:table-cell>
          <table:table-cell office:value-type="float" office:value="0.089414" calcext:value-type="float">
            <text:p>0.089414</text:p>
          </table:table-cell>
          <table:table-cell table:number-columns-repeated="8"/>
        </table:table-row>
        <table:table-row table:style-name="ro1">
          <table:table-cell office:value-type="float" office:value="718.157588" calcext:value-type="float">
            <text:p>718.157588</text:p>
          </table:table-cell>
          <table:table-cell office:value-type="float" office:value="0.091631" calcext:value-type="float">
            <text:p>0.091631</text:p>
          </table:table-cell>
          <table:table-cell table:number-columns-repeated="8"/>
        </table:table-row>
        <table:table-row table:style-name="ro1">
          <table:table-cell office:value-type="float" office:value="724.440659" calcext:value-type="float">
            <text:p>724.440659</text:p>
          </table:table-cell>
          <table:table-cell office:value-type="float" office:value="0.093115" calcext:value-type="float">
            <text:p>0.093115</text:p>
          </table:table-cell>
          <table:table-cell table:number-columns-repeated="8"/>
        </table:table-row>
        <table:table-row table:style-name="ro1">
          <table:table-cell office:value-type="float" office:value="725.527258" calcext:value-type="float">
            <text:p>725.527258</text:p>
          </table:table-cell>
          <table:table-cell office:value-type="float" office:value="0.093451" calcext:value-type="float">
            <text:p>0.093451</text:p>
          </table:table-cell>
          <table:table-cell table:number-columns-repeated="8"/>
        </table:table-row>
        <table:table-row table:style-name="ro1">
          <table:table-cell office:value-type="float" office:value="729.3997" calcext:value-type="float">
            <text:p>729.3997</text:p>
          </table:table-cell>
          <table:table-cell office:value-type="float" office:value="0.093477" calcext:value-type="float">
            <text:p>0.093477</text:p>
          </table:table-cell>
          <table:table-cell table:number-columns-repeated="8"/>
        </table:table-row>
        <table:table-row table:style-name="ro1">
          <table:table-cell office:value-type="float" office:value="733.506822" calcext:value-type="float">
            <text:p>733.506822</text:p>
          </table:table-cell>
          <table:table-cell office:value-type="float" office:value="0.092938" calcext:value-type="float">
            <text:p>0.092938</text:p>
          </table:table-cell>
          <table:table-cell table:number-columns-repeated="8"/>
        </table:table-row>
        <table:table-row table:style-name="ro1">
          <table:table-cell office:value-type="float" office:value="738.086231" calcext:value-type="float">
            <text:p>738.086231</text:p>
          </table:table-cell>
          <table:table-cell office:value-type="float" office:value="0.091764" calcext:value-type="float">
            <text:p>0.091764</text:p>
          </table:table-cell>
          <table:table-cell table:number-columns-repeated="8"/>
        </table:table-row>
        <table:table-row table:style-name="ro1">
          <table:table-cell office:value-type="float" office:value="741.223518" calcext:value-type="float">
            <text:p>741.223518</text:p>
          </table:table-cell>
          <table:table-cell office:value-type="float" office:value="0.089157" calcext:value-type="float">
            <text:p>0.089157</text:p>
          </table:table-cell>
          <table:table-cell table:number-columns-repeated="8"/>
        </table:table-row>
        <table:table-row table:style-name="ro1">
          <table:table-cell office:value-type="float" office:value="745.816244" calcext:value-type="float">
            <text:p>745.816244</text:p>
          </table:table-cell>
          <table:table-cell office:value-type="float" office:value="0.086894" calcext:value-type="float">
            <text:p>0.086894</text:p>
          </table:table-cell>
          <table:table-cell table:number-columns-repeated="8"/>
        </table:table-row>
        <table:table-row table:style-name="ro1">
          <table:table-cell office:value-type="float" office:value="749.130646" calcext:value-type="float">
            <text:p>749.130646</text:p>
          </table:table-cell>
          <table:table-cell office:value-type="float" office:value="0.084007" calcext:value-type="float">
            <text:p>0.084007</text:p>
          </table:table-cell>
          <table:table-cell table:number-columns-repeated="8"/>
        </table:table-row>
        <table:table-row table:style-name="ro1">
          <table:table-cell office:value-type="float" office:value="752.968409" calcext:value-type="float">
            <text:p>752.968409</text:p>
          </table:table-cell>
          <table:table-cell office:value-type="float" office:value="0.080117" calcext:value-type="float">
            <text:p>0.080117</text:p>
          </table:table-cell>
          <table:table-cell table:number-columns-repeated="8"/>
        </table:table-row>
        <table:table-row table:style-name="ro1">
          <table:table-cell office:value-type="float" office:value="757.113899" calcext:value-type="float">
            <text:p>757.113899</text:p>
          </table:table-cell>
          <table:table-cell office:value-type="float" office:value="0.075614" calcext:value-type="float">
            <text:p>0.075614</text:p>
          </table:table-cell>
          <table:table-cell table:number-columns-repeated="8"/>
        </table:table-row>
        <table:table-row table:style-name="ro1">
          <table:table-cell office:value-type="float" office:value="759.716987" calcext:value-type="float">
            <text:p>759.716987</text:p>
          </table:table-cell>
          <table:table-cell office:value-type="float" office:value="0.070613" calcext:value-type="float">
            <text:p>0.070613</text:p>
          </table:table-cell>
          <table:table-cell table:number-columns-repeated="8"/>
        </table:table-row>
        <table:table-row table:style-name="ro1">
          <table:table-cell office:value-type="float" office:value="764.925656" calcext:value-type="float">
            <text:p>764.925656</text:p>
          </table:table-cell>
          <table:table-cell office:value-type="float" office:value="0.065158" calcext:value-type="float">
            <text:p>0.065158</text:p>
          </table:table-cell>
          <table:table-cell table:number-columns-repeated="8"/>
        </table:table-row>
        <table:table-row table:style-name="ro1">
          <table:table-cell office:value-type="float" office:value="766.285825" calcext:value-type="float">
            <text:p>766.285825</text:p>
          </table:table-cell>
          <table:table-cell office:value-type="float" office:value="0.059247" calcext:value-type="float">
            <text:p>0.059247</text:p>
          </table:table-cell>
          <table:table-cell table:number-columns-repeated="8"/>
        </table:table-row>
        <table:table-row table:style-name="ro1">
          <table:table-cell office:value-type="float" office:value="771.691073" calcext:value-type="float">
            <text:p>771.691073</text:p>
          </table:table-cell>
          <table:table-cell office:value-type="float" office:value="0.052879" calcext:value-type="float">
            <text:p>0.052879</text:p>
          </table:table-cell>
          <table:table-cell table:number-columns-repeated="8"/>
        </table:table-row>
        <table:table-row table:style-name="ro1">
          <table:table-cell office:value-type="float" office:value="776.042724" calcext:value-type="float">
            <text:p>776.042724</text:p>
          </table:table-cell>
          <table:table-cell office:value-type="float" office:value="0.046296" calcext:value-type="float">
            <text:p>0.046296</text:p>
          </table:table-cell>
          <table:table-cell table:number-columns-repeated="8"/>
        </table:table-row>
        <table:table-row table:style-name="ro1">
          <table:table-cell office:value-type="float" office:value="778.348211" calcext:value-type="float">
            <text:p>778.348211</text:p>
          </table:table-cell>
          <table:table-cell office:value-type="float" office:value="0.039927" calcext:value-type="float">
            <text:p>0.039927</text:p>
          </table:table-cell>
          <table:table-cell table:number-columns-repeated="8"/>
        </table:table-row>
        <table:table-row table:style-name="ro1">
          <table:table-cell office:value-type="float" office:value="783.935659" calcext:value-type="float">
            <text:p>783.935659</text:p>
          </table:table-cell>
          <table:table-cell office:value-type="float" office:value="0.033587" calcext:value-type="float">
            <text:p>0.033587</text:p>
          </table:table-cell>
          <table:table-cell table:number-columns-repeated="8"/>
        </table:table-row>
        <table:table-row table:style-name="ro1">
          <table:table-cell office:value-type="float" office:value="787.290203" calcext:value-type="float">
            <text:p>787.290203</text:p>
          </table:table-cell>
          <table:table-cell office:value-type="float" office:value="0.02797" calcext:value-type="float">
            <text:p>0.02797</text:p>
          </table:table-cell>
          <table:table-cell table:number-columns-repeated="8"/>
        </table:table-row>
        <table:table-row table:style-name="ro1">
          <table:table-cell office:value-type="float" office:value="790.806532" calcext:value-type="float">
            <text:p>790.806532</text:p>
          </table:table-cell>
          <table:table-cell office:value-type="float" office:value="0.023068" calcext:value-type="float">
            <text:p>0.023068</text:p>
          </table:table-cell>
          <table:table-cell table:number-columns-repeated="8"/>
        </table:table-row>
        <table:table-row table:style-name="ro1">
          <table:table-cell office:value-type="float" office:value="794.483353" calcext:value-type="float">
            <text:p>794.483353</text:p>
          </table:table-cell>
          <table:table-cell office:value-type="float" office:value="0.018952" calcext:value-type="float">
            <text:p>0.018952</text:p>
          </table:table-cell>
          <table:table-cell table:number-columns-repeated="8"/>
        </table:table-row>
        <table:table-row table:style-name="ro1">
          <table:table-cell office:value-type="float" office:value="798.601009" calcext:value-type="float">
            <text:p>798.601009</text:p>
          </table:table-cell>
          <table:table-cell office:value-type="float" office:value="0.015847" calcext:value-type="float">
            <text:p>0.015847</text:p>
          </table:table-cell>
          <table:table-cell table:number-columns-repeated="8"/>
        </table:table-row>
        <table:table-row table:style-name="ro1">
          <table:table-cell office:value-type="float" office:value="802.986219" calcext:value-type="float">
            <text:p>802.986219</text:p>
          </table:table-cell>
          <table:table-cell office:value-type="float" office:value="0.01351" calcext:value-type="float">
            <text:p>0.01351</text:p>
          </table:table-cell>
          <table:table-cell table:number-columns-repeated="8"/>
        </table:table-row>
        <table:table-row table:style-name="ro1">
          <table:table-cell office:value-type="float" office:value="806.390524" calcext:value-type="float">
            <text:p>806.390524</text:p>
          </table:table-cell>
          <table:table-cell office:value-type="float" office:value="0.012401" calcext:value-type="float">
            <text:p>0.012401</text:p>
          </table:table-cell>
          <table:table-cell table:number-columns-repeated="8"/>
        </table:table-row>
        <table:table-row table:style-name="ro1">
          <table:table-cell office:value-type="float" office:value="809.783823" calcext:value-type="float">
            <text:p>809.783823</text:p>
          </table:table-cell>
          <table:table-cell office:value-type="float" office:value="0.012175" calcext:value-type="float">
            <text:p>0.012175</text:p>
          </table:table-cell>
          <table:table-cell table:number-columns-repeated="8"/>
        </table:table-row>
        <table:table-row table:style-name="ro1">
          <table:table-cell office:value-type="float" office:value="812.118611" calcext:value-type="float">
            <text:p>812.118611</text:p>
          </table:table-cell>
          <table:table-cell office:value-type="float" office:value="0.012745" calcext:value-type="float">
            <text:p>0.012745</text:p>
          </table:table-cell>
          <table:table-cell table:number-columns-repeated="8"/>
        </table:table-row>
        <table:table-row table:style-name="ro1">
          <table:table-cell office:value-type="float" office:value="817.579884" calcext:value-type="float">
            <text:p>817.579884</text:p>
          </table:table-cell>
          <table:table-cell office:value-type="float" office:value="0.014188" calcext:value-type="float">
            <text:p>0.014188</text:p>
          </table:table-cell>
          <table:table-cell table:number-columns-repeated="8"/>
        </table:table-row>
        <table:table-row table:style-name="ro1">
          <table:table-cell office:value-type="float" office:value="822.079187" calcext:value-type="float">
            <text:p>822.079187</text:p>
          </table:table-cell>
          <table:table-cell office:value-type="float" office:value="0.016534" calcext:value-type="float">
            <text:p>0.016534</text:p>
          </table:table-cell>
          <table:table-cell table:number-columns-repeated="8"/>
        </table:table-row>
        <table:table-row table:style-name="ro1">
          <table:table-cell office:value-type="float" office:value="823.296619" calcext:value-type="float">
            <text:p>823.296619</text:p>
          </table:table-cell>
          <table:table-cell office:value-type="float" office:value="0.019845" calcext:value-type="float">
            <text:p>0.019845</text:p>
          </table:table-cell>
          <table:table-cell table:number-columns-repeated="8"/>
        </table:table-row>
        <table:table-row table:style-name="ro1">
          <table:table-cell office:value-type="float" office:value="827.752323" calcext:value-type="float">
            <text:p>827.752323</text:p>
          </table:table-cell>
          <table:table-cell office:value-type="float" office:value="0.024286" calcext:value-type="float">
            <text:p>0.024286</text:p>
          </table:table-cell>
          <table:table-cell table:number-columns-repeated="8"/>
        </table:table-row>
        <table:table-row table:style-name="ro1">
          <table:table-cell office:value-type="float" office:value="832.264615" calcext:value-type="float">
            <text:p>832.264615</text:p>
          </table:table-cell>
          <table:table-cell office:value-type="float" office:value="0.029666" calcext:value-type="float">
            <text:p>0.029666</text:p>
          </table:table-cell>
          <table:table-cell table:number-columns-repeated="8"/>
        </table:table-row>
        <table:table-row table:style-name="ro1">
          <table:table-cell office:value-type="float" office:value="834.610842" calcext:value-type="float">
            <text:p>834.610842</text:p>
          </table:table-cell>
          <table:table-cell office:value-type="float" office:value="0.035779" calcext:value-type="float">
            <text:p>0.035779</text:p>
          </table:table-cell>
          <table:table-cell table:number-columns-repeated="8"/>
        </table:table-row>
        <table:table-row table:style-name="ro1">
          <table:table-cell office:value-type="float" office:value="840.06569" calcext:value-type="float">
            <text:p>840.06569</text:p>
          </table:table-cell>
          <table:table-cell office:value-type="float" office:value="0.042771" calcext:value-type="float">
            <text:p>0.042771</text:p>
          </table:table-cell>
          <table:table-cell table:number-columns-repeated="8"/>
        </table:table-row>
        <table:table-row table:style-name="ro1">
          <table:table-cell office:value-type="float" office:value="843.429986" calcext:value-type="float">
            <text:p>843.429986</text:p>
          </table:table-cell>
          <table:table-cell office:value-type="float" office:value="0.049962" calcext:value-type="float">
            <text:p>0.049962</text:p>
          </table:table-cell>
          <table:table-cell table:number-columns-repeated="8"/>
        </table:table-row>
        <table:table-row table:style-name="ro1">
          <table:table-cell office:value-type="float" office:value="846.858321" calcext:value-type="float">
            <text:p>846.858321</text:p>
          </table:table-cell>
          <table:table-cell office:value-type="float" office:value="0.05693" calcext:value-type="float">
            <text:p>0.05693</text:p>
          </table:table-cell>
          <table:table-cell table:number-columns-repeated="8"/>
        </table:table-row>
        <table:table-row table:style-name="ro1">
          <table:table-cell office:value-type="float" office:value="849.129797" calcext:value-type="float">
            <text:p>849.129797</text:p>
          </table:table-cell>
          <table:table-cell office:value-type="float" office:value="0.063667" calcext:value-type="float">
            <text:p>0.063667</text:p>
          </table:table-cell>
          <table:table-cell table:number-columns-repeated="8"/>
        </table:table-row>
        <table:table-row table:style-name="ro1">
          <table:table-cell office:value-type="float" office:value="854.734477" calcext:value-type="float">
            <text:p>854.734477</text:p>
          </table:table-cell>
          <table:table-cell office:value-type="float" office:value="0.070213" calcext:value-type="float">
            <text:p>0.070213</text:p>
          </table:table-cell>
          <table:table-cell table:number-columns-repeated="8"/>
        </table:table-row>
        <table:table-row table:style-name="ro1">
          <table:table-cell office:value-type="float" office:value="857.999218" calcext:value-type="float">
            <text:p>857.999218</text:p>
          </table:table-cell>
          <table:table-cell office:value-type="float" office:value="0.075857" calcext:value-type="float">
            <text:p>0.075857</text:p>
          </table:table-cell>
          <table:table-cell table:number-columns-repeated="8"/>
        </table:table-row>
        <table:table-row table:style-name="ro1">
          <table:table-cell office:value-type="float" office:value="862.489468" calcext:value-type="float">
            <text:p>862.489468</text:p>
          </table:table-cell>
          <table:table-cell office:value-type="float" office:value="0.080443" calcext:value-type="float">
            <text:p>0.080443</text:p>
          </table:table-cell>
          <table:table-cell table:number-columns-repeated="8"/>
        </table:table-row>
        <table:table-row table:style-name="ro1">
          <table:table-cell office:value-type="float" office:value="865.867424" calcext:value-type="float">
            <text:p>865.867424</text:p>
          </table:table-cell>
          <table:table-cell office:value-type="float" office:value="0.084376" calcext:value-type="float">
            <text:p>0.084376</text:p>
          </table:table-cell>
          <table:table-cell table:number-columns-repeated="8"/>
        </table:table-row>
        <table:table-row table:style-name="ro1">
          <table:table-cell office:value-type="float" office:value="869.249002" calcext:value-type="float">
            <text:p>869.249002</text:p>
          </table:table-cell>
          <table:table-cell office:value-type="float" office:value="0.087967" calcext:value-type="float">
            <text:p>0.087967</text:p>
          </table:table-cell>
          <table:table-cell table:number-columns-repeated="8"/>
        </table:table-row>
        <table:table-row table:style-name="ro1">
          <table:table-cell office:value-type="float" office:value="872.752409" calcext:value-type="float">
            <text:p>872.752409</text:p>
          </table:table-cell>
          <table:table-cell office:value-type="float" office:value="0.090463" calcext:value-type="float">
            <text:p>0.090463</text:p>
          </table:table-cell>
          <table:table-cell table:number-columns-repeated="8"/>
        </table:table-row>
        <table:table-row table:style-name="ro1">
          <table:table-cell office:value-type="float" office:value="877.226873" calcext:value-type="float">
            <text:p>877.226873</text:p>
          </table:table-cell>
          <table:table-cell office:value-type="float" office:value="0.092194" calcext:value-type="float">
            <text:p>0.092194</text:p>
          </table:table-cell>
          <table:table-cell table:number-columns-repeated="8"/>
        </table:table-row>
        <table:table-row table:style-name="ro1">
          <table:table-cell office:value-type="float" office:value="880.533195" calcext:value-type="float">
            <text:p>880.533195</text:p>
          </table:table-cell>
          <table:table-cell office:value-type="float" office:value="0.093226" calcext:value-type="float">
            <text:p>0.093226</text:p>
          </table:table-cell>
          <table:table-cell table:number-columns-repeated="8"/>
        </table:table-row>
        <table:table-row table:style-name="ro1">
          <table:table-cell office:value-type="float" office:value="883.825441" calcext:value-type="float">
            <text:p>883.825441</text:p>
          </table:table-cell>
          <table:table-cell office:value-type="float" office:value="0.093735" calcext:value-type="float">
            <text:p>0.093735</text:p>
          </table:table-cell>
          <table:table-cell table:number-columns-repeated="8"/>
        </table:table-row>
        <table:table-row table:style-name="ro1">
          <table:table-cell office:value-type="float" office:value="888.372136" calcext:value-type="float">
            <text:p>888.372136</text:p>
          </table:table-cell>
          <table:table-cell office:value-type="float" office:value="0.09326" calcext:value-type="float">
            <text:p>0.09326</text:p>
          </table:table-cell>
          <table:table-cell table:number-columns-repeated="8"/>
        </table:table-row>
        <table:table-row table:style-name="ro1">
          <table:table-cell office:value-type="float" office:value="890.757612" calcext:value-type="float">
            <text:p>890.757612</text:p>
          </table:table-cell>
          <table:table-cell office:value-type="float" office:value="0.092407" calcext:value-type="float">
            <text:p>0.092407</text:p>
          </table:table-cell>
          <table:table-cell table:number-columns-repeated="8"/>
        </table:table-row>
        <table:table-row table:style-name="ro1">
          <table:table-cell office:value-type="float" office:value="895.109987" calcext:value-type="float">
            <text:p>895.109987</text:p>
          </table:table-cell>
          <table:table-cell office:value-type="float" office:value="0.090857" calcext:value-type="float">
            <text:p>0.090857</text:p>
          </table:table-cell>
          <table:table-cell table:number-columns-repeated="8"/>
        </table:table-row>
        <table:table-row table:style-name="ro1">
          <table:table-cell office:value-type="float" office:value="898.474854" calcext:value-type="float">
            <text:p>898.474854</text:p>
          </table:table-cell>
          <table:table-cell office:value-type="float" office:value="0.088695" calcext:value-type="float">
            <text:p>0.088695</text:p>
          </table:table-cell>
          <table:table-cell table:number-columns-repeated="8"/>
        </table:table-row>
        <table:table-row table:style-name="ro1">
          <table:table-cell office:value-type="float" office:value="902.013608" calcext:value-type="float">
            <text:p>902.013608</text:p>
          </table:table-cell>
          <table:table-cell office:value-type="float" office:value="0.085925" calcext:value-type="float">
            <text:p>0.085925</text:p>
          </table:table-cell>
          <table:table-cell table:number-columns-repeated="8"/>
        </table:table-row>
        <table:table-row table:style-name="ro1">
          <table:table-cell office:value-type="float" office:value="906.26505" calcext:value-type="float">
            <text:p>906.26505</text:p>
          </table:table-cell>
          <table:table-cell office:value-type="float" office:value="0.082679" calcext:value-type="float">
            <text:p>0.082679</text:p>
          </table:table-cell>
          <table:table-cell table:number-columns-repeated="8"/>
        </table:table-row>
        <table:table-row table:style-name="ro1">
          <table:table-cell office:value-type="float" office:value="909.674318" calcext:value-type="float">
            <text:p>909.674318</text:p>
          </table:table-cell>
          <table:table-cell office:value-type="float" office:value="0.078668" calcext:value-type="float">
            <text:p>0.078668</text:p>
          </table:table-cell>
          <table:table-cell table:number-columns-repeated="8"/>
        </table:table-row>
        <table:table-row table:style-name="ro1">
          <table:table-cell office:value-type="float" office:value="914.137901" calcext:value-type="float">
            <text:p>914.137901</text:p>
          </table:table-cell>
          <table:table-cell office:value-type="float" office:value="0.074168" calcext:value-type="float">
            <text:p>0.074168</text:p>
          </table:table-cell>
          <table:table-cell table:number-columns-repeated="8"/>
        </table:table-row>
        <table:table-row table:style-name="ro1">
          <table:table-cell office:value-type="float" office:value="917.491284" calcext:value-type="float">
            <text:p>917.491284</text:p>
          </table:table-cell>
          <table:table-cell office:value-type="float" office:value="0.069156" calcext:value-type="float">
            <text:p>0.069156</text:p>
          </table:table-cell>
          <table:table-cell table:number-columns-repeated="8"/>
        </table:table-row>
        <table:table-row table:style-name="ro1">
          <table:table-cell office:value-type="float" office:value="920.875323" calcext:value-type="float">
            <text:p>920.875323</text:p>
          </table:table-cell>
          <table:table-cell office:value-type="float" office:value="0.063584" calcext:value-type="float">
            <text:p>0.063584</text:p>
          </table:table-cell>
          <table:table-cell table:number-columns-repeated="8"/>
        </table:table-row>
        <table:table-row table:style-name="ro1">
          <table:table-cell office:value-type="float" office:value="924.245505" calcext:value-type="float">
            <text:p>924.245505</text:p>
          </table:table-cell>
          <table:table-cell office:value-type="float" office:value="0.057607" calcext:value-type="float">
            <text:p>0.057607</text:p>
          </table:table-cell>
          <table:table-cell table:number-columns-repeated="8"/>
        </table:table-row>
        <table:table-row table:style-name="ro1">
          <table:table-cell office:value-type="float" office:value="928.725149" calcext:value-type="float">
            <text:p>928.725149</text:p>
          </table:table-cell>
          <table:table-cell office:value-type="float" office:value="0.051158" calcext:value-type="float">
            <text:p>0.051158</text:p>
          </table:table-cell>
          <table:table-cell table:number-columns-repeated="8"/>
        </table:table-row>
        <table:table-row table:style-name="ro1">
          <table:table-cell office:value-type="float" office:value="932.318791" calcext:value-type="float">
            <text:p>932.318791</text:p>
          </table:table-cell>
          <table:table-cell office:value-type="float" office:value="0.044706" calcext:value-type="float">
            <text:p>0.044706</text:p>
          </table:table-cell>
          <table:table-cell table:number-columns-repeated="8"/>
        </table:table-row>
        <table:table-row table:style-name="ro1">
          <table:table-cell office:value-type="float" office:value="936.573658" calcext:value-type="float">
            <text:p>936.573658</text:p>
          </table:table-cell>
          <table:table-cell office:value-type="float" office:value="0.038397" calcext:value-type="float">
            <text:p>0.038397</text:p>
          </table:table-cell>
          <table:table-cell table:number-columns-repeated="8"/>
        </table:table-row>
        <table:table-row table:style-name="ro1">
          <table:table-cell office:value-type="float" office:value="940.026147" calcext:value-type="float">
            <text:p>940.026147</text:p>
          </table:table-cell>
          <table:table-cell office:value-type="float" office:value="0.032242" calcext:value-type="float">
            <text:p>0.032242</text:p>
          </table:table-cell>
          <table:table-cell table:number-columns-repeated="8"/>
        </table:table-row>
        <table:table-row table:style-name="ro1">
          <table:table-cell office:value-type="float" office:value="944.46748" calcext:value-type="float">
            <text:p>944.46748</text:p>
          </table:table-cell>
          <table:table-cell office:value-type="float" office:value="0.026629" calcext:value-type="float">
            <text:p>0.026629</text:p>
          </table:table-cell>
          <table:table-cell table:number-columns-repeated="8"/>
        </table:table-row>
        <table:table-row table:style-name="ro1">
          <table:table-cell office:value-type="float" office:value="947.85047" calcext:value-type="float">
            <text:p>947.85047</text:p>
          </table:table-cell>
          <table:table-cell office:value-type="float" office:value="0.021864" calcext:value-type="float">
            <text:p>0.021864</text:p>
          </table:table-cell>
          <table:table-cell table:number-columns-repeated="8"/>
        </table:table-row>
        <table:table-row table:style-name="ro1">
          <table:table-cell office:value-type="float" office:value="952.29226" calcext:value-type="float">
            <text:p>952.29226</text:p>
          </table:table-cell>
          <table:table-cell office:value-type="float" office:value="0.017999" calcext:value-type="float">
            <text:p>0.017999</text:p>
          </table:table-cell>
          <table:table-cell table:number-columns-repeated="8"/>
        </table:table-row>
        <table:table-row table:style-name="ro1">
          <table:table-cell office:value-type="float" office:value="955.966624" calcext:value-type="float">
            <text:p>955.966624</text:p>
          </table:table-cell>
          <table:table-cell office:value-type="float" office:value="0.015179" calcext:value-type="float">
            <text:p>0.015179</text:p>
          </table:table-cell>
          <table:table-cell table:number-columns-repeated="8"/>
        </table:table-row>
        <table:table-row table:style-name="ro1">
          <table:table-cell office:value-type="float" office:value="959.042662" calcext:value-type="float">
            <text:p>959.042662</text:p>
          </table:table-cell>
          <table:table-cell office:value-type="float" office:value="0.013237" calcext:value-type="float">
            <text:p>0.013237</text:p>
          </table:table-cell>
          <table:table-cell table:number-columns-repeated="8"/>
        </table:table-row>
        <table:table-row table:style-name="ro1">
          <table:table-cell office:value-type="float" office:value="962.474584" calcext:value-type="float">
            <text:p>962.474584</text:p>
          </table:table-cell>
          <table:table-cell office:value-type="float" office:value="0.012339" calcext:value-type="float">
            <text:p>0.012339</text:p>
          </table:table-cell>
          <table:table-cell table:number-columns-repeated="8"/>
        </table:table-row>
        <table:table-row table:style-name="ro1">
          <table:table-cell office:value-type="float" office:value="966.983109" calcext:value-type="float">
            <text:p>966.983109</text:p>
          </table:table-cell>
          <table:table-cell office:value-type="float" office:value="0.012296" calcext:value-type="float">
            <text:p>0.012296</text:p>
          </table:table-cell>
          <table:table-cell table:number-columns-repeated="8"/>
        </table:table-row>
        <table:table-row table:style-name="ro1">
          <table:table-cell office:value-type="float" office:value="970.255271" calcext:value-type="float">
            <text:p>970.255271</text:p>
          </table:table-cell>
          <table:table-cell office:value-type="float" office:value="0.013141" calcext:value-type="float">
            <text:p>0.013141</text:p>
          </table:table-cell>
          <table:table-cell table:number-columns-repeated="8"/>
        </table:table-row>
        <table:table-row table:style-name="ro1">
          <table:table-cell office:value-type="float" office:value="974.823978" calcext:value-type="float">
            <text:p>974.823978</text:p>
          </table:table-cell>
          <table:table-cell office:value-type="float" office:value="0.014987" calcext:value-type="float">
            <text:p>0.014987</text:p>
          </table:table-cell>
          <table:table-cell table:number-columns-repeated="8"/>
        </table:table-row>
        <table:table-row table:style-name="ro1">
          <table:table-cell office:value-type="float" office:value="978.189899" calcext:value-type="float">
            <text:p>978.189899</text:p>
          </table:table-cell>
          <table:table-cell office:value-type="float" office:value="0.017835" calcext:value-type="float">
            <text:p>0.017835</text:p>
          </table:table-cell>
          <table:table-cell table:number-columns-repeated="8"/>
        </table:table-row>
        <table:table-row table:style-name="ro1">
          <table:table-cell office:value-type="float" office:value="981.544984" calcext:value-type="float">
            <text:p>981.544984</text:p>
          </table:table-cell>
          <table:table-cell office:value-type="float" office:value="0.021709" calcext:value-type="float">
            <text:p>0.021709</text:p>
          </table:table-cell>
          <table:table-cell table:number-columns-repeated="8"/>
        </table:table-row>
        <table:table-row table:style-name="ro1">
          <table:table-cell office:value-type="float" office:value="986.013944" calcext:value-type="float">
            <text:p>986.013944</text:p>
          </table:table-cell>
          <table:table-cell office:value-type="float" office:value="0.026625" calcext:value-type="float">
            <text:p>0.026625</text:p>
          </table:table-cell>
          <table:table-cell table:number-columns-repeated="8"/>
        </table:table-row>
        <table:table-row table:style-name="ro1">
          <table:table-cell office:value-type="float" office:value="990.473589" calcext:value-type="float">
            <text:p>990.473589</text:p>
          </table:table-cell>
          <table:table-cell office:value-type="float" office:value="0.032581" calcext:value-type="float">
            <text:p>0.032581</text:p>
          </table:table-cell>
          <table:table-cell table:number-columns-repeated="8"/>
        </table:table-row>
        <table:table-row table:style-name="ro1">
          <table:table-cell office:value-type="float" office:value="993.017831" calcext:value-type="float">
            <text:p>993.017831</text:p>
          </table:table-cell>
          <table:table-cell office:value-type="float" office:value="0.03923" calcext:value-type="float">
            <text:p>0.03923</text:p>
          </table:table-cell>
          <table:table-cell table:number-columns-repeated="8"/>
        </table:table-row>
        <table:table-row table:style-name="ro1">
          <table:table-cell office:value-type="float" office:value="997.277435" calcext:value-type="float">
            <text:p>997.277435</text:p>
          </table:table-cell>
          <table:table-cell office:value-type="float" office:value="0.045823" calcext:value-type="float">
            <text:p>0.045823</text:p>
          </table:table-cell>
          <table:table-cell table:number-columns-repeated="8"/>
        </table:table-row>
        <table:table-row table:style-name="ro1">
          <table:table-cell office:value-type="float" office:value="999.668111" calcext:value-type="float">
            <text:p>999.668111</text:p>
          </table:table-cell>
          <table:table-cell office:value-type="float" office:value="0.052783" calcext:value-type="float">
            <text:p>0.052783</text:p>
          </table:table-cell>
          <table:table-cell table:number-columns-repeated="8"/>
        </table:table-row>
        <table:table-row table:style-name="ro1">
          <table:table-cell office:value-type="float" office:value="1005.08009" calcext:value-type="float">
            <text:p>1005.08009</text:p>
          </table:table-cell>
          <table:table-cell office:value-type="float" office:value="0.059635" calcext:value-type="float">
            <text:p>0.059635</text:p>
          </table:table-cell>
          <table:table-cell table:number-columns-repeated="8"/>
        </table:table-row>
        <table:table-row table:style-name="ro1">
          <table:table-cell office:value-type="float" office:value="1007.416873" calcext:value-type="float">
            <text:p>1007.416873</text:p>
          </table:table-cell>
          <table:table-cell office:value-type="float" office:value="0.066159" calcext:value-type="float">
            <text:p>0.066159</text:p>
          </table:table-cell>
          <table:table-cell table:number-columns-repeated="8"/>
        </table:table-row>
        <table:table-row table:style-name="ro1">
          <table:table-cell office:value-type="float" office:value="1011.89175" calcext:value-type="float">
            <text:p>1011.89175</text:p>
          </table:table-cell>
          <table:table-cell office:value-type="float" office:value="0.071954" calcext:value-type="float">
            <text:p>0.071954</text:p>
          </table:table-cell>
          <table:table-cell table:number-columns-repeated="8"/>
        </table:table-row>
        <table:table-row table:style-name="ro1">
          <table:table-cell office:value-type="float" office:value="1016.305837" calcext:value-type="float">
            <text:p>1016.305837</text:p>
          </table:table-cell>
          <table:table-cell office:value-type="float" office:value="0.077229" calcext:value-type="float">
            <text:p>0.077229</text:p>
          </table:table-cell>
          <table:table-cell table:number-columns-repeated="8"/>
        </table:table-row>
        <table:table-row table:style-name="ro1">
          <table:table-cell office:value-type="float" office:value="1018.680003" calcext:value-type="float">
            <text:p>1018.680003</text:p>
          </table:table-cell>
          <table:table-cell office:value-type="float" office:value="0.081855" calcext:value-type="float">
            <text:p>0.081855</text:p>
          </table:table-cell>
          <table:table-cell table:number-columns-repeated="8"/>
        </table:table-row>
        <table:table-row table:style-name="ro1">
          <table:table-cell office:value-type="float" office:value="1024.189917" calcext:value-type="float">
            <text:p>1024.189917</text:p>
          </table:table-cell>
          <table:table-cell office:value-type="float" office:value="0.085725" calcext:value-type="float">
            <text:p>0.085725</text:p>
          </table:table-cell>
          <table:table-cell table:number-columns-repeated="8"/>
        </table:table-row>
        <table:table-row table:style-name="ro1">
          <table:table-cell office:value-type="float" office:value="1027.554267" calcext:value-type="float">
            <text:p>1027.554267</text:p>
          </table:table-cell>
          <table:table-cell office:value-type="float" office:value="0.088529" calcext:value-type="float">
            <text:p>0.088529</text:p>
          </table:table-cell>
          <table:table-cell table:number-columns-repeated="8"/>
        </table:table-row>
        <table:table-row table:style-name="ro1">
          <table:table-cell office:value-type="float" office:value="1030.936737" calcext:value-type="float">
            <text:p>1030.936737</text:p>
          </table:table-cell>
          <table:table-cell office:value-type="float" office:value="0.090687" calcext:value-type="float">
            <text:p>0.090687</text:p>
          </table:table-cell>
          <table:table-cell table:number-columns-repeated="8"/>
        </table:table-row>
        <table:table-row table:style-name="ro1">
          <table:table-cell office:value-type="float" office:value="1034.334317" calcext:value-type="float">
            <text:p>1034.334317</text:p>
          </table:table-cell>
          <table:table-cell office:value-type="float" office:value="0.092271" calcext:value-type="float">
            <text:p>0.092271</text:p>
          </table:table-cell>
          <table:table-cell table:number-columns-repeated="8"/>
        </table:table-row>
        <table:table-row table:style-name="ro1">
          <table:table-cell office:value-type="float" office:value="1037.79233" calcext:value-type="float">
            <text:p>1037.79233</text:p>
          </table:table-cell>
          <table:table-cell office:value-type="float" office:value="0.093015" calcext:value-type="float">
            <text:p>0.093015</text:p>
          </table:table-cell>
          <table:table-cell table:number-columns-repeated="8"/>
        </table:table-row>
        <table:table-row table:style-name="ro1">
          <table:table-cell office:value-type="float" office:value="1042.17153" calcext:value-type="float">
            <text:p>1042.17153</text:p>
          </table:table-cell>
          <table:table-cell office:value-type="float" office:value="0.093171" calcext:value-type="float">
            <text:p>0.093171</text:p>
          </table:table-cell>
          <table:table-cell table:number-columns-repeated="8"/>
        </table:table-row>
        <table:table-row table:style-name="ro1">
          <table:table-cell office:value-type="float" office:value="1045.539997" calcext:value-type="float">
            <text:p>1045.539997</text:p>
          </table:table-cell>
          <table:table-cell office:value-type="float" office:value="0.092438" calcext:value-type="float">
            <text:p>0.092438</text:p>
          </table:table-cell>
          <table:table-cell table:number-columns-repeated="8"/>
        </table:table-row>
        <table:table-row table:style-name="ro1">
          <table:table-cell office:value-type="float" office:value="1048.946137" calcext:value-type="float">
            <text:p>1048.946137</text:p>
          </table:table-cell>
          <table:table-cell office:value-type="float" office:value="0.091422" calcext:value-type="float">
            <text:p>0.091422</text:p>
          </table:table-cell>
          <table:table-cell table:number-columns-repeated="8"/>
        </table:table-row>
        <table:table-row table:style-name="ro1">
          <table:table-cell office:value-type="float" office:value="1053.393313" calcext:value-type="float">
            <text:p>1053.393313</text:p>
          </table:table-cell>
          <table:table-cell office:value-type="float" office:value="0.089763" calcext:value-type="float">
            <text:p>0.089763</text:p>
          </table:table-cell>
          <table:table-cell table:number-columns-repeated="8"/>
        </table:table-row>
        <table:table-row table:style-name="ro1">
          <table:table-cell office:value-type="float" office:value="1056.779103" calcext:value-type="float">
            <text:p>1056.779103</text:p>
          </table:table-cell>
          <table:table-cell office:value-type="float" office:value="0.087419" calcext:value-type="float">
            <text:p>0.087419</text:p>
          </table:table-cell>
          <table:table-cell table:number-columns-repeated="8"/>
        </table:table-row>
        <table:table-row table:style-name="ro1">
          <table:table-cell office:value-type="float" office:value="1060.27581" calcext:value-type="float">
            <text:p>1060.27581</text:p>
          </table:table-cell>
          <table:table-cell office:value-type="float" office:value="0.084251" calcext:value-type="float">
            <text:p>0.084251</text:p>
          </table:table-cell>
          <table:table-cell table:number-columns-repeated="8"/>
        </table:table-row>
        <table:table-row table:style-name="ro1">
          <table:table-cell office:value-type="float" office:value="1063.575703" calcext:value-type="float">
            <text:p>1063.575703</text:p>
          </table:table-cell>
          <table:table-cell office:value-type="float" office:value="0.080614" calcext:value-type="float">
            <text:p>0.080614</text:p>
          </table:table-cell>
          <table:table-cell table:number-columns-repeated="8"/>
        </table:table-row>
        <table:table-row table:style-name="ro1">
          <table:table-cell office:value-type="float" office:value="1062.491583" calcext:value-type="float">
            <text:p>1062.491583</text:p>
          </table:table-cell>
          <table:table-cell office:value-type="float" office:value="0.082014" calcext:value-type="float">
            <text:p>0.082014</text:p>
          </table:table-cell>
          <table:table-cell table:number-columns-repeated="8"/>
        </table:table-row>
        <table:table-row table:style-name="ro1">
          <table:table-cell office:value-type="float" office:value="1059.122953" calcext:value-type="float">
            <text:p>1059.122953</text:p>
          </table:table-cell>
          <table:table-cell office:value-type="float" office:value="0.085315" calcext:value-type="float">
            <text:p>0.085315</text:p>
          </table:table-cell>
          <table:table-cell table:number-columns-repeated="8"/>
        </table:table-row>
        <table:table-row table:style-name="ro1">
          <table:table-cell office:value-type="float" office:value="1055.699863" calcext:value-type="float">
            <text:p>1055.699863</text:p>
          </table:table-cell>
          <table:table-cell office:value-type="float" office:value="0.088231" calcext:value-type="float">
            <text:p>0.088231</text:p>
          </table:table-cell>
          <table:table-cell table:number-columns-repeated="8"/>
        </table:table-row>
        <table:table-row table:style-name="ro1">
          <table:table-cell office:value-type="float" office:value="1052.056703" calcext:value-type="float">
            <text:p>1052.056703</text:p>
          </table:table-cell>
          <table:table-cell office:value-type="float" office:value="0.090506" calcext:value-type="float">
            <text:p>0.090506</text:p>
          </table:table-cell>
          <table:table-cell table:number-columns-repeated="8"/>
        </table:table-row>
        <table:table-row table:style-name="ro1">
          <table:table-cell office:value-type="float" office:value="1048.922123" calcext:value-type="float">
            <text:p>1048.922123</text:p>
          </table:table-cell>
          <table:table-cell office:value-type="float" office:value="0.092212" calcext:value-type="float">
            <text:p>0.092212</text:p>
          </table:table-cell>
          <table:table-cell table:number-columns-repeated="8"/>
        </table:table-row>
        <table:table-row table:style-name="ro1">
          <table:table-cell office:value-type="float" office:value="1044.446983" calcext:value-type="float">
            <text:p>1044.446983</text:p>
          </table:table-cell>
          <table:table-cell office:value-type="float" office:value="0.093196" calcext:value-type="float">
            <text:p>0.093196</text:p>
          </table:table-cell>
          <table:table-cell table:number-columns-repeated="8"/>
        </table:table-row>
        <table:table-row table:style-name="ro1">
          <table:table-cell office:value-type="float" office:value="1041.065247" calcext:value-type="float">
            <text:p>1041.065247</text:p>
          </table:table-cell>
          <table:table-cell office:value-type="float" office:value="0.093594" calcext:value-type="float">
            <text:p>0.093594</text:p>
          </table:table-cell>
          <table:table-cell table:number-columns-repeated="8"/>
        </table:table-row>
        <table:table-row table:style-name="ro1">
          <table:table-cell office:value-type="float" office:value="1037.383593" calcext:value-type="float">
            <text:p>1037.383593</text:p>
          </table:table-cell>
          <table:table-cell office:value-type="float" office:value="0.093353" calcext:value-type="float">
            <text:p>0.093353</text:p>
          </table:table-cell>
          <table:table-cell table:number-columns-repeated="8"/>
        </table:table-row>
        <table:table-row table:style-name="ro1">
          <table:table-cell office:value-type="float" office:value="1033.501203" calcext:value-type="float">
            <text:p>1033.501203</text:p>
          </table:table-cell>
          <table:table-cell office:value-type="float" office:value="0.092353" calcext:value-type="float">
            <text:p>0.092353</text:p>
          </table:table-cell>
          <table:table-cell table:number-columns-repeated="8"/>
        </table:table-row>
        <table:table-row table:style-name="ro1">
          <table:table-cell office:value-type="float" office:value="1029.853327" calcext:value-type="float">
            <text:p>1029.853327</text:p>
          </table:table-cell>
          <table:table-cell office:value-type="float" office:value="0.090625" calcext:value-type="float">
            <text:p>0.090625</text:p>
          </table:table-cell>
          <table:table-cell table:number-columns-repeated="8"/>
        </table:table-row>
        <table:table-row table:style-name="ro1">
          <table:table-cell office:value-type="float" office:value="1025.37953" calcext:value-type="float">
            <text:p>1025.37953</text:p>
          </table:table-cell>
          <table:table-cell office:value-type="float" office:value="0.088249" calcext:value-type="float">
            <text:p>0.088249</text:p>
          </table:table-cell>
          <table:table-cell table:number-columns-repeated="8"/>
        </table:table-row>
        <table:table-row table:style-name="ro1">
          <table:table-cell office:value-type="float" office:value="1058.966747" calcext:value-type="float">
            <text:p>1058.966747</text:p>
          </table:table-cell>
          <table:table-cell/>
          <table:table-cell office:value-type="float" office:value="0.113102" calcext:value-type="float">
            <text:p>0.113102</text:p>
          </table:table-cell>
          <table:table-cell table:number-columns-repeated="7"/>
        </table:table-row>
        <table:table-row table:style-name="ro1">
          <table:table-cell office:value-type="float" office:value="1054.531612" calcext:value-type="float">
            <text:p>1054.531612</text:p>
          </table:table-cell>
          <table:table-cell/>
          <table:table-cell office:value-type="float" office:value="0.117066" calcext:value-type="float">
            <text:p>0.117066</text:p>
          </table:table-cell>
          <table:table-cell table:number-columns-repeated="7"/>
        </table:table-row>
        <table:table-row table:style-name="ro1">
          <table:table-cell office:value-type="float" office:value="1051.073797" calcext:value-type="float">
            <text:p>1051.073797</text:p>
          </table:table-cell>
          <table:table-cell/>
          <table:table-cell office:value-type="float" office:value="0.120101" calcext:value-type="float">
            <text:p>0.120101</text:p>
          </table:table-cell>
          <table:table-cell table:number-columns-repeated="7"/>
        </table:table-row>
        <table:table-row table:style-name="ro1">
          <table:table-cell office:value-type="float" office:value="1047.73554" calcext:value-type="float">
            <text:p>1047.73554</text:p>
          </table:table-cell>
          <table:table-cell/>
          <table:table-cell office:value-type="float" office:value="0.122284" calcext:value-type="float">
            <text:p>0.122284</text:p>
          </table:table-cell>
          <table:table-cell table:number-columns-repeated="7"/>
        </table:table-row>
        <table:table-row table:style-name="ro1">
          <table:table-cell office:value-type="float" office:value="1043.381938" calcext:value-type="float">
            <text:p>1043.381938</text:p>
          </table:table-cell>
          <table:table-cell/>
          <table:table-cell office:value-type="float" office:value="0.123797" calcext:value-type="float">
            <text:p>0.123797</text:p>
          </table:table-cell>
          <table:table-cell table:number-columns-repeated="7"/>
        </table:table-row>
        <table:table-row table:style-name="ro1">
          <table:table-cell office:value-type="float" office:value="1039.867338" calcext:value-type="float">
            <text:p>1039.867338</text:p>
          </table:table-cell>
          <table:table-cell/>
          <table:table-cell office:value-type="float" office:value="0.124169" calcext:value-type="float">
            <text:p>0.124169</text:p>
          </table:table-cell>
          <table:table-cell table:number-columns-repeated="7"/>
        </table:table-row>
        <table:table-row table:style-name="ro1">
          <table:table-cell office:value-type="float" office:value="1036.50354" calcext:value-type="float">
            <text:p>1036.50354</text:p>
          </table:table-cell>
          <table:table-cell/>
          <table:table-cell office:value-type="float" office:value="0.124033" calcext:value-type="float">
            <text:p>0.124033</text:p>
          </table:table-cell>
          <table:table-cell table:number-columns-repeated="7"/>
        </table:table-row>
        <table:table-row table:style-name="ro1">
          <table:table-cell office:value-type="float" office:value="1033.16382" calcext:value-type="float">
            <text:p>1033.16382</text:p>
          </table:table-cell>
          <table:table-cell/>
          <table:table-cell office:value-type="float" office:value="0.122813" calcext:value-type="float">
            <text:p>0.122813</text:p>
          </table:table-cell>
          <table:table-cell table:number-columns-repeated="7"/>
        </table:table-row>
        <table:table-row table:style-name="ro1">
          <table:table-cell office:value-type="float" office:value="1028.637302" calcext:value-type="float">
            <text:p>1028.637302</text:p>
          </table:table-cell>
          <table:table-cell/>
          <table:table-cell office:value-type="float" office:value="0.120869" calcext:value-type="float">
            <text:p>0.120869</text:p>
          </table:table-cell>
          <table:table-cell table:number-columns-repeated="7"/>
        </table:table-row>
        <table:table-row table:style-name="ro1">
          <table:table-cell office:value-type="float" office:value="1025.247035" calcext:value-type="float">
            <text:p>1025.247035</text:p>
          </table:table-cell>
          <table:table-cell/>
          <table:table-cell office:value-type="float" office:value="0.118011" calcext:value-type="float">
            <text:p>0.118011</text:p>
          </table:table-cell>
          <table:table-cell table:number-columns-repeated="7"/>
        </table:table-row>
        <table:table-row table:style-name="ro1">
          <table:table-cell office:value-type="float" office:value="1021.191962" calcext:value-type="float">
            <text:p>1021.191962</text:p>
          </table:table-cell>
          <table:table-cell/>
          <table:table-cell office:value-type="float" office:value="0.113802" calcext:value-type="float">
            <text:p>0.113802</text:p>
          </table:table-cell>
          <table:table-cell table:number-columns-repeated="7"/>
        </table:table-row>
        <table:table-row table:style-name="ro1">
          <table:table-cell office:value-type="float" office:value="1017.510588" calcext:value-type="float">
            <text:p>1017.510588</text:p>
          </table:table-cell>
          <table:table-cell/>
          <table:table-cell office:value-type="float" office:value="0.108705" calcext:value-type="float">
            <text:p>0.108705</text:p>
          </table:table-cell>
          <table:table-cell table:number-columns-repeated="7"/>
        </table:table-row>
        <table:table-row table:style-name="ro1">
          <table:table-cell office:value-type="float" office:value="1014.029358" calcext:value-type="float">
            <text:p>1014.029358</text:p>
          </table:table-cell>
          <table:table-cell/>
          <table:table-cell office:value-type="float" office:value="0.102245" calcext:value-type="float">
            <text:p>0.102245</text:p>
          </table:table-cell>
          <table:table-cell table:number-columns-repeated="7"/>
        </table:table-row>
        <table:table-row table:style-name="ro1">
          <table:table-cell office:value-type="float" office:value="1010.651343" calcext:value-type="float">
            <text:p>1010.651343</text:p>
          </table:table-cell>
          <table:table-cell/>
          <table:table-cell office:value-type="float" office:value="0.094627" calcext:value-type="float">
            <text:p>0.094627</text:p>
          </table:table-cell>
          <table:table-cell table:number-columns-repeated="7"/>
        </table:table-row>
        <table:table-row table:style-name="ro1">
          <table:table-cell office:value-type="float" office:value="1007.275293" calcext:value-type="float">
            <text:p>1007.275293</text:p>
          </table:table-cell>
          <table:table-cell/>
          <table:table-cell office:value-type="float" office:value="0.085845" calcext:value-type="float">
            <text:p>0.085845</text:p>
          </table:table-cell>
          <table:table-cell table:number-columns-repeated="7"/>
        </table:table-row>
        <table:table-row table:style-name="ro1">
          <table:table-cell office:value-type="float" office:value="1001.83004" calcext:value-type="float">
            <text:p>1001.83004</text:p>
          </table:table-cell>
          <table:table-cell/>
          <table:table-cell office:value-type="float" office:value="0.075933" calcext:value-type="float">
            <text:p>0.075933</text:p>
          </table:table-cell>
          <table:table-cell table:number-columns-repeated="7"/>
        </table:table-row>
        <table:table-row table:style-name="ro1">
          <table:table-cell office:value-type="float" office:value="999.415027" calcext:value-type="float">
            <text:p>999.415027</text:p>
          </table:table-cell>
          <table:table-cell/>
          <table:table-cell office:value-type="float" office:value="0.065215" calcext:value-type="float">
            <text:p>0.065215</text:p>
          </table:table-cell>
          <table:table-cell table:number-columns-repeated="7"/>
        </table:table-row>
        <table:table-row table:style-name="ro1">
          <table:table-cell office:value-type="float" office:value="994.97383" calcext:value-type="float">
            <text:p>994.97383</text:p>
          </table:table-cell>
          <table:table-cell/>
          <table:table-cell office:value-type="float" office:value="0.0537" calcext:value-type="float">
            <text:p>0.0537</text:p>
          </table:table-cell>
          <table:table-cell table:number-columns-repeated="7"/>
        </table:table-row>
        <table:table-row table:style-name="ro1">
          <table:table-cell office:value-type="float" office:value="990.492826" calcext:value-type="float">
            <text:p>990.492826</text:p>
          </table:table-cell>
          <table:table-cell/>
          <table:table-cell office:value-type="float" office:value="0.041914" calcext:value-type="float">
            <text:p>0.041914</text:p>
          </table:table-cell>
          <table:table-cell table:number-columns-repeated="7"/>
        </table:table-row>
        <table:table-row table:style-name="ro1">
          <table:table-cell office:value-type="float" office:value="987.039735" calcext:value-type="float">
            <text:p>987.039735</text:p>
          </table:table-cell>
          <table:table-cell/>
          <table:table-cell office:value-type="float" office:value="0.031172" calcext:value-type="float">
            <text:p>0.031172</text:p>
          </table:table-cell>
          <table:table-cell table:number-columns-repeated="7"/>
        </table:table-row>
        <table:table-row table:style-name="ro1">
          <table:table-cell office:value-type="float" office:value="983.670128" calcext:value-type="float">
            <text:p>983.670128</text:p>
          </table:table-cell>
          <table:table-cell/>
          <table:table-cell office:value-type="float" office:value="0.022413" calcext:value-type="float">
            <text:p>0.022413</text:p>
          </table:table-cell>
          <table:table-cell table:number-columns-repeated="7"/>
        </table:table-row>
        <table:table-row table:style-name="ro1">
          <table:table-cell office:value-type="float" office:value="980.317808" calcext:value-type="float">
            <text:p>980.317808</text:p>
          </table:table-cell>
          <table:table-cell/>
          <table:table-cell office:value-type="float" office:value="0.015621" calcext:value-type="float">
            <text:p>0.015621</text:p>
          </table:table-cell>
          <table:table-cell table:number-columns-repeated="7"/>
        </table:table-row>
        <table:table-row table:style-name="ro1">
          <table:table-cell office:value-type="float" office:value="975.860176" calcext:value-type="float">
            <text:p>975.860176</text:p>
          </table:table-cell>
          <table:table-cell/>
          <table:table-cell office:value-type="float" office:value="0.010231" calcext:value-type="float">
            <text:p>0.010231</text:p>
          </table:table-cell>
          <table:table-cell table:number-columns-repeated="7"/>
        </table:table-row>
        <table:table-row table:style-name="ro1">
          <table:table-cell office:value-type="float" office:value="972.445663" calcext:value-type="float">
            <text:p>972.445663</text:p>
          </table:table-cell>
          <table:table-cell/>
          <table:table-cell office:value-type="float" office:value="0.006621" calcext:value-type="float">
            <text:p>0.006621</text:p>
          </table:table-cell>
          <table:table-cell table:number-columns-repeated="7"/>
        </table:table-row>
        <table:table-row table:style-name="ro1">
          <table:table-cell office:value-type="float" office:value="970.183256" calcext:value-type="float">
            <text:p>970.183256</text:p>
          </table:table-cell>
          <table:table-cell/>
          <table:table-cell office:value-type="float" office:value="0.004585" calcext:value-type="float">
            <text:p>0.004585</text:p>
          </table:table-cell>
          <table:table-cell table:number-columns-repeated="7"/>
        </table:table-row>
        <table:table-row table:style-name="ro1">
          <table:table-cell office:value-type="float" office:value="964.599542" calcext:value-type="float">
            <text:p>964.599542</text:p>
          </table:table-cell>
          <table:table-cell/>
          <table:table-cell office:value-type="float" office:value="0.003668" calcext:value-type="float">
            <text:p>0.003668</text:p>
          </table:table-cell>
          <table:table-cell table:number-columns-repeated="7"/>
        </table:table-row>
        <table:table-row table:style-name="ro1">
          <table:table-cell office:value-type="float" office:value="961.291844" calcext:value-type="float">
            <text:p>961.291844</text:p>
          </table:table-cell>
          <table:table-cell/>
          <table:table-cell office:value-type="float" office:value="0.003782" calcext:value-type="float">
            <text:p>0.003782</text:p>
          </table:table-cell>
          <table:table-cell table:number-columns-repeated="7"/>
        </table:table-row>
        <table:table-row table:style-name="ro1">
          <table:table-cell office:value-type="float" office:value="957.848722" calcext:value-type="float">
            <text:p>957.848722</text:p>
          </table:table-cell>
          <table:table-cell/>
          <table:table-cell office:value-type="float" office:value="0.005017" calcext:value-type="float">
            <text:p>0.005017</text:p>
          </table:table-cell>
          <table:table-cell table:number-columns-repeated="7"/>
        </table:table-row>
        <table:table-row table:style-name="ro1">
          <table:table-cell office:value-type="float" office:value="953.37367" calcext:value-type="float">
            <text:p>953.37367</text:p>
          </table:table-cell>
          <table:table-cell/>
          <table:table-cell office:value-type="float" office:value="0.007446" calcext:value-type="float">
            <text:p>0.007446</text:p>
          </table:table-cell>
          <table:table-cell table:number-columns-repeated="7"/>
        </table:table-row>
        <table:table-row table:style-name="ro1">
          <table:table-cell office:value-type="float" office:value="950.010213" calcext:value-type="float">
            <text:p>950.010213</text:p>
          </table:table-cell>
          <table:table-cell/>
          <table:table-cell office:value-type="float" office:value="0.011307" calcext:value-type="float">
            <text:p>0.011307</text:p>
          </table:table-cell>
          <table:table-cell table:number-columns-repeated="7"/>
        </table:table-row>
        <table:table-row table:style-name="ro1">
          <table:table-cell office:value-type="float" office:value="946.638307" calcext:value-type="float">
            <text:p>946.638307</text:p>
          </table:table-cell>
          <table:table-cell/>
          <table:table-cell office:value-type="float" office:value="0.016978" calcext:value-type="float">
            <text:p>0.016978</text:p>
          </table:table-cell>
          <table:table-cell table:number-columns-repeated="7"/>
        </table:table-row>
        <table:table-row table:style-name="ro1">
          <table:table-cell office:value-type="float" office:value="942.30366" calcext:value-type="float">
            <text:p>942.30366</text:p>
          </table:table-cell>
          <table:table-cell/>
          <table:table-cell office:value-type="float" office:value="0.024635" calcext:value-type="float">
            <text:p>0.024635</text:p>
          </table:table-cell>
          <table:table-cell table:number-columns-repeated="7"/>
        </table:table-row>
        <table:table-row table:style-name="ro1">
          <table:table-cell office:value-type="float" office:value="938.765612" calcext:value-type="float">
            <text:p>938.765612</text:p>
          </table:table-cell>
          <table:table-cell/>
          <table:table-cell office:value-type="float" office:value="0.033843" calcext:value-type="float">
            <text:p>0.033843</text:p>
          </table:table-cell>
          <table:table-cell table:number-columns-repeated="7"/>
        </table:table-row>
        <table:table-row table:style-name="ro1">
          <table:table-cell office:value-type="float" office:value="934.306569" calcext:value-type="float">
            <text:p>934.306569</text:p>
          </table:table-cell>
          <table:table-cell/>
          <table:table-cell office:value-type="float" office:value="0.044059" calcext:value-type="float">
            <text:p>0.044059</text:p>
          </table:table-cell>
          <table:table-cell table:number-columns-repeated="7"/>
        </table:table-row>
        <table:table-row table:style-name="ro1">
          <table:table-cell office:value-type="float" office:value="930.908836" calcext:value-type="float">
            <text:p>930.908836</text:p>
          </table:table-cell>
          <table:table-cell/>
          <table:table-cell office:value-type="float" office:value="0.054582" calcext:value-type="float">
            <text:p>0.054582</text:p>
          </table:table-cell>
          <table:table-cell table:number-columns-repeated="7"/>
        </table:table-row>
        <table:table-row table:style-name="ro1">
          <table:table-cell office:value-type="float" office:value="927.553492" calcext:value-type="float">
            <text:p>927.553492</text:p>
          </table:table-cell>
          <table:table-cell/>
          <table:table-cell office:value-type="float" office:value="0.065095" calcext:value-type="float">
            <text:p>0.065095</text:p>
          </table:table-cell>
          <table:table-cell table:number-columns-repeated="7"/>
        </table:table-row>
        <table:table-row table:style-name="ro1">
          <table:table-cell office:value-type="float" office:value="923.110091" calcext:value-type="float">
            <text:p>923.110091</text:p>
          </table:table-cell>
          <table:table-cell/>
          <table:table-cell office:value-type="float" office:value="0.074557" calcext:value-type="float">
            <text:p>0.074557</text:p>
          </table:table-cell>
          <table:table-cell table:number-columns-repeated="7"/>
        </table:table-row>
        <table:table-row table:style-name="ro1">
          <table:table-cell office:value-type="float" office:value="919.800468" calcext:value-type="float">
            <text:p>919.800468</text:p>
          </table:table-cell>
          <table:table-cell/>
          <table:table-cell office:value-type="float" office:value="0.083148" calcext:value-type="float">
            <text:p>0.083148</text:p>
          </table:table-cell>
          <table:table-cell table:number-columns-repeated="7"/>
        </table:table-row>
        <table:table-row table:style-name="ro1">
          <table:table-cell office:value-type="float" office:value="916.345751" calcext:value-type="float">
            <text:p>916.345751</text:p>
          </table:table-cell>
          <table:table-cell/>
          <table:table-cell office:value-type="float" office:value="0.091093" calcext:value-type="float">
            <text:p>0.091093</text:p>
          </table:table-cell>
          <table:table-cell table:number-columns-repeated="7"/>
        </table:table-row>
        <table:table-row table:style-name="ro1">
          <table:table-cell office:value-type="float" office:value="911.894868" calcext:value-type="float">
            <text:p>911.894868</text:p>
          </table:table-cell>
          <table:table-cell/>
          <table:table-cell office:value-type="float" office:value="0.098293" calcext:value-type="float">
            <text:p>0.098293</text:p>
          </table:table-cell>
          <table:table-cell table:number-columns-repeated="7"/>
        </table:table-row>
        <table:table-row table:style-name="ro1">
          <table:table-cell office:value-type="float" office:value="909.578492" calcext:value-type="float">
            <text:p>909.578492</text:p>
          </table:table-cell>
          <table:table-cell/>
          <table:table-cell office:value-type="float" office:value="0.104437" calcext:value-type="float">
            <text:p>0.104437</text:p>
          </table:table-cell>
          <table:table-cell table:number-columns-repeated="7"/>
        </table:table-row>
        <table:table-row table:style-name="ro1">
          <table:table-cell office:value-type="float" office:value="905.201439" calcext:value-type="float">
            <text:p>905.201439</text:p>
          </table:table-cell>
          <table:table-cell/>
          <table:table-cell office:value-type="float" office:value="0.109578" calcext:value-type="float">
            <text:p>0.109578</text:p>
          </table:table-cell>
          <table:table-cell table:number-columns-repeated="7"/>
        </table:table-row>
        <table:table-row table:style-name="ro1">
          <table:table-cell office:value-type="float" office:value="901.768821" calcext:value-type="float">
            <text:p>901.768821</text:p>
          </table:table-cell>
          <table:table-cell/>
          <table:table-cell office:value-type="float" office:value="0.113903" calcext:value-type="float">
            <text:p>0.113903</text:p>
          </table:table-cell>
          <table:table-cell table:number-columns-repeated="7"/>
        </table:table-row>
        <table:table-row table:style-name="ro1">
          <table:table-cell office:value-type="float" office:value="897.32771" calcext:value-type="float">
            <text:p>897.32771</text:p>
          </table:table-cell>
          <table:table-cell/>
          <table:table-cell office:value-type="float" office:value="0.117426" calcext:value-type="float">
            <text:p>0.117426</text:p>
          </table:table-cell>
          <table:table-cell table:number-columns-repeated="7"/>
        </table:table-row>
        <table:table-row table:style-name="ro1">
          <table:table-cell office:value-type="float" office:value="893.927617" calcext:value-type="float">
            <text:p>893.927617</text:p>
          </table:table-cell>
          <table:table-cell/>
          <table:table-cell office:value-type="float" office:value="0.120265" calcext:value-type="float">
            <text:p>0.120265</text:p>
          </table:table-cell>
          <table:table-cell table:number-columns-repeated="7"/>
        </table:table-row>
        <table:table-row table:style-name="ro1">
          <table:table-cell office:value-type="float" office:value="889.393177" calcext:value-type="float">
            <text:p>889.393177</text:p>
          </table:table-cell>
          <table:table-cell/>
          <table:table-cell office:value-type="float" office:value="0.122084" calcext:value-type="float">
            <text:p>0.122084</text:p>
          </table:table-cell>
          <table:table-cell table:number-columns-repeated="7"/>
        </table:table-row>
        <table:table-row table:style-name="ro1">
          <table:table-cell office:value-type="float" office:value="886.020167" calcext:value-type="float">
            <text:p>886.020167</text:p>
          </table:table-cell>
          <table:table-cell/>
          <table:table-cell office:value-type="float" office:value="0.1233" calcext:value-type="float">
            <text:p>0.1233</text:p>
          </table:table-cell>
          <table:table-cell table:number-columns-repeated="7"/>
        </table:table-row>
        <table:table-row table:style-name="ro1">
          <table:table-cell office:value-type="float" office:value="883.754247" calcext:value-type="float">
            <text:p>883.754247</text:p>
          </table:table-cell>
          <table:table-cell/>
          <table:table-cell office:value-type="float" office:value="0.123596" calcext:value-type="float">
            <text:p>0.123596</text:p>
          </table:table-cell>
          <table:table-cell table:number-columns-repeated="7"/>
        </table:table-row>
        <table:table-row table:style-name="ro1">
          <table:table-cell office:value-type="float" office:value="878.14429" calcext:value-type="float">
            <text:p>878.14429</text:p>
          </table:table-cell>
          <table:table-cell/>
          <table:table-cell office:value-type="float" office:value="0.123169" calcext:value-type="float">
            <text:p>0.123169</text:p>
          </table:table-cell>
          <table:table-cell table:number-columns-repeated="7"/>
        </table:table-row>
        <table:table-row table:style-name="ro1">
          <table:table-cell office:value-type="float" office:value="873.862537" calcext:value-type="float">
            <text:p>873.862537</text:p>
          </table:table-cell>
          <table:table-cell/>
          <table:table-cell office:value-type="float" office:value="0.121688" calcext:value-type="float">
            <text:p>0.121688</text:p>
          </table:table-cell>
          <table:table-cell table:number-columns-repeated="7"/>
        </table:table-row>
        <table:table-row table:style-name="ro1">
          <table:table-cell office:value-type="float" office:value="871.453641" calcext:value-type="float">
            <text:p>871.453641</text:p>
          </table:table-cell>
          <table:table-cell/>
          <table:table-cell office:value-type="float" office:value="0.119331" calcext:value-type="float">
            <text:p>0.119331</text:p>
          </table:table-cell>
          <table:table-cell table:number-columns-repeated="7"/>
        </table:table-row>
        <table:table-row table:style-name="ro1">
          <table:table-cell office:value-type="float" office:value="867.885995" calcext:value-type="float">
            <text:p>867.885995</text:p>
          </table:table-cell>
          <table:table-cell/>
          <table:table-cell office:value-type="float" office:value="0.11595" calcext:value-type="float">
            <text:p>0.11595</text:p>
          </table:table-cell>
          <table:table-cell table:number-columns-repeated="7"/>
        </table:table-row>
        <table:table-row table:style-name="ro1">
          <table:table-cell office:value-type="float" office:value="864.713995" calcext:value-type="float">
            <text:p>864.713995</text:p>
          </table:table-cell>
          <table:table-cell/>
          <table:table-cell office:value-type="float" office:value="0.111753" calcext:value-type="float">
            <text:p>0.111753</text:p>
          </table:table-cell>
          <table:table-cell table:number-columns-repeated="7"/>
        </table:table-row>
        <table:table-row table:style-name="ro1">
          <table:table-cell office:value-type="float" office:value="859.287902" calcext:value-type="float">
            <text:p>859.287902</text:p>
          </table:table-cell>
          <table:table-cell/>
          <table:table-cell office:value-type="float" office:value="0.106452" calcext:value-type="float">
            <text:p>0.106452</text:p>
          </table:table-cell>
          <table:table-cell table:number-columns-repeated="7"/>
        </table:table-row>
        <table:table-row table:style-name="ro1">
          <table:table-cell office:value-type="float" office:value="855.746243" calcext:value-type="float">
            <text:p>855.746243</text:p>
          </table:table-cell>
          <table:table-cell/>
          <table:table-cell office:value-type="float" office:value="0.099983" calcext:value-type="float">
            <text:p>0.099983</text:p>
          </table:table-cell>
          <table:table-cell table:number-columns-repeated="7"/>
        </table:table-row>
        <table:table-row table:style-name="ro1">
          <table:table-cell office:value-type="float" office:value="852.41207" calcext:value-type="float">
            <text:p>852.41207</text:p>
          </table:table-cell>
          <table:table-cell/>
          <table:table-cell office:value-type="float" office:value="0.092098" calcext:value-type="float">
            <text:p>0.092098</text:p>
          </table:table-cell>
          <table:table-cell table:number-columns-repeated="7"/>
        </table:table-row>
        <table:table-row table:style-name="ro1">
          <table:table-cell office:value-type="float" office:value="848.973943" calcext:value-type="float">
            <text:p>848.973943</text:p>
          </table:table-cell>
          <table:table-cell/>
          <table:table-cell office:value-type="float" office:value="0.083148" calcext:value-type="float">
            <text:p>0.083148</text:p>
          </table:table-cell>
          <table:table-cell table:number-columns-repeated="7"/>
        </table:table-row>
        <table:table-row table:style-name="ro1">
          <table:table-cell office:value-type="float" office:value="844.583564" calcext:value-type="float">
            <text:p>844.583564</text:p>
          </table:table-cell>
          <table:table-cell/>
          <table:table-cell office:value-type="float" office:value="0.073221" calcext:value-type="float">
            <text:p>0.073221</text:p>
          </table:table-cell>
          <table:table-cell table:number-columns-repeated="7"/>
        </table:table-row>
        <table:table-row table:style-name="ro1">
          <table:table-cell office:value-type="float" office:value="840.589417" calcext:value-type="float">
            <text:p>840.589417</text:p>
          </table:table-cell>
          <table:table-cell/>
          <table:table-cell office:value-type="float" office:value="0.062516" calcext:value-type="float">
            <text:p>0.062516</text:p>
          </table:table-cell>
          <table:table-cell table:number-columns-repeated="7"/>
        </table:table-row>
        <table:table-row table:style-name="ro1">
          <table:table-cell office:value-type="float" office:value="837.895801" calcext:value-type="float">
            <text:p>837.895801</text:p>
          </table:table-cell>
          <table:table-cell/>
          <table:table-cell office:value-type="float" office:value="0.051108" calcext:value-type="float">
            <text:p>0.051108</text:p>
          </table:table-cell>
          <table:table-cell table:number-columns-repeated="7"/>
        </table:table-row>
        <table:table-row table:style-name="ro1">
          <table:table-cell office:value-type="float" office:value="833.751408" calcext:value-type="float">
            <text:p>833.751408</text:p>
          </table:table-cell>
          <table:table-cell/>
          <table:table-cell office:value-type="float" office:value="0.039756" calcext:value-type="float">
            <text:p>0.039756</text:p>
          </table:table-cell>
          <table:table-cell table:number-columns-repeated="7"/>
        </table:table-row>
        <table:table-row table:style-name="ro1">
          <table:table-cell office:value-type="float" office:value="830.183681" calcext:value-type="float">
            <text:p>830.183681</text:p>
          </table:table-cell>
          <table:table-cell/>
          <table:table-cell office:value-type="float" office:value="0.029381" calcext:value-type="float">
            <text:p>0.029381</text:p>
          </table:table-cell>
          <table:table-cell table:number-columns-repeated="7"/>
        </table:table-row>
        <table:table-row table:style-name="ro1">
          <table:table-cell office:value-type="float" office:value="826.138395" calcext:value-type="float">
            <text:p>826.138395</text:p>
          </table:table-cell>
          <table:table-cell/>
          <table:table-cell office:value-type="float" office:value="0.020602" calcext:value-type="float">
            <text:p>0.020602</text:p>
          </table:table-cell>
          <table:table-cell table:number-columns-repeated="7"/>
        </table:table-row>
        <table:table-row table:style-name="ro1">
          <table:table-cell office:value-type="float" office:value="822.055087" calcext:value-type="float">
            <text:p>822.055087</text:p>
          </table:table-cell>
          <table:table-cell/>
          <table:table-cell office:value-type="float" office:value="0.013682" calcext:value-type="float">
            <text:p>0.013682</text:p>
          </table:table-cell>
          <table:table-cell table:number-columns-repeated="7"/>
        </table:table-row>
        <table:table-row table:style-name="ro1">
          <table:table-cell office:value-type="float" office:value="818.244187" calcext:value-type="float">
            <text:p>818.244187</text:p>
          </table:table-cell>
          <table:table-cell/>
          <table:table-cell office:value-type="float" office:value="0.008789" calcext:value-type="float">
            <text:p>0.008789</text:p>
          </table:table-cell>
          <table:table-cell table:number-columns-repeated="7"/>
        </table:table-row>
        <table:table-row table:style-name="ro1">
          <table:table-cell office:value-type="float" office:value="815.275648" calcext:value-type="float">
            <text:p>815.275648</text:p>
          </table:table-cell>
          <table:table-cell/>
          <table:table-cell office:value-type="float" office:value="0.005636" calcext:value-type="float">
            <text:p>0.005636</text:p>
          </table:table-cell>
          <table:table-cell table:number-columns-repeated="7"/>
        </table:table-row>
        <table:table-row table:style-name="ro1">
          <table:table-cell office:value-type="float" office:value="811.909483" calcext:value-type="float">
            <text:p>811.909483</text:p>
          </table:table-cell>
          <table:table-cell/>
          <table:table-cell office:value-type="float" office:value="0.004002" calcext:value-type="float">
            <text:p>0.004002</text:p>
          </table:table-cell>
          <table:table-cell table:number-columns-repeated="7"/>
        </table:table-row>
        <table:table-row table:style-name="ro1">
          <table:table-cell office:value-type="float" office:value="808.551746" calcext:value-type="float">
            <text:p>808.551746</text:p>
          </table:table-cell>
          <table:table-cell/>
          <table:table-cell office:value-type="float" office:value="0.003508" calcext:value-type="float">
            <text:p>0.003508</text:p>
          </table:table-cell>
          <table:table-cell table:number-columns-repeated="7"/>
        </table:table-row>
        <table:table-row table:style-name="ro1">
          <table:table-cell office:value-type="float" office:value="803.005633" calcext:value-type="float">
            <text:p>803.005633</text:p>
          </table:table-cell>
          <table:table-cell/>
          <table:table-cell office:value-type="float" office:value="0.004001" calcext:value-type="float">
            <text:p>0.004001</text:p>
          </table:table-cell>
          <table:table-cell table:number-columns-repeated="7"/>
        </table:table-row>
        <table:table-row table:style-name="ro1">
          <table:table-cell office:value-type="float" office:value="799.748723" calcext:value-type="float">
            <text:p>799.748723</text:p>
          </table:table-cell>
          <table:table-cell/>
          <table:table-cell office:value-type="float" office:value="0.005582" calcext:value-type="float">
            <text:p>0.005582</text:p>
          </table:table-cell>
          <table:table-cell table:number-columns-repeated="7"/>
        </table:table-row>
        <table:table-row table:style-name="ro1">
          <table:table-cell office:value-type="float" office:value="796.21736" calcext:value-type="float">
            <text:p>796.21736</text:p>
          </table:table-cell>
          <table:table-cell/>
          <table:table-cell office:value-type="float" office:value="0.008422" calcext:value-type="float">
            <text:p>0.008422</text:p>
          </table:table-cell>
          <table:table-cell table:number-columns-repeated="7"/>
        </table:table-row>
        <table:table-row table:style-name="ro1">
          <table:table-cell office:value-type="float" office:value="792.816301" calcext:value-type="float">
            <text:p>792.816301</text:p>
          </table:table-cell>
          <table:table-cell/>
          <table:table-cell office:value-type="float" office:value="0.012795" calcext:value-type="float">
            <text:p>0.012795</text:p>
          </table:table-cell>
          <table:table-cell table:number-columns-repeated="7"/>
        </table:table-row>
        <table:table-row table:style-name="ro1">
          <table:table-cell office:value-type="float" office:value="789.537896" calcext:value-type="float">
            <text:p>789.537896</text:p>
          </table:table-cell>
          <table:table-cell/>
          <table:table-cell office:value-type="float" office:value="0.018813" calcext:value-type="float">
            <text:p>0.018813</text:p>
          </table:table-cell>
          <table:table-cell table:number-columns-repeated="7"/>
        </table:table-row>
        <table:table-row table:style-name="ro1">
          <table:table-cell office:value-type="float" office:value="785.791173" calcext:value-type="float">
            <text:p>785.791173</text:p>
          </table:table-cell>
          <table:table-cell/>
          <table:table-cell office:value-type="float" office:value="0.026656" calcext:value-type="float">
            <text:p>0.026656</text:p>
          </table:table-cell>
          <table:table-cell table:number-columns-repeated="7"/>
        </table:table-row>
        <table:table-row table:style-name="ro1">
          <table:table-cell office:value-type="float" office:value="781.689057" calcext:value-type="float">
            <text:p>781.689057</text:p>
          </table:table-cell>
          <table:table-cell/>
          <table:table-cell office:value-type="float" office:value="0.03591" calcext:value-type="float">
            <text:p>0.03591</text:p>
          </table:table-cell>
          <table:table-cell table:number-columns-repeated="7"/>
        </table:table-row>
        <table:table-row table:style-name="ro1">
          <table:table-cell office:value-type="float" office:value="778.232615" calcext:value-type="float">
            <text:p>778.232615</text:p>
          </table:table-cell>
          <table:table-cell/>
          <table:table-cell office:value-type="float" office:value="0.046104" calcext:value-type="float">
            <text:p>0.046104</text:p>
          </table:table-cell>
          <table:table-cell table:number-columns-repeated="7"/>
        </table:table-row>
        <table:table-row table:style-name="ro1">
          <table:table-cell office:value-type="float" office:value="773.799362" calcext:value-type="float">
            <text:p>773.799362</text:p>
          </table:table-cell>
          <table:table-cell/>
          <table:table-cell office:value-type="float" office:value="0.056445" calcext:value-type="float">
            <text:p>0.056445</text:p>
          </table:table-cell>
          <table:table-cell table:number-columns-repeated="7"/>
        </table:table-row>
        <table:table-row table:style-name="ro1">
          <table:table-cell office:value-type="float" office:value="770.573051" calcext:value-type="float">
            <text:p>770.573051</text:p>
          </table:table-cell>
          <table:table-cell/>
          <table:table-cell office:value-type="float" office:value="0.066482" calcext:value-type="float">
            <text:p>0.066482</text:p>
          </table:table-cell>
          <table:table-cell table:number-columns-repeated="7"/>
        </table:table-row>
        <table:table-row table:style-name="ro1">
          <table:table-cell office:value-type="float" office:value="765.913217" calcext:value-type="float">
            <text:p>765.913217</text:p>
          </table:table-cell>
          <table:table-cell/>
          <table:table-cell office:value-type="float" office:value="0.075911" calcext:value-type="float">
            <text:p>0.075911</text:p>
          </table:table-cell>
          <table:table-cell table:number-columns-repeated="7"/>
        </table:table-row>
        <table:table-row table:style-name="ro1">
          <table:table-cell office:value-type="float" office:value="762.658264" calcext:value-type="float">
            <text:p>762.658264</text:p>
          </table:table-cell>
          <table:table-cell/>
          <table:table-cell office:value-type="float" office:value="0.084338" calcext:value-type="float">
            <text:p>0.084338</text:p>
          </table:table-cell>
          <table:table-cell table:number-columns-repeated="7"/>
        </table:table-row>
        <table:table-row table:style-name="ro1">
          <table:table-cell office:value-type="float" office:value="758.714434" calcext:value-type="float">
            <text:p>758.714434</text:p>
          </table:table-cell>
          <table:table-cell/>
          <table:table-cell office:value-type="float" office:value="0.092077" calcext:value-type="float">
            <text:p>0.092077</text:p>
          </table:table-cell>
          <table:table-cell table:number-columns-repeated="7"/>
        </table:table-row>
        <table:table-row table:style-name="ro1">
          <table:table-cell office:value-type="float" office:value="755.838685" calcext:value-type="float">
            <text:p>755.838685</text:p>
          </table:table-cell>
          <table:table-cell/>
          <table:table-cell office:value-type="float" office:value="0.098956" calcext:value-type="float">
            <text:p>0.098956</text:p>
          </table:table-cell>
          <table:table-cell table:number-columns-repeated="7"/>
        </table:table-row>
        <table:table-row table:style-name="ro1">
          <table:table-cell office:value-type="float" office:value="752.005092" calcext:value-type="float">
            <text:p>752.005092</text:p>
          </table:table-cell>
          <table:table-cell/>
          <table:table-cell office:value-type="float" office:value="0.105061" calcext:value-type="float">
            <text:p>0.105061</text:p>
          </table:table-cell>
          <table:table-cell table:number-columns-repeated="7"/>
        </table:table-row>
        <table:table-row table:style-name="ro1">
          <table:table-cell office:value-type="float" office:value="749.074616" calcext:value-type="float">
            <text:p>749.074616</text:p>
          </table:table-cell>
          <table:table-cell/>
          <table:table-cell office:value-type="float" office:value="0.109991" calcext:value-type="float">
            <text:p>0.109991</text:p>
          </table:table-cell>
          <table:table-cell table:number-columns-repeated="7"/>
        </table:table-row>
        <table:table-row table:style-name="ro1">
          <table:table-cell office:value-type="float" office:value="743.764188" calcext:value-type="float">
            <text:p>743.764188</text:p>
          </table:table-cell>
          <table:table-cell/>
          <table:table-cell office:value-type="float" office:value="0.114298" calcext:value-type="float">
            <text:p>0.114298</text:p>
          </table:table-cell>
          <table:table-cell table:number-columns-repeated="7"/>
        </table:table-row>
        <table:table-row table:style-name="ro1">
          <table:table-cell office:value-type="float" office:value="740.211226" calcext:value-type="float">
            <text:p>740.211226</text:p>
          </table:table-cell>
          <table:table-cell/>
          <table:table-cell office:value-type="float" office:value="0.117667" calcext:value-type="float">
            <text:p>0.117667</text:p>
          </table:table-cell>
          <table:table-cell table:number-columns-repeated="7"/>
        </table:table-row>
        <table:table-row table:style-name="ro1">
          <table:table-cell office:value-type="float" office:value="736.924053" calcext:value-type="float">
            <text:p>736.924053</text:p>
          </table:table-cell>
          <table:table-cell/>
          <table:table-cell office:value-type="float" office:value="0.120102" calcext:value-type="float">
            <text:p>0.120102</text:p>
          </table:table-cell>
          <table:table-cell table:number-columns-repeated="7"/>
        </table:table-row>
        <table:table-row table:style-name="ro1">
          <table:table-cell office:value-type="float" office:value="733.340121" calcext:value-type="float">
            <text:p>733.340121</text:p>
          </table:table-cell>
          <table:table-cell/>
          <table:table-cell office:value-type="float" office:value="0.121882" calcext:value-type="float">
            <text:p>0.121882</text:p>
          </table:table-cell>
          <table:table-cell table:number-columns-repeated="7"/>
        </table:table-row>
        <table:table-row table:style-name="ro1">
          <table:table-cell office:value-type="float" office:value="728.868299" calcext:value-type="float">
            <text:p>728.868299</text:p>
          </table:table-cell>
          <table:table-cell/>
          <table:table-cell office:value-type="float" office:value="0.122854" calcext:value-type="float">
            <text:p>0.122854</text:p>
          </table:table-cell>
          <table:table-cell table:number-columns-repeated="7"/>
        </table:table-row>
        <table:table-row table:style-name="ro1">
          <table:table-cell office:value-type="float" office:value="725.471003" calcext:value-type="float">
            <text:p>725.471003</text:p>
          </table:table-cell>
          <table:table-cell/>
          <table:table-cell office:value-type="float" office:value="0.122949" calcext:value-type="float">
            <text:p>0.122949</text:p>
          </table:table-cell>
          <table:table-cell table:number-columns-repeated="7"/>
        </table:table-row>
        <table:table-row table:style-name="ro1">
          <table:table-cell office:value-type="float" office:value="720.990534" calcext:value-type="float">
            <text:p>720.990534</text:p>
          </table:table-cell>
          <table:table-cell/>
          <table:table-cell office:value-type="float" office:value="0.122002" calcext:value-type="float">
            <text:p>0.122002</text:p>
          </table:table-cell>
          <table:table-cell table:number-columns-repeated="7"/>
        </table:table-row>
        <table:table-row table:style-name="ro1">
          <table:table-cell office:value-type="float" office:value="717.604718" calcext:value-type="float">
            <text:p>717.604718</text:p>
          </table:table-cell>
          <table:table-cell/>
          <table:table-cell office:value-type="float" office:value="0.120592" calcext:value-type="float">
            <text:p>0.120592</text:p>
          </table:table-cell>
          <table:table-cell table:number-columns-repeated="7"/>
        </table:table-row>
        <table:table-row table:style-name="ro1">
          <table:table-cell office:value-type="float" office:value="714.226692" calcext:value-type="float">
            <text:p>714.226692</text:p>
          </table:table-cell>
          <table:table-cell/>
          <table:table-cell office:value-type="float" office:value="0.117826" calcext:value-type="float">
            <text:p>0.117826</text:p>
          </table:table-cell>
          <table:table-cell table:number-columns-repeated="7"/>
        </table:table-row>
        <table:table-row table:style-name="ro1">
          <table:table-cell office:value-type="float" office:value="709.786606" calcext:value-type="float">
            <text:p>709.786606</text:p>
          </table:table-cell>
          <table:table-cell/>
          <table:table-cell office:value-type="float" office:value="0.114265" calcext:value-type="float">
            <text:p>0.114265</text:p>
          </table:table-cell>
          <table:table-cell table:number-columns-repeated="7"/>
        </table:table-row>
        <table:table-row table:style-name="ro1">
          <table:table-cell office:value-type="float" office:value="705.311857" calcext:value-type="float">
            <text:p>705.311857</text:p>
          </table:table-cell>
          <table:table-cell/>
          <table:table-cell office:value-type="float" office:value="0.109465" calcext:value-type="float">
            <text:p>0.109465</text:p>
          </table:table-cell>
          <table:table-cell table:number-columns-repeated="7"/>
        </table:table-row>
        <table:table-row table:style-name="ro1">
          <table:table-cell office:value-type="float" office:value="702.009014" calcext:value-type="float">
            <text:p>702.009014</text:p>
          </table:table-cell>
          <table:table-cell/>
          <table:table-cell office:value-type="float" office:value="0.103164" calcext:value-type="float">
            <text:p>0.103164</text:p>
          </table:table-cell>
          <table:table-cell table:number-columns-repeated="7"/>
        </table:table-row>
        <table:table-row table:style-name="ro1">
          <table:table-cell office:value-type="float" office:value="698.758536" calcext:value-type="float">
            <text:p>698.758536</text:p>
          </table:table-cell>
          <table:table-cell/>
          <table:table-cell office:value-type="float" office:value="0.096167" calcext:value-type="float">
            <text:p>0.096167</text:p>
          </table:table-cell>
          <table:table-cell table:number-columns-repeated="7"/>
        </table:table-row>
        <table:table-row table:style-name="ro1">
          <table:table-cell office:value-type="float" office:value="696.236803" calcext:value-type="float">
            <text:p>696.236803</text:p>
          </table:table-cell>
          <table:table-cell/>
          <table:table-cell office:value-type="float" office:value="0.088265" calcext:value-type="float">
            <text:p>0.088265</text:p>
          </table:table-cell>
          <table:table-cell table:number-columns-repeated="7"/>
        </table:table-row>
        <table:table-row table:style-name="ro1">
          <table:table-cell office:value-type="float" office:value="691.854051" calcext:value-type="float">
            <text:p>691.854051</text:p>
          </table:table-cell>
          <table:table-cell/>
          <table:table-cell office:value-type="float" office:value="0.079165" calcext:value-type="float">
            <text:p>0.079165</text:p>
          </table:table-cell>
          <table:table-cell table:number-columns-repeated="7"/>
        </table:table-row>
        <table:table-row table:style-name="ro1">
          <table:table-cell office:value-type="float" office:value="688.382945" calcext:value-type="float">
            <text:p>688.382945</text:p>
          </table:table-cell>
          <table:table-cell/>
          <table:table-cell office:value-type="float" office:value="0.068882" calcext:value-type="float">
            <text:p>0.068882</text:p>
          </table:table-cell>
          <table:table-cell table:number-columns-repeated="7"/>
        </table:table-row>
        <table:table-row table:style-name="ro1">
          <table:table-cell office:value-type="float" office:value="684.162181" calcext:value-type="float">
            <text:p>684.162181</text:p>
          </table:table-cell>
          <table:table-cell/>
          <table:table-cell office:value-type="float" office:value="0.058025" calcext:value-type="float">
            <text:p>0.058025</text:p>
          </table:table-cell>
          <table:table-cell table:number-columns-repeated="7"/>
        </table:table-row>
        <table:table-row table:style-name="ro1">
          <table:table-cell office:value-type="float" office:value="680.64585" calcext:value-type="float">
            <text:p>680.64585</text:p>
          </table:table-cell>
          <table:table-cell/>
          <table:table-cell office:value-type="float" office:value="0.04739" calcext:value-type="float">
            <text:p>0.04739</text:p>
          </table:table-cell>
          <table:table-cell table:number-columns-repeated="7"/>
        </table:table-row>
        <table:table-row table:style-name="ro1">
          <table:table-cell office:value-type="float" office:value="678.551474" calcext:value-type="float">
            <text:p>678.551474</text:p>
          </table:table-cell>
          <table:table-cell/>
          <table:table-cell office:value-type="float" office:value="0.036593" calcext:value-type="float">
            <text:p>0.036593</text:p>
          </table:table-cell>
          <table:table-cell table:number-columns-repeated="7"/>
        </table:table-row>
        <table:table-row table:style-name="ro1">
          <table:table-cell office:value-type="float" office:value="675.102857" calcext:value-type="float">
            <text:p>675.102857</text:p>
          </table:table-cell>
          <table:table-cell/>
          <table:table-cell office:value-type="float" office:value="0.026701" calcext:value-type="float">
            <text:p>0.026701</text:p>
          </table:table-cell>
          <table:table-cell table:number-columns-repeated="7"/>
        </table:table-row>
        <table:table-row table:style-name="ro1">
          <table:table-cell office:value-type="float" office:value="669.940176" calcext:value-type="float">
            <text:p>669.940176</text:p>
          </table:table-cell>
          <table:table-cell/>
          <table:table-cell office:value-type="float" office:value="0.018315" calcext:value-type="float">
            <text:p>0.018315</text:p>
          </table:table-cell>
          <table:table-cell table:number-columns-repeated="7"/>
        </table:table-row>
        <table:table-row table:style-name="ro1">
          <table:table-cell office:value-type="float" office:value="665.071499" calcext:value-type="float">
            <text:p>665.071499</text:p>
          </table:table-cell>
          <table:table-cell/>
          <table:table-cell office:value-type="float" office:value="0.012193" calcext:value-type="float">
            <text:p>0.012193</text:p>
          </table:table-cell>
          <table:table-cell table:number-columns-repeated="7"/>
        </table:table-row>
        <table:table-row table:style-name="ro1">
          <table:table-cell office:value-type="float" office:value="662.367735" calcext:value-type="float">
            <text:p>662.367735</text:p>
          </table:table-cell>
          <table:table-cell/>
          <table:table-cell office:value-type="float" office:value="0.007869" calcext:value-type="float">
            <text:p>0.007869</text:p>
          </table:table-cell>
          <table:table-cell table:number-columns-repeated="7"/>
        </table:table-row>
        <table:table-row table:style-name="ro1">
          <table:table-cell office:value-type="float" office:value="659.3475" calcext:value-type="float">
            <text:p>659.3475</text:p>
          </table:table-cell>
          <table:table-cell/>
          <table:table-cell office:value-type="float" office:value="0.005167" calcext:value-type="float">
            <text:p>0.005167</text:p>
          </table:table-cell>
          <table:table-cell table:number-columns-repeated="7"/>
        </table:table-row>
        <table:table-row table:style-name="ro1">
          <table:table-cell office:value-type="float" office:value="655.299113" calcext:value-type="float">
            <text:p>655.299113</text:p>
          </table:table-cell>
          <table:table-cell/>
          <table:table-cell office:value-type="float" office:value="0.003805" calcext:value-type="float">
            <text:p>0.003805</text:p>
          </table:table-cell>
          <table:table-cell table:number-columns-repeated="7"/>
        </table:table-row>
        <table:table-row table:style-name="ro1">
          <table:table-cell office:value-type="float" office:value="651.324777" calcext:value-type="float">
            <text:p>651.324777</text:p>
          </table:table-cell>
          <table:table-cell/>
          <table:table-cell office:value-type="float" office:value="0.003559" calcext:value-type="float">
            <text:p>0.003559</text:p>
          </table:table-cell>
          <table:table-cell table:number-columns-repeated="7"/>
        </table:table-row>
        <table:table-row table:style-name="ro1">
          <table:table-cell office:value-type="float" office:value="646.874754" calcext:value-type="float">
            <text:p>646.874754</text:p>
          </table:table-cell>
          <table:table-cell/>
          <table:table-cell office:value-type="float" office:value="0.004365" calcext:value-type="float">
            <text:p>0.004365</text:p>
          </table:table-cell>
          <table:table-cell table:number-columns-repeated="7"/>
        </table:table-row>
        <table:table-row table:style-name="ro1">
          <table:table-cell office:value-type="float" office:value="643.230596" calcext:value-type="float">
            <text:p>643.230596</text:p>
          </table:table-cell>
          <table:table-cell/>
          <table:table-cell office:value-type="float" office:value="0.006372" calcext:value-type="float">
            <text:p>0.006372</text:p>
          </table:table-cell>
          <table:table-cell table:number-columns-repeated="7"/>
        </table:table-row>
        <table:table-row table:style-name="ro1">
          <table:table-cell office:value-type="float" office:value="639.48278" calcext:value-type="float">
            <text:p>639.48278</text:p>
          </table:table-cell>
          <table:table-cell/>
          <table:table-cell office:value-type="float" office:value="0.009991" calcext:value-type="float">
            <text:p>0.009991</text:p>
          </table:table-cell>
          <table:table-cell table:number-columns-repeated="7"/>
        </table:table-row>
        <table:table-row table:style-name="ro1">
          <table:table-cell office:value-type="float" office:value="635.511288" calcext:value-type="float">
            <text:p>635.511288</text:p>
          </table:table-cell>
          <table:table-cell/>
          <table:table-cell office:value-type="float" office:value="0.015121" calcext:value-type="float">
            <text:p>0.015121</text:p>
          </table:table-cell>
          <table:table-cell table:number-columns-repeated="7"/>
        </table:table-row>
        <table:table-row table:style-name="ro1">
          <table:table-cell office:value-type="float" office:value="632.499478" calcext:value-type="float">
            <text:p>632.499478</text:p>
          </table:table-cell>
          <table:table-cell/>
          <table:table-cell office:value-type="float" office:value="0.021779" calcext:value-type="float">
            <text:p>0.021779</text:p>
          </table:table-cell>
          <table:table-cell table:number-columns-repeated="7"/>
        </table:table-row>
        <table:table-row table:style-name="ro1">
          <table:table-cell office:value-type="float" office:value="627.960712" calcext:value-type="float">
            <text:p>627.960712</text:p>
          </table:table-cell>
          <table:table-cell/>
          <table:table-cell office:value-type="float" office:value="0.02989" calcext:value-type="float">
            <text:p>0.02989</text:p>
          </table:table-cell>
          <table:table-cell table:number-columns-repeated="7"/>
        </table:table-row>
        <table:table-row table:style-name="ro1">
          <table:table-cell office:value-type="float" office:value="624.097053" calcext:value-type="float">
            <text:p>624.097053</text:p>
          </table:table-cell>
          <table:table-cell/>
          <table:table-cell office:value-type="float" office:value="0.039455" calcext:value-type="float">
            <text:p>0.039455</text:p>
          </table:table-cell>
          <table:table-cell table:number-columns-repeated="7"/>
        </table:table-row>
        <table:table-row table:style-name="ro1">
          <table:table-cell office:value-type="float" office:value="620.239817" calcext:value-type="float">
            <text:p>620.239817</text:p>
          </table:table-cell>
          <table:table-cell/>
          <table:table-cell office:value-type="float" office:value="0.049666" calcext:value-type="float">
            <text:p>0.049666</text:p>
          </table:table-cell>
          <table:table-cell table:number-columns-repeated="7"/>
        </table:table-row>
        <table:table-row table:style-name="ro1">
          <table:table-cell office:value-type="float" office:value="616.567117" calcext:value-type="float">
            <text:p>616.567117</text:p>
          </table:table-cell>
          <table:table-cell/>
          <table:table-cell office:value-type="float" office:value="0.059855" calcext:value-type="float">
            <text:p>0.059855</text:p>
          </table:table-cell>
          <table:table-cell table:number-columns-repeated="7"/>
        </table:table-row>
        <table:table-row table:style-name="ro1">
          <table:table-cell office:value-type="float" office:value="613.41505" calcext:value-type="float">
            <text:p>613.41505</text:p>
          </table:table-cell>
          <table:table-cell/>
          <table:table-cell office:value-type="float" office:value="0.069523" calcext:value-type="float">
            <text:p>0.069523</text:p>
          </table:table-cell>
          <table:table-cell table:number-columns-repeated="7"/>
        </table:table-row>
        <table:table-row table:style-name="ro1">
          <table:table-cell office:value-type="float" office:value="609.32622" calcext:value-type="float">
            <text:p>609.32622</text:p>
          </table:table-cell>
          <table:table-cell/>
          <table:table-cell office:value-type="float" office:value="0.078872" calcext:value-type="float">
            <text:p>0.078872</text:p>
          </table:table-cell>
          <table:table-cell table:number-columns-repeated="7"/>
        </table:table-row>
        <table:table-row table:style-name="ro1">
          <table:table-cell office:value-type="float" office:value="605.956103" calcext:value-type="float">
            <text:p>605.956103</text:p>
          </table:table-cell>
          <table:table-cell/>
          <table:table-cell office:value-type="float" office:value="0.087486" calcext:value-type="float">
            <text:p>0.087486</text:p>
          </table:table-cell>
          <table:table-cell table:number-columns-repeated="7"/>
        </table:table-row>
        <table:table-row table:style-name="ro1">
          <table:table-cell office:value-type="float" office:value="602.145913" calcext:value-type="float">
            <text:p>602.145913</text:p>
          </table:table-cell>
          <table:table-cell/>
          <table:table-cell office:value-type="float" office:value="0.094803" calcext:value-type="float">
            <text:p>0.094803</text:p>
          </table:table-cell>
          <table:table-cell table:number-columns-repeated="7"/>
        </table:table-row>
        <table:table-row table:style-name="ro1">
          <table:table-cell office:value-type="float" office:value="598.786918" calcext:value-type="float">
            <text:p>598.786918</text:p>
          </table:table-cell>
          <table:table-cell/>
          <table:table-cell office:value-type="float" office:value="0.10091" calcext:value-type="float">
            <text:p>0.10091</text:p>
          </table:table-cell>
          <table:table-cell table:number-columns-repeated="7"/>
        </table:table-row>
        <table:table-row table:style-name="ro1">
          <table:table-cell office:value-type="float" office:value="594.663068" calcext:value-type="float">
            <text:p>594.663068</text:p>
          </table:table-cell>
          <table:table-cell/>
          <table:table-cell office:value-type="float" office:value="0.106825" calcext:value-type="float">
            <text:p>0.106825</text:p>
          </table:table-cell>
          <table:table-cell table:number-columns-repeated="7"/>
        </table:table-row>
        <table:table-row table:style-name="ro1">
          <table:table-cell office:value-type="float" office:value="591.024899" calcext:value-type="float">
            <text:p>591.024899</text:p>
          </table:table-cell>
          <table:table-cell/>
          <table:table-cell office:value-type="float" office:value="0.11197" calcext:value-type="float">
            <text:p>0.11197</text:p>
          </table:table-cell>
          <table:table-cell table:number-columns-repeated="7"/>
        </table:table-row>
        <table:table-row table:style-name="ro1">
          <table:table-cell office:value-type="float" office:value="587.581051" calcext:value-type="float">
            <text:p>587.581051</text:p>
          </table:table-cell>
          <table:table-cell/>
          <table:table-cell office:value-type="float" office:value="0.115978" calcext:value-type="float">
            <text:p>0.115978</text:p>
          </table:table-cell>
          <table:table-cell table:number-columns-repeated="7"/>
        </table:table-row>
        <table:table-row table:style-name="ro1">
          <table:table-cell office:value-type="float" office:value="583.126028" calcext:value-type="float">
            <text:p>583.126028</text:p>
          </table:table-cell>
          <table:table-cell/>
          <table:table-cell office:value-type="float" office:value="0.119189" calcext:value-type="float">
            <text:p>0.119189</text:p>
          </table:table-cell>
          <table:table-cell table:number-columns-repeated="7"/>
        </table:table-row>
        <table:table-row table:style-name="ro1">
          <table:table-cell office:value-type="float" office:value="580.50165" calcext:value-type="float">
            <text:p>580.50165</text:p>
          </table:table-cell>
          <table:table-cell/>
          <table:table-cell office:value-type="float" office:value="0.121635" calcext:value-type="float">
            <text:p>0.121635</text:p>
          </table:table-cell>
          <table:table-cell table:number-columns-repeated="7"/>
        </table:table-row>
        <table:table-row table:style-name="ro1">
          <table:table-cell office:value-type="float" office:value="577.466275" calcext:value-type="float">
            <text:p>577.466275</text:p>
          </table:table-cell>
          <table:table-cell/>
          <table:table-cell office:value-type="float" office:value="0.123436" calcext:value-type="float">
            <text:p>0.123436</text:p>
          </table:table-cell>
          <table:table-cell table:number-columns-repeated="7"/>
        </table:table-row>
        <table:table-row table:style-name="ro1">
          <table:table-cell office:value-type="float" office:value="573.013232" calcext:value-type="float">
            <text:p>573.013232</text:p>
          </table:table-cell>
          <table:table-cell/>
          <table:table-cell office:value-type="float" office:value="0.123832" calcext:value-type="float">
            <text:p>0.123832</text:p>
          </table:table-cell>
          <table:table-cell table:number-columns-repeated="7"/>
        </table:table-row>
        <table:table-row table:style-name="ro1">
          <table:table-cell office:value-type="float" office:value="569.696886" calcext:value-type="float">
            <text:p>569.696886</text:p>
          </table:table-cell>
          <table:table-cell/>
          <table:table-cell office:value-type="float" office:value="0.123762" calcext:value-type="float">
            <text:p>0.123762</text:p>
          </table:table-cell>
          <table:table-cell table:number-columns-repeated="7"/>
        </table:table-row>
        <table:table-row table:style-name="ro1">
          <table:table-cell office:value-type="float" office:value="565.320794" calcext:value-type="float">
            <text:p>565.320794</text:p>
          </table:table-cell>
          <table:table-cell/>
          <table:table-cell office:value-type="float" office:value="0.123168" calcext:value-type="float">
            <text:p>0.123168</text:p>
          </table:table-cell>
          <table:table-cell table:number-columns-repeated="7"/>
        </table:table-row>
        <table:table-row table:style-name="ro1">
          <table:table-cell office:value-type="float" office:value="560.680852" calcext:value-type="float">
            <text:p>560.680852</text:p>
          </table:table-cell>
          <table:table-cell/>
          <table:table-cell office:value-type="float" office:value="0.120842" calcext:value-type="float">
            <text:p>0.120842</text:p>
          </table:table-cell>
          <table:table-cell table:number-columns-repeated="7"/>
        </table:table-row>
        <table:table-row table:style-name="ro1">
          <table:table-cell office:value-type="float" office:value="557.206877" calcext:value-type="float">
            <text:p>557.206877</text:p>
          </table:table-cell>
          <table:table-cell/>
          <table:table-cell office:value-type="float" office:value="0.117804" calcext:value-type="float">
            <text:p>0.117804</text:p>
          </table:table-cell>
          <table:table-cell table:number-columns-repeated="7"/>
        </table:table-row>
        <table:table-row table:style-name="ro1">
          <table:table-cell office:value-type="float" office:value="554.035167" calcext:value-type="float">
            <text:p>554.035167</text:p>
          </table:table-cell>
          <table:table-cell/>
          <table:table-cell office:value-type="float" office:value="0.113637" calcext:value-type="float">
            <text:p>0.113637</text:p>
          </table:table-cell>
          <table:table-cell table:number-columns-repeated="7"/>
        </table:table-row>
        <table:table-row table:style-name="ro1">
          <table:table-cell office:value-type="float" office:value="550.458801" calcext:value-type="float">
            <text:p>550.458801</text:p>
          </table:table-cell>
          <table:table-cell/>
          <table:table-cell office:value-type="float" office:value="0.108579" calcext:value-type="float">
            <text:p>0.108579</text:p>
          </table:table-cell>
          <table:table-cell table:number-columns-repeated="7"/>
        </table:table-row>
        <table:table-row table:style-name="ro1">
          <table:table-cell office:value-type="float" office:value="546.704207" calcext:value-type="float">
            <text:p>546.704207</text:p>
          </table:table-cell>
          <table:table-cell/>
          <table:table-cell office:value-type="float" office:value="0.102527" calcext:value-type="float">
            <text:p>0.102527</text:p>
          </table:table-cell>
          <table:table-cell table:number-columns-repeated="7"/>
        </table:table-row>
        <table:table-row table:style-name="ro1">
          <table:table-cell office:value-type="float" office:value="542.897731" calcext:value-type="float">
            <text:p>542.897731</text:p>
          </table:table-cell>
          <table:table-cell/>
          <table:table-cell office:value-type="float" office:value="0.094873" calcext:value-type="float">
            <text:p>0.094873</text:p>
          </table:table-cell>
          <table:table-cell table:number-columns-repeated="7"/>
        </table:table-row>
        <table:table-row table:style-name="ro1">
          <table:table-cell office:value-type="float" office:value="538.126437" calcext:value-type="float">
            <text:p>538.126437</text:p>
          </table:table-cell>
          <table:table-cell/>
          <table:table-cell office:value-type="float" office:value="0.08646" calcext:value-type="float">
            <text:p>0.08646</text:p>
          </table:table-cell>
          <table:table-cell table:number-columns-repeated="7"/>
        </table:table-row>
        <table:table-row table:style-name="ro1">
          <table:table-cell office:value-type="float" office:value="535.049526" calcext:value-type="float">
            <text:p>535.049526</text:p>
          </table:table-cell>
          <table:table-cell/>
          <table:table-cell office:value-type="float" office:value="0.076836" calcext:value-type="float">
            <text:p>0.076836</text:p>
          </table:table-cell>
          <table:table-cell table:number-columns-repeated="7"/>
        </table:table-row>
        <table:table-row table:style-name="ro1">
          <table:table-cell office:value-type="float" office:value="531.4715" calcext:value-type="float">
            <text:p>531.4715</text:p>
          </table:table-cell>
          <table:table-cell/>
          <table:table-cell office:value-type="float" office:value="0.066357" calcext:value-type="float">
            <text:p>0.066357</text:p>
          </table:table-cell>
          <table:table-cell table:number-columns-repeated="7"/>
        </table:table-row>
        <table:table-row table:style-name="ro1">
          <table:table-cell office:value-type="float" office:value="527.868452" calcext:value-type="float">
            <text:p>527.868452</text:p>
          </table:table-cell>
          <table:table-cell/>
          <table:table-cell office:value-type="float" office:value="0.05554" calcext:value-type="float">
            <text:p>0.05554</text:p>
          </table:table-cell>
          <table:table-cell table:number-columns-repeated="7"/>
        </table:table-row>
        <table:table-row table:style-name="ro1">
          <table:table-cell office:value-type="float" office:value="524.489161" calcext:value-type="float">
            <text:p>524.489161</text:p>
          </table:table-cell>
          <table:table-cell/>
          <table:table-cell office:value-type="float" office:value="0.044378" calcext:value-type="float">
            <text:p>0.044378</text:p>
          </table:table-cell>
          <table:table-cell table:number-columns-repeated="7"/>
        </table:table-row>
        <table:table-row table:style-name="ro1">
          <table:table-cell office:value-type="float" office:value="520.004498" calcext:value-type="float">
            <text:p>520.004498</text:p>
          </table:table-cell>
          <table:table-cell/>
          <table:table-cell office:value-type="float" office:value="0.033732" calcext:value-type="float">
            <text:p>0.033732</text:p>
          </table:table-cell>
          <table:table-cell table:number-columns-repeated="7"/>
        </table:table-row>
        <table:table-row table:style-name="ro1">
          <table:table-cell office:value-type="float" office:value="516.060785" calcext:value-type="float">
            <text:p>516.060785</text:p>
          </table:table-cell>
          <table:table-cell/>
          <table:table-cell office:value-type="float" office:value="0.024359" calcext:value-type="float">
            <text:p>0.024359</text:p>
          </table:table-cell>
          <table:table-cell table:number-columns-repeated="7"/>
        </table:table-row>
        <table:table-row table:style-name="ro1">
          <table:table-cell office:value-type="float" office:value="512.448795" calcext:value-type="float">
            <text:p>512.448795</text:p>
          </table:table-cell>
          <table:table-cell/>
          <table:table-cell office:value-type="float" office:value="0.016879" calcext:value-type="float">
            <text:p>0.016879</text:p>
          </table:table-cell>
          <table:table-cell table:number-columns-repeated="7"/>
        </table:table-row>
        <table:table-row table:style-name="ro1">
          <table:table-cell office:value-type="float" office:value="510.109969" calcext:value-type="float">
            <text:p>510.109969</text:p>
          </table:table-cell>
          <table:table-cell/>
          <table:table-cell office:value-type="float" office:value="0.011192" calcext:value-type="float">
            <text:p>0.011192</text:p>
          </table:table-cell>
          <table:table-cell table:number-columns-repeated="7"/>
        </table:table-row>
        <table:table-row table:style-name="ro1">
          <table:table-cell office:value-type="float" office:value="505.815752" calcext:value-type="float">
            <text:p>505.815752</text:p>
          </table:table-cell>
          <table:table-cell/>
          <table:table-cell office:value-type="float" office:value="0.007365" calcext:value-type="float">
            <text:p>0.007365</text:p>
          </table:table-cell>
          <table:table-cell table:number-columns-repeated="7"/>
        </table:table-row>
        <table:table-row table:style-name="ro1">
          <table:table-cell office:value-type="float" office:value="501.728327" calcext:value-type="float">
            <text:p>501.728327</text:p>
          </table:table-cell>
          <table:table-cell/>
          <table:table-cell office:value-type="float" office:value="0.004951" calcext:value-type="float">
            <text:p>0.004951</text:p>
          </table:table-cell>
          <table:table-cell table:number-columns-repeated="7"/>
        </table:table-row>
        <table:table-row table:style-name="ro1">
          <table:table-cell office:value-type="float" office:value="498.825201" calcext:value-type="float">
            <text:p>498.825201</text:p>
          </table:table-cell>
          <table:table-cell/>
          <table:table-cell office:value-type="float" office:value="0.003739" calcext:value-type="float">
            <text:p>0.003739</text:p>
          </table:table-cell>
          <table:table-cell table:number-columns-repeated="7"/>
        </table:table-row>
        <table:table-row table:style-name="ro1">
          <table:table-cell office:value-type="float" office:value="497.670835" calcext:value-type="float">
            <text:p>497.670835</text:p>
          </table:table-cell>
          <table:table-cell/>
          <table:table-cell office:value-type="float" office:value="0.003631" calcext:value-type="float">
            <text:p>0.003631</text:p>
          </table:table-cell>
          <table:table-cell table:number-columns-repeated="7"/>
        </table:table-row>
        <table:table-row table:style-name="ro1">
          <table:table-cell office:value-type="float" office:value="491.076647" calcext:value-type="float">
            <text:p>491.076647</text:p>
          </table:table-cell>
          <table:table-cell/>
          <table:table-cell office:value-type="float" office:value="0.004605" calcext:value-type="float">
            <text:p>0.004605</text:p>
          </table:table-cell>
          <table:table-cell table:number-columns-repeated="7"/>
        </table:table-row>
        <table:table-row table:style-name="ro1">
          <table:table-cell office:value-type="float" office:value="488.447974" calcext:value-type="float">
            <text:p>488.447974</text:p>
          </table:table-cell>
          <table:table-cell/>
          <table:table-cell office:value-type="float" office:value="0.006739" calcext:value-type="float">
            <text:p>0.006739</text:p>
          </table:table-cell>
          <table:table-cell table:number-columns-repeated="7"/>
        </table:table-row>
        <table:table-row table:style-name="ro1">
          <table:table-cell office:value-type="float" office:value="483.571123" calcext:value-type="float">
            <text:p>483.571123</text:p>
          </table:table-cell>
          <table:table-cell/>
          <table:table-cell office:value-type="float" office:value="0.010295" calcext:value-type="float">
            <text:p>0.010295</text:p>
          </table:table-cell>
          <table:table-cell table:number-columns-repeated="7"/>
        </table:table-row>
        <table:table-row table:style-name="ro1">
          <table:table-cell office:value-type="float" office:value="479.394282" calcext:value-type="float">
            <text:p>479.394282</text:p>
          </table:table-cell>
          <table:table-cell/>
          <table:table-cell office:value-type="float" office:value="0.015705" calcext:value-type="float">
            <text:p>0.015705</text:p>
          </table:table-cell>
          <table:table-cell table:number-columns-repeated="7"/>
        </table:table-row>
        <table:table-row table:style-name="ro1">
          <table:table-cell office:value-type="float" office:value="477.515432" calcext:value-type="float">
            <text:p>477.515432</text:p>
          </table:table-cell>
          <table:table-cell/>
          <table:table-cell office:value-type="float" office:value="0.022924" calcext:value-type="float">
            <text:p>0.022924</text:p>
          </table:table-cell>
          <table:table-cell table:number-columns-repeated="7"/>
        </table:table-row>
        <table:table-row table:style-name="ro1">
          <table:table-cell office:value-type="float" office:value="471.930095" calcext:value-type="float">
            <text:p>471.930095</text:p>
          </table:table-cell>
          <table:table-cell/>
          <table:table-cell office:value-type="float" office:value="0.031635" calcext:value-type="float">
            <text:p>0.031635</text:p>
          </table:table-cell>
          <table:table-cell table:number-columns-repeated="7"/>
        </table:table-row>
        <table:table-row table:style-name="ro1">
          <table:table-cell office:value-type="float" office:value="469.38844" calcext:value-type="float">
            <text:p>469.38844</text:p>
          </table:table-cell>
          <table:table-cell/>
          <table:table-cell office:value-type="float" office:value="0.041486" calcext:value-type="float">
            <text:p>0.041486</text:p>
          </table:table-cell>
          <table:table-cell table:number-columns-repeated="7"/>
        </table:table-row>
        <table:table-row table:style-name="ro1">
          <table:table-cell office:value-type="float" office:value="464.969422" calcext:value-type="float">
            <text:p>464.969422</text:p>
          </table:table-cell>
          <table:table-cell/>
          <table:table-cell office:value-type="float" office:value="0.052251" calcext:value-type="float">
            <text:p>0.052251</text:p>
          </table:table-cell>
          <table:table-cell table:number-columns-repeated="7"/>
        </table:table-row>
        <table:table-row table:style-name="ro1">
          <table:table-cell office:value-type="float" office:value="460.498103" calcext:value-type="float">
            <text:p>460.498103</text:p>
          </table:table-cell>
          <table:table-cell/>
          <table:table-cell office:value-type="float" office:value="0.062456" calcext:value-type="float">
            <text:p>0.062456</text:p>
          </table:table-cell>
          <table:table-cell table:number-columns-repeated="7"/>
        </table:table-row>
        <table:table-row table:style-name="ro1">
          <table:table-cell office:value-type="float" office:value="457.323386" calcext:value-type="float">
            <text:p>457.323386</text:p>
          </table:table-cell>
          <table:table-cell/>
          <table:table-cell office:value-type="float" office:value="0.071916" calcext:value-type="float">
            <text:p>0.071916</text:p>
          </table:table-cell>
          <table:table-cell table:number-columns-repeated="7"/>
        </table:table-row>
        <table:table-row table:style-name="ro1">
          <table:table-cell office:value-type="float" office:value="453.333123" calcext:value-type="float">
            <text:p>453.333123</text:p>
          </table:table-cell>
          <table:table-cell/>
          <table:table-cell office:value-type="float" office:value="0.080235" calcext:value-type="float">
            <text:p>0.080235</text:p>
          </table:table-cell>
          <table:table-cell table:number-columns-repeated="7"/>
        </table:table-row>
        <table:table-row table:style-name="ro1">
          <table:table-cell office:value-type="float" office:value="449.336255" calcext:value-type="float">
            <text:p>449.336255</text:p>
          </table:table-cell>
          <table:table-cell/>
          <table:table-cell office:value-type="float" office:value="0.088255" calcext:value-type="float">
            <text:p>0.088255</text:p>
          </table:table-cell>
          <table:table-cell table:number-columns-repeated="7"/>
        </table:table-row>
        <table:table-row table:style-name="ro1">
          <table:table-cell office:value-type="float" office:value="445.246072" calcext:value-type="float">
            <text:p>445.246072</text:p>
          </table:table-cell>
          <table:table-cell/>
          <table:table-cell office:value-type="float" office:value="0.095621" calcext:value-type="float">
            <text:p>0.095621</text:p>
          </table:table-cell>
          <table:table-cell table:number-columns-repeated="7"/>
        </table:table-row>
        <table:table-row table:style-name="ro1">
          <table:table-cell office:value-type="float" office:value="442.636609" calcext:value-type="float">
            <text:p>442.636609</text:p>
          </table:table-cell>
          <table:table-cell/>
          <table:table-cell office:value-type="float" office:value="0.102132" calcext:value-type="float">
            <text:p>0.102132</text:p>
          </table:table-cell>
          <table:table-cell table:number-columns-repeated="7"/>
        </table:table-row>
        <table:table-row table:style-name="ro1">
          <table:table-cell office:value-type="float" office:value="439.210845" calcext:value-type="float">
            <text:p>439.210845</text:p>
          </table:table-cell>
          <table:table-cell/>
          <table:table-cell office:value-type="float" office:value="0.107372" calcext:value-type="float">
            <text:p>0.107372</text:p>
          </table:table-cell>
          <table:table-cell table:number-columns-repeated="7"/>
        </table:table-row>
        <table:table-row table:style-name="ro1">
          <table:table-cell office:value-type="float" office:value="435.602092" calcext:value-type="float">
            <text:p>435.602092</text:p>
          </table:table-cell>
          <table:table-cell/>
          <table:table-cell office:value-type="float" office:value="0.112224" calcext:value-type="float">
            <text:p>0.112224</text:p>
          </table:table-cell>
          <table:table-cell table:number-columns-repeated="7"/>
        </table:table-row>
        <table:table-row table:style-name="ro1">
          <table:table-cell office:value-type="float" office:value="433.022361" calcext:value-type="float">
            <text:p>433.022361</text:p>
          </table:table-cell>
          <table:table-cell/>
          <table:table-cell office:value-type="float" office:value="0.116067" calcext:value-type="float">
            <text:p>0.116067</text:p>
          </table:table-cell>
          <table:table-cell table:number-columns-repeated="7"/>
        </table:table-row>
        <table:table-row table:style-name="ro1">
          <table:table-cell office:value-type="float" office:value="428.820302" calcext:value-type="float">
            <text:p>428.820302</text:p>
          </table:table-cell>
          <table:table-cell/>
          <table:table-cell office:value-type="float" office:value="0.119001" calcext:value-type="float">
            <text:p>0.119001</text:p>
          </table:table-cell>
          <table:table-cell table:number-columns-repeated="7"/>
        </table:table-row>
        <table:table-row table:style-name="ro1">
          <table:table-cell office:value-type="float" office:value="425.036066" calcext:value-type="float">
            <text:p>425.036066</text:p>
          </table:table-cell>
          <table:table-cell/>
          <table:table-cell office:value-type="float" office:value="0.121016" calcext:value-type="float">
            <text:p>0.121016</text:p>
          </table:table-cell>
          <table:table-cell table:number-columns-repeated="7"/>
        </table:table-row>
        <table:table-row table:style-name="ro1">
          <table:table-cell office:value-type="float" office:value="421.410768" calcext:value-type="float">
            <text:p>421.410768</text:p>
          </table:table-cell>
          <table:table-cell/>
          <table:table-cell office:value-type="float" office:value="0.122699" calcext:value-type="float">
            <text:p>0.122699</text:p>
          </table:table-cell>
          <table:table-cell table:number-columns-repeated="7"/>
        </table:table-row>
        <table:table-row table:style-name="ro1">
          <table:table-cell office:value-type="float" office:value="417.022218" calcext:value-type="float">
            <text:p>417.022218</text:p>
          </table:table-cell>
          <table:table-cell/>
          <table:table-cell office:value-type="float" office:value="0.123179" calcext:value-type="float">
            <text:p>0.123179</text:p>
          </table:table-cell>
          <table:table-cell table:number-columns-repeated="7"/>
        </table:table-row>
        <table:table-row table:style-name="ro1">
          <table:table-cell office:value-type="float" office:value="413.815667" calcext:value-type="float">
            <text:p>413.815667</text:p>
          </table:table-cell>
          <table:table-cell/>
          <table:table-cell office:value-type="float" office:value="0.122955" calcext:value-type="float">
            <text:p>0.122955</text:p>
          </table:table-cell>
          <table:table-cell table:number-columns-repeated="7"/>
        </table:table-row>
        <table:table-row table:style-name="ro1">
          <table:table-cell office:value-type="float" office:value="410.522366" calcext:value-type="float">
            <text:p>410.522366</text:p>
          </table:table-cell>
          <table:table-cell/>
          <table:table-cell office:value-type="float" office:value="0.121854" calcext:value-type="float">
            <text:p>0.121854</text:p>
          </table:table-cell>
          <table:table-cell table:number-columns-repeated="7"/>
        </table:table-row>
        <table:table-row table:style-name="ro1">
          <table:table-cell office:value-type="float" office:value="405.252616" calcext:value-type="float">
            <text:p>405.252616</text:p>
          </table:table-cell>
          <table:table-cell/>
          <table:table-cell office:value-type="float" office:value="0.12002" calcext:value-type="float">
            <text:p>0.12002</text:p>
          </table:table-cell>
          <table:table-cell table:number-columns-repeated="7"/>
        </table:table-row>
        <table:table-row table:style-name="ro1">
          <table:table-cell office:value-type="float" office:value="401.622854" calcext:value-type="float">
            <text:p>401.622854</text:p>
          </table:table-cell>
          <table:table-cell/>
          <table:table-cell office:value-type="float" office:value="0.116755" calcext:value-type="float">
            <text:p>0.116755</text:p>
          </table:table-cell>
          <table:table-cell table:number-columns-repeated="7"/>
        </table:table-row>
        <table:table-row table:style-name="ro1">
          <table:table-cell office:value-type="float" office:value="398.027577" calcext:value-type="float">
            <text:p>398.027577</text:p>
          </table:table-cell>
          <table:table-cell/>
          <table:table-cell office:value-type="float" office:value="0.112624" calcext:value-type="float">
            <text:p>0.112624</text:p>
          </table:table-cell>
          <table:table-cell table:number-columns-repeated="7"/>
        </table:table-row>
        <table:table-row table:style-name="ro1">
          <table:table-cell office:value-type="float" office:value="394.702683" calcext:value-type="float">
            <text:p>394.702683</text:p>
          </table:table-cell>
          <table:table-cell/>
          <table:table-cell office:value-type="float" office:value="0.107463" calcext:value-type="float">
            <text:p>0.107463</text:p>
          </table:table-cell>
          <table:table-cell table:number-columns-repeated="7"/>
        </table:table-row>
        <table:table-row table:style-name="ro1">
          <table:table-cell office:value-type="float" office:value="391.366378" calcext:value-type="float">
            <text:p>391.366378</text:p>
          </table:table-cell>
          <table:table-cell/>
          <table:table-cell office:value-type="float" office:value="0.101191" calcext:value-type="float">
            <text:p>0.101191</text:p>
          </table:table-cell>
          <table:table-cell table:number-columns-repeated="7"/>
        </table:table-row>
        <table:table-row table:style-name="ro1">
          <table:table-cell office:value-type="float" office:value="386.990667" calcext:value-type="float">
            <text:p>386.990667</text:p>
          </table:table-cell>
          <table:table-cell/>
          <table:table-cell office:value-type="float" office:value="0.093529" calcext:value-type="float">
            <text:p>0.093529</text:p>
          </table:table-cell>
          <table:table-cell table:number-columns-repeated="7"/>
        </table:table-row>
        <table:table-row table:style-name="ro1">
          <table:table-cell office:value-type="float" office:value="382.849881" calcext:value-type="float">
            <text:p>382.849881</text:p>
          </table:table-cell>
          <table:table-cell/>
          <table:table-cell office:value-type="float" office:value="0.084661" calcext:value-type="float">
            <text:p>0.084661</text:p>
          </table:table-cell>
          <table:table-cell table:number-columns-repeated="7"/>
        </table:table-row>
        <table:table-row table:style-name="ro1">
          <table:table-cell office:value-type="float" office:value="380.388493" calcext:value-type="float">
            <text:p>380.388493</text:p>
          </table:table-cell>
          <table:table-cell/>
          <table:table-cell office:value-type="float" office:value="0.075243" calcext:value-type="float">
            <text:p>0.075243</text:p>
          </table:table-cell>
          <table:table-cell table:number-columns-repeated="7"/>
        </table:table-row>
        <table:table-row table:style-name="ro1">
          <table:table-cell office:value-type="float" office:value="374.829431" calcext:value-type="float">
            <text:p>374.829431</text:p>
          </table:table-cell>
          <table:table-cell/>
          <table:table-cell office:value-type="float" office:value="0.06449" calcext:value-type="float">
            <text:p>0.06449</text:p>
          </table:table-cell>
          <table:table-cell table:number-columns-repeated="7"/>
        </table:table-row>
        <table:table-row table:style-name="ro1">
          <table:table-cell office:value-type="float" office:value="371.823244" calcext:value-type="float">
            <text:p>371.823244</text:p>
          </table:table-cell>
          <table:table-cell/>
          <table:table-cell office:value-type="float" office:value="0.052923" calcext:value-type="float">
            <text:p>0.052923</text:p>
          </table:table-cell>
          <table:table-cell table:number-columns-repeated="7"/>
        </table:table-row>
        <table:table-row table:style-name="ro1">
          <table:table-cell office:value-type="float" office:value="367.467781" calcext:value-type="float">
            <text:p>367.467781</text:p>
          </table:table-cell>
          <table:table-cell/>
          <table:table-cell office:value-type="float" office:value="0.041883" calcext:value-type="float">
            <text:p>0.041883</text:p>
          </table:table-cell>
          <table:table-cell table:number-columns-repeated="7"/>
        </table:table-row>
        <table:table-row table:style-name="ro1">
          <table:table-cell office:value-type="float" office:value="363.880179" calcext:value-type="float">
            <text:p>363.880179</text:p>
          </table:table-cell>
          <table:table-cell/>
          <table:table-cell office:value-type="float" office:value="0.031551" calcext:value-type="float">
            <text:p>0.031551</text:p>
          </table:table-cell>
          <table:table-cell table:number-columns-repeated="7"/>
        </table:table-row>
        <table:table-row table:style-name="ro1">
          <table:table-cell office:value-type="float" office:value="360.445935" calcext:value-type="float">
            <text:p>360.445935</text:p>
          </table:table-cell>
          <table:table-cell/>
          <table:table-cell office:value-type="float" office:value="0.022136" calcext:value-type="float">
            <text:p>0.022136</text:p>
          </table:table-cell>
          <table:table-cell table:number-columns-repeated="7"/>
        </table:table-row>
        <table:table-row table:style-name="ro1">
          <table:table-cell office:value-type="float" office:value="356.233569" calcext:value-type="float">
            <text:p>356.233569</text:p>
          </table:table-cell>
          <table:table-cell/>
          <table:table-cell office:value-type="float" office:value="0.014856" calcext:value-type="float">
            <text:p>0.014856</text:p>
          </table:table-cell>
          <table:table-cell table:number-columns-repeated="7"/>
        </table:table-row>
        <table:table-row table:style-name="ro1">
          <table:table-cell office:value-type="float" office:value="353.2185" calcext:value-type="float">
            <text:p>353.2185</text:p>
          </table:table-cell>
          <table:table-cell/>
          <table:table-cell office:value-type="float" office:value="0.00975" calcext:value-type="float">
            <text:p>0.00975</text:p>
          </table:table-cell>
          <table:table-cell table:number-columns-repeated="7"/>
        </table:table-row>
        <table:table-row table:style-name="ro1">
          <table:table-cell office:value-type="float" office:value="348.852134" calcext:value-type="float">
            <text:p>348.852134</text:p>
          </table:table-cell>
          <table:table-cell/>
          <table:table-cell office:value-type="float" office:value="0.006319" calcext:value-type="float">
            <text:p>0.006319</text:p>
          </table:table-cell>
          <table:table-cell table:number-columns-repeated="7"/>
        </table:table-row>
        <table:table-row table:style-name="ro1">
          <table:table-cell office:value-type="float" office:value="345.820407" calcext:value-type="float">
            <text:p>345.820407</text:p>
          </table:table-cell>
          <table:table-cell/>
          <table:table-cell office:value-type="float" office:value="0.004312" calcext:value-type="float">
            <text:p>0.004312</text:p>
          </table:table-cell>
          <table:table-cell table:number-columns-repeated="7"/>
        </table:table-row>
        <table:table-row table:style-name="ro1">
          <table:table-cell office:value-type="float" office:value="342.839435" calcext:value-type="float">
            <text:p>342.839435</text:p>
          </table:table-cell>
          <table:table-cell/>
          <table:table-cell office:value-type="float" office:value="0.003478" calcext:value-type="float">
            <text:p>0.003478</text:p>
          </table:table-cell>
          <table:table-cell table:number-columns-repeated="7"/>
        </table:table-row>
        <table:table-row table:style-name="ro1">
          <table:table-cell office:value-type="float" office:value="337.88993" calcext:value-type="float">
            <text:p>337.88993</text:p>
          </table:table-cell>
          <table:table-cell/>
          <table:table-cell office:value-type="float" office:value="0.003695" calcext:value-type="float">
            <text:p>0.003695</text:p>
          </table:table-cell>
          <table:table-cell table:number-columns-repeated="7"/>
        </table:table-row>
        <table:table-row table:style-name="ro1">
          <table:table-cell office:value-type="float" office:value="335.681413" calcext:value-type="float">
            <text:p>335.681413</text:p>
          </table:table-cell>
          <table:table-cell/>
          <table:table-cell office:value-type="float" office:value="0.004942" calcext:value-type="float">
            <text:p>0.004942</text:p>
          </table:table-cell>
          <table:table-cell table:number-columns-repeated="7"/>
        </table:table-row>
        <table:table-row table:style-name="ro1">
          <table:table-cell office:value-type="float" office:value="339.551565" calcext:value-type="float">
            <text:p>339.551565</text:p>
          </table:table-cell>
          <table:table-cell/>
          <table:table-cell office:value-type="float" office:value="0.007352" calcext:value-type="float">
            <text:p>0.007352</text:p>
          </table:table-cell>
          <table:table-cell table:number-columns-repeated="7"/>
        </table:table-row>
        <table:table-row table:style-name="ro1">
          <table:table-cell office:value-type="float" office:value="327.07523" calcext:value-type="float">
            <text:p>327.07523</text:p>
          </table:table-cell>
          <table:table-cell/>
          <table:table-cell office:value-type="float" office:value="0.011252" calcext:value-type="float">
            <text:p>0.011252</text:p>
          </table:table-cell>
          <table:table-cell table:number-columns-repeated="7"/>
        </table:table-row>
        <table:table-row table:style-name="ro1">
          <table:table-cell office:value-type="float" office:value="323.390065" calcext:value-type="float">
            <text:p>323.390065</text:p>
          </table:table-cell>
          <table:table-cell/>
          <table:table-cell office:value-type="float" office:value="0.016873" calcext:value-type="float">
            <text:p>0.016873</text:p>
          </table:table-cell>
          <table:table-cell table:number-columns-repeated="7"/>
        </table:table-row>
        <table:table-row table:style-name="ro1">
          <table:table-cell office:value-type="float" office:value="319.156598" calcext:value-type="float">
            <text:p>319.156598</text:p>
          </table:table-cell>
          <table:table-cell/>
          <table:table-cell office:value-type="float" office:value="0.024393" calcext:value-type="float">
            <text:p>0.024393</text:p>
          </table:table-cell>
          <table:table-cell table:number-columns-repeated="7"/>
        </table:table-row>
        <table:table-row table:style-name="ro1">
          <table:table-cell office:value-type="float" office:value="315.685833" calcext:value-type="float">
            <text:p>315.685833</text:p>
          </table:table-cell>
          <table:table-cell/>
          <table:table-cell office:value-type="float" office:value="0.033597" calcext:value-type="float">
            <text:p>0.033597</text:p>
          </table:table-cell>
          <table:table-cell table:number-columns-repeated="7"/>
        </table:table-row>
        <table:table-row table:style-name="ro1">
          <table:table-cell office:value-type="float" office:value="312.007575" calcext:value-type="float">
            <text:p>312.007575</text:p>
          </table:table-cell>
          <table:table-cell/>
          <table:table-cell office:value-type="float" office:value="0.043598" calcext:value-type="float">
            <text:p>0.043598</text:p>
          </table:table-cell>
          <table:table-cell table:number-columns-repeated="7"/>
        </table:table-row>
        <table:table-row table:style-name="ro1">
          <table:table-cell office:value-type="float" office:value="308.294121" calcext:value-type="float">
            <text:p>308.294121</text:p>
          </table:table-cell>
          <table:table-cell/>
          <table:table-cell office:value-type="float" office:value="0.054113" calcext:value-type="float">
            <text:p>0.054113</text:p>
          </table:table-cell>
          <table:table-cell table:number-columns-repeated="7"/>
        </table:table-row>
        <table:table-row table:style-name="ro1">
          <table:table-cell office:value-type="float" office:value="305.391771" calcext:value-type="float">
            <text:p>305.391771</text:p>
          </table:table-cell>
          <table:table-cell/>
          <table:table-cell office:value-type="float" office:value="0.06407" calcext:value-type="float">
            <text:p>0.06407</text:p>
          </table:table-cell>
          <table:table-cell table:number-columns-repeated="7"/>
        </table:table-row>
        <table:table-row table:style-name="ro1">
          <table:table-cell office:value-type="float" office:value="300.250809" calcext:value-type="float">
            <text:p>300.250809</text:p>
          </table:table-cell>
          <table:table-cell/>
          <table:table-cell office:value-type="float" office:value="0.073764" calcext:value-type="float">
            <text:p>0.073764</text:p>
          </table:table-cell>
          <table:table-cell table:number-columns-repeated="7"/>
        </table:table-row>
        <table:table-row table:style-name="ro1">
          <table:table-cell office:value-type="float" office:value="297.645594" calcext:value-type="float">
            <text:p>297.645594</text:p>
          </table:table-cell>
          <table:table-cell/>
          <table:table-cell office:value-type="float" office:value="0.082641" calcext:value-type="float">
            <text:p>0.082641</text:p>
          </table:table-cell>
          <table:table-cell table:number-columns-repeated="7"/>
        </table:table-row>
        <table:table-row table:style-name="ro1">
          <table:table-cell office:value-type="float" office:value="293.950026" calcext:value-type="float">
            <text:p>293.950026</text:p>
          </table:table-cell>
          <table:table-cell/>
          <table:table-cell office:value-type="float" office:value="0.09061" calcext:value-type="float">
            <text:p>0.09061</text:p>
          </table:table-cell>
          <table:table-cell table:number-columns-repeated="7"/>
        </table:table-row>
        <table:table-row table:style-name="ro1">
          <table:table-cell office:value-type="float" office:value="291.045281" calcext:value-type="float">
            <text:p>291.045281</text:p>
          </table:table-cell>
          <table:table-cell/>
          <table:table-cell office:value-type="float" office:value="0.097961" calcext:value-type="float">
            <text:p>0.097961</text:p>
          </table:table-cell>
          <table:table-cell table:number-columns-repeated="7"/>
        </table:table-row>
        <table:table-row table:style-name="ro1">
          <table:table-cell office:value-type="float" office:value="286.88508" calcext:value-type="float">
            <text:p>286.88508</text:p>
          </table:table-cell>
          <table:table-cell/>
          <table:table-cell office:value-type="float" office:value="0.104071" calcext:value-type="float">
            <text:p>0.104071</text:p>
          </table:table-cell>
          <table:table-cell table:number-columns-repeated="7"/>
        </table:table-row>
        <table:table-row table:style-name="ro1">
          <table:table-cell office:value-type="float" office:value="282.078654" calcext:value-type="float">
            <text:p>282.078654</text:p>
          </table:table-cell>
          <table:table-cell/>
          <table:table-cell office:value-type="float" office:value="0.109232" calcext:value-type="float">
            <text:p>0.109232</text:p>
          </table:table-cell>
          <table:table-cell table:number-columns-repeated="7"/>
        </table:table-row>
        <table:table-row table:style-name="ro1">
          <table:table-cell office:value-type="float" office:value="278.081191" calcext:value-type="float">
            <text:p>278.081191</text:p>
          </table:table-cell>
          <table:table-cell/>
          <table:table-cell office:value-type="float" office:value="0.113345" calcext:value-type="float">
            <text:p>0.113345</text:p>
          </table:table-cell>
          <table:table-cell table:number-columns-repeated="7"/>
        </table:table-row>
        <table:table-row table:style-name="ro1">
          <table:table-cell office:value-type="float" office:value="275.132572" calcext:value-type="float">
            <text:p>275.132572</text:p>
          </table:table-cell>
          <table:table-cell/>
          <table:table-cell office:value-type="float" office:value="0.11667" calcext:value-type="float">
            <text:p>0.11667</text:p>
          </table:table-cell>
          <table:table-cell table:number-columns-repeated="7"/>
        </table:table-row>
        <table:table-row table:style-name="ro1">
          <table:table-cell office:value-type="float" office:value="271.153452" calcext:value-type="float">
            <text:p>271.153452</text:p>
          </table:table-cell>
          <table:table-cell/>
          <table:table-cell office:value-type="float" office:value="0.119462" calcext:value-type="float">
            <text:p>0.119462</text:p>
          </table:table-cell>
          <table:table-cell table:number-columns-repeated="7"/>
        </table:table-row>
        <table:table-row table:style-name="ro1">
          <table:table-cell office:value-type="float" office:value="266.809211" calcext:value-type="float">
            <text:p>266.809211</text:p>
          </table:table-cell>
          <table:table-cell/>
          <table:table-cell office:value-type="float" office:value="0.121343" calcext:value-type="float">
            <text:p>0.121343</text:p>
          </table:table-cell>
          <table:table-cell table:number-columns-repeated="7"/>
        </table:table-row>
        <table:table-row table:style-name="ro1">
          <table:table-cell office:value-type="float" office:value="264.328794" calcext:value-type="float">
            <text:p>264.328794</text:p>
          </table:table-cell>
          <table:table-cell/>
          <table:table-cell office:value-type="float" office:value="0.122753" calcext:value-type="float">
            <text:p>0.122753</text:p>
          </table:table-cell>
          <table:table-cell table:number-columns-repeated="7"/>
        </table:table-row>
        <table:table-row table:style-name="ro1">
          <table:table-cell office:value-type="float" office:value="259.768187" calcext:value-type="float">
            <text:p>259.768187</text:p>
          </table:table-cell>
          <table:table-cell/>
          <table:table-cell office:value-type="float" office:value="0.122981" calcext:value-type="float">
            <text:p>0.122981</text:p>
          </table:table-cell>
          <table:table-cell table:number-columns-repeated="7"/>
        </table:table-row>
        <table:table-row table:style-name="ro1">
          <table:table-cell office:value-type="float" office:value="256.190966" calcext:value-type="float">
            <text:p>256.190966</text:p>
          </table:table-cell>
          <table:table-cell/>
          <table:table-cell office:value-type="float" office:value="0.122647" calcext:value-type="float">
            <text:p>0.122647</text:p>
          </table:table-cell>
          <table:table-cell table:number-columns-repeated="7"/>
        </table:table-row>
        <table:table-row table:style-name="ro1">
          <table:table-cell office:value-type="float" office:value="253.383672" calcext:value-type="float">
            <text:p>253.383672</text:p>
          </table:table-cell>
          <table:table-cell/>
          <table:table-cell office:value-type="float" office:value="0.121356" calcext:value-type="float">
            <text:p>0.121356</text:p>
          </table:table-cell>
          <table:table-cell table:number-columns-repeated="7"/>
        </table:table-row>
        <table:table-row table:style-name="ro1">
          <table:table-cell office:value-type="float" office:value="249.474204" calcext:value-type="float">
            <text:p>249.474204</text:p>
          </table:table-cell>
          <table:table-cell/>
          <table:table-cell office:value-type="float" office:value="0.119081" calcext:value-type="float">
            <text:p>0.119081</text:p>
          </table:table-cell>
          <table:table-cell table:number-columns-repeated="7"/>
        </table:table-row>
        <table:table-row table:style-name="ro1">
          <table:table-cell office:value-type="float" office:value="245.256922" calcext:value-type="float">
            <text:p>245.256922</text:p>
          </table:table-cell>
          <table:table-cell/>
          <table:table-cell office:value-type="float" office:value="0.115782" calcext:value-type="float">
            <text:p>0.115782</text:p>
          </table:table-cell>
          <table:table-cell table:number-columns-repeated="7"/>
        </table:table-row>
        <table:table-row table:style-name="ro1">
          <table:table-cell office:value-type="float" office:value="244.86136" calcext:value-type="float">
            <text:p>244.86136</text:p>
          </table:table-cell>
          <table:table-cell/>
          <table:table-cell office:value-type="float" office:value="0.115471" calcext:value-type="float">
            <text:p>0.115471</text:p>
          </table:table-cell>
          <table:table-cell table:number-columns-repeated="7"/>
        </table:table-row>
        <table:table-row table:style-name="ro1">
          <table:table-cell office:value-type="float" office:value="248.417545" calcext:value-type="float">
            <text:p>248.417545</text:p>
          </table:table-cell>
          <table:table-cell/>
          <table:table-cell office:value-type="float" office:value="0.11933" calcext:value-type="float">
            <text:p>0.11933</text:p>
          </table:table-cell>
          <table:table-cell table:number-columns-repeated="7"/>
        </table:table-row>
        <table:table-row table:style-name="ro1">
          <table:table-cell office:value-type="float" office:value="252.133684" calcext:value-type="float">
            <text:p>252.133684</text:p>
          </table:table-cell>
          <table:table-cell/>
          <table:table-cell office:value-type="float" office:value="0.121641" calcext:value-type="float">
            <text:p>0.121641</text:p>
          </table:table-cell>
          <table:table-cell table:number-columns-repeated="7"/>
        </table:table-row>
        <table:table-row table:style-name="ro1">
          <table:table-cell office:value-type="float" office:value="255.656761" calcext:value-type="float">
            <text:p>255.656761</text:p>
          </table:table-cell>
          <table:table-cell/>
          <table:table-cell office:value-type="float" office:value="0.123163" calcext:value-type="float">
            <text:p>0.123163</text:p>
          </table:table-cell>
          <table:table-cell table:number-columns-repeated="7"/>
        </table:table-row>
        <table:table-row table:style-name="ro1">
          <table:table-cell office:value-type="float" office:value="259.146522" calcext:value-type="float">
            <text:p>259.146522</text:p>
          </table:table-cell>
          <table:table-cell/>
          <table:table-cell office:value-type="float" office:value="0.123656" calcext:value-type="float">
            <text:p>0.123656</text:p>
          </table:table-cell>
          <table:table-cell table:number-columns-repeated="7"/>
        </table:table-row>
        <table:table-row table:style-name="ro1">
          <table:table-cell office:value-type="float" office:value="263.561163" calcext:value-type="float">
            <text:p>263.561163</text:p>
          </table:table-cell>
          <table:table-cell/>
          <table:table-cell office:value-type="float" office:value="0.123566" calcext:value-type="float">
            <text:p>0.123566</text:p>
          </table:table-cell>
          <table:table-cell table:number-columns-repeated="7"/>
        </table:table-row>
        <table:table-row table:style-name="ro1">
          <table:table-cell office:value-type="float" office:value="266.65172" calcext:value-type="float">
            <text:p>266.65172</text:p>
          </table:table-cell>
          <table:table-cell/>
          <table:table-cell office:value-type="float" office:value="0.122276" calcext:value-type="float">
            <text:p>0.122276</text:p>
          </table:table-cell>
          <table:table-cell table:number-columns-repeated="7"/>
        </table:table-row>
        <table:table-row table:style-name="ro1">
          <table:table-cell office:value-type="float" office:value="270.704885" calcext:value-type="float">
            <text:p>270.704885</text:p>
          </table:table-cell>
          <table:table-cell/>
          <table:table-cell office:value-type="float" office:value="0.120088" calcext:value-type="float">
            <text:p>0.120088</text:p>
          </table:table-cell>
          <table:table-cell table:number-columns-repeated="7"/>
        </table:table-row>
        <table:table-row table:style-name="ro1">
          <table:table-cell office:value-type="float" office:value="274.90312" calcext:value-type="float">
            <text:p>274.90312</text:p>
          </table:table-cell>
          <table:table-cell/>
          <table:table-cell office:value-type="float" office:value="0.117409" calcext:value-type="float">
            <text:p>0.117409</text:p>
          </table:table-cell>
          <table:table-cell table:number-columns-repeated="7"/>
        </table:table-row>
        <table:table-row table:style-name="ro1">
          <table:table-cell office:value-type="float" office:value="277.635587" calcext:value-type="float">
            <text:p>277.635587</text:p>
          </table:table-cell>
          <table:table-cell/>
          <table:table-cell office:value-type="float" office:value="0.114057" calcext:value-type="float">
            <text:p>0.114057</text:p>
          </table:table-cell>
          <table:table-cell table:number-columns-repeated="7"/>
        </table:table-row>
        <table:table-row table:style-name="ro1">
          <table:table-cell office:value-type="float" office:value="281.935315" calcext:value-type="float">
            <text:p>281.935315</text:p>
          </table:table-cell>
          <table:table-cell/>
          <table:table-cell office:value-type="float" office:value="0.109593" calcext:value-type="float">
            <text:p>0.109593</text:p>
          </table:table-cell>
          <table:table-cell table:number-columns-repeated="7"/>
        </table:table-row>
        <table:table-row table:style-name="ro1">
          <table:table-cell office:value-type="float" office:value="286.255756" calcext:value-type="float">
            <text:p>286.255756</text:p>
          </table:table-cell>
          <table:table-cell/>
          <table:table-cell office:value-type="float" office:value="0.104652" calcext:value-type="float">
            <text:p>0.104652</text:p>
          </table:table-cell>
          <table:table-cell table:number-columns-repeated="7"/>
        </table:table-row>
        <table:table-row table:style-name="ro1">
          <table:table-cell office:value-type="float" office:value="287.569588" calcext:value-type="float">
            <text:p>287.569588</text:p>
          </table:table-cell>
          <table:table-cell/>
          <table:table-cell office:value-type="float" office:value="0.098534" calcext:value-type="float">
            <text:p>0.098534</text:p>
          </table:table-cell>
          <table:table-cell table:number-columns-repeated="7"/>
        </table:table-row>
        <table:table-row table:style-name="ro1">
          <table:table-cell office:value-type="float" office:value="293.120754" calcext:value-type="float">
            <text:p>293.120754</text:p>
          </table:table-cell>
          <table:table-cell/>
          <table:table-cell office:value-type="float" office:value="0.091885" calcext:value-type="float">
            <text:p>0.091885</text:p>
          </table:table-cell>
          <table:table-cell table:number-columns-repeated="7"/>
        </table:table-row>
        <table:table-row table:style-name="ro1">
          <table:table-cell office:value-type="float" office:value="296.813885" calcext:value-type="float">
            <text:p>296.813885</text:p>
          </table:table-cell>
          <table:table-cell/>
          <table:table-cell office:value-type="float" office:value="0.084282" calcext:value-type="float">
            <text:p>0.084282</text:p>
          </table:table-cell>
          <table:table-cell table:number-columns-repeated="7"/>
        </table:table-row>
        <table:table-row table:style-name="ro1">
          <table:table-cell office:value-type="float" office:value="298.891411" calcext:value-type="float">
            <text:p>298.891411</text:p>
          </table:table-cell>
          <table:table-cell/>
          <table:table-cell office:value-type="float" office:value="0.075843" calcext:value-type="float">
            <text:p>0.075843</text:p>
          </table:table-cell>
          <table:table-cell table:number-columns-repeated="7"/>
        </table:table-row>
        <table:table-row table:style-name="ro1">
          <table:table-cell office:value-type="float" office:value="303.247692" calcext:value-type="float">
            <text:p>303.247692</text:p>
          </table:table-cell>
          <table:table-cell/>
          <table:table-cell office:value-type="float" office:value="0.066573" calcext:value-type="float">
            <text:p>0.066573</text:p>
          </table:table-cell>
          <table:table-cell table:number-columns-repeated="7"/>
        </table:table-row>
        <table:table-row table:style-name="ro1">
          <table:table-cell office:value-type="float" office:value="307.239812" calcext:value-type="float">
            <text:p>307.239812</text:p>
          </table:table-cell>
          <table:table-cell/>
          <table:table-cell office:value-type="float" office:value="0.056717" calcext:value-type="float">
            <text:p>0.056717</text:p>
          </table:table-cell>
          <table:table-cell table:number-columns-repeated="7"/>
        </table:table-row>
        <table:table-row table:style-name="ro1">
          <table:table-cell office:value-type="float" office:value="310.536574" calcext:value-type="float">
            <text:p>310.536574</text:p>
          </table:table-cell>
          <table:table-cell/>
          <table:table-cell office:value-type="float" office:value="0.046428" calcext:value-type="float">
            <text:p>0.046428</text:p>
          </table:table-cell>
          <table:table-cell table:number-columns-repeated="7"/>
        </table:table-row>
        <table:table-row table:style-name="ro1">
          <table:table-cell office:value-type="float" office:value="314.121159" calcext:value-type="float">
            <text:p>314.121159</text:p>
          </table:table-cell>
          <table:table-cell/>
          <table:table-cell office:value-type="float" office:value="0.036413" calcext:value-type="float">
            <text:p>0.036413</text:p>
          </table:table-cell>
          <table:table-cell table:number-columns-repeated="7"/>
        </table:table-row>
        <table:table-row table:style-name="ro1">
          <table:table-cell office:value-type="float" office:value="317.900203" calcext:value-type="float">
            <text:p>317.900203</text:p>
          </table:table-cell>
          <table:table-cell/>
          <table:table-cell office:value-type="float" office:value="0.026982" calcext:value-type="float">
            <text:p>0.026982</text:p>
          </table:table-cell>
          <table:table-cell table:number-columns-repeated="7"/>
        </table:table-row>
        <table:table-row table:style-name="ro1">
          <table:table-cell office:value-type="float" office:value="321.921155" calcext:value-type="float">
            <text:p>321.921155</text:p>
          </table:table-cell>
          <table:table-cell/>
          <table:table-cell office:value-type="float" office:value="0.018887" calcext:value-type="float">
            <text:p>0.018887</text:p>
          </table:table-cell>
          <table:table-cell table:number-columns-repeated="7"/>
        </table:table-row>
        <table:table-row table:style-name="ro1">
          <table:table-cell office:value-type="float" office:value="326.58094" calcext:value-type="float">
            <text:p>326.58094</text:p>
          </table:table-cell>
          <table:table-cell/>
          <table:table-cell office:value-type="float" office:value="0.012599" calcext:value-type="float">
            <text:p>0.012599</text:p>
          </table:table-cell>
          <table:table-cell table:number-columns-repeated="7"/>
        </table:table-row>
        <table:table-row table:style-name="ro1">
          <table:table-cell office:value-type="float" office:value="331.276188" calcext:value-type="float">
            <text:p>331.276188</text:p>
          </table:table-cell>
          <table:table-cell/>
          <table:table-cell office:value-type="float" office:value="0.008262" calcext:value-type="float">
            <text:p>0.008262</text:p>
          </table:table-cell>
          <table:table-cell table:number-columns-repeated="7"/>
        </table:table-row>
        <table:table-row table:style-name="ro1">
          <table:table-cell office:value-type="float" office:value="334.080651" calcext:value-type="float">
            <text:p>334.080651</text:p>
          </table:table-cell>
          <table:table-cell/>
          <table:table-cell office:value-type="float" office:value="0.005465" calcext:value-type="float">
            <text:p>0.005465</text:p>
          </table:table-cell>
          <table:table-cell table:number-columns-repeated="7"/>
        </table:table-row>
        <table:table-row table:style-name="ro1">
          <table:table-cell office:value-type="float" office:value="337.472249" calcext:value-type="float">
            <text:p>337.472249</text:p>
          </table:table-cell>
          <table:table-cell/>
          <table:table-cell office:value-type="float" office:value="0.003933" calcext:value-type="float">
            <text:p>0.003933</text:p>
          </table:table-cell>
          <table:table-cell table:number-columns-repeated="7"/>
        </table:table-row>
        <table:table-row table:style-name="ro1">
          <table:table-cell office:value-type="float" office:value="340.65016" calcext:value-type="float">
            <text:p>340.65016</text:p>
          </table:table-cell>
          <table:table-cell/>
          <table:table-cell office:value-type="float" office:value="0.003433" calcext:value-type="float">
            <text:p>0.003433</text:p>
          </table:table-cell>
          <table:table-cell table:number-columns-repeated="7"/>
        </table:table-row>
        <table:table-row table:style-name="ro1">
          <table:table-cell office:value-type="float" office:value="343.809968" calcext:value-type="float">
            <text:p>343.809968</text:p>
          </table:table-cell>
          <table:table-cell/>
          <table:table-cell office:value-type="float" office:value="0.003959" calcext:value-type="float">
            <text:p>0.003959</text:p>
          </table:table-cell>
          <table:table-cell table:number-columns-repeated="7"/>
        </table:table-row>
        <table:table-row table:style-name="ro1">
          <table:table-cell office:value-type="float" office:value="347.64783" calcext:value-type="float">
            <text:p>347.64783</text:p>
          </table:table-cell>
          <table:table-cell/>
          <table:table-cell office:value-type="float" office:value="0.005589" calcext:value-type="float">
            <text:p>0.005589</text:p>
          </table:table-cell>
          <table:table-cell table:number-columns-repeated="7"/>
        </table:table-row>
        <table:table-row table:style-name="ro1">
          <table:table-cell office:value-type="float" office:value="350.894325" calcext:value-type="float">
            <text:p>350.894325</text:p>
          </table:table-cell>
          <table:table-cell/>
          <table:table-cell office:value-type="float" office:value="0.008541" calcext:value-type="float">
            <text:p>0.008541</text:p>
          </table:table-cell>
          <table:table-cell table:number-columns-repeated="7"/>
        </table:table-row>
        <table:table-row table:style-name="ro1">
          <table:table-cell office:value-type="float" office:value="355.731937" calcext:value-type="float">
            <text:p>355.731937</text:p>
          </table:table-cell>
          <table:table-cell/>
          <table:table-cell office:value-type="float" office:value="0.013077" calcext:value-type="float">
            <text:p>0.013077</text:p>
          </table:table-cell>
          <table:table-cell table:number-columns-repeated="7"/>
        </table:table-row>
        <table:table-row table:style-name="ro1">
          <table:table-cell office:value-type="float" office:value="358.549884" calcext:value-type="float">
            <text:p>358.549884</text:p>
          </table:table-cell>
          <table:table-cell/>
          <table:table-cell office:value-type="float" office:value="0.019674" calcext:value-type="float">
            <text:p>0.019674</text:p>
          </table:table-cell>
          <table:table-cell table:number-columns-repeated="7"/>
        </table:table-row>
        <table:table-row table:style-name="ro1">
          <table:table-cell office:value-type="float" office:value="362.04362" calcext:value-type="float">
            <text:p>362.04362</text:p>
          </table:table-cell>
          <table:table-cell/>
          <table:table-cell office:value-type="float" office:value="0.028306" calcext:value-type="float">
            <text:p>0.028306</text:p>
          </table:table-cell>
          <table:table-cell table:number-columns-repeated="7"/>
        </table:table-row>
        <table:table-row table:style-name="ro1">
          <table:table-cell office:value-type="float" office:value="367.101655" calcext:value-type="float">
            <text:p>367.101655</text:p>
          </table:table-cell>
          <table:table-cell/>
          <table:table-cell office:value-type="float" office:value="0.03847" calcext:value-type="float">
            <text:p>0.03847</text:p>
          </table:table-cell>
          <table:table-cell table:number-columns-repeated="7"/>
        </table:table-row>
        <table:table-row table:style-name="ro1">
          <table:table-cell office:value-type="float" office:value="368.916861" calcext:value-type="float">
            <text:p>368.916861</text:p>
          </table:table-cell>
          <table:table-cell/>
          <table:table-cell office:value-type="float" office:value="0.049189" calcext:value-type="float">
            <text:p>0.049189</text:p>
          </table:table-cell>
          <table:table-cell table:number-columns-repeated="7"/>
        </table:table-row>
        <table:table-row table:style-name="ro1">
          <table:table-cell office:value-type="float" office:value="374.035974" calcext:value-type="float">
            <text:p>374.035974</text:p>
          </table:table-cell>
          <table:table-cell/>
          <table:table-cell office:value-type="float" office:value="0.060293" calcext:value-type="float">
            <text:p>0.060293</text:p>
          </table:table-cell>
          <table:table-cell table:number-columns-repeated="7"/>
        </table:table-row>
        <table:table-row table:style-name="ro1">
          <table:table-cell office:value-type="float" office:value="377.457911" calcext:value-type="float">
            <text:p>377.457911</text:p>
          </table:table-cell>
          <table:table-cell/>
          <table:table-cell office:value-type="float" office:value="0.071459" calcext:value-type="float">
            <text:p>0.071459</text:p>
          </table:table-cell>
          <table:table-cell table:number-columns-repeated="7"/>
        </table:table-row>
        <table:table-row table:style-name="ro1">
          <table:table-cell office:value-type="float" office:value="380.993169" calcext:value-type="float">
            <text:p>380.993169</text:p>
          </table:table-cell>
          <table:table-cell/>
          <table:table-cell office:value-type="float" office:value="0.081673" calcext:value-type="float">
            <text:p>0.081673</text:p>
          </table:table-cell>
          <table:table-cell table:number-columns-repeated="7"/>
        </table:table-row>
        <table:table-row table:style-name="ro1">
          <table:table-cell office:value-type="float" office:value="386.748806" calcext:value-type="float">
            <text:p>386.748806</text:p>
          </table:table-cell>
          <table:table-cell/>
          <table:table-cell office:value-type="float" office:value="0.09057" calcext:value-type="float">
            <text:p>0.09057</text:p>
          </table:table-cell>
          <table:table-cell table:number-columns-repeated="7"/>
        </table:table-row>
        <table:table-row table:style-name="ro1">
          <table:table-cell office:value-type="float" office:value="389.009167" calcext:value-type="float">
            <text:p>389.009167</text:p>
          </table:table-cell>
          <table:table-cell/>
          <table:table-cell office:value-type="float" office:value="0.098414" calcext:value-type="float">
            <text:p>0.098414</text:p>
          </table:table-cell>
          <table:table-cell table:number-columns-repeated="7"/>
        </table:table-row>
        <table:table-row table:style-name="ro1">
          <table:table-cell office:value-type="float" office:value="392.530891" calcext:value-type="float">
            <text:p>392.530891</text:p>
          </table:table-cell>
          <table:table-cell/>
          <table:table-cell office:value-type="float" office:value="0.105467" calcext:value-type="float">
            <text:p>0.105467</text:p>
          </table:table-cell>
          <table:table-cell table:number-columns-repeated="7"/>
        </table:table-row>
        <table:table-row table:style-name="ro1">
          <table:table-cell office:value-type="float" office:value="396.948384" calcext:value-type="float">
            <text:p>396.948384</text:p>
          </table:table-cell>
          <table:table-cell/>
          <table:table-cell office:value-type="float" office:value="0.111251" calcext:value-type="float">
            <text:p>0.111251</text:p>
          </table:table-cell>
          <table:table-cell table:number-columns-repeated="7"/>
        </table:table-row>
        <table:table-row table:style-name="ro1">
          <table:table-cell office:value-type="float" office:value="400.942744" calcext:value-type="float">
            <text:p>400.942744</text:p>
          </table:table-cell>
          <table:table-cell/>
          <table:table-cell office:value-type="float" office:value="0.115614" calcext:value-type="float">
            <text:p>0.115614</text:p>
          </table:table-cell>
          <table:table-cell table:number-columns-repeated="7"/>
        </table:table-row>
        <table:table-row table:style-name="ro1">
          <table:table-cell office:value-type="float" office:value="404.350513" calcext:value-type="float">
            <text:p>404.350513</text:p>
          </table:table-cell>
          <table:table-cell/>
          <table:table-cell office:value-type="float" office:value="0.119077" calcext:value-type="float">
            <text:p>0.119077</text:p>
          </table:table-cell>
          <table:table-cell table:number-columns-repeated="7"/>
        </table:table-row>
        <table:table-row table:style-name="ro1">
          <table:table-cell office:value-type="float" office:value="408.632811" calcext:value-type="float">
            <text:p>408.632811</text:p>
          </table:table-cell>
          <table:table-cell/>
          <table:table-cell office:value-type="float" office:value="0.121942" calcext:value-type="float">
            <text:p>0.121942</text:p>
          </table:table-cell>
          <table:table-cell table:number-columns-repeated="7"/>
        </table:table-row>
        <table:table-row table:style-name="ro1">
          <table:table-cell office:value-type="float" office:value="411.900029" calcext:value-type="float">
            <text:p>411.900029</text:p>
          </table:table-cell>
          <table:table-cell/>
          <table:table-cell office:value-type="float" office:value="0.123602" calcext:value-type="float">
            <text:p>0.123602</text:p>
          </table:table-cell>
          <table:table-cell table:number-columns-repeated="7"/>
        </table:table-row>
        <table:table-row table:style-name="ro1">
          <table:table-cell office:value-type="float" office:value="415.915481" calcext:value-type="float">
            <text:p>415.915481</text:p>
          </table:table-cell>
          <table:table-cell/>
          <table:table-cell office:value-type="float" office:value="0.124103" calcext:value-type="float">
            <text:p>0.124103</text:p>
          </table:table-cell>
          <table:table-cell table:number-columns-repeated="7"/>
        </table:table-row>
        <table:table-row table:style-name="ro1">
          <table:table-cell office:value-type="float" office:value="419.08233" calcext:value-type="float">
            <text:p>419.08233</text:p>
          </table:table-cell>
          <table:table-cell/>
          <table:table-cell office:value-type="float" office:value="0.124009" calcext:value-type="float">
            <text:p>0.124009</text:p>
          </table:table-cell>
          <table:table-cell table:number-columns-repeated="7"/>
        </table:table-row>
        <table:table-row table:style-name="ro1">
          <table:table-cell office:value-type="float" office:value="422.837142" calcext:value-type="float">
            <text:p>422.837142</text:p>
          </table:table-cell>
          <table:table-cell/>
          <table:table-cell office:value-type="float" office:value="0.122883" calcext:value-type="float">
            <text:p>0.122883</text:p>
          </table:table-cell>
          <table:table-cell table:number-columns-repeated="7"/>
        </table:table-row>
        <table:table-row table:style-name="ro1">
          <table:table-cell office:value-type="float" office:value="428.045992" calcext:value-type="float">
            <text:p>428.045992</text:p>
          </table:table-cell>
          <table:table-cell/>
          <table:table-cell office:value-type="float" office:value="0.120858" calcext:value-type="float">
            <text:p>0.120858</text:p>
          </table:table-cell>
          <table:table-cell table:number-columns-repeated="7"/>
        </table:table-row>
        <table:table-row table:style-name="ro1">
          <table:table-cell office:value-type="float" office:value="430.947078" calcext:value-type="float">
            <text:p>430.947078</text:p>
          </table:table-cell>
          <table:table-cell/>
          <table:table-cell office:value-type="float" office:value="0.118043" calcext:value-type="float">
            <text:p>0.118043</text:p>
          </table:table-cell>
          <table:table-cell table:number-columns-repeated="7"/>
        </table:table-row>
        <table:table-row table:style-name="ro1">
          <table:table-cell office:value-type="float" office:value="435.475623" calcext:value-type="float">
            <text:p>435.475623</text:p>
          </table:table-cell>
          <table:table-cell/>
          <table:table-cell office:value-type="float" office:value="0.114214" calcext:value-type="float">
            <text:p>0.114214</text:p>
          </table:table-cell>
          <table:table-cell table:number-columns-repeated="7"/>
        </table:table-row>
        <table:table-row table:style-name="ro1">
          <table:table-cell office:value-type="float" office:value="437.478341" calcext:value-type="float">
            <text:p>437.478341</text:p>
          </table:table-cell>
          <table:table-cell/>
          <table:table-cell office:value-type="float" office:value="0.109792" calcext:value-type="float">
            <text:p>0.109792</text:p>
          </table:table-cell>
          <table:table-cell table:number-columns-repeated="7"/>
        </table:table-row>
        <table:table-row table:style-name="ro1">
          <table:table-cell office:value-type="float" office:value="441.554182" calcext:value-type="float">
            <text:p>441.554182</text:p>
          </table:table-cell>
          <table:table-cell/>
          <table:table-cell office:value-type="float" office:value="0.104506" calcext:value-type="float">
            <text:p>0.104506</text:p>
          </table:table-cell>
          <table:table-cell table:number-columns-repeated="7"/>
        </table:table-row>
        <table:table-row table:style-name="ro1">
          <table:table-cell office:value-type="float" office:value="444.947241" calcext:value-type="float">
            <text:p>444.947241</text:p>
          </table:table-cell>
          <table:table-cell/>
          <table:table-cell office:value-type="float" office:value="0.098345" calcext:value-type="float">
            <text:p>0.098345</text:p>
          </table:table-cell>
          <table:table-cell table:number-columns-repeated="7"/>
        </table:table-row>
        <table:table-row table:style-name="ro1">
          <table:table-cell office:value-type="float" office:value="448.291075" calcext:value-type="float">
            <text:p>448.291075</text:p>
          </table:table-cell>
          <table:table-cell/>
          <table:table-cell office:value-type="float" office:value="0.091359" calcext:value-type="float">
            <text:p>0.091359</text:p>
          </table:table-cell>
          <table:table-cell table:number-columns-repeated="7"/>
        </table:table-row>
        <table:table-row table:style-name="ro1">
          <table:table-cell office:value-type="float" office:value="451.649888" calcext:value-type="float">
            <text:p>451.649888</text:p>
          </table:table-cell>
          <table:table-cell/>
          <table:table-cell office:value-type="float" office:value="0.083375" calcext:value-type="float">
            <text:p>0.083375</text:p>
          </table:table-cell>
          <table:table-cell table:number-columns-repeated="7"/>
        </table:table-row>
        <table:table-row table:style-name="ro1">
          <table:table-cell office:value-type="float" office:value="456.695098" calcext:value-type="float">
            <text:p>456.695098</text:p>
          </table:table-cell>
          <table:table-cell/>
          <table:table-cell office:value-type="float" office:value="0.074428" calcext:value-type="float">
            <text:p>0.074428</text:p>
          </table:table-cell>
          <table:table-cell table:number-columns-repeated="7"/>
        </table:table-row>
        <table:table-row table:style-name="ro1">
          <table:table-cell office:value-type="float" office:value="459.437236" calcext:value-type="float">
            <text:p>459.437236</text:p>
          </table:table-cell>
          <table:table-cell/>
          <table:table-cell office:value-type="float" office:value="0.065064" calcext:value-type="float">
            <text:p>0.065064</text:p>
          </table:table-cell>
          <table:table-cell table:number-columns-repeated="7"/>
        </table:table-row>
        <table:table-row table:style-name="ro1">
          <table:table-cell office:value-type="float" office:value="463.041394" calcext:value-type="float">
            <text:p>463.041394</text:p>
          </table:table-cell>
          <table:table-cell/>
          <table:table-cell office:value-type="float" office:value="0.054996" calcext:value-type="float">
            <text:p>0.054996</text:p>
          </table:table-cell>
          <table:table-cell table:number-columns-repeated="7"/>
        </table:table-row>
        <table:table-row table:style-name="ro1">
          <table:table-cell office:value-type="float" office:value="467.148738" calcext:value-type="float">
            <text:p>467.148738</text:p>
          </table:table-cell>
          <table:table-cell/>
          <table:table-cell office:value-type="float" office:value="0.044812" calcext:value-type="float">
            <text:p>0.044812</text:p>
          </table:table-cell>
          <table:table-cell table:number-columns-repeated="7"/>
        </table:table-row>
        <table:table-row table:style-name="ro1">
          <table:table-cell office:value-type="float" office:value="470.944113" calcext:value-type="float">
            <text:p>470.944113</text:p>
          </table:table-cell>
          <table:table-cell/>
          <table:table-cell office:value-type="float" office:value="0.034786" calcext:value-type="float">
            <text:p>0.034786</text:p>
          </table:table-cell>
          <table:table-cell table:number-columns-repeated="7"/>
        </table:table-row>
        <table:table-row table:style-name="ro1">
          <table:table-cell office:value-type="float" office:value="475.294252" calcext:value-type="float">
            <text:p>475.294252</text:p>
          </table:table-cell>
          <table:table-cell/>
          <table:table-cell office:value-type="float" office:value="0.025809" calcext:value-type="float">
            <text:p>0.025809</text:p>
          </table:table-cell>
          <table:table-cell table:number-columns-repeated="7"/>
        </table:table-row>
        <table:table-row table:style-name="ro1">
          <table:table-cell office:value-type="float" office:value="478.491537" calcext:value-type="float">
            <text:p>478.491537</text:p>
          </table:table-cell>
          <table:table-cell/>
          <table:table-cell office:value-type="float" office:value="0.018089" calcext:value-type="float">
            <text:p>0.018089</text:p>
          </table:table-cell>
          <table:table-cell table:number-columns-repeated="7"/>
        </table:table-row>
        <table:table-row table:style-name="ro1">
          <table:table-cell office:value-type="float" office:value="482.473162" calcext:value-type="float">
            <text:p>482.473162</text:p>
          </table:table-cell>
          <table:table-cell/>
          <table:table-cell office:value-type="float" office:value="0.012151" calcext:value-type="float">
            <text:p>0.012151</text:p>
          </table:table-cell>
          <table:table-cell table:number-columns-repeated="7"/>
        </table:table-row>
        <table:table-row table:style-name="ro1">
          <table:table-cell office:value-type="float" office:value="485.632021" calcext:value-type="float">
            <text:p>485.632021</text:p>
          </table:table-cell>
          <table:table-cell/>
          <table:table-cell office:value-type="float" office:value="0.007957" calcext:value-type="float">
            <text:p>0.007957</text:p>
          </table:table-cell>
          <table:table-cell table:number-columns-repeated="7"/>
        </table:table-row>
        <table:table-row table:style-name="ro1">
          <table:table-cell office:value-type="float" office:value="488.902245" calcext:value-type="float">
            <text:p>488.902245</text:p>
          </table:table-cell>
          <table:table-cell/>
          <table:table-cell office:value-type="float" office:value="0.005277" calcext:value-type="float">
            <text:p>0.005277</text:p>
          </table:table-cell>
          <table:table-cell table:number-columns-repeated="7"/>
        </table:table-row>
        <table:table-row table:style-name="ro1">
          <table:table-cell office:value-type="float" office:value="493.146989" calcext:value-type="float">
            <text:p>493.146989</text:p>
          </table:table-cell>
          <table:table-cell/>
          <table:table-cell office:value-type="float" office:value="0.003837" calcext:value-type="float">
            <text:p>0.003837</text:p>
          </table:table-cell>
          <table:table-cell table:number-columns-repeated="7"/>
        </table:table-row>
        <table:table-row table:style-name="ro1">
          <table:table-cell office:value-type="float" office:value="496.637613" calcext:value-type="float">
            <text:p>496.637613</text:p>
          </table:table-cell>
          <table:table-cell/>
          <table:table-cell office:value-type="float" office:value="0.003504" calcext:value-type="float">
            <text:p>0.003504</text:p>
          </table:table-cell>
          <table:table-cell table:number-columns-repeated="7"/>
        </table:table-row>
        <table:table-row table:style-name="ro1">
          <table:table-cell office:value-type="float" office:value="499.948658" calcext:value-type="float">
            <text:p>499.948658</text:p>
          </table:table-cell>
          <table:table-cell/>
          <table:table-cell office:value-type="float" office:value="0.004228" calcext:value-type="float">
            <text:p>0.004228</text:p>
          </table:table-cell>
          <table:table-cell table:number-columns-repeated="7"/>
        </table:table-row>
        <table:table-row table:style-name="ro1">
          <table:table-cell office:value-type="float" office:value="505.487781" calcext:value-type="float">
            <text:p>505.487781</text:p>
          </table:table-cell>
          <table:table-cell/>
          <table:table-cell office:value-type="float" office:value="0.006041" calcext:value-type="float">
            <text:p>0.006041</text:p>
          </table:table-cell>
          <table:table-cell table:number-columns-repeated="7"/>
        </table:table-row>
        <table:table-row table:style-name="ro1">
          <table:table-cell office:value-type="float" office:value="507.178406" calcext:value-type="float">
            <text:p>507.178406</text:p>
          </table:table-cell>
          <table:table-cell/>
          <table:table-cell office:value-type="float" office:value="0.009237" calcext:value-type="float">
            <text:p>0.009237</text:p>
          </table:table-cell>
          <table:table-cell table:number-columns-repeated="7"/>
        </table:table-row>
        <table:table-row table:style-name="ro1">
          <table:table-cell office:value-type="float" office:value="511.094255" calcext:value-type="float">
            <text:p>511.094255</text:p>
          </table:table-cell>
          <table:table-cell/>
          <table:table-cell office:value-type="float" office:value="0.014196" calcext:value-type="float">
            <text:p>0.014196</text:p>
          </table:table-cell>
          <table:table-cell table:number-columns-repeated="7"/>
        </table:table-row>
        <table:table-row table:style-name="ro1">
          <table:table-cell office:value-type="float" office:value="514.556275" calcext:value-type="float">
            <text:p>514.556275</text:p>
          </table:table-cell>
          <table:table-cell/>
          <table:table-cell office:value-type="float" office:value="0.021136" calcext:value-type="float">
            <text:p>0.021136</text:p>
          </table:table-cell>
          <table:table-cell table:number-columns-repeated="7"/>
        </table:table-row>
        <table:table-row table:style-name="ro1">
          <table:table-cell office:value-type="float" office:value="518.887873" calcext:value-type="float">
            <text:p>518.887873</text:p>
          </table:table-cell>
          <table:table-cell/>
          <table:table-cell office:value-type="float" office:value="0.029708" calcext:value-type="float">
            <text:p>0.029708</text:p>
          </table:table-cell>
          <table:table-cell table:number-columns-repeated="7"/>
        </table:table-row>
        <table:table-row table:style-name="ro1">
          <table:table-cell office:value-type="float" office:value="522.312336" calcext:value-type="float">
            <text:p>522.312336</text:p>
          </table:table-cell>
          <table:table-cell/>
          <table:table-cell office:value-type="float" office:value="0.039851" calcext:value-type="float">
            <text:p>0.039851</text:p>
          </table:table-cell>
          <table:table-cell table:number-columns-repeated="7"/>
        </table:table-row>
        <table:table-row table:style-name="ro1">
          <table:table-cell office:value-type="float" office:value="525.839123" calcext:value-type="float">
            <text:p>525.839123</text:p>
          </table:table-cell>
          <table:table-cell/>
          <table:table-cell office:value-type="float" office:value="0.051103" calcext:value-type="float">
            <text:p>0.051103</text:p>
          </table:table-cell>
          <table:table-cell table:number-columns-repeated="7"/>
        </table:table-row>
        <table:table-row table:style-name="ro1">
          <table:table-cell office:value-type="float" office:value="529.470755" calcext:value-type="float">
            <text:p>529.470755</text:p>
          </table:table-cell>
          <table:table-cell/>
          <table:table-cell office:value-type="float" office:value="0.062489" calcext:value-type="float">
            <text:p>0.062489</text:p>
          </table:table-cell>
          <table:table-cell table:number-columns-repeated="7"/>
        </table:table-row>
        <table:table-row table:style-name="ro1">
          <table:table-cell office:value-type="float" office:value="533.637171" calcext:value-type="float">
            <text:p>533.637171</text:p>
          </table:table-cell>
          <table:table-cell/>
          <table:table-cell office:value-type="float" office:value="0.072954" calcext:value-type="float">
            <text:p>0.072954</text:p>
          </table:table-cell>
          <table:table-cell table:number-columns-repeated="7"/>
        </table:table-row>
        <table:table-row table:style-name="ro1">
          <table:table-cell office:value-type="float" office:value="537.048202" calcext:value-type="float">
            <text:p>537.048202</text:p>
          </table:table-cell>
          <table:table-cell/>
          <table:table-cell office:value-type="float" office:value="0.082986" calcext:value-type="float">
            <text:p>0.082986</text:p>
          </table:table-cell>
          <table:table-cell table:number-columns-repeated="7"/>
        </table:table-row>
        <table:table-row table:style-name="ro1">
          <table:table-cell office:value-type="float" office:value="540.810472" calcext:value-type="float">
            <text:p>540.810472</text:p>
          </table:table-cell>
          <table:table-cell/>
          <table:table-cell office:value-type="float" office:value="0.092188" calcext:value-type="float">
            <text:p>0.092188</text:p>
          </table:table-cell>
          <table:table-cell table:number-columns-repeated="7"/>
        </table:table-row>
        <table:table-row table:style-name="ro1">
          <table:table-cell office:value-type="float" office:value="544.834147" calcext:value-type="float">
            <text:p>544.834147</text:p>
          </table:table-cell>
          <table:table-cell/>
          <table:table-cell office:value-type="float" office:value="0.100199" calcext:value-type="float">
            <text:p>0.100199</text:p>
          </table:table-cell>
          <table:table-cell table:number-columns-repeated="7"/>
        </table:table-row>
        <table:table-row table:style-name="ro1">
          <table:table-cell office:value-type="float" office:value="549.415985" calcext:value-type="float">
            <text:p>549.415985</text:p>
          </table:table-cell>
          <table:table-cell/>
          <table:table-cell office:value-type="float" office:value="0.106533" calcext:value-type="float">
            <text:p>0.106533</text:p>
          </table:table-cell>
          <table:table-cell table:number-columns-repeated="7"/>
        </table:table-row>
        <table:table-row table:style-name="ro1">
          <table:table-cell office:value-type="float" office:value="551.942807" calcext:value-type="float">
            <text:p>551.942807</text:p>
          </table:table-cell>
          <table:table-cell/>
          <table:table-cell office:value-type="float" office:value="0.112049" calcext:value-type="float">
            <text:p>0.112049</text:p>
          </table:table-cell>
          <table:table-cell table:number-columns-repeated="7"/>
        </table:table-row>
        <table:table-row table:style-name="ro1">
          <table:table-cell office:value-type="float" office:value="556.604853" calcext:value-type="float">
            <text:p>556.604853</text:p>
          </table:table-cell>
          <table:table-cell/>
          <table:table-cell office:value-type="float" office:value="0.11654" calcext:value-type="float">
            <text:p>0.11654</text:p>
          </table:table-cell>
          <table:table-cell table:number-columns-repeated="7"/>
        </table:table-row>
        <table:table-row table:style-name="ro1">
          <table:table-cell office:value-type="float" office:value="559.752523" calcext:value-type="float">
            <text:p>559.752523</text:p>
          </table:table-cell>
          <table:table-cell/>
          <table:table-cell office:value-type="float" office:value="0.120188" calcext:value-type="float">
            <text:p>0.120188</text:p>
          </table:table-cell>
          <table:table-cell table:number-columns-repeated="7"/>
        </table:table-row>
        <table:table-row table:style-name="ro1">
          <table:table-cell office:value-type="float" office:value="563.844024" calcext:value-type="float">
            <text:p>563.844024</text:p>
          </table:table-cell>
          <table:table-cell/>
          <table:table-cell office:value-type="float" office:value="0.122385" calcext:value-type="float">
            <text:p>0.122385</text:p>
          </table:table-cell>
          <table:table-cell table:number-columns-repeated="7"/>
        </table:table-row>
        <table:table-row table:style-name="ro1">
          <table:table-cell office:value-type="float" office:value="566.435576" calcext:value-type="float">
            <text:p>566.435576</text:p>
          </table:table-cell>
          <table:table-cell/>
          <table:table-cell office:value-type="float" office:value="0.123715" calcext:value-type="float">
            <text:p>0.123715</text:p>
          </table:table-cell>
          <table:table-cell table:number-columns-repeated="7"/>
        </table:table-row>
        <table:table-row table:style-name="ro1">
          <table:table-cell office:value-type="float" office:value="571.443542" calcext:value-type="float">
            <text:p>571.443542</text:p>
          </table:table-cell>
          <table:table-cell/>
          <table:table-cell office:value-type="float" office:value="0.124485" calcext:value-type="float">
            <text:p>0.124485</text:p>
          </table:table-cell>
          <table:table-cell table:number-columns-repeated="7"/>
        </table:table-row>
        <table:table-row table:style-name="ro1">
          <table:table-cell office:value-type="float" office:value="574.903491" calcext:value-type="float">
            <text:p>574.903491</text:p>
          </table:table-cell>
          <table:table-cell/>
          <table:table-cell office:value-type="float" office:value="0.124068" calcext:value-type="float">
            <text:p>0.124068</text:p>
          </table:table-cell>
          <table:table-cell table:number-columns-repeated="7"/>
        </table:table-row>
        <table:table-row table:style-name="ro1">
          <table:table-cell office:value-type="float" office:value="578.540419" calcext:value-type="float">
            <text:p>578.540419</text:p>
          </table:table-cell>
          <table:table-cell/>
          <table:table-cell office:value-type="float" office:value="0.122975" calcext:value-type="float">
            <text:p>0.122975</text:p>
          </table:table-cell>
          <table:table-cell table:number-columns-repeated="7"/>
        </table:table-row>
        <table:table-row table:style-name="ro1">
          <table:table-cell office:value-type="float" office:value="582.025737" calcext:value-type="float">
            <text:p>582.025737</text:p>
          </table:table-cell>
          <table:table-cell/>
          <table:table-cell office:value-type="float" office:value="0.120769" calcext:value-type="float">
            <text:p>0.120769</text:p>
          </table:table-cell>
          <table:table-cell table:number-columns-repeated="7"/>
        </table:table-row>
        <table:table-row table:style-name="ro1">
          <table:table-cell office:value-type="float" office:value="586.570213" calcext:value-type="float">
            <text:p>586.570213</text:p>
          </table:table-cell>
          <table:table-cell/>
          <table:table-cell office:value-type="float" office:value="0.117864" calcext:value-type="float">
            <text:p>0.117864</text:p>
          </table:table-cell>
          <table:table-cell table:number-columns-repeated="7"/>
        </table:table-row>
        <table:table-row table:style-name="ro1">
          <table:table-cell office:value-type="float" office:value="588.88433" calcext:value-type="float">
            <text:p>588.88433</text:p>
          </table:table-cell>
          <table:table-cell/>
          <table:table-cell office:value-type="float" office:value="0.114285" calcext:value-type="float">
            <text:p>0.114285</text:p>
          </table:table-cell>
          <table:table-cell table:number-columns-repeated="7"/>
        </table:table-row>
        <table:table-row table:style-name="ro1">
          <table:table-cell office:value-type="float" office:value="593.069839" calcext:value-type="float">
            <text:p>593.069839</text:p>
          </table:table-cell>
          <table:table-cell/>
          <table:table-cell office:value-type="float" office:value="0.109855" calcext:value-type="float">
            <text:p>0.109855</text:p>
          </table:table-cell>
          <table:table-cell table:number-columns-repeated="7"/>
        </table:table-row>
        <table:table-row table:style-name="ro1">
          <table:table-cell office:value-type="float" office:value="596.343881" calcext:value-type="float">
            <text:p>596.343881</text:p>
          </table:table-cell>
          <table:table-cell/>
          <table:table-cell office:value-type="float" office:value="0.104563" calcext:value-type="float">
            <text:p>0.104563</text:p>
          </table:table-cell>
          <table:table-cell table:number-columns-repeated="7"/>
        </table:table-row>
        <table:table-row table:style-name="ro1">
          <table:table-cell office:value-type="float" office:value="601.246577" calcext:value-type="float">
            <text:p>601.246577</text:p>
          </table:table-cell>
          <table:table-cell/>
          <table:table-cell office:value-type="float" office:value="0.0979" calcext:value-type="float">
            <text:p>0.0979</text:p>
          </table:table-cell>
          <table:table-cell table:number-columns-repeated="7"/>
        </table:table-row>
        <table:table-row table:style-name="ro1">
          <table:table-cell office:value-type="float" office:value="604.289389" calcext:value-type="float">
            <text:p>604.289389</text:p>
          </table:table-cell>
          <table:table-cell/>
          <table:table-cell office:value-type="float" office:value="0.090678" calcext:value-type="float">
            <text:p>0.090678</text:p>
          </table:table-cell>
          <table:table-cell table:number-columns-repeated="7"/>
        </table:table-row>
        <table:table-row table:style-name="ro1">
          <table:table-cell office:value-type="float" office:value="608.705497" calcext:value-type="float">
            <text:p>608.705497</text:p>
          </table:table-cell>
          <table:table-cell/>
          <table:table-cell office:value-type="float" office:value="0.082401" calcext:value-type="float">
            <text:p>0.082401</text:p>
          </table:table-cell>
          <table:table-cell table:number-columns-repeated="7"/>
        </table:table-row>
        <table:table-row table:style-name="ro1">
          <table:table-cell office:value-type="float" office:value="612.329265" calcext:value-type="float">
            <text:p>612.329265</text:p>
          </table:table-cell>
          <table:table-cell/>
          <table:table-cell office:value-type="float" office:value="0.073457" calcext:value-type="float">
            <text:p>0.073457</text:p>
          </table:table-cell>
          <table:table-cell table:number-columns-repeated="7"/>
        </table:table-row>
        <table:table-row table:style-name="ro1">
          <table:table-cell office:value-type="float" office:value="616.593705" calcext:value-type="float">
            <text:p>616.593705</text:p>
          </table:table-cell>
          <table:table-cell/>
          <table:table-cell office:value-type="float" office:value="0.063451" calcext:value-type="float">
            <text:p>0.063451</text:p>
          </table:table-cell>
          <table:table-cell table:number-columns-repeated="7"/>
        </table:table-row>
        <table:table-row table:style-name="ro1">
          <table:table-cell office:value-type="float" office:value="619.950822" calcext:value-type="float">
            <text:p>619.950822</text:p>
          </table:table-cell>
          <table:table-cell/>
          <table:table-cell office:value-type="float" office:value="0.053044" calcext:value-type="float">
            <text:p>0.053044</text:p>
          </table:table-cell>
          <table:table-cell table:number-columns-repeated="7"/>
        </table:table-row>
        <table:table-row table:style-name="ro1">
          <table:table-cell office:value-type="float" office:value="622.282249" calcext:value-type="float">
            <text:p>622.282249</text:p>
          </table:table-cell>
          <table:table-cell/>
          <table:table-cell office:value-type="float" office:value="0.042865" calcext:value-type="float">
            <text:p>0.042865</text:p>
          </table:table-cell>
          <table:table-cell table:number-columns-repeated="7"/>
        </table:table-row>
        <table:table-row table:style-name="ro1">
          <table:table-cell office:value-type="float" office:value="627.956979" calcext:value-type="float">
            <text:p>627.956979</text:p>
          </table:table-cell>
          <table:table-cell/>
          <table:table-cell office:value-type="float" office:value="0.032742" calcext:value-type="float">
            <text:p>0.032742</text:p>
          </table:table-cell>
          <table:table-cell table:number-columns-repeated="7"/>
        </table:table-row>
        <table:table-row table:style-name="ro1">
          <table:table-cell office:value-type="float" office:value="630.08383" calcext:value-type="float">
            <text:p>630.08383</text:p>
          </table:table-cell>
          <table:table-cell/>
          <table:table-cell office:value-type="float" office:value="0.023668" calcext:value-type="float">
            <text:p>0.023668</text:p>
          </table:table-cell>
          <table:table-cell table:number-columns-repeated="7"/>
        </table:table-row>
        <table:table-row table:style-name="ro1">
          <table:table-cell office:value-type="float" office:value="633.403463" calcext:value-type="float">
            <text:p>633.403463</text:p>
          </table:table-cell>
          <table:table-cell/>
          <table:table-cell office:value-type="float" office:value="0.016207" calcext:value-type="float">
            <text:p>0.016207</text:p>
          </table:table-cell>
          <table:table-cell table:number-columns-repeated="7"/>
        </table:table-row>
        <table:table-row table:style-name="ro1">
          <table:table-cell office:value-type="float" office:value="639.193586" calcext:value-type="float">
            <text:p>639.193586</text:p>
          </table:table-cell>
          <table:table-cell/>
          <table:table-cell office:value-type="float" office:value="0.010754" calcext:value-type="float">
            <text:p>0.010754</text:p>
          </table:table-cell>
          <table:table-cell table:number-columns-repeated="7"/>
        </table:table-row>
        <table:table-row table:style-name="ro1">
          <table:table-cell office:value-type="float" office:value="641.706076" calcext:value-type="float">
            <text:p>641.706076</text:p>
          </table:table-cell>
          <table:table-cell/>
          <table:table-cell office:value-type="float" office:value="0.007062" calcext:value-type="float">
            <text:p>0.007062</text:p>
          </table:table-cell>
          <table:table-cell table:number-columns-repeated="7"/>
        </table:table-row>
        <table:table-row table:style-name="ro1">
          <table:table-cell office:value-type="float" office:value="646.940139" calcext:value-type="float">
            <text:p>646.940139</text:p>
          </table:table-cell>
          <table:table-cell/>
          <table:table-cell office:value-type="float" office:value="0.004764" calcext:value-type="float">
            <text:p>0.004764</text:p>
          </table:table-cell>
          <table:table-cell table:number-columns-repeated="7"/>
        </table:table-row>
        <table:table-row table:style-name="ro1">
          <table:table-cell office:value-type="float" office:value="649.745931" calcext:value-type="float">
            <text:p>649.745931</text:p>
          </table:table-cell>
          <table:table-cell/>
          <table:table-cell office:value-type="float" office:value="0.003628" calcext:value-type="float">
            <text:p>0.003628</text:p>
          </table:table-cell>
          <table:table-cell table:number-columns-repeated="7"/>
        </table:table-row>
        <table:table-row table:style-name="ro1">
          <table:table-cell office:value-type="float" office:value="653.552955" calcext:value-type="float">
            <text:p>653.552955</text:p>
          </table:table-cell>
          <table:table-cell/>
          <table:table-cell office:value-type="float" office:value="0.003542" calcext:value-type="float">
            <text:p>0.003542</text:p>
          </table:table-cell>
          <table:table-cell table:number-columns-repeated="7"/>
        </table:table-row>
        <table:table-row table:style-name="ro1">
          <table:table-cell office:value-type="float" office:value="658.992074" calcext:value-type="float">
            <text:p>658.992074</text:p>
          </table:table-cell>
          <table:table-cell/>
          <table:table-cell office:value-type="float" office:value="0.004463" calcext:value-type="float">
            <text:p>0.004463</text:p>
          </table:table-cell>
          <table:table-cell table:number-columns-repeated="7"/>
        </table:table-row>
        <table:table-row table:style-name="ro1">
          <table:table-cell office:value-type="float" office:value="659.437101" calcext:value-type="float">
            <text:p>659.437101</text:p>
          </table:table-cell>
          <table:table-cell/>
          <table:table-cell office:value-type="float" office:value="0.006609" calcext:value-type="float">
            <text:p>0.006609</text:p>
          </table:table-cell>
          <table:table-cell table:number-columns-repeated="7"/>
        </table:table-row>
        <table:table-row table:style-name="ro1">
          <table:table-cell office:value-type="float" office:value="665.026639" calcext:value-type="float">
            <text:p>665.026639</text:p>
          </table:table-cell>
          <table:table-cell/>
          <table:table-cell office:value-type="float" office:value="0.010257" calcext:value-type="float">
            <text:p>0.010257</text:p>
          </table:table-cell>
          <table:table-cell table:number-columns-repeated="7"/>
        </table:table-row>
        <table:table-row table:style-name="ro1">
          <table:table-cell office:value-type="float" office:value="668.707876" calcext:value-type="float">
            <text:p>668.707876</text:p>
          </table:table-cell>
          <table:table-cell/>
          <table:table-cell office:value-type="float" office:value="0.015641" calcext:value-type="float">
            <text:p>0.015641</text:p>
          </table:table-cell>
          <table:table-cell table:number-columns-repeated="7"/>
        </table:table-row>
        <table:table-row table:style-name="ro1">
          <table:table-cell office:value-type="float" office:value="672.450656" calcext:value-type="float">
            <text:p>672.450656</text:p>
          </table:table-cell>
          <table:table-cell/>
          <table:table-cell office:value-type="float" office:value="0.023006" calcext:value-type="float">
            <text:p>0.023006</text:p>
          </table:table-cell>
          <table:table-cell table:number-columns-repeated="7"/>
        </table:table-row>
        <table:table-row table:style-name="ro1">
          <table:table-cell office:value-type="float" office:value="676.430505" calcext:value-type="float">
            <text:p>676.430505</text:p>
          </table:table-cell>
          <table:table-cell/>
          <table:table-cell office:value-type="float" office:value="0.032548" calcext:value-type="float">
            <text:p>0.032548</text:p>
          </table:table-cell>
          <table:table-cell table:number-columns-repeated="7"/>
        </table:table-row>
        <table:table-row table:style-name="ro1">
          <table:table-cell office:value-type="float" office:value="680.700169" calcext:value-type="float">
            <text:p>680.700169</text:p>
          </table:table-cell>
          <table:table-cell/>
          <table:table-cell office:value-type="float" office:value="0.04326" calcext:value-type="float">
            <text:p>0.04326</text:p>
          </table:table-cell>
          <table:table-cell table:number-columns-repeated="7"/>
        </table:table-row>
        <table:table-row table:style-name="ro1">
          <table:table-cell office:value-type="float" office:value="684.008388" calcext:value-type="float">
            <text:p>684.008388</text:p>
          </table:table-cell>
          <table:table-cell/>
          <table:table-cell office:value-type="float" office:value="0.054114" calcext:value-type="float">
            <text:p>0.054114</text:p>
          </table:table-cell>
          <table:table-cell table:number-columns-repeated="7"/>
        </table:table-row>
        <table:table-row table:style-name="ro1">
          <table:table-cell office:value-type="float" office:value="686.39678" calcext:value-type="float">
            <text:p>686.39678</text:p>
          </table:table-cell>
          <table:table-cell/>
          <table:table-cell office:value-type="float" office:value="0.064946" calcext:value-type="float">
            <text:p>0.064946</text:p>
          </table:table-cell>
          <table:table-cell table:number-columns-repeated="7"/>
        </table:table-row>
        <table:table-row table:style-name="ro1">
          <table:table-cell office:value-type="float" office:value="689.970097" calcext:value-type="float">
            <text:p>689.970097</text:p>
          </table:table-cell>
          <table:table-cell/>
          <table:table-cell office:value-type="float" office:value="0.075662" calcext:value-type="float">
            <text:p>0.075662</text:p>
          </table:table-cell>
          <table:table-cell table:number-columns-repeated="7"/>
        </table:table-row>
        <table:table-row table:style-name="ro1">
          <table:table-cell office:value-type="float" office:value="694.28191" calcext:value-type="float">
            <text:p>694.28191</text:p>
          </table:table-cell>
          <table:table-cell/>
          <table:table-cell office:value-type="float" office:value="0.085013" calcext:value-type="float">
            <text:p>0.085013</text:p>
          </table:table-cell>
          <table:table-cell table:number-columns-repeated="7"/>
        </table:table-row>
        <table:table-row table:style-name="ro1">
          <table:table-cell office:value-type="float" office:value="696.503127" calcext:value-type="float">
            <text:p>696.503127</text:p>
          </table:table-cell>
          <table:table-cell/>
          <table:table-cell office:value-type="float" office:value="0.093374" calcext:value-type="float">
            <text:p>0.093374</text:p>
          </table:table-cell>
          <table:table-cell table:number-columns-repeated="7"/>
        </table:table-row>
        <table:table-row table:style-name="ro1">
          <table:table-cell office:value-type="float" office:value="701.847277" calcext:value-type="float">
            <text:p>701.847277</text:p>
          </table:table-cell>
          <table:table-cell/>
          <table:table-cell office:value-type="float" office:value="0.100716" calcext:value-type="float">
            <text:p>0.100716</text:p>
          </table:table-cell>
          <table:table-cell table:number-columns-repeated="7"/>
        </table:table-row>
        <table:table-row table:style-name="ro1">
          <table:table-cell office:value-type="float" office:value="705.229231" calcext:value-type="float">
            <text:p>705.229231</text:p>
          </table:table-cell>
          <table:table-cell/>
          <table:table-cell office:value-type="float" office:value="0.10753" calcext:value-type="float">
            <text:p>0.10753</text:p>
          </table:table-cell>
          <table:table-cell table:number-columns-repeated="7"/>
        </table:table-row>
        <table:table-row table:style-name="ro1">
          <table:table-cell office:value-type="float" office:value="708.847945" calcext:value-type="float">
            <text:p>708.847945</text:p>
          </table:table-cell>
          <table:table-cell/>
          <table:table-cell office:value-type="float" office:value="0.112809" calcext:value-type="float">
            <text:p>0.112809</text:p>
          </table:table-cell>
          <table:table-cell table:number-columns-repeated="7"/>
        </table:table-row>
        <table:table-row table:style-name="ro1">
          <table:table-cell office:value-type="float" office:value="714.18902" calcext:value-type="float">
            <text:p>714.18902</text:p>
          </table:table-cell>
          <table:table-cell/>
          <table:table-cell office:value-type="float" office:value="0.116707" calcext:value-type="float">
            <text:p>0.116707</text:p>
          </table:table-cell>
          <table:table-cell table:number-columns-repeated="7"/>
        </table:table-row>
        <table:table-row table:style-name="ro1">
          <table:table-cell office:value-type="float" office:value="715.556429" calcext:value-type="float">
            <text:p>715.556429</text:p>
          </table:table-cell>
          <table:table-cell/>
          <table:table-cell office:value-type="float" office:value="0.119674" calcext:value-type="float">
            <text:p>0.119674</text:p>
          </table:table-cell>
          <table:table-cell table:number-columns-repeated="7"/>
        </table:table-row>
        <table:table-row table:style-name="ro1">
          <table:table-cell office:value-type="float" office:value="719.509786" calcext:value-type="float">
            <text:p>719.509786</text:p>
          </table:table-cell>
          <table:table-cell/>
          <table:table-cell office:value-type="float" office:value="0.121915" calcext:value-type="float">
            <text:p>0.121915</text:p>
          </table:table-cell>
          <table:table-cell table:number-columns-repeated="7"/>
        </table:table-row>
        <table:table-row table:style-name="ro1">
          <table:table-cell office:value-type="float" office:value="724.683097" calcext:value-type="float">
            <text:p>724.683097</text:p>
          </table:table-cell>
          <table:table-cell/>
          <table:table-cell office:value-type="float" office:value="0.123242" calcext:value-type="float">
            <text:p>0.123242</text:p>
          </table:table-cell>
          <table:table-cell table:number-columns-repeated="7"/>
        </table:table-row>
        <table:table-row table:style-name="ro1">
          <table:table-cell office:value-type="float" office:value="726.655262" calcext:value-type="float">
            <text:p>726.655262</text:p>
          </table:table-cell>
          <table:table-cell/>
          <table:table-cell office:value-type="float" office:value="0.123342" calcext:value-type="float">
            <text:p>0.123342</text:p>
          </table:table-cell>
          <table:table-cell table:number-columns-repeated="7"/>
        </table:table-row>
        <table:table-row table:style-name="ro1">
          <table:table-cell office:value-type="float" office:value="730.313096" calcext:value-type="float">
            <text:p>730.313096</text:p>
          </table:table-cell>
          <table:table-cell/>
          <table:table-cell office:value-type="float" office:value="0.122809" calcext:value-type="float">
            <text:p>0.122809</text:p>
          </table:table-cell>
          <table:table-cell table:number-columns-repeated="7"/>
        </table:table-row>
        <table:table-row table:style-name="ro1">
          <table:table-cell office:value-type="float" office:value="733.587465" calcext:value-type="float">
            <text:p>733.587465</text:p>
          </table:table-cell>
          <table:table-cell/>
          <table:table-cell office:value-type="float" office:value="0.121374" calcext:value-type="float">
            <text:p>0.121374</text:p>
          </table:table-cell>
          <table:table-cell table:number-columns-repeated="7"/>
        </table:table-row>
        <table:table-row table:style-name="ro1">
          <table:table-cell office:value-type="float" office:value="737.861514" calcext:value-type="float">
            <text:p>737.861514</text:p>
          </table:table-cell>
          <table:table-cell/>
          <table:table-cell office:value-type="float" office:value="0.119509" calcext:value-type="float">
            <text:p>0.119509</text:p>
          </table:table-cell>
          <table:table-cell table:number-columns-repeated="7"/>
        </table:table-row>
        <table:table-row table:style-name="ro1">
          <table:table-cell office:value-type="float" office:value="742.651283" calcext:value-type="float">
            <text:p>742.651283</text:p>
          </table:table-cell>
          <table:table-cell/>
          <table:table-cell office:value-type="float" office:value="0.116316" calcext:value-type="float">
            <text:p>0.116316</text:p>
          </table:table-cell>
          <table:table-cell table:number-columns-repeated="7"/>
        </table:table-row>
        <table:table-row table:style-name="ro1">
          <table:table-cell office:value-type="float" office:value="745.897301" calcext:value-type="float">
            <text:p>745.897301</text:p>
          </table:table-cell>
          <table:table-cell/>
          <table:table-cell office:value-type="float" office:value="0.112529" calcext:value-type="float">
            <text:p>0.112529</text:p>
          </table:table-cell>
          <table:table-cell table:number-columns-repeated="7"/>
        </table:table-row>
        <table:table-row table:style-name="ro1">
          <table:table-cell office:value-type="float" office:value="749.035663" calcext:value-type="float">
            <text:p>749.035663</text:p>
          </table:table-cell>
          <table:table-cell/>
          <table:table-cell office:value-type="float" office:value="0.108247" calcext:value-type="float">
            <text:p>0.108247</text:p>
          </table:table-cell>
          <table:table-cell table:number-columns-repeated="7"/>
        </table:table-row>
        <table:table-row table:style-name="ro1">
          <table:table-cell office:value-type="float" office:value="753.718058" calcext:value-type="float">
            <text:p>753.718058</text:p>
          </table:table-cell>
          <table:table-cell/>
          <table:table-cell office:value-type="float" office:value="0.10264" calcext:value-type="float">
            <text:p>0.10264</text:p>
          </table:table-cell>
          <table:table-cell table:number-columns-repeated="7"/>
        </table:table-row>
        <table:table-row table:style-name="ro1">
          <table:table-cell office:value-type="float" office:value="758.052668" calcext:value-type="float">
            <text:p>758.052668</text:p>
          </table:table-cell>
          <table:table-cell/>
          <table:table-cell office:value-type="float" office:value="0.096074" calcext:value-type="float">
            <text:p>0.096074</text:p>
          </table:table-cell>
          <table:table-cell table:number-columns-repeated="7"/>
        </table:table-row>
        <table:table-row table:style-name="ro1">
          <table:table-cell office:value-type="float" office:value="761.464579" calcext:value-type="float">
            <text:p>761.464579</text:p>
          </table:table-cell>
          <table:table-cell/>
          <table:table-cell office:value-type="float" office:value="0.088659" calcext:value-type="float">
            <text:p>0.088659</text:p>
          </table:table-cell>
          <table:table-cell table:number-columns-repeated="7"/>
        </table:table-row>
        <table:table-row table:style-name="ro1">
          <table:table-cell office:value-type="float" office:value="765.922984" calcext:value-type="float">
            <text:p>765.922984</text:p>
          </table:table-cell>
          <table:table-cell/>
          <table:table-cell office:value-type="float" office:value="0.080184" calcext:value-type="float">
            <text:p>0.080184</text:p>
          </table:table-cell>
          <table:table-cell table:number-columns-repeated="7"/>
        </table:table-row>
        <table:table-row table:style-name="ro1">
          <table:table-cell office:value-type="float" office:value="768.434679" calcext:value-type="float">
            <text:p>768.434679</text:p>
          </table:table-cell>
          <table:table-cell/>
          <table:table-cell office:value-type="float" office:value="0.071036" calcext:value-type="float">
            <text:p>0.071036</text:p>
          </table:table-cell>
          <table:table-cell table:number-columns-repeated="7"/>
        </table:table-row>
        <table:table-row table:style-name="ro1">
          <table:table-cell office:value-type="float" office:value="773.764844" calcext:value-type="float">
            <text:p>773.764844</text:p>
          </table:table-cell>
          <table:table-cell/>
          <table:table-cell office:value-type="float" office:value="0.060836" calcext:value-type="float">
            <text:p>0.060836</text:p>
          </table:table-cell>
          <table:table-cell table:number-columns-repeated="7"/>
        </table:table-row>
        <table:table-row table:style-name="ro1">
          <table:table-cell office:value-type="float" office:value="776.024475" calcext:value-type="float">
            <text:p>776.024475</text:p>
          </table:table-cell>
          <table:table-cell/>
          <table:table-cell office:value-type="float" office:value="0.050267" calcext:value-type="float">
            <text:p>0.050267</text:p>
          </table:table-cell>
          <table:table-cell table:number-columns-repeated="7"/>
        </table:table-row>
        <table:table-row table:style-name="ro1">
          <table:table-cell office:value-type="float" office:value="780.519177" calcext:value-type="float">
            <text:p>780.519177</text:p>
          </table:table-cell>
          <table:table-cell/>
          <table:table-cell office:value-type="float" office:value="0.039576" calcext:value-type="float">
            <text:p>0.039576</text:p>
          </table:table-cell>
          <table:table-cell table:number-columns-repeated="7"/>
        </table:table-row>
        <table:table-row table:style-name="ro1">
          <table:table-cell office:value-type="float" office:value="783.862202" calcext:value-type="float">
            <text:p>783.862202</text:p>
          </table:table-cell>
          <table:table-cell/>
          <table:table-cell office:value-type="float" office:value="0.029649" calcext:value-type="float">
            <text:p>0.029649</text:p>
          </table:table-cell>
          <table:table-cell table:number-columns-repeated="7"/>
        </table:table-row>
        <table:table-row table:style-name="ro1">
          <table:table-cell office:value-type="float" office:value="787.385838" calcext:value-type="float">
            <text:p>787.385838</text:p>
          </table:table-cell>
          <table:table-cell/>
          <table:table-cell office:value-type="float" office:value="0.021015" calcext:value-type="float">
            <text:p>0.021015</text:p>
          </table:table-cell>
          <table:table-cell table:number-columns-repeated="7"/>
        </table:table-row>
        <table:table-row table:style-name="ro1">
          <table:table-cell office:value-type="float" office:value="792.806367" calcext:value-type="float">
            <text:p>792.806367</text:p>
          </table:table-cell>
          <table:table-cell/>
          <table:table-cell office:value-type="float" office:value="0.014233" calcext:value-type="float">
            <text:p>0.014233</text:p>
          </table:table-cell>
          <table:table-cell table:number-columns-repeated="7"/>
        </table:table-row>
        <table:table-row table:style-name="ro1">
          <table:table-cell office:value-type="float" office:value="795.959517" calcext:value-type="float">
            <text:p>795.959517</text:p>
          </table:table-cell>
          <table:table-cell/>
          <table:table-cell office:value-type="float" office:value="0.009219" calcext:value-type="float">
            <text:p>0.009219</text:p>
          </table:table-cell>
          <table:table-cell table:number-columns-repeated="7"/>
        </table:table-row>
        <table:table-row table:style-name="ro1">
          <table:table-cell office:value-type="float" office:value="799.066543" calcext:value-type="float">
            <text:p>799.066543</text:p>
          </table:table-cell>
          <table:table-cell/>
          <table:table-cell office:value-type="float" office:value="0.005994" calcext:value-type="float">
            <text:p>0.005994</text:p>
          </table:table-cell>
          <table:table-cell table:number-columns-repeated="7"/>
        </table:table-row>
        <table:table-row table:style-name="ro1">
          <table:table-cell office:value-type="float" office:value="802.946283" calcext:value-type="float">
            <text:p>802.946283</text:p>
          </table:table-cell>
          <table:table-cell/>
          <table:table-cell office:value-type="float" office:value="0.00415" calcext:value-type="float">
            <text:p>0.00415</text:p>
          </table:table-cell>
          <table:table-cell table:number-columns-repeated="7"/>
        </table:table-row>
        <table:table-row table:style-name="ro1">
          <table:table-cell office:value-type="float" office:value="806.921276" calcext:value-type="float">
            <text:p>806.921276</text:p>
          </table:table-cell>
          <table:table-cell/>
          <table:table-cell office:value-type="float" office:value="0.00345" calcext:value-type="float">
            <text:p>0.00345</text:p>
          </table:table-cell>
          <table:table-cell table:number-columns-repeated="7"/>
        </table:table-row>
        <table:table-row table:style-name="ro1">
          <table:table-cell office:value-type="float" office:value="810.702005" calcext:value-type="float">
            <text:p>810.702005</text:p>
          </table:table-cell>
          <table:table-cell/>
          <table:table-cell office:value-type="float" office:value="0.003814" calcext:value-type="float">
            <text:p>0.003814</text:p>
          </table:table-cell>
          <table:table-cell table:number-columns-repeated="7"/>
        </table:table-row>
        <table:table-row table:style-name="ro1">
          <table:table-cell office:value-type="float" office:value="815.263473" calcext:value-type="float">
            <text:p>815.263473</text:p>
          </table:table-cell>
          <table:table-cell/>
          <table:table-cell office:value-type="float" office:value="0.005249" calcext:value-type="float">
            <text:p>0.005249</text:p>
          </table:table-cell>
          <table:table-cell table:number-columns-repeated="7"/>
        </table:table-row>
        <table:table-row table:style-name="ro1">
          <table:table-cell office:value-type="float" office:value="817.567717" calcext:value-type="float">
            <text:p>817.567717</text:p>
          </table:table-cell>
          <table:table-cell/>
          <table:table-cell office:value-type="float" office:value="0.007895" calcext:value-type="float">
            <text:p>0.007895</text:p>
          </table:table-cell>
          <table:table-cell table:number-columns-repeated="7"/>
        </table:table-row>
        <table:table-row table:style-name="ro1">
          <table:table-cell office:value-type="float" office:value="822.052586" calcext:value-type="float">
            <text:p>822.052586</text:p>
          </table:table-cell>
          <table:table-cell/>
          <table:table-cell office:value-type="float" office:value="0.011942" calcext:value-type="float">
            <text:p>0.011942</text:p>
          </table:table-cell>
          <table:table-cell table:number-columns-repeated="7"/>
        </table:table-row>
        <table:table-row table:style-name="ro1">
          <table:table-cell office:value-type="float" office:value="825.620163" calcext:value-type="float">
            <text:p>825.620163</text:p>
          </table:table-cell>
          <table:table-cell/>
          <table:table-cell office:value-type="float" office:value="0.018016" calcext:value-type="float">
            <text:p>0.018016</text:p>
          </table:table-cell>
          <table:table-cell table:number-columns-repeated="7"/>
        </table:table-row>
        <table:table-row table:style-name="ro1">
          <table:table-cell office:value-type="float" office:value="827.701364" calcext:value-type="float">
            <text:p>827.701364</text:p>
          </table:table-cell>
          <table:table-cell/>
          <table:table-cell office:value-type="float" office:value="0.02604" calcext:value-type="float">
            <text:p>0.02604</text:p>
          </table:table-cell>
          <table:table-cell table:number-columns-repeated="7"/>
        </table:table-row>
        <table:table-row table:style-name="ro1">
          <table:table-cell office:value-type="float" office:value="832.187036" calcext:value-type="float">
            <text:p>832.187036</text:p>
          </table:table-cell>
          <table:table-cell/>
          <table:table-cell office:value-type="float" office:value="0.035689" calcext:value-type="float">
            <text:p>0.035689</text:p>
          </table:table-cell>
          <table:table-cell table:number-columns-repeated="7"/>
        </table:table-row>
        <table:table-row table:style-name="ro1">
          <table:table-cell office:value-type="float" office:value="836.173953" calcext:value-type="float">
            <text:p>836.173953</text:p>
          </table:table-cell>
          <table:table-cell/>
          <table:table-cell office:value-type="float" office:value="0.046331" calcext:value-type="float">
            <text:p>0.046331</text:p>
          </table:table-cell>
          <table:table-cell table:number-columns-repeated="7"/>
        </table:table-row>
        <table:table-row table:style-name="ro1">
          <table:table-cell office:value-type="float" office:value="839.998359" calcext:value-type="float">
            <text:p>839.998359</text:p>
          </table:table-cell>
          <table:table-cell/>
          <table:table-cell office:value-type="float" office:value="0.057739" calcext:value-type="float">
            <text:p>0.057739</text:p>
          </table:table-cell>
          <table:table-cell table:number-columns-repeated="7"/>
        </table:table-row>
        <table:table-row table:style-name="ro1">
          <table:table-cell office:value-type="float" office:value="843.394183" calcext:value-type="float">
            <text:p>843.394183</text:p>
          </table:table-cell>
          <table:table-cell/>
          <table:table-cell office:value-type="float" office:value="0.068979" calcext:value-type="float">
            <text:p>0.068979</text:p>
          </table:table-cell>
          <table:table-cell table:number-columns-repeated="7"/>
        </table:table-row>
        <table:table-row table:style-name="ro1">
          <table:table-cell office:value-type="float" office:value="848.979696" calcext:value-type="float">
            <text:p>848.979696</text:p>
          </table:table-cell>
          <table:table-cell/>
          <table:table-cell office:value-type="float" office:value="0.078974" calcext:value-type="float">
            <text:p>0.078974</text:p>
          </table:table-cell>
          <table:table-cell table:number-columns-repeated="7"/>
        </table:table-row>
        <table:table-row table:style-name="ro1">
          <table:table-cell office:value-type="float" office:value="851.256554" calcext:value-type="float">
            <text:p>851.256554</text:p>
          </table:table-cell>
          <table:table-cell/>
          <table:table-cell office:value-type="float" office:value="0.088236" calcext:value-type="float">
            <text:p>0.088236</text:p>
          </table:table-cell>
          <table:table-cell table:number-columns-repeated="7"/>
        </table:table-row>
        <table:table-row table:style-name="ro1">
          <table:table-cell office:value-type="float" office:value="854.720277" calcext:value-type="float">
            <text:p>854.720277</text:p>
          </table:table-cell>
          <table:table-cell/>
          <table:table-cell office:value-type="float" office:value="0.096694" calcext:value-type="float">
            <text:p>0.096694</text:p>
          </table:table-cell>
          <table:table-cell table:number-columns-repeated="7"/>
        </table:table-row>
        <table:table-row table:style-name="ro1">
          <table:table-cell office:value-type="float" office:value="857.947437" calcext:value-type="float">
            <text:p>857.947437</text:p>
          </table:table-cell>
          <table:table-cell/>
          <table:table-cell office:value-type="float" office:value="0.103757" calcext:value-type="float">
            <text:p>0.103757</text:p>
          </table:table-cell>
          <table:table-cell table:number-columns-repeated="7"/>
        </table:table-row>
        <table:table-row table:style-name="ro1">
          <table:table-cell office:value-type="float" office:value="862.431185" calcext:value-type="float">
            <text:p>862.431185</text:p>
          </table:table-cell>
          <table:table-cell/>
          <table:table-cell office:value-type="float" office:value="0.109571" calcext:value-type="float">
            <text:p>0.109571</text:p>
          </table:table-cell>
          <table:table-cell table:number-columns-repeated="7"/>
        </table:table-row>
        <table:table-row table:style-name="ro1">
          <table:table-cell office:value-type="float" office:value="865.808911" calcext:value-type="float">
            <text:p>865.808911</text:p>
          </table:table-cell>
          <table:table-cell/>
          <table:table-cell office:value-type="float" office:value="0.114127" calcext:value-type="float">
            <text:p>0.114127</text:p>
          </table:table-cell>
          <table:table-cell table:number-columns-repeated="7"/>
        </table:table-row>
        <table:table-row table:style-name="ro1">
          <table:table-cell office:value-type="float" office:value="869.216516" calcext:value-type="float">
            <text:p>869.216516</text:p>
          </table:table-cell>
          <table:table-cell/>
          <table:table-cell office:value-type="float" office:value="0.117824" calcext:value-type="float">
            <text:p>0.117824</text:p>
          </table:table-cell>
          <table:table-cell table:number-columns-repeated="7"/>
        </table:table-row>
        <table:table-row table:style-name="ro1">
          <table:table-cell office:value-type="float" office:value="873.646245" calcext:value-type="float">
            <text:p>873.646245</text:p>
          </table:table-cell>
          <table:table-cell/>
          <table:table-cell office:value-type="float" office:value="0.120505" calcext:value-type="float">
            <text:p>0.120505</text:p>
          </table:table-cell>
          <table:table-cell table:number-columns-repeated="7"/>
        </table:table-row>
        <table:table-row table:style-name="ro1">
          <table:table-cell office:value-type="float" office:value="878.118754" calcext:value-type="float">
            <text:p>878.118754</text:p>
          </table:table-cell>
          <table:table-cell/>
          <table:table-cell office:value-type="float" office:value="0.122513" calcext:value-type="float">
            <text:p>0.122513</text:p>
          </table:table-cell>
          <table:table-cell table:number-columns-repeated="7"/>
        </table:table-row>
        <table:table-row table:style-name="ro1">
          <table:table-cell office:value-type="float" office:value="881.51152" calcext:value-type="float">
            <text:p>881.51152</text:p>
          </table:table-cell>
          <table:table-cell/>
          <table:table-cell office:value-type="float" office:value="0.123124" calcext:value-type="float">
            <text:p>0.123124</text:p>
          </table:table-cell>
          <table:table-cell table:number-columns-repeated="7"/>
        </table:table-row>
        <table:table-row table:style-name="ro1">
          <table:table-cell office:value-type="float" office:value="883.834971" calcext:value-type="float">
            <text:p>883.834971</text:p>
          </table:table-cell>
          <table:table-cell/>
          <table:table-cell office:value-type="float" office:value="0.122986" calcext:value-type="float">
            <text:p>0.122986</text:p>
          </table:table-cell>
          <table:table-cell table:number-columns-repeated="7"/>
        </table:table-row>
        <table:table-row table:style-name="ro1">
          <table:table-cell office:value-type="float" office:value="889.348367" calcext:value-type="float">
            <text:p>889.348367</text:p>
          </table:table-cell>
          <table:table-cell/>
          <table:table-cell office:value-type="float" office:value="0.122211" calcext:value-type="float">
            <text:p>0.122211</text:p>
          </table:table-cell>
          <table:table-cell table:number-columns-repeated="7"/>
        </table:table-row>
        <table:table-row table:style-name="ro1">
          <table:table-cell office:value-type="float" office:value="892.733727" calcext:value-type="float">
            <text:p>892.733727</text:p>
          </table:table-cell>
          <table:table-cell/>
          <table:table-cell office:value-type="float" office:value="0.120532" calcext:value-type="float">
            <text:p>0.120532</text:p>
          </table:table-cell>
          <table:table-cell table:number-columns-repeated="7"/>
        </table:table-row>
        <table:table-row table:style-name="ro1">
          <table:table-cell office:value-type="float" office:value="896.100818" calcext:value-type="float">
            <text:p>896.100818</text:p>
          </table:table-cell>
          <table:table-cell/>
          <table:table-cell office:value-type="float" office:value="0.118216" calcext:value-type="float">
            <text:p>0.118216</text:p>
          </table:table-cell>
          <table:table-cell table:number-columns-repeated="7"/>
        </table:table-row>
        <table:table-row table:style-name="ro1">
          <table:table-cell office:value-type="float" office:value="899.548776" calcext:value-type="float">
            <text:p>899.548776</text:p>
          </table:table-cell>
          <table:table-cell/>
          <table:table-cell office:value-type="float" office:value="0.115117" calcext:value-type="float">
            <text:p>0.115117</text:p>
          </table:table-cell>
          <table:table-cell table:number-columns-repeated="7"/>
        </table:table-row>
        <table:table-row table:style-name="ro1">
          <table:table-cell office:value-type="float" office:value="902.967629" calcext:value-type="float">
            <text:p>902.967629</text:p>
          </table:table-cell>
          <table:table-cell/>
          <table:table-cell office:value-type="float" office:value="0.111191" calcext:value-type="float">
            <text:p>0.111191</text:p>
          </table:table-cell>
          <table:table-cell table:number-columns-repeated="7"/>
        </table:table-row>
        <table:table-row table:style-name="ro1">
          <table:table-cell office:value-type="float" office:value="906.40589" calcext:value-type="float">
            <text:p>906.40589</text:p>
          </table:table-cell>
          <table:table-cell/>
          <table:table-cell office:value-type="float" office:value="0.106379" calcext:value-type="float">
            <text:p>0.106379</text:p>
          </table:table-cell>
          <table:table-cell table:number-columns-repeated="7"/>
        </table:table-row>
        <table:table-row table:style-name="ro1">
          <table:table-cell office:value-type="float" office:value="910.691405" calcext:value-type="float">
            <text:p>910.691405</text:p>
          </table:table-cell>
          <table:table-cell/>
          <table:table-cell office:value-type="float" office:value="0.100734" calcext:value-type="float">
            <text:p>0.100734</text:p>
          </table:table-cell>
          <table:table-cell table:number-columns-repeated="7"/>
        </table:table-row>
        <table:table-row table:style-name="ro1">
          <table:table-cell office:value-type="float" office:value="914.076006" calcext:value-type="float">
            <text:p>914.076006</text:p>
          </table:table-cell>
          <table:table-cell/>
          <table:table-cell office:value-type="float" office:value="0.09433" calcext:value-type="float">
            <text:p>0.09433</text:p>
          </table:table-cell>
          <table:table-cell table:number-columns-repeated="7"/>
        </table:table-row>
        <table:table-row table:style-name="ro1">
          <table:table-cell office:value-type="float" office:value="917.504985" calcext:value-type="float">
            <text:p>917.504985</text:p>
          </table:table-cell>
          <table:table-cell/>
          <table:table-cell office:value-type="float" office:value="0.086731" calcext:value-type="float">
            <text:p>0.086731</text:p>
          </table:table-cell>
          <table:table-cell table:number-columns-repeated="7"/>
        </table:table-row>
        <table:table-row table:style-name="ro1">
          <table:table-cell office:value-type="float" office:value="921.964562" calcext:value-type="float">
            <text:p>921.964562</text:p>
          </table:table-cell>
          <table:table-cell/>
          <table:table-cell office:value-type="float" office:value="0.078181" calcext:value-type="float">
            <text:p>0.078181</text:p>
          </table:table-cell>
          <table:table-cell table:number-columns-repeated="7"/>
        </table:table-row>
        <table:table-row table:style-name="ro1">
          <table:table-cell office:value-type="float" office:value="925.302941" calcext:value-type="float">
            <text:p>925.302941</text:p>
          </table:table-cell>
          <table:table-cell/>
          <table:table-cell office:value-type="float" office:value="0.068727" calcext:value-type="float">
            <text:p>0.068727</text:p>
          </table:table-cell>
          <table:table-cell table:number-columns-repeated="7"/>
        </table:table-row>
        <table:table-row table:style-name="ro1">
          <table:table-cell office:value-type="float" office:value="928.721709" calcext:value-type="float">
            <text:p>928.721709</text:p>
          </table:table-cell>
          <table:table-cell/>
          <table:table-cell office:value-type="float" office:value="0.058448" calcext:value-type="float">
            <text:p>0.058448</text:p>
          </table:table-cell>
          <table:table-cell table:number-columns-repeated="7"/>
        </table:table-row>
        <table:table-row table:style-name="ro1">
          <table:table-cell office:value-type="float" office:value="933.172756" calcext:value-type="float">
            <text:p>933.172756</text:p>
          </table:table-cell>
          <table:table-cell/>
          <table:table-cell office:value-type="float" office:value="0.047918" calcext:value-type="float">
            <text:p>0.047918</text:p>
          </table:table-cell>
          <table:table-cell table:number-columns-repeated="7"/>
        </table:table-row>
        <table:table-row table:style-name="ro1">
          <table:table-cell office:value-type="float" office:value="936.531915" calcext:value-type="float">
            <text:p>936.531915</text:p>
          </table:table-cell>
          <table:table-cell/>
          <table:table-cell office:value-type="float" office:value="0.03769" calcext:value-type="float">
            <text:p>0.03769</text:p>
          </table:table-cell>
          <table:table-cell table:number-columns-repeated="7"/>
        </table:table-row>
        <table:table-row table:style-name="ro1">
          <table:table-cell office:value-type="float" office:value="941.14279" calcext:value-type="float">
            <text:p>941.14279</text:p>
          </table:table-cell>
          <table:table-cell/>
          <table:table-cell office:value-type="float" office:value="0.027898" calcext:value-type="float">
            <text:p>0.027898</text:p>
          </table:table-cell>
          <table:table-cell table:number-columns-repeated="7"/>
        </table:table-row>
        <table:table-row table:style-name="ro1">
          <table:table-cell office:value-type="float" office:value="944.394194" calcext:value-type="float">
            <text:p>944.394194</text:p>
          </table:table-cell>
          <table:table-cell/>
          <table:table-cell office:value-type="float" office:value="0.019468" calcext:value-type="float">
            <text:p>0.019468</text:p>
          </table:table-cell>
          <table:table-cell table:number-columns-repeated="7"/>
        </table:table-row>
        <table:table-row table:style-name="ro1">
          <table:table-cell office:value-type="float" office:value="948.884803" calcext:value-type="float">
            <text:p>948.884803</text:p>
          </table:table-cell>
          <table:table-cell/>
          <table:table-cell office:value-type="float" office:value="0.012889" calcext:value-type="float">
            <text:p>0.012889</text:p>
          </table:table-cell>
          <table:table-cell table:number-columns-repeated="7"/>
        </table:table-row>
        <table:table-row table:style-name="ro1">
          <table:table-cell office:value-type="float" office:value="952.281138" calcext:value-type="float">
            <text:p>952.281138</text:p>
          </table:table-cell>
          <table:table-cell/>
          <table:table-cell office:value-type="float" office:value="0.008315" calcext:value-type="float">
            <text:p>0.008315</text:p>
          </table:table-cell>
          <table:table-cell table:number-columns-repeated="7"/>
        </table:table-row>
        <table:table-row table:style-name="ro1">
          <table:table-cell office:value-type="float" office:value="956.734449" calcext:value-type="float">
            <text:p>956.734449</text:p>
          </table:table-cell>
          <table:table-cell/>
          <table:table-cell office:value-type="float" office:value="0.005456" calcext:value-type="float">
            <text:p>0.005456</text:p>
          </table:table-cell>
          <table:table-cell table:number-columns-repeated="7"/>
        </table:table-row>
        <table:table-row table:style-name="ro1">
          <table:table-cell office:value-type="float" office:value="961.194726" calcext:value-type="float">
            <text:p>961.194726</text:p>
          </table:table-cell>
          <table:table-cell/>
          <table:table-cell office:value-type="float" office:value="0.003891" calcext:value-type="float">
            <text:p>0.003891</text:p>
          </table:table-cell>
          <table:table-cell table:number-columns-repeated="7"/>
        </table:table-row>
        <table:table-row table:style-name="ro1">
          <table:table-cell office:value-type="float" office:value="964.56283" calcext:value-type="float">
            <text:p>964.56283</text:p>
          </table:table-cell>
          <table:table-cell/>
          <table:table-cell office:value-type="float" office:value="0.003485" calcext:value-type="float">
            <text:p>0.003485</text:p>
          </table:table-cell>
          <table:table-cell table:number-columns-repeated="7"/>
        </table:table-row>
        <table:table-row table:style-name="ro1">
          <table:table-cell office:value-type="float" office:value="967.950069" calcext:value-type="float">
            <text:p>967.950069</text:p>
          </table:table-cell>
          <table:table-cell/>
          <table:table-cell office:value-type="float" office:value="0.004162" calcext:value-type="float">
            <text:p>0.004162</text:p>
          </table:table-cell>
          <table:table-cell table:number-columns-repeated="7"/>
        </table:table-row>
        <table:table-row table:style-name="ro1">
          <table:table-cell office:value-type="float" office:value="970.332197" calcext:value-type="float">
            <text:p>970.332197</text:p>
          </table:table-cell>
          <table:table-cell/>
          <table:table-cell office:value-type="float" office:value="0.00599" calcext:value-type="float">
            <text:p>0.00599</text:p>
          </table:table-cell>
          <table:table-cell table:number-columns-repeated="7"/>
        </table:table-row>
        <table:table-row table:style-name="ro1">
          <table:table-cell office:value-type="float" office:value="975.794278" calcext:value-type="float">
            <text:p>975.794278</text:p>
          </table:table-cell>
          <table:table-cell/>
          <table:table-cell office:value-type="float" office:value="0.009144" calcext:value-type="float">
            <text:p>0.009144</text:p>
          </table:table-cell>
          <table:table-cell table:number-columns-repeated="7"/>
        </table:table-row>
        <table:table-row table:style-name="ro1">
          <table:table-cell office:value-type="float" office:value="979.218928" calcext:value-type="float">
            <text:p>979.218928</text:p>
          </table:table-cell>
          <table:table-cell/>
          <table:table-cell office:value-type="float" office:value="0.014235" calcext:value-type="float">
            <text:p>0.014235</text:p>
          </table:table-cell>
          <table:table-cell table:number-columns-repeated="7"/>
        </table:table-row>
        <table:table-row table:style-name="ro1">
          <table:table-cell office:value-type="float" office:value="983.647795" calcext:value-type="float">
            <text:p>983.647795</text:p>
          </table:table-cell>
          <table:table-cell/>
          <table:table-cell office:value-type="float" office:value="0.021243" calcext:value-type="float">
            <text:p>0.021243</text:p>
          </table:table-cell>
          <table:table-cell table:number-columns-repeated="7"/>
        </table:table-row>
        <table:table-row table:style-name="ro1">
          <table:table-cell office:value-type="float" office:value="987.025793" calcext:value-type="float">
            <text:p>987.025793</text:p>
          </table:table-cell>
          <table:table-cell/>
          <table:table-cell office:value-type="float" office:value="0.030266" calcext:value-type="float">
            <text:p>0.030266</text:p>
          </table:table-cell>
          <table:table-cell table:number-columns-repeated="7"/>
        </table:table-row>
        <table:table-row table:style-name="ro1">
          <table:table-cell office:value-type="float" office:value="990.459979" calcext:value-type="float">
            <text:p>990.459979</text:p>
          </table:table-cell>
          <table:table-cell/>
          <table:table-cell office:value-type="float" office:value="0.040593" calcext:value-type="float">
            <text:p>0.040593</text:p>
          </table:table-cell>
          <table:table-cell table:number-columns-repeated="7"/>
        </table:table-row>
        <table:table-row table:style-name="ro1">
          <table:table-cell office:value-type="float" office:value="994.916622" calcext:value-type="float">
            <text:p>994.916622</text:p>
          </table:table-cell>
          <table:table-cell/>
          <table:table-cell office:value-type="float" office:value="0.051633" calcext:value-type="float">
            <text:p>0.051633</text:p>
          </table:table-cell>
          <table:table-cell table:number-columns-repeated="7"/>
        </table:table-row>
        <table:table-row table:style-name="ro1">
          <table:table-cell office:value-type="float" office:value="999.370547" calcext:value-type="float">
            <text:p>999.370547</text:p>
          </table:table-cell>
          <table:table-cell/>
          <table:table-cell office:value-type="float" office:value="0.062384" calcext:value-type="float">
            <text:p>0.062384</text:p>
          </table:table-cell>
          <table:table-cell table:number-columns-repeated="7"/>
        </table:table-row>
        <table:table-row table:style-name="ro1">
          <table:table-cell office:value-type="float" office:value="1001.679422" calcext:value-type="float">
            <text:p>1001.679422</text:p>
          </table:table-cell>
          <table:table-cell/>
          <table:table-cell office:value-type="float" office:value="0.072703" calcext:value-type="float">
            <text:p>0.072703</text:p>
          </table:table-cell>
          <table:table-cell table:number-columns-repeated="7"/>
        </table:table-row>
        <table:table-row table:style-name="ro1">
          <table:table-cell office:value-type="float" office:value="1005.05634" calcext:value-type="float">
            <text:p>1005.05634</text:p>
          </table:table-cell>
          <table:table-cell/>
          <table:table-cell office:value-type="float" office:value="0.082431" calcext:value-type="float">
            <text:p>0.082431</text:p>
          </table:table-cell>
          <table:table-cell table:number-columns-repeated="7"/>
        </table:table-row>
        <table:table-row table:style-name="ro1">
          <table:table-cell office:value-type="float" office:value="1008.477157" calcext:value-type="float">
            <text:p>1008.477157</text:p>
          </table:table-cell>
          <table:table-cell/>
          <table:table-cell office:value-type="float" office:value="0.091494" calcext:value-type="float">
            <text:p>0.091494</text:p>
          </table:table-cell>
          <table:table-cell table:number-columns-repeated="7"/>
        </table:table-row>
        <table:table-row table:style-name="ro1">
          <table:table-cell office:value-type="float" office:value="1012.981815" calcext:value-type="float">
            <text:p>1012.981815</text:p>
          </table:table-cell>
          <table:table-cell/>
          <table:table-cell office:value-type="float" office:value="0.099452" calcext:value-type="float">
            <text:p>0.099452</text:p>
          </table:table-cell>
          <table:table-cell table:number-columns-repeated="7"/>
        </table:table-row>
        <table:table-row table:style-name="ro1">
          <table:table-cell office:value-type="float" office:value="1016.315815" calcext:value-type="float">
            <text:p>1016.315815</text:p>
          </table:table-cell>
          <table:table-cell/>
          <table:table-cell office:value-type="float" office:value="0.106229" calcext:value-type="float">
            <text:p>0.106229</text:p>
          </table:table-cell>
          <table:table-cell table:number-columns-repeated="7"/>
        </table:table-row>
        <table:table-row table:style-name="ro1">
          <table:table-cell office:value-type="float" office:value="1020.72132" calcext:value-type="float">
            <text:p>1020.72132</text:p>
          </table:table-cell>
          <table:table-cell/>
          <table:table-cell office:value-type="float" office:value="0.111905" calcext:value-type="float">
            <text:p>0.111905</text:p>
          </table:table-cell>
          <table:table-cell table:number-columns-repeated="7"/>
        </table:table-row>
        <table:table-row table:style-name="ro1">
          <table:table-cell office:value-type="float" office:value="1024.14615" calcext:value-type="float">
            <text:p>1024.14615</text:p>
          </table:table-cell>
          <table:table-cell/>
          <table:table-cell office:value-type="float" office:value="0.11618" calcext:value-type="float">
            <text:p>0.11618</text:p>
          </table:table-cell>
          <table:table-cell table:number-columns-repeated="7"/>
        </table:table-row>
        <table:table-row table:style-name="ro1">
          <table:table-cell office:value-type="float" office:value="1027.563543" calcext:value-type="float">
            <text:p>1027.563543</text:p>
          </table:table-cell>
          <table:table-cell/>
          <table:table-cell office:value-type="float" office:value="0.119613" calcext:value-type="float">
            <text:p>0.119613</text:p>
          </table:table-cell>
          <table:table-cell table:number-columns-repeated="7"/>
        </table:table-row>
        <table:table-row table:style-name="ro1">
          <table:table-cell office:value-type="float" office:value="1031.972417" calcext:value-type="float">
            <text:p>1031.972417</text:p>
          </table:table-cell>
          <table:table-cell/>
          <table:table-cell office:value-type="float" office:value="0.121561" calcext:value-type="float">
            <text:p>0.121561</text:p>
          </table:table-cell>
          <table:table-cell table:number-columns-repeated="7"/>
        </table:table-row>
        <table:table-row table:style-name="ro1">
          <table:table-cell office:value-type="float" office:value="1035.39541" calcext:value-type="float">
            <text:p>1035.39541</text:p>
          </table:table-cell>
          <table:table-cell/>
          <table:table-cell office:value-type="float" office:value="0.123119" calcext:value-type="float">
            <text:p>0.123119</text:p>
          </table:table-cell>
          <table:table-cell table:number-columns-repeated="7"/>
        </table:table-row>
        <table:table-row table:style-name="ro1">
          <table:table-cell office:value-type="float" office:value="1038.777115" calcext:value-type="float">
            <text:p>1038.777115</text:p>
          </table:table-cell>
          <table:table-cell/>
          <table:table-cell office:value-type="float" office:value="0.123855" calcext:value-type="float">
            <text:p>0.123855</text:p>
          </table:table-cell>
          <table:table-cell table:number-columns-repeated="7"/>
        </table:table-row>
        <table:table-row table:style-name="ro1">
          <table:table-cell office:value-type="float" office:value="1043.1951" calcext:value-type="float">
            <text:p>1043.1951</text:p>
          </table:table-cell>
          <table:table-cell/>
          <table:table-cell office:value-type="float" office:value="0.123706" calcext:value-type="float">
            <text:p>0.123706</text:p>
          </table:table-cell>
          <table:table-cell table:number-columns-repeated="7"/>
        </table:table-row>
        <table:table-row table:style-name="ro1">
          <table:table-cell office:value-type="float" office:value="1046.6032" calcext:value-type="float">
            <text:p>1046.6032</text:p>
          </table:table-cell>
          <table:table-cell/>
          <table:table-cell office:value-type="float" office:value="0.122511" calcext:value-type="float">
            <text:p>0.122511</text:p>
          </table:table-cell>
          <table:table-cell table:number-columns-repeated="7"/>
        </table:table-row>
        <table:table-row table:style-name="ro1">
          <table:table-cell office:value-type="float" office:value="1049.96827" calcext:value-type="float">
            <text:p>1049.96827</text:p>
          </table:table-cell>
          <table:table-cell/>
          <table:table-cell office:value-type="float" office:value="0.120459" calcext:value-type="float">
            <text:p>0.120459</text:p>
          </table:table-cell>
          <table:table-cell table:number-columns-repeated="7"/>
        </table:table-row>
        <table:table-row table:style-name="ro1">
          <table:table-cell office:value-type="float" office:value="1053.415417" calcext:value-type="float">
            <text:p>1053.415417</text:p>
          </table:table-cell>
          <table:table-cell/>
          <table:table-cell office:value-type="float" office:value="0.117656" calcext:value-type="float">
            <text:p>0.117656</text:p>
          </table:table-cell>
          <table:table-cell table:number-columns-repeated="7"/>
        </table:table-row>
        <table:table-row table:style-name="ro1">
          <table:table-cell office:value-type="float" office:value="1056.705925" calcext:value-type="float">
            <text:p>1056.705925</text:p>
          </table:table-cell>
          <table:table-cell/>
          <table:table-cell office:value-type="float" office:value="0.114261" calcext:value-type="float">
            <text:p>0.114261</text:p>
          </table:table-cell>
          <table:table-cell table:number-columns-repeated="7"/>
        </table:table-row>
        <table:table-row table:style-name="ro1">
          <table:table-cell office:value-type="float" office:value="1061.20951" calcext:value-type="float">
            <text:p>1061.20951</text:p>
          </table:table-cell>
          <table:table-cell/>
          <table:table-cell office:value-type="float" office:value="0.109895" calcext:value-type="float">
            <text:p>0.109895</text:p>
          </table:table-cell>
          <table:table-cell table:number-columns-repeated="7"/>
        </table:table-row>
        <table:table-row table:style-name="ro1">
          <table:table-cell office:value-type="float" office:value="1063.670088" calcext:value-type="float">
            <text:p>1063.670088</text:p>
          </table:table-cell>
          <table:table-cell/>
          <table:table-cell office:value-type="float" office:value="0.105594" calcext:value-type="float">
            <text:p>0.105594</text:p>
          </table:table-cell>
          <table:table-cell table:number-columns-repeated="7"/>
        </table:table-row>
        <table:table-row table:style-name="ro1">
          <table:table-cell office:value-type="float" office:value="1063.647658" calcext:value-type="float">
            <text:p>1063.647658</text:p>
          </table:table-cell>
          <table:table-cell/>
          <table:table-cell office:value-type="float" office:value="0.105564" calcext:value-type="float">
            <text:p>0.105564</text:p>
          </table:table-cell>
          <table:table-cell table:number-columns-repeated="7"/>
        </table:table-row>
        <table:table-row table:style-name="ro1">
          <table:table-cell office:value-type="float" office:value="1063.638835" calcext:value-type="float">
            <text:p>1063.638835</text:p>
          </table:table-cell>
          <table:table-cell/>
          <table:table-cell office:value-type="float" office:value="0.105558" calcext:value-type="float">
            <text:p>0.105558</text:p>
          </table:table-cell>
          <table:table-cell table:number-columns-repeated="7"/>
        </table:table-row>
        <table:table-row table:style-name="ro1">
          <table:table-cell office:value-type="float" office:value="1063.632057" calcext:value-type="float">
            <text:p>1063.632057</text:p>
          </table:table-cell>
          <table:table-cell/>
          <table:table-cell office:value-type="float" office:value="0.105628" calcext:value-type="float">
            <text:p>0.105628</text:p>
          </table:table-cell>
          <table:table-cell table:number-columns-repeated="7"/>
        </table:table-row>
        <table:table-row table:style-name="ro1">
          <table:table-cell office:value-type="float" office:value="1063.6265" calcext:value-type="float">
            <text:p>1063.6265</text:p>
          </table:table-cell>
          <table:table-cell/>
          <table:table-cell office:value-type="float" office:value="0.105626" calcext:value-type="float">
            <text:p>0.105626</text:p>
          </table:table-cell>
          <table:table-cell table:number-columns-repeated="7"/>
        </table:table-row>
        <table:table-row table:style-name="ro1">
          <table:table-cell office:value-type="float" office:value="1063.622102" calcext:value-type="float">
            <text:p>1063.622102</text:p>
          </table:table-cell>
          <table:table-cell/>
          <table:table-cell office:value-type="float" office:value="0.105638" calcext:value-type="float">
            <text:p>0.105638</text:p>
          </table:table-cell>
          <table:table-cell table:number-columns-repeated="7"/>
        </table:table-row>
        <table:table-row table:style-name="ro1">
          <table:table-cell office:value-type="float" office:value="1063.61979" calcext:value-type="float">
            <text:p>1063.61979</text:p>
          </table:table-cell>
          <table:table-cell/>
          <table:table-cell office:value-type="float" office:value="0.105661" calcext:value-type="float">
            <text:p>0.105661</text:p>
          </table:table-cell>
          <table:table-cell table:number-columns-repeated="7"/>
        </table:table-row>
        <table:table-row table:style-name="ro1">
          <table:table-cell office:value-type="float" office:value="1063.617505" calcext:value-type="float">
            <text:p>1063.617505</text:p>
          </table:table-cell>
          <table:table-cell/>
          <table:table-cell office:value-type="float" office:value="0.10563" calcext:value-type="float">
            <text:p>0.10563</text:p>
          </table:table-cell>
          <table:table-cell table:number-columns-repeated="7"/>
        </table:table-row>
        <table:table-row table:style-name="ro1">
          <table:table-cell office:value-type="float" office:value="1063.615655" calcext:value-type="float">
            <text:p>1063.615655</text:p>
          </table:table-cell>
          <table:table-cell/>
          <table:table-cell office:value-type="float" office:value="0.105722" calcext:value-type="float">
            <text:p>0.105722</text:p>
          </table:table-cell>
          <table:table-cell table:number-columns-repeated="7"/>
        </table:table-row>
        <table:table-row table:style-name="ro1">
          <table:table-cell office:value-type="float" office:value="1063.61405" calcext:value-type="float">
            <text:p>1063.61405</text:p>
          </table:table-cell>
          <table:table-cell/>
          <table:table-cell office:value-type="float" office:value="0.105651" calcext:value-type="float">
            <text:p>0.105651</text:p>
          </table:table-cell>
          <table:table-cell table:number-columns-repeated="7"/>
        </table:table-row>
        <table:table-row table:style-name="ro1">
          <table:table-cell office:value-type="float" office:value="1063.613142" calcext:value-type="float">
            <text:p>1063.613142</text:p>
          </table:table-cell>
          <table:table-cell/>
          <table:table-cell office:value-type="float" office:value="0.105776" calcext:value-type="float">
            <text:p>0.105776</text:p>
          </table:table-cell>
          <table:table-cell table:number-columns-repeated="7"/>
        </table:table-row>
        <table:table-row table:style-name="ro1">
          <table:table-cell office:value-type="float" office:value="1054.65294" calcext:value-type="float">
            <text:p>1054.65294</text:p>
          </table:table-cell>
          <table:table-cell table:number-columns-repeated="2"/>
          <table:table-cell office:value-type="float" office:value="0.125319" calcext:value-type="float">
            <text:p>0.125319</text:p>
          </table:table-cell>
          <table:table-cell table:number-columns-repeated="6"/>
        </table:table-row>
        <table:table-row table:style-name="ro1">
          <table:table-cell office:value-type="float" office:value="1050.2492" calcext:value-type="float">
            <text:p>1050.2492</text:p>
          </table:table-cell>
          <table:table-cell table:number-columns-repeated="2"/>
          <table:table-cell office:value-type="float" office:value="0.133542" calcext:value-type="float">
            <text:p>0.133542</text:p>
          </table:table-cell>
          <table:table-cell table:number-columns-repeated="6"/>
        </table:table-row>
        <table:table-row table:style-name="ro1">
          <table:table-cell office:value-type="float" office:value="1047.878667" calcext:value-type="float">
            <text:p>1047.878667</text:p>
          </table:table-cell>
          <table:table-cell table:number-columns-repeated="2"/>
          <table:table-cell office:value-type="float" office:value="0.140805" calcext:value-type="float">
            <text:p>0.140805</text:p>
          </table:table-cell>
          <table:table-cell table:number-columns-repeated="6"/>
        </table:table-row>
        <table:table-row table:style-name="ro1">
          <table:table-cell office:value-type="float" office:value="1043.405243" calcext:value-type="float">
            <text:p>1043.405243</text:p>
          </table:table-cell>
          <table:table-cell table:number-columns-repeated="2"/>
          <table:table-cell office:value-type="float" office:value="0.146761" calcext:value-type="float">
            <text:p>0.146761</text:p>
          </table:table-cell>
          <table:table-cell table:number-columns-repeated="6"/>
        </table:table-row>
        <table:table-row table:style-name="ro1">
          <table:table-cell office:value-type="float" office:value="1040.029927" calcext:value-type="float">
            <text:p>1040.029927</text:p>
          </table:table-cell>
          <table:table-cell table:number-columns-repeated="2"/>
          <table:table-cell office:value-type="float" office:value="0.151494" calcext:value-type="float">
            <text:p>0.151494</text:p>
          </table:table-cell>
          <table:table-cell table:number-columns-repeated="6"/>
        </table:table-row>
        <table:table-row table:style-name="ro1">
          <table:table-cell office:value-type="float" office:value="1036.660623" calcext:value-type="float">
            <text:p>1036.660623</text:p>
          </table:table-cell>
          <table:table-cell table:number-columns-repeated="2"/>
          <table:table-cell office:value-type="float" office:value="0.15542" calcext:value-type="float">
            <text:p>0.15542</text:p>
          </table:table-cell>
          <table:table-cell table:number-columns-repeated="6"/>
        </table:table-row>
        <table:table-row table:style-name="ro1">
          <table:table-cell office:value-type="float" office:value="1032.215483" calcext:value-type="float">
            <text:p>1032.215483</text:p>
          </table:table-cell>
          <table:table-cell table:number-columns-repeated="2"/>
          <table:table-cell office:value-type="float" office:value="0.158449" calcext:value-type="float">
            <text:p>0.158449</text:p>
          </table:table-cell>
          <table:table-cell table:number-columns-repeated="6"/>
        </table:table-row>
        <table:table-row table:style-name="ro1">
          <table:table-cell office:value-type="float" office:value="1028.79026" calcext:value-type="float">
            <text:p>1028.79026</text:p>
          </table:table-cell>
          <table:table-cell table:number-columns-repeated="2"/>
          <table:table-cell office:value-type="float" office:value="0.160485" calcext:value-type="float">
            <text:p>0.160485</text:p>
          </table:table-cell>
          <table:table-cell table:number-columns-repeated="6"/>
        </table:table-row>
        <table:table-row table:style-name="ro1">
          <table:table-cell office:value-type="float" office:value="1025.40689" calcext:value-type="float">
            <text:p>1025.40689</text:p>
          </table:table-cell>
          <table:table-cell table:number-columns-repeated="2"/>
          <table:table-cell office:value-type="float" office:value="0.161318" calcext:value-type="float">
            <text:p>0.161318</text:p>
          </table:table-cell>
          <table:table-cell table:number-columns-repeated="6"/>
        </table:table-row>
        <table:table-row table:style-name="ro1">
          <table:table-cell office:value-type="float" office:value="1020.98846" calcext:value-type="float">
            <text:p>1020.98846</text:p>
          </table:table-cell>
          <table:table-cell table:number-columns-repeated="2"/>
          <table:table-cell office:value-type="float" office:value="0.161301" calcext:value-type="float">
            <text:p>0.161301</text:p>
          </table:table-cell>
          <table:table-cell table:number-columns-repeated="6"/>
        </table:table-row>
        <table:table-row table:style-name="ro1">
          <table:table-cell office:value-type="float" office:value="1016.706983" calcext:value-type="float">
            <text:p>1016.706983</text:p>
          </table:table-cell>
          <table:table-cell table:number-columns-repeated="2"/>
          <table:table-cell office:value-type="float" office:value="0.160214" calcext:value-type="float">
            <text:p>0.160214</text:p>
          </table:table-cell>
          <table:table-cell table:number-columns-repeated="6"/>
        </table:table-row>
        <table:table-row table:style-name="ro1">
          <table:table-cell office:value-type="float" office:value="1014.16258" calcext:value-type="float">
            <text:p>1014.16258</text:p>
          </table:table-cell>
          <table:table-cell table:number-columns-repeated="2"/>
          <table:table-cell office:value-type="float" office:value="0.157873" calcext:value-type="float">
            <text:p>0.157873</text:p>
          </table:table-cell>
          <table:table-cell table:number-columns-repeated="6"/>
        </table:table-row>
        <table:table-row table:style-name="ro1">
          <table:table-cell office:value-type="float" office:value="1009.755143" calcext:value-type="float">
            <text:p>1009.755143</text:p>
          </table:table-cell>
          <table:table-cell table:number-columns-repeated="2"/>
          <table:table-cell office:value-type="float" office:value="0.154125" calcext:value-type="float">
            <text:p>0.154125</text:p>
          </table:table-cell>
          <table:table-cell table:number-columns-repeated="6"/>
        </table:table-row>
        <table:table-row table:style-name="ro1">
          <table:table-cell office:value-type="float" office:value="1006.531257" calcext:value-type="float">
            <text:p>1006.531257</text:p>
          </table:table-cell>
          <table:table-cell table:number-columns-repeated="2"/>
          <table:table-cell office:value-type="float" office:value="0.149076" calcext:value-type="float">
            <text:p>0.149076</text:p>
          </table:table-cell>
          <table:table-cell table:number-columns-repeated="6"/>
        </table:table-row>
        <table:table-row table:style-name="ro1">
          <table:table-cell office:value-type="float" office:value="1001.923443" calcext:value-type="float">
            <text:p>1001.923443</text:p>
          </table:table-cell>
          <table:table-cell table:number-columns-repeated="2"/>
          <table:table-cell office:value-type="float" office:value="0.142521" calcext:value-type="float">
            <text:p>0.142521</text:p>
          </table:table-cell>
          <table:table-cell table:number-columns-repeated="6"/>
        </table:table-row>
        <table:table-row table:style-name="ro1">
          <table:table-cell office:value-type="float" office:value="999.558085" calcext:value-type="float">
            <text:p>999.558085</text:p>
          </table:table-cell>
          <table:table-cell table:number-columns-repeated="2"/>
          <table:table-cell office:value-type="float" office:value="0.134572" calcext:value-type="float">
            <text:p>0.134572</text:p>
          </table:table-cell>
          <table:table-cell table:number-columns-repeated="6"/>
        </table:table-row>
        <table:table-row table:style-name="ro1">
          <table:table-cell office:value-type="float" office:value="995.053232" calcext:value-type="float">
            <text:p>995.053232</text:p>
          </table:table-cell>
          <table:table-cell table:number-columns-repeated="2"/>
          <table:table-cell office:value-type="float" office:value="0.124794" calcext:value-type="float">
            <text:p>0.124794</text:p>
          </table:table-cell>
          <table:table-cell table:number-columns-repeated="6"/>
        </table:table-row>
        <table:table-row table:style-name="ro1">
          <table:table-cell office:value-type="float" office:value="990.580733" calcext:value-type="float">
            <text:p>990.580733</text:p>
          </table:table-cell>
          <table:table-cell table:number-columns-repeated="2"/>
          <table:table-cell office:value-type="float" office:value="0.1133" calcext:value-type="float">
            <text:p>0.1133</text:p>
          </table:table-cell>
          <table:table-cell table:number-columns-repeated="6"/>
        </table:table-row>
        <table:table-row table:style-name="ro1">
          <table:table-cell office:value-type="float" office:value="987.181685" calcext:value-type="float">
            <text:p>987.181685</text:p>
          </table:table-cell>
          <table:table-cell table:number-columns-repeated="2"/>
          <table:table-cell office:value-type="float" office:value="0.10054" calcext:value-type="float">
            <text:p>0.10054</text:p>
          </table:table-cell>
          <table:table-cell table:number-columns-repeated="6"/>
        </table:table-row>
        <table:table-row table:style-name="ro1">
          <table:table-cell office:value-type="float" office:value="983.821978" calcext:value-type="float">
            <text:p>983.821978</text:p>
          </table:table-cell>
          <table:table-cell table:number-columns-repeated="2"/>
          <table:table-cell office:value-type="float" office:value="0.087234" calcext:value-type="float">
            <text:p>0.087234</text:p>
          </table:table-cell>
          <table:table-cell table:number-columns-repeated="6"/>
        </table:table-row>
        <table:table-row table:style-name="ro1">
          <table:table-cell office:value-type="float" office:value="980.239446" calcext:value-type="float">
            <text:p>980.239446</text:p>
          </table:table-cell>
          <table:table-cell table:number-columns-repeated="2"/>
          <table:table-cell office:value-type="float" office:value="0.073491" calcext:value-type="float">
            <text:p>0.073491</text:p>
          </table:table-cell>
          <table:table-cell table:number-columns-repeated="6"/>
        </table:table-row>
        <table:table-row table:style-name="ro1">
          <table:table-cell office:value-type="float" office:value="975.986043" calcext:value-type="float">
            <text:p>975.986043</text:p>
          </table:table-cell>
          <table:table-cell table:number-columns-repeated="2"/>
          <table:table-cell office:value-type="float" office:value="0.058114" calcext:value-type="float">
            <text:p>0.058114</text:p>
          </table:table-cell>
          <table:table-cell table:number-columns-repeated="6"/>
        </table:table-row>
        <table:table-row table:style-name="ro1">
          <table:table-cell office:value-type="float" office:value="972.592964" calcext:value-type="float">
            <text:p>972.592964</text:p>
          </table:table-cell>
          <table:table-cell table:number-columns-repeated="2"/>
          <table:table-cell office:value-type="float" office:value="0.042868" calcext:value-type="float">
            <text:p>0.042868</text:p>
          </table:table-cell>
          <table:table-cell table:number-columns-repeated="6"/>
        </table:table-row>
        <table:table-row table:style-name="ro1">
          <table:table-cell office:value-type="float" office:value="968.248176" calcext:value-type="float">
            <text:p>968.248176</text:p>
          </table:table-cell>
          <table:table-cell table:number-columns-repeated="2"/>
          <table:table-cell office:value-type="float" office:value="0.029614" calcext:value-type="float">
            <text:p>0.029614</text:p>
          </table:table-cell>
          <table:table-cell table:number-columns-repeated="6"/>
        </table:table-row>
        <table:table-row table:style-name="ro1">
          <table:table-cell office:value-type="float" office:value="964.72977" calcext:value-type="float">
            <text:p>964.72977</text:p>
          </table:table-cell>
          <table:table-cell table:number-columns-repeated="2"/>
          <table:table-cell office:value-type="float" office:value="0.018758" calcext:value-type="float">
            <text:p>0.018758</text:p>
          </table:table-cell>
          <table:table-cell table:number-columns-repeated="6"/>
        </table:table-row>
        <table:table-row table:style-name="ro1">
          <table:table-cell office:value-type="float" office:value="961.381688" calcext:value-type="float">
            <text:p>961.381688</text:p>
          </table:table-cell>
          <table:table-cell table:number-columns-repeated="2"/>
          <table:table-cell office:value-type="float" office:value="0.010551" calcext:value-type="float">
            <text:p>0.010551</text:p>
          </table:table-cell>
          <table:table-cell table:number-columns-repeated="6"/>
        </table:table-row>
        <table:table-row table:style-name="ro1">
          <table:table-cell office:value-type="float" office:value="957.979946" calcext:value-type="float">
            <text:p>957.979946</text:p>
          </table:table-cell>
          <table:table-cell table:number-columns-repeated="2"/>
          <table:table-cell office:value-type="float" office:value="0.005238" calcext:value-type="float">
            <text:p>0.005238</text:p>
          </table:table-cell>
          <table:table-cell table:number-columns-repeated="6"/>
        </table:table-row>
        <table:table-row table:style-name="ro1">
          <table:table-cell office:value-type="float" office:value="953.513264" calcext:value-type="float">
            <text:p>953.513264</text:p>
          </table:table-cell>
          <table:table-cell table:number-columns-repeated="2"/>
          <table:table-cell office:value-type="float" office:value="0.00215" calcext:value-type="float">
            <text:p>0.00215</text:p>
          </table:table-cell>
          <table:table-cell table:number-columns-repeated="6"/>
        </table:table-row>
        <table:table-row table:style-name="ro1">
          <table:table-cell office:value-type="float" office:value="950.13932" calcext:value-type="float">
            <text:p>950.13932</text:p>
          </table:table-cell>
          <table:table-cell table:number-columns-repeated="2"/>
          <table:table-cell office:value-type="float" office:value="0.000654" calcext:value-type="float">
            <text:p>0.000654</text:p>
          </table:table-cell>
          <table:table-cell table:number-columns-repeated="6"/>
        </table:table-row>
        <table:table-row table:style-name="ro1">
          <table:table-cell office:value-type="float" office:value="945.730937" calcext:value-type="float">
            <text:p>945.730937</text:p>
          </table:table-cell>
          <table:table-cell table:number-columns-repeated="2"/>
          <table:table-cell office:value-type="float" office:value="0.000523" calcext:value-type="float">
            <text:p>0.000523</text:p>
          </table:table-cell>
          <table:table-cell table:number-columns-repeated="6"/>
        </table:table-row>
        <table:table-row table:style-name="ro1">
          <table:table-cell office:value-type="float" office:value="942.321438" calcext:value-type="float">
            <text:p>942.321438</text:p>
          </table:table-cell>
          <table:table-cell table:number-columns-repeated="2"/>
          <table:table-cell office:value-type="float" office:value="0.001786" calcext:value-type="float">
            <text:p>0.001786</text:p>
          </table:table-cell>
          <table:table-cell table:number-columns-repeated="6"/>
        </table:table-row>
        <table:table-row table:style-name="ro1">
          <table:table-cell office:value-type="float" office:value="937.955189" calcext:value-type="float">
            <text:p>937.955189</text:p>
          </table:table-cell>
          <table:table-cell table:number-columns-repeated="2"/>
          <table:table-cell office:value-type="float" office:value="0.004586" calcext:value-type="float">
            <text:p>0.004586</text:p>
          </table:table-cell>
          <table:table-cell table:number-columns-repeated="6"/>
        </table:table-row>
        <table:table-row table:style-name="ro1">
          <table:table-cell office:value-type="float" office:value="934.428065" calcext:value-type="float">
            <text:p>934.428065</text:p>
          </table:table-cell>
          <table:table-cell table:number-columns-repeated="2"/>
          <table:table-cell office:value-type="float" office:value="0.009382" calcext:value-type="float">
            <text:p>0.009382</text:p>
          </table:table-cell>
          <table:table-cell table:number-columns-repeated="6"/>
        </table:table-row>
        <table:table-row table:style-name="ro1">
          <table:table-cell office:value-type="float" office:value="930.130297" calcext:value-type="float">
            <text:p>930.130297</text:p>
          </table:table-cell>
          <table:table-cell table:number-columns-repeated="2"/>
          <table:table-cell office:value-type="float" office:value="0.017016" calcext:value-type="float">
            <text:p>0.017016</text:p>
          </table:table-cell>
          <table:table-cell table:number-columns-repeated="6"/>
        </table:table-row>
        <table:table-row table:style-name="ro1">
          <table:table-cell office:value-type="float" office:value="927.684677" calcext:value-type="float">
            <text:p>927.684677</text:p>
          </table:table-cell>
          <table:table-cell table:number-columns-repeated="2"/>
          <table:table-cell office:value-type="float" office:value="0.027749" calcext:value-type="float">
            <text:p>0.027749</text:p>
          </table:table-cell>
          <table:table-cell table:number-columns-repeated="6"/>
        </table:table-row>
        <table:table-row table:style-name="ro1">
          <table:table-cell office:value-type="float" office:value="923.24317" calcext:value-type="float">
            <text:p>923.24317</text:p>
          </table:table-cell>
          <table:table-cell table:number-columns-repeated="2"/>
          <table:table-cell office:value-type="float" office:value="0.040607" calcext:value-type="float">
            <text:p>0.040607</text:p>
          </table:table-cell>
          <table:table-cell table:number-columns-repeated="6"/>
        </table:table-row>
        <table:table-row table:style-name="ro1">
          <table:table-cell office:value-type="float" office:value="919.860664" calcext:value-type="float">
            <text:p>919.860664</text:p>
          </table:table-cell>
          <table:table-cell table:number-columns-repeated="2"/>
          <table:table-cell office:value-type="float" office:value="0.054619" calcext:value-type="float">
            <text:p>0.054619</text:p>
          </table:table-cell>
          <table:table-cell table:number-columns-repeated="6"/>
        </table:table-row>
        <table:table-row table:style-name="ro1">
          <table:table-cell office:value-type="float" office:value="915.452347" calcext:value-type="float">
            <text:p>915.452347</text:p>
          </table:table-cell>
          <table:table-cell table:number-columns-repeated="2"/>
          <table:table-cell office:value-type="float" office:value="0.069213" calcext:value-type="float">
            <text:p>0.069213</text:p>
          </table:table-cell>
          <table:table-cell table:number-columns-repeated="6"/>
        </table:table-row>
        <table:table-row table:style-name="ro1">
          <table:table-cell office:value-type="float" office:value="911.978127" calcext:value-type="float">
            <text:p>911.978127</text:p>
          </table:table-cell>
          <table:table-cell table:number-columns-repeated="2"/>
          <table:table-cell office:value-type="float" office:value="0.083353" calcext:value-type="float">
            <text:p>0.083353</text:p>
          </table:table-cell>
          <table:table-cell table:number-columns-repeated="6"/>
        </table:table-row>
        <table:table-row table:style-name="ro1">
          <table:table-cell office:value-type="float" office:value="908.667611" calcext:value-type="float">
            <text:p>908.667611</text:p>
          </table:table-cell>
          <table:table-cell table:number-columns-repeated="2"/>
          <table:table-cell office:value-type="float" office:value="0.096391" calcext:value-type="float">
            <text:p>0.096391</text:p>
          </table:table-cell>
          <table:table-cell table:number-columns-repeated="6"/>
        </table:table-row>
        <table:table-row table:style-name="ro1">
          <table:table-cell office:value-type="float" office:value="905.26156" calcext:value-type="float">
            <text:p>905.26156</text:p>
          </table:table-cell>
          <table:table-cell table:number-columns-repeated="2"/>
          <table:table-cell office:value-type="float" office:value="0.108033" calcext:value-type="float">
            <text:p>0.108033</text:p>
          </table:table-cell>
          <table:table-cell table:number-columns-repeated="6"/>
        </table:table-row>
        <table:table-row table:style-name="ro1">
          <table:table-cell office:value-type="float" office:value="900.809882" calcext:value-type="float">
            <text:p>900.809882</text:p>
          </table:table-cell>
          <table:table-cell table:number-columns-repeated="2"/>
          <table:table-cell office:value-type="float" office:value="0.118427" calcext:value-type="float">
            <text:p>0.118427</text:p>
          </table:table-cell>
          <table:table-cell table:number-columns-repeated="6"/>
        </table:table-row>
        <table:table-row table:style-name="ro1">
          <table:table-cell office:value-type="float" office:value="897.405211" calcext:value-type="float">
            <text:p>897.405211</text:p>
          </table:table-cell>
          <table:table-cell table:number-columns-repeated="2"/>
          <table:table-cell office:value-type="float" office:value="0.127753" calcext:value-type="float">
            <text:p>0.127753</text:p>
          </table:table-cell>
          <table:table-cell table:number-columns-repeated="6"/>
        </table:table-row>
        <table:table-row table:style-name="ro1">
          <table:table-cell office:value-type="float" office:value="894.01444" calcext:value-type="float">
            <text:p>894.01444</text:p>
          </table:table-cell>
          <table:table-cell table:number-columns-repeated="2"/>
          <table:table-cell office:value-type="float" office:value="0.135631" calcext:value-type="float">
            <text:p>0.135631</text:p>
          </table:table-cell>
          <table:table-cell table:number-columns-repeated="6"/>
        </table:table-row>
        <table:table-row table:style-name="ro1">
          <table:table-cell office:value-type="float" office:value="889.506774" calcext:value-type="float">
            <text:p>889.506774</text:p>
          </table:table-cell>
          <table:table-cell table:number-columns-repeated="2"/>
          <table:table-cell office:value-type="float" office:value="0.142459" calcext:value-type="float">
            <text:p>0.142459</text:p>
          </table:table-cell>
          <table:table-cell table:number-columns-repeated="6"/>
        </table:table-row>
        <table:table-row table:style-name="ro1">
          <table:table-cell office:value-type="float" office:value="886.139471" calcext:value-type="float">
            <text:p>886.139471</text:p>
          </table:table-cell>
          <table:table-cell table:number-columns-repeated="2"/>
          <table:table-cell office:value-type="float" office:value="0.148192" calcext:value-type="float">
            <text:p>0.148192</text:p>
          </table:table-cell>
          <table:table-cell table:number-columns-repeated="6"/>
        </table:table-row>
        <table:table-row table:style-name="ro1">
          <table:table-cell office:value-type="float" office:value="883.894182" calcext:value-type="float">
            <text:p>883.894182</text:p>
          </table:table-cell>
          <table:table-cell table:number-columns-repeated="2"/>
          <table:table-cell office:value-type="float" office:value="0.152933" calcext:value-type="float">
            <text:p>0.152933</text:p>
          </table:table-cell>
          <table:table-cell table:number-columns-repeated="6"/>
        </table:table-row>
        <table:table-row table:style-name="ro1">
          <table:table-cell office:value-type="float" office:value="878.28168" calcext:value-type="float">
            <text:p>878.28168</text:p>
          </table:table-cell>
          <table:table-cell table:number-columns-repeated="2"/>
          <table:table-cell office:value-type="float" office:value="0.15656" calcext:value-type="float">
            <text:p>0.15656</text:p>
          </table:table-cell>
          <table:table-cell table:number-columns-repeated="6"/>
        </table:table-row>
        <table:table-row table:style-name="ro1">
          <table:table-cell office:value-type="float" office:value="873.827892" calcext:value-type="float">
            <text:p>873.827892</text:p>
          </table:table-cell>
          <table:table-cell table:number-columns-repeated="2"/>
          <table:table-cell office:value-type="float" office:value="0.159205" calcext:value-type="float">
            <text:p>0.159205</text:p>
          </table:table-cell>
          <table:table-cell table:number-columns-repeated="6"/>
        </table:table-row>
        <table:table-row table:style-name="ro1">
          <table:table-cell office:value-type="float" office:value="870.461584" calcext:value-type="float">
            <text:p>870.461584</text:p>
          </table:table-cell>
          <table:table-cell table:number-columns-repeated="2"/>
          <table:table-cell office:value-type="float" office:value="0.160908" calcext:value-type="float">
            <text:p>0.160908</text:p>
          </table:table-cell>
          <table:table-cell table:number-columns-repeated="6"/>
        </table:table-row>
        <table:table-row table:style-name="ro1">
          <table:table-cell office:value-type="float" office:value="866.355987" calcext:value-type="float">
            <text:p>866.355987</text:p>
          </table:table-cell>
          <table:table-cell table:number-columns-repeated="2"/>
          <table:table-cell office:value-type="float" office:value="0.16141" calcext:value-type="float">
            <text:p>0.16141</text:p>
          </table:table-cell>
          <table:table-cell table:number-columns-repeated="6"/>
        </table:table-row>
        <table:table-row table:style-name="ro1">
          <table:table-cell office:value-type="float" office:value="864.826504" calcext:value-type="float">
            <text:p>864.826504</text:p>
          </table:table-cell>
          <table:table-cell table:number-columns-repeated="2"/>
          <table:table-cell office:value-type="float" office:value="0.160882" calcext:value-type="float">
            <text:p>0.160882</text:p>
          </table:table-cell>
          <table:table-cell table:number-columns-repeated="6"/>
        </table:table-row>
        <table:table-row table:style-name="ro1">
          <table:table-cell office:value-type="float" office:value="858.162979" calcext:value-type="float">
            <text:p>858.162979</text:p>
          </table:table-cell>
          <table:table-cell table:number-columns-repeated="2"/>
          <table:table-cell office:value-type="float" office:value="0.159451" calcext:value-type="float">
            <text:p>0.159451</text:p>
          </table:table-cell>
          <table:table-cell table:number-columns-repeated="6"/>
        </table:table-row>
        <table:table-row table:style-name="ro1">
          <table:table-cell office:value-type="float" office:value="855.847591" calcext:value-type="float">
            <text:p>855.847591</text:p>
          </table:table-cell>
          <table:table-cell table:number-columns-repeated="2"/>
          <table:table-cell office:value-type="float" office:value="0.156868" calcext:value-type="float">
            <text:p>0.156868</text:p>
          </table:table-cell>
          <table:table-cell table:number-columns-repeated="6"/>
        </table:table-row>
        <table:table-row table:style-name="ro1">
          <table:table-cell office:value-type="float" office:value="852.509894" calcext:value-type="float">
            <text:p>852.509894</text:p>
          </table:table-cell>
          <table:table-cell table:number-columns-repeated="2"/>
          <table:table-cell office:value-type="float" office:value="0.152686" calcext:value-type="float">
            <text:p>0.152686</text:p>
          </table:table-cell>
          <table:table-cell table:number-columns-repeated="6"/>
        </table:table-row>
        <table:table-row table:style-name="ro1">
          <table:table-cell office:value-type="float" office:value="849.097724" calcext:value-type="float">
            <text:p>849.097724</text:p>
          </table:table-cell>
          <table:table-cell table:number-columns-repeated="2"/>
          <table:table-cell office:value-type="float" office:value="0.147218" calcext:value-type="float">
            <text:p>0.147218</text:p>
          </table:table-cell>
          <table:table-cell table:number-columns-repeated="6"/>
        </table:table-row>
        <table:table-row table:style-name="ro1">
          <table:table-cell office:value-type="float" office:value="844.686651" calcext:value-type="float">
            <text:p>844.686651</text:p>
          </table:table-cell>
          <table:table-cell table:number-columns-repeated="2"/>
          <table:table-cell office:value-type="float" office:value="0.140735" calcext:value-type="float">
            <text:p>0.140735</text:p>
          </table:table-cell>
          <table:table-cell table:number-columns-repeated="6"/>
        </table:table-row>
        <table:table-row table:style-name="ro1">
          <table:table-cell office:value-type="float" office:value="840.542511" calcext:value-type="float">
            <text:p>840.542511</text:p>
          </table:table-cell>
          <table:table-cell table:number-columns-repeated="2"/>
          <table:table-cell office:value-type="float" office:value="0.132594" calcext:value-type="float">
            <text:p>0.132594</text:p>
          </table:table-cell>
          <table:table-cell table:number-columns-repeated="6"/>
        </table:table-row>
        <table:table-row table:style-name="ro1">
          <table:table-cell office:value-type="float" office:value="837.994412" calcext:value-type="float">
            <text:p>837.994412</text:p>
          </table:table-cell>
          <table:table-cell table:number-columns-repeated="2"/>
          <table:table-cell office:value-type="float" office:value="0.122558" calcext:value-type="float">
            <text:p>0.122558</text:p>
          </table:table-cell>
          <table:table-cell table:number-columns-repeated="6"/>
        </table:table-row>
        <table:table-row table:style-name="ro1">
          <table:table-cell office:value-type="float" office:value="833.590926" calcext:value-type="float">
            <text:p>833.590926</text:p>
          </table:table-cell>
          <table:table-cell table:number-columns-repeated="2"/>
          <table:table-cell office:value-type="float" office:value="0.111034" calcext:value-type="float">
            <text:p>0.111034</text:p>
          </table:table-cell>
          <table:table-cell table:number-columns-repeated="6"/>
        </table:table-row>
        <table:table-row table:style-name="ro1">
          <table:table-cell office:value-type="float" office:value="830.212618" calcext:value-type="float">
            <text:p>830.212618</text:p>
          </table:table-cell>
          <table:table-cell table:number-columns-repeated="2"/>
          <table:table-cell office:value-type="float" office:value="0.098501" calcext:value-type="float">
            <text:p>0.098501</text:p>
          </table:table-cell>
          <table:table-cell table:number-columns-repeated="6"/>
        </table:table-row>
        <table:table-row table:style-name="ro1">
          <table:table-cell office:value-type="float" office:value="825.731542" calcext:value-type="float">
            <text:p>825.731542</text:p>
          </table:table-cell>
          <table:table-cell table:number-columns-repeated="2"/>
          <table:table-cell office:value-type="float" office:value="0.084438" calcext:value-type="float">
            <text:p>0.084438</text:p>
          </table:table-cell>
          <table:table-cell table:number-columns-repeated="6"/>
        </table:table-row>
        <table:table-row table:style-name="ro1">
          <table:table-cell office:value-type="float" office:value="822.172325" calcext:value-type="float">
            <text:p>822.172325</text:p>
          </table:table-cell>
          <table:table-cell table:number-columns-repeated="2"/>
          <table:table-cell office:value-type="float" office:value="0.069302" calcext:value-type="float">
            <text:p>0.069302</text:p>
          </table:table-cell>
          <table:table-cell table:number-columns-repeated="6"/>
        </table:table-row>
        <table:table-row table:style-name="ro1">
          <table:table-cell office:value-type="float" office:value="817.795986" calcext:value-type="float">
            <text:p>817.795986</text:p>
          </table:table-cell>
          <table:table-cell table:number-columns-repeated="2"/>
          <table:table-cell office:value-type="float" office:value="0.053363" calcext:value-type="float">
            <text:p>0.053363</text:p>
          </table:table-cell>
          <table:table-cell table:number-columns-repeated="6"/>
        </table:table-row>
        <table:table-row table:style-name="ro1">
          <table:table-cell office:value-type="float" office:value="815.399541" calcext:value-type="float">
            <text:p>815.399541</text:p>
          </table:table-cell>
          <table:table-cell table:number-columns-repeated="2"/>
          <table:table-cell office:value-type="float" office:value="0.037971" calcext:value-type="float">
            <text:p>0.037971</text:p>
          </table:table-cell>
          <table:table-cell table:number-columns-repeated="6"/>
        </table:table-row>
        <table:table-row table:style-name="ro1">
          <table:table-cell office:value-type="float" office:value="812.042394" calcext:value-type="float">
            <text:p>812.042394</text:p>
          </table:table-cell>
          <table:table-cell table:number-columns-repeated="2"/>
          <table:table-cell office:value-type="float" office:value="0.024977" calcext:value-type="float">
            <text:p>0.024977</text:p>
          </table:table-cell>
          <table:table-cell table:number-columns-repeated="6"/>
        </table:table-row>
        <table:table-row table:style-name="ro1">
          <table:table-cell office:value-type="float" office:value="808.682154" calcext:value-type="float">
            <text:p>808.682154</text:p>
          </table:table-cell>
          <table:table-cell table:number-columns-repeated="2"/>
          <table:table-cell office:value-type="float" office:value="0.015167" calcext:value-type="float">
            <text:p>0.015167</text:p>
          </table:table-cell>
          <table:table-cell table:number-columns-repeated="6"/>
        </table:table-row>
        <table:table-row table:style-name="ro1">
          <table:table-cell office:value-type="float" office:value="803.123318" calcext:value-type="float">
            <text:p>803.123318</text:p>
          </table:table-cell>
          <table:table-cell table:number-columns-repeated="2"/>
          <table:table-cell office:value-type="float" office:value="0.008551" calcext:value-type="float">
            <text:p>0.008551</text:p>
          </table:table-cell>
          <table:table-cell table:number-columns-repeated="6"/>
        </table:table-row>
        <table:table-row table:style-name="ro1">
          <table:table-cell office:value-type="float" office:value="799.783437" calcext:value-type="float">
            <text:p>799.783437</text:p>
          </table:table-cell>
          <table:table-cell table:number-columns-repeated="2"/>
          <table:table-cell office:value-type="float" office:value="0.004088" calcext:value-type="float">
            <text:p>0.004088</text:p>
          </table:table-cell>
          <table:table-cell table:number-columns-repeated="6"/>
        </table:table-row>
        <table:table-row table:style-name="ro1">
          <table:table-cell office:value-type="float" office:value="796.335533" calcext:value-type="float">
            <text:p>796.335533</text:p>
          </table:table-cell>
          <table:table-cell table:number-columns-repeated="2"/>
          <table:table-cell office:value-type="float" office:value="0.00153" calcext:value-type="float">
            <text:p>0.00153</text:p>
          </table:table-cell>
          <table:table-cell table:number-columns-repeated="6"/>
        </table:table-row>
        <table:table-row table:style-name="ro1">
          <table:table-cell office:value-type="float" office:value="792.951271" calcext:value-type="float">
            <text:p>792.951271</text:p>
          </table:table-cell>
          <table:table-cell table:number-columns-repeated="2"/>
          <table:table-cell office:value-type="float" office:value="0.000467" calcext:value-type="float">
            <text:p>0.000467</text:p>
          </table:table-cell>
          <table:table-cell table:number-columns-repeated="6"/>
        </table:table-row>
        <table:table-row table:style-name="ro1">
          <table:table-cell office:value-type="float" office:value="789.714276" calcext:value-type="float">
            <text:p>789.714276</text:p>
          </table:table-cell>
          <table:table-cell table:number-columns-repeated="2"/>
          <table:table-cell office:value-type="float" office:value="0.000714" calcext:value-type="float">
            <text:p>0.000714</text:p>
          </table:table-cell>
          <table:table-cell table:number-columns-repeated="6"/>
        </table:table-row>
        <table:table-row table:style-name="ro1">
          <table:table-cell office:value-type="float" office:value="785.552864" calcext:value-type="float">
            <text:p>785.552864</text:p>
          </table:table-cell>
          <table:table-cell table:number-columns-repeated="2"/>
          <table:table-cell office:value-type="float" office:value="0.002286" calcext:value-type="float">
            <text:p>0.002286</text:p>
          </table:table-cell>
          <table:table-cell table:number-columns-repeated="6"/>
        </table:table-row>
        <table:table-row table:style-name="ro1">
          <table:table-cell office:value-type="float" office:value="781.789236" calcext:value-type="float">
            <text:p>781.789236</text:p>
          </table:table-cell>
          <table:table-cell table:number-columns-repeated="2"/>
          <table:table-cell office:value-type="float" office:value="0.005481" calcext:value-type="float">
            <text:p>0.005481</text:p>
          </table:table-cell>
          <table:table-cell table:number-columns-repeated="6"/>
        </table:table-row>
        <table:table-row table:style-name="ro1">
          <table:table-cell office:value-type="float" office:value="776.608625" calcext:value-type="float">
            <text:p>776.608625</text:p>
          </table:table-cell>
          <table:table-cell table:number-columns-repeated="2"/>
          <table:table-cell office:value-type="float" office:value="0.010775" calcext:value-type="float">
            <text:p>0.010775</text:p>
          </table:table-cell>
          <table:table-cell table:number-columns-repeated="6"/>
        </table:table-row>
        <table:table-row table:style-name="ro1">
          <table:table-cell office:value-type="float" office:value="773.899886" calcext:value-type="float">
            <text:p>773.899886</text:p>
          </table:table-cell>
          <table:table-cell table:number-columns-repeated="2"/>
          <table:table-cell office:value-type="float" office:value="0.018843" calcext:value-type="float">
            <text:p>0.018843</text:p>
          </table:table-cell>
          <table:table-cell table:number-columns-repeated="6"/>
        </table:table-row>
        <table:table-row table:style-name="ro1">
          <table:table-cell office:value-type="float" office:value="770.688469" calcext:value-type="float">
            <text:p>770.688469</text:p>
          </table:table-cell>
          <table:table-cell table:number-columns-repeated="2"/>
          <table:table-cell office:value-type="float" office:value="0.029804" calcext:value-type="float">
            <text:p>0.029804</text:p>
          </table:table-cell>
          <table:table-cell table:number-columns-repeated="6"/>
        </table:table-row>
        <table:table-row table:style-name="ro1">
          <table:table-cell office:value-type="float" office:value="766.020009" calcext:value-type="float">
            <text:p>766.020009</text:p>
          </table:table-cell>
          <table:table-cell table:number-columns-repeated="2"/>
          <table:table-cell office:value-type="float" office:value="0.043035" calcext:value-type="float">
            <text:p>0.043035</text:p>
          </table:table-cell>
          <table:table-cell table:number-columns-repeated="6"/>
        </table:table-row>
        <table:table-row table:style-name="ro1">
          <table:table-cell office:value-type="float" office:value="762.750224" calcext:value-type="float">
            <text:p>762.750224</text:p>
          </table:table-cell>
          <table:table-cell table:number-columns-repeated="2"/>
          <table:table-cell office:value-type="float" office:value="0.0572" calcext:value-type="float">
            <text:p>0.0572</text:p>
          </table:table-cell>
          <table:table-cell table:number-columns-repeated="6"/>
        </table:table-row>
        <table:table-row table:style-name="ro1">
          <table:table-cell office:value-type="float" office:value="759.09486" calcext:value-type="float">
            <text:p>759.09486</text:p>
          </table:table-cell>
          <table:table-cell table:number-columns-repeated="2"/>
          <table:table-cell office:value-type="float" office:value="0.07128" calcext:value-type="float">
            <text:p>0.07128</text:p>
          </table:table-cell>
          <table:table-cell table:number-columns-repeated="6"/>
        </table:table-row>
        <table:table-row table:style-name="ro1">
          <table:table-cell office:value-type="float" office:value="755.970772" calcext:value-type="float">
            <text:p>755.970772</text:p>
          </table:table-cell>
          <table:table-cell table:number-columns-repeated="2"/>
          <table:table-cell office:value-type="float" office:value="0.0848" calcext:value-type="float">
            <text:p>0.0848</text:p>
          </table:table-cell>
          <table:table-cell table:number-columns-repeated="6"/>
        </table:table-row>
        <table:table-row table:style-name="ro1">
          <table:table-cell office:value-type="float" office:value="751.663191" calcext:value-type="float">
            <text:p>751.663191</text:p>
          </table:table-cell>
          <table:table-cell table:number-columns-repeated="2"/>
          <table:table-cell office:value-type="float" office:value="0.09762" calcext:value-type="float">
            <text:p>0.09762</text:p>
          </table:table-cell>
          <table:table-cell table:number-columns-repeated="6"/>
        </table:table-row>
        <table:table-row table:style-name="ro1">
          <table:table-cell office:value-type="float" office:value="749.199576" calcext:value-type="float">
            <text:p>749.199576</text:p>
          </table:table-cell>
          <table:table-cell table:number-columns-repeated="2"/>
          <table:table-cell office:value-type="float" office:value="0.109235" calcext:value-type="float">
            <text:p>0.109235</text:p>
          </table:table-cell>
          <table:table-cell table:number-columns-repeated="6"/>
        </table:table-row>
        <table:table-row table:style-name="ro1">
          <table:table-cell office:value-type="float" office:value="744.330512" calcext:value-type="float">
            <text:p>744.330512</text:p>
          </table:table-cell>
          <table:table-cell table:number-columns-repeated="2"/>
          <table:table-cell office:value-type="float" office:value="0.119376" calcext:value-type="float">
            <text:p>0.119376</text:p>
          </table:table-cell>
          <table:table-cell table:number-columns-repeated="6"/>
        </table:table-row>
        <table:table-row table:style-name="ro1">
          <table:table-cell office:value-type="float" office:value="740.230372" calcext:value-type="float">
            <text:p>740.230372</text:p>
          </table:table-cell>
          <table:table-cell table:number-columns-repeated="2"/>
          <table:table-cell office:value-type="float" office:value="0.128614" calcext:value-type="float">
            <text:p>0.128614</text:p>
          </table:table-cell>
          <table:table-cell table:number-columns-repeated="6"/>
        </table:table-row>
        <table:table-row table:style-name="ro1">
          <table:table-cell office:value-type="float" office:value="737.066949" calcext:value-type="float">
            <text:p>737.066949</text:p>
          </table:table-cell>
          <table:table-cell table:number-columns-repeated="2"/>
          <table:table-cell office:value-type="float" office:value="0.136462" calcext:value-type="float">
            <text:p>0.136462</text:p>
          </table:table-cell>
          <table:table-cell table:number-columns-repeated="6"/>
        </table:table-row>
        <table:table-row table:style-name="ro1">
          <table:table-cell office:value-type="float" office:value="733.464355" calcext:value-type="float">
            <text:p>733.464355</text:p>
          </table:table-cell>
          <table:table-cell table:number-columns-repeated="2"/>
          <table:table-cell office:value-type="float" office:value="0.143046" calcext:value-type="float">
            <text:p>0.143046</text:p>
          </table:table-cell>
          <table:table-cell table:number-columns-repeated="6"/>
        </table:table-row>
        <table:table-row table:style-name="ro1">
          <table:table-cell office:value-type="float" office:value="728.984305" calcext:value-type="float">
            <text:p>728.984305</text:p>
          </table:table-cell>
          <table:table-cell table:number-columns-repeated="2"/>
          <table:table-cell office:value-type="float" office:value="0.14863" calcext:value-type="float">
            <text:p>0.14863</text:p>
          </table:table-cell>
          <table:table-cell table:number-columns-repeated="6"/>
        </table:table-row>
        <table:table-row table:style-name="ro1">
          <table:table-cell office:value-type="float" office:value="725.585782" calcext:value-type="float">
            <text:p>725.585782</text:p>
          </table:table-cell>
          <table:table-cell table:number-columns-repeated="2"/>
          <table:table-cell office:value-type="float" office:value="0.153185" calcext:value-type="float">
            <text:p>0.153185</text:p>
          </table:table-cell>
          <table:table-cell table:number-columns-repeated="6"/>
        </table:table-row>
        <table:table-row table:style-name="ro1">
          <table:table-cell office:value-type="float" office:value="721.111125" calcext:value-type="float">
            <text:p>721.111125</text:p>
          </table:table-cell>
          <table:table-cell table:number-columns-repeated="2"/>
          <table:table-cell office:value-type="float" office:value="0.15673" calcext:value-type="float">
            <text:p>0.15673</text:p>
          </table:table-cell>
          <table:table-cell table:number-columns-repeated="6"/>
        </table:table-row>
        <table:table-row table:style-name="ro1">
          <table:table-cell office:value-type="float" office:value="717.733153" calcext:value-type="float">
            <text:p>717.733153</text:p>
          </table:table-cell>
          <table:table-cell table:number-columns-repeated="2"/>
          <table:table-cell office:value-type="float" office:value="0.159192" calcext:value-type="float">
            <text:p>0.159192</text:p>
          </table:table-cell>
          <table:table-cell table:number-columns-repeated="6"/>
        </table:table-row>
        <table:table-row table:style-name="ro1">
          <table:table-cell office:value-type="float" office:value="714.368753" calcext:value-type="float">
            <text:p>714.368753</text:p>
          </table:table-cell>
          <table:table-cell table:number-columns-repeated="2"/>
          <table:table-cell office:value-type="float" office:value="0.160476" calcext:value-type="float">
            <text:p>0.160476</text:p>
          </table:table-cell>
          <table:table-cell table:number-columns-repeated="6"/>
        </table:table-row>
        <table:table-row table:style-name="ro1">
          <table:table-cell office:value-type="float" office:value="709.954311" calcext:value-type="float">
            <text:p>709.954311</text:p>
          </table:table-cell>
          <table:table-cell table:number-columns-repeated="2"/>
          <table:table-cell office:value-type="float" office:value="0.160969" calcext:value-type="float">
            <text:p>0.160969</text:p>
          </table:table-cell>
          <table:table-cell table:number-columns-repeated="6"/>
        </table:table-row>
        <table:table-row table:style-name="ro1">
          <table:table-cell office:value-type="float" office:value="705.434914" calcext:value-type="float">
            <text:p>705.434914</text:p>
          </table:table-cell>
          <table:table-cell table:number-columns-repeated="2"/>
          <table:table-cell office:value-type="float" office:value="0.1602" calcext:value-type="float">
            <text:p>0.1602</text:p>
          </table:table-cell>
          <table:table-cell table:number-columns-repeated="6"/>
        </table:table-row>
        <table:table-row table:style-name="ro1">
          <table:table-cell office:value-type="float" office:value="702.049807" calcext:value-type="float">
            <text:p>702.049807</text:p>
          </table:table-cell>
          <table:table-cell table:number-columns-repeated="2"/>
          <table:table-cell office:value-type="float" office:value="0.158255" calcext:value-type="float">
            <text:p>0.158255</text:p>
          </table:table-cell>
          <table:table-cell table:number-columns-repeated="6"/>
        </table:table-row>
        <table:table-row table:style-name="ro1">
          <table:table-cell office:value-type="float" office:value="698.759683" calcext:value-type="float">
            <text:p>698.759683</text:p>
          </table:table-cell>
          <table:table-cell table:number-columns-repeated="2"/>
          <table:table-cell office:value-type="float" office:value="0.154943" calcext:value-type="float">
            <text:p>0.154943</text:p>
          </table:table-cell>
          <table:table-cell table:number-columns-repeated="6"/>
        </table:table-row>
        <table:table-row table:style-name="ro1">
          <table:table-cell office:value-type="float" office:value="696.389342" calcext:value-type="float">
            <text:p>696.389342</text:p>
          </table:table-cell>
          <table:table-cell table:number-columns-repeated="2"/>
          <table:table-cell office:value-type="float" office:value="0.15079" calcext:value-type="float">
            <text:p>0.15079</text:p>
          </table:table-cell>
          <table:table-cell table:number-columns-repeated="6"/>
        </table:table-row>
        <table:table-row table:style-name="ro1">
          <table:table-cell office:value-type="float" office:value="692.027146" calcext:value-type="float">
            <text:p>692.027146</text:p>
          </table:table-cell>
          <table:table-cell table:number-columns-repeated="2"/>
          <table:table-cell office:value-type="float" office:value="0.145228" calcext:value-type="float">
            <text:p>0.145228</text:p>
          </table:table-cell>
          <table:table-cell table:number-columns-repeated="6"/>
        </table:table-row>
        <table:table-row table:style-name="ro1">
          <table:table-cell office:value-type="float" office:value="688.527794" calcext:value-type="float">
            <text:p>688.527794</text:p>
          </table:table-cell>
          <table:table-cell table:number-columns-repeated="2"/>
          <table:table-cell office:value-type="float" office:value="0.137982" calcext:value-type="float">
            <text:p>0.137982</text:p>
          </table:table-cell>
          <table:table-cell table:number-columns-repeated="6"/>
        </table:table-row>
        <table:table-row table:style-name="ro1">
          <table:table-cell office:value-type="float" office:value="684.177119" calcext:value-type="float">
            <text:p>684.177119</text:p>
          </table:table-cell>
          <table:table-cell table:number-columns-repeated="2"/>
          <table:table-cell office:value-type="float" office:value="0.129549" calcext:value-type="float">
            <text:p>0.129549</text:p>
          </table:table-cell>
          <table:table-cell table:number-columns-repeated="6"/>
        </table:table-row>
        <table:table-row table:style-name="ro1">
          <table:table-cell office:value-type="float" office:value="680.804659" calcext:value-type="float">
            <text:p>680.804659</text:p>
          </table:table-cell>
          <table:table-cell table:number-columns-repeated="2"/>
          <table:table-cell office:value-type="float" office:value="0.119768" calcext:value-type="float">
            <text:p>0.119768</text:p>
          </table:table-cell>
          <table:table-cell table:number-columns-repeated="6"/>
        </table:table-row>
        <table:table-row table:style-name="ro1">
          <table:table-cell office:value-type="float" office:value="678.518132" calcext:value-type="float">
            <text:p>678.518132</text:p>
          </table:table-cell>
          <table:table-cell table:number-columns-repeated="2"/>
          <table:table-cell office:value-type="float" office:value="0.108531" calcext:value-type="float">
            <text:p>0.108531</text:p>
          </table:table-cell>
          <table:table-cell table:number-columns-repeated="6"/>
        </table:table-row>
        <table:table-row table:style-name="ro1">
          <table:table-cell office:value-type="float" office:value="674.091191" calcext:value-type="float">
            <text:p>674.091191</text:p>
          </table:table-cell>
          <table:table-cell table:number-columns-repeated="2"/>
          <table:table-cell office:value-type="float" office:value="0.095651" calcext:value-type="float">
            <text:p>0.095651</text:p>
          </table:table-cell>
          <table:table-cell table:number-columns-repeated="6"/>
        </table:table-row>
        <table:table-row table:style-name="ro1">
          <table:table-cell office:value-type="float" office:value="669.633095" calcext:value-type="float">
            <text:p>669.633095</text:p>
          </table:table-cell>
          <table:table-cell table:number-columns-repeated="2"/>
          <table:table-cell office:value-type="float" office:value="0.081258" calcext:value-type="float">
            <text:p>0.081258</text:p>
          </table:table-cell>
          <table:table-cell table:number-columns-repeated="6"/>
        </table:table-row>
        <table:table-row table:style-name="ro1">
          <table:table-cell office:value-type="float" office:value="665.122298" calcext:value-type="float">
            <text:p>665.122298</text:p>
          </table:table-cell>
          <table:table-cell table:number-columns-repeated="2"/>
          <table:table-cell office:value-type="float" office:value="0.066071" calcext:value-type="float">
            <text:p>0.066071</text:p>
          </table:table-cell>
          <table:table-cell table:number-columns-repeated="6"/>
        </table:table-row>
        <table:table-row table:style-name="ro1">
          <table:table-cell office:value-type="float" office:value="661.883359" calcext:value-type="float">
            <text:p>661.883359</text:p>
          </table:table-cell>
          <table:table-cell table:number-columns-repeated="2"/>
          <table:table-cell office:value-type="float" office:value="0.0507" calcext:value-type="float">
            <text:p>0.0507</text:p>
          </table:table-cell>
          <table:table-cell table:number-columns-repeated="6"/>
        </table:table-row>
        <table:table-row table:style-name="ro1">
          <table:table-cell office:value-type="float" office:value="659.3532" calcext:value-type="float">
            <text:p>659.3532</text:p>
          </table:table-cell>
          <table:table-cell table:number-columns-repeated="2"/>
          <table:table-cell office:value-type="float" office:value="0.035912" calcext:value-type="float">
            <text:p>0.035912</text:p>
          </table:table-cell>
          <table:table-cell table:number-columns-repeated="6"/>
        </table:table-row>
        <table:table-row table:style-name="ro1">
          <table:table-cell office:value-type="float" office:value="654.272015" calcext:value-type="float">
            <text:p>654.272015</text:p>
          </table:table-cell>
          <table:table-cell table:number-columns-repeated="2"/>
          <table:table-cell office:value-type="float" office:value="0.023134" calcext:value-type="float">
            <text:p>0.023134</text:p>
          </table:table-cell>
          <table:table-cell table:number-columns-repeated="6"/>
        </table:table-row>
        <table:table-row table:style-name="ro1">
          <table:table-cell office:value-type="float" office:value="650.530807" calcext:value-type="float">
            <text:p>650.530807</text:p>
          </table:table-cell>
          <table:table-cell table:number-columns-repeated="2"/>
          <table:table-cell office:value-type="float" office:value="0.013562" calcext:value-type="float">
            <text:p>0.013562</text:p>
          </table:table-cell>
          <table:table-cell table:number-columns-repeated="6"/>
        </table:table-row>
        <table:table-row table:style-name="ro1">
          <table:table-cell office:value-type="float" office:value="646.96026" calcext:value-type="float">
            <text:p>646.96026</text:p>
          </table:table-cell>
          <table:table-cell table:number-columns-repeated="2"/>
          <table:table-cell office:value-type="float" office:value="0.007166" calcext:value-type="float">
            <text:p>0.007166</text:p>
          </table:table-cell>
          <table:table-cell table:number-columns-repeated="6"/>
        </table:table-row>
        <table:table-row table:style-name="ro1">
          <table:table-cell office:value-type="float" office:value="642.56172" calcext:value-type="float">
            <text:p>642.56172</text:p>
          </table:table-cell>
          <table:table-cell table:number-columns-repeated="2"/>
          <table:table-cell office:value-type="float" office:value="0.003214" calcext:value-type="float">
            <text:p>0.003214</text:p>
          </table:table-cell>
          <table:table-cell table:number-columns-repeated="6"/>
        </table:table-row>
        <table:table-row table:style-name="ro1">
          <table:table-cell office:value-type="float" office:value="639.370708" calcext:value-type="float">
            <text:p>639.370708</text:p>
          </table:table-cell>
          <table:table-cell table:number-columns-repeated="2"/>
          <table:table-cell office:value-type="float" office:value="0.001014" calcext:value-type="float">
            <text:p>0.001014</text:p>
          </table:table-cell>
          <table:table-cell table:number-columns-repeated="6"/>
        </table:table-row>
        <table:table-row table:style-name="ro1">
          <table:table-cell office:value-type="float" office:value="635.152027" calcext:value-type="float">
            <text:p>635.152027</text:p>
          </table:table-cell>
          <table:table-cell table:number-columns-repeated="2"/>
          <table:table-cell office:value-type="float" office:value="0.000408" calcext:value-type="float">
            <text:p>0.000408</text:p>
          </table:table-cell>
          <table:table-cell table:number-columns-repeated="6"/>
        </table:table-row>
        <table:table-row table:style-name="ro1">
          <table:table-cell office:value-type="float" office:value="632.759929" calcext:value-type="float">
            <text:p>632.759929</text:p>
          </table:table-cell>
          <table:table-cell table:number-columns-repeated="2"/>
          <table:table-cell office:value-type="float" office:value="0.001106" calcext:value-type="float">
            <text:p>0.001106</text:p>
          </table:table-cell>
          <table:table-cell table:number-columns-repeated="6"/>
        </table:table-row>
        <table:table-row table:style-name="ro1">
          <table:table-cell office:value-type="float" office:value="627.946683" calcext:value-type="float">
            <text:p>627.946683</text:p>
          </table:table-cell>
          <table:table-cell table:number-columns-repeated="2"/>
          <table:table-cell office:value-type="float" office:value="0.003074" calcext:value-type="float">
            <text:p>0.003074</text:p>
          </table:table-cell>
          <table:table-cell table:number-columns-repeated="6"/>
        </table:table-row>
        <table:table-row table:style-name="ro1">
          <table:table-cell office:value-type="float" office:value="623.672602" calcext:value-type="float">
            <text:p>623.672602</text:p>
          </table:table-cell>
          <table:table-cell table:number-columns-repeated="2"/>
          <table:table-cell office:value-type="float" office:value="0.006751" calcext:value-type="float">
            <text:p>0.006751</text:p>
          </table:table-cell>
          <table:table-cell table:number-columns-repeated="6"/>
        </table:table-row>
        <table:table-row table:style-name="ro1">
          <table:table-cell office:value-type="float" office:value="620.111347" calcext:value-type="float">
            <text:p>620.111347</text:p>
          </table:table-cell>
          <table:table-cell table:number-columns-repeated="2"/>
          <table:table-cell office:value-type="float" office:value="0.012788" calcext:value-type="float">
            <text:p>0.012788</text:p>
          </table:table-cell>
          <table:table-cell table:number-columns-repeated="6"/>
        </table:table-row>
        <table:table-row table:style-name="ro1">
          <table:table-cell office:value-type="float" office:value="616.644153" calcext:value-type="float">
            <text:p>616.644153</text:p>
          </table:table-cell>
          <table:table-cell table:number-columns-repeated="2"/>
          <table:table-cell office:value-type="float" office:value="0.021455" calcext:value-type="float">
            <text:p>0.021455</text:p>
          </table:table-cell>
          <table:table-cell table:number-columns-repeated="6"/>
        </table:table-row>
        <table:table-row table:style-name="ro1">
          <table:table-cell office:value-type="float" office:value="613.347303" calcext:value-type="float">
            <text:p>613.347303</text:p>
          </table:table-cell>
          <table:table-cell table:number-columns-repeated="2"/>
          <table:table-cell office:value-type="float" office:value="0.032727" calcext:value-type="float">
            <text:p>0.032727</text:p>
          </table:table-cell>
          <table:table-cell table:number-columns-repeated="6"/>
        </table:table-row>
        <table:table-row table:style-name="ro1">
          <table:table-cell office:value-type="float" office:value="609.150461" calcext:value-type="float">
            <text:p>609.150461</text:p>
          </table:table-cell>
          <table:table-cell table:number-columns-repeated="2"/>
          <table:table-cell office:value-type="float" office:value="0.046373" calcext:value-type="float">
            <text:p>0.046373</text:p>
          </table:table-cell>
          <table:table-cell table:number-columns-repeated="6"/>
        </table:table-row>
        <table:table-row table:style-name="ro1">
          <table:table-cell office:value-type="float" office:value="605.598246" calcext:value-type="float">
            <text:p>605.598246</text:p>
          </table:table-cell>
          <table:table-cell table:number-columns-repeated="2"/>
          <table:table-cell office:value-type="float" office:value="0.061054" calcext:value-type="float">
            <text:p>0.061054</text:p>
          </table:table-cell>
          <table:table-cell table:number-columns-repeated="6"/>
        </table:table-row>
        <table:table-row table:style-name="ro1">
          <table:table-cell office:value-type="float" office:value="602.375628" calcext:value-type="float">
            <text:p>602.375628</text:p>
          </table:table-cell>
          <table:table-cell table:number-columns-repeated="2"/>
          <table:table-cell office:value-type="float" office:value="0.075257" calcext:value-type="float">
            <text:p>0.075257</text:p>
          </table:table-cell>
          <table:table-cell table:number-columns-repeated="6"/>
        </table:table-row>
        <table:table-row table:style-name="ro1">
          <table:table-cell office:value-type="float" office:value="599.261679" calcext:value-type="float">
            <text:p>599.261679</text:p>
          </table:table-cell>
          <table:table-cell table:number-columns-repeated="2"/>
          <table:table-cell office:value-type="float" office:value="0.088582" calcext:value-type="float">
            <text:p>0.088582</text:p>
          </table:table-cell>
          <table:table-cell table:number-columns-repeated="6"/>
        </table:table-row>
        <table:table-row table:style-name="ro1">
          <table:table-cell office:value-type="float" office:value="594.800565" calcext:value-type="float">
            <text:p>594.800565</text:p>
          </table:table-cell>
          <table:table-cell table:number-columns-repeated="2"/>
          <table:table-cell office:value-type="float" office:value="0.101276" calcext:value-type="float">
            <text:p>0.101276</text:p>
          </table:table-cell>
          <table:table-cell table:number-columns-repeated="6"/>
        </table:table-row>
        <table:table-row table:style-name="ro1">
          <table:table-cell office:value-type="float" office:value="591.003328" calcext:value-type="float">
            <text:p>591.003328</text:p>
          </table:table-cell>
          <table:table-cell table:number-columns-repeated="2"/>
          <table:table-cell office:value-type="float" office:value="0.112594" calcext:value-type="float">
            <text:p>0.112594</text:p>
          </table:table-cell>
          <table:table-cell table:number-columns-repeated="6"/>
        </table:table-row>
        <table:table-row table:style-name="ro1">
          <table:table-cell office:value-type="float" office:value="587.787031" calcext:value-type="float">
            <text:p>587.787031</text:p>
          </table:table-cell>
          <table:table-cell table:number-columns-repeated="2"/>
          <table:table-cell office:value-type="float" office:value="0.122424" calcext:value-type="float">
            <text:p>0.122424</text:p>
          </table:table-cell>
          <table:table-cell table:number-columns-repeated="6"/>
        </table:table-row>
        <table:table-row table:style-name="ro1">
          <table:table-cell office:value-type="float" office:value="583.197762" calcext:value-type="float">
            <text:p>583.197762</text:p>
          </table:table-cell>
          <table:table-cell table:number-columns-repeated="2"/>
          <table:table-cell office:value-type="float" office:value="0.131115" calcext:value-type="float">
            <text:p>0.131115</text:p>
          </table:table-cell>
          <table:table-cell table:number-columns-repeated="6"/>
        </table:table-row>
        <table:table-row table:style-name="ro1">
          <table:table-cell office:value-type="float" office:value="580.328797" calcext:value-type="float">
            <text:p>580.328797</text:p>
          </table:table-cell>
          <table:table-cell table:number-columns-repeated="2"/>
          <table:table-cell office:value-type="float" office:value="0.138855" calcext:value-type="float">
            <text:p>0.138855</text:p>
          </table:table-cell>
          <table:table-cell table:number-columns-repeated="6"/>
        </table:table-row>
        <table:table-row table:style-name="ro1">
          <table:table-cell office:value-type="float" office:value="576.814285" calcext:value-type="float">
            <text:p>576.814285</text:p>
          </table:table-cell>
          <table:table-cell table:number-columns-repeated="2"/>
          <table:table-cell office:value-type="float" office:value="0.145538" calcext:value-type="float">
            <text:p>0.145538</text:p>
          </table:table-cell>
          <table:table-cell table:number-columns-repeated="6"/>
        </table:table-row>
        <table:table-row table:style-name="ro1">
          <table:table-cell office:value-type="float" office:value="573.006839" calcext:value-type="float">
            <text:p>573.006839</text:p>
          </table:table-cell>
          <table:table-cell table:number-columns-repeated="2"/>
          <table:table-cell office:value-type="float" office:value="0.150573" calcext:value-type="float">
            <text:p>0.150573</text:p>
          </table:table-cell>
          <table:table-cell table:number-columns-repeated="6"/>
        </table:table-row>
        <table:table-row table:style-name="ro1">
          <table:table-cell office:value-type="float" office:value="569.74954" calcext:value-type="float">
            <text:p>569.74954</text:p>
          </table:table-cell>
          <table:table-cell table:number-columns-repeated="2"/>
          <table:table-cell office:value-type="float" office:value="0.154819" calcext:value-type="float">
            <text:p>0.154819</text:p>
          </table:table-cell>
          <table:table-cell table:number-columns-repeated="6"/>
        </table:table-row>
        <table:table-row table:style-name="ro1">
          <table:table-cell office:value-type="float" office:value="565.289135" calcext:value-type="float">
            <text:p>565.289135</text:p>
          </table:table-cell>
          <table:table-cell table:number-columns-repeated="2"/>
          <table:table-cell office:value-type="float" office:value="0.158122" calcext:value-type="float">
            <text:p>0.158122</text:p>
          </table:table-cell>
          <table:table-cell table:number-columns-repeated="6"/>
        </table:table-row>
        <table:table-row table:style-name="ro1">
          <table:table-cell office:value-type="float" office:value="560.901502" calcext:value-type="float">
            <text:p>560.901502</text:p>
          </table:table-cell>
          <table:table-cell table:number-columns-repeated="2"/>
          <table:table-cell office:value-type="float" office:value="0.160351" calcext:value-type="float">
            <text:p>0.160351</text:p>
          </table:table-cell>
          <table:table-cell table:number-columns-repeated="6"/>
        </table:table-row>
        <table:table-row table:style-name="ro1">
          <table:table-cell office:value-type="float" office:value="557.356608" calcext:value-type="float">
            <text:p>557.356608</text:p>
          </table:table-cell>
          <table:table-cell table:number-columns-repeated="2"/>
          <table:table-cell office:value-type="float" office:value="0.161546" calcext:value-type="float">
            <text:p>0.161546</text:p>
          </table:table-cell>
          <table:table-cell table:number-columns-repeated="6"/>
        </table:table-row>
        <table:table-row table:style-name="ro1">
          <table:table-cell office:value-type="float" office:value="554.051519" calcext:value-type="float">
            <text:p>554.051519</text:p>
          </table:table-cell>
          <table:table-cell table:number-columns-repeated="2"/>
          <table:table-cell office:value-type="float" office:value="0.161556" calcext:value-type="float">
            <text:p>0.161556</text:p>
          </table:table-cell>
          <table:table-cell table:number-columns-repeated="6"/>
        </table:table-row>
        <table:table-row table:style-name="ro1">
          <table:table-cell office:value-type="float" office:value="550.88068" calcext:value-type="float">
            <text:p>550.88068</text:p>
          </table:table-cell>
          <table:table-cell table:number-columns-repeated="2"/>
          <table:table-cell office:value-type="float" office:value="0.160524" calcext:value-type="float">
            <text:p>0.160524</text:p>
          </table:table-cell>
          <table:table-cell table:number-columns-repeated="6"/>
        </table:table-row>
        <table:table-row table:style-name="ro1">
          <table:table-cell office:value-type="float" office:value="546.543749" calcext:value-type="float">
            <text:p>546.543749</text:p>
          </table:table-cell>
          <table:table-cell table:number-columns-repeated="2"/>
          <table:table-cell office:value-type="float" office:value="0.158286" calcext:value-type="float">
            <text:p>0.158286</text:p>
          </table:table-cell>
          <table:table-cell table:number-columns-repeated="6"/>
        </table:table-row>
        <table:table-row table:style-name="ro1">
          <table:table-cell office:value-type="float" office:value="542.684059" calcext:value-type="float">
            <text:p>542.684059</text:p>
          </table:table-cell>
          <table:table-cell table:number-columns-repeated="2"/>
          <table:table-cell office:value-type="float" office:value="0.154908" calcext:value-type="float">
            <text:p>0.154908</text:p>
          </table:table-cell>
          <table:table-cell table:number-columns-repeated="6"/>
        </table:table-row>
        <table:table-row table:style-name="ro1">
          <table:table-cell office:value-type="float" office:value="538.190029" calcext:value-type="float">
            <text:p>538.190029</text:p>
          </table:table-cell>
          <table:table-cell table:number-columns-repeated="2"/>
          <table:table-cell office:value-type="float" office:value="0.150085" calcext:value-type="float">
            <text:p>0.150085</text:p>
          </table:table-cell>
          <table:table-cell table:number-columns-repeated="6"/>
        </table:table-row>
        <table:table-row table:style-name="ro1">
          <table:table-cell office:value-type="float" office:value="534.880976" calcext:value-type="float">
            <text:p>534.880976</text:p>
          </table:table-cell>
          <table:table-cell table:number-columns-repeated="2"/>
          <table:table-cell office:value-type="float" office:value="0.143945" calcext:value-type="float">
            <text:p>0.143945</text:p>
          </table:table-cell>
          <table:table-cell table:number-columns-repeated="6"/>
        </table:table-row>
        <table:table-row table:style-name="ro1">
          <table:table-cell office:value-type="float" office:value="531.569054" calcext:value-type="float">
            <text:p>531.569054</text:p>
          </table:table-cell>
          <table:table-cell table:number-columns-repeated="2"/>
          <table:table-cell office:value-type="float" office:value="0.136452" calcext:value-type="float">
            <text:p>0.136452</text:p>
          </table:table-cell>
          <table:table-cell table:number-columns-repeated="6"/>
        </table:table-row>
        <table:table-row table:style-name="ro1">
          <table:table-cell office:value-type="float" office:value="527.953829" calcext:value-type="float">
            <text:p>527.953829</text:p>
          </table:table-cell>
          <table:table-cell table:number-columns-repeated="2"/>
          <table:table-cell office:value-type="float" office:value="0.127672" calcext:value-type="float">
            <text:p>0.127672</text:p>
          </table:table-cell>
          <table:table-cell table:number-columns-repeated="6"/>
        </table:table-row>
        <table:table-row table:style-name="ro1">
          <table:table-cell office:value-type="float" office:value="524.590749" calcext:value-type="float">
            <text:p>524.590749</text:p>
          </table:table-cell>
          <table:table-cell table:number-columns-repeated="2"/>
          <table:table-cell office:value-type="float" office:value="0.116959" calcext:value-type="float">
            <text:p>0.116959</text:p>
          </table:table-cell>
          <table:table-cell table:number-columns-repeated="6"/>
        </table:table-row>
        <table:table-row table:style-name="ro1">
          <table:table-cell office:value-type="float" office:value="519.883784" calcext:value-type="float">
            <text:p>519.883784</text:p>
          </table:table-cell>
          <table:table-cell table:number-columns-repeated="2"/>
          <table:table-cell office:value-type="float" office:value="0.105033" calcext:value-type="float">
            <text:p>0.105033</text:p>
          </table:table-cell>
          <table:table-cell table:number-columns-repeated="6"/>
        </table:table-row>
        <table:table-row table:style-name="ro1">
          <table:table-cell office:value-type="float" office:value="516.011481" calcext:value-type="float">
            <text:p>516.011481</text:p>
          </table:table-cell>
          <table:table-cell table:number-columns-repeated="2"/>
          <table:table-cell office:value-type="float" office:value="0.091955" calcext:value-type="float">
            <text:p>0.091955</text:p>
          </table:table-cell>
          <table:table-cell table:number-columns-repeated="6"/>
        </table:table-row>
        <table:table-row table:style-name="ro1">
          <table:table-cell office:value-type="float" office:value="512.672642" calcext:value-type="float">
            <text:p>512.672642</text:p>
          </table:table-cell>
          <table:table-cell table:number-columns-repeated="2"/>
          <table:table-cell office:value-type="float" office:value="0.077974" calcext:value-type="float">
            <text:p>0.077974</text:p>
          </table:table-cell>
          <table:table-cell table:number-columns-repeated="6"/>
        </table:table-row>
        <table:table-row table:style-name="ro1">
          <table:table-cell office:value-type="float" office:value="510.06856" calcext:value-type="float">
            <text:p>510.06856</text:p>
          </table:table-cell>
          <table:table-cell table:number-columns-repeated="2"/>
          <table:table-cell office:value-type="float" office:value="0.062984" calcext:value-type="float">
            <text:p>0.062984</text:p>
          </table:table-cell>
          <table:table-cell table:number-columns-repeated="6"/>
        </table:table-row>
        <table:table-row table:style-name="ro1">
          <table:table-cell office:value-type="float" office:value="507.155321" calcext:value-type="float">
            <text:p>507.155321</text:p>
          </table:table-cell>
          <table:table-cell table:number-columns-repeated="2"/>
          <table:table-cell office:value-type="float" office:value="0.048195" calcext:value-type="float">
            <text:p>0.048195</text:p>
          </table:table-cell>
          <table:table-cell table:number-columns-repeated="6"/>
        </table:table-row>
        <table:table-row table:style-name="ro1">
          <table:table-cell office:value-type="float" office:value="501.781158" calcext:value-type="float">
            <text:p>501.781158</text:p>
          </table:table-cell>
          <table:table-cell table:number-columns-repeated="2"/>
          <table:table-cell office:value-type="float" office:value="0.03425" calcext:value-type="float">
            <text:p>0.03425</text:p>
          </table:table-cell>
          <table:table-cell table:number-columns-repeated="6"/>
        </table:table-row>
        <table:table-row table:style-name="ro1">
          <table:table-cell office:value-type="float" office:value="498.078966" calcext:value-type="float">
            <text:p>498.078966</text:p>
          </table:table-cell>
          <table:table-cell table:number-columns-repeated="2"/>
          <table:table-cell office:value-type="float" office:value="0.022062" calcext:value-type="float">
            <text:p>0.022062</text:p>
          </table:table-cell>
          <table:table-cell table:number-columns-repeated="6"/>
        </table:table-row>
        <table:table-row table:style-name="ro1">
          <table:table-cell office:value-type="float" office:value="495.040445" calcext:value-type="float">
            <text:p>495.040445</text:p>
          </table:table-cell>
          <table:table-cell table:number-columns-repeated="2"/>
          <table:table-cell office:value-type="float" office:value="0.012628" calcext:value-type="float">
            <text:p>0.012628</text:p>
          </table:table-cell>
          <table:table-cell table:number-columns-repeated="6"/>
        </table:table-row>
        <table:table-row table:style-name="ro1">
          <table:table-cell office:value-type="float" office:value="491.042667" calcext:value-type="float">
            <text:p>491.042667</text:p>
          </table:table-cell>
          <table:table-cell table:number-columns-repeated="2"/>
          <table:table-cell office:value-type="float" office:value="0.006454" calcext:value-type="float">
            <text:p>0.006454</text:p>
          </table:table-cell>
          <table:table-cell table:number-columns-repeated="6"/>
        </table:table-row>
        <table:table-row table:style-name="ro1">
          <table:table-cell office:value-type="float" office:value="487.858912" calcext:value-type="float">
            <text:p>487.858912</text:p>
          </table:table-cell>
          <table:table-cell table:number-columns-repeated="2"/>
          <table:table-cell office:value-type="float" office:value="0.002844" calcext:value-type="float">
            <text:p>0.002844</text:p>
          </table:table-cell>
          <table:table-cell table:number-columns-repeated="6"/>
        </table:table-row>
        <table:table-row table:style-name="ro1">
          <table:table-cell office:value-type="float" office:value="484.217849" calcext:value-type="float">
            <text:p>484.217849</text:p>
          </table:table-cell>
          <table:table-cell table:number-columns-repeated="2"/>
          <table:table-cell office:value-type="float" office:value="0.000927" calcext:value-type="float">
            <text:p>0.000927</text:p>
          </table:table-cell>
          <table:table-cell table:number-columns-repeated="6"/>
        </table:table-row>
        <table:table-row table:style-name="ro1">
          <table:table-cell office:value-type="float" office:value="479.986711" calcext:value-type="float">
            <text:p>479.986711</text:p>
          </table:table-cell>
          <table:table-cell table:number-columns-repeated="2"/>
          <table:table-cell office:value-type="float" office:value="0.000412" calcext:value-type="float">
            <text:p>0.000412</text:p>
          </table:table-cell>
          <table:table-cell table:number-columns-repeated="6"/>
        </table:table-row>
        <table:table-row table:style-name="ro1">
          <table:table-cell office:value-type="float" office:value="477.107358" calcext:value-type="float">
            <text:p>477.107358</text:p>
          </table:table-cell>
          <table:table-cell table:number-columns-repeated="2"/>
          <table:table-cell office:value-type="float" office:value="0.001276" calcext:value-type="float">
            <text:p>0.001276</text:p>
          </table:table-cell>
          <table:table-cell table:number-columns-repeated="6"/>
        </table:table-row>
        <table:table-row table:style-name="ro1">
          <table:table-cell office:value-type="float" office:value="473.104646" calcext:value-type="float">
            <text:p>473.104646</text:p>
          </table:table-cell>
          <table:table-cell table:number-columns-repeated="2"/>
          <table:table-cell office:value-type="float" office:value="0.003546" calcext:value-type="float">
            <text:p>0.003546</text:p>
          </table:table-cell>
          <table:table-cell table:number-columns-repeated="6"/>
        </table:table-row>
        <table:table-row table:style-name="ro1">
          <table:table-cell office:value-type="float" office:value="468.906244" calcext:value-type="float">
            <text:p>468.906244</text:p>
          </table:table-cell>
          <table:table-cell table:number-columns-repeated="2"/>
          <table:table-cell office:value-type="float" office:value="0.00769" calcext:value-type="float">
            <text:p>0.00769</text:p>
          </table:table-cell>
          <table:table-cell table:number-columns-repeated="6"/>
        </table:table-row>
        <table:table-row table:style-name="ro1">
          <table:table-cell office:value-type="float" office:value="464.96032" calcext:value-type="float">
            <text:p>464.96032</text:p>
          </table:table-cell>
          <table:table-cell table:number-columns-repeated="2"/>
          <table:table-cell office:value-type="float" office:value="0.014768" calcext:value-type="float">
            <text:p>0.014768</text:p>
          </table:table-cell>
          <table:table-cell table:number-columns-repeated="6"/>
        </table:table-row>
        <table:table-row table:style-name="ro1">
          <table:table-cell office:value-type="float" office:value="460.269085" calcext:value-type="float">
            <text:p>460.269085</text:p>
          </table:table-cell>
          <table:table-cell table:number-columns-repeated="2"/>
          <table:table-cell office:value-type="float" office:value="0.024647" calcext:value-type="float">
            <text:p>0.024647</text:p>
          </table:table-cell>
          <table:table-cell table:number-columns-repeated="6"/>
        </table:table-row>
        <table:table-row table:style-name="ro1">
          <table:table-cell office:value-type="float" office:value="457.247275" calcext:value-type="float">
            <text:p>457.247275</text:p>
          </table:table-cell>
          <table:table-cell table:number-columns-repeated="2"/>
          <table:table-cell office:value-type="float" office:value="0.036479" calcext:value-type="float">
            <text:p>0.036479</text:p>
          </table:table-cell>
          <table:table-cell table:number-columns-repeated="6"/>
        </table:table-row>
        <table:table-row table:style-name="ro1">
          <table:table-cell office:value-type="float" office:value="453.635155" calcext:value-type="float">
            <text:p>453.635155</text:p>
          </table:table-cell>
          <table:table-cell table:number-columns-repeated="2"/>
          <table:table-cell office:value-type="float" office:value="0.049657" calcext:value-type="float">
            <text:p>0.049657</text:p>
          </table:table-cell>
          <table:table-cell table:number-columns-repeated="6"/>
        </table:table-row>
        <table:table-row table:style-name="ro1">
          <table:table-cell office:value-type="float" office:value="449.482829" calcext:value-type="float">
            <text:p>449.482829</text:p>
          </table:table-cell>
          <table:table-cell table:number-columns-repeated="2"/>
          <table:table-cell office:value-type="float" office:value="0.064152" calcext:value-type="float">
            <text:p>0.064152</text:p>
          </table:table-cell>
          <table:table-cell table:number-columns-repeated="6"/>
        </table:table-row>
        <table:table-row table:style-name="ro1">
          <table:table-cell office:value-type="float" office:value="445.655304" calcext:value-type="float">
            <text:p>445.655304</text:p>
          </table:table-cell>
          <table:table-cell table:number-columns-repeated="2"/>
          <table:table-cell office:value-type="float" office:value="0.078697" calcext:value-type="float">
            <text:p>0.078697</text:p>
          </table:table-cell>
          <table:table-cell table:number-columns-repeated="6"/>
        </table:table-row>
        <table:table-row table:style-name="ro1">
          <table:table-cell office:value-type="float" office:value="442.557712" calcext:value-type="float">
            <text:p>442.557712</text:p>
          </table:table-cell>
          <table:table-cell table:number-columns-repeated="2"/>
          <table:table-cell office:value-type="float" office:value="0.091715" calcext:value-type="float">
            <text:p>0.091715</text:p>
          </table:table-cell>
          <table:table-cell table:number-columns-repeated="6"/>
        </table:table-row>
        <table:table-row table:style-name="ro1">
          <table:table-cell office:value-type="float" office:value="439.193566" calcext:value-type="float">
            <text:p>439.193566</text:p>
          </table:table-cell>
          <table:table-cell table:number-columns-repeated="2"/>
          <table:table-cell office:value-type="float" office:value="0.103421" calcext:value-type="float">
            <text:p>0.103421</text:p>
          </table:table-cell>
          <table:table-cell table:number-columns-repeated="6"/>
        </table:table-row>
        <table:table-row table:style-name="ro1">
          <table:table-cell office:value-type="float" office:value="435.385472" calcext:value-type="float">
            <text:p>435.385472</text:p>
          </table:table-cell>
          <table:table-cell table:number-columns-repeated="2"/>
          <table:table-cell office:value-type="float" office:value="0.114409" calcext:value-type="float">
            <text:p>0.114409</text:p>
          </table:table-cell>
          <table:table-cell table:number-columns-repeated="6"/>
        </table:table-row>
        <table:table-row table:style-name="ro1">
          <table:table-cell office:value-type="float" office:value="431.632798" calcext:value-type="float">
            <text:p>431.632798</text:p>
          </table:table-cell>
          <table:table-cell table:number-columns-repeated="2"/>
          <table:table-cell office:value-type="float" office:value="0.124082" calcext:value-type="float">
            <text:p>0.124082</text:p>
          </table:table-cell>
          <table:table-cell table:number-columns-repeated="6"/>
        </table:table-row>
        <table:table-row table:style-name="ro1">
          <table:table-cell office:value-type="float" office:value="428.38703" calcext:value-type="float">
            <text:p>428.38703</text:p>
          </table:table-cell>
          <table:table-cell table:number-columns-repeated="2"/>
          <table:table-cell office:value-type="float" office:value="0.132607" calcext:value-type="float">
            <text:p>0.132607</text:p>
          </table:table-cell>
          <table:table-cell table:number-columns-repeated="6"/>
        </table:table-row>
        <table:table-row table:style-name="ro1">
          <table:table-cell office:value-type="float" office:value="424.731252" calcext:value-type="float">
            <text:p>424.731252</text:p>
          </table:table-cell>
          <table:table-cell table:number-columns-repeated="2"/>
          <table:table-cell office:value-type="float" office:value="0.139627" calcext:value-type="float">
            <text:p>0.139627</text:p>
          </table:table-cell>
          <table:table-cell table:number-columns-repeated="6"/>
        </table:table-row>
        <table:table-row table:style-name="ro1">
          <table:table-cell office:value-type="float" office:value="420.492604" calcext:value-type="float">
            <text:p>420.492604</text:p>
          </table:table-cell>
          <table:table-cell table:number-columns-repeated="2"/>
          <table:table-cell office:value-type="float" office:value="0.14596" calcext:value-type="float">
            <text:p>0.14596</text:p>
          </table:table-cell>
          <table:table-cell table:number-columns-repeated="6"/>
        </table:table-row>
        <table:table-row table:style-name="ro1">
          <table:table-cell office:value-type="float" office:value="417.043952" calcext:value-type="float">
            <text:p>417.043952</text:p>
          </table:table-cell>
          <table:table-cell table:number-columns-repeated="2"/>
          <table:table-cell office:value-type="float" office:value="0.151313" calcext:value-type="float">
            <text:p>0.151313</text:p>
          </table:table-cell>
          <table:table-cell table:number-columns-repeated="6"/>
        </table:table-row>
        <table:table-row table:style-name="ro1">
          <table:table-cell office:value-type="float" office:value="413.97145" calcext:value-type="float">
            <text:p>413.97145</text:p>
          </table:table-cell>
          <table:table-cell table:number-columns-repeated="2"/>
          <table:table-cell office:value-type="float" office:value="0.155445" calcext:value-type="float">
            <text:p>0.155445</text:p>
          </table:table-cell>
          <table:table-cell table:number-columns-repeated="6"/>
        </table:table-row>
        <table:table-row table:style-name="ro1">
          <table:table-cell office:value-type="float" office:value="409.158615" calcext:value-type="float">
            <text:p>409.158615</text:p>
          </table:table-cell>
          <table:table-cell table:number-columns-repeated="2"/>
          <table:table-cell office:value-type="float" office:value="0.158302" calcext:value-type="float">
            <text:p>0.158302</text:p>
          </table:table-cell>
          <table:table-cell table:number-columns-repeated="6"/>
        </table:table-row>
        <table:table-row table:style-name="ro1">
          <table:table-cell office:value-type="float" office:value="404.839631" calcext:value-type="float">
            <text:p>404.839631</text:p>
          </table:table-cell>
          <table:table-cell table:number-columns-repeated="2"/>
          <table:table-cell office:value-type="float" office:value="0.1602" calcext:value-type="float">
            <text:p>0.1602</text:p>
          </table:table-cell>
          <table:table-cell table:number-columns-repeated="6"/>
        </table:table-row>
        <table:table-row table:style-name="ro1">
          <table:table-cell office:value-type="float" office:value="401.549161" calcext:value-type="float">
            <text:p>401.549161</text:p>
          </table:table-cell>
          <table:table-cell table:number-columns-repeated="2"/>
          <table:table-cell office:value-type="float" office:value="0.161253" calcext:value-type="float">
            <text:p>0.161253</text:p>
          </table:table-cell>
          <table:table-cell table:number-columns-repeated="6"/>
        </table:table-row>
        <table:table-row table:style-name="ro1">
          <table:table-cell office:value-type="float" office:value="398.346245" calcext:value-type="float">
            <text:p>398.346245</text:p>
          </table:table-cell>
          <table:table-cell table:number-columns-repeated="2"/>
          <table:table-cell office:value-type="float" office:value="0.161233" calcext:value-type="float">
            <text:p>0.161233</text:p>
          </table:table-cell>
          <table:table-cell table:number-columns-repeated="6"/>
        </table:table-row>
        <table:table-row table:style-name="ro1">
          <table:table-cell office:value-type="float" office:value="395.185084" calcext:value-type="float">
            <text:p>395.185084</text:p>
          </table:table-cell>
          <table:table-cell table:number-columns-repeated="2"/>
          <table:table-cell office:value-type="float" office:value="0.16005" calcext:value-type="float">
            <text:p>0.16005</text:p>
          </table:table-cell>
          <table:table-cell table:number-columns-repeated="6"/>
        </table:table-row>
        <table:table-row table:style-name="ro1">
          <table:table-cell office:value-type="float" office:value="390.235136" calcext:value-type="float">
            <text:p>390.235136</text:p>
          </table:table-cell>
          <table:table-cell table:number-columns-repeated="2"/>
          <table:table-cell office:value-type="float" office:value="0.157552" calcext:value-type="float">
            <text:p>0.157552</text:p>
          </table:table-cell>
          <table:table-cell table:number-columns-repeated="6"/>
        </table:table-row>
        <table:table-row table:style-name="ro1">
          <table:table-cell office:value-type="float" office:value="386.615849" calcext:value-type="float">
            <text:p>386.615849</text:p>
          </table:table-cell>
          <table:table-cell table:number-columns-repeated="2"/>
          <table:table-cell office:value-type="float" office:value="0.153828" calcext:value-type="float">
            <text:p>0.153828</text:p>
          </table:table-cell>
          <table:table-cell table:number-columns-repeated="6"/>
        </table:table-row>
        <table:table-row table:style-name="ro1">
          <table:table-cell office:value-type="float" office:value="382.4827" calcext:value-type="float">
            <text:p>382.4827</text:p>
          </table:table-cell>
          <table:table-cell table:number-columns-repeated="2"/>
          <table:table-cell office:value-type="float" office:value="0.148877" calcext:value-type="float">
            <text:p>0.148877</text:p>
          </table:table-cell>
          <table:table-cell table:number-columns-repeated="6"/>
        </table:table-row>
        <table:table-row table:style-name="ro1">
          <table:table-cell office:value-type="float" office:value="378.838047" calcext:value-type="float">
            <text:p>378.838047</text:p>
          </table:table-cell>
          <table:table-cell table:number-columns-repeated="2"/>
          <table:table-cell office:value-type="float" office:value="0.142667" calcext:value-type="float">
            <text:p>0.142667</text:p>
          </table:table-cell>
          <table:table-cell table:number-columns-repeated="6"/>
        </table:table-row>
        <table:table-row table:style-name="ro1">
          <table:table-cell office:value-type="float" office:value="375.201083" calcext:value-type="float">
            <text:p>375.201083</text:p>
          </table:table-cell>
          <table:table-cell table:number-columns-repeated="2"/>
          <table:table-cell office:value-type="float" office:value="0.134565" calcext:value-type="float">
            <text:p>0.134565</text:p>
          </table:table-cell>
          <table:table-cell table:number-columns-repeated="6"/>
        </table:table-row>
        <table:table-row table:style-name="ro1">
          <table:table-cell office:value-type="float" office:value="371.909817" calcext:value-type="float">
            <text:p>371.909817</text:p>
          </table:table-cell>
          <table:table-cell table:number-columns-repeated="2"/>
          <table:table-cell office:value-type="float" office:value="0.124938" calcext:value-type="float">
            <text:p>0.124938</text:p>
          </table:table-cell>
          <table:table-cell table:number-columns-repeated="6"/>
        </table:table-row>
        <table:table-row table:style-name="ro1">
          <table:table-cell office:value-type="float" office:value="367.380878" calcext:value-type="float">
            <text:p>367.380878</text:p>
          </table:table-cell>
          <table:table-cell table:number-columns-repeated="2"/>
          <table:table-cell office:value-type="float" office:value="0.114108" calcext:value-type="float">
            <text:p>0.114108</text:p>
          </table:table-cell>
          <table:table-cell table:number-columns-repeated="6"/>
        </table:table-row>
        <table:table-row table:style-name="ro1">
          <table:table-cell office:value-type="float" office:value="363.748788" calcext:value-type="float">
            <text:p>363.748788</text:p>
          </table:table-cell>
          <table:table-cell table:number-columns-repeated="2"/>
          <table:table-cell office:value-type="float" office:value="0.101807" calcext:value-type="float">
            <text:p>0.101807</text:p>
          </table:table-cell>
          <table:table-cell table:number-columns-repeated="6"/>
        </table:table-row>
        <table:table-row table:style-name="ro1">
          <table:table-cell office:value-type="float" office:value="360.687532" calcext:value-type="float">
            <text:p>360.687532</text:p>
          </table:table-cell>
          <table:table-cell table:number-columns-repeated="2"/>
          <table:table-cell office:value-type="float" office:value="0.087597" calcext:value-type="float">
            <text:p>0.087597</text:p>
          </table:table-cell>
          <table:table-cell table:number-columns-repeated="6"/>
        </table:table-row>
        <table:table-row table:style-name="ro1">
          <table:table-cell office:value-type="float" office:value="356.222049" calcext:value-type="float">
            <text:p>356.222049</text:p>
          </table:table-cell>
          <table:table-cell table:number-columns-repeated="2"/>
          <table:table-cell office:value-type="float" office:value="0.072562" calcext:value-type="float">
            <text:p>0.072562</text:p>
          </table:table-cell>
          <table:table-cell table:number-columns-repeated="6"/>
        </table:table-row>
        <table:table-row table:style-name="ro1">
          <table:table-cell office:value-type="float" office:value="353.060903" calcext:value-type="float">
            <text:p>353.060903</text:p>
          </table:table-cell>
          <table:table-cell table:number-columns-repeated="2"/>
          <table:table-cell office:value-type="float" office:value="0.057418" calcext:value-type="float">
            <text:p>0.057418</text:p>
          </table:table-cell>
          <table:table-cell table:number-columns-repeated="6"/>
        </table:table-row>
        <table:table-row table:style-name="ro1">
          <table:table-cell office:value-type="float" office:value="349.440878" calcext:value-type="float">
            <text:p>349.440878</text:p>
          </table:table-cell>
          <table:table-cell table:number-columns-repeated="2"/>
          <table:table-cell office:value-type="float" office:value="0.042482" calcext:value-type="float">
            <text:p>0.042482</text:p>
          </table:table-cell>
          <table:table-cell table:number-columns-repeated="6"/>
        </table:table-row>
        <table:table-row table:style-name="ro1">
          <table:table-cell office:value-type="float" office:value="344.155746" calcext:value-type="float">
            <text:p>344.155746</text:p>
          </table:table-cell>
          <table:table-cell table:number-columns-repeated="2"/>
          <table:table-cell office:value-type="float" office:value="0.028754" calcext:value-type="float">
            <text:p>0.028754</text:p>
          </table:table-cell>
          <table:table-cell table:number-columns-repeated="6"/>
        </table:table-row>
        <table:table-row table:style-name="ro1">
          <table:table-cell office:value-type="float" office:value="346.1823" calcext:value-type="float">
            <text:p>346.1823</text:p>
          </table:table-cell>
          <table:table-cell table:number-columns-repeated="2"/>
          <table:table-cell office:value-type="float" office:value="0.01771" calcext:value-type="float">
            <text:p>0.01771</text:p>
          </table:table-cell>
          <table:table-cell table:number-columns-repeated="6"/>
        </table:table-row>
        <table:table-row table:style-name="ro1">
          <table:table-cell office:value-type="float" office:value="338.758858" calcext:value-type="float">
            <text:p>338.758858</text:p>
          </table:table-cell>
          <table:table-cell table:number-columns-repeated="2"/>
          <table:table-cell office:value-type="float" office:value="0.010067" calcext:value-type="float">
            <text:p>0.010067</text:p>
          </table:table-cell>
          <table:table-cell table:number-columns-repeated="6"/>
        </table:table-row>
        <table:table-row table:style-name="ro1">
          <table:table-cell office:value-type="float" office:value="335.644605" calcext:value-type="float">
            <text:p>335.644605</text:p>
          </table:table-cell>
          <table:table-cell table:number-columns-repeated="2"/>
          <table:table-cell office:value-type="float" office:value="0.005027" calcext:value-type="float">
            <text:p>0.005027</text:p>
          </table:table-cell>
          <table:table-cell table:number-columns-repeated="6"/>
        </table:table-row>
        <table:table-row table:style-name="ro1">
          <table:table-cell office:value-type="float" office:value="332.125887" calcext:value-type="float">
            <text:p>332.125887</text:p>
          </table:table-cell>
          <table:table-cell table:number-columns-repeated="2"/>
          <table:table-cell office:value-type="float" office:value="0.002049" calcext:value-type="float">
            <text:p>0.002049</text:p>
          </table:table-cell>
          <table:table-cell table:number-columns-repeated="6"/>
        </table:table-row>
        <table:table-row table:style-name="ro1">
          <table:table-cell office:value-type="float" office:value="327.370155" calcext:value-type="float">
            <text:p>327.370155</text:p>
          </table:table-cell>
          <table:table-cell table:number-columns-repeated="2"/>
          <table:table-cell office:value-type="float" office:value="0.000612" calcext:value-type="float">
            <text:p>0.000612</text:p>
          </table:table-cell>
          <table:table-cell table:number-columns-repeated="6"/>
        </table:table-row>
        <table:table-row table:style-name="ro1">
          <table:table-cell office:value-type="float" office:value="323.096408" calcext:value-type="float">
            <text:p>323.096408</text:p>
          </table:table-cell>
          <table:table-cell table:number-columns-repeated="2"/>
          <table:table-cell office:value-type="float" office:value="0.000524" calcext:value-type="float">
            <text:p>0.000524</text:p>
          </table:table-cell>
          <table:table-cell table:number-columns-repeated="6"/>
        </table:table-row>
        <table:table-row table:style-name="ro1">
          <table:table-cell office:value-type="float" office:value="319.094506" calcext:value-type="float">
            <text:p>319.094506</text:p>
          </table:table-cell>
          <table:table-cell table:number-columns-repeated="2"/>
          <table:table-cell office:value-type="float" office:value="0.001812" calcext:value-type="float">
            <text:p>0.001812</text:p>
          </table:table-cell>
          <table:table-cell table:number-columns-repeated="6"/>
        </table:table-row>
        <table:table-row table:style-name="ro1">
          <table:table-cell office:value-type="float" office:value="315.020772" calcext:value-type="float">
            <text:p>315.020772</text:p>
          </table:table-cell>
          <table:table-cell table:number-columns-repeated="2"/>
          <table:table-cell office:value-type="float" office:value="0.004677" calcext:value-type="float">
            <text:p>0.004677</text:p>
          </table:table-cell>
          <table:table-cell table:number-columns-repeated="6"/>
        </table:table-row>
        <table:table-row table:style-name="ro1">
          <table:table-cell office:value-type="float" office:value="311.251027" calcext:value-type="float">
            <text:p>311.251027</text:p>
          </table:table-cell>
          <table:table-cell table:number-columns-repeated="2"/>
          <table:table-cell office:value-type="float" office:value="0.009518" calcext:value-type="float">
            <text:p>0.009518</text:p>
          </table:table-cell>
          <table:table-cell table:number-columns-repeated="6"/>
        </table:table-row>
        <table:table-row table:style-name="ro1">
          <table:table-cell office:value-type="float" office:value="307.871959" calcext:value-type="float">
            <text:p>307.871959</text:p>
          </table:table-cell>
          <table:table-cell table:number-columns-repeated="2"/>
          <table:table-cell office:value-type="float" office:value="0.017081" calcext:value-type="float">
            <text:p>0.017081</text:p>
          </table:table-cell>
          <table:table-cell table:number-columns-repeated="6"/>
        </table:table-row>
        <table:table-row table:style-name="ro1">
          <table:table-cell office:value-type="float" office:value="304.480408" calcext:value-type="float">
            <text:p>304.480408</text:p>
          </table:table-cell>
          <table:table-cell table:number-columns-repeated="2"/>
          <table:table-cell office:value-type="float" office:value="0.027427" calcext:value-type="float">
            <text:p>0.027427</text:p>
          </table:table-cell>
          <table:table-cell table:number-columns-repeated="6"/>
        </table:table-row>
        <table:table-row table:style-name="ro1">
          <table:table-cell office:value-type="float" office:value="300.885859" calcext:value-type="float">
            <text:p>300.885859</text:p>
          </table:table-cell>
          <table:table-cell table:number-columns-repeated="2"/>
          <table:table-cell office:value-type="float" office:value="0.040439" calcext:value-type="float">
            <text:p>0.040439</text:p>
          </table:table-cell>
          <table:table-cell table:number-columns-repeated="6"/>
        </table:table-row>
        <table:table-row table:style-name="ro1">
          <table:table-cell office:value-type="float" office:value="297.104476" calcext:value-type="float">
            <text:p>297.104476</text:p>
          </table:table-cell>
          <table:table-cell table:number-columns-repeated="2"/>
          <table:table-cell office:value-type="float" office:value="0.054768" calcext:value-type="float">
            <text:p>0.054768</text:p>
          </table:table-cell>
          <table:table-cell table:number-columns-repeated="6"/>
        </table:table-row>
        <table:table-row table:style-name="ro1">
          <table:table-cell office:value-type="float" office:value="293.412924" calcext:value-type="float">
            <text:p>293.412924</text:p>
          </table:table-cell>
          <table:table-cell table:number-columns-repeated="2"/>
          <table:table-cell office:value-type="float" office:value="0.069038" calcext:value-type="float">
            <text:p>0.069038</text:p>
          </table:table-cell>
          <table:table-cell table:number-columns-repeated="6"/>
        </table:table-row>
        <table:table-row table:style-name="ro1">
          <table:table-cell office:value-type="float" office:value="287.889544" calcext:value-type="float">
            <text:p>287.889544</text:p>
          </table:table-cell>
          <table:table-cell table:number-columns-repeated="2"/>
          <table:table-cell office:value-type="float" office:value="0.083475" calcext:value-type="float">
            <text:p>0.083475</text:p>
          </table:table-cell>
          <table:table-cell table:number-columns-repeated="6"/>
        </table:table-row>
        <table:table-row table:style-name="ro1">
          <table:table-cell office:value-type="float" office:value="286.615924" calcext:value-type="float">
            <text:p>286.615924</text:p>
          </table:table-cell>
          <table:table-cell table:number-columns-repeated="2"/>
          <table:table-cell office:value-type="float" office:value="0.096644" calcext:value-type="float">
            <text:p>0.096644</text:p>
          </table:table-cell>
          <table:table-cell table:number-columns-repeated="6"/>
        </table:table-row>
        <table:table-row table:style-name="ro1">
          <table:table-cell office:value-type="float" office:value="282.238416" calcext:value-type="float">
            <text:p>282.238416</text:p>
          </table:table-cell>
          <table:table-cell table:number-columns-repeated="2"/>
          <table:table-cell office:value-type="float" office:value="0.108123" calcext:value-type="float">
            <text:p>0.108123</text:p>
          </table:table-cell>
          <table:table-cell table:number-columns-repeated="6"/>
        </table:table-row>
        <table:table-row table:style-name="ro1">
          <table:table-cell office:value-type="float" office:value="278.584575" calcext:value-type="float">
            <text:p>278.584575</text:p>
          </table:table-cell>
          <table:table-cell table:number-columns-repeated="2"/>
          <table:table-cell office:value-type="float" office:value="0.118082" calcext:value-type="float">
            <text:p>0.118082</text:p>
          </table:table-cell>
          <table:table-cell table:number-columns-repeated="6"/>
        </table:table-row>
        <table:table-row table:style-name="ro1">
          <table:table-cell office:value-type="float" office:value="275.361629" calcext:value-type="float">
            <text:p>275.361629</text:p>
          </table:table-cell>
          <table:table-cell table:number-columns-repeated="2"/>
          <table:table-cell office:value-type="float" office:value="0.127241" calcext:value-type="float">
            <text:p>0.127241</text:p>
          </table:table-cell>
          <table:table-cell table:number-columns-repeated="6"/>
        </table:table-row>
        <table:table-row table:style-name="ro1">
          <table:table-cell office:value-type="float" office:value="271.066124" calcext:value-type="float">
            <text:p>271.066124</text:p>
          </table:table-cell>
          <table:table-cell table:number-columns-repeated="2"/>
          <table:table-cell office:value-type="float" office:value="0.135362" calcext:value-type="float">
            <text:p>0.135362</text:p>
          </table:table-cell>
          <table:table-cell table:number-columns-repeated="6"/>
        </table:table-row>
        <table:table-row table:style-name="ro1">
          <table:table-cell office:value-type="float" office:value="267.903756" calcext:value-type="float">
            <text:p>267.903756</text:p>
          </table:table-cell>
          <table:table-cell table:number-columns-repeated="2"/>
          <table:table-cell office:value-type="float" office:value="0.142303" calcext:value-type="float">
            <text:p>0.142303</text:p>
          </table:table-cell>
          <table:table-cell table:number-columns-repeated="6"/>
        </table:table-row>
        <table:table-row table:style-name="ro1">
          <table:table-cell office:value-type="float" office:value="264.351285" calcext:value-type="float">
            <text:p>264.351285</text:p>
          </table:table-cell>
          <table:table-cell table:number-columns-repeated="2"/>
          <table:table-cell office:value-type="float" office:value="0.147755" calcext:value-type="float">
            <text:p>0.147755</text:p>
          </table:table-cell>
          <table:table-cell table:number-columns-repeated="6"/>
        </table:table-row>
        <table:table-row table:style-name="ro1">
          <table:table-cell office:value-type="float" office:value="259.91243" calcext:value-type="float">
            <text:p>259.91243</text:p>
          </table:table-cell>
          <table:table-cell table:number-columns-repeated="2"/>
          <table:table-cell office:value-type="float" office:value="0.152392" calcext:value-type="float">
            <text:p>0.152392</text:p>
          </table:table-cell>
          <table:table-cell table:number-columns-repeated="6"/>
        </table:table-row>
        <table:table-row table:style-name="ro1">
          <table:table-cell office:value-type="float" office:value="256.922687" calcext:value-type="float">
            <text:p>256.922687</text:p>
          </table:table-cell>
          <table:table-cell table:number-columns-repeated="2"/>
          <table:table-cell office:value-type="float" office:value="0.156087" calcext:value-type="float">
            <text:p>0.156087</text:p>
          </table:table-cell>
          <table:table-cell table:number-columns-repeated="6"/>
        </table:table-row>
        <table:table-row table:style-name="ro1">
          <table:table-cell office:value-type="float" office:value="253.5311" calcext:value-type="float">
            <text:p>253.5311</text:p>
          </table:table-cell>
          <table:table-cell table:number-columns-repeated="2"/>
          <table:table-cell office:value-type="float" office:value="0.158981" calcext:value-type="float">
            <text:p>0.158981</text:p>
          </table:table-cell>
          <table:table-cell table:number-columns-repeated="6"/>
        </table:table-row>
        <table:table-row table:style-name="ro1">
          <table:table-cell office:value-type="float" office:value="249.711146" calcext:value-type="float">
            <text:p>249.711146</text:p>
          </table:table-cell>
          <table:table-cell table:number-columns-repeated="2"/>
          <table:table-cell office:value-type="float" office:value="0.160775" calcext:value-type="float">
            <text:p>0.160775</text:p>
          </table:table-cell>
          <table:table-cell table:number-columns-repeated="6"/>
        </table:table-row>
        <table:table-row table:style-name="ro1">
          <table:table-cell office:value-type="float" office:value="245.014265" calcext:value-type="float">
            <text:p>245.014265</text:p>
          </table:table-cell>
          <table:table-cell table:number-columns-repeated="2"/>
          <table:table-cell office:value-type="float" office:value="0.161414" calcext:value-type="float">
            <text:p>0.161414</text:p>
          </table:table-cell>
          <table:table-cell table:number-columns-repeated="6"/>
        </table:table-row>
        <table:table-row table:style-name="ro1">
          <table:table-cell office:value-type="float" office:value="245.053071" calcext:value-type="float">
            <text:p>245.053071</text:p>
          </table:table-cell>
          <table:table-cell table:number-columns-repeated="2"/>
          <table:table-cell office:value-type="float" office:value="0.161352" calcext:value-type="float">
            <text:p>0.161352</text:p>
          </table:table-cell>
          <table:table-cell table:number-columns-repeated="6"/>
        </table:table-row>
        <table:table-row table:style-name="ro1">
          <table:table-cell office:value-type="float" office:value="249.353687" calcext:value-type="float">
            <text:p>249.353687</text:p>
          </table:table-cell>
          <table:table-cell table:number-columns-repeated="2"/>
          <table:table-cell office:value-type="float" office:value="0.161327" calcext:value-type="float">
            <text:p>0.161327</text:p>
          </table:table-cell>
          <table:table-cell table:number-columns-repeated="6"/>
        </table:table-row>
        <table:table-row table:style-name="ro1">
          <table:table-cell office:value-type="float" office:value="252.228341" calcext:value-type="float">
            <text:p>252.228341</text:p>
          </table:table-cell>
          <table:table-cell table:number-columns-repeated="2"/>
          <table:table-cell office:value-type="float" office:value="0.159605" calcext:value-type="float">
            <text:p>0.159605</text:p>
          </table:table-cell>
          <table:table-cell table:number-columns-repeated="6"/>
        </table:table-row>
        <table:table-row table:style-name="ro1">
          <table:table-cell office:value-type="float" office:value="255.157292" calcext:value-type="float">
            <text:p>255.157292</text:p>
          </table:table-cell>
          <table:table-cell table:number-columns-repeated="2"/>
          <table:table-cell office:value-type="float" office:value="0.157016" calcext:value-type="float">
            <text:p>0.157016</text:p>
          </table:table-cell>
          <table:table-cell table:number-columns-repeated="6"/>
        </table:table-row>
        <table:table-row table:style-name="ro1">
          <table:table-cell office:value-type="float" office:value="259.206482" calcext:value-type="float">
            <text:p>259.206482</text:p>
          </table:table-cell>
          <table:table-cell table:number-columns-repeated="2"/>
          <table:table-cell office:value-type="float" office:value="0.153331" calcext:value-type="float">
            <text:p>0.153331</text:p>
          </table:table-cell>
          <table:table-cell table:number-columns-repeated="6"/>
        </table:table-row>
        <table:table-row table:style-name="ro1">
          <table:table-cell office:value-type="float" office:value="263.554483" calcext:value-type="float">
            <text:p>263.554483</text:p>
          </table:table-cell>
          <table:table-cell table:number-columns-repeated="2"/>
          <table:table-cell office:value-type="float" office:value="0.148784" calcext:value-type="float">
            <text:p>0.148784</text:p>
          </table:table-cell>
          <table:table-cell table:number-columns-repeated="6"/>
        </table:table-row>
        <table:table-row table:style-name="ro1">
          <table:table-cell office:value-type="float" office:value="268.64725" calcext:value-type="float">
            <text:p>268.64725</text:p>
          </table:table-cell>
          <table:table-cell table:number-columns-repeated="2"/>
          <table:table-cell office:value-type="float" office:value="0.142902" calcext:value-type="float">
            <text:p>0.142902</text:p>
          </table:table-cell>
          <table:table-cell table:number-columns-repeated="6"/>
        </table:table-row>
        <table:table-row table:style-name="ro1">
          <table:table-cell office:value-type="float" office:value="270.899056" calcext:value-type="float">
            <text:p>270.899056</text:p>
          </table:table-cell>
          <table:table-cell table:number-columns-repeated="2"/>
          <table:table-cell office:value-type="float" office:value="0.136014" calcext:value-type="float">
            <text:p>0.136014</text:p>
          </table:table-cell>
          <table:table-cell table:number-columns-repeated="6"/>
        </table:table-row>
        <table:table-row table:style-name="ro1">
          <table:table-cell office:value-type="float" office:value="275.58638" calcext:value-type="float">
            <text:p>275.58638</text:p>
          </table:table-cell>
          <table:table-cell table:number-columns-repeated="2"/>
          <table:table-cell office:value-type="float" office:value="0.127914" calcext:value-type="float">
            <text:p>0.127914</text:p>
          </table:table-cell>
          <table:table-cell table:number-columns-repeated="6"/>
        </table:table-row>
        <table:table-row table:style-name="ro1">
          <table:table-cell office:value-type="float" office:value="277.816295" calcext:value-type="float">
            <text:p>277.816295</text:p>
          </table:table-cell>
          <table:table-cell table:number-columns-repeated="2"/>
          <table:table-cell office:value-type="float" office:value="0.118979" calcext:value-type="float">
            <text:p>0.118979</text:p>
          </table:table-cell>
          <table:table-cell table:number-columns-repeated="6"/>
        </table:table-row>
        <table:table-row table:style-name="ro1">
          <table:table-cell office:value-type="float" office:value="281.991666" calcext:value-type="float">
            <text:p>281.991666</text:p>
          </table:table-cell>
          <table:table-cell table:number-columns-repeated="2"/>
          <table:table-cell office:value-type="float" office:value="0.108666" calcext:value-type="float">
            <text:p>0.108666</text:p>
          </table:table-cell>
          <table:table-cell table:number-columns-repeated="6"/>
        </table:table-row>
        <table:table-row table:style-name="ro1">
          <table:table-cell office:value-type="float" office:value="286.460449" calcext:value-type="float">
            <text:p>286.460449</text:p>
          </table:table-cell>
          <table:table-cell table:number-columns-repeated="2"/>
          <table:table-cell office:value-type="float" office:value="0.097287" calcext:value-type="float">
            <text:p>0.097287</text:p>
          </table:table-cell>
          <table:table-cell table:number-columns-repeated="6"/>
        </table:table-row>
        <table:table-row table:style-name="ro1">
          <table:table-cell office:value-type="float" office:value="287.921793" calcext:value-type="float">
            <text:p>287.921793</text:p>
          </table:table-cell>
          <table:table-cell table:number-columns-repeated="2"/>
          <table:table-cell office:value-type="float" office:value="0.084391" calcext:value-type="float">
            <text:p>0.084391</text:p>
          </table:table-cell>
          <table:table-cell table:number-columns-repeated="6"/>
        </table:table-row>
        <table:table-row table:style-name="ro1">
          <table:table-cell office:value-type="float" office:value="293.294507" calcext:value-type="float">
            <text:p>293.294507</text:p>
          </table:table-cell>
          <table:table-cell table:number-columns-repeated="2"/>
          <table:table-cell office:value-type="float" office:value="0.070869" calcext:value-type="float">
            <text:p>0.070869</text:p>
          </table:table-cell>
          <table:table-cell table:number-columns-repeated="6"/>
        </table:table-row>
        <table:table-row table:style-name="ro1">
          <table:table-cell office:value-type="float" office:value="296.768865" calcext:value-type="float">
            <text:p>296.768865</text:p>
          </table:table-cell>
          <table:table-cell table:number-columns-repeated="2"/>
          <table:table-cell office:value-type="float" office:value="0.056887" calcext:value-type="float">
            <text:p>0.056887</text:p>
          </table:table-cell>
          <table:table-cell table:number-columns-repeated="6"/>
        </table:table-row>
        <table:table-row table:style-name="ro1">
          <table:table-cell office:value-type="float" office:value="298.981546" calcext:value-type="float">
            <text:p>298.981546</text:p>
          </table:table-cell>
          <table:table-cell table:number-columns-repeated="2"/>
          <table:table-cell office:value-type="float" office:value="0.042957" calcext:value-type="float">
            <text:p>0.042957</text:p>
          </table:table-cell>
          <table:table-cell table:number-columns-repeated="6"/>
        </table:table-row>
        <table:table-row table:style-name="ro1">
          <table:table-cell office:value-type="float" office:value="303.469641" calcext:value-type="float">
            <text:p>303.469641</text:p>
          </table:table-cell>
          <table:table-cell table:number-columns-repeated="2"/>
          <table:table-cell office:value-type="float" office:value="0.029679" calcext:value-type="float">
            <text:p>0.029679</text:p>
          </table:table-cell>
          <table:table-cell table:number-columns-repeated="6"/>
        </table:table-row>
        <table:table-row table:style-name="ro1">
          <table:table-cell office:value-type="float" office:value="306.733005" calcext:value-type="float">
            <text:p>306.733005</text:p>
          </table:table-cell>
          <table:table-cell table:number-columns-repeated="2"/>
          <table:table-cell office:value-type="float" office:value="0.018833" calcext:value-type="float">
            <text:p>0.018833</text:p>
          </table:table-cell>
          <table:table-cell table:number-columns-repeated="6"/>
        </table:table-row>
        <table:table-row table:style-name="ro1">
          <table:table-cell office:value-type="float" office:value="310.379975" calcext:value-type="float">
            <text:p>310.379975</text:p>
          </table:table-cell>
          <table:table-cell table:number-columns-repeated="2"/>
          <table:table-cell office:value-type="float" office:value="0.010768" calcext:value-type="float">
            <text:p>0.010768</text:p>
          </table:table-cell>
          <table:table-cell table:number-columns-repeated="6"/>
        </table:table-row>
        <table:table-row table:style-name="ro1">
          <table:table-cell office:value-type="float" office:value="313.449895" calcext:value-type="float">
            <text:p>313.449895</text:p>
          </table:table-cell>
          <table:table-cell table:number-columns-repeated="2"/>
          <table:table-cell office:value-type="float" office:value="0.005541" calcext:value-type="float">
            <text:p>0.005541</text:p>
          </table:table-cell>
          <table:table-cell table:number-columns-repeated="6"/>
        </table:table-row>
        <table:table-row table:style-name="ro1">
          <table:table-cell office:value-type="float" office:value="317.982412" calcext:value-type="float">
            <text:p>317.982412</text:p>
          </table:table-cell>
          <table:table-cell table:number-columns-repeated="2"/>
          <table:table-cell office:value-type="float" office:value="0.002309" calcext:value-type="float">
            <text:p>0.002309</text:p>
          </table:table-cell>
          <table:table-cell table:number-columns-repeated="6"/>
        </table:table-row>
        <table:table-row table:style-name="ro1">
          <table:table-cell office:value-type="float" office:value="322.413717" calcext:value-type="float">
            <text:p>322.413717</text:p>
          </table:table-cell>
          <table:table-cell table:number-columns-repeated="2"/>
          <table:table-cell office:value-type="float" office:value="0.000682" calcext:value-type="float">
            <text:p>0.000682</text:p>
          </table:table-cell>
          <table:table-cell table:number-columns-repeated="6"/>
        </table:table-row>
        <table:table-row table:style-name="ro1">
          <table:table-cell office:value-type="float" office:value="326.457894" calcext:value-type="float">
            <text:p>326.457894</text:p>
          </table:table-cell>
          <table:table-cell table:number-columns-repeated="2"/>
          <table:table-cell office:value-type="float" office:value="0.000505" calcext:value-type="float">
            <text:p>0.000505</text:p>
          </table:table-cell>
          <table:table-cell table:number-columns-repeated="6"/>
        </table:table-row>
        <table:table-row table:style-name="ro1">
          <table:table-cell office:value-type="float" office:value="330.598317" calcext:value-type="float">
            <text:p>330.598317</text:p>
          </table:table-cell>
          <table:table-cell table:number-columns-repeated="2"/>
          <table:table-cell office:value-type="float" office:value="0.001668" calcext:value-type="float">
            <text:p>0.001668</text:p>
          </table:table-cell>
          <table:table-cell table:number-columns-repeated="6"/>
        </table:table-row>
        <table:table-row table:style-name="ro1">
          <table:table-cell office:value-type="float" office:value="333.978412" calcext:value-type="float">
            <text:p>333.978412</text:p>
          </table:table-cell>
          <table:table-cell table:number-columns-repeated="2"/>
          <table:table-cell office:value-type="float" office:value="0.004362" calcext:value-type="float">
            <text:p>0.004362</text:p>
          </table:table-cell>
          <table:table-cell table:number-columns-repeated="6"/>
        </table:table-row>
        <table:table-row table:style-name="ro1">
          <table:table-cell office:value-type="float" office:value="337.931095" calcext:value-type="float">
            <text:p>337.931095</text:p>
          </table:table-cell>
          <table:table-cell table:number-columns-repeated="2"/>
          <table:table-cell office:value-type="float" office:value="0.00888" calcext:value-type="float">
            <text:p>0.00888</text:p>
          </table:table-cell>
          <table:table-cell table:number-columns-repeated="6"/>
        </table:table-row>
        <table:table-row table:style-name="ro1">
          <table:table-cell office:value-type="float" office:value="341.248204" calcext:value-type="float">
            <text:p>341.248204</text:p>
          </table:table-cell>
          <table:table-cell table:number-columns-repeated="2"/>
          <table:table-cell office:value-type="float" office:value="0.015938" calcext:value-type="float">
            <text:p>0.015938</text:p>
          </table:table-cell>
          <table:table-cell table:number-columns-repeated="6"/>
        </table:table-row>
        <table:table-row table:style-name="ro1">
          <table:table-cell office:value-type="float" office:value="344.323066" calcext:value-type="float">
            <text:p>344.323066</text:p>
          </table:table-cell>
          <table:table-cell table:number-columns-repeated="2"/>
          <table:table-cell office:value-type="float" office:value="0.026152" calcext:value-type="float">
            <text:p>0.026152</text:p>
          </table:table-cell>
          <table:table-cell table:number-columns-repeated="6"/>
        </table:table-row>
        <table:table-row table:style-name="ro1">
          <table:table-cell office:value-type="float" office:value="347.94315" calcext:value-type="float">
            <text:p>347.94315</text:p>
          </table:table-cell>
          <table:table-cell table:number-columns-repeated="2"/>
          <table:table-cell office:value-type="float" office:value="0.0393" calcext:value-type="float">
            <text:p>0.0393</text:p>
          </table:table-cell>
          <table:table-cell table:number-columns-repeated="6"/>
        </table:table-row>
        <table:table-row table:style-name="ro1">
          <table:table-cell office:value-type="float" office:value="350.840264" calcext:value-type="float">
            <text:p>350.840264</text:p>
          </table:table-cell>
          <table:table-cell table:number-columns-repeated="2"/>
          <table:table-cell office:value-type="float" office:value="0.054022" calcext:value-type="float">
            <text:p>0.054022</text:p>
          </table:table-cell>
          <table:table-cell table:number-columns-repeated="6"/>
        </table:table-row>
        <table:table-row table:style-name="ro1">
          <table:table-cell office:value-type="float" office:value="355.064377" calcext:value-type="float">
            <text:p>355.064377</text:p>
          </table:table-cell>
          <table:table-cell table:number-columns-repeated="2"/>
          <table:table-cell office:value-type="float" office:value="0.069205" calcext:value-type="float">
            <text:p>0.069205</text:p>
          </table:table-cell>
          <table:table-cell table:number-columns-repeated="6"/>
        </table:table-row>
        <table:table-row table:style-name="ro1">
          <table:table-cell office:value-type="float" office:value="358.395344" calcext:value-type="float">
            <text:p>358.395344</text:p>
          </table:table-cell>
          <table:table-cell table:number-columns-repeated="2"/>
          <table:table-cell office:value-type="float" office:value="0.084125" calcext:value-type="float">
            <text:p>0.084125</text:p>
          </table:table-cell>
          <table:table-cell table:number-columns-repeated="6"/>
        </table:table-row>
        <table:table-row table:style-name="ro1">
          <table:table-cell office:value-type="float" office:value="362.663549" calcext:value-type="float">
            <text:p>362.663549</text:p>
          </table:table-cell>
          <table:table-cell table:number-columns-repeated="2"/>
          <table:table-cell office:value-type="float" office:value="0.098348" calcext:value-type="float">
            <text:p>0.098348</text:p>
          </table:table-cell>
          <table:table-cell table:number-columns-repeated="6"/>
        </table:table-row>
        <table:table-row table:style-name="ro1">
          <table:table-cell office:value-type="float" office:value="366.290312" calcext:value-type="float">
            <text:p>366.290312</text:p>
          </table:table-cell>
          <table:table-cell table:number-columns-repeated="2"/>
          <table:table-cell office:value-type="float" office:value="0.11108" calcext:value-type="float">
            <text:p>0.11108</text:p>
          </table:table-cell>
          <table:table-cell table:number-columns-repeated="6"/>
        </table:table-row>
        <table:table-row table:style-name="ro1">
          <table:table-cell office:value-type="float" office:value="369.61327" calcext:value-type="float">
            <text:p>369.61327</text:p>
          </table:table-cell>
          <table:table-cell table:number-columns-repeated="2"/>
          <table:table-cell office:value-type="float" office:value="0.122055" calcext:value-type="float">
            <text:p>0.122055</text:p>
          </table:table-cell>
          <table:table-cell table:number-columns-repeated="6"/>
        </table:table-row>
        <table:table-row table:style-name="ro1">
          <table:table-cell office:value-type="float" office:value="374.094179" calcext:value-type="float">
            <text:p>374.094179</text:p>
          </table:table-cell>
          <table:table-cell table:number-columns-repeated="2"/>
          <table:table-cell office:value-type="float" office:value="0.131822" calcext:value-type="float">
            <text:p>0.131822</text:p>
          </table:table-cell>
          <table:table-cell table:number-columns-repeated="6"/>
        </table:table-row>
        <table:table-row table:style-name="ro1">
          <table:table-cell office:value-type="float" office:value="377.134008" calcext:value-type="float">
            <text:p>377.134008</text:p>
          </table:table-cell>
          <table:table-cell table:number-columns-repeated="2"/>
          <table:table-cell office:value-type="float" office:value="0.140323" calcext:value-type="float">
            <text:p>0.140323</text:p>
          </table:table-cell>
          <table:table-cell table:number-columns-repeated="6"/>
        </table:table-row>
        <table:table-row table:style-name="ro1">
          <table:table-cell office:value-type="float" office:value="381.170412" calcext:value-type="float">
            <text:p>381.170412</text:p>
          </table:table-cell>
          <table:table-cell table:number-columns-repeated="2"/>
          <table:table-cell office:value-type="float" office:value="0.147308" calcext:value-type="float">
            <text:p>0.147308</text:p>
          </table:table-cell>
          <table:table-cell table:number-columns-repeated="6"/>
        </table:table-row>
        <table:table-row table:style-name="ro1">
          <table:table-cell office:value-type="float" office:value="385.47653" calcext:value-type="float">
            <text:p>385.47653</text:p>
          </table:table-cell>
          <table:table-cell table:number-columns-repeated="2"/>
          <table:table-cell office:value-type="float" office:value="0.152734" calcext:value-type="float">
            <text:p>0.152734</text:p>
          </table:table-cell>
          <table:table-cell table:number-columns-repeated="6"/>
        </table:table-row>
        <table:table-row table:style-name="ro1">
          <table:table-cell office:value-type="float" office:value="388.863445" calcext:value-type="float">
            <text:p>388.863445</text:p>
          </table:table-cell>
          <table:table-cell table:number-columns-repeated="2"/>
          <table:table-cell office:value-type="float" office:value="0.156805" calcext:value-type="float">
            <text:p>0.156805</text:p>
          </table:table-cell>
          <table:table-cell table:number-columns-repeated="6"/>
        </table:table-row>
        <table:table-row table:style-name="ro1">
          <table:table-cell office:value-type="float" office:value="392.146526" calcext:value-type="float">
            <text:p>392.146526</text:p>
          </table:table-cell>
          <table:table-cell table:number-columns-repeated="2"/>
          <table:table-cell office:value-type="float" office:value="0.159958" calcext:value-type="float">
            <text:p>0.159958</text:p>
          </table:table-cell>
          <table:table-cell table:number-columns-repeated="6"/>
        </table:table-row>
        <table:table-row table:style-name="ro1">
          <table:table-cell office:value-type="float" office:value="397.425011" calcext:value-type="float">
            <text:p>397.425011</text:p>
          </table:table-cell>
          <table:table-cell table:number-columns-repeated="2"/>
          <table:table-cell office:value-type="float" office:value="0.1617" calcext:value-type="float">
            <text:p>0.1617</text:p>
          </table:table-cell>
          <table:table-cell table:number-columns-repeated="6"/>
        </table:table-row>
        <table:table-row table:style-name="ro1">
          <table:table-cell office:value-type="float" office:value="400.388228" calcext:value-type="float">
            <text:p>400.388228</text:p>
          </table:table-cell>
          <table:table-cell table:number-columns-repeated="2"/>
          <table:table-cell office:value-type="float" office:value="0.162115" calcext:value-type="float">
            <text:p>0.162115</text:p>
          </table:table-cell>
          <table:table-cell table:number-columns-repeated="6"/>
        </table:table-row>
        <table:table-row table:style-name="ro1">
          <table:table-cell office:value-type="float" office:value="403.795334" calcext:value-type="float">
            <text:p>403.795334</text:p>
          </table:table-cell>
          <table:table-cell table:number-columns-repeated="2"/>
          <table:table-cell office:value-type="float" office:value="0.161596" calcext:value-type="float">
            <text:p>0.161596</text:p>
          </table:table-cell>
          <table:table-cell table:number-columns-repeated="6"/>
        </table:table-row>
        <table:table-row table:style-name="ro1">
          <table:table-cell office:value-type="float" office:value="407.412066" calcext:value-type="float">
            <text:p>407.412066</text:p>
          </table:table-cell>
          <table:table-cell table:number-columns-repeated="2"/>
          <table:table-cell office:value-type="float" office:value="0.160381" calcext:value-type="float">
            <text:p>0.160381</text:p>
          </table:table-cell>
          <table:table-cell table:number-columns-repeated="6"/>
        </table:table-row>
        <table:table-row table:style-name="ro1">
          <table:table-cell office:value-type="float" office:value="411.368768" calcext:value-type="float">
            <text:p>411.368768</text:p>
          </table:table-cell>
          <table:table-cell table:number-columns-repeated="2"/>
          <table:table-cell office:value-type="float" office:value="0.15764" calcext:value-type="float">
            <text:p>0.15764</text:p>
          </table:table-cell>
          <table:table-cell table:number-columns-repeated="6"/>
        </table:table-row>
        <table:table-row table:style-name="ro1">
          <table:table-cell office:value-type="float" office:value="415.465693" calcext:value-type="float">
            <text:p>415.465693</text:p>
          </table:table-cell>
          <table:table-cell table:number-columns-repeated="2"/>
          <table:table-cell office:value-type="float" office:value="0.153837" calcext:value-type="float">
            <text:p>0.153837</text:p>
          </table:table-cell>
          <table:table-cell table:number-columns-repeated="6"/>
        </table:table-row>
        <table:table-row table:style-name="ro1">
          <table:table-cell office:value-type="float" office:value="419.263149" calcext:value-type="float">
            <text:p>419.263149</text:p>
          </table:table-cell>
          <table:table-cell table:number-columns-repeated="2"/>
          <table:table-cell office:value-type="float" office:value="0.1493" calcext:value-type="float">
            <text:p>0.1493</text:p>
          </table:table-cell>
          <table:table-cell table:number-columns-repeated="6"/>
        </table:table-row>
        <table:table-row table:style-name="ro1">
          <table:table-cell office:value-type="float" office:value="423.536385" calcext:value-type="float">
            <text:p>423.536385</text:p>
          </table:table-cell>
          <table:table-cell table:number-columns-repeated="2"/>
          <table:table-cell office:value-type="float" office:value="0.143336" calcext:value-type="float">
            <text:p>0.143336</text:p>
          </table:table-cell>
          <table:table-cell table:number-columns-repeated="6"/>
        </table:table-row>
        <table:table-row table:style-name="ro1">
          <table:table-cell office:value-type="float" office:value="427.199348" calcext:value-type="float">
            <text:p>427.199348</text:p>
          </table:table-cell>
          <table:table-cell table:number-columns-repeated="2"/>
          <table:table-cell office:value-type="float" office:value="0.136221" calcext:value-type="float">
            <text:p>0.136221</text:p>
          </table:table-cell>
          <table:table-cell table:number-columns-repeated="6"/>
        </table:table-row>
        <table:table-row table:style-name="ro1">
          <table:table-cell office:value-type="float" office:value="430.470467" calcext:value-type="float">
            <text:p>430.470467</text:p>
          </table:table-cell>
          <table:table-cell table:number-columns-repeated="2"/>
          <table:table-cell office:value-type="float" office:value="0.127794" calcext:value-type="float">
            <text:p>0.127794</text:p>
          </table:table-cell>
          <table:table-cell table:number-columns-repeated="6"/>
        </table:table-row>
        <table:table-row table:style-name="ro1">
          <table:table-cell office:value-type="float" office:value="434.838475" calcext:value-type="float">
            <text:p>434.838475</text:p>
          </table:table-cell>
          <table:table-cell table:number-columns-repeated="2"/>
          <table:table-cell office:value-type="float" office:value="0.118457" calcext:value-type="float">
            <text:p>0.118457</text:p>
          </table:table-cell>
          <table:table-cell table:number-columns-repeated="6"/>
        </table:table-row>
        <table:table-row table:style-name="ro1">
          <table:table-cell office:value-type="float" office:value="437.717605" calcext:value-type="float">
            <text:p>437.717605</text:p>
          </table:table-cell>
          <table:table-cell table:number-columns-repeated="2"/>
          <table:table-cell office:value-type="float" office:value="0.108071" calcext:value-type="float">
            <text:p>0.108071</text:p>
          </table:table-cell>
          <table:table-cell table:number-columns-repeated="6"/>
        </table:table-row>
        <table:table-row table:style-name="ro1">
          <table:table-cell office:value-type="float" office:value="441.008335" calcext:value-type="float">
            <text:p>441.008335</text:p>
          </table:table-cell>
          <table:table-cell table:number-columns-repeated="2"/>
          <table:table-cell office:value-type="float" office:value="0.096155" calcext:value-type="float">
            <text:p>0.096155</text:p>
          </table:table-cell>
          <table:table-cell table:number-columns-repeated="6"/>
        </table:table-row>
        <table:table-row table:style-name="ro1">
          <table:table-cell office:value-type="float" office:value="444.796688" calcext:value-type="float">
            <text:p>444.796688</text:p>
          </table:table-cell>
          <table:table-cell table:number-columns-repeated="2"/>
          <table:table-cell office:value-type="float" office:value="0.083134" calcext:value-type="float">
            <text:p>0.083134</text:p>
          </table:table-cell>
          <table:table-cell table:number-columns-repeated="6"/>
        </table:table-row>
        <table:table-row table:style-name="ro1">
          <table:table-cell office:value-type="float" office:value="448.404906" calcext:value-type="float">
            <text:p>448.404906</text:p>
          </table:table-cell>
          <table:table-cell table:number-columns-repeated="2"/>
          <table:table-cell office:value-type="float" office:value="0.069243" calcext:value-type="float">
            <text:p>0.069243</text:p>
          </table:table-cell>
          <table:table-cell table:number-columns-repeated="6"/>
        </table:table-row>
        <table:table-row table:style-name="ro1">
          <table:table-cell office:value-type="float" office:value="451.732913" calcext:value-type="float">
            <text:p>451.732913</text:p>
          </table:table-cell>
          <table:table-cell table:number-columns-repeated="2"/>
          <table:table-cell office:value-type="float" office:value="0.054749" calcext:value-type="float">
            <text:p>0.054749</text:p>
          </table:table-cell>
          <table:table-cell table:number-columns-repeated="6"/>
        </table:table-row>
        <table:table-row table:style-name="ro1">
          <table:table-cell office:value-type="float" office:value="456.20904" calcext:value-type="float">
            <text:p>456.20904</text:p>
          </table:table-cell>
          <table:table-cell table:number-columns-repeated="2"/>
          <table:table-cell office:value-type="float" office:value="0.040378" calcext:value-type="float">
            <text:p>0.040378</text:p>
          </table:table-cell>
          <table:table-cell table:number-columns-repeated="6"/>
        </table:table-row>
        <table:table-row table:style-name="ro1">
          <table:table-cell office:value-type="float" office:value="459.477984" calcext:value-type="float">
            <text:p>459.477984</text:p>
          </table:table-cell>
          <table:table-cell table:number-columns-repeated="2"/>
          <table:table-cell office:value-type="float" office:value="0.02765" calcext:value-type="float">
            <text:p>0.02765</text:p>
          </table:table-cell>
          <table:table-cell table:number-columns-repeated="6"/>
        </table:table-row>
        <table:table-row table:style-name="ro1">
          <table:table-cell office:value-type="float" office:value="462.964383" calcext:value-type="float">
            <text:p>462.964383</text:p>
          </table:table-cell>
          <table:table-cell table:number-columns-repeated="2"/>
          <table:table-cell office:value-type="float" office:value="0.017234" calcext:value-type="float">
            <text:p>0.017234</text:p>
          </table:table-cell>
          <table:table-cell table:number-columns-repeated="6"/>
        </table:table-row>
        <table:table-row table:style-name="ro1">
          <table:table-cell office:value-type="float" office:value="467.191748" calcext:value-type="float">
            <text:p>467.191748</text:p>
          </table:table-cell>
          <table:table-cell table:number-columns-repeated="2"/>
          <table:table-cell office:value-type="float" office:value="0.009721" calcext:value-type="float">
            <text:p>0.009721</text:p>
          </table:table-cell>
          <table:table-cell table:number-columns-repeated="6"/>
        </table:table-row>
        <table:table-row table:style-name="ro1">
          <table:table-cell office:value-type="float" office:value="471.792667" calcext:value-type="float">
            <text:p>471.792667</text:p>
          </table:table-cell>
          <table:table-cell table:number-columns-repeated="2"/>
          <table:table-cell office:value-type="float" office:value="0.004854" calcext:value-type="float">
            <text:p>0.004854</text:p>
          </table:table-cell>
          <table:table-cell table:number-columns-repeated="6"/>
        </table:table-row>
        <table:table-row table:style-name="ro1">
          <table:table-cell office:value-type="float" office:value="475.21007" calcext:value-type="float">
            <text:p>475.21007</text:p>
          </table:table-cell>
          <table:table-cell table:number-columns-repeated="2"/>
          <table:table-cell office:value-type="float" office:value="0.002003" calcext:value-type="float">
            <text:p>0.002003</text:p>
          </table:table-cell>
          <table:table-cell table:number-columns-repeated="6"/>
        </table:table-row>
        <table:table-row table:style-name="ro1">
          <table:table-cell office:value-type="float" office:value="478.333026" calcext:value-type="float">
            <text:p>478.333026</text:p>
          </table:table-cell>
          <table:table-cell table:number-columns-repeated="2"/>
          <table:table-cell office:value-type="float" office:value="0.000598" calcext:value-type="float">
            <text:p>0.000598</text:p>
          </table:table-cell>
          <table:table-cell table:number-columns-repeated="6"/>
        </table:table-row>
        <table:table-row table:style-name="ro1">
          <table:table-cell office:value-type="float" office:value="482.467166" calcext:value-type="float">
            <text:p>482.467166</text:p>
          </table:table-cell>
          <table:table-cell table:number-columns-repeated="2"/>
          <table:table-cell office:value-type="float" office:value="0.000566" calcext:value-type="float">
            <text:p>0.000566</text:p>
          </table:table-cell>
          <table:table-cell table:number-columns-repeated="6"/>
        </table:table-row>
        <table:table-row table:style-name="ro1">
          <table:table-cell office:value-type="float" office:value="485.740075" calcext:value-type="float">
            <text:p>485.740075</text:p>
          </table:table-cell>
          <table:table-cell table:number-columns-repeated="2"/>
          <table:table-cell office:value-type="float" office:value="0.00193" calcext:value-type="float">
            <text:p>0.00193</text:p>
          </table:table-cell>
          <table:table-cell table:number-columns-repeated="6"/>
        </table:table-row>
        <table:table-row table:style-name="ro1">
          <table:table-cell office:value-type="float" office:value="489.36756" calcext:value-type="float">
            <text:p>489.36756</text:p>
          </table:table-cell>
          <table:table-cell table:number-columns-repeated="2"/>
          <table:table-cell office:value-type="float" office:value="0.004817" calcext:value-type="float">
            <text:p>0.004817</text:p>
          </table:table-cell>
          <table:table-cell table:number-columns-repeated="6"/>
        </table:table-row>
        <table:table-row table:style-name="ro1">
          <table:table-cell office:value-type="float" office:value="493.292776" calcext:value-type="float">
            <text:p>493.292776</text:p>
          </table:table-cell>
          <table:table-cell table:number-columns-repeated="2"/>
          <table:table-cell office:value-type="float" office:value="0.009824" calcext:value-type="float">
            <text:p>0.009824</text:p>
          </table:table-cell>
          <table:table-cell table:number-columns-repeated="6"/>
        </table:table-row>
        <table:table-row table:style-name="ro1">
          <table:table-cell office:value-type="float" office:value="496.800812" calcext:value-type="float">
            <text:p>496.800812</text:p>
          </table:table-cell>
          <table:table-cell table:number-columns-repeated="2"/>
          <table:table-cell office:value-type="float" office:value="0.017603" calcext:value-type="float">
            <text:p>0.017603</text:p>
          </table:table-cell>
          <table:table-cell table:number-columns-repeated="6"/>
        </table:table-row>
        <table:table-row table:style-name="ro1">
          <table:table-cell office:value-type="float" office:value="500.227808" calcext:value-type="float">
            <text:p>500.227808</text:p>
          </table:table-cell>
          <table:table-cell table:number-columns-repeated="2"/>
          <table:table-cell office:value-type="float" office:value="0.02877" calcext:value-type="float">
            <text:p>0.02877</text:p>
          </table:table-cell>
          <table:table-cell table:number-columns-repeated="6"/>
        </table:table-row>
        <table:table-row table:style-name="ro1">
          <table:table-cell office:value-type="float" office:value="503.542258" calcext:value-type="float">
            <text:p>503.542258</text:p>
          </table:table-cell>
          <table:table-cell table:number-columns-repeated="2"/>
          <table:table-cell office:value-type="float" office:value="0.042112" calcext:value-type="float">
            <text:p>0.042112</text:p>
          </table:table-cell>
          <table:table-cell table:number-columns-repeated="6"/>
        </table:table-row>
        <table:table-row table:style-name="ro1">
          <table:table-cell office:value-type="float" office:value="507.030923" calcext:value-type="float">
            <text:p>507.030923</text:p>
          </table:table-cell>
          <table:table-cell table:number-columns-repeated="2"/>
          <table:table-cell office:value-type="float" office:value="0.056787" calcext:value-type="float">
            <text:p>0.056787</text:p>
          </table:table-cell>
          <table:table-cell table:number-columns-repeated="6"/>
        </table:table-row>
        <table:table-row table:style-name="ro1">
          <table:table-cell office:value-type="float" office:value="511.213278" calcext:value-type="float">
            <text:p>511.213278</text:p>
          </table:table-cell>
          <table:table-cell table:number-columns-repeated="2"/>
          <table:table-cell office:value-type="float" office:value="0.071678" calcext:value-type="float">
            <text:p>0.071678</text:p>
          </table:table-cell>
          <table:table-cell table:number-columns-repeated="6"/>
        </table:table-row>
        <table:table-row table:style-name="ro1">
          <table:table-cell office:value-type="float" office:value="514.593838" calcext:value-type="float">
            <text:p>514.593838</text:p>
          </table:table-cell>
          <table:table-cell table:number-columns-repeated="2"/>
          <table:table-cell office:value-type="float" office:value="0.086369" calcext:value-type="float">
            <text:p>0.086369</text:p>
          </table:table-cell>
          <table:table-cell table:number-columns-repeated="6"/>
        </table:table-row>
        <table:table-row table:style-name="ro1">
          <table:table-cell office:value-type="float" office:value="518.949983" calcext:value-type="float">
            <text:p>518.949983</text:p>
          </table:table-cell>
          <table:table-cell table:number-columns-repeated="2"/>
          <table:table-cell office:value-type="float" office:value="0.099937" calcext:value-type="float">
            <text:p>0.099937</text:p>
          </table:table-cell>
          <table:table-cell table:number-columns-repeated="6"/>
        </table:table-row>
        <table:table-row table:style-name="ro1">
          <table:table-cell office:value-type="float" office:value="522.316514" calcext:value-type="float">
            <text:p>522.316514</text:p>
          </table:table-cell>
          <table:table-cell table:number-columns-repeated="2"/>
          <table:table-cell office:value-type="float" office:value="0.112294" calcext:value-type="float">
            <text:p>0.112294</text:p>
          </table:table-cell>
          <table:table-cell table:number-columns-repeated="6"/>
        </table:table-row>
        <table:table-row table:style-name="ro1">
          <table:table-cell office:value-type="float" office:value="525.780231" calcext:value-type="float">
            <text:p>525.780231</text:p>
          </table:table-cell>
          <table:table-cell table:number-columns-repeated="2"/>
          <table:table-cell office:value-type="float" office:value="0.123632" calcext:value-type="float">
            <text:p>0.123632</text:p>
          </table:table-cell>
          <table:table-cell table:number-columns-repeated="6"/>
        </table:table-row>
        <table:table-row table:style-name="ro1">
          <table:table-cell office:value-type="float" office:value="529.726348" calcext:value-type="float">
            <text:p>529.726348</text:p>
          </table:table-cell>
          <table:table-cell table:number-columns-repeated="2"/>
          <table:table-cell office:value-type="float" office:value="0.133518" calcext:value-type="float">
            <text:p>0.133518</text:p>
          </table:table-cell>
          <table:table-cell table:number-columns-repeated="6"/>
        </table:table-row>
        <table:table-row table:style-name="ro1">
          <table:table-cell office:value-type="float" office:value="533.542972" calcext:value-type="float">
            <text:p>533.542972</text:p>
          </table:table-cell>
          <table:table-cell table:number-columns-repeated="2"/>
          <table:table-cell office:value-type="float" office:value="0.141498" calcext:value-type="float">
            <text:p>0.141498</text:p>
          </table:table-cell>
          <table:table-cell table:number-columns-repeated="6"/>
        </table:table-row>
        <table:table-row table:style-name="ro1">
          <table:table-cell office:value-type="float" office:value="537.146152" calcext:value-type="float">
            <text:p>537.146152</text:p>
          </table:table-cell>
          <table:table-cell table:number-columns-repeated="2"/>
          <table:table-cell office:value-type="float" office:value="0.148115" calcext:value-type="float">
            <text:p>0.148115</text:p>
          </table:table-cell>
          <table:table-cell table:number-columns-repeated="6"/>
        </table:table-row>
        <table:table-row table:style-name="ro1">
          <table:table-cell office:value-type="float" office:value="540.622223" calcext:value-type="float">
            <text:p>540.622223</text:p>
          </table:table-cell>
          <table:table-cell table:number-columns-repeated="2"/>
          <table:table-cell office:value-type="float" office:value="0.153729" calcext:value-type="float">
            <text:p>0.153729</text:p>
          </table:table-cell>
          <table:table-cell table:number-columns-repeated="6"/>
        </table:table-row>
        <table:table-row table:style-name="ro1">
          <table:table-cell office:value-type="float" office:value="544.950624" calcext:value-type="float">
            <text:p>544.950624</text:p>
          </table:table-cell>
          <table:table-cell table:number-columns-repeated="2"/>
          <table:table-cell office:value-type="float" office:value="0.157811" calcext:value-type="float">
            <text:p>0.157811</text:p>
          </table:table-cell>
          <table:table-cell table:number-columns-repeated="6"/>
        </table:table-row>
        <table:table-row table:style-name="ro1">
          <table:table-cell office:value-type="float" office:value="548.732202" calcext:value-type="float">
            <text:p>548.732202</text:p>
          </table:table-cell>
          <table:table-cell table:number-columns-repeated="2"/>
          <table:table-cell office:value-type="float" office:value="0.160287" calcext:value-type="float">
            <text:p>0.160287</text:p>
          </table:table-cell>
          <table:table-cell table:number-columns-repeated="6"/>
        </table:table-row>
        <table:table-row table:style-name="ro1">
          <table:table-cell office:value-type="float" office:value="552.046272" calcext:value-type="float">
            <text:p>552.046272</text:p>
          </table:table-cell>
          <table:table-cell table:number-columns-repeated="2"/>
          <table:table-cell office:value-type="float" office:value="0.161784" calcext:value-type="float">
            <text:p>0.161784</text:p>
          </table:table-cell>
          <table:table-cell table:number-columns-repeated="6"/>
        </table:table-row>
        <table:table-row table:style-name="ro1">
          <table:table-cell office:value-type="float" office:value="557.171862" calcext:value-type="float">
            <text:p>557.171862</text:p>
          </table:table-cell>
          <table:table-cell table:number-columns-repeated="2"/>
          <table:table-cell office:value-type="float" office:value="0.162501" calcext:value-type="float">
            <text:p>0.162501</text:p>
          </table:table-cell>
          <table:table-cell table:number-columns-repeated="6"/>
        </table:table-row>
        <table:table-row table:style-name="ro1">
          <table:table-cell office:value-type="float" office:value="560.080302" calcext:value-type="float">
            <text:p>560.080302</text:p>
          </table:table-cell>
          <table:table-cell table:number-columns-repeated="2"/>
          <table:table-cell office:value-type="float" office:value="0.162003" calcext:value-type="float">
            <text:p>0.162003</text:p>
          </table:table-cell>
          <table:table-cell table:number-columns-repeated="6"/>
        </table:table-row>
        <table:table-row table:style-name="ro1">
          <table:table-cell office:value-type="float" office:value="563.384563" calcext:value-type="float">
            <text:p>563.384563</text:p>
          </table:table-cell>
          <table:table-cell table:number-columns-repeated="2"/>
          <table:table-cell office:value-type="float" office:value="0.160077" calcext:value-type="float">
            <text:p>0.160077</text:p>
          </table:table-cell>
          <table:table-cell table:number-columns-repeated="6"/>
        </table:table-row>
        <table:table-row table:style-name="ro1">
          <table:table-cell office:value-type="float" office:value="566.842888" calcext:value-type="float">
            <text:p>566.842888</text:p>
          </table:table-cell>
          <table:table-cell table:number-columns-repeated="2"/>
          <table:table-cell office:value-type="float" office:value="0.157347" calcext:value-type="float">
            <text:p>0.157347</text:p>
          </table:table-cell>
          <table:table-cell table:number-columns-repeated="6"/>
        </table:table-row>
        <table:table-row table:style-name="ro1">
          <table:table-cell office:value-type="float" office:value="570.984084" calcext:value-type="float">
            <text:p>570.984084</text:p>
          </table:table-cell>
          <table:table-cell table:number-columns-repeated="2"/>
          <table:table-cell office:value-type="float" office:value="0.153859" calcext:value-type="float">
            <text:p>0.153859</text:p>
          </table:table-cell>
          <table:table-cell table:number-columns-repeated="6"/>
        </table:table-row>
        <table:table-row table:style-name="ro1">
          <table:table-cell office:value-type="float" office:value="574.211705" calcext:value-type="float">
            <text:p>574.211705</text:p>
          </table:table-cell>
          <table:table-cell table:number-columns-repeated="2"/>
          <table:table-cell office:value-type="float" office:value="0.149232" calcext:value-type="float">
            <text:p>0.149232</text:p>
          </table:table-cell>
          <table:table-cell table:number-columns-repeated="6"/>
        </table:table-row>
        <table:table-row table:style-name="ro1">
          <table:table-cell office:value-type="float" office:value="578.503591" calcext:value-type="float">
            <text:p>578.503591</text:p>
          </table:table-cell>
          <table:table-cell table:number-columns-repeated="2"/>
          <table:table-cell office:value-type="float" office:value="0.143171" calcext:value-type="float">
            <text:p>0.143171</text:p>
          </table:table-cell>
          <table:table-cell table:number-columns-repeated="6"/>
        </table:table-row>
        <table:table-row table:style-name="ro1">
          <table:table-cell office:value-type="float" office:value="581.954798" calcext:value-type="float">
            <text:p>581.954798</text:p>
          </table:table-cell>
          <table:table-cell table:number-columns-repeated="2"/>
          <table:table-cell office:value-type="float" office:value="0.136261" calcext:value-type="float">
            <text:p>0.136261</text:p>
          </table:table-cell>
          <table:table-cell table:number-columns-repeated="6"/>
        </table:table-row>
        <table:table-row table:style-name="ro1">
          <table:table-cell office:value-type="float" office:value="586.304909" calcext:value-type="float">
            <text:p>586.304909</text:p>
          </table:table-cell>
          <table:table-cell table:number-columns-repeated="2"/>
          <table:table-cell office:value-type="float" office:value="0.12826" calcext:value-type="float">
            <text:p>0.12826</text:p>
          </table:table-cell>
          <table:table-cell table:number-columns-repeated="6"/>
        </table:table-row>
        <table:table-row table:style-name="ro1">
          <table:table-cell office:value-type="float" office:value="588.970008" calcext:value-type="float">
            <text:p>588.970008</text:p>
          </table:table-cell>
          <table:table-cell table:number-columns-repeated="2"/>
          <table:table-cell office:value-type="float" office:value="0.118539" calcext:value-type="float">
            <text:p>0.118539</text:p>
          </table:table-cell>
          <table:table-cell table:number-columns-repeated="6"/>
        </table:table-row>
        <table:table-row table:style-name="ro1">
          <table:table-cell office:value-type="float" office:value="593.291311" calcext:value-type="float">
            <text:p>593.291311</text:p>
          </table:table-cell>
          <table:table-cell table:number-columns-repeated="2"/>
          <table:table-cell office:value-type="float" office:value="0.107785" calcext:value-type="float">
            <text:p>0.107785</text:p>
          </table:table-cell>
          <table:table-cell table:number-columns-repeated="6"/>
        </table:table-row>
        <table:table-row table:style-name="ro1">
          <table:table-cell office:value-type="float" office:value="596.652654" calcext:value-type="float">
            <text:p>596.652654</text:p>
          </table:table-cell>
          <table:table-cell table:number-columns-repeated="2"/>
          <table:table-cell office:value-type="float" office:value="0.095727" calcext:value-type="float">
            <text:p>0.095727</text:p>
          </table:table-cell>
          <table:table-cell table:number-columns-repeated="6"/>
        </table:table-row>
        <table:table-row table:style-name="ro1">
          <table:table-cell office:value-type="float" office:value="601.262488" calcext:value-type="float">
            <text:p>601.262488</text:p>
          </table:table-cell>
          <table:table-cell table:number-columns-repeated="2"/>
          <table:table-cell office:value-type="float" office:value="0.082278" calcext:value-type="float">
            <text:p>0.082278</text:p>
          </table:table-cell>
          <table:table-cell table:number-columns-repeated="6"/>
        </table:table-row>
        <table:table-row table:style-name="ro1">
          <table:table-cell office:value-type="float" office:value="604.426329" calcext:value-type="float">
            <text:p>604.426329</text:p>
          </table:table-cell>
          <table:table-cell table:number-columns-repeated="2"/>
          <table:table-cell office:value-type="float" office:value="0.067644" calcext:value-type="float">
            <text:p>0.067644</text:p>
          </table:table-cell>
          <table:table-cell table:number-columns-repeated="6"/>
        </table:table-row>
        <table:table-row table:style-name="ro1">
          <table:table-cell office:value-type="float" office:value="608.769751" calcext:value-type="float">
            <text:p>608.769751</text:p>
          </table:table-cell>
          <table:table-cell table:number-columns-repeated="2"/>
          <table:table-cell office:value-type="float" office:value="0.052741" calcext:value-type="float">
            <text:p>0.052741</text:p>
          </table:table-cell>
          <table:table-cell table:number-columns-repeated="6"/>
        </table:table-row>
        <table:table-row table:style-name="ro1">
          <table:table-cell office:value-type="float" office:value="612.190616" calcext:value-type="float">
            <text:p>612.190616</text:p>
          </table:table-cell>
          <table:table-cell table:number-columns-repeated="2"/>
          <table:table-cell office:value-type="float" office:value="0.038524" calcext:value-type="float">
            <text:p>0.038524</text:p>
          </table:table-cell>
          <table:table-cell table:number-columns-repeated="6"/>
        </table:table-row>
        <table:table-row table:style-name="ro1">
          <table:table-cell office:value-type="float" office:value="616.678107" calcext:value-type="float">
            <text:p>616.678107</text:p>
          </table:table-cell>
          <table:table-cell table:number-columns-repeated="2"/>
          <table:table-cell office:value-type="float" office:value="0.025661" calcext:value-type="float">
            <text:p>0.025661</text:p>
          </table:table-cell>
          <table:table-cell table:number-columns-repeated="6"/>
        </table:table-row>
        <table:table-row table:style-name="ro1">
          <table:table-cell office:value-type="float" office:value="620.048677" calcext:value-type="float">
            <text:p>620.048677</text:p>
          </table:table-cell>
          <table:table-cell table:number-columns-repeated="2"/>
          <table:table-cell office:value-type="float" office:value="0.015443" calcext:value-type="float">
            <text:p>0.015443</text:p>
          </table:table-cell>
          <table:table-cell table:number-columns-repeated="6"/>
        </table:table-row>
        <table:table-row table:style-name="ro1">
          <table:table-cell office:value-type="float" office:value="622.776609" calcext:value-type="float">
            <text:p>622.776609</text:p>
          </table:table-cell>
          <table:table-cell table:number-columns-repeated="2"/>
          <table:table-cell office:value-type="float" office:value="0.008512" calcext:value-type="float">
            <text:p>0.008512</text:p>
          </table:table-cell>
          <table:table-cell table:number-columns-repeated="6"/>
        </table:table-row>
        <table:table-row table:style-name="ro1">
          <table:table-cell office:value-type="float" office:value="627.983024" calcext:value-type="float">
            <text:p>627.983024</text:p>
          </table:table-cell>
          <table:table-cell table:number-columns-repeated="2"/>
          <table:table-cell office:value-type="float" office:value="0.004067" calcext:value-type="float">
            <text:p>0.004067</text:p>
          </table:table-cell>
          <table:table-cell table:number-columns-repeated="6"/>
        </table:table-row>
        <table:table-row table:style-name="ro1">
          <table:table-cell office:value-type="float" office:value="630.117005" calcext:value-type="float">
            <text:p>630.117005</text:p>
          </table:table-cell>
          <table:table-cell table:number-columns-repeated="2"/>
          <table:table-cell office:value-type="float" office:value="0.001539" calcext:value-type="float">
            <text:p>0.001539</text:p>
          </table:table-cell>
          <table:table-cell table:number-columns-repeated="6"/>
        </table:table-row>
        <table:table-row table:style-name="ro1">
          <table:table-cell office:value-type="float" office:value="633.51174" calcext:value-type="float">
            <text:p>633.51174</text:p>
          </table:table-cell>
          <table:table-cell table:number-columns-repeated="2"/>
          <table:table-cell office:value-type="float" office:value="0.000461" calcext:value-type="float">
            <text:p>0.000461</text:p>
          </table:table-cell>
          <table:table-cell table:number-columns-repeated="6"/>
        </table:table-row>
        <table:table-row table:style-name="ro1">
          <table:table-cell office:value-type="float" office:value="639.199431" calcext:value-type="float">
            <text:p>639.199431</text:p>
          </table:table-cell>
          <table:table-cell table:number-columns-repeated="2"/>
          <table:table-cell office:value-type="float" office:value="0.000764" calcext:value-type="float">
            <text:p>0.000764</text:p>
          </table:table-cell>
          <table:table-cell table:number-columns-repeated="6"/>
        </table:table-row>
        <table:table-row table:style-name="ro1">
          <table:table-cell office:value-type="float" office:value="641.427136" calcext:value-type="float">
            <text:p>641.427136</text:p>
          </table:table-cell>
          <table:table-cell table:number-columns-repeated="2"/>
          <table:table-cell office:value-type="float" office:value="0.002434" calcext:value-type="float">
            <text:p>0.002434</text:p>
          </table:table-cell>
          <table:table-cell table:number-columns-repeated="6"/>
        </table:table-row>
        <table:table-row table:style-name="ro1">
          <table:table-cell office:value-type="float" office:value="647.011262" calcext:value-type="float">
            <text:p>647.011262</text:p>
          </table:table-cell>
          <table:table-cell table:number-columns-repeated="2"/>
          <table:table-cell office:value-type="float" office:value="0.005722" calcext:value-type="float">
            <text:p>0.005722</text:p>
          </table:table-cell>
          <table:table-cell table:number-columns-repeated="6"/>
        </table:table-row>
        <table:table-row table:style-name="ro1">
          <table:table-cell office:value-type="float" office:value="649.941184" calcext:value-type="float">
            <text:p>649.941184</text:p>
          </table:table-cell>
          <table:table-cell table:number-columns-repeated="2"/>
          <table:table-cell office:value-type="float" office:value="0.011173" calcext:value-type="float">
            <text:p>0.011173</text:p>
          </table:table-cell>
          <table:table-cell table:number-columns-repeated="6"/>
        </table:table-row>
        <table:table-row table:style-name="ro1">
          <table:table-cell office:value-type="float" office:value="653.464114" calcext:value-type="float">
            <text:p>653.464114</text:p>
          </table:table-cell>
          <table:table-cell table:number-columns-repeated="2"/>
          <table:table-cell office:value-type="float" office:value="0.019445" calcext:value-type="float">
            <text:p>0.019445</text:p>
          </table:table-cell>
          <table:table-cell table:number-columns-repeated="6"/>
        </table:table-row>
        <table:table-row table:style-name="ro1">
          <table:table-cell office:value-type="float" office:value="657.311941" calcext:value-type="float">
            <text:p>657.311941</text:p>
          </table:table-cell>
          <table:table-cell table:number-columns-repeated="2"/>
          <table:table-cell office:value-type="float" office:value="0.030707" calcext:value-type="float">
            <text:p>0.030707</text:p>
          </table:table-cell>
          <table:table-cell table:number-columns-repeated="6"/>
        </table:table-row>
        <table:table-row table:style-name="ro1">
          <table:table-cell office:value-type="float" office:value="659.422368" calcext:value-type="float">
            <text:p>659.422368</text:p>
          </table:table-cell>
          <table:table-cell table:number-columns-repeated="2"/>
          <table:table-cell office:value-type="float" office:value="0.044537" calcext:value-type="float">
            <text:p>0.044537</text:p>
          </table:table-cell>
          <table:table-cell table:number-columns-repeated="6"/>
        </table:table-row>
        <table:table-row table:style-name="ro1">
          <table:table-cell office:value-type="float" office:value="664.975335" calcext:value-type="float">
            <text:p>664.975335</text:p>
          </table:table-cell>
          <table:table-cell table:number-columns-repeated="2"/>
          <table:table-cell office:value-type="float" office:value="0.059818" calcext:value-type="float">
            <text:p>0.059818</text:p>
          </table:table-cell>
          <table:table-cell table:number-columns-repeated="6"/>
        </table:table-row>
        <table:table-row table:style-name="ro1">
          <table:table-cell office:value-type="float" office:value="668.672264" calcext:value-type="float">
            <text:p>668.672264</text:p>
          </table:table-cell>
          <table:table-cell table:number-columns-repeated="2"/>
          <table:table-cell office:value-type="float" office:value="0.075039" calcext:value-type="float">
            <text:p>0.075039</text:p>
          </table:table-cell>
          <table:table-cell table:number-columns-repeated="6"/>
        </table:table-row>
        <table:table-row table:style-name="ro1">
          <table:table-cell office:value-type="float" office:value="672.446648" calcext:value-type="float">
            <text:p>672.446648</text:p>
          </table:table-cell>
          <table:table-cell table:number-columns-repeated="2"/>
          <table:table-cell office:value-type="float" office:value="0.08943" calcext:value-type="float">
            <text:p>0.08943</text:p>
          </table:table-cell>
          <table:table-cell table:number-columns-repeated="6"/>
        </table:table-row>
        <table:table-row table:style-name="ro1">
          <table:table-cell office:value-type="float" office:value="676.500875" calcext:value-type="float">
            <text:p>676.500875</text:p>
          </table:table-cell>
          <table:table-cell table:number-columns-repeated="2"/>
          <table:table-cell office:value-type="float" office:value="0.103237" calcext:value-type="float">
            <text:p>0.103237</text:p>
          </table:table-cell>
          <table:table-cell table:number-columns-repeated="6"/>
        </table:table-row>
        <table:table-row table:style-name="ro1">
          <table:table-cell office:value-type="float" office:value="680.717024" calcext:value-type="float">
            <text:p>680.717024</text:p>
          </table:table-cell>
          <table:table-cell table:number-columns-repeated="2"/>
          <table:table-cell office:value-type="float" office:value="0.115551" calcext:value-type="float">
            <text:p>0.115551</text:p>
          </table:table-cell>
          <table:table-cell table:number-columns-repeated="6"/>
        </table:table-row>
        <table:table-row table:style-name="ro1">
          <table:table-cell office:value-type="float" office:value="684.058551" calcext:value-type="float">
            <text:p>684.058551</text:p>
          </table:table-cell>
          <table:table-cell table:number-columns-repeated="2"/>
          <table:table-cell office:value-type="float" office:value="0.126025" calcext:value-type="float">
            <text:p>0.126025</text:p>
          </table:table-cell>
          <table:table-cell table:number-columns-repeated="6"/>
        </table:table-row>
        <table:table-row table:style-name="ro1">
          <table:table-cell office:value-type="float" office:value="686.496324" calcext:value-type="float">
            <text:p>686.496324</text:p>
          </table:table-cell>
          <table:table-cell table:number-columns-repeated="2"/>
          <table:table-cell office:value-type="float" office:value="0.134997" calcext:value-type="float">
            <text:p>0.134997</text:p>
          </table:table-cell>
          <table:table-cell table:number-columns-repeated="6"/>
        </table:table-row>
        <table:table-row table:style-name="ro1">
          <table:table-cell office:value-type="float" office:value="689.975216" calcext:value-type="float">
            <text:p>689.975216</text:p>
          </table:table-cell>
          <table:table-cell table:number-columns-repeated="2"/>
          <table:table-cell office:value-type="float" office:value="0.142922" calcext:value-type="float">
            <text:p>0.142922</text:p>
          </table:table-cell>
          <table:table-cell table:number-columns-repeated="6"/>
        </table:table-row>
        <table:table-row table:style-name="ro1">
          <table:table-cell office:value-type="float" office:value="694.149745" calcext:value-type="float">
            <text:p>694.149745</text:p>
          </table:table-cell>
          <table:table-cell table:number-columns-repeated="2"/>
          <table:table-cell office:value-type="float" office:value="0.149221" calcext:value-type="float">
            <text:p>0.149221</text:p>
          </table:table-cell>
          <table:table-cell table:number-columns-repeated="6"/>
        </table:table-row>
        <table:table-row table:style-name="ro1">
          <table:table-cell office:value-type="float" office:value="696.425377" calcext:value-type="float">
            <text:p>696.425377</text:p>
          </table:table-cell>
          <table:table-cell table:number-columns-repeated="2"/>
          <table:table-cell office:value-type="float" office:value="0.153985" calcext:value-type="float">
            <text:p>0.153985</text:p>
          </table:table-cell>
          <table:table-cell table:number-columns-repeated="6"/>
        </table:table-row>
        <table:table-row table:style-name="ro1">
          <table:table-cell office:value-type="float" office:value="701.94704" calcext:value-type="float">
            <text:p>701.94704</text:p>
          </table:table-cell>
          <table:table-cell table:number-columns-repeated="2"/>
          <table:table-cell office:value-type="float" office:value="0.157599" calcext:value-type="float">
            <text:p>0.157599</text:p>
          </table:table-cell>
          <table:table-cell table:number-columns-repeated="6"/>
        </table:table-row>
        <table:table-row table:style-name="ro1">
          <table:table-cell office:value-type="float" office:value="705.334909" calcext:value-type="float">
            <text:p>705.334909</text:p>
          </table:table-cell>
          <table:table-cell table:number-columns-repeated="2"/>
          <table:table-cell office:value-type="float" office:value="0.160239" calcext:value-type="float">
            <text:p>0.160239</text:p>
          </table:table-cell>
          <table:table-cell table:number-columns-repeated="6"/>
        </table:table-row>
        <table:table-row table:style-name="ro1">
          <table:table-cell office:value-type="float" office:value="708.746782" calcext:value-type="float">
            <text:p>708.746782</text:p>
          </table:table-cell>
          <table:table-cell table:number-columns-repeated="2"/>
          <table:table-cell office:value-type="float" office:value="0.161623" calcext:value-type="float">
            <text:p>0.161623</text:p>
          </table:table-cell>
          <table:table-cell table:number-columns-repeated="6"/>
        </table:table-row>
        <table:table-row table:style-name="ro1">
          <table:table-cell office:value-type="float" office:value="714.280381" calcext:value-type="float">
            <text:p>714.280381</text:p>
          </table:table-cell>
          <table:table-cell table:number-columns-repeated="2"/>
          <table:table-cell office:value-type="float" office:value="0.161568" calcext:value-type="float">
            <text:p>0.161568</text:p>
          </table:table-cell>
          <table:table-cell table:number-columns-repeated="6"/>
        </table:table-row>
        <table:table-row table:style-name="ro1">
          <table:table-cell office:value-type="float" office:value="714.535514" calcext:value-type="float">
            <text:p>714.535514</text:p>
          </table:table-cell>
          <table:table-cell table:number-columns-repeated="2"/>
          <table:table-cell office:value-type="float" office:value="0.160738" calcext:value-type="float">
            <text:p>0.160738</text:p>
          </table:table-cell>
          <table:table-cell table:number-columns-repeated="6"/>
        </table:table-row>
        <table:table-row table:style-name="ro1">
          <table:table-cell office:value-type="float" office:value="718.898695" calcext:value-type="float">
            <text:p>718.898695</text:p>
          </table:table-cell>
          <table:table-cell table:number-columns-repeated="2"/>
          <table:table-cell office:value-type="float" office:value="0.15898" calcext:value-type="float">
            <text:p>0.15898</text:p>
          </table:table-cell>
          <table:table-cell table:number-columns-repeated="6"/>
        </table:table-row>
        <table:table-row table:style-name="ro1">
          <table:table-cell office:value-type="float" office:value="724.474249" calcext:value-type="float">
            <text:p>724.474249</text:p>
          </table:table-cell>
          <table:table-cell table:number-columns-repeated="2"/>
          <table:table-cell office:value-type="float" office:value="0.15605" calcext:value-type="float">
            <text:p>0.15605</text:p>
          </table:table-cell>
          <table:table-cell table:number-columns-repeated="6"/>
        </table:table-row>
        <table:table-row table:style-name="ro1">
          <table:table-cell office:value-type="float" office:value="725.630058" calcext:value-type="float">
            <text:p>725.630058</text:p>
          </table:table-cell>
          <table:table-cell table:number-columns-repeated="2"/>
          <table:table-cell office:value-type="float" office:value="0.151765" calcext:value-type="float">
            <text:p>0.151765</text:p>
          </table:table-cell>
          <table:table-cell table:number-columns-repeated="6"/>
        </table:table-row>
        <table:table-row table:style-name="ro1">
          <table:table-cell office:value-type="float" office:value="730.172673" calcext:value-type="float">
            <text:p>730.172673</text:p>
          </table:table-cell>
          <table:table-cell table:number-columns-repeated="2"/>
          <table:table-cell office:value-type="float" office:value="0.147055" calcext:value-type="float">
            <text:p>0.147055</text:p>
          </table:table-cell>
          <table:table-cell table:number-columns-repeated="6"/>
        </table:table-row>
        <table:table-row table:style-name="ro1">
          <table:table-cell office:value-type="float" office:value="733.88991" calcext:value-type="float">
            <text:p>733.88991</text:p>
          </table:table-cell>
          <table:table-cell table:number-columns-repeated="2"/>
          <table:table-cell office:value-type="float" office:value="0.14114" calcext:value-type="float">
            <text:p>0.14114</text:p>
          </table:table-cell>
          <table:table-cell table:number-columns-repeated="6"/>
        </table:table-row>
        <table:table-row table:style-name="ro1">
          <table:table-cell office:value-type="float" office:value="738.006846" calcext:value-type="float">
            <text:p>738.006846</text:p>
          </table:table-cell>
          <table:table-cell table:number-columns-repeated="2"/>
          <table:table-cell office:value-type="float" office:value="0.134083" calcext:value-type="float">
            <text:p>0.134083</text:p>
          </table:table-cell>
          <table:table-cell table:number-columns-repeated="6"/>
        </table:table-row>
        <table:table-row table:style-name="ro1">
          <table:table-cell office:value-type="float" office:value="742.443492" calcext:value-type="float">
            <text:p>742.443492</text:p>
          </table:table-cell>
          <table:table-cell table:number-columns-repeated="2"/>
          <table:table-cell office:value-type="float" office:value="0.125347" calcext:value-type="float">
            <text:p>0.125347</text:p>
          </table:table-cell>
          <table:table-cell table:number-columns-repeated="6"/>
        </table:table-row>
        <table:table-row table:style-name="ro1">
          <table:table-cell office:value-type="float" office:value="745.914546" calcext:value-type="float">
            <text:p>745.914546</text:p>
          </table:table-cell>
          <table:table-cell table:number-columns-repeated="2"/>
          <table:table-cell office:value-type="float" office:value="0.115956" calcext:value-type="float">
            <text:p>0.115956</text:p>
          </table:table-cell>
          <table:table-cell table:number-columns-repeated="6"/>
        </table:table-row>
        <table:table-row table:style-name="ro1">
          <table:table-cell office:value-type="float" office:value="749.14782" calcext:value-type="float">
            <text:p>749.14782</text:p>
          </table:table-cell>
          <table:table-cell table:number-columns-repeated="2"/>
          <table:table-cell office:value-type="float" office:value="0.105291" calcext:value-type="float">
            <text:p>0.105291</text:p>
          </table:table-cell>
          <table:table-cell table:number-columns-repeated="6"/>
        </table:table-row>
        <table:table-row table:style-name="ro1">
          <table:table-cell office:value-type="float" office:value="753.754862" calcext:value-type="float">
            <text:p>753.754862</text:p>
          </table:table-cell>
          <table:table-cell table:number-columns-repeated="2"/>
          <table:table-cell office:value-type="float" office:value="0.092981" calcext:value-type="float">
            <text:p>0.092981</text:p>
          </table:table-cell>
          <table:table-cell table:number-columns-repeated="6"/>
        </table:table-row>
        <table:table-row table:style-name="ro1">
          <table:table-cell office:value-type="float" office:value="758.161149" calcext:value-type="float">
            <text:p>758.161149</text:p>
          </table:table-cell>
          <table:table-cell table:number-columns-repeated="2"/>
          <table:table-cell office:value-type="float" office:value="0.079302" calcext:value-type="float">
            <text:p>0.079302</text:p>
          </table:table-cell>
          <table:table-cell table:number-columns-repeated="6"/>
        </table:table-row>
        <table:table-row table:style-name="ro1">
          <table:table-cell office:value-type="float" office:value="760.630758" calcext:value-type="float">
            <text:p>760.630758</text:p>
          </table:table-cell>
          <table:table-cell table:number-columns-repeated="2"/>
          <table:table-cell office:value-type="float" office:value="0.065236" calcext:value-type="float">
            <text:p>0.065236</text:p>
          </table:table-cell>
          <table:table-cell table:number-columns-repeated="6"/>
        </table:table-row>
        <table:table-row table:style-name="ro1">
          <table:table-cell office:value-type="float" office:value="765.993068" calcext:value-type="float">
            <text:p>765.993068</text:p>
          </table:table-cell>
          <table:table-cell table:number-columns-repeated="2"/>
          <table:table-cell office:value-type="float" office:value="0.050402" calcext:value-type="float">
            <text:p>0.050402</text:p>
          </table:table-cell>
          <table:table-cell table:number-columns-repeated="6"/>
        </table:table-row>
        <table:table-row table:style-name="ro1">
          <table:table-cell office:value-type="float" office:value="768.297494" calcext:value-type="float">
            <text:p>768.297494</text:p>
          </table:table-cell>
          <table:table-cell table:number-columns-repeated="2"/>
          <table:table-cell office:value-type="float" office:value="0.036091" calcext:value-type="float">
            <text:p>0.036091</text:p>
          </table:table-cell>
          <table:table-cell table:number-columns-repeated="6"/>
        </table:table-row>
        <table:table-row table:style-name="ro1">
          <table:table-cell office:value-type="float" office:value="773.852796" calcext:value-type="float">
            <text:p>773.852796</text:p>
          </table:table-cell>
          <table:table-cell table:number-columns-repeated="2"/>
          <table:table-cell office:value-type="float" office:value="0.023501" calcext:value-type="float">
            <text:p>0.023501</text:p>
          </table:table-cell>
          <table:table-cell table:number-columns-repeated="6"/>
        </table:table-row>
        <table:table-row table:style-name="ro1">
          <table:table-cell office:value-type="float" office:value="776.113217" calcext:value-type="float">
            <text:p>776.113217</text:p>
          </table:table-cell>
          <table:table-cell table:number-columns-repeated="2"/>
          <table:table-cell office:value-type="float" office:value="0.013871" calcext:value-type="float">
            <text:p>0.013871</text:p>
          </table:table-cell>
          <table:table-cell table:number-columns-repeated="6"/>
        </table:table-row>
        <table:table-row table:style-name="ro1">
          <table:table-cell office:value-type="float" office:value="779.804803" calcext:value-type="float">
            <text:p>779.804803</text:p>
          </table:table-cell>
          <table:table-cell table:number-columns-repeated="2"/>
          <table:table-cell office:value-type="float" office:value="0.007264" calcext:value-type="float">
            <text:p>0.007264</text:p>
          </table:table-cell>
          <table:table-cell table:number-columns-repeated="6"/>
        </table:table-row>
        <table:table-row table:style-name="ro1">
          <table:table-cell office:value-type="float" office:value="783.947875" calcext:value-type="float">
            <text:p>783.947875</text:p>
          </table:table-cell>
          <table:table-cell table:number-columns-repeated="2"/>
          <table:table-cell office:value-type="float" office:value="0.003226" calcext:value-type="float">
            <text:p>0.003226</text:p>
          </table:table-cell>
          <table:table-cell table:number-columns-repeated="6"/>
        </table:table-row>
        <table:table-row table:style-name="ro1">
          <table:table-cell office:value-type="float" office:value="787.377886" calcext:value-type="float">
            <text:p>787.377886</text:p>
          </table:table-cell>
          <table:table-cell table:number-columns-repeated="2"/>
          <table:table-cell office:value-type="float" office:value="0.001085" calcext:value-type="float">
            <text:p>0.001085</text:p>
          </table:table-cell>
          <table:table-cell table:number-columns-repeated="6"/>
        </table:table-row>
        <table:table-row table:style-name="ro1">
          <table:table-cell office:value-type="float" office:value="792.921565" calcext:value-type="float">
            <text:p>792.921565</text:p>
          </table:table-cell>
          <table:table-cell table:number-columns-repeated="2"/>
          <table:table-cell office:value-type="float" office:value="0.000408" calcext:value-type="float">
            <text:p>0.000408</text:p>
          </table:table-cell>
          <table:table-cell table:number-columns-repeated="6"/>
        </table:table-row>
        <table:table-row table:style-name="ro1">
          <table:table-cell office:value-type="float" office:value="795.35917" calcext:value-type="float">
            <text:p>795.35917</text:p>
          </table:table-cell>
          <table:table-cell table:number-columns-repeated="2"/>
          <table:table-cell office:value-type="float" office:value="0.001139" calcext:value-type="float">
            <text:p>0.001139</text:p>
          </table:table-cell>
          <table:table-cell table:number-columns-repeated="6"/>
        </table:table-row>
        <table:table-row table:style-name="ro1">
          <table:table-cell office:value-type="float" office:value="799.128678" calcext:value-type="float">
            <text:p>799.128678</text:p>
          </table:table-cell>
          <table:table-cell table:number-columns-repeated="2"/>
          <table:table-cell office:value-type="float" office:value="0.003349" calcext:value-type="float">
            <text:p>0.003349</text:p>
          </table:table-cell>
          <table:table-cell table:number-columns-repeated="6"/>
        </table:table-row>
        <table:table-row table:style-name="ro1">
          <table:table-cell office:value-type="float" office:value="803.039444" calcext:value-type="float">
            <text:p>803.039444</text:p>
          </table:table-cell>
          <table:table-cell table:number-columns-repeated="2"/>
          <table:table-cell office:value-type="float" office:value="0.007359" calcext:value-type="float">
            <text:p>0.007359</text:p>
          </table:table-cell>
          <table:table-cell table:number-columns-repeated="6"/>
        </table:table-row>
        <table:table-row table:style-name="ro1">
          <table:table-cell office:value-type="float" office:value="806.487644" calcext:value-type="float">
            <text:p>806.487644</text:p>
          </table:table-cell>
          <table:table-cell table:number-columns-repeated="2"/>
          <table:table-cell office:value-type="float" office:value="0.013765" calcext:value-type="float">
            <text:p>0.013765</text:p>
          </table:table-cell>
          <table:table-cell table:number-columns-repeated="6"/>
        </table:table-row>
        <table:table-row table:style-name="ro1">
          <table:table-cell office:value-type="float" office:value="811.248536" calcext:value-type="float">
            <text:p>811.248536</text:p>
          </table:table-cell>
          <table:table-cell table:number-columns-repeated="2"/>
          <table:table-cell office:value-type="float" office:value="0.023572" calcext:value-type="float">
            <text:p>0.023572</text:p>
          </table:table-cell>
          <table:table-cell table:number-columns-repeated="6"/>
        </table:table-row>
        <table:table-row table:style-name="ro1">
          <table:table-cell office:value-type="float" office:value="815.373641" calcext:value-type="float">
            <text:p>815.373641</text:p>
          </table:table-cell>
          <table:table-cell table:number-columns-repeated="2"/>
          <table:table-cell office:value-type="float" office:value="0.036274" calcext:value-type="float">
            <text:p>0.036274</text:p>
          </table:table-cell>
          <table:table-cell table:number-columns-repeated="6"/>
        </table:table-row>
        <table:table-row table:style-name="ro1">
          <table:table-cell office:value-type="float" office:value="817.639224" calcext:value-type="float">
            <text:p>817.639224</text:p>
          </table:table-cell>
          <table:table-cell table:number-columns-repeated="2"/>
          <table:table-cell office:value-type="float" office:value="0.050377" calcext:value-type="float">
            <text:p>0.050377</text:p>
          </table:table-cell>
          <table:table-cell table:number-columns-repeated="6"/>
        </table:table-row>
        <table:table-row table:style-name="ro1">
          <table:table-cell office:value-type="float" office:value="822.153155" calcext:value-type="float">
            <text:p>822.153155</text:p>
          </table:table-cell>
          <table:table-cell table:number-columns-repeated="2"/>
          <table:table-cell office:value-type="float" office:value="0.064859" calcext:value-type="float">
            <text:p>0.064859</text:p>
          </table:table-cell>
          <table:table-cell table:number-columns-repeated="6"/>
        </table:table-row>
        <table:table-row table:style-name="ro1">
          <table:table-cell office:value-type="float" office:value="825.553049" calcext:value-type="float">
            <text:p>825.553049</text:p>
          </table:table-cell>
          <table:table-cell table:number-columns-repeated="2"/>
          <table:table-cell office:value-type="float" office:value="0.079891" calcext:value-type="float">
            <text:p>0.079891</text:p>
          </table:table-cell>
          <table:table-cell table:number-columns-repeated="6"/>
        </table:table-row>
        <table:table-row table:style-name="ro1">
          <table:table-cell office:value-type="float" office:value="827.770701" calcext:value-type="float">
            <text:p>827.770701</text:p>
          </table:table-cell>
          <table:table-cell table:number-columns-repeated="2"/>
          <table:table-cell office:value-type="float" office:value="0.094149" calcext:value-type="float">
            <text:p>0.094149</text:p>
          </table:table-cell>
          <table:table-cell table:number-columns-repeated="6"/>
        </table:table-row>
        <table:table-row table:style-name="ro1">
          <table:table-cell office:value-type="float" office:value="832.4286" calcext:value-type="float">
            <text:p>832.4286</text:p>
          </table:table-cell>
          <table:table-cell table:number-columns-repeated="2"/>
          <table:table-cell office:value-type="float" office:value="0.107061" calcext:value-type="float">
            <text:p>0.107061</text:p>
          </table:table-cell>
          <table:table-cell table:number-columns-repeated="6"/>
        </table:table-row>
        <table:table-row table:style-name="ro1">
          <table:table-cell office:value-type="float" office:value="836.251037" calcext:value-type="float">
            <text:p>836.251037</text:p>
          </table:table-cell>
          <table:table-cell table:number-columns-repeated="2"/>
          <table:table-cell office:value-type="float" office:value="0.118693" calcext:value-type="float">
            <text:p>0.118693</text:p>
          </table:table-cell>
          <table:table-cell table:number-columns-repeated="6"/>
        </table:table-row>
        <table:table-row table:style-name="ro1">
          <table:table-cell office:value-type="float" office:value="840.151564" calcext:value-type="float">
            <text:p>840.151564</text:p>
          </table:table-cell>
          <table:table-cell table:number-columns-repeated="2"/>
          <table:table-cell office:value-type="float" office:value="0.129395" calcext:value-type="float">
            <text:p>0.129395</text:p>
          </table:table-cell>
          <table:table-cell table:number-columns-repeated="6"/>
        </table:table-row>
        <table:table-row table:style-name="ro1">
          <table:table-cell office:value-type="float" office:value="843.482467" calcext:value-type="float">
            <text:p>843.482467</text:p>
          </table:table-cell>
          <table:table-cell table:number-columns-repeated="2"/>
          <table:table-cell office:value-type="float" office:value="0.138424" calcext:value-type="float">
            <text:p>0.138424</text:p>
          </table:table-cell>
          <table:table-cell table:number-columns-repeated="6"/>
        </table:table-row>
        <table:table-row table:style-name="ro1">
          <table:table-cell office:value-type="float" office:value="849.07435" calcext:value-type="float">
            <text:p>849.07435</text:p>
          </table:table-cell>
          <table:table-cell table:number-columns-repeated="2"/>
          <table:table-cell office:value-type="float" office:value="0.145561" calcext:value-type="float">
            <text:p>0.145561</text:p>
          </table:table-cell>
          <table:table-cell table:number-columns-repeated="6"/>
        </table:table-row>
        <table:table-row table:style-name="ro1">
          <table:table-cell office:value-type="float" office:value="851.356923" calcext:value-type="float">
            <text:p>851.356923</text:p>
          </table:table-cell>
          <table:table-cell table:number-columns-repeated="2"/>
          <table:table-cell office:value-type="float" office:value="0.151449" calcext:value-type="float">
            <text:p>0.151449</text:p>
          </table:table-cell>
          <table:table-cell table:number-columns-repeated="6"/>
        </table:table-row>
        <table:table-row table:style-name="ro1">
          <table:table-cell office:value-type="float" office:value="854.876826" calcext:value-type="float">
            <text:p>854.876826</text:p>
          </table:table-cell>
          <table:table-cell table:number-columns-repeated="2"/>
          <table:table-cell office:value-type="float" office:value="0.156143" calcext:value-type="float">
            <text:p>0.156143</text:p>
          </table:table-cell>
          <table:table-cell table:number-columns-repeated="6"/>
        </table:table-row>
        <table:table-row table:style-name="ro1">
          <table:table-cell office:value-type="float" office:value="858.034747" calcext:value-type="float">
            <text:p>858.034747</text:p>
          </table:table-cell>
          <table:table-cell table:number-columns-repeated="2"/>
          <table:table-cell office:value-type="float" office:value="0.159463" calcext:value-type="float">
            <text:p>0.159463</text:p>
          </table:table-cell>
          <table:table-cell table:number-columns-repeated="6"/>
        </table:table-row>
        <table:table-row table:style-name="ro1">
          <table:table-cell office:value-type="float" office:value="862.541181" calcext:value-type="float">
            <text:p>862.541181</text:p>
          </table:table-cell>
          <table:table-cell table:number-columns-repeated="2"/>
          <table:table-cell office:value-type="float" office:value="0.161293" calcext:value-type="float">
            <text:p>0.161293</text:p>
          </table:table-cell>
          <table:table-cell table:number-columns-repeated="6"/>
        </table:table-row>
        <table:table-row table:style-name="ro1">
          <table:table-cell office:value-type="float" office:value="865.916386" calcext:value-type="float">
            <text:p>865.916386</text:p>
          </table:table-cell>
          <table:table-cell table:number-columns-repeated="2"/>
          <table:table-cell office:value-type="float" office:value="0.162174" calcext:value-type="float">
            <text:p>0.162174</text:p>
          </table:table-cell>
          <table:table-cell table:number-columns-repeated="6"/>
        </table:table-row>
        <table:table-row table:style-name="ro1">
          <table:table-cell office:value-type="float" office:value="869.303335" calcext:value-type="float">
            <text:p>869.303335</text:p>
          </table:table-cell>
          <table:table-cell table:number-columns-repeated="2"/>
          <table:table-cell office:value-type="float" office:value="0.162091" calcext:value-type="float">
            <text:p>0.162091</text:p>
          </table:table-cell>
          <table:table-cell table:number-columns-repeated="6"/>
        </table:table-row>
        <table:table-row table:style-name="ro1">
          <table:table-cell office:value-type="float" office:value="873.760536" calcext:value-type="float">
            <text:p>873.760536</text:p>
          </table:table-cell>
          <table:table-cell table:number-columns-repeated="2"/>
          <table:table-cell office:value-type="float" office:value="0.16053" calcext:value-type="float">
            <text:p>0.16053</text:p>
          </table:table-cell>
          <table:table-cell table:number-columns-repeated="6"/>
        </table:table-row>
        <table:table-row table:style-name="ro1">
          <table:table-cell office:value-type="float" office:value="878.244629" calcext:value-type="float">
            <text:p>878.244629</text:p>
          </table:table-cell>
          <table:table-cell table:number-columns-repeated="2"/>
          <table:table-cell office:value-type="float" office:value="0.158303" calcext:value-type="float">
            <text:p>0.158303</text:p>
          </table:table-cell>
          <table:table-cell table:number-columns-repeated="6"/>
        </table:table-row>
        <table:table-row table:style-name="ro1">
          <table:table-cell office:value-type="float" office:value="881.621141" calcext:value-type="float">
            <text:p>881.621141</text:p>
          </table:table-cell>
          <table:table-cell table:number-columns-repeated="2"/>
          <table:table-cell office:value-type="float" office:value="0.155038" calcext:value-type="float">
            <text:p>0.155038</text:p>
          </table:table-cell>
          <table:table-cell table:number-columns-repeated="6"/>
        </table:table-row>
        <table:table-row table:style-name="ro1">
          <table:table-cell office:value-type="float" office:value="883.953641" calcext:value-type="float">
            <text:p>883.953641</text:p>
          </table:table-cell>
          <table:table-cell table:number-columns-repeated="2"/>
          <table:table-cell office:value-type="float" office:value="0.150917" calcext:value-type="float">
            <text:p>0.150917</text:p>
          </table:table-cell>
          <table:table-cell table:number-columns-repeated="6"/>
        </table:table-row>
        <table:table-row table:style-name="ro1">
          <table:table-cell office:value-type="float" office:value="889.460247" calcext:value-type="float">
            <text:p>889.460247</text:p>
          </table:table-cell>
          <table:table-cell table:number-columns-repeated="2"/>
          <table:table-cell office:value-type="float" office:value="0.145365" calcext:value-type="float">
            <text:p>0.145365</text:p>
          </table:table-cell>
          <table:table-cell table:number-columns-repeated="6"/>
        </table:table-row>
        <table:table-row table:style-name="ro1">
          <table:table-cell office:value-type="float" office:value="891.940884" calcext:value-type="float">
            <text:p>891.940884</text:p>
          </table:table-cell>
          <table:table-cell table:number-columns-repeated="2"/>
          <table:table-cell office:value-type="float" office:value="0.138926" calcext:value-type="float">
            <text:p>0.138926</text:p>
          </table:table-cell>
          <table:table-cell table:number-columns-repeated="6"/>
        </table:table-row>
        <table:table-row table:style-name="ro1">
          <table:table-cell office:value-type="float" office:value="896.218979" calcext:value-type="float">
            <text:p>896.218979</text:p>
          </table:table-cell>
          <table:table-cell table:number-columns-repeated="2"/>
          <table:table-cell office:value-type="float" office:value="0.131445" calcext:value-type="float">
            <text:p>0.131445</text:p>
          </table:table-cell>
          <table:table-cell table:number-columns-repeated="6"/>
        </table:table-row>
        <table:table-row table:style-name="ro1">
          <table:table-cell office:value-type="float" office:value="899.695526" calcext:value-type="float">
            <text:p>899.695526</text:p>
          </table:table-cell>
          <table:table-cell table:number-columns-repeated="2"/>
          <table:table-cell office:value-type="float" office:value="0.122913" calcext:value-type="float">
            <text:p>0.122913</text:p>
          </table:table-cell>
          <table:table-cell table:number-columns-repeated="6"/>
        </table:table-row>
        <table:table-row table:style-name="ro1">
          <table:table-cell office:value-type="float" office:value="903.004654" calcext:value-type="float">
            <text:p>903.004654</text:p>
          </table:table-cell>
          <table:table-cell table:number-columns-repeated="2"/>
          <table:table-cell office:value-type="float" office:value="0.112832" calcext:value-type="float">
            <text:p>0.112832</text:p>
          </table:table-cell>
          <table:table-cell table:number-columns-repeated="6"/>
        </table:table-row>
        <table:table-row table:style-name="ro1">
          <table:table-cell office:value-type="float" office:value="906.449083" calcext:value-type="float">
            <text:p>906.449083</text:p>
          </table:table-cell>
          <table:table-cell table:number-columns-repeated="2"/>
          <table:table-cell office:value-type="float" office:value="0.101726" calcext:value-type="float">
            <text:p>0.101726</text:p>
          </table:table-cell>
          <table:table-cell table:number-columns-repeated="6"/>
        </table:table-row>
        <table:table-row table:style-name="ro1">
          <table:table-cell office:value-type="float" office:value="910.822046" calcext:value-type="float">
            <text:p>910.822046</text:p>
          </table:table-cell>
          <table:table-cell table:number-columns-repeated="2"/>
          <table:table-cell office:value-type="float" office:value="0.08938" calcext:value-type="float">
            <text:p>0.08938</text:p>
          </table:table-cell>
          <table:table-cell table:number-columns-repeated="6"/>
        </table:table-row>
        <table:table-row table:style-name="ro1">
          <table:table-cell office:value-type="float" office:value="914.192623" calcext:value-type="float">
            <text:p>914.192623</text:p>
          </table:table-cell>
          <table:table-cell table:number-columns-repeated="2"/>
          <table:table-cell office:value-type="float" office:value="0.075712" calcext:value-type="float">
            <text:p>0.075712</text:p>
          </table:table-cell>
          <table:table-cell table:number-columns-repeated="6"/>
        </table:table-row>
        <table:table-row table:style-name="ro1">
          <table:table-cell office:value-type="float" office:value="917.590571" calcext:value-type="float">
            <text:p>917.590571</text:p>
          </table:table-cell>
          <table:table-cell table:number-columns-repeated="2"/>
          <table:table-cell office:value-type="float" office:value="0.061259" calcext:value-type="float">
            <text:p>0.061259</text:p>
          </table:table-cell>
          <table:table-cell table:number-columns-repeated="6"/>
        </table:table-row>
        <table:table-row table:style-name="ro1">
          <table:table-cell office:value-type="float" office:value="922.05483" calcext:value-type="float">
            <text:p>922.05483</text:p>
          </table:table-cell>
          <table:table-cell table:number-columns-repeated="2"/>
          <table:table-cell office:value-type="float" office:value="0.046794" calcext:value-type="float">
            <text:p>0.046794</text:p>
          </table:table-cell>
          <table:table-cell table:number-columns-repeated="6"/>
        </table:table-row>
        <table:table-row table:style-name="ro1">
          <table:table-cell office:value-type="float" office:value="925.408432" calcext:value-type="float">
            <text:p>925.408432</text:p>
          </table:table-cell>
          <table:table-cell table:number-columns-repeated="2"/>
          <table:table-cell office:value-type="float" office:value="0.032907" calcext:value-type="float">
            <text:p>0.032907</text:p>
          </table:table-cell>
          <table:table-cell table:number-columns-repeated="6"/>
        </table:table-row>
        <table:table-row table:style-name="ro1">
          <table:table-cell office:value-type="float" office:value="928.798654" calcext:value-type="float">
            <text:p>928.798654</text:p>
          </table:table-cell>
          <table:table-cell table:number-columns-repeated="2"/>
          <table:table-cell office:value-type="float" office:value="0.020834" calcext:value-type="float">
            <text:p>0.020834</text:p>
          </table:table-cell>
          <table:table-cell table:number-columns-repeated="6"/>
        </table:table-row>
        <table:table-row table:style-name="ro1">
          <table:table-cell office:value-type="float" office:value="933.290055" calcext:value-type="float">
            <text:p>933.290055</text:p>
          </table:table-cell>
          <table:table-cell table:number-columns-repeated="2"/>
          <table:table-cell office:value-type="float" office:value="0.011966" calcext:value-type="float">
            <text:p>0.011966</text:p>
          </table:table-cell>
          <table:table-cell table:number-columns-repeated="6"/>
        </table:table-row>
        <table:table-row table:style-name="ro1">
          <table:table-cell office:value-type="float" office:value="936.637458" calcext:value-type="float">
            <text:p>936.637458</text:p>
          </table:table-cell>
          <table:table-cell table:number-columns-repeated="2"/>
          <table:table-cell office:value-type="float" office:value="0.006234" calcext:value-type="float">
            <text:p>0.006234</text:p>
          </table:table-cell>
          <table:table-cell table:number-columns-repeated="6"/>
        </table:table-row>
        <table:table-row table:style-name="ro1">
          <table:table-cell office:value-type="float" office:value="941.197531" calcext:value-type="float">
            <text:p>941.197531</text:p>
          </table:table-cell>
          <table:table-cell table:number-columns-repeated="2"/>
          <table:table-cell office:value-type="float" office:value="0.002683" calcext:value-type="float">
            <text:p>0.002683</text:p>
          </table:table-cell>
          <table:table-cell table:number-columns-repeated="6"/>
        </table:table-row>
        <table:table-row table:style-name="ro1">
          <table:table-cell office:value-type="float" office:value="944.513552" calcext:value-type="float">
            <text:p>944.513552</text:p>
          </table:table-cell>
          <table:table-cell table:number-columns-repeated="2"/>
          <table:table-cell office:value-type="float" office:value="0.000835" calcext:value-type="float">
            <text:p>0.000835</text:p>
          </table:table-cell>
          <table:table-cell table:number-columns-repeated="6"/>
        </table:table-row>
        <table:table-row table:style-name="ro1">
          <table:table-cell office:value-type="float" office:value="948.039626" calcext:value-type="float">
            <text:p>948.039626</text:p>
          </table:table-cell>
          <table:table-cell table:number-columns-repeated="2"/>
          <table:table-cell office:value-type="float" office:value="0.000458" calcext:value-type="float">
            <text:p>0.000458</text:p>
          </table:table-cell>
          <table:table-cell table:number-columns-repeated="6"/>
        </table:table-row>
        <table:table-row table:style-name="ro1">
          <table:table-cell office:value-type="float" office:value="952.384799" calcext:value-type="float">
            <text:p>952.384799</text:p>
          </table:table-cell>
          <table:table-cell table:number-columns-repeated="2"/>
          <table:table-cell office:value-type="float" office:value="0.001534" calcext:value-type="float">
            <text:p>0.001534</text:p>
          </table:table-cell>
          <table:table-cell table:number-columns-repeated="6"/>
        </table:table-row>
        <table:table-row table:style-name="ro1">
          <table:table-cell office:value-type="float" office:value="956.846711" calcext:value-type="float">
            <text:p>956.846711</text:p>
          </table:table-cell>
          <table:table-cell table:number-columns-repeated="2"/>
          <table:table-cell office:value-type="float" office:value="0.004226" calcext:value-type="float">
            <text:p>0.004226</text:p>
          </table:table-cell>
          <table:table-cell table:number-columns-repeated="6"/>
        </table:table-row>
        <table:table-row table:style-name="ro1">
          <table:table-cell office:value-type="float" office:value="961.312979" calcext:value-type="float">
            <text:p>961.312979</text:p>
          </table:table-cell>
          <table:table-cell table:number-columns-repeated="2"/>
          <table:table-cell office:value-type="float" office:value="0.009003" calcext:value-type="float">
            <text:p>0.009003</text:p>
          </table:table-cell>
          <table:table-cell table:number-columns-repeated="6"/>
        </table:table-row>
        <table:table-row table:style-name="ro1">
          <table:table-cell office:value-type="float" office:value="963.667067" calcext:value-type="float">
            <text:p>963.667067</text:p>
          </table:table-cell>
          <table:table-cell table:number-columns-repeated="2"/>
          <table:table-cell office:value-type="float" office:value="0.01658" calcext:value-type="float">
            <text:p>0.01658</text:p>
          </table:table-cell>
          <table:table-cell table:number-columns-repeated="6"/>
        </table:table-row>
        <table:table-row table:style-name="ro1">
          <table:table-cell office:value-type="float" office:value="968.05457" calcext:value-type="float">
            <text:p>968.05457</text:p>
          </table:table-cell>
          <table:table-cell table:number-columns-repeated="2"/>
          <table:table-cell office:value-type="float" office:value="0.027172" calcext:value-type="float">
            <text:p>0.027172</text:p>
          </table:table-cell>
          <table:table-cell table:number-columns-repeated="6"/>
        </table:table-row>
        <table:table-row table:style-name="ro1">
          <table:table-cell office:value-type="float" office:value="970.385508" calcext:value-type="float">
            <text:p>970.385508</text:p>
          </table:table-cell>
          <table:table-cell table:number-columns-repeated="2"/>
          <table:table-cell office:value-type="float" office:value="0.040574" calcext:value-type="float">
            <text:p>0.040574</text:p>
          </table:table-cell>
          <table:table-cell table:number-columns-repeated="6"/>
        </table:table-row>
        <table:table-row table:style-name="ro1">
          <table:table-cell office:value-type="float" office:value="975.922398" calcext:value-type="float">
            <text:p>975.922398</text:p>
          </table:table-cell>
          <table:table-cell table:number-columns-repeated="2"/>
          <table:table-cell office:value-type="float" office:value="0.0556" calcext:value-type="float">
            <text:p>0.0556</text:p>
          </table:table-cell>
          <table:table-cell table:number-columns-repeated="6"/>
        </table:table-row>
        <table:table-row table:style-name="ro1">
          <table:table-cell office:value-type="float" office:value="979.299848" calcext:value-type="float">
            <text:p>979.299848</text:p>
          </table:table-cell>
          <table:table-cell table:number-columns-repeated="2"/>
          <table:table-cell office:value-type="float" office:value="0.071302" calcext:value-type="float">
            <text:p>0.071302</text:p>
          </table:table-cell>
          <table:table-cell table:number-columns-repeated="6"/>
        </table:table-row>
        <table:table-row table:style-name="ro1">
          <table:table-cell office:value-type="float" office:value="982.773245" calcext:value-type="float">
            <text:p>982.773245</text:p>
          </table:table-cell>
          <table:table-cell table:number-columns-repeated="2"/>
          <table:table-cell office:value-type="float" office:value="0.086225" calcext:value-type="float">
            <text:p>0.086225</text:p>
          </table:table-cell>
          <table:table-cell table:number-columns-repeated="6"/>
        </table:table-row>
        <table:table-row table:style-name="ro1">
          <table:table-cell office:value-type="float" office:value="987.135522" calcext:value-type="float">
            <text:p>987.135522</text:p>
          </table:table-cell>
          <table:table-cell table:number-columns-repeated="2"/>
          <table:table-cell office:value-type="float" office:value="0.099942" calcext:value-type="float">
            <text:p>0.099942</text:p>
          </table:table-cell>
          <table:table-cell table:number-columns-repeated="6"/>
        </table:table-row>
        <table:table-row table:style-name="ro1">
          <table:table-cell office:value-type="float" office:value="990.548489" calcext:value-type="float">
            <text:p>990.548489</text:p>
          </table:table-cell>
          <table:table-cell table:number-columns-repeated="2"/>
          <table:table-cell office:value-type="float" office:value="0.112537" calcext:value-type="float">
            <text:p>0.112537</text:p>
          </table:table-cell>
          <table:table-cell table:number-columns-repeated="6"/>
        </table:table-row>
        <table:table-row table:style-name="ro1">
          <table:table-cell office:value-type="float" office:value="995.006371" calcext:value-type="float">
            <text:p>995.006371</text:p>
          </table:table-cell>
          <table:table-cell table:number-columns-repeated="2"/>
          <table:table-cell office:value-type="float" office:value="0.123583" calcext:value-type="float">
            <text:p>0.123583</text:p>
          </table:table-cell>
          <table:table-cell table:number-columns-repeated="6"/>
        </table:table-row>
        <table:table-row table:style-name="ro1">
          <table:table-cell office:value-type="float" office:value="999.513895" calcext:value-type="float">
            <text:p>999.513895</text:p>
          </table:table-cell>
          <table:table-cell table:number-columns-repeated="2"/>
          <table:table-cell office:value-type="float" office:value="0.132994" calcext:value-type="float">
            <text:p>0.132994</text:p>
          </table:table-cell>
          <table:table-cell table:number-columns-repeated="6"/>
        </table:table-row>
        <table:table-row table:style-name="ro1">
          <table:table-cell office:value-type="float" office:value="1000.765387" calcext:value-type="float">
            <text:p>1000.765387</text:p>
          </table:table-cell>
          <table:table-cell table:number-columns-repeated="2"/>
          <table:table-cell office:value-type="float" office:value="0.141086" calcext:value-type="float">
            <text:p>0.141086</text:p>
          </table:table-cell>
          <table:table-cell table:number-columns-repeated="6"/>
        </table:table-row>
        <table:table-row table:style-name="ro1">
          <table:table-cell office:value-type="float" office:value="1005.17701" calcext:value-type="float">
            <text:p>1005.17701</text:p>
          </table:table-cell>
          <table:table-cell table:number-columns-repeated="2"/>
          <table:table-cell office:value-type="float" office:value="0.147685" calcext:value-type="float">
            <text:p>0.147685</text:p>
          </table:table-cell>
          <table:table-cell table:number-columns-repeated="6"/>
        </table:table-row>
        <table:table-row table:style-name="ro1">
          <table:table-cell office:value-type="float" office:value="1008.58344" calcext:value-type="float">
            <text:p>1008.58344</text:p>
          </table:table-cell>
          <table:table-cell table:number-columns-repeated="2"/>
          <table:table-cell office:value-type="float" office:value="0.153323" calcext:value-type="float">
            <text:p>0.153323</text:p>
          </table:table-cell>
          <table:table-cell table:number-columns-repeated="6"/>
        </table:table-row>
        <table:table-row table:style-name="ro1">
          <table:table-cell office:value-type="float" office:value="1013.052533" calcext:value-type="float">
            <text:p>1013.052533</text:p>
          </table:table-cell>
          <table:table-cell table:number-columns-repeated="2"/>
          <table:table-cell office:value-type="float" office:value="0.156841" calcext:value-type="float">
            <text:p>0.156841</text:p>
          </table:table-cell>
          <table:table-cell table:number-columns-repeated="6"/>
        </table:table-row>
        <table:table-row table:style-name="ro1">
          <table:table-cell office:value-type="float" office:value="1016.3624" calcext:value-type="float">
            <text:p>1016.3624</text:p>
          </table:table-cell>
          <table:table-cell table:number-columns-repeated="2"/>
          <table:table-cell office:value-type="float" office:value="0.159657" calcext:value-type="float">
            <text:p>0.159657</text:p>
          </table:table-cell>
          <table:table-cell table:number-columns-repeated="6"/>
        </table:table-row>
        <table:table-row table:style-name="ro1">
          <table:table-cell office:value-type="float" office:value="1019.783343" calcext:value-type="float">
            <text:p>1019.783343</text:p>
          </table:table-cell>
          <table:table-cell table:number-columns-repeated="2"/>
          <table:table-cell office:value-type="float" office:value="0.161448" calcext:value-type="float">
            <text:p>0.161448</text:p>
          </table:table-cell>
          <table:table-cell table:number-columns-repeated="6"/>
        </table:table-row>
        <table:table-row table:style-name="ro1">
          <table:table-cell office:value-type="float" office:value="1024.24626" calcext:value-type="float">
            <text:p>1024.24626</text:p>
          </table:table-cell>
          <table:table-cell table:number-columns-repeated="2"/>
          <table:table-cell office:value-type="float" office:value="0.161818" calcext:value-type="float">
            <text:p>0.161818</text:p>
          </table:table-cell>
          <table:table-cell table:number-columns-repeated="6"/>
        </table:table-row>
        <table:table-row table:style-name="ro1">
          <table:table-cell office:value-type="float" office:value="1027.667473" calcext:value-type="float">
            <text:p>1027.667473</text:p>
          </table:table-cell>
          <table:table-cell table:number-columns-repeated="2"/>
          <table:table-cell office:value-type="float" office:value="0.161131" calcext:value-type="float">
            <text:p>0.161131</text:p>
          </table:table-cell>
          <table:table-cell table:number-columns-repeated="6"/>
        </table:table-row>
        <table:table-row table:style-name="ro1">
          <table:table-cell office:value-type="float" office:value="1032.096893" calcext:value-type="float">
            <text:p>1032.096893</text:p>
          </table:table-cell>
          <table:table-cell table:number-columns-repeated="2"/>
          <table:table-cell office:value-type="float" office:value="0.159509" calcext:value-type="float">
            <text:p>0.159509</text:p>
          </table:table-cell>
          <table:table-cell table:number-columns-repeated="6"/>
        </table:table-row>
        <table:table-row table:style-name="ro1">
          <table:table-cell office:value-type="float" office:value="1035.47972" calcext:value-type="float">
            <text:p>1035.47972</text:p>
          </table:table-cell>
          <table:table-cell table:number-columns-repeated="2"/>
          <table:table-cell office:value-type="float" office:value="0.156965" calcext:value-type="float">
            <text:p>0.156965</text:p>
          </table:table-cell>
          <table:table-cell table:number-columns-repeated="6"/>
        </table:table-row>
        <table:table-row table:style-name="ro1">
          <table:table-cell office:value-type="float" office:value="1038.861507" calcext:value-type="float">
            <text:p>1038.861507</text:p>
          </table:table-cell>
          <table:table-cell table:number-columns-repeated="2"/>
          <table:table-cell office:value-type="float" office:value="0.153466" calcext:value-type="float">
            <text:p>0.153466</text:p>
          </table:table-cell>
          <table:table-cell table:number-columns-repeated="6"/>
        </table:table-row>
        <table:table-row table:style-name="ro1">
          <table:table-cell office:value-type="float" office:value="1042.302857" calcext:value-type="float">
            <text:p>1042.302857</text:p>
          </table:table-cell>
          <table:table-cell table:number-columns-repeated="2"/>
          <table:table-cell office:value-type="float" office:value="0.148469" calcext:value-type="float">
            <text:p>0.148469</text:p>
          </table:table-cell>
          <table:table-cell table:number-columns-repeated="6"/>
        </table:table-row>
        <table:table-row table:style-name="ro1">
          <table:table-cell office:value-type="float" office:value="1045.845793" calcext:value-type="float">
            <text:p>1045.845793</text:p>
          </table:table-cell>
          <table:table-cell table:number-columns-repeated="2"/>
          <table:table-cell office:value-type="float" office:value="0.142712" calcext:value-type="float">
            <text:p>0.142712</text:p>
          </table:table-cell>
          <table:table-cell table:number-columns-repeated="6"/>
        </table:table-row>
        <table:table-row table:style-name="ro1">
          <table:table-cell office:value-type="float" office:value="1050.098253" calcext:value-type="float">
            <text:p>1050.098253</text:p>
          </table:table-cell>
          <table:table-cell table:number-columns-repeated="2"/>
          <table:table-cell office:value-type="float" office:value="0.13614" calcext:value-type="float">
            <text:p>0.13614</text:p>
          </table:table-cell>
          <table:table-cell table:number-columns-repeated="6"/>
        </table:table-row>
        <table:table-row table:style-name="ro1">
          <table:table-cell office:value-type="float" office:value="1053.48826" calcext:value-type="float">
            <text:p>1053.48826</text:p>
          </table:table-cell>
          <table:table-cell table:number-columns-repeated="2"/>
          <table:table-cell office:value-type="float" office:value="0.128034" calcext:value-type="float">
            <text:p>0.128034</text:p>
          </table:table-cell>
          <table:table-cell table:number-columns-repeated="6"/>
        </table:table-row>
        <table:table-row table:style-name="ro1">
          <table:table-cell office:value-type="float" office:value="1056.875357" calcext:value-type="float">
            <text:p>1056.875357</text:p>
          </table:table-cell>
          <table:table-cell table:number-columns-repeated="2"/>
          <table:table-cell office:value-type="float" office:value="0.118996" calcext:value-type="float">
            <text:p>0.118996</text:p>
          </table:table-cell>
          <table:table-cell table:number-columns-repeated="6"/>
        </table:table-row>
        <table:table-row table:style-name="ro1">
          <table:table-cell office:value-type="float" office:value="1061.35952" calcext:value-type="float">
            <text:p>1061.35952</text:p>
          </table:table-cell>
          <table:table-cell table:number-columns-repeated="2"/>
          <table:table-cell office:value-type="float" office:value="0.108492" calcext:value-type="float">
            <text:p>0.108492</text:p>
          </table:table-cell>
          <table:table-cell table:number-columns-repeated="6"/>
        </table:table-row>
        <table:table-row table:style-name="ro1">
          <table:table-cell office:value-type="float" office:value="1064.189557" calcext:value-type="float">
            <text:p>1064.189557</text:p>
          </table:table-cell>
          <table:table-cell table:number-columns-repeated="2"/>
          <table:table-cell office:value-type="float" office:value="0.098285" calcext:value-type="float">
            <text:p>0.098285</text:p>
          </table:table-cell>
          <table:table-cell table:number-columns-repeated="6"/>
        </table:table-row>
        <table:table-row table:style-name="ro1">
          <table:table-cell office:value-type="float" office:value="1062.428487" calcext:value-type="float">
            <text:p>1062.428487</text:p>
          </table:table-cell>
          <table:table-cell table:number-columns-repeated="2"/>
          <table:table-cell office:value-type="float" office:value="0.104111" calcext:value-type="float">
            <text:p>0.104111</text:p>
          </table:table-cell>
          <table:table-cell table:number-columns-repeated="6"/>
        </table:table-row>
        <table:table-row table:style-name="ro1">
          <table:table-cell office:value-type="float" office:value="1059.092963" calcext:value-type="float">
            <text:p>1059.092963</text:p>
          </table:table-cell>
          <table:table-cell table:number-columns-repeated="2"/>
          <table:table-cell office:value-type="float" office:value="0.115057" calcext:value-type="float">
            <text:p>0.115057</text:p>
          </table:table-cell>
          <table:table-cell table:number-columns-repeated="6"/>
        </table:table-row>
        <table:table-row table:style-name="ro1">
          <table:table-cell office:value-type="float" office:value="1054.715133" calcext:value-type="float">
            <text:p>1054.715133</text:p>
          </table:table-cell>
          <table:table-cell table:number-columns-repeated="2"/>
          <table:table-cell office:value-type="float" office:value="0.124783" calcext:value-type="float">
            <text:p>0.124783</text:p>
          </table:table-cell>
          <table:table-cell table:number-columns-repeated="6"/>
        </table:table-row>
        <table:table-row table:style-name="ro1">
          <table:table-cell office:value-type="float" office:value="1051.204563" calcext:value-type="float">
            <text:p>1051.204563</text:p>
          </table:table-cell>
          <table:table-cell table:number-columns-repeated="2"/>
          <table:table-cell office:value-type="float" office:value="0.133101" calcext:value-type="float">
            <text:p>0.133101</text:p>
          </table:table-cell>
          <table:table-cell table:number-columns-repeated="6"/>
        </table:table-row>
        <table:table-row table:style-name="ro1">
          <table:table-cell office:value-type="float" office:value="1047.898773" calcext:value-type="float">
            <text:p>1047.898773</text:p>
          </table:table-cell>
          <table:table-cell table:number-columns-repeated="2"/>
          <table:table-cell office:value-type="float" office:value="0.140202" calcext:value-type="float">
            <text:p>0.140202</text:p>
          </table:table-cell>
          <table:table-cell table:number-columns-repeated="6"/>
        </table:table-row>
        <table:table-row table:style-name="ro1">
          <table:table-cell office:value-type="float" office:value="1043.422043" calcext:value-type="float">
            <text:p>1043.422043</text:p>
          </table:table-cell>
          <table:table-cell table:number-columns-repeated="2"/>
          <table:table-cell office:value-type="float" office:value="0.146404" calcext:value-type="float">
            <text:p>0.146404</text:p>
          </table:table-cell>
          <table:table-cell table:number-columns-repeated="6"/>
        </table:table-row>
        <table:table-row table:style-name="ro1">
          <table:table-cell office:value-type="float" office:value="1039.99283" calcext:value-type="float">
            <text:p>1039.99283</text:p>
          </table:table-cell>
          <table:table-cell table:number-columns-repeated="2"/>
          <table:table-cell office:value-type="float" office:value="0.151512" calcext:value-type="float">
            <text:p>0.151512</text:p>
          </table:table-cell>
          <table:table-cell table:number-columns-repeated="6"/>
        </table:table-row>
        <table:table-row table:style-name="ro1">
          <table:table-cell office:value-type="float" office:value="1036.627863" calcext:value-type="float">
            <text:p>1036.627863</text:p>
          </table:table-cell>
          <table:table-cell table:number-columns-repeated="2"/>
          <table:table-cell office:value-type="float" office:value="0.155547" calcext:value-type="float">
            <text:p>0.155547</text:p>
          </table:table-cell>
          <table:table-cell table:number-columns-repeated="6"/>
        </table:table-row>
        <table:table-row table:style-name="ro1">
          <table:table-cell office:value-type="float" office:value="1033.26492" calcext:value-type="float">
            <text:p>1033.26492</text:p>
          </table:table-cell>
          <table:table-cell table:number-columns-repeated="2"/>
          <table:table-cell office:value-type="float" office:value="0.158703" calcext:value-type="float">
            <text:p>0.158703</text:p>
          </table:table-cell>
          <table:table-cell table:number-columns-repeated="6"/>
        </table:table-row>
        <table:table-row table:style-name="ro1">
          <table:table-cell office:value-type="float" office:value="1028.812213" calcext:value-type="float">
            <text:p>1028.812213</text:p>
          </table:table-cell>
          <table:table-cell table:number-columns-repeated="2"/>
          <table:table-cell office:value-type="float" office:value="0.160825" calcext:value-type="float">
            <text:p>0.160825</text:p>
          </table:table-cell>
          <table:table-cell table:number-columns-repeated="6"/>
        </table:table-row>
        <table:table-row table:style-name="ro1">
          <table:table-cell office:value-type="float" office:value="1025.3524" calcext:value-type="float">
            <text:p>1025.3524</text:p>
          </table:table-cell>
          <table:table-cell table:number-columns-repeated="2"/>
          <table:table-cell office:value-type="float" office:value="0.16209" calcext:value-type="float">
            <text:p>0.16209</text:p>
          </table:table-cell>
          <table:table-cell table:number-columns-repeated="6"/>
        </table:table-row>
        <table:table-row table:style-name="ro1">
          <table:table-cell office:value-type="float" office:value="1063.56812" calcext:value-type="float">
            <text:p>1063.56812</text:p>
          </table:table-cell>
          <table:table-cell table:number-columns-repeated="3"/>
          <table:table-cell office:value-type="float" office:value="0.06874" calcext:value-type="float">
            <text:p>0.06874</text:p>
          </table:table-cell>
          <table:table-cell table:number-columns-repeated="5"/>
        </table:table-row>
        <table:table-row table:style-name="ro1">
          <table:table-cell office:value-type="float" office:value="1063.617433" calcext:value-type="float">
            <text:p>1063.617433</text:p>
          </table:table-cell>
          <table:table-cell table:number-columns-repeated="3"/>
          <table:table-cell office:value-type="float" office:value="0.068578" calcext:value-type="float">
            <text:p>0.068578</text:p>
          </table:table-cell>
          <table:table-cell table:number-columns-repeated="5"/>
        </table:table-row>
        <table:table-row table:style-name="ro1">
          <table:table-cell office:value-type="float" office:value="1060.358733" calcext:value-type="float">
            <text:p>1060.358733</text:p>
          </table:table-cell>
          <table:table-cell table:number-columns-repeated="3"/>
          <table:table-cell office:value-type="float" office:value="0.06757" calcext:value-type="float">
            <text:p>0.06757</text:p>
          </table:table-cell>
          <table:table-cell table:number-columns-repeated="5"/>
        </table:table-row>
        <table:table-row table:style-name="ro1">
          <table:table-cell office:value-type="float" office:value="1055.85188" calcext:value-type="float">
            <text:p>1055.85188</text:p>
          </table:table-cell>
          <table:table-cell table:number-columns-repeated="3"/>
          <table:table-cell office:value-type="float" office:value="0.066213" calcext:value-type="float">
            <text:p>0.066213</text:p>
          </table:table-cell>
          <table:table-cell table:number-columns-repeated="5"/>
        </table:table-row>
        <table:table-row table:style-name="ro1">
          <table:table-cell office:value-type="float" office:value="1052.524937" calcext:value-type="float">
            <text:p>1052.524937</text:p>
          </table:table-cell>
          <table:table-cell table:number-columns-repeated="3"/>
          <table:table-cell office:value-type="float" office:value="0.064607" calcext:value-type="float">
            <text:p>0.064607</text:p>
          </table:table-cell>
          <table:table-cell table:number-columns-repeated="5"/>
        </table:table-row>
        <table:table-row table:style-name="ro1">
          <table:table-cell office:value-type="float" office:value="1048.98424" calcext:value-type="float">
            <text:p>1048.98424</text:p>
          </table:table-cell>
          <table:table-cell table:number-columns-repeated="3"/>
          <table:table-cell office:value-type="float" office:value="0.062485" calcext:value-type="float">
            <text:p>0.062485</text:p>
          </table:table-cell>
          <table:table-cell table:number-columns-repeated="5"/>
        </table:table-row>
        <table:table-row table:style-name="ro1">
          <table:table-cell office:value-type="float" office:value="1044.51122" calcext:value-type="float">
            <text:p>1044.51122</text:p>
          </table:table-cell>
          <table:table-cell table:number-columns-repeated="3"/>
          <table:table-cell office:value-type="float" office:value="0.059843" calcext:value-type="float">
            <text:p>0.059843</text:p>
          </table:table-cell>
          <table:table-cell table:number-columns-repeated="5"/>
        </table:table-row>
        <table:table-row table:style-name="ro1">
          <table:table-cell office:value-type="float" office:value="1041.121633" calcext:value-type="float">
            <text:p>1041.121633</text:p>
          </table:table-cell>
          <table:table-cell table:number-columns-repeated="3"/>
          <table:table-cell office:value-type="float" office:value="0.057133" calcext:value-type="float">
            <text:p>0.057133</text:p>
          </table:table-cell>
          <table:table-cell table:number-columns-repeated="5"/>
        </table:table-row>
        <table:table-row table:style-name="ro1">
          <table:table-cell office:value-type="float" office:value="1037.77637" calcext:value-type="float">
            <text:p>1037.77637</text:p>
          </table:table-cell>
          <table:table-cell table:number-columns-repeated="3"/>
          <table:table-cell office:value-type="float" office:value="0.054239" calcext:value-type="float">
            <text:p>0.054239</text:p>
          </table:table-cell>
          <table:table-cell table:number-columns-repeated="5"/>
        </table:table-row>
        <table:table-row table:style-name="ro1">
          <table:table-cell office:value-type="float" office:value="1034.365157" calcext:value-type="float">
            <text:p>1034.365157</text:p>
          </table:table-cell>
          <table:table-cell table:number-columns-repeated="3"/>
          <table:table-cell office:value-type="float" office:value="0.050864" calcext:value-type="float">
            <text:p>0.050864</text:p>
          </table:table-cell>
          <table:table-cell table:number-columns-repeated="5"/>
        </table:table-row>
        <table:table-row table:style-name="ro1">
          <table:table-cell office:value-type="float" office:value="1029.990897" calcext:value-type="float">
            <text:p>1029.990897</text:p>
          </table:table-cell>
          <table:table-cell table:number-columns-repeated="3"/>
          <table:table-cell office:value-type="float" office:value="0.047655" calcext:value-type="float">
            <text:p>0.047655</text:p>
          </table:table-cell>
          <table:table-cell table:number-columns-repeated="5"/>
        </table:table-row>
        <table:table-row table:style-name="ro1">
          <table:table-cell office:value-type="float" office:value="1027.639763" calcext:value-type="float">
            <text:p>1027.639763</text:p>
          </table:table-cell>
          <table:table-cell table:number-columns-repeated="3"/>
          <table:table-cell office:value-type="float" office:value="0.04422" calcext:value-type="float">
            <text:p>0.04422</text:p>
          </table:table-cell>
          <table:table-cell table:number-columns-repeated="5"/>
        </table:table-row>
        <table:table-row table:style-name="ro1">
          <table:table-cell office:value-type="float" office:value="1024.272253" calcext:value-type="float">
            <text:p>1024.272253</text:p>
          </table:table-cell>
          <table:table-cell table:number-columns-repeated="3"/>
          <table:table-cell office:value-type="float" office:value="0.040832" calcext:value-type="float">
            <text:p>0.040832</text:p>
          </table:table-cell>
          <table:table-cell table:number-columns-repeated="5"/>
        </table:table-row>
        <table:table-row table:style-name="ro1">
          <table:table-cell office:value-type="float" office:value="1018.657987" calcext:value-type="float">
            <text:p>1018.657987</text:p>
          </table:table-cell>
          <table:table-cell table:number-columns-repeated="3"/>
          <table:table-cell office:value-type="float" office:value="0.037494" calcext:value-type="float">
            <text:p>0.037494</text:p>
          </table:table-cell>
          <table:table-cell table:number-columns-repeated="5"/>
        </table:table-row>
        <table:table-row table:style-name="ro1">
          <table:table-cell office:value-type="float" office:value="1016.389893" calcext:value-type="float">
            <text:p>1016.389893</text:p>
          </table:table-cell>
          <table:table-cell table:number-columns-repeated="3"/>
          <table:table-cell office:value-type="float" office:value="0.034403" calcext:value-type="float">
            <text:p>0.034403</text:p>
          </table:table-cell>
          <table:table-cell table:number-columns-repeated="5"/>
        </table:table-row>
        <table:table-row table:style-name="ro1">
          <table:table-cell office:value-type="float" office:value="1010.897773" calcext:value-type="float">
            <text:p>1010.897773</text:p>
          </table:table-cell>
          <table:table-cell table:number-columns-repeated="3"/>
          <table:table-cell office:value-type="float" office:value="0.031626" calcext:value-type="float">
            <text:p>0.031626</text:p>
          </table:table-cell>
          <table:table-cell table:number-columns-repeated="5"/>
        </table:table-row>
        <table:table-row table:style-name="ro1">
          <table:table-cell office:value-type="float" office:value="1007.425093" calcext:value-type="float">
            <text:p>1007.425093</text:p>
          </table:table-cell>
          <table:table-cell table:number-columns-repeated="3"/>
          <table:table-cell office:value-type="float" office:value="0.029277" calcext:value-type="float">
            <text:p>0.029277</text:p>
          </table:table-cell>
          <table:table-cell table:number-columns-repeated="5"/>
        </table:table-row>
        <table:table-row table:style-name="ro1">
          <table:table-cell office:value-type="float" office:value="1004.175103" calcext:value-type="float">
            <text:p>1004.175103</text:p>
          </table:table-cell>
          <table:table-cell table:number-columns-repeated="3"/>
          <table:table-cell office:value-type="float" office:value="0.027301" calcext:value-type="float">
            <text:p>0.027301</text:p>
          </table:table-cell>
          <table:table-cell table:number-columns-repeated="5"/>
        </table:table-row>
        <table:table-row table:style-name="ro1">
          <table:table-cell office:value-type="float" office:value="999.58309" calcext:value-type="float">
            <text:p>999.58309</text:p>
          </table:table-cell>
          <table:table-cell table:number-columns-repeated="3"/>
          <table:table-cell office:value-type="float" office:value="0.025979" calcext:value-type="float">
            <text:p>0.025979</text:p>
          </table:table-cell>
          <table:table-cell table:number-columns-repeated="5"/>
        </table:table-row>
        <table:table-row table:style-name="ro1">
          <table:table-cell office:value-type="float" office:value="995.718907" calcext:value-type="float">
            <text:p>995.718907</text:p>
          </table:table-cell>
          <table:table-cell table:number-columns-repeated="3"/>
          <table:table-cell office:value-type="float" office:value="0.025128" calcext:value-type="float">
            <text:p>0.025128</text:p>
          </table:table-cell>
          <table:table-cell table:number-columns-repeated="5"/>
        </table:table-row>
        <table:table-row table:style-name="ro1">
          <table:table-cell office:value-type="float" office:value="991.723383" calcext:value-type="float">
            <text:p>991.723383</text:p>
          </table:table-cell>
          <table:table-cell table:number-columns-repeated="3"/>
          <table:table-cell office:value-type="float" office:value="0.024885" calcext:value-type="float">
            <text:p>0.024885</text:p>
          </table:table-cell>
          <table:table-cell table:number-columns-repeated="5"/>
        </table:table-row>
        <table:table-row table:style-name="ro1">
          <table:table-cell office:value-type="float" office:value="987.429918" calcext:value-type="float">
            <text:p>987.429918</text:p>
          </table:table-cell>
          <table:table-cell table:number-columns-repeated="3"/>
          <table:table-cell office:value-type="float" office:value="0.025195" calcext:value-type="float">
            <text:p>0.025195</text:p>
          </table:table-cell>
          <table:table-cell table:number-columns-repeated="5"/>
        </table:table-row>
        <table:table-row table:style-name="ro1">
          <table:table-cell office:value-type="float" office:value="984.931206" calcext:value-type="float">
            <text:p>984.931206</text:p>
          </table:table-cell>
          <table:table-cell table:number-columns-repeated="3"/>
          <table:table-cell office:value-type="float" office:value="0.026133" calcext:value-type="float">
            <text:p>0.026133</text:p>
          </table:table-cell>
          <table:table-cell table:number-columns-repeated="5"/>
        </table:table-row>
        <table:table-row table:style-name="ro1">
          <table:table-cell office:value-type="float" office:value="981.544039" calcext:value-type="float">
            <text:p>981.544039</text:p>
          </table:table-cell>
          <table:table-cell table:number-columns-repeated="3"/>
          <table:table-cell office:value-type="float" office:value="0.027396" calcext:value-type="float">
            <text:p>0.027396</text:p>
          </table:table-cell>
          <table:table-cell table:number-columns-repeated="5"/>
        </table:table-row>
        <table:table-row table:style-name="ro1">
          <table:table-cell office:value-type="float" office:value="977.110368" calcext:value-type="float">
            <text:p>977.110368</text:p>
          </table:table-cell>
          <table:table-cell table:number-columns-repeated="3"/>
          <table:table-cell office:value-type="float" office:value="0.029343" calcext:value-type="float">
            <text:p>0.029343</text:p>
          </table:table-cell>
          <table:table-cell table:number-columns-repeated="5"/>
        </table:table-row>
        <table:table-row table:style-name="ro1">
          <table:table-cell office:value-type="float" office:value="972.68535" calcext:value-type="float">
            <text:p>972.68535</text:p>
          </table:table-cell>
          <table:table-cell table:number-columns-repeated="3"/>
          <table:table-cell office:value-type="float" office:value="0.031718" calcext:value-type="float">
            <text:p>0.031718</text:p>
          </table:table-cell>
          <table:table-cell table:number-columns-repeated="5"/>
        </table:table-row>
        <table:table-row table:style-name="ro1">
          <table:table-cell office:value-type="float" office:value="970.304823" calcext:value-type="float">
            <text:p>970.304823</text:p>
          </table:table-cell>
          <table:table-cell table:number-columns-repeated="3"/>
          <table:table-cell office:value-type="float" office:value="0.03439" calcext:value-type="float">
            <text:p>0.03439</text:p>
          </table:table-cell>
          <table:table-cell table:number-columns-repeated="5"/>
        </table:table-row>
        <table:table-row table:style-name="ro1">
          <table:table-cell office:value-type="float" office:value="966.953286" calcext:value-type="float">
            <text:p>966.953286</text:p>
          </table:table-cell>
          <table:table-cell table:number-columns-repeated="3"/>
          <table:table-cell office:value-type="float" office:value="0.037284" calcext:value-type="float">
            <text:p>0.037284</text:p>
          </table:table-cell>
          <table:table-cell table:number-columns-repeated="5"/>
        </table:table-row>
        <table:table-row table:style-name="ro1">
          <table:table-cell office:value-type="float" office:value="962.47371" calcext:value-type="float">
            <text:p>962.47371</text:p>
          </table:table-cell>
          <table:table-cell table:number-columns-repeated="3"/>
          <table:table-cell office:value-type="float" office:value="0.040552" calcext:value-type="float">
            <text:p>0.040552</text:p>
          </table:table-cell>
          <table:table-cell table:number-columns-repeated="5"/>
        </table:table-row>
        <table:table-row table:style-name="ro1">
          <table:table-cell office:value-type="float" office:value="959.079284" calcext:value-type="float">
            <text:p>959.079284</text:p>
          </table:table-cell>
          <table:table-cell table:number-columns-repeated="3"/>
          <table:table-cell office:value-type="float" office:value="0.044106" calcext:value-type="float">
            <text:p>0.044106</text:p>
          </table:table-cell>
          <table:table-cell table:number-columns-repeated="5"/>
        </table:table-row>
        <table:table-row table:style-name="ro1">
          <table:table-cell office:value-type="float" office:value="954.615604" calcext:value-type="float">
            <text:p>954.615604</text:p>
          </table:table-cell>
          <table:table-cell table:number-columns-repeated="3"/>
          <table:table-cell office:value-type="float" office:value="0.047569" calcext:value-type="float">
            <text:p>0.047569</text:p>
          </table:table-cell>
          <table:table-cell table:number-columns-repeated="5"/>
        </table:table-row>
        <table:table-row table:style-name="ro1">
          <table:table-cell office:value-type="float" office:value="951.348746" calcext:value-type="float">
            <text:p>951.348746</text:p>
          </table:table-cell>
          <table:table-cell table:number-columns-repeated="3"/>
          <table:table-cell office:value-type="float" office:value="0.050977" calcext:value-type="float">
            <text:p>0.050977</text:p>
          </table:table-cell>
          <table:table-cell table:number-columns-repeated="5"/>
        </table:table-row>
        <table:table-row table:style-name="ro1">
          <table:table-cell office:value-type="float" office:value="947.880194" calcext:value-type="float">
            <text:p>947.880194</text:p>
          </table:table-cell>
          <table:table-cell table:number-columns-repeated="3"/>
          <table:table-cell office:value-type="float" office:value="0.054304" calcext:value-type="float">
            <text:p>0.054304</text:p>
          </table:table-cell>
          <table:table-cell table:number-columns-repeated="5"/>
        </table:table-row>
        <table:table-row table:style-name="ro1">
          <table:table-cell office:value-type="float" office:value="944.520835" calcext:value-type="float">
            <text:p>944.520835</text:p>
          </table:table-cell>
          <table:table-cell table:number-columns-repeated="3"/>
          <table:table-cell office:value-type="float" office:value="0.057431" calcext:value-type="float">
            <text:p>0.057431</text:p>
          </table:table-cell>
          <table:table-cell table:number-columns-repeated="5"/>
        </table:table-row>
        <table:table-row table:style-name="ro1">
          <table:table-cell office:value-type="float" office:value="940.028307" calcext:value-type="float">
            <text:p>940.028307</text:p>
          </table:table-cell>
          <table:table-cell table:number-columns-repeated="3"/>
          <table:table-cell office:value-type="float" office:value="0.060258" calcext:value-type="float">
            <text:p>0.060258</text:p>
          </table:table-cell>
          <table:table-cell table:number-columns-repeated="5"/>
        </table:table-row>
        <table:table-row table:style-name="ro1">
          <table:table-cell office:value-type="float" office:value="936.639144" calcext:value-type="float">
            <text:p>936.639144</text:p>
          </table:table-cell>
          <table:table-cell table:number-columns-repeated="3"/>
          <table:table-cell office:value-type="float" office:value="0.062713" calcext:value-type="float">
            <text:p>0.062713</text:p>
          </table:table-cell>
          <table:table-cell table:number-columns-repeated="5"/>
        </table:table-row>
        <table:table-row table:style-name="ro1">
          <table:table-cell office:value-type="float" office:value="933.262382" calcext:value-type="float">
            <text:p>933.262382</text:p>
          </table:table-cell>
          <table:table-cell table:number-columns-repeated="3"/>
          <table:table-cell office:value-type="float" office:value="0.064936" calcext:value-type="float">
            <text:p>0.064936</text:p>
          </table:table-cell>
          <table:table-cell table:number-columns-repeated="5"/>
        </table:table-row>
        <table:table-row table:style-name="ro1">
          <table:table-cell office:value-type="float" office:value="928.774045" calcext:value-type="float">
            <text:p>928.774045</text:p>
          </table:table-cell>
          <table:table-cell table:number-columns-repeated="3"/>
          <table:table-cell office:value-type="float" office:value="0.066752" calcext:value-type="float">
            <text:p>0.066752</text:p>
          </table:table-cell>
          <table:table-cell table:number-columns-repeated="5"/>
        </table:table-row>
        <table:table-row table:style-name="ro1">
          <table:table-cell office:value-type="float" office:value="924.304768" calcext:value-type="float">
            <text:p>924.304768</text:p>
          </table:table-cell>
          <table:table-cell table:number-columns-repeated="3"/>
          <table:table-cell office:value-type="float" office:value="0.06804" calcext:value-type="float">
            <text:p>0.06804</text:p>
          </table:table-cell>
          <table:table-cell table:number-columns-repeated="5"/>
        </table:table-row>
        <table:table-row table:style-name="ro1">
          <table:table-cell office:value-type="float" office:value="920.943894" calcext:value-type="float">
            <text:p>920.943894</text:p>
          </table:table-cell>
          <table:table-cell table:number-columns-repeated="3"/>
          <table:table-cell office:value-type="float" office:value="0.068957" calcext:value-type="float">
            <text:p>0.068957</text:p>
          </table:table-cell>
          <table:table-cell table:number-columns-repeated="5"/>
        </table:table-row>
        <table:table-row table:style-name="ro1">
          <table:table-cell office:value-type="float" office:value="917.549232" calcext:value-type="float">
            <text:p>917.549232</text:p>
          </table:table-cell>
          <table:table-cell table:number-columns-repeated="3"/>
          <table:table-cell office:value-type="float" office:value="0.069494" calcext:value-type="float">
            <text:p>0.069494</text:p>
          </table:table-cell>
          <table:table-cell table:number-columns-repeated="5"/>
        </table:table-row>
        <table:table-row table:style-name="ro1">
          <table:table-cell office:value-type="float" office:value="914.182097" calcext:value-type="float">
            <text:p>914.182097</text:p>
          </table:table-cell>
          <table:table-cell table:number-columns-repeated="3"/>
          <table:table-cell office:value-type="float" office:value="0.069818" calcext:value-type="float">
            <text:p>0.069818</text:p>
          </table:table-cell>
          <table:table-cell table:number-columns-repeated="5"/>
        </table:table-row>
        <table:table-row table:style-name="ro1">
          <table:table-cell office:value-type="float" office:value="909.708045" calcext:value-type="float">
            <text:p>909.708045</text:p>
          </table:table-cell>
          <table:table-cell table:number-columns-repeated="3"/>
          <table:table-cell office:value-type="float" office:value="0.069377" calcext:value-type="float">
            <text:p>0.069377</text:p>
          </table:table-cell>
          <table:table-cell table:number-columns-repeated="5"/>
        </table:table-row>
        <table:table-row table:style-name="ro1">
          <table:table-cell office:value-type="float" office:value="906.316809" calcext:value-type="float">
            <text:p>906.316809</text:p>
          </table:table-cell>
          <table:table-cell table:number-columns-repeated="3"/>
          <table:table-cell office:value-type="float" office:value="0.068718" calcext:value-type="float">
            <text:p>0.068718</text:p>
          </table:table-cell>
          <table:table-cell table:number-columns-repeated="5"/>
        </table:table-row>
        <table:table-row table:style-name="ro1">
          <table:table-cell office:value-type="float" office:value="902.953086" calcext:value-type="float">
            <text:p>902.953086</text:p>
          </table:table-cell>
          <table:table-cell table:number-columns-repeated="3"/>
          <table:table-cell office:value-type="float" office:value="0.067596" calcext:value-type="float">
            <text:p>0.067596</text:p>
          </table:table-cell>
          <table:table-cell table:number-columns-repeated="5"/>
        </table:table-row>
        <table:table-row table:style-name="ro1">
          <table:table-cell office:value-type="float" office:value="898.539996" calcext:value-type="float">
            <text:p>898.539996</text:p>
          </table:table-cell>
          <table:table-cell table:number-columns-repeated="3"/>
          <table:table-cell office:value-type="float" office:value="0.066009" calcext:value-type="float">
            <text:p>0.066009</text:p>
          </table:table-cell>
          <table:table-cell table:number-columns-repeated="5"/>
        </table:table-row>
        <table:table-row table:style-name="ro1">
          <table:table-cell office:value-type="float" office:value="895.11792" calcext:value-type="float">
            <text:p>895.11792</text:p>
          </table:table-cell>
          <table:table-cell table:number-columns-repeated="3"/>
          <table:table-cell office:value-type="float" office:value="0.064081" calcext:value-type="float">
            <text:p>0.064081</text:p>
          </table:table-cell>
          <table:table-cell table:number-columns-repeated="5"/>
        </table:table-row>
        <table:table-row table:style-name="ro1">
          <table:table-cell office:value-type="float" office:value="890.766063" calcext:value-type="float">
            <text:p>890.766063</text:p>
          </table:table-cell>
          <table:table-cell table:number-columns-repeated="3"/>
          <table:table-cell office:value-type="float" office:value="0.061918" calcext:value-type="float">
            <text:p>0.061918</text:p>
          </table:table-cell>
          <table:table-cell table:number-columns-repeated="5"/>
        </table:table-row>
        <table:table-row table:style-name="ro1">
          <table:table-cell office:value-type="float" office:value="888.428233" calcext:value-type="float">
            <text:p>888.428233</text:p>
          </table:table-cell>
          <table:table-cell table:number-columns-repeated="3"/>
          <table:table-cell office:value-type="float" office:value="0.059374" calcext:value-type="float">
            <text:p>0.059374</text:p>
          </table:table-cell>
          <table:table-cell table:number-columns-repeated="5"/>
        </table:table-row>
        <table:table-row table:style-name="ro1">
          <table:table-cell office:value-type="float" office:value="883.866697" calcext:value-type="float">
            <text:p>883.866697</text:p>
          </table:table-cell>
          <table:table-cell table:number-columns-repeated="3"/>
          <table:table-cell office:value-type="float" office:value="0.056466" calcext:value-type="float">
            <text:p>0.056466</text:p>
          </table:table-cell>
          <table:table-cell table:number-columns-repeated="5"/>
        </table:table-row>
        <table:table-row table:style-name="ro1">
          <table:table-cell office:value-type="float" office:value="879.522175" calcext:value-type="float">
            <text:p>879.522175</text:p>
          </table:table-cell>
          <table:table-cell table:number-columns-repeated="3"/>
          <table:table-cell office:value-type="float" office:value="0.053469" calcext:value-type="float">
            <text:p>0.053469</text:p>
          </table:table-cell>
          <table:table-cell table:number-columns-repeated="5"/>
        </table:table-row>
        <table:table-row table:style-name="ro1">
          <table:table-cell office:value-type="float" office:value="877.33372" calcext:value-type="float">
            <text:p>877.33372</text:p>
          </table:table-cell>
          <table:table-cell table:number-columns-repeated="3"/>
          <table:table-cell office:value-type="float" office:value="0.050183" calcext:value-type="float">
            <text:p>0.050183</text:p>
          </table:table-cell>
          <table:table-cell table:number-columns-repeated="5"/>
        </table:table-row>
        <table:table-row table:style-name="ro1">
          <table:table-cell office:value-type="float" office:value="872.797242" calcext:value-type="float">
            <text:p>872.797242</text:p>
          </table:table-cell>
          <table:table-cell table:number-columns-repeated="3"/>
          <table:table-cell office:value-type="float" office:value="0.046802" calcext:value-type="float">
            <text:p>0.046802</text:p>
          </table:table-cell>
          <table:table-cell table:number-columns-repeated="5"/>
        </table:table-row>
        <table:table-row table:style-name="ro1">
          <table:table-cell office:value-type="float" office:value="869.292177" calcext:value-type="float">
            <text:p>869.292177</text:p>
          </table:table-cell>
          <table:table-cell table:number-columns-repeated="3"/>
          <table:table-cell office:value-type="float" office:value="0.043307" calcext:value-type="float">
            <text:p>0.043307</text:p>
          </table:table-cell>
          <table:table-cell table:number-columns-repeated="5"/>
        </table:table-row>
        <table:table-row table:style-name="ro1">
          <table:table-cell office:value-type="float" office:value="864.938102" calcext:value-type="float">
            <text:p>864.938102</text:p>
          </table:table-cell>
          <table:table-cell table:number-columns-repeated="3"/>
          <table:table-cell office:value-type="float" office:value="0.040025" calcext:value-type="float">
            <text:p>0.040025</text:p>
          </table:table-cell>
          <table:table-cell table:number-columns-repeated="5"/>
        </table:table-row>
        <table:table-row table:style-name="ro1">
          <table:table-cell office:value-type="float" office:value="862.543957" calcext:value-type="float">
            <text:p>862.543957</text:p>
          </table:table-cell>
          <table:table-cell table:number-columns-repeated="3"/>
          <table:table-cell office:value-type="float" office:value="0.03675" calcext:value-type="float">
            <text:p>0.03675</text:p>
          </table:table-cell>
          <table:table-cell table:number-columns-repeated="5"/>
        </table:table-row>
        <table:table-row table:style-name="ro1">
          <table:table-cell office:value-type="float" office:value="858.050415" calcext:value-type="float">
            <text:p>858.050415</text:p>
          </table:table-cell>
          <table:table-cell table:number-columns-repeated="3"/>
          <table:table-cell office:value-type="float" office:value="0.033834" calcext:value-type="float">
            <text:p>0.033834</text:p>
          </table:table-cell>
          <table:table-cell table:number-columns-repeated="5"/>
        </table:table-row>
        <table:table-row table:style-name="ro1">
          <table:table-cell office:value-type="float" office:value="854.738618" calcext:value-type="float">
            <text:p>854.738618</text:p>
          </table:table-cell>
          <table:table-cell table:number-columns-repeated="3"/>
          <table:table-cell office:value-type="float" office:value="0.031149" calcext:value-type="float">
            <text:p>0.031149</text:p>
          </table:table-cell>
          <table:table-cell table:number-columns-repeated="5"/>
        </table:table-row>
        <table:table-row table:style-name="ro1">
          <table:table-cell office:value-type="float" office:value="849.277266" calcext:value-type="float">
            <text:p>849.277266</text:p>
          </table:table-cell>
          <table:table-cell table:number-columns-repeated="3"/>
          <table:table-cell office:value-type="float" office:value="0.028861" calcext:value-type="float">
            <text:p>0.028861</text:p>
          </table:table-cell>
          <table:table-cell table:number-columns-repeated="5"/>
        </table:table-row>
        <table:table-row table:style-name="ro1">
          <table:table-cell office:value-type="float" office:value="846.892075" calcext:value-type="float">
            <text:p>846.892075</text:p>
          </table:table-cell>
          <table:table-cell table:number-columns-repeated="3"/>
          <table:table-cell office:value-type="float" office:value="0.02706" calcext:value-type="float">
            <text:p>0.02706</text:p>
          </table:table-cell>
          <table:table-cell table:number-columns-repeated="5"/>
        </table:table-row>
        <table:table-row table:style-name="ro1">
          <table:table-cell office:value-type="float" office:value="843.506858" calcext:value-type="float">
            <text:p>843.506858</text:p>
          </table:table-cell>
          <table:table-cell table:number-columns-repeated="3"/>
          <table:table-cell office:value-type="float" office:value="0.0258" calcext:value-type="float">
            <text:p>0.0258</text:p>
          </table:table-cell>
          <table:table-cell table:number-columns-repeated="5"/>
        </table:table-row>
        <table:table-row table:style-name="ro1">
          <table:table-cell office:value-type="float" office:value="840.127345" calcext:value-type="float">
            <text:p>840.127345</text:p>
          </table:table-cell>
          <table:table-cell table:number-columns-repeated="3"/>
          <table:table-cell office:value-type="float" office:value="0.02505" calcext:value-type="float">
            <text:p>0.02505</text:p>
          </table:table-cell>
          <table:table-cell table:number-columns-repeated="5"/>
        </table:table-row>
        <table:table-row table:style-name="ro1">
          <table:table-cell office:value-type="float" office:value="834.728467" calcext:value-type="float">
            <text:p>834.728467</text:p>
          </table:table-cell>
          <table:table-cell table:number-columns-repeated="3"/>
          <table:table-cell office:value-type="float" office:value="0.024629" calcext:value-type="float">
            <text:p>0.024629</text:p>
          </table:table-cell>
          <table:table-cell table:number-columns-repeated="5"/>
        </table:table-row>
        <table:table-row table:style-name="ro1">
          <table:table-cell office:value-type="float" office:value="832.291398" calcext:value-type="float">
            <text:p>832.291398</text:p>
          </table:table-cell>
          <table:table-cell table:number-columns-repeated="3"/>
          <table:table-cell office:value-type="float" office:value="0.025356" calcext:value-type="float">
            <text:p>0.025356</text:p>
          </table:table-cell>
          <table:table-cell table:number-columns-repeated="5"/>
        </table:table-row>
        <table:table-row table:style-name="ro1">
          <table:table-cell office:value-type="float" office:value="827.745224" calcext:value-type="float">
            <text:p>827.745224</text:p>
          </table:table-cell>
          <table:table-cell table:number-columns-repeated="3"/>
          <table:table-cell office:value-type="float" office:value="0.026138" calcext:value-type="float">
            <text:p>0.026138</text:p>
          </table:table-cell>
          <table:table-cell table:number-columns-repeated="5"/>
        </table:table-row>
        <table:table-row table:style-name="ro1">
          <table:table-cell office:value-type="float" office:value="823.282141" calcext:value-type="float">
            <text:p>823.282141</text:p>
          </table:table-cell>
          <table:table-cell table:number-columns-repeated="3"/>
          <table:table-cell office:value-type="float" office:value="0.027675" calcext:value-type="float">
            <text:p>0.027675</text:p>
          </table:table-cell>
          <table:table-cell table:number-columns-repeated="5"/>
        </table:table-row>
        <table:table-row table:style-name="ro1">
          <table:table-cell office:value-type="float" office:value="820.000607" calcext:value-type="float">
            <text:p>820.000607</text:p>
          </table:table-cell>
          <table:table-cell table:number-columns-repeated="3"/>
          <table:table-cell office:value-type="float" office:value="0.02966" calcext:value-type="float">
            <text:p>0.02966</text:p>
          </table:table-cell>
          <table:table-cell table:number-columns-repeated="5"/>
        </table:table-row>
        <table:table-row table:style-name="ro1">
          <table:table-cell office:value-type="float" office:value="815.418436" calcext:value-type="float">
            <text:p>815.418436</text:p>
          </table:table-cell>
          <table:table-cell table:number-columns-repeated="3"/>
          <table:table-cell office:value-type="float" office:value="0.032322" calcext:value-type="float">
            <text:p>0.032322</text:p>
          </table:table-cell>
          <table:table-cell table:number-columns-repeated="5"/>
        </table:table-row>
        <table:table-row table:style-name="ro1">
          <table:table-cell office:value-type="float" office:value="812.028015" calcext:value-type="float">
            <text:p>812.028015</text:p>
          </table:table-cell>
          <table:table-cell table:number-columns-repeated="3"/>
          <table:table-cell office:value-type="float" office:value="0.035304" calcext:value-type="float">
            <text:p>0.035304</text:p>
          </table:table-cell>
          <table:table-cell table:number-columns-repeated="5"/>
        </table:table-row>
        <table:table-row table:style-name="ro1">
          <table:table-cell office:value-type="float" office:value="809.118989" calcext:value-type="float">
            <text:p>809.118989</text:p>
          </table:table-cell>
          <table:table-cell table:number-columns-repeated="3"/>
          <table:table-cell office:value-type="float" office:value="0.038386" calcext:value-type="float">
            <text:p>0.038386</text:p>
          </table:table-cell>
          <table:table-cell table:number-columns-repeated="5"/>
        </table:table-row>
        <table:table-row table:style-name="ro1">
          <table:table-cell office:value-type="float" office:value="804.704161" calcext:value-type="float">
            <text:p>804.704161</text:p>
          </table:table-cell>
          <table:table-cell table:number-columns-repeated="3"/>
          <table:table-cell office:value-type="float" office:value="0.041549" calcext:value-type="float">
            <text:p>0.041549</text:p>
          </table:table-cell>
          <table:table-cell table:number-columns-repeated="5"/>
        </table:table-row>
        <table:table-row table:style-name="ro1">
          <table:table-cell office:value-type="float" office:value="803.034587" calcext:value-type="float">
            <text:p>803.034587</text:p>
          </table:table-cell>
          <table:table-cell table:number-columns-repeated="3"/>
          <table:table-cell office:value-type="float" office:value="0.044829" calcext:value-type="float">
            <text:p>0.044829</text:p>
          </table:table-cell>
          <table:table-cell table:number-columns-repeated="5"/>
        </table:table-row>
        <table:table-row table:style-name="ro1">
          <table:table-cell office:value-type="float" office:value="797.553719" calcext:value-type="float">
            <text:p>797.553719</text:p>
          </table:table-cell>
          <table:table-cell table:number-columns-repeated="3"/>
          <table:table-cell office:value-type="float" office:value="0.048365" calcext:value-type="float">
            <text:p>0.048365</text:p>
          </table:table-cell>
          <table:table-cell table:number-columns-repeated="5"/>
        </table:table-row>
        <table:table-row table:style-name="ro1">
          <table:table-cell office:value-type="float" office:value="793.061912" calcext:value-type="float">
            <text:p>793.061912</text:p>
          </table:table-cell>
          <table:table-cell table:number-columns-repeated="3"/>
          <table:table-cell office:value-type="float" office:value="0.05177" calcext:value-type="float">
            <text:p>0.05177</text:p>
          </table:table-cell>
          <table:table-cell table:number-columns-repeated="5"/>
        </table:table-row>
        <table:table-row table:style-name="ro1">
          <table:table-cell office:value-type="float" office:value="790.705048" calcext:value-type="float">
            <text:p>790.705048</text:p>
          </table:table-cell>
          <table:table-cell table:number-columns-repeated="3"/>
          <table:table-cell office:value-type="float" office:value="0.054878" calcext:value-type="float">
            <text:p>0.054878</text:p>
          </table:table-cell>
          <table:table-cell table:number-columns-repeated="5"/>
        </table:table-row>
        <table:table-row table:style-name="ro1">
          <table:table-cell office:value-type="float" office:value="787.333422" calcext:value-type="float">
            <text:p>787.333422</text:p>
          </table:table-cell>
          <table:table-cell table:number-columns-repeated="3"/>
          <table:table-cell office:value-type="float" office:value="0.057743" calcext:value-type="float">
            <text:p>0.057743</text:p>
          </table:table-cell>
          <table:table-cell table:number-columns-repeated="5"/>
        </table:table-row>
        <table:table-row table:style-name="ro1">
          <table:table-cell office:value-type="float" office:value="783.362899" calcext:value-type="float">
            <text:p>783.362899</text:p>
          </table:table-cell>
          <table:table-cell table:number-columns-repeated="3"/>
          <table:table-cell office:value-type="float" office:value="0.060475" calcext:value-type="float">
            <text:p>0.060475</text:p>
          </table:table-cell>
          <table:table-cell table:number-columns-repeated="5"/>
        </table:table-row>
        <table:table-row table:style-name="ro1">
          <table:table-cell office:value-type="float" office:value="778.405782" calcext:value-type="float">
            <text:p>778.405782</text:p>
          </table:table-cell>
          <table:table-cell table:number-columns-repeated="3"/>
          <table:table-cell office:value-type="float" office:value="0.062994" calcext:value-type="float">
            <text:p>0.062994</text:p>
          </table:table-cell>
          <table:table-cell table:number-columns-repeated="5"/>
        </table:table-row>
        <table:table-row table:style-name="ro1">
          <table:table-cell office:value-type="float" office:value="776.079617" calcext:value-type="float">
            <text:p>776.079617</text:p>
          </table:table-cell>
          <table:table-cell table:number-columns-repeated="3"/>
          <table:table-cell office:value-type="float" office:value="0.065047" calcext:value-type="float">
            <text:p>0.065047</text:p>
          </table:table-cell>
          <table:table-cell table:number-columns-repeated="5"/>
        </table:table-row>
        <table:table-row table:style-name="ro1">
          <table:table-cell office:value-type="float" office:value="771.785322" calcext:value-type="float">
            <text:p>771.785322</text:p>
          </table:table-cell>
          <table:table-cell table:number-columns-repeated="3"/>
          <table:table-cell office:value-type="float" office:value="0.06665" calcext:value-type="float">
            <text:p>0.06665</text:p>
          </table:table-cell>
          <table:table-cell table:number-columns-repeated="5"/>
        </table:table-row>
        <table:table-row table:style-name="ro1">
          <table:table-cell office:value-type="float" office:value="768.278155" calcext:value-type="float">
            <text:p>768.278155</text:p>
          </table:table-cell>
          <table:table-cell table:number-columns-repeated="3"/>
          <table:table-cell office:value-type="float" office:value="0.067857" calcext:value-type="float">
            <text:p>0.067857</text:p>
          </table:table-cell>
          <table:table-cell table:number-columns-repeated="5"/>
        </table:table-row>
        <table:table-row table:style-name="ro1">
          <table:table-cell office:value-type="float" office:value="765.00679" calcext:value-type="float">
            <text:p>765.00679</text:p>
          </table:table-cell>
          <table:table-cell table:number-columns-repeated="3"/>
          <table:table-cell office:value-type="float" office:value="0.068768" calcext:value-type="float">
            <text:p>0.068768</text:p>
          </table:table-cell>
          <table:table-cell table:number-columns-repeated="5"/>
        </table:table-row>
        <table:table-row table:style-name="ro1">
          <table:table-cell office:value-type="float" office:value="760.621276" calcext:value-type="float">
            <text:p>760.621276</text:p>
          </table:table-cell>
          <table:table-cell table:number-columns-repeated="3"/>
          <table:table-cell office:value-type="float" office:value="0.069238" calcext:value-type="float">
            <text:p>0.069238</text:p>
          </table:table-cell>
          <table:table-cell table:number-columns-repeated="5"/>
        </table:table-row>
        <table:table-row table:style-name="ro1">
          <table:table-cell office:value-type="float" office:value="757.171094" calcext:value-type="float">
            <text:p>757.171094</text:p>
          </table:table-cell>
          <table:table-cell table:number-columns-repeated="3"/>
          <table:table-cell office:value-type="float" office:value="0.069341" calcext:value-type="float">
            <text:p>0.069341</text:p>
          </table:table-cell>
          <table:table-cell table:number-columns-repeated="5"/>
        </table:table-row>
        <table:table-row table:style-name="ro1">
          <table:table-cell office:value-type="float" office:value="753.700818" calcext:value-type="float">
            <text:p>753.700818</text:p>
          </table:table-cell>
          <table:table-cell table:number-columns-repeated="3"/>
          <table:table-cell office:value-type="float" office:value="0.068901" calcext:value-type="float">
            <text:p>0.068901</text:p>
          </table:table-cell>
          <table:table-cell table:number-columns-repeated="5"/>
        </table:table-row>
        <table:table-row table:style-name="ro1">
          <table:table-cell office:value-type="float" office:value="749.170783" calcext:value-type="float">
            <text:p>749.170783</text:p>
          </table:table-cell>
          <table:table-cell table:number-columns-repeated="3"/>
          <table:table-cell office:value-type="float" office:value="0.068042" calcext:value-type="float">
            <text:p>0.068042</text:p>
          </table:table-cell>
          <table:table-cell table:number-columns-repeated="5"/>
        </table:table-row>
        <table:table-row table:style-name="ro1">
          <table:table-cell office:value-type="float" office:value="746.039162" calcext:value-type="float">
            <text:p>746.039162</text:p>
          </table:table-cell>
          <table:table-cell table:number-columns-repeated="3"/>
          <table:table-cell office:value-type="float" office:value="0.067013" calcext:value-type="float">
            <text:p>0.067013</text:p>
          </table:table-cell>
          <table:table-cell table:number-columns-repeated="5"/>
        </table:table-row>
        <table:table-row table:style-name="ro1">
          <table:table-cell office:value-type="float" office:value="741.564049" calcext:value-type="float">
            <text:p>741.564049</text:p>
          </table:table-cell>
          <table:table-cell table:number-columns-repeated="3"/>
          <table:table-cell office:value-type="float" office:value="0.06532" calcext:value-type="float">
            <text:p>0.06532</text:p>
          </table:table-cell>
          <table:table-cell table:number-columns-repeated="5"/>
        </table:table-row>
        <table:table-row table:style-name="ro1">
          <table:table-cell office:value-type="float" office:value="737.925087" calcext:value-type="float">
            <text:p>737.925087</text:p>
          </table:table-cell>
          <table:table-cell table:number-columns-repeated="3"/>
          <table:table-cell office:value-type="float" office:value="0.063367" calcext:value-type="float">
            <text:p>0.063367</text:p>
          </table:table-cell>
          <table:table-cell table:number-columns-repeated="5"/>
        </table:table-row>
        <table:table-row table:style-name="ro1">
          <table:table-cell office:value-type="float" office:value="733.542789" calcext:value-type="float">
            <text:p>733.542789</text:p>
          </table:table-cell>
          <table:table-cell table:number-columns-repeated="3"/>
          <table:table-cell office:value-type="float" office:value="0.061037" calcext:value-type="float">
            <text:p>0.061037</text:p>
          </table:table-cell>
          <table:table-cell table:number-columns-repeated="5"/>
        </table:table-row>
        <table:table-row table:style-name="ro1">
          <table:table-cell office:value-type="float" office:value="730.114448" calcext:value-type="float">
            <text:p>730.114448</text:p>
          </table:table-cell>
          <table:table-cell table:number-columns-repeated="3"/>
          <table:table-cell office:value-type="float" office:value="0.058392" calcext:value-type="float">
            <text:p>0.058392</text:p>
          </table:table-cell>
          <table:table-cell table:number-columns-repeated="5"/>
        </table:table-row>
        <table:table-row table:style-name="ro1">
          <table:table-cell office:value-type="float" office:value="725.748062" calcext:value-type="float">
            <text:p>725.748062</text:p>
          </table:table-cell>
          <table:table-cell table:number-columns-repeated="3"/>
          <table:table-cell office:value-type="float" office:value="0.055413" calcext:value-type="float">
            <text:p>0.055413</text:p>
          </table:table-cell>
          <table:table-cell table:number-columns-repeated="5"/>
        </table:table-row>
        <table:table-row table:style-name="ro1">
          <table:table-cell office:value-type="float" office:value="724.438991" calcext:value-type="float">
            <text:p>724.438991</text:p>
          </table:table-cell>
          <table:table-cell table:number-columns-repeated="3"/>
          <table:table-cell office:value-type="float" office:value="0.052208" calcext:value-type="float">
            <text:p>0.052208</text:p>
          </table:table-cell>
          <table:table-cell table:number-columns-repeated="5"/>
        </table:table-row>
        <table:table-row table:style-name="ro1">
          <table:table-cell office:value-type="float" office:value="717.991533" calcext:value-type="float">
            <text:p>717.991533</text:p>
          </table:table-cell>
          <table:table-cell table:number-columns-repeated="3"/>
          <table:table-cell office:value-type="float" office:value="0.04906" calcext:value-type="float">
            <text:p>0.04906</text:p>
          </table:table-cell>
          <table:table-cell table:number-columns-repeated="5"/>
        </table:table-row>
        <table:table-row table:style-name="ro1">
          <table:table-cell office:value-type="float" office:value="714.377271" calcext:value-type="float">
            <text:p>714.377271</text:p>
          </table:table-cell>
          <table:table-cell table:number-columns-repeated="3"/>
          <table:table-cell office:value-type="float" office:value="0.045756" calcext:value-type="float">
            <text:p>0.045756</text:p>
          </table:table-cell>
          <table:table-cell table:number-columns-repeated="5"/>
        </table:table-row>
        <table:table-row table:style-name="ro1">
          <table:table-cell office:value-type="float" office:value="711.134472" calcext:value-type="float">
            <text:p>711.134472</text:p>
          </table:table-cell>
          <table:table-cell table:number-columns-repeated="3"/>
          <table:table-cell office:value-type="float" office:value="0.042277" calcext:value-type="float">
            <text:p>0.042277</text:p>
          </table:table-cell>
          <table:table-cell table:number-columns-repeated="5"/>
        </table:table-row>
        <table:table-row table:style-name="ro1">
          <table:table-cell office:value-type="float" office:value="707.676682" calcext:value-type="float">
            <text:p>707.676682</text:p>
          </table:table-cell>
          <table:table-cell table:number-columns-repeated="3"/>
          <table:table-cell office:value-type="float" office:value="0.038868" calcext:value-type="float">
            <text:p>0.038868</text:p>
          </table:table-cell>
          <table:table-cell table:number-columns-repeated="5"/>
        </table:table-row>
        <table:table-row table:style-name="ro1">
          <table:table-cell office:value-type="float" office:value="704.46071" calcext:value-type="float">
            <text:p>704.46071</text:p>
          </table:table-cell>
          <table:table-cell table:number-columns-repeated="3"/>
          <table:table-cell office:value-type="float" office:value="0.035703" calcext:value-type="float">
            <text:p>0.035703</text:p>
          </table:table-cell>
          <table:table-cell table:number-columns-repeated="5"/>
        </table:table-row>
        <table:table-row table:style-name="ro1">
          <table:table-cell office:value-type="float" office:value="701.952541" calcext:value-type="float">
            <text:p>701.952541</text:p>
          </table:table-cell>
          <table:table-cell table:number-columns-repeated="3"/>
          <table:table-cell office:value-type="float" office:value="0.032783" calcext:value-type="float">
            <text:p>0.032783</text:p>
          </table:table-cell>
          <table:table-cell table:number-columns-repeated="5"/>
        </table:table-row>
        <table:table-row table:style-name="ro1">
          <table:table-cell office:value-type="float" office:value="696.388408" calcext:value-type="float">
            <text:p>696.388408</text:p>
          </table:table-cell>
          <table:table-cell table:number-columns-repeated="3"/>
          <table:table-cell office:value-type="float" office:value="0.03023" calcext:value-type="float">
            <text:p>0.03023</text:p>
          </table:table-cell>
          <table:table-cell table:number-columns-repeated="5"/>
        </table:table-row>
        <table:table-row table:style-name="ro1">
          <table:table-cell office:value-type="float" office:value="693.057593" calcext:value-type="float">
            <text:p>693.057593</text:p>
          </table:table-cell>
          <table:table-cell table:number-columns-repeated="3"/>
          <table:table-cell office:value-type="float" office:value="0.028161" calcext:value-type="float">
            <text:p>0.028161</text:p>
          </table:table-cell>
          <table:table-cell table:number-columns-repeated="5"/>
        </table:table-row>
        <table:table-row table:style-name="ro1">
          <table:table-cell office:value-type="float" office:value="688.495651" calcext:value-type="float">
            <text:p>688.495651</text:p>
          </table:table-cell>
          <table:table-cell table:number-columns-repeated="3"/>
          <table:table-cell office:value-type="float" office:value="0.026572" calcext:value-type="float">
            <text:p>0.026572</text:p>
          </table:table-cell>
          <table:table-cell table:number-columns-repeated="5"/>
        </table:table-row>
        <table:table-row table:style-name="ro1">
          <table:table-cell office:value-type="float" office:value="686.290368" calcext:value-type="float">
            <text:p>686.290368</text:p>
          </table:table-cell>
          <table:table-cell table:number-columns-repeated="3"/>
          <table:table-cell office:value-type="float" office:value="0.02551" calcext:value-type="float">
            <text:p>0.02551</text:p>
          </table:table-cell>
          <table:table-cell table:number-columns-repeated="5"/>
        </table:table-row>
        <table:table-row table:style-name="ro1">
          <table:table-cell office:value-type="float" office:value="684.036599" calcext:value-type="float">
            <text:p>684.036599</text:p>
          </table:table-cell>
          <table:table-cell table:number-columns-repeated="3"/>
          <table:table-cell office:value-type="float" office:value="0.024971" calcext:value-type="float">
            <text:p>0.024971</text:p>
          </table:table-cell>
          <table:table-cell table:number-columns-repeated="5"/>
        </table:table-row>
        <table:table-row table:style-name="ro1">
          <table:table-cell office:value-type="float" office:value="679.551913" calcext:value-type="float">
            <text:p>679.551913</text:p>
          </table:table-cell>
          <table:table-cell table:number-columns-repeated="3"/>
          <table:table-cell office:value-type="float" office:value="0.024933" calcext:value-type="float">
            <text:p>0.024933</text:p>
          </table:table-cell>
          <table:table-cell table:number-columns-repeated="5"/>
        </table:table-row>
        <table:table-row table:style-name="ro1">
          <table:table-cell office:value-type="float" office:value="675.433495" calcext:value-type="float">
            <text:p>675.433495</text:p>
          </table:table-cell>
          <table:table-cell table:number-columns-repeated="3"/>
          <table:table-cell office:value-type="float" office:value="0.025525" calcext:value-type="float">
            <text:p>0.025525</text:p>
          </table:table-cell>
          <table:table-cell table:number-columns-repeated="5"/>
        </table:table-row>
        <table:table-row table:style-name="ro1">
          <table:table-cell office:value-type="float" office:value="671.769137" calcext:value-type="float">
            <text:p>671.769137</text:p>
          </table:table-cell>
          <table:table-cell table:number-columns-repeated="3"/>
          <table:table-cell office:value-type="float" office:value="0.026619" calcext:value-type="float">
            <text:p>0.026619</text:p>
          </table:table-cell>
          <table:table-cell table:number-columns-repeated="5"/>
        </table:table-row>
        <table:table-row table:style-name="ro1">
          <table:table-cell office:value-type="float" office:value="667.259856" calcext:value-type="float">
            <text:p>667.259856</text:p>
          </table:table-cell>
          <table:table-cell table:number-columns-repeated="3"/>
          <table:table-cell office:value-type="float" office:value="0.028226" calcext:value-type="float">
            <text:p>0.028226</text:p>
          </table:table-cell>
          <table:table-cell table:number-columns-repeated="5"/>
        </table:table-row>
        <table:table-row table:style-name="ro1">
          <table:table-cell office:value-type="float" office:value="664.934593" calcext:value-type="float">
            <text:p>664.934593</text:p>
          </table:table-cell>
          <table:table-cell table:number-columns-repeated="3"/>
          <table:table-cell office:value-type="float" office:value="0.030286" calcext:value-type="float">
            <text:p>0.030286</text:p>
          </table:table-cell>
          <table:table-cell table:number-columns-repeated="5"/>
        </table:table-row>
        <table:table-row table:style-name="ro1">
          <table:table-cell office:value-type="float" office:value="659.374711" calcext:value-type="float">
            <text:p>659.374711</text:p>
          </table:table-cell>
          <table:table-cell table:number-columns-repeated="3"/>
          <table:table-cell office:value-type="float" office:value="0.032905" calcext:value-type="float">
            <text:p>0.032905</text:p>
          </table:table-cell>
          <table:table-cell table:number-columns-repeated="5"/>
        </table:table-row>
        <table:table-row table:style-name="ro1">
          <table:table-cell office:value-type="float" office:value="656.322249" calcext:value-type="float">
            <text:p>656.322249</text:p>
          </table:table-cell>
          <table:table-cell table:number-columns-repeated="3"/>
          <table:table-cell office:value-type="float" office:value="0.035926" calcext:value-type="float">
            <text:p>0.035926</text:p>
          </table:table-cell>
          <table:table-cell table:number-columns-repeated="5"/>
        </table:table-row>
        <table:table-row table:style-name="ro1">
          <table:table-cell office:value-type="float" office:value="652.945373" calcext:value-type="float">
            <text:p>652.945373</text:p>
          </table:table-cell>
          <table:table-cell table:number-columns-repeated="3"/>
          <table:table-cell office:value-type="float" office:value="0.039159" calcext:value-type="float">
            <text:p>0.039159</text:p>
          </table:table-cell>
          <table:table-cell table:number-columns-repeated="5"/>
        </table:table-row>
        <table:table-row table:style-name="ro1">
          <table:table-cell office:value-type="float" office:value="647.226544" calcext:value-type="float">
            <text:p>647.226544</text:p>
          </table:table-cell>
          <table:table-cell table:number-columns-repeated="3"/>
          <table:table-cell office:value-type="float" office:value="0.042656" calcext:value-type="float">
            <text:p>0.042656</text:p>
          </table:table-cell>
          <table:table-cell table:number-columns-repeated="5"/>
        </table:table-row>
        <table:table-row table:style-name="ro1">
          <table:table-cell office:value-type="float" office:value="645.90931" calcext:value-type="float">
            <text:p>645.90931</text:p>
          </table:table-cell>
          <table:table-cell table:number-columns-repeated="3"/>
          <table:table-cell office:value-type="float" office:value="0.046297" calcext:value-type="float">
            <text:p>0.046297</text:p>
          </table:table-cell>
          <table:table-cell table:number-columns-repeated="5"/>
        </table:table-row>
        <table:table-row table:style-name="ro1">
          <table:table-cell office:value-type="float" office:value="640.388366" calcext:value-type="float">
            <text:p>640.388366</text:p>
          </table:table-cell>
          <table:table-cell table:number-columns-repeated="3"/>
          <table:table-cell office:value-type="float" office:value="0.049983" calcext:value-type="float">
            <text:p>0.049983</text:p>
          </table:table-cell>
          <table:table-cell table:number-columns-repeated="5"/>
        </table:table-row>
        <table:table-row table:style-name="ro1">
          <table:table-cell office:value-type="float" office:value="639.209069" calcext:value-type="float">
            <text:p>639.209069</text:p>
          </table:table-cell>
          <table:table-cell table:number-columns-repeated="3"/>
          <table:table-cell office:value-type="float" office:value="0.053408" calcext:value-type="float">
            <text:p>0.053408</text:p>
          </table:table-cell>
          <table:table-cell table:number-columns-repeated="5"/>
        </table:table-row>
        <table:table-row table:style-name="ro1">
          <table:table-cell office:value-type="float" office:value="634.030084" calcext:value-type="float">
            <text:p>634.030084</text:p>
          </table:table-cell>
          <table:table-cell table:number-columns-repeated="3"/>
          <table:table-cell office:value-type="float" office:value="0.056639" calcext:value-type="float">
            <text:p>0.056639</text:p>
          </table:table-cell>
          <table:table-cell table:number-columns-repeated="5"/>
        </table:table-row>
        <table:table-row table:style-name="ro1">
          <table:table-cell office:value-type="float" office:value="630.158807" calcext:value-type="float">
            <text:p>630.158807</text:p>
          </table:table-cell>
          <table:table-cell table:number-columns-repeated="3"/>
          <table:table-cell office:value-type="float" office:value="0.059472" calcext:value-type="float">
            <text:p>0.059472</text:p>
          </table:table-cell>
          <table:table-cell table:number-columns-repeated="5"/>
        </table:table-row>
        <table:table-row table:style-name="ro1">
          <table:table-cell office:value-type="float" office:value="627.864316" calcext:value-type="float">
            <text:p>627.864316</text:p>
          </table:table-cell>
          <table:table-cell table:number-columns-repeated="3"/>
          <table:table-cell office:value-type="float" office:value="0.061983" calcext:value-type="float">
            <text:p>0.061983</text:p>
          </table:table-cell>
          <table:table-cell table:number-columns-repeated="5"/>
        </table:table-row>
        <table:table-row table:style-name="ro1">
          <table:table-cell office:value-type="float" office:value="622.316453" calcext:value-type="float">
            <text:p>622.316453</text:p>
          </table:table-cell>
          <table:table-cell table:number-columns-repeated="3"/>
          <table:table-cell office:value-type="float" office:value="0.064357" calcext:value-type="float">
            <text:p>0.064357</text:p>
          </table:table-cell>
          <table:table-cell table:number-columns-repeated="5"/>
        </table:table-row>
        <table:table-row table:style-name="ro1">
          <table:table-cell office:value-type="float" office:value="620.011374" calcext:value-type="float">
            <text:p>620.011374</text:p>
          </table:table-cell>
          <table:table-cell table:number-columns-repeated="3"/>
          <table:table-cell office:value-type="float" office:value="0.066266" calcext:value-type="float">
            <text:p>0.066266</text:p>
          </table:table-cell>
          <table:table-cell table:number-columns-repeated="5"/>
        </table:table-row>
        <table:table-row table:style-name="ro1">
          <table:table-cell office:value-type="float" office:value="616.634556" calcext:value-type="float">
            <text:p>616.634556</text:p>
          </table:table-cell>
          <table:table-cell table:number-columns-repeated="3"/>
          <table:table-cell office:value-type="float" office:value="0.067866" calcext:value-type="float">
            <text:p>0.067866</text:p>
          </table:table-cell>
          <table:table-cell table:number-columns-repeated="5"/>
        </table:table-row>
        <table:table-row table:style-name="ro1">
          <table:table-cell office:value-type="float" office:value="611.274688" calcext:value-type="float">
            <text:p>611.274688</text:p>
          </table:table-cell>
          <table:table-cell table:number-columns-repeated="3"/>
          <table:table-cell office:value-type="float" office:value="0.069007" calcext:value-type="float">
            <text:p>0.069007</text:p>
          </table:table-cell>
          <table:table-cell table:number-columns-repeated="5"/>
        </table:table-row>
        <table:table-row table:style-name="ro1">
          <table:table-cell office:value-type="float" office:value="608.756387" calcext:value-type="float">
            <text:p>608.756387</text:p>
          </table:table-cell>
          <table:table-cell table:number-columns-repeated="3"/>
          <table:table-cell office:value-type="float" office:value="0.069796" calcext:value-type="float">
            <text:p>0.069796</text:p>
          </table:table-cell>
          <table:table-cell table:number-columns-repeated="5"/>
        </table:table-row>
        <table:table-row table:style-name="ro1">
          <table:table-cell office:value-type="float" office:value="604.278151" calcext:value-type="float">
            <text:p>604.278151</text:p>
          </table:table-cell>
          <table:table-cell table:number-columns-repeated="3"/>
          <table:table-cell office:value-type="float" office:value="0.070055" calcext:value-type="float">
            <text:p>0.070055</text:p>
          </table:table-cell>
          <table:table-cell table:number-columns-repeated="5"/>
        </table:table-row>
        <table:table-row table:style-name="ro1">
          <table:table-cell office:value-type="float" office:value="600.946471" calcext:value-type="float">
            <text:p>600.946471</text:p>
          </table:table-cell>
          <table:table-cell table:number-columns-repeated="3"/>
          <table:table-cell office:value-type="float" office:value="0.069986" calcext:value-type="float">
            <text:p>0.069986</text:p>
          </table:table-cell>
          <table:table-cell table:number-columns-repeated="5"/>
        </table:table-row>
        <table:table-row table:style-name="ro1">
          <table:table-cell office:value-type="float" office:value="596.540947" calcext:value-type="float">
            <text:p>596.540947</text:p>
          </table:table-cell>
          <table:table-cell table:number-columns-repeated="3"/>
          <table:table-cell office:value-type="float" office:value="0.069524" calcext:value-type="float">
            <text:p>0.069524</text:p>
          </table:table-cell>
          <table:table-cell table:number-columns-repeated="5"/>
        </table:table-row>
        <table:table-row table:style-name="ro1">
          <table:table-cell office:value-type="float" office:value="592.441285" calcext:value-type="float">
            <text:p>592.441285</text:p>
          </table:table-cell>
          <table:table-cell table:number-columns-repeated="3"/>
          <table:table-cell office:value-type="float" office:value="0.068702" calcext:value-type="float">
            <text:p>0.068702</text:p>
          </table:table-cell>
          <table:table-cell table:number-columns-repeated="5"/>
        </table:table-row>
        <table:table-row table:style-name="ro1">
          <table:table-cell office:value-type="float" office:value="588.754597" calcext:value-type="float">
            <text:p>588.754597</text:p>
          </table:table-cell>
          <table:table-cell table:number-columns-repeated="3"/>
          <table:table-cell office:value-type="float" office:value="0.067441" calcext:value-type="float">
            <text:p>0.067441</text:p>
          </table:table-cell>
          <table:table-cell table:number-columns-repeated="5"/>
        </table:table-row>
        <table:table-row table:style-name="ro1">
          <table:table-cell office:value-type="float" office:value="586.37318" calcext:value-type="float">
            <text:p>586.37318</text:p>
          </table:table-cell>
          <table:table-cell table:number-columns-repeated="3"/>
          <table:table-cell office:value-type="float" office:value="0.065832" calcext:value-type="float">
            <text:p>0.065832</text:p>
          </table:table-cell>
          <table:table-cell table:number-columns-repeated="5"/>
        </table:table-row>
        <table:table-row table:style-name="ro1">
          <table:table-cell office:value-type="float" office:value="582.641015" calcext:value-type="float">
            <text:p>582.641015</text:p>
          </table:table-cell>
          <table:table-cell table:number-columns-repeated="3"/>
          <table:table-cell office:value-type="float" office:value="0.063832" calcext:value-type="float">
            <text:p>0.063832</text:p>
          </table:table-cell>
          <table:table-cell table:number-columns-repeated="5"/>
        </table:table-row>
        <table:table-row table:style-name="ro1">
          <table:table-cell office:value-type="float" office:value="577.884709" calcext:value-type="float">
            <text:p>577.884709</text:p>
          </table:table-cell>
          <table:table-cell table:number-columns-repeated="3"/>
          <table:table-cell office:value-type="float" office:value="0.0614" calcext:value-type="float">
            <text:p>0.0614</text:p>
          </table:table-cell>
          <table:table-cell table:number-columns-repeated="5"/>
        </table:table-row>
        <table:table-row table:style-name="ro1">
          <table:table-cell office:value-type="float" office:value="574.12931" calcext:value-type="float">
            <text:p>574.12931</text:p>
          </table:table-cell>
          <table:table-cell table:number-columns-repeated="3"/>
          <table:table-cell office:value-type="float" office:value="0.058712" calcext:value-type="float">
            <text:p>0.058712</text:p>
          </table:table-cell>
          <table:table-cell table:number-columns-repeated="5"/>
        </table:table-row>
        <table:table-row table:style-name="ro1">
          <table:table-cell office:value-type="float" office:value="571.138947" calcext:value-type="float">
            <text:p>571.138947</text:p>
          </table:table-cell>
          <table:table-cell table:number-columns-repeated="3"/>
          <table:table-cell office:value-type="float" office:value="0.055707" calcext:value-type="float">
            <text:p>0.055707</text:p>
          </table:table-cell>
          <table:table-cell table:number-columns-repeated="5"/>
        </table:table-row>
        <table:table-row table:style-name="ro1">
          <table:table-cell office:value-type="float" office:value="566.30995" calcext:value-type="float">
            <text:p>566.30995</text:p>
          </table:table-cell>
          <table:table-cell table:number-columns-repeated="3"/>
          <table:table-cell office:value-type="float" office:value="0.052499" calcext:value-type="float">
            <text:p>0.052499</text:p>
          </table:table-cell>
          <table:table-cell table:number-columns-repeated="5"/>
        </table:table-row>
        <table:table-row table:style-name="ro1">
          <table:table-cell office:value-type="float" office:value="562.897665" calcext:value-type="float">
            <text:p>562.897665</text:p>
          </table:table-cell>
          <table:table-cell table:number-columns-repeated="3"/>
          <table:table-cell office:value-type="float" office:value="0.049027" calcext:value-type="float">
            <text:p>0.049027</text:p>
          </table:table-cell>
          <table:table-cell table:number-columns-repeated="5"/>
        </table:table-row>
        <table:table-row table:style-name="ro1">
          <table:table-cell office:value-type="float" office:value="559.373821" calcext:value-type="float">
            <text:p>559.373821</text:p>
          </table:table-cell>
          <table:table-cell table:number-columns-repeated="3"/>
          <table:table-cell office:value-type="float" office:value="0.04542" calcext:value-type="float">
            <text:p>0.04542</text:p>
          </table:table-cell>
          <table:table-cell table:number-columns-repeated="5"/>
        </table:table-row>
        <table:table-row table:style-name="ro1">
          <table:table-cell office:value-type="float" office:value="555.371614" calcext:value-type="float">
            <text:p>555.371614</text:p>
          </table:table-cell>
          <table:table-cell table:number-columns-repeated="3"/>
          <table:table-cell office:value-type="float" office:value="0.041845" calcext:value-type="float">
            <text:p>0.041845</text:p>
          </table:table-cell>
          <table:table-cell table:number-columns-repeated="5"/>
        </table:table-row>
        <table:table-row table:style-name="ro1">
          <table:table-cell office:value-type="float" office:value="551.828992" calcext:value-type="float">
            <text:p>551.828992</text:p>
          </table:table-cell>
          <table:table-cell table:number-columns-repeated="3"/>
          <table:table-cell office:value-type="float" office:value="0.038433" calcext:value-type="float">
            <text:p>0.038433</text:p>
          </table:table-cell>
          <table:table-cell table:number-columns-repeated="5"/>
        </table:table-row>
        <table:table-row table:style-name="ro1">
          <table:table-cell office:value-type="float" office:value="548.593314" calcext:value-type="float">
            <text:p>548.593314</text:p>
          </table:table-cell>
          <table:table-cell table:number-columns-repeated="3"/>
          <table:table-cell office:value-type="float" office:value="0.035361" calcext:value-type="float">
            <text:p>0.035361</text:p>
          </table:table-cell>
          <table:table-cell table:number-columns-repeated="5"/>
        </table:table-row>
        <table:table-row table:style-name="ro1">
          <table:table-cell office:value-type="float" office:value="544.359407" calcext:value-type="float">
            <text:p>544.359407</text:p>
          </table:table-cell>
          <table:table-cell table:number-columns-repeated="3"/>
          <table:table-cell office:value-type="float" office:value="0.032492" calcext:value-type="float">
            <text:p>0.032492</text:p>
          </table:table-cell>
          <table:table-cell table:number-columns-repeated="5"/>
        </table:table-row>
        <table:table-row table:style-name="ro1">
          <table:table-cell office:value-type="float" office:value="540.332678" calcext:value-type="float">
            <text:p>540.332678</text:p>
          </table:table-cell>
          <table:table-cell table:number-columns-repeated="3"/>
          <table:table-cell office:value-type="float" office:value="0.030051" calcext:value-type="float">
            <text:p>0.030051</text:p>
          </table:table-cell>
          <table:table-cell table:number-columns-repeated="5"/>
        </table:table-row>
        <table:table-row table:style-name="ro1">
          <table:table-cell office:value-type="float" office:value="536.916907" calcext:value-type="float">
            <text:p>536.916907</text:p>
          </table:table-cell>
          <table:table-cell table:number-columns-repeated="3"/>
          <table:table-cell office:value-type="float" office:value="0.028009" calcext:value-type="float">
            <text:p>0.028009</text:p>
          </table:table-cell>
          <table:table-cell table:number-columns-repeated="5"/>
        </table:table-row>
        <table:table-row table:style-name="ro1">
          <table:table-cell office:value-type="float" office:value="532.706096" calcext:value-type="float">
            <text:p>532.706096</text:p>
          </table:table-cell>
          <table:table-cell table:number-columns-repeated="3"/>
          <table:table-cell office:value-type="float" office:value="0.026466" calcext:value-type="float">
            <text:p>0.026466</text:p>
          </table:table-cell>
          <table:table-cell table:number-columns-repeated="5"/>
        </table:table-row>
        <table:table-row table:style-name="ro1">
          <table:table-cell office:value-type="float" office:value="529.350296" calcext:value-type="float">
            <text:p>529.350296</text:p>
          </table:table-cell>
          <table:table-cell table:number-columns-repeated="3"/>
          <table:table-cell office:value-type="float" office:value="0.025482" calcext:value-type="float">
            <text:p>0.025482</text:p>
          </table:table-cell>
          <table:table-cell table:number-columns-repeated="5"/>
        </table:table-row>
        <table:table-row table:style-name="ro1">
          <table:table-cell office:value-type="float" office:value="525.245126" calcext:value-type="float">
            <text:p>525.245126</text:p>
          </table:table-cell>
          <table:table-cell table:number-columns-repeated="3"/>
          <table:table-cell office:value-type="float" office:value="0.025094" calcext:value-type="float">
            <text:p>0.025094</text:p>
          </table:table-cell>
          <table:table-cell table:number-columns-repeated="5"/>
        </table:table-row>
        <table:table-row table:style-name="ro1">
          <table:table-cell office:value-type="float" office:value="521.590804" calcext:value-type="float">
            <text:p>521.590804</text:p>
          </table:table-cell>
          <table:table-cell table:number-columns-repeated="3"/>
          <table:table-cell office:value-type="float" office:value="0.025232" calcext:value-type="float">
            <text:p>0.025232</text:p>
          </table:table-cell>
          <table:table-cell table:number-columns-repeated="5"/>
        </table:table-row>
        <table:table-row table:style-name="ro1">
          <table:table-cell office:value-type="float" office:value="517.926574" calcext:value-type="float">
            <text:p>517.926574</text:p>
          </table:table-cell>
          <table:table-cell table:number-columns-repeated="3"/>
          <table:table-cell office:value-type="float" office:value="0.025795" calcext:value-type="float">
            <text:p>0.025795</text:p>
          </table:table-cell>
          <table:table-cell table:number-columns-repeated="5"/>
        </table:table-row>
        <table:table-row table:style-name="ro1">
          <table:table-cell office:value-type="float" office:value="513.787536" calcext:value-type="float">
            <text:p>513.787536</text:p>
          </table:table-cell>
          <table:table-cell table:number-columns-repeated="3"/>
          <table:table-cell office:value-type="float" office:value="0.02703" calcext:value-type="float">
            <text:p>0.02703</text:p>
          </table:table-cell>
          <table:table-cell table:number-columns-repeated="5"/>
        </table:table-row>
        <table:table-row table:style-name="ro1">
          <table:table-cell office:value-type="float" office:value="511.143222" calcext:value-type="float">
            <text:p>511.143222</text:p>
          </table:table-cell>
          <table:table-cell table:number-columns-repeated="3"/>
          <table:table-cell office:value-type="float" office:value="0.028778" calcext:value-type="float">
            <text:p>0.028778</text:p>
          </table:table-cell>
          <table:table-cell table:number-columns-repeated="5"/>
        </table:table-row>
        <table:table-row table:style-name="ro1">
          <table:table-cell office:value-type="float" office:value="507.158841" calcext:value-type="float">
            <text:p>507.158841</text:p>
          </table:table-cell>
          <table:table-cell table:number-columns-repeated="3"/>
          <table:table-cell office:value-type="float" office:value="0.031" calcext:value-type="float">
            <text:p>0.031</text:p>
          </table:table-cell>
          <table:table-cell table:number-columns-repeated="5"/>
        </table:table-row>
        <table:table-row table:style-name="ro1">
          <table:table-cell office:value-type="float" office:value="504.410602" calcext:value-type="float">
            <text:p>504.410602</text:p>
          </table:table-cell>
          <table:table-cell table:number-columns-repeated="3"/>
          <table:table-cell office:value-type="float" office:value="0.033615" calcext:value-type="float">
            <text:p>0.033615</text:p>
          </table:table-cell>
          <table:table-cell table:number-columns-repeated="5"/>
        </table:table-row>
        <table:table-row table:style-name="ro1">
          <table:table-cell office:value-type="float" office:value="498.859154" calcext:value-type="float">
            <text:p>498.859154</text:p>
          </table:table-cell>
          <table:table-cell table:number-columns-repeated="3"/>
          <table:table-cell office:value-type="float" office:value="0.036637" calcext:value-type="float">
            <text:p>0.036637</text:p>
          </table:table-cell>
          <table:table-cell table:number-columns-repeated="5"/>
        </table:table-row>
        <table:table-row table:style-name="ro1">
          <table:table-cell office:value-type="float" office:value="496.547768" calcext:value-type="float">
            <text:p>496.547768</text:p>
          </table:table-cell>
          <table:table-cell table:number-columns-repeated="3"/>
          <table:table-cell office:value-type="float" office:value="0.039966" calcext:value-type="float">
            <text:p>0.039966</text:p>
          </table:table-cell>
          <table:table-cell table:number-columns-repeated="5"/>
        </table:table-row>
        <table:table-row table:style-name="ro1">
          <table:table-cell office:value-type="float" office:value="492.745086" calcext:value-type="float">
            <text:p>492.745086</text:p>
          </table:table-cell>
          <table:table-cell table:number-columns-repeated="3"/>
          <table:table-cell office:value-type="float" office:value="0.043496" calcext:value-type="float">
            <text:p>0.043496</text:p>
          </table:table-cell>
          <table:table-cell table:number-columns-repeated="5"/>
        </table:table-row>
        <table:table-row table:style-name="ro1">
          <table:table-cell office:value-type="float" office:value="489.770963" calcext:value-type="float">
            <text:p>489.770963</text:p>
          </table:table-cell>
          <table:table-cell table:number-columns-repeated="3"/>
          <table:table-cell office:value-type="float" office:value="0.046937" calcext:value-type="float">
            <text:p>0.046937</text:p>
          </table:table-cell>
          <table:table-cell table:number-columns-repeated="5"/>
        </table:table-row>
        <table:table-row table:style-name="ro1">
          <table:table-cell office:value-type="float" office:value="484.82754" calcext:value-type="float">
            <text:p>484.82754</text:p>
          </table:table-cell>
          <table:table-cell table:number-columns-repeated="3"/>
          <table:table-cell office:value-type="float" office:value="0.050382" calcext:value-type="float">
            <text:p>0.050382</text:p>
          </table:table-cell>
          <table:table-cell table:number-columns-repeated="5"/>
        </table:table-row>
        <table:table-row table:style-name="ro1">
          <table:table-cell office:value-type="float" office:value="481.848809" calcext:value-type="float">
            <text:p>481.848809</text:p>
          </table:table-cell>
          <table:table-cell table:number-columns-repeated="3"/>
          <table:table-cell office:value-type="float" office:value="0.053677" calcext:value-type="float">
            <text:p>0.053677</text:p>
          </table:table-cell>
          <table:table-cell table:number-columns-repeated="5"/>
        </table:table-row>
        <table:table-row table:style-name="ro1">
          <table:table-cell office:value-type="float" office:value="478.655067" calcext:value-type="float">
            <text:p>478.655067</text:p>
          </table:table-cell>
          <table:table-cell table:number-columns-repeated="3"/>
          <table:table-cell office:value-type="float" office:value="0.056918" calcext:value-type="float">
            <text:p>0.056918</text:p>
          </table:table-cell>
          <table:table-cell table:number-columns-repeated="5"/>
        </table:table-row>
        <table:table-row table:style-name="ro1">
          <table:table-cell office:value-type="float" office:value="474.00057" calcext:value-type="float">
            <text:p>474.00057</text:p>
          </table:table-cell>
          <table:table-cell table:number-columns-repeated="3"/>
          <table:table-cell office:value-type="float" office:value="0.059764" calcext:value-type="float">
            <text:p>0.059764</text:p>
          </table:table-cell>
          <table:table-cell table:number-columns-repeated="5"/>
        </table:table-row>
        <table:table-row table:style-name="ro1">
          <table:table-cell office:value-type="float" office:value="471.292131" calcext:value-type="float">
            <text:p>471.292131</text:p>
          </table:table-cell>
          <table:table-cell table:number-columns-repeated="3"/>
          <table:table-cell office:value-type="float" office:value="0.062348" calcext:value-type="float">
            <text:p>0.062348</text:p>
          </table:table-cell>
          <table:table-cell table:number-columns-repeated="5"/>
        </table:table-row>
        <table:table-row table:style-name="ro1">
          <table:table-cell office:value-type="float" office:value="466.044643" calcext:value-type="float">
            <text:p>466.044643</text:p>
          </table:table-cell>
          <table:table-cell table:number-columns-repeated="3"/>
          <table:table-cell office:value-type="float" office:value="0.064608" calcext:value-type="float">
            <text:p>0.064608</text:p>
          </table:table-cell>
          <table:table-cell table:number-columns-repeated="5"/>
        </table:table-row>
        <table:table-row table:style-name="ro1">
          <table:table-cell office:value-type="float" office:value="462.206649" calcext:value-type="float">
            <text:p>462.206649</text:p>
          </table:table-cell>
          <table:table-cell table:number-columns-repeated="3"/>
          <table:table-cell office:value-type="float" office:value="0.066412" calcext:value-type="float">
            <text:p>0.066412</text:p>
          </table:table-cell>
          <table:table-cell table:number-columns-repeated="5"/>
        </table:table-row>
        <table:table-row table:style-name="ro1">
          <table:table-cell office:value-type="float" office:value="459.000466" calcext:value-type="float">
            <text:p>459.000466</text:p>
          </table:table-cell>
          <table:table-cell table:number-columns-repeated="3"/>
          <table:table-cell office:value-type="float" office:value="0.067791" calcext:value-type="float">
            <text:p>0.067791</text:p>
          </table:table-cell>
          <table:table-cell table:number-columns-repeated="5"/>
        </table:table-row>
        <table:table-row table:style-name="ro1">
          <table:table-cell office:value-type="float" office:value="454.368171" calcext:value-type="float">
            <text:p>454.368171</text:p>
          </table:table-cell>
          <table:table-cell table:number-columns-repeated="3"/>
          <table:table-cell office:value-type="float" office:value="0.068799" calcext:value-type="float">
            <text:p>0.068799</text:p>
          </table:table-cell>
          <table:table-cell table:number-columns-repeated="5"/>
        </table:table-row>
        <table:table-row table:style-name="ro1">
          <table:table-cell office:value-type="float" office:value="451.654301" calcext:value-type="float">
            <text:p>451.654301</text:p>
          </table:table-cell>
          <table:table-cell table:number-columns-repeated="3"/>
          <table:table-cell office:value-type="float" office:value="0.06951" calcext:value-type="float">
            <text:p>0.06951</text:p>
          </table:table-cell>
          <table:table-cell table:number-columns-repeated="5"/>
        </table:table-row>
        <table:table-row table:style-name="ro1">
          <table:table-cell office:value-type="float" office:value="447.173999" calcext:value-type="float">
            <text:p>447.173999</text:p>
          </table:table-cell>
          <table:table-cell table:number-columns-repeated="3"/>
          <table:table-cell office:value-type="float" office:value="0.069731" calcext:value-type="float">
            <text:p>0.069731</text:p>
          </table:table-cell>
          <table:table-cell table:number-columns-repeated="5"/>
        </table:table-row>
        <table:table-row table:style-name="ro1">
          <table:table-cell office:value-type="float" office:value="443.732524" calcext:value-type="float">
            <text:p>443.732524</text:p>
          </table:table-cell>
          <table:table-cell table:number-columns-repeated="3"/>
          <table:table-cell office:value-type="float" office:value="0.069541" calcext:value-type="float">
            <text:p>0.069541</text:p>
          </table:table-cell>
          <table:table-cell table:number-columns-repeated="5"/>
        </table:table-row>
        <table:table-row table:style-name="ro1">
          <table:table-cell office:value-type="float" office:value="440.45531" calcext:value-type="float">
            <text:p>440.45531</text:p>
          </table:table-cell>
          <table:table-cell table:number-columns-repeated="3"/>
          <table:table-cell office:value-type="float" office:value="0.068975" calcext:value-type="float">
            <text:p>0.068975</text:p>
          </table:table-cell>
          <table:table-cell table:number-columns-repeated="5"/>
        </table:table-row>
        <table:table-row table:style-name="ro1">
          <table:table-cell office:value-type="float" office:value="436.845487" calcext:value-type="float">
            <text:p>436.845487</text:p>
          </table:table-cell>
          <table:table-cell table:number-columns-repeated="3"/>
          <table:table-cell office:value-type="float" office:value="0.068279" calcext:value-type="float">
            <text:p>0.068279</text:p>
          </table:table-cell>
          <table:table-cell table:number-columns-repeated="5"/>
        </table:table-row>
        <table:table-row table:style-name="ro1">
          <table:table-cell office:value-type="float" office:value="433.467716" calcext:value-type="float">
            <text:p>433.467716</text:p>
          </table:table-cell>
          <table:table-cell table:number-columns-repeated="3"/>
          <table:table-cell office:value-type="float" office:value="0.066901" calcext:value-type="float">
            <text:p>0.066901</text:p>
          </table:table-cell>
          <table:table-cell table:number-columns-repeated="5"/>
        </table:table-row>
        <table:table-row table:style-name="ro1">
          <table:table-cell office:value-type="float" office:value="429.742742" calcext:value-type="float">
            <text:p>429.742742</text:p>
          </table:table-cell>
          <table:table-cell table:number-columns-repeated="3"/>
          <table:table-cell office:value-type="float" office:value="0.065029" calcext:value-type="float">
            <text:p>0.065029</text:p>
          </table:table-cell>
          <table:table-cell table:number-columns-repeated="5"/>
        </table:table-row>
        <table:table-row table:style-name="ro1">
          <table:table-cell office:value-type="float" office:value="425.968565" calcext:value-type="float">
            <text:p>425.968565</text:p>
          </table:table-cell>
          <table:table-cell table:number-columns-repeated="3"/>
          <table:table-cell office:value-type="float" office:value="0.062765" calcext:value-type="float">
            <text:p>0.062765</text:p>
          </table:table-cell>
          <table:table-cell table:number-columns-repeated="5"/>
        </table:table-row>
        <table:table-row table:style-name="ro1">
          <table:table-cell office:value-type="float" office:value="423.147192" calcext:value-type="float">
            <text:p>423.147192</text:p>
          </table:table-cell>
          <table:table-cell table:number-columns-repeated="3"/>
          <table:table-cell office:value-type="float" office:value="0.060402" calcext:value-type="float">
            <text:p>0.060402</text:p>
          </table:table-cell>
          <table:table-cell table:number-columns-repeated="5"/>
        </table:table-row>
        <table:table-row table:style-name="ro1">
          <table:table-cell office:value-type="float" office:value="418.773319" calcext:value-type="float">
            <text:p>418.773319</text:p>
          </table:table-cell>
          <table:table-cell table:number-columns-repeated="3"/>
          <table:table-cell office:value-type="float" office:value="0.05739" calcext:value-type="float">
            <text:p>0.05739</text:p>
          </table:table-cell>
          <table:table-cell table:number-columns-repeated="5"/>
        </table:table-row>
        <table:table-row table:style-name="ro1">
          <table:table-cell office:value-type="float" office:value="414.962209" calcext:value-type="float">
            <text:p>414.962209</text:p>
          </table:table-cell>
          <table:table-cell table:number-columns-repeated="3"/>
          <table:table-cell office:value-type="float" office:value="0.054189" calcext:value-type="float">
            <text:p>0.054189</text:p>
          </table:table-cell>
          <table:table-cell table:number-columns-repeated="5"/>
        </table:table-row>
        <table:table-row table:style-name="ro1">
          <table:table-cell office:value-type="float" office:value="411.100322" calcext:value-type="float">
            <text:p>411.100322</text:p>
          </table:table-cell>
          <table:table-cell table:number-columns-repeated="3"/>
          <table:table-cell office:value-type="float" office:value="0.050958" calcext:value-type="float">
            <text:p>0.050958</text:p>
          </table:table-cell>
          <table:table-cell table:number-columns-repeated="5"/>
        </table:table-row>
        <table:table-row table:style-name="ro1">
          <table:table-cell office:value-type="float" office:value="405.59369" calcext:value-type="float">
            <text:p>405.59369</text:p>
          </table:table-cell>
          <table:table-cell table:number-columns-repeated="3"/>
          <table:table-cell office:value-type="float" office:value="0.047466" calcext:value-type="float">
            <text:p>0.047466</text:p>
          </table:table-cell>
          <table:table-cell table:number-columns-repeated="5"/>
        </table:table-row>
        <table:table-row table:style-name="ro1">
          <table:table-cell office:value-type="float" office:value="402.518415" calcext:value-type="float">
            <text:p>402.518415</text:p>
          </table:table-cell>
          <table:table-cell table:number-columns-repeated="3"/>
          <table:table-cell office:value-type="float" office:value="0.043882" calcext:value-type="float">
            <text:p>0.043882</text:p>
          </table:table-cell>
          <table:table-cell table:number-columns-repeated="5"/>
        </table:table-row>
        <table:table-row table:style-name="ro1">
          <table:table-cell office:value-type="float" office:value="405.5889" calcext:value-type="float">
            <text:p>405.5889</text:p>
          </table:table-cell>
          <table:table-cell table:number-columns-repeated="3"/>
          <table:table-cell office:value-type="float" office:value="0.040446" calcext:value-type="float">
            <text:p>0.040446</text:p>
          </table:table-cell>
          <table:table-cell table:number-columns-repeated="5"/>
        </table:table-row>
        <table:table-row table:style-name="ro1">
          <table:table-cell office:value-type="float" office:value="395.549094" calcext:value-type="float">
            <text:p>395.549094</text:p>
          </table:table-cell>
          <table:table-cell table:number-columns-repeated="3"/>
          <table:table-cell office:value-type="float" office:value="0.037184" calcext:value-type="float">
            <text:p>0.037184</text:p>
          </table:table-cell>
          <table:table-cell table:number-columns-repeated="5"/>
        </table:table-row>
        <table:table-row table:style-name="ro1">
          <table:table-cell office:value-type="float" office:value="392.435821" calcext:value-type="float">
            <text:p>392.435821</text:p>
          </table:table-cell>
          <table:table-cell table:number-columns-repeated="3"/>
          <table:table-cell office:value-type="float" office:value="0.034121" calcext:value-type="float">
            <text:p>0.034121</text:p>
          </table:table-cell>
          <table:table-cell table:number-columns-repeated="5"/>
        </table:table-row>
        <table:table-row table:style-name="ro1">
          <table:table-cell office:value-type="float" office:value="388.348802" calcext:value-type="float">
            <text:p>388.348802</text:p>
          </table:table-cell>
          <table:table-cell table:number-columns-repeated="3"/>
          <table:table-cell office:value-type="float" office:value="0.031398" calcext:value-type="float">
            <text:p>0.031398</text:p>
          </table:table-cell>
          <table:table-cell table:number-columns-repeated="5"/>
        </table:table-row>
        <table:table-row table:style-name="ro1">
          <table:table-cell office:value-type="float" office:value="384.736179" calcext:value-type="float">
            <text:p>384.736179</text:p>
          </table:table-cell>
          <table:table-cell table:number-columns-repeated="3"/>
          <table:table-cell office:value-type="float" office:value="0.029039" calcext:value-type="float">
            <text:p>0.029039</text:p>
          </table:table-cell>
          <table:table-cell table:number-columns-repeated="5"/>
        </table:table-row>
        <table:table-row table:style-name="ro1">
          <table:table-cell office:value-type="float" office:value="380.703074" calcext:value-type="float">
            <text:p>380.703074</text:p>
          </table:table-cell>
          <table:table-cell table:number-columns-repeated="3"/>
          <table:table-cell office:value-type="float" office:value="0.027254" calcext:value-type="float">
            <text:p>0.027254</text:p>
          </table:table-cell>
          <table:table-cell table:number-columns-repeated="5"/>
        </table:table-row>
        <table:table-row table:style-name="ro1">
          <table:table-cell office:value-type="float" office:value="376.973176" calcext:value-type="float">
            <text:p>376.973176</text:p>
          </table:table-cell>
          <table:table-cell table:number-columns-repeated="3"/>
          <table:table-cell office:value-type="float" office:value="0.025989" calcext:value-type="float">
            <text:p>0.025989</text:p>
          </table:table-cell>
          <table:table-cell table:number-columns-repeated="5"/>
        </table:table-row>
        <table:table-row table:style-name="ro1">
          <table:table-cell office:value-type="float" office:value="373.998007" calcext:value-type="float">
            <text:p>373.998007</text:p>
          </table:table-cell>
          <table:table-cell table:number-columns-repeated="3"/>
          <table:table-cell office:value-type="float" office:value="0.025161" calcext:value-type="float">
            <text:p>0.025161</text:p>
          </table:table-cell>
          <table:table-cell table:number-columns-repeated="5"/>
        </table:table-row>
        <table:table-row table:style-name="ro1">
          <table:table-cell office:value-type="float" office:value="367.680093" calcext:value-type="float">
            <text:p>367.680093</text:p>
          </table:table-cell>
          <table:table-cell table:number-columns-repeated="3"/>
          <table:table-cell office:value-type="float" office:value="0.024847" calcext:value-type="float">
            <text:p>0.024847</text:p>
          </table:table-cell>
          <table:table-cell table:number-columns-repeated="5"/>
        </table:table-row>
        <table:table-row table:style-name="ro1">
          <table:table-cell office:value-type="float" office:value="365.009366" calcext:value-type="float">
            <text:p>365.009366</text:p>
          </table:table-cell>
          <table:table-cell table:number-columns-repeated="3"/>
          <table:table-cell office:value-type="float" office:value="0.025199" calcext:value-type="float">
            <text:p>0.025199</text:p>
          </table:table-cell>
          <table:table-cell table:number-columns-repeated="5"/>
        </table:table-row>
        <table:table-row table:style-name="ro1">
          <table:table-cell office:value-type="float" office:value="361.582212" calcext:value-type="float">
            <text:p>361.582212</text:p>
          </table:table-cell>
          <table:table-cell table:number-columns-repeated="3"/>
          <table:table-cell office:value-type="float" office:value="0.026085" calcext:value-type="float">
            <text:p>0.026085</text:p>
          </table:table-cell>
          <table:table-cell table:number-columns-repeated="5"/>
        </table:table-row>
        <table:table-row table:style-name="ro1">
          <table:table-cell office:value-type="float" office:value="358.359487" calcext:value-type="float">
            <text:p>358.359487</text:p>
          </table:table-cell>
          <table:table-cell table:number-columns-repeated="3"/>
          <table:table-cell office:value-type="float" office:value="0.027553" calcext:value-type="float">
            <text:p>0.027553</text:p>
          </table:table-cell>
          <table:table-cell table:number-columns-repeated="5"/>
        </table:table-row>
        <table:table-row table:style-name="ro1">
          <table:table-cell office:value-type="float" office:value="354.036268" calcext:value-type="float">
            <text:p>354.036268</text:p>
          </table:table-cell>
          <table:table-cell table:number-columns-repeated="3"/>
          <table:table-cell office:value-type="float" office:value="0.029473" calcext:value-type="float">
            <text:p>0.029473</text:p>
          </table:table-cell>
          <table:table-cell table:number-columns-repeated="5"/>
        </table:table-row>
        <table:table-row table:style-name="ro1">
          <table:table-cell office:value-type="float" office:value="351.526174" calcext:value-type="float">
            <text:p>351.526174</text:p>
          </table:table-cell>
          <table:table-cell table:number-columns-repeated="3"/>
          <table:table-cell office:value-type="float" office:value="0.031789" calcext:value-type="float">
            <text:p>0.031789</text:p>
          </table:table-cell>
          <table:table-cell table:number-columns-repeated="5"/>
        </table:table-row>
        <table:table-row table:style-name="ro1">
          <table:table-cell office:value-type="float" office:value="347.479453" calcext:value-type="float">
            <text:p>347.479453</text:p>
          </table:table-cell>
          <table:table-cell table:number-columns-repeated="3"/>
          <table:table-cell office:value-type="float" office:value="0.03474" calcext:value-type="float">
            <text:p>0.03474</text:p>
          </table:table-cell>
          <table:table-cell table:number-columns-repeated="5"/>
        </table:table-row>
        <table:table-row table:style-name="ro1">
          <table:table-cell office:value-type="float" office:value="343.469622" calcext:value-type="float">
            <text:p>343.469622</text:p>
          </table:table-cell>
          <table:table-cell table:number-columns-repeated="3"/>
          <table:table-cell office:value-type="float" office:value="0.037886" calcext:value-type="float">
            <text:p>0.037886</text:p>
          </table:table-cell>
          <table:table-cell table:number-columns-repeated="5"/>
        </table:table-row>
        <table:table-row table:style-name="ro1">
          <table:table-cell office:value-type="float" office:value="341.127109" calcext:value-type="float">
            <text:p>341.127109</text:p>
          </table:table-cell>
          <table:table-cell table:number-columns-repeated="3"/>
          <table:table-cell office:value-type="float" office:value="0.041102" calcext:value-type="float">
            <text:p>0.041102</text:p>
          </table:table-cell>
          <table:table-cell table:number-columns-repeated="5"/>
        </table:table-row>
        <table:table-row table:style-name="ro1">
          <table:table-cell office:value-type="float" office:value="337.877811" calcext:value-type="float">
            <text:p>337.877811</text:p>
          </table:table-cell>
          <table:table-cell table:number-columns-repeated="3"/>
          <table:table-cell office:value-type="float" office:value="0.0446" calcext:value-type="float">
            <text:p>0.0446</text:p>
          </table:table-cell>
          <table:table-cell table:number-columns-repeated="5"/>
        </table:table-row>
        <table:table-row table:style-name="ro1">
          <table:table-cell office:value-type="float" office:value="332.74273" calcext:value-type="float">
            <text:p>332.74273</text:p>
          </table:table-cell>
          <table:table-cell table:number-columns-repeated="3"/>
          <table:table-cell office:value-type="float" office:value="0.04807" calcext:value-type="float">
            <text:p>0.04807</text:p>
          </table:table-cell>
          <table:table-cell table:number-columns-repeated="5"/>
        </table:table-row>
        <table:table-row table:style-name="ro1">
          <table:table-cell office:value-type="float" office:value="328.792439" calcext:value-type="float">
            <text:p>328.792439</text:p>
          </table:table-cell>
          <table:table-cell table:number-columns-repeated="3"/>
          <table:table-cell office:value-type="float" office:value="0.051487" calcext:value-type="float">
            <text:p>0.051487</text:p>
          </table:table-cell>
          <table:table-cell table:number-columns-repeated="5"/>
        </table:table-row>
        <table:table-row table:style-name="ro1">
          <table:table-cell office:value-type="float" office:value="323.942204" calcext:value-type="float">
            <text:p>323.942204</text:p>
          </table:table-cell>
          <table:table-cell table:number-columns-repeated="3"/>
          <table:table-cell office:value-type="float" office:value="0.054632" calcext:value-type="float">
            <text:p>0.054632</text:p>
          </table:table-cell>
          <table:table-cell table:number-columns-repeated="5"/>
        </table:table-row>
        <table:table-row table:style-name="ro1">
          <table:table-cell office:value-type="float" office:value="320.340525" calcext:value-type="float">
            <text:p>320.340525</text:p>
          </table:table-cell>
          <table:table-cell table:number-columns-repeated="3"/>
          <table:table-cell office:value-type="float" office:value="0.057695" calcext:value-type="float">
            <text:p>0.057695</text:p>
          </table:table-cell>
          <table:table-cell table:number-columns-repeated="5"/>
        </table:table-row>
        <table:table-row table:style-name="ro1">
          <table:table-cell office:value-type="float" office:value="317.558882" calcext:value-type="float">
            <text:p>317.558882</text:p>
          </table:table-cell>
          <table:table-cell table:number-columns-repeated="3"/>
          <table:table-cell office:value-type="float" office:value="0.060486" calcext:value-type="float">
            <text:p>0.060486</text:p>
          </table:table-cell>
          <table:table-cell table:number-columns-repeated="5"/>
        </table:table-row>
        <table:table-row table:style-name="ro1">
          <table:table-cell office:value-type="float" office:value="312.593693" calcext:value-type="float">
            <text:p>312.593693</text:p>
          </table:table-cell>
          <table:table-cell table:number-columns-repeated="3"/>
          <table:table-cell office:value-type="float" office:value="0.062973" calcext:value-type="float">
            <text:p>0.062973</text:p>
          </table:table-cell>
          <table:table-cell table:number-columns-repeated="5"/>
        </table:table-row>
        <table:table-row table:style-name="ro1">
          <table:table-cell office:value-type="float" office:value="309.825644" calcext:value-type="float">
            <text:p>309.825644</text:p>
          </table:table-cell>
          <table:table-cell table:number-columns-repeated="3"/>
          <table:table-cell office:value-type="float" office:value="0.06506" calcext:value-type="float">
            <text:p>0.06506</text:p>
          </table:table-cell>
          <table:table-cell table:number-columns-repeated="5"/>
        </table:table-row>
        <table:table-row table:style-name="ro1">
          <table:table-cell office:value-type="float" office:value="305.94069" calcext:value-type="float">
            <text:p>305.94069</text:p>
          </table:table-cell>
          <table:table-cell table:number-columns-repeated="3"/>
          <table:table-cell office:value-type="float" office:value="0.06672" calcext:value-type="float">
            <text:p>0.06672</text:p>
          </table:table-cell>
          <table:table-cell table:number-columns-repeated="5"/>
        </table:table-row>
        <table:table-row table:style-name="ro1">
          <table:table-cell office:value-type="float" office:value="301.665835" calcext:value-type="float">
            <text:p>301.665835</text:p>
          </table:table-cell>
          <table:table-cell table:number-columns-repeated="3"/>
          <table:table-cell office:value-type="float" office:value="0.068131" calcext:value-type="float">
            <text:p>0.068131</text:p>
          </table:table-cell>
          <table:table-cell table:number-columns-repeated="5"/>
        </table:table-row>
        <table:table-row table:style-name="ro1">
          <table:table-cell office:value-type="float" office:value="298.922938" calcext:value-type="float">
            <text:p>298.922938</text:p>
          </table:table-cell>
          <table:table-cell table:number-columns-repeated="3"/>
          <table:table-cell office:value-type="float" office:value="0.068996" calcext:value-type="float">
            <text:p>0.068996</text:p>
          </table:table-cell>
          <table:table-cell table:number-columns-repeated="5"/>
        </table:table-row>
        <table:table-row table:style-name="ro1">
          <table:table-cell office:value-type="float" office:value="293.638102" calcext:value-type="float">
            <text:p>293.638102</text:p>
          </table:table-cell>
          <table:table-cell table:number-columns-repeated="3"/>
          <table:table-cell office:value-type="float" office:value="0.069421" calcext:value-type="float">
            <text:p>0.069421</text:p>
          </table:table-cell>
          <table:table-cell table:number-columns-repeated="5"/>
        </table:table-row>
        <table:table-row table:style-name="ro1">
          <table:table-cell office:value-type="float" office:value="290.061592" calcext:value-type="float">
            <text:p>290.061592</text:p>
          </table:table-cell>
          <table:table-cell table:number-columns-repeated="3"/>
          <table:table-cell office:value-type="float" office:value="0.069375" calcext:value-type="float">
            <text:p>0.069375</text:p>
          </table:table-cell>
          <table:table-cell table:number-columns-repeated="5"/>
        </table:table-row>
        <table:table-row table:style-name="ro1">
          <table:table-cell office:value-type="float" office:value="287.679777" calcext:value-type="float">
            <text:p>287.679777</text:p>
          </table:table-cell>
          <table:table-cell table:number-columns-repeated="3"/>
          <table:table-cell office:value-type="float" office:value="0.068951" calcext:value-type="float">
            <text:p>0.068951</text:p>
          </table:table-cell>
          <table:table-cell table:number-columns-repeated="5"/>
        </table:table-row>
        <table:table-row table:style-name="ro1">
          <table:table-cell office:value-type="float" office:value="282.019401" calcext:value-type="float">
            <text:p>282.019401</text:p>
          </table:table-cell>
          <table:table-cell table:number-columns-repeated="3"/>
          <table:table-cell office:value-type="float" office:value="0.068117" calcext:value-type="float">
            <text:p>0.068117</text:p>
          </table:table-cell>
          <table:table-cell table:number-columns-repeated="5"/>
        </table:table-row>
        <table:table-row table:style-name="ro1">
          <table:table-cell office:value-type="float" office:value="278.042628" calcext:value-type="float">
            <text:p>278.042628</text:p>
          </table:table-cell>
          <table:table-cell table:number-columns-repeated="3"/>
          <table:table-cell office:value-type="float" office:value="0.067014" calcext:value-type="float">
            <text:p>0.067014</text:p>
          </table:table-cell>
          <table:table-cell table:number-columns-repeated="5"/>
        </table:table-row>
        <table:table-row table:style-name="ro1">
          <table:table-cell office:value-type="float" office:value="275.707109" calcext:value-type="float">
            <text:p>275.707109</text:p>
          </table:table-cell>
          <table:table-cell table:number-columns-repeated="3"/>
          <table:table-cell office:value-type="float" office:value="0.065534" calcext:value-type="float">
            <text:p>0.065534</text:p>
          </table:table-cell>
          <table:table-cell table:number-columns-repeated="5"/>
        </table:table-row>
        <table:table-row table:style-name="ro1">
          <table:table-cell office:value-type="float" office:value="270.761627" calcext:value-type="float">
            <text:p>270.761627</text:p>
          </table:table-cell>
          <table:table-cell table:number-columns-repeated="3"/>
          <table:table-cell office:value-type="float" office:value="0.063679" calcext:value-type="float">
            <text:p>0.063679</text:p>
          </table:table-cell>
          <table:table-cell table:number-columns-repeated="5"/>
        </table:table-row>
        <table:table-row table:style-name="ro1">
          <table:table-cell office:value-type="float" office:value="268.806455" calcext:value-type="float">
            <text:p>268.806455</text:p>
          </table:table-cell>
          <table:table-cell table:number-columns-repeated="3"/>
          <table:table-cell office:value-type="float" office:value="0.061422" calcext:value-type="float">
            <text:p>0.061422</text:p>
          </table:table-cell>
          <table:table-cell table:number-columns-repeated="5"/>
        </table:table-row>
        <table:table-row table:style-name="ro1">
          <table:table-cell office:value-type="float" office:value="264.71253" calcext:value-type="float">
            <text:p>264.71253</text:p>
          </table:table-cell>
          <table:table-cell table:number-columns-repeated="3"/>
          <table:table-cell office:value-type="float" office:value="0.059026" calcext:value-type="float">
            <text:p>0.059026</text:p>
          </table:table-cell>
          <table:table-cell table:number-columns-repeated="5"/>
        </table:table-row>
        <table:table-row table:style-name="ro1">
          <table:table-cell office:value-type="float" office:value="261.110402" calcext:value-type="float">
            <text:p>261.110402</text:p>
          </table:table-cell>
          <table:table-cell table:number-columns-repeated="3"/>
          <table:table-cell office:value-type="float" office:value="0.05627" calcext:value-type="float">
            <text:p>0.05627</text:p>
          </table:table-cell>
          <table:table-cell table:number-columns-repeated="5"/>
        </table:table-row>
        <table:table-row table:style-name="ro1">
          <table:table-cell office:value-type="float" office:value="258.128627" calcext:value-type="float">
            <text:p>258.128627</text:p>
          </table:table-cell>
          <table:table-cell table:number-columns-repeated="3"/>
          <table:table-cell office:value-type="float" office:value="0.053207" calcext:value-type="float">
            <text:p>0.053207</text:p>
          </table:table-cell>
          <table:table-cell table:number-columns-repeated="5"/>
        </table:table-row>
        <table:table-row table:style-name="ro1">
          <table:table-cell office:value-type="float" office:value="253.236849" calcext:value-type="float">
            <text:p>253.236849</text:p>
          </table:table-cell>
          <table:table-cell table:number-columns-repeated="3"/>
          <table:table-cell office:value-type="float" office:value="0.04986" calcext:value-type="float">
            <text:p>0.04986</text:p>
          </table:table-cell>
          <table:table-cell table:number-columns-repeated="5"/>
        </table:table-row>
        <table:table-row table:style-name="ro1">
          <table:table-cell office:value-type="float" office:value="249.832277" calcext:value-type="float">
            <text:p>249.832277</text:p>
          </table:table-cell>
          <table:table-cell table:number-columns-repeated="3"/>
          <table:table-cell office:value-type="float" office:value="0.046664" calcext:value-type="float">
            <text:p>0.046664</text:p>
          </table:table-cell>
          <table:table-cell table:number-columns-repeated="5"/>
        </table:table-row>
        <table:table-row table:style-name="ro1">
          <table:table-cell office:value-type="float" office:value="246.436299" calcext:value-type="float">
            <text:p>246.436299</text:p>
          </table:table-cell>
          <table:table-cell table:number-columns-repeated="3"/>
          <table:table-cell office:value-type="float" office:value="0.043231" calcext:value-type="float">
            <text:p>0.043231</text:p>
          </table:table-cell>
          <table:table-cell table:number-columns-repeated="5"/>
        </table:table-row>
        <table:table-row table:style-name="ro1">
          <table:table-cell office:value-type="float" office:value="242.610307" calcext:value-type="float">
            <text:p>242.610307</text:p>
          </table:table-cell>
          <table:table-cell table:number-columns-repeated="3"/>
          <table:table-cell office:value-type="float" office:value="0.041374" calcext:value-type="float">
            <text:p>0.041374</text:p>
          </table:table-cell>
          <table:table-cell table:number-columns-repeated="5"/>
        </table:table-row>
        <table:table-row table:style-name="ro1">
          <table:table-cell office:value-type="float" office:value="247.912892" calcext:value-type="float">
            <text:p>247.912892</text:p>
          </table:table-cell>
          <table:table-cell table:number-columns-repeated="3"/>
          <table:table-cell office:value-type="float" office:value="0.044983" calcext:value-type="float">
            <text:p>0.044983</text:p>
          </table:table-cell>
          <table:table-cell table:number-columns-repeated="5"/>
        </table:table-row>
        <table:table-row table:style-name="ro1">
          <table:table-cell office:value-type="float" office:value="255.947191" calcext:value-type="float">
            <text:p>255.947191</text:p>
          </table:table-cell>
          <table:table-cell table:number-columns-repeated="3"/>
          <table:table-cell office:value-type="float" office:value="0.048401" calcext:value-type="float">
            <text:p>0.048401</text:p>
          </table:table-cell>
          <table:table-cell table:number-columns-repeated="5"/>
        </table:table-row>
        <table:table-row table:style-name="ro1">
          <table:table-cell office:value-type="float" office:value="253.992332" calcext:value-type="float">
            <text:p>253.992332</text:p>
          </table:table-cell>
          <table:table-cell table:number-columns-repeated="3"/>
          <table:table-cell office:value-type="float" office:value="0.051854" calcext:value-type="float">
            <text:p>0.051854</text:p>
          </table:table-cell>
          <table:table-cell table:number-columns-repeated="5"/>
        </table:table-row>
        <table:table-row table:style-name="ro1">
          <table:table-cell office:value-type="float" office:value="259.457668" calcext:value-type="float">
            <text:p>259.457668</text:p>
          </table:table-cell>
          <table:table-cell table:number-columns-repeated="3"/>
          <table:table-cell office:value-type="float" office:value="0.05502" calcext:value-type="float">
            <text:p>0.05502</text:p>
          </table:table-cell>
          <table:table-cell table:number-columns-repeated="5"/>
        </table:table-row>
        <table:table-row table:style-name="ro1">
          <table:table-cell office:value-type="float" office:value="266.561285" calcext:value-type="float">
            <text:p>266.561285</text:p>
          </table:table-cell>
          <table:table-cell table:number-columns-repeated="3"/>
          <table:table-cell office:value-type="float" office:value="0.058071" calcext:value-type="float">
            <text:p>0.058071</text:p>
          </table:table-cell>
          <table:table-cell table:number-columns-repeated="5"/>
        </table:table-row>
        <table:table-row table:style-name="ro1">
          <table:table-cell office:value-type="float" office:value="266.470355" calcext:value-type="float">
            <text:p>266.470355</text:p>
          </table:table-cell>
          <table:table-cell table:number-columns-repeated="3"/>
          <table:table-cell office:value-type="float" office:value="0.06078" calcext:value-type="float">
            <text:p>0.06078</text:p>
          </table:table-cell>
          <table:table-cell table:number-columns-repeated="5"/>
        </table:table-row>
        <table:table-row table:style-name="ro1">
          <table:table-cell office:value-type="float" office:value="270.616087" calcext:value-type="float">
            <text:p>270.616087</text:p>
          </table:table-cell>
          <table:table-cell table:number-columns-repeated="3"/>
          <table:table-cell office:value-type="float" office:value="0.063134" calcext:value-type="float">
            <text:p>0.063134</text:p>
          </table:table-cell>
          <table:table-cell table:number-columns-repeated="5"/>
        </table:table-row>
        <table:table-row table:style-name="ro1">
          <table:table-cell office:value-type="float" office:value="273.615853" calcext:value-type="float">
            <text:p>273.615853</text:p>
          </table:table-cell>
          <table:table-cell table:number-columns-repeated="3"/>
          <table:table-cell office:value-type="float" office:value="0.065338" calcext:value-type="float">
            <text:p>0.065338</text:p>
          </table:table-cell>
          <table:table-cell table:number-columns-repeated="5"/>
        </table:table-row>
        <table:table-row table:style-name="ro1">
          <table:table-cell office:value-type="float" office:value="277.380522" calcext:value-type="float">
            <text:p>277.380522</text:p>
          </table:table-cell>
          <table:table-cell table:number-columns-repeated="3"/>
          <table:table-cell office:value-type="float" office:value="0.066935" calcext:value-type="float">
            <text:p>0.066935</text:p>
          </table:table-cell>
          <table:table-cell table:number-columns-repeated="5"/>
        </table:table-row>
        <table:table-row table:style-name="ro1">
          <table:table-cell office:value-type="float" office:value="282.008037" calcext:value-type="float">
            <text:p>282.008037</text:p>
          </table:table-cell>
          <table:table-cell table:number-columns-repeated="3"/>
          <table:table-cell office:value-type="float" office:value="0.068309" calcext:value-type="float">
            <text:p>0.068309</text:p>
          </table:table-cell>
          <table:table-cell table:number-columns-repeated="5"/>
        </table:table-row>
        <table:table-row table:style-name="ro1">
          <table:table-cell office:value-type="float" office:value="285.381796" calcext:value-type="float">
            <text:p>285.381796</text:p>
          </table:table-cell>
          <table:table-cell table:number-columns-repeated="3"/>
          <table:table-cell office:value-type="float" office:value="0.069306" calcext:value-type="float">
            <text:p>0.069306</text:p>
          </table:table-cell>
          <table:table-cell table:number-columns-repeated="5"/>
        </table:table-row>
        <table:table-row table:style-name="ro1">
          <table:table-cell office:value-type="float" office:value="287.508652" calcext:value-type="float">
            <text:p>287.508652</text:p>
          </table:table-cell>
          <table:table-cell table:number-columns-repeated="3"/>
          <table:table-cell office:value-type="float" office:value="0.069811" calcext:value-type="float">
            <text:p>0.069811</text:p>
          </table:table-cell>
          <table:table-cell table:number-columns-repeated="5"/>
        </table:table-row>
        <table:table-row table:style-name="ro1">
          <table:table-cell office:value-type="float" office:value="292.124122" calcext:value-type="float">
            <text:p>292.124122</text:p>
          </table:table-cell>
          <table:table-cell table:number-columns-repeated="3"/>
          <table:table-cell office:value-type="float" office:value="0.069967" calcext:value-type="float">
            <text:p>0.069967</text:p>
          </table:table-cell>
          <table:table-cell table:number-columns-repeated="5"/>
        </table:table-row>
        <table:table-row table:style-name="ro1">
          <table:table-cell office:value-type="float" office:value="295.891125" calcext:value-type="float">
            <text:p>295.891125</text:p>
          </table:table-cell>
          <table:table-cell table:number-columns-repeated="3"/>
          <table:table-cell office:value-type="float" office:value="0.069691" calcext:value-type="float">
            <text:p>0.069691</text:p>
          </table:table-cell>
          <table:table-cell table:number-columns-repeated="5"/>
        </table:table-row>
        <table:table-row table:style-name="ro1">
          <table:table-cell office:value-type="float" office:value="298.853089" calcext:value-type="float">
            <text:p>298.853089</text:p>
          </table:table-cell>
          <table:table-cell table:number-columns-repeated="3"/>
          <table:table-cell office:value-type="float" office:value="0.069024" calcext:value-type="float">
            <text:p>0.069024</text:p>
          </table:table-cell>
          <table:table-cell table:number-columns-repeated="5"/>
        </table:table-row>
        <table:table-row table:style-name="ro1">
          <table:table-cell office:value-type="float" office:value="302.641118" calcext:value-type="float">
            <text:p>302.641118</text:p>
          </table:table-cell>
          <table:table-cell table:number-columns-repeated="3"/>
          <table:table-cell office:value-type="float" office:value="0.067938" calcext:value-type="float">
            <text:p>0.067938</text:p>
          </table:table-cell>
          <table:table-cell table:number-columns-repeated="5"/>
        </table:table-row>
        <table:table-row table:style-name="ro1">
          <table:table-cell office:value-type="float" office:value="306.864577" calcext:value-type="float">
            <text:p>306.864577</text:p>
          </table:table-cell>
          <table:table-cell table:number-columns-repeated="3"/>
          <table:table-cell office:value-type="float" office:value="0.0664" calcext:value-type="float">
            <text:p>0.0664</text:p>
          </table:table-cell>
          <table:table-cell table:number-columns-repeated="5"/>
        </table:table-row>
        <table:table-row table:style-name="ro1">
          <table:table-cell office:value-type="float" office:value="310.456162" calcext:value-type="float">
            <text:p>310.456162</text:p>
          </table:table-cell>
          <table:table-cell table:number-columns-repeated="3"/>
          <table:table-cell office:value-type="float" office:value="0.064554" calcext:value-type="float">
            <text:p>0.064554</text:p>
          </table:table-cell>
          <table:table-cell table:number-columns-repeated="5"/>
        </table:table-row>
        <table:table-row table:style-name="ro1">
          <table:table-cell office:value-type="float" office:value="313.548299" calcext:value-type="float">
            <text:p>313.548299</text:p>
          </table:table-cell>
          <table:table-cell table:number-columns-repeated="3"/>
          <table:table-cell office:value-type="float" office:value="0.062435" calcext:value-type="float">
            <text:p>0.062435</text:p>
          </table:table-cell>
          <table:table-cell table:number-columns-repeated="5"/>
        </table:table-row>
        <table:table-row table:style-name="ro1">
          <table:table-cell office:value-type="float" office:value="317.646191" calcext:value-type="float">
            <text:p>317.646191</text:p>
          </table:table-cell>
          <table:table-cell table:number-columns-repeated="3"/>
          <table:table-cell office:value-type="float" office:value="0.059878" calcext:value-type="float">
            <text:p>0.059878</text:p>
          </table:table-cell>
          <table:table-cell table:number-columns-repeated="5"/>
        </table:table-row>
        <table:table-row table:style-name="ro1">
          <table:table-cell office:value-type="float" office:value="321.636607" calcext:value-type="float">
            <text:p>321.636607</text:p>
          </table:table-cell>
          <table:table-cell table:number-columns-repeated="3"/>
          <table:table-cell office:value-type="float" office:value="0.056947" calcext:value-type="float">
            <text:p>0.056947</text:p>
          </table:table-cell>
          <table:table-cell table:number-columns-repeated="5"/>
        </table:table-row>
        <table:table-row table:style-name="ro1">
          <table:table-cell office:value-type="float" office:value="326.062998" calcext:value-type="float">
            <text:p>326.062998</text:p>
          </table:table-cell>
          <table:table-cell table:number-columns-repeated="3"/>
          <table:table-cell office:value-type="float" office:value="0.05374" calcext:value-type="float">
            <text:p>0.05374</text:p>
          </table:table-cell>
          <table:table-cell table:number-columns-repeated="5"/>
        </table:table-row>
        <table:table-row table:style-name="ro1">
          <table:table-cell office:value-type="float" office:value="329.603845" calcext:value-type="float">
            <text:p>329.603845</text:p>
          </table:table-cell>
          <table:table-cell table:number-columns-repeated="3"/>
          <table:table-cell office:value-type="float" office:value="0.050706" calcext:value-type="float">
            <text:p>0.050706</text:p>
          </table:table-cell>
          <table:table-cell table:number-columns-repeated="5"/>
        </table:table-row>
        <table:table-row table:style-name="ro1">
          <table:table-cell office:value-type="float" office:value="333.411404" calcext:value-type="float">
            <text:p>333.411404</text:p>
          </table:table-cell>
          <table:table-cell table:number-columns-repeated="3"/>
          <table:table-cell office:value-type="float" office:value="0.047318" calcext:value-type="float">
            <text:p>0.047318</text:p>
          </table:table-cell>
          <table:table-cell table:number-columns-repeated="5"/>
        </table:table-row>
        <table:table-row table:style-name="ro1">
          <table:table-cell office:value-type="float" office:value="338.401696" calcext:value-type="float">
            <text:p>338.401696</text:p>
          </table:table-cell>
          <table:table-cell table:number-columns-repeated="3"/>
          <table:table-cell office:value-type="float" office:value="0.043841" calcext:value-type="float">
            <text:p>0.043841</text:p>
          </table:table-cell>
          <table:table-cell table:number-columns-repeated="5"/>
        </table:table-row>
        <table:table-row table:style-name="ro1">
          <table:table-cell office:value-type="float" office:value="340.354621" calcext:value-type="float">
            <text:p>340.354621</text:p>
          </table:table-cell>
          <table:table-cell table:number-columns-repeated="3"/>
          <table:table-cell office:value-type="float" office:value="0.040318" calcext:value-type="float">
            <text:p>0.040318</text:p>
          </table:table-cell>
          <table:table-cell table:number-columns-repeated="5"/>
        </table:table-row>
        <table:table-row table:style-name="ro1">
          <table:table-cell office:value-type="float" office:value="344.249162" calcext:value-type="float">
            <text:p>344.249162</text:p>
          </table:table-cell>
          <table:table-cell table:number-columns-repeated="3"/>
          <table:table-cell office:value-type="float" office:value="0.037148" calcext:value-type="float">
            <text:p>0.037148</text:p>
          </table:table-cell>
          <table:table-cell table:number-columns-repeated="5"/>
        </table:table-row>
        <table:table-row table:style-name="ro1">
          <table:table-cell office:value-type="float" office:value="347.167299" calcext:value-type="float">
            <text:p>347.167299</text:p>
          </table:table-cell>
          <table:table-cell table:number-columns-repeated="3"/>
          <table:table-cell office:value-type="float" office:value="0.034084" calcext:value-type="float">
            <text:p>0.034084</text:p>
          </table:table-cell>
          <table:table-cell table:number-columns-repeated="5"/>
        </table:table-row>
        <table:table-row table:style-name="ro1">
          <table:table-cell office:value-type="float" office:value="350.568508" calcext:value-type="float">
            <text:p>350.568508</text:p>
          </table:table-cell>
          <table:table-cell table:number-columns-repeated="3"/>
          <table:table-cell office:value-type="float" office:value="0.03133" calcext:value-type="float">
            <text:p>0.03133</text:p>
          </table:table-cell>
          <table:table-cell table:number-columns-repeated="5"/>
        </table:table-row>
        <table:table-row table:style-name="ro1">
          <table:table-cell office:value-type="float" office:value="354.978589" calcext:value-type="float">
            <text:p>354.978589</text:p>
          </table:table-cell>
          <table:table-cell table:number-columns-repeated="3"/>
          <table:table-cell office:value-type="float" office:value="0.029029" calcext:value-type="float">
            <text:p>0.029029</text:p>
          </table:table-cell>
          <table:table-cell table:number-columns-repeated="5"/>
        </table:table-row>
        <table:table-row table:style-name="ro1">
          <table:table-cell office:value-type="float" office:value="358.453479" calcext:value-type="float">
            <text:p>358.453479</text:p>
          </table:table-cell>
          <table:table-cell table:number-columns-repeated="3"/>
          <table:table-cell office:value-type="float" office:value="0.027268" calcext:value-type="float">
            <text:p>0.027268</text:p>
          </table:table-cell>
          <table:table-cell table:number-columns-repeated="5"/>
        </table:table-row>
        <table:table-row table:style-name="ro1">
          <table:table-cell office:value-type="float" office:value="361.801299" calcext:value-type="float">
            <text:p>361.801299</text:p>
          </table:table-cell>
          <table:table-cell table:number-columns-repeated="3"/>
          <table:table-cell office:value-type="float" office:value="0.026101" calcext:value-type="float">
            <text:p>0.026101</text:p>
          </table:table-cell>
          <table:table-cell table:number-columns-repeated="5"/>
        </table:table-row>
        <table:table-row table:style-name="ro1">
          <table:table-cell office:value-type="float" office:value="365.907454" calcext:value-type="float">
            <text:p>365.907454</text:p>
          </table:table-cell>
          <table:table-cell table:number-columns-repeated="3"/>
          <table:table-cell office:value-type="float" office:value="0.025374" calcext:value-type="float">
            <text:p>0.025374</text:p>
          </table:table-cell>
          <table:table-cell table:number-columns-repeated="5"/>
        </table:table-row>
        <table:table-row table:style-name="ro1">
          <table:table-cell office:value-type="float" office:value="368.680478" calcext:value-type="float">
            <text:p>368.680478</text:p>
          </table:table-cell>
          <table:table-cell table:number-columns-repeated="3"/>
          <table:table-cell office:value-type="float" office:value="0.0252" calcext:value-type="float">
            <text:p>0.0252</text:p>
          </table:table-cell>
          <table:table-cell table:number-columns-repeated="5"/>
        </table:table-row>
        <table:table-row table:style-name="ro1">
          <table:table-cell office:value-type="float" office:value="373.898184" calcext:value-type="float">
            <text:p>373.898184</text:p>
          </table:table-cell>
          <table:table-cell table:number-columns-repeated="3"/>
          <table:table-cell office:value-type="float" office:value="0.025678" calcext:value-type="float">
            <text:p>0.025678</text:p>
          </table:table-cell>
          <table:table-cell table:number-columns-repeated="5"/>
        </table:table-row>
        <table:table-row table:style-name="ro1">
          <table:table-cell office:value-type="float" office:value="376.910607" calcext:value-type="float">
            <text:p>376.910607</text:p>
          </table:table-cell>
          <table:table-cell table:number-columns-repeated="3"/>
          <table:table-cell office:value-type="float" office:value="0.02666" calcext:value-type="float">
            <text:p>0.02666</text:p>
          </table:table-cell>
          <table:table-cell table:number-columns-repeated="5"/>
        </table:table-row>
        <table:table-row table:style-name="ro1">
          <table:table-cell office:value-type="float" office:value="380.873878" calcext:value-type="float">
            <text:p>380.873878</text:p>
          </table:table-cell>
          <table:table-cell table:number-columns-repeated="3"/>
          <table:table-cell office:value-type="float" office:value="0.028134" calcext:value-type="float">
            <text:p>0.028134</text:p>
          </table:table-cell>
          <table:table-cell table:number-columns-repeated="5"/>
        </table:table-row>
        <table:table-row table:style-name="ro1">
          <table:table-cell office:value-type="float" office:value="385.63002" calcext:value-type="float">
            <text:p>385.63002</text:p>
          </table:table-cell>
          <table:table-cell table:number-columns-repeated="3"/>
          <table:table-cell office:value-type="float" office:value="0.030093" calcext:value-type="float">
            <text:p>0.030093</text:p>
          </table:table-cell>
          <table:table-cell table:number-columns-repeated="5"/>
        </table:table-row>
        <table:table-row table:style-name="ro1">
          <table:table-cell office:value-type="float" office:value="389.080608" calcext:value-type="float">
            <text:p>389.080608</text:p>
          </table:table-cell>
          <table:table-cell table:number-columns-repeated="3"/>
          <table:table-cell office:value-type="float" office:value="0.032453" calcext:value-type="float">
            <text:p>0.032453</text:p>
          </table:table-cell>
          <table:table-cell table:number-columns-repeated="5"/>
        </table:table-row>
        <table:table-row table:style-name="ro1">
          <table:table-cell office:value-type="float" office:value="392.045132" calcext:value-type="float">
            <text:p>392.045132</text:p>
          </table:table-cell>
          <table:table-cell table:number-columns-repeated="3"/>
          <table:table-cell office:value-type="float" office:value="0.03534" calcext:value-type="float">
            <text:p>0.03534</text:p>
          </table:table-cell>
          <table:table-cell table:number-columns-repeated="5"/>
        </table:table-row>
        <table:table-row table:style-name="ro1">
          <table:table-cell office:value-type="float" office:value="395.398087" calcext:value-type="float">
            <text:p>395.398087</text:p>
          </table:table-cell>
          <table:table-cell table:number-columns-repeated="3"/>
          <table:table-cell office:value-type="float" office:value="0.038437" calcext:value-type="float">
            <text:p>0.038437</text:p>
          </table:table-cell>
          <table:table-cell table:number-columns-repeated="5"/>
        </table:table-row>
        <table:table-row table:style-name="ro1">
          <table:table-cell office:value-type="float" office:value="400.342143" calcext:value-type="float">
            <text:p>400.342143</text:p>
          </table:table-cell>
          <table:table-cell table:number-columns-repeated="3"/>
          <table:table-cell office:value-type="float" office:value="0.041722" calcext:value-type="float">
            <text:p>0.041722</text:p>
          </table:table-cell>
          <table:table-cell table:number-columns-repeated="5"/>
        </table:table-row>
        <table:table-row table:style-name="ro1">
          <table:table-cell office:value-type="float" office:value="403.58338" calcext:value-type="float">
            <text:p>403.58338</text:p>
          </table:table-cell>
          <table:table-cell table:number-columns-repeated="3"/>
          <table:table-cell office:value-type="float" office:value="0.045115" calcext:value-type="float">
            <text:p>0.045115</text:p>
          </table:table-cell>
          <table:table-cell table:number-columns-repeated="5"/>
        </table:table-row>
        <table:table-row table:style-name="ro1">
          <table:table-cell office:value-type="float" office:value="407.796891" calcext:value-type="float">
            <text:p>407.796891</text:p>
          </table:table-cell>
          <table:table-cell table:number-columns-repeated="3"/>
          <table:table-cell office:value-type="float" office:value="0.048701" calcext:value-type="float">
            <text:p>0.048701</text:p>
          </table:table-cell>
          <table:table-cell table:number-columns-repeated="5"/>
        </table:table-row>
        <table:table-row table:style-name="ro1">
          <table:table-cell office:value-type="float" office:value="411.932529" calcext:value-type="float">
            <text:p>411.932529</text:p>
          </table:table-cell>
          <table:table-cell table:number-columns-repeated="3"/>
          <table:table-cell office:value-type="float" office:value="0.052122" calcext:value-type="float">
            <text:p>0.052122</text:p>
          </table:table-cell>
          <table:table-cell table:number-columns-repeated="5"/>
        </table:table-row>
        <table:table-row table:style-name="ro1">
          <table:table-cell office:value-type="float" office:value="414.563579" calcext:value-type="float">
            <text:p>414.563579</text:p>
          </table:table-cell>
          <table:table-cell table:number-columns-repeated="3"/>
          <table:table-cell office:value-type="float" office:value="0.055418" calcext:value-type="float">
            <text:p>0.055418</text:p>
          </table:table-cell>
          <table:table-cell table:number-columns-repeated="5"/>
        </table:table-row>
        <table:table-row table:style-name="ro1">
          <table:table-cell office:value-type="float" office:value="418.692253" calcext:value-type="float">
            <text:p>418.692253</text:p>
          </table:table-cell>
          <table:table-cell table:number-columns-repeated="3"/>
          <table:table-cell office:value-type="float" office:value="0.058482" calcext:value-type="float">
            <text:p>0.058482</text:p>
          </table:table-cell>
          <table:table-cell table:number-columns-repeated="5"/>
        </table:table-row>
        <table:table-row table:style-name="ro1">
          <table:table-cell office:value-type="float" office:value="422.456399" calcext:value-type="float">
            <text:p>422.456399</text:p>
          </table:table-cell>
          <table:table-cell table:number-columns-repeated="3"/>
          <table:table-cell office:value-type="float" office:value="0.061354" calcext:value-type="float">
            <text:p>0.061354</text:p>
          </table:table-cell>
          <table:table-cell table:number-columns-repeated="5"/>
        </table:table-row>
        <table:table-row table:style-name="ro1">
          <table:table-cell office:value-type="float" office:value="426.467309" calcext:value-type="float">
            <text:p>426.467309</text:p>
          </table:table-cell>
          <table:table-cell table:number-columns-repeated="3"/>
          <table:table-cell office:value-type="float" office:value="0.063802" calcext:value-type="float">
            <text:p>0.063802</text:p>
          </table:table-cell>
          <table:table-cell table:number-columns-repeated="5"/>
        </table:table-row>
        <table:table-row table:style-name="ro1">
          <table:table-cell office:value-type="float" office:value="431.056607" calcext:value-type="float">
            <text:p>431.056607</text:p>
          </table:table-cell>
          <table:table-cell table:number-columns-repeated="3"/>
          <table:table-cell office:value-type="float" office:value="0.065609" calcext:value-type="float">
            <text:p>0.065609</text:p>
          </table:table-cell>
          <table:table-cell table:number-columns-repeated="5"/>
        </table:table-row>
        <table:table-row table:style-name="ro1">
          <table:table-cell office:value-type="float" office:value="433.874527" calcext:value-type="float">
            <text:p>433.874527</text:p>
          </table:table-cell>
          <table:table-cell table:number-columns-repeated="3"/>
          <table:table-cell office:value-type="float" office:value="0.067346" calcext:value-type="float">
            <text:p>0.067346</text:p>
          </table:table-cell>
          <table:table-cell table:number-columns-repeated="5"/>
        </table:table-row>
        <table:table-row table:style-name="ro1">
          <table:table-cell office:value-type="float" office:value="437.085793" calcext:value-type="float">
            <text:p>437.085793</text:p>
          </table:table-cell>
          <table:table-cell table:number-columns-repeated="3"/>
          <table:table-cell office:value-type="float" office:value="0.06872" calcext:value-type="float">
            <text:p>0.06872</text:p>
          </table:table-cell>
          <table:table-cell table:number-columns-repeated="5"/>
        </table:table-row>
        <table:table-row table:style-name="ro1">
          <table:table-cell office:value-type="float" office:value="441.01006" calcext:value-type="float">
            <text:p>441.01006</text:p>
          </table:table-cell>
          <table:table-cell table:number-columns-repeated="3"/>
          <table:table-cell office:value-type="float" office:value="0.069481" calcext:value-type="float">
            <text:p>0.069481</text:p>
          </table:table-cell>
          <table:table-cell table:number-columns-repeated="5"/>
        </table:table-row>
        <table:table-row table:style-name="ro1">
          <table:table-cell office:value-type="float" office:value="444.195614" calcext:value-type="float">
            <text:p>444.195614</text:p>
          </table:table-cell>
          <table:table-cell table:number-columns-repeated="3"/>
          <table:table-cell office:value-type="float" office:value="0.069885" calcext:value-type="float">
            <text:p>0.069885</text:p>
          </table:table-cell>
          <table:table-cell table:number-columns-repeated="5"/>
        </table:table-row>
        <table:table-row table:style-name="ro1">
          <table:table-cell office:value-type="float" office:value="447.678687" calcext:value-type="float">
            <text:p>447.678687</text:p>
          </table:table-cell>
          <table:table-cell table:number-columns-repeated="3"/>
          <table:table-cell office:value-type="float" office:value="0.070049" calcext:value-type="float">
            <text:p>0.070049</text:p>
          </table:table-cell>
          <table:table-cell table:number-columns-repeated="5"/>
        </table:table-row>
        <table:table-row table:style-name="ro1">
          <table:table-cell office:value-type="float" office:value="451.601106" calcext:value-type="float">
            <text:p>451.601106</text:p>
          </table:table-cell>
          <table:table-cell table:number-columns-repeated="3"/>
          <table:table-cell office:value-type="float" office:value="0.069766" calcext:value-type="float">
            <text:p>0.069766</text:p>
          </table:table-cell>
          <table:table-cell table:number-columns-repeated="5"/>
        </table:table-row>
        <table:table-row table:style-name="ro1">
          <table:table-cell office:value-type="float" office:value="455.542645" calcext:value-type="float">
            <text:p>455.542645</text:p>
          </table:table-cell>
          <table:table-cell table:number-columns-repeated="3"/>
          <table:table-cell office:value-type="float" office:value="0.069124" calcext:value-type="float">
            <text:p>0.069124</text:p>
          </table:table-cell>
          <table:table-cell table:number-columns-repeated="5"/>
        </table:table-row>
        <table:table-row table:style-name="ro1">
          <table:table-cell office:value-type="float" office:value="459.424258" calcext:value-type="float">
            <text:p>459.424258</text:p>
          </table:table-cell>
          <table:table-cell table:number-columns-repeated="3"/>
          <table:table-cell office:value-type="float" office:value="0.067931" calcext:value-type="float">
            <text:p>0.067931</text:p>
          </table:table-cell>
          <table:table-cell table:number-columns-repeated="5"/>
        </table:table-row>
        <table:table-row table:style-name="ro1">
          <table:table-cell office:value-type="float" office:value="462.695456" calcext:value-type="float">
            <text:p>462.695456</text:p>
          </table:table-cell>
          <table:table-cell table:number-columns-repeated="3"/>
          <table:table-cell office:value-type="float" office:value="0.066345" calcext:value-type="float">
            <text:p>0.066345</text:p>
          </table:table-cell>
          <table:table-cell table:number-columns-repeated="5"/>
        </table:table-row>
        <table:table-row table:style-name="ro1">
          <table:table-cell office:value-type="float" office:value="466.475463" calcext:value-type="float">
            <text:p>466.475463</text:p>
          </table:table-cell>
          <table:table-cell table:number-columns-repeated="3"/>
          <table:table-cell office:value-type="float" office:value="0.064583" calcext:value-type="float">
            <text:p>0.064583</text:p>
          </table:table-cell>
          <table:table-cell table:number-columns-repeated="5"/>
        </table:table-row>
        <table:table-row table:style-name="ro1">
          <table:table-cell office:value-type="float" office:value="470.334215" calcext:value-type="float">
            <text:p>470.334215</text:p>
          </table:table-cell>
          <table:table-cell table:number-columns-repeated="3"/>
          <table:table-cell office:value-type="float" office:value="0.062437" calcext:value-type="float">
            <text:p>0.062437</text:p>
          </table:table-cell>
          <table:table-cell table:number-columns-repeated="5"/>
        </table:table-row>
        <table:table-row table:style-name="ro1">
          <table:table-cell office:value-type="float" office:value="474.383175" calcext:value-type="float">
            <text:p>474.383175</text:p>
          </table:table-cell>
          <table:table-cell table:number-columns-repeated="3"/>
          <table:table-cell office:value-type="float" office:value="0.059744" calcext:value-type="float">
            <text:p>0.059744</text:p>
          </table:table-cell>
          <table:table-cell table:number-columns-repeated="5"/>
        </table:table-row>
        <table:table-row table:style-name="ro1">
          <table:table-cell office:value-type="float" office:value="478.510356" calcext:value-type="float">
            <text:p>478.510356</text:p>
          </table:table-cell>
          <table:table-cell table:number-columns-repeated="3"/>
          <table:table-cell office:value-type="float" office:value="0.05681" calcext:value-type="float">
            <text:p>0.05681</text:p>
          </table:table-cell>
          <table:table-cell table:number-columns-repeated="5"/>
        </table:table-row>
        <table:table-row table:style-name="ro1">
          <table:table-cell office:value-type="float" office:value="482.311919" calcext:value-type="float">
            <text:p>482.311919</text:p>
          </table:table-cell>
          <table:table-cell table:number-columns-repeated="3"/>
          <table:table-cell office:value-type="float" office:value="0.05376" calcext:value-type="float">
            <text:p>0.05376</text:p>
          </table:table-cell>
          <table:table-cell table:number-columns-repeated="5"/>
        </table:table-row>
        <table:table-row table:style-name="ro1">
          <table:table-cell office:value-type="float" office:value="485.38429" calcext:value-type="float">
            <text:p>485.38429</text:p>
          </table:table-cell>
          <table:table-cell table:number-columns-repeated="3"/>
          <table:table-cell office:value-type="float" office:value="0.050469" calcext:value-type="float">
            <text:p>0.050469</text:p>
          </table:table-cell>
          <table:table-cell table:number-columns-repeated="5"/>
        </table:table-row>
        <table:table-row table:style-name="ro1">
          <table:table-cell office:value-type="float" office:value="489.941411" calcext:value-type="float">
            <text:p>489.941411</text:p>
          </table:table-cell>
          <table:table-cell table:number-columns-repeated="3"/>
          <table:table-cell office:value-type="float" office:value="0.04707" calcext:value-type="float">
            <text:p>0.04707</text:p>
          </table:table-cell>
          <table:table-cell table:number-columns-repeated="5"/>
        </table:table-row>
        <table:table-row table:style-name="ro1">
          <table:table-cell office:value-type="float" office:value="492.369415" calcext:value-type="float">
            <text:p>492.369415</text:p>
          </table:table-cell>
          <table:table-cell table:number-columns-repeated="3"/>
          <table:table-cell office:value-type="float" office:value="0.043488" calcext:value-type="float">
            <text:p>0.043488</text:p>
          </table:table-cell>
          <table:table-cell table:number-columns-repeated="5"/>
        </table:table-row>
        <table:table-row table:style-name="ro1">
          <table:table-cell office:value-type="float" office:value="496.201658" calcext:value-type="float">
            <text:p>496.201658</text:p>
          </table:table-cell>
          <table:table-cell table:number-columns-repeated="3"/>
          <table:table-cell office:value-type="float" office:value="0.040219" calcext:value-type="float">
            <text:p>0.040219</text:p>
          </table:table-cell>
          <table:table-cell table:number-columns-repeated="5"/>
        </table:table-row>
        <table:table-row table:style-name="ro1">
          <table:table-cell office:value-type="float" office:value="499.504403" calcext:value-type="float">
            <text:p>499.504403</text:p>
          </table:table-cell>
          <table:table-cell table:number-columns-repeated="3"/>
          <table:table-cell office:value-type="float" office:value="0.036848" calcext:value-type="float">
            <text:p>0.036848</text:p>
          </table:table-cell>
          <table:table-cell table:number-columns-repeated="5"/>
        </table:table-row>
        <table:table-row table:style-name="ro1">
          <table:table-cell office:value-type="float" office:value="503.532258" calcext:value-type="float">
            <text:p>503.532258</text:p>
          </table:table-cell>
          <table:table-cell table:number-columns-repeated="3"/>
          <table:table-cell office:value-type="float" office:value="0.033894" calcext:value-type="float">
            <text:p>0.033894</text:p>
          </table:table-cell>
          <table:table-cell table:number-columns-repeated="5"/>
        </table:table-row>
        <table:table-row table:style-name="ro1">
          <table:table-cell office:value-type="float" office:value="506.659456" calcext:value-type="float">
            <text:p>506.659456</text:p>
          </table:table-cell>
          <table:table-cell table:number-columns-repeated="3"/>
          <table:table-cell office:value-type="float" office:value="0.031197" calcext:value-type="float">
            <text:p>0.031197</text:p>
          </table:table-cell>
          <table:table-cell table:number-columns-repeated="5"/>
        </table:table-row>
        <table:table-row table:style-name="ro1">
          <table:table-cell office:value-type="float" office:value="511.138639" calcext:value-type="float">
            <text:p>511.138639</text:p>
          </table:table-cell>
          <table:table-cell table:number-columns-repeated="3"/>
          <table:table-cell office:value-type="float" office:value="0.028999" calcext:value-type="float">
            <text:p>0.028999</text:p>
          </table:table-cell>
          <table:table-cell table:number-columns-repeated="5"/>
        </table:table-row>
        <table:table-row table:style-name="ro1">
          <table:table-cell office:value-type="float" office:value="513.692316" calcext:value-type="float">
            <text:p>513.692316</text:p>
          </table:table-cell>
          <table:table-cell table:number-columns-repeated="3"/>
          <table:table-cell office:value-type="float" office:value="0.027234" calcext:value-type="float">
            <text:p>0.027234</text:p>
          </table:table-cell>
          <table:table-cell table:number-columns-repeated="5"/>
        </table:table-row>
        <table:table-row table:style-name="ro1">
          <table:table-cell office:value-type="float" office:value="518.428247" calcext:value-type="float">
            <text:p>518.428247</text:p>
          </table:table-cell>
          <table:table-cell table:number-columns-repeated="3"/>
          <table:table-cell office:value-type="float" office:value="0.026049" calcext:value-type="float">
            <text:p>0.026049</text:p>
          </table:table-cell>
          <table:table-cell table:number-columns-repeated="5"/>
        </table:table-row>
        <table:table-row table:style-name="ro1">
          <table:table-cell office:value-type="float" office:value="522.115526" calcext:value-type="float">
            <text:p>522.115526</text:p>
          </table:table-cell>
          <table:table-cell table:number-columns-repeated="3"/>
          <table:table-cell office:value-type="float" office:value="0.025306" calcext:value-type="float">
            <text:p>0.025306</text:p>
          </table:table-cell>
          <table:table-cell table:number-columns-repeated="5"/>
        </table:table-row>
        <table:table-row table:style-name="ro1">
          <table:table-cell office:value-type="float" office:value="524.826999" calcext:value-type="float">
            <text:p>524.826999</text:p>
          </table:table-cell>
          <table:table-cell table:number-columns-repeated="3"/>
          <table:table-cell office:value-type="float" office:value="0.025243" calcext:value-type="float">
            <text:p>0.025243</text:p>
          </table:table-cell>
          <table:table-cell table:number-columns-repeated="5"/>
        </table:table-row>
        <table:table-row table:style-name="ro1">
          <table:table-cell office:value-type="float" office:value="529.163662" calcext:value-type="float">
            <text:p>529.163662</text:p>
          </table:table-cell>
          <table:table-cell table:number-columns-repeated="3"/>
          <table:table-cell office:value-type="float" office:value="0.025685" calcext:value-type="float">
            <text:p>0.025685</text:p>
          </table:table-cell>
          <table:table-cell table:number-columns-repeated="5"/>
        </table:table-row>
        <table:table-row table:style-name="ro1">
          <table:table-cell office:value-type="float" office:value="532.670297" calcext:value-type="float">
            <text:p>532.670297</text:p>
          </table:table-cell>
          <table:table-cell table:number-columns-repeated="3"/>
          <table:table-cell office:value-type="float" office:value="0.026668" calcext:value-type="float">
            <text:p>0.026668</text:p>
          </table:table-cell>
          <table:table-cell table:number-columns-repeated="5"/>
        </table:table-row>
        <table:table-row table:style-name="ro1">
          <table:table-cell office:value-type="float" office:value="536.948717" calcext:value-type="float">
            <text:p>536.948717</text:p>
          </table:table-cell>
          <table:table-cell table:number-columns-repeated="3"/>
          <table:table-cell office:value-type="float" office:value="0.028147" calcext:value-type="float">
            <text:p>0.028147</text:p>
          </table:table-cell>
          <table:table-cell table:number-columns-repeated="5"/>
        </table:table-row>
        <table:table-row table:style-name="ro1">
          <table:table-cell office:value-type="float" office:value="540.578204" calcext:value-type="float">
            <text:p>540.578204</text:p>
          </table:table-cell>
          <table:table-cell table:number-columns-repeated="3"/>
          <table:table-cell office:value-type="float" office:value="0.03026" calcext:value-type="float">
            <text:p>0.03026</text:p>
          </table:table-cell>
          <table:table-cell table:number-columns-repeated="5"/>
        </table:table-row>
        <table:table-row table:style-name="ro1">
          <table:table-cell office:value-type="float" office:value="544.468312" calcext:value-type="float">
            <text:p>544.468312</text:p>
          </table:table-cell>
          <table:table-cell table:number-columns-repeated="3"/>
          <table:table-cell office:value-type="float" office:value="0.032739" calcext:value-type="float">
            <text:p>0.032739</text:p>
          </table:table-cell>
          <table:table-cell table:number-columns-repeated="5"/>
        </table:table-row>
        <table:table-row table:style-name="ro1">
          <table:table-cell office:value-type="float" office:value="548.26027" calcext:value-type="float">
            <text:p>548.26027</text:p>
          </table:table-cell>
          <table:table-cell table:number-columns-repeated="3"/>
          <table:table-cell office:value-type="float" office:value="0.035624" calcext:value-type="float">
            <text:p>0.035624</text:p>
          </table:table-cell>
          <table:table-cell table:number-columns-repeated="5"/>
        </table:table-row>
        <table:table-row table:style-name="ro1">
          <table:table-cell office:value-type="float" office:value="551.640004" calcext:value-type="float">
            <text:p>551.640004</text:p>
          </table:table-cell>
          <table:table-cell table:number-columns-repeated="3"/>
          <table:table-cell office:value-type="float" office:value="0.03877" calcext:value-type="float">
            <text:p>0.03877</text:p>
          </table:table-cell>
          <table:table-cell table:number-columns-repeated="5"/>
        </table:table-row>
        <table:table-row table:style-name="ro1">
          <table:table-cell office:value-type="float" office:value="555.142362" calcext:value-type="float">
            <text:p>555.142362</text:p>
          </table:table-cell>
          <table:table-cell table:number-columns-repeated="3"/>
          <table:table-cell office:value-type="float" office:value="0.042195" calcext:value-type="float">
            <text:p>0.042195</text:p>
          </table:table-cell>
          <table:table-cell table:number-columns-repeated="5"/>
        </table:table-row>
        <table:table-row table:style-name="ro1">
          <table:table-cell office:value-type="float" office:value="559.52001" calcext:value-type="float">
            <text:p>559.52001</text:p>
          </table:table-cell>
          <table:table-cell table:number-columns-repeated="3"/>
          <table:table-cell office:value-type="float" office:value="0.045811" calcext:value-type="float">
            <text:p>0.045811</text:p>
          </table:table-cell>
          <table:table-cell table:number-columns-repeated="5"/>
        </table:table-row>
        <table:table-row table:style-name="ro1">
          <table:table-cell office:value-type="float" office:value="562.954917" calcext:value-type="float">
            <text:p>562.954917</text:p>
          </table:table-cell>
          <table:table-cell table:number-columns-repeated="3"/>
          <table:table-cell office:value-type="float" office:value="0.049151" calcext:value-type="float">
            <text:p>0.049151</text:p>
          </table:table-cell>
          <table:table-cell table:number-columns-repeated="5"/>
        </table:table-row>
        <table:table-row table:style-name="ro1">
          <table:table-cell office:value-type="float" office:value="566.293519" calcext:value-type="float">
            <text:p>566.293519</text:p>
          </table:table-cell>
          <table:table-cell table:number-columns-repeated="3"/>
          <table:table-cell office:value-type="float" office:value="0.052452" calcext:value-type="float">
            <text:p>0.052452</text:p>
          </table:table-cell>
          <table:table-cell table:number-columns-repeated="5"/>
        </table:table-row>
        <table:table-row table:style-name="ro1">
          <table:table-cell office:value-type="float" office:value="569.844374" calcext:value-type="float">
            <text:p>569.844374</text:p>
          </table:table-cell>
          <table:table-cell table:number-columns-repeated="3"/>
          <table:table-cell office:value-type="float" office:value="0.055737" calcext:value-type="float">
            <text:p>0.055737</text:p>
          </table:table-cell>
          <table:table-cell table:number-columns-repeated="5"/>
        </table:table-row>
        <table:table-row table:style-name="ro1">
          <table:table-cell office:value-type="float" office:value="574.028718" calcext:value-type="float">
            <text:p>574.028718</text:p>
          </table:table-cell>
          <table:table-cell table:number-columns-repeated="3"/>
          <table:table-cell office:value-type="float" office:value="0.058694" calcext:value-type="float">
            <text:p>0.058694</text:p>
          </table:table-cell>
          <table:table-cell table:number-columns-repeated="5"/>
        </table:table-row>
        <table:table-row table:style-name="ro1">
          <table:table-cell office:value-type="float" office:value="577.37391" calcext:value-type="float">
            <text:p>577.37391</text:p>
          </table:table-cell>
          <table:table-cell table:number-columns-repeated="3"/>
          <table:table-cell office:value-type="float" office:value="0.061474" calcext:value-type="float">
            <text:p>0.061474</text:p>
          </table:table-cell>
          <table:table-cell table:number-columns-repeated="5"/>
        </table:table-row>
        <table:table-row table:style-name="ro1">
          <table:table-cell office:value-type="float" office:value="581.221899" calcext:value-type="float">
            <text:p>581.221899</text:p>
          </table:table-cell>
          <table:table-cell table:number-columns-repeated="3"/>
          <table:table-cell office:value-type="float" office:value="0.063831" calcext:value-type="float">
            <text:p>0.063831</text:p>
          </table:table-cell>
          <table:table-cell table:number-columns-repeated="5"/>
        </table:table-row>
        <table:table-row table:style-name="ro1">
          <table:table-cell office:value-type="float" office:value="585.330498" calcext:value-type="float">
            <text:p>585.330498</text:p>
          </table:table-cell>
          <table:table-cell table:number-columns-repeated="3"/>
          <table:table-cell office:value-type="float" office:value="0.065894" calcext:value-type="float">
            <text:p>0.065894</text:p>
          </table:table-cell>
          <table:table-cell table:number-columns-repeated="5"/>
        </table:table-row>
        <table:table-row table:style-name="ro1">
          <table:table-cell office:value-type="float" office:value="588.706689" calcext:value-type="float">
            <text:p>588.706689</text:p>
          </table:table-cell>
          <table:table-cell table:number-columns-repeated="3"/>
          <table:table-cell office:value-type="float" office:value="0.067607" calcext:value-type="float">
            <text:p>0.067607</text:p>
          </table:table-cell>
          <table:table-cell table:number-columns-repeated="5"/>
        </table:table-row>
        <table:table-row table:style-name="ro1">
          <table:table-cell office:value-type="float" office:value="592.152347" calcext:value-type="float">
            <text:p>592.152347</text:p>
          </table:table-cell>
          <table:table-cell table:number-columns-repeated="3"/>
          <table:table-cell office:value-type="float" office:value="0.06893" calcext:value-type="float">
            <text:p>0.06893</text:p>
          </table:table-cell>
          <table:table-cell table:number-columns-repeated="5"/>
        </table:table-row>
        <table:table-row table:style-name="ro1">
          <table:table-cell office:value-type="float" office:value="595.809704" calcext:value-type="float">
            <text:p>595.809704</text:p>
          </table:table-cell>
          <table:table-cell table:number-columns-repeated="3"/>
          <table:table-cell office:value-type="float" office:value="0.069835" calcext:value-type="float">
            <text:p>0.069835</text:p>
          </table:table-cell>
          <table:table-cell table:number-columns-repeated="5"/>
        </table:table-row>
        <table:table-row table:style-name="ro1">
          <table:table-cell office:value-type="float" office:value="600.905564" calcext:value-type="float">
            <text:p>600.905564</text:p>
          </table:table-cell>
          <table:table-cell table:number-columns-repeated="3"/>
          <table:table-cell office:value-type="float" office:value="0.070346" calcext:value-type="float">
            <text:p>0.070346</text:p>
          </table:table-cell>
          <table:table-cell table:number-columns-repeated="5"/>
        </table:table-row>
        <table:table-row table:style-name="ro1">
          <table:table-cell office:value-type="float" office:value="604.323858" calcext:value-type="float">
            <text:p>604.323858</text:p>
          </table:table-cell>
          <table:table-cell table:number-columns-repeated="3"/>
          <table:table-cell office:value-type="float" office:value="0.070354" calcext:value-type="float">
            <text:p>0.070354</text:p>
          </table:table-cell>
          <table:table-cell table:number-columns-repeated="5"/>
        </table:table-row>
        <table:table-row table:style-name="ro1">
          <table:table-cell office:value-type="float" office:value="608.73161" calcext:value-type="float">
            <text:p>608.73161</text:p>
          </table:table-cell>
          <table:table-cell table:number-columns-repeated="3"/>
          <table:table-cell office:value-type="float" office:value="0.070076" calcext:value-type="float">
            <text:p>0.070076</text:p>
          </table:table-cell>
          <table:table-cell table:number-columns-repeated="5"/>
        </table:table-row>
        <table:table-row table:style-name="ro1">
          <table:table-cell office:value-type="float" office:value="611.300816" calcext:value-type="float">
            <text:p>611.300816</text:p>
          </table:table-cell>
          <table:table-cell table:number-columns-repeated="3"/>
          <table:table-cell office:value-type="float" office:value="0.069215" calcext:value-type="float">
            <text:p>0.069215</text:p>
          </table:table-cell>
          <table:table-cell table:number-columns-repeated="5"/>
        </table:table-row>
        <table:table-row table:style-name="ro1">
          <table:table-cell office:value-type="float" office:value="616.755962" calcext:value-type="float">
            <text:p>616.755962</text:p>
          </table:table-cell>
          <table:table-cell table:number-columns-repeated="3"/>
          <table:table-cell office:value-type="float" office:value="0.068111" calcext:value-type="float">
            <text:p>0.068111</text:p>
          </table:table-cell>
          <table:table-cell table:number-columns-repeated="5"/>
        </table:table-row>
        <table:table-row table:style-name="ro1">
          <table:table-cell office:value-type="float" office:value="620.058044" calcext:value-type="float">
            <text:p>620.058044</text:p>
          </table:table-cell>
          <table:table-cell table:number-columns-repeated="3"/>
          <table:table-cell office:value-type="float" office:value="0.066434" calcext:value-type="float">
            <text:p>0.066434</text:p>
          </table:table-cell>
          <table:table-cell table:number-columns-repeated="5"/>
        </table:table-row>
        <table:table-row table:style-name="ro1">
          <table:table-cell office:value-type="float" office:value="622.25143" calcext:value-type="float">
            <text:p>622.25143</text:p>
          </table:table-cell>
          <table:table-cell table:number-columns-repeated="3"/>
          <table:table-cell office:value-type="float" office:value="0.064251" calcext:value-type="float">
            <text:p>0.064251</text:p>
          </table:table-cell>
          <table:table-cell table:number-columns-repeated="5"/>
        </table:table-row>
        <table:table-row table:style-name="ro1">
          <table:table-cell office:value-type="float" office:value="628.003693" calcext:value-type="float">
            <text:p>628.003693</text:p>
          </table:table-cell>
          <table:table-cell table:number-columns-repeated="3"/>
          <table:table-cell office:value-type="float" office:value="0.061866" calcext:value-type="float">
            <text:p>0.061866</text:p>
          </table:table-cell>
          <table:table-cell table:number-columns-repeated="5"/>
        </table:table-row>
        <table:table-row table:style-name="ro1">
          <table:table-cell office:value-type="float" office:value="630.126446" calcext:value-type="float">
            <text:p>630.126446</text:p>
          </table:table-cell>
          <table:table-cell table:number-columns-repeated="3"/>
          <table:table-cell office:value-type="float" office:value="0.059239" calcext:value-type="float">
            <text:p>0.059239</text:p>
          </table:table-cell>
          <table:table-cell table:number-columns-repeated="5"/>
        </table:table-row>
        <table:table-row table:style-name="ro1">
          <table:table-cell office:value-type="float" office:value="633.478299" calcext:value-type="float">
            <text:p>633.478299</text:p>
          </table:table-cell>
          <table:table-cell table:number-columns-repeated="3"/>
          <table:table-cell office:value-type="float" office:value="0.056123" calcext:value-type="float">
            <text:p>0.056123</text:p>
          </table:table-cell>
          <table:table-cell table:number-columns-repeated="5"/>
        </table:table-row>
        <table:table-row table:style-name="ro1">
          <table:table-cell office:value-type="float" office:value="637.886018" calcext:value-type="float">
            <text:p>637.886018</text:p>
          </table:table-cell>
          <table:table-cell table:number-columns-repeated="3"/>
          <table:table-cell office:value-type="float" office:value="0.052642" calcext:value-type="float">
            <text:p>0.052642</text:p>
          </table:table-cell>
          <table:table-cell table:number-columns-repeated="5"/>
        </table:table-row>
        <table:table-row table:style-name="ro1">
          <table:table-cell office:value-type="float" office:value="641.529152" calcext:value-type="float">
            <text:p>641.529152</text:p>
          </table:table-cell>
          <table:table-cell table:number-columns-repeated="3"/>
          <table:table-cell office:value-type="float" office:value="0.049237" calcext:value-type="float">
            <text:p>0.049237</text:p>
          </table:table-cell>
          <table:table-cell table:number-columns-repeated="5"/>
        </table:table-row>
        <table:table-row table:style-name="ro1">
          <table:table-cell office:value-type="float" office:value="646.303595" calcext:value-type="float">
            <text:p>646.303595</text:p>
          </table:table-cell>
          <table:table-cell table:number-columns-repeated="3"/>
          <table:table-cell office:value-type="float" office:value="0.045858" calcext:value-type="float">
            <text:p>0.045858</text:p>
          </table:table-cell>
          <table:table-cell table:number-columns-repeated="5"/>
        </table:table-row>
        <table:table-row table:style-name="ro1">
          <table:table-cell office:value-type="float" office:value="648.994486" calcext:value-type="float">
            <text:p>648.994486</text:p>
          </table:table-cell>
          <table:table-cell table:number-columns-repeated="3"/>
          <table:table-cell office:value-type="float" office:value="0.042421" calcext:value-type="float">
            <text:p>0.042421</text:p>
          </table:table-cell>
          <table:table-cell table:number-columns-repeated="5"/>
        </table:table-row>
        <table:table-row table:style-name="ro1">
          <table:table-cell office:value-type="float" office:value="653.487427" calcext:value-type="float">
            <text:p>653.487427</text:p>
          </table:table-cell>
          <table:table-cell table:number-columns-repeated="3"/>
          <table:table-cell office:value-type="float" office:value="0.038957" calcext:value-type="float">
            <text:p>0.038957</text:p>
          </table:table-cell>
          <table:table-cell table:number-columns-repeated="5"/>
        </table:table-row>
        <table:table-row table:style-name="ro1">
          <table:table-cell office:value-type="float" office:value="657.230604" calcext:value-type="float">
            <text:p>657.230604</text:p>
          </table:table-cell>
          <table:table-cell table:number-columns-repeated="3"/>
          <table:table-cell office:value-type="float" office:value="0.035797" calcext:value-type="float">
            <text:p>0.035797</text:p>
          </table:table-cell>
          <table:table-cell table:number-columns-repeated="5"/>
        </table:table-row>
        <table:table-row table:style-name="ro1">
          <table:table-cell office:value-type="float" office:value="659.35558" calcext:value-type="float">
            <text:p>659.35558</text:p>
          </table:table-cell>
          <table:table-cell table:number-columns-repeated="3"/>
          <table:table-cell office:value-type="float" office:value="0.032953" calcext:value-type="float">
            <text:p>0.032953</text:p>
          </table:table-cell>
          <table:table-cell table:number-columns-repeated="5"/>
        </table:table-row>
        <table:table-row table:style-name="ro1">
          <table:table-cell office:value-type="float" office:value="664.90586" calcext:value-type="float">
            <text:p>664.90586</text:p>
          </table:table-cell>
          <table:table-cell table:number-columns-repeated="3"/>
          <table:table-cell office:value-type="float" office:value="0.030351" calcext:value-type="float">
            <text:p>0.030351</text:p>
          </table:table-cell>
          <table:table-cell table:number-columns-repeated="5"/>
        </table:table-row>
        <table:table-row table:style-name="ro1">
          <table:table-cell office:value-type="float" office:value="667.504269" calcext:value-type="float">
            <text:p>667.504269</text:p>
          </table:table-cell>
          <table:table-cell table:number-columns-repeated="3"/>
          <table:table-cell office:value-type="float" office:value="0.028301" calcext:value-type="float">
            <text:p>0.028301</text:p>
          </table:table-cell>
          <table:table-cell table:number-columns-repeated="5"/>
        </table:table-row>
        <table:table-row table:style-name="ro1">
          <table:table-cell office:value-type="float" office:value="672.044907" calcext:value-type="float">
            <text:p>672.044907</text:p>
          </table:table-cell>
          <table:table-cell table:number-columns-repeated="3"/>
          <table:table-cell office:value-type="float" office:value="0.026795" calcext:value-type="float">
            <text:p>0.026795</text:p>
          </table:table-cell>
          <table:table-cell table:number-columns-repeated="5"/>
        </table:table-row>
        <table:table-row table:style-name="ro1">
          <table:table-cell office:value-type="float" office:value="675.802163" calcext:value-type="float">
            <text:p>675.802163</text:p>
          </table:table-cell>
          <table:table-cell table:number-columns-repeated="3"/>
          <table:table-cell office:value-type="float" office:value="0.025713" calcext:value-type="float">
            <text:p>0.025713</text:p>
          </table:table-cell>
          <table:table-cell table:number-columns-repeated="5"/>
        </table:table-row>
        <table:table-row table:style-name="ro1">
          <table:table-cell office:value-type="float" office:value="679.864033" calcext:value-type="float">
            <text:p>679.864033</text:p>
          </table:table-cell>
          <table:table-cell table:number-columns-repeated="3"/>
          <table:table-cell office:value-type="float" office:value="0.025177" calcext:value-type="float">
            <text:p>0.025177</text:p>
          </table:table-cell>
          <table:table-cell table:number-columns-repeated="5"/>
        </table:table-row>
        <table:table-row table:style-name="ro1">
          <table:table-cell office:value-type="float" office:value="683.989359" calcext:value-type="float">
            <text:p>683.989359</text:p>
          </table:table-cell>
          <table:table-cell table:number-columns-repeated="3"/>
          <table:table-cell office:value-type="float" office:value="0.025278" calcext:value-type="float">
            <text:p>0.025278</text:p>
          </table:table-cell>
          <table:table-cell table:number-columns-repeated="5"/>
        </table:table-row>
        <table:table-row table:style-name="ro1">
          <table:table-cell office:value-type="float" office:value="686.332454" calcext:value-type="float">
            <text:p>686.332454</text:p>
          </table:table-cell>
          <table:table-cell table:number-columns-repeated="3"/>
          <table:table-cell office:value-type="float" office:value="0.025923" calcext:value-type="float">
            <text:p>0.025923</text:p>
          </table:table-cell>
          <table:table-cell table:number-columns-repeated="5"/>
        </table:table-row>
        <table:table-row table:style-name="ro1">
          <table:table-cell office:value-type="float" office:value="688.579513" calcext:value-type="float">
            <text:p>688.579513</text:p>
          </table:table-cell>
          <table:table-cell table:number-columns-repeated="3"/>
          <table:table-cell office:value-type="float" office:value="0.027147" calcext:value-type="float">
            <text:p>0.027147</text:p>
          </table:table-cell>
          <table:table-cell table:number-columns-repeated="5"/>
        </table:table-row>
        <table:table-row table:style-name="ro1">
          <table:table-cell office:value-type="float" office:value="693.295741" calcext:value-type="float">
            <text:p>693.295741</text:p>
          </table:table-cell>
          <table:table-cell table:number-columns-repeated="3"/>
          <table:table-cell office:value-type="float" office:value="0.028801" calcext:value-type="float">
            <text:p>0.028801</text:p>
          </table:table-cell>
          <table:table-cell table:number-columns-repeated="5"/>
        </table:table-row>
        <table:table-row table:style-name="ro1">
          <table:table-cell office:value-type="float" office:value="696.383365" calcext:value-type="float">
            <text:p>696.383365</text:p>
          </table:table-cell>
          <table:table-cell table:number-columns-repeated="3"/>
          <table:table-cell office:value-type="float" office:value="0.030843" calcext:value-type="float">
            <text:p>0.030843</text:p>
          </table:table-cell>
          <table:table-cell table:number-columns-repeated="5"/>
        </table:table-row>
        <table:table-row table:style-name="ro1">
          <table:table-cell office:value-type="float" office:value="701.971002" calcext:value-type="float">
            <text:p>701.971002</text:p>
          </table:table-cell>
          <table:table-cell table:number-columns-repeated="3"/>
          <table:table-cell office:value-type="float" office:value="0.03339" calcext:value-type="float">
            <text:p>0.03339</text:p>
          </table:table-cell>
          <table:table-cell table:number-columns-repeated="5"/>
        </table:table-row>
        <table:table-row table:style-name="ro1">
          <table:table-cell office:value-type="float" office:value="705.353833" calcext:value-type="float">
            <text:p>705.353833</text:p>
          </table:table-cell>
          <table:table-cell table:number-columns-repeated="3"/>
          <table:table-cell office:value-type="float" office:value="0.036461" calcext:value-type="float">
            <text:p>0.036461</text:p>
          </table:table-cell>
          <table:table-cell table:number-columns-repeated="5"/>
        </table:table-row>
        <table:table-row table:style-name="ro1">
          <table:table-cell office:value-type="float" office:value="708.046074" calcext:value-type="float">
            <text:p>708.046074</text:p>
          </table:table-cell>
          <table:table-cell table:number-columns-repeated="3"/>
          <table:table-cell office:value-type="float" office:value="0.039597" calcext:value-type="float">
            <text:p>0.039597</text:p>
          </table:table-cell>
          <table:table-cell table:number-columns-repeated="5"/>
        </table:table-row>
        <table:table-row table:style-name="ro1">
          <table:table-cell office:value-type="float" office:value="712.174757" calcext:value-type="float">
            <text:p>712.174757</text:p>
          </table:table-cell>
          <table:table-cell table:number-columns-repeated="3"/>
          <table:table-cell office:value-type="float" office:value="0.042788" calcext:value-type="float">
            <text:p>0.042788</text:p>
          </table:table-cell>
          <table:table-cell table:number-columns-repeated="5"/>
        </table:table-row>
        <table:table-row table:style-name="ro1">
          <table:table-cell office:value-type="float" office:value="714.392957" calcext:value-type="float">
            <text:p>714.392957</text:p>
          </table:table-cell>
          <table:table-cell table:number-columns-repeated="3"/>
          <table:table-cell office:value-type="float" office:value="0.046286" calcext:value-type="float">
            <text:p>0.046286</text:p>
          </table:table-cell>
          <table:table-cell table:number-columns-repeated="5"/>
        </table:table-row>
        <table:table-row table:style-name="ro1">
          <table:table-cell office:value-type="float" office:value="718.892433" calcext:value-type="float">
            <text:p>718.892433</text:p>
          </table:table-cell>
          <table:table-cell table:number-columns-repeated="3"/>
          <table:table-cell office:value-type="float" office:value="0.049802" calcext:value-type="float">
            <text:p>0.049802</text:p>
          </table:table-cell>
          <table:table-cell table:number-columns-repeated="5"/>
        </table:table-row>
        <table:table-row table:style-name="ro1">
          <table:table-cell office:value-type="float" office:value="724.52002" calcext:value-type="float">
            <text:p>724.52002</text:p>
          </table:table-cell>
          <table:table-cell table:number-columns-repeated="3"/>
          <table:table-cell office:value-type="float" office:value="0.052912" calcext:value-type="float">
            <text:p>0.052912</text:p>
          </table:table-cell>
          <table:table-cell table:number-columns-repeated="5"/>
        </table:table-row>
        <table:table-row table:style-name="ro1">
          <table:table-cell office:value-type="float" office:value="725.643849" calcext:value-type="float">
            <text:p>725.643849</text:p>
          </table:table-cell>
          <table:table-cell table:number-columns-repeated="3"/>
          <table:table-cell office:value-type="float" office:value="0.056071" calcext:value-type="float">
            <text:p>0.056071</text:p>
          </table:table-cell>
          <table:table-cell table:number-columns-repeated="5"/>
        </table:table-row>
        <table:table-row table:style-name="ro1">
          <table:table-cell office:value-type="float" office:value="730.120523" calcext:value-type="float">
            <text:p>730.120523</text:p>
          </table:table-cell>
          <table:table-cell table:number-columns-repeated="3"/>
          <table:table-cell office:value-type="float" office:value="0.058943" calcext:value-type="float">
            <text:p>0.058943</text:p>
          </table:table-cell>
          <table:table-cell table:number-columns-repeated="5"/>
        </table:table-row>
        <table:table-row table:style-name="ro1">
          <table:table-cell office:value-type="float" office:value="733.588846" calcext:value-type="float">
            <text:p>733.588846</text:p>
          </table:table-cell>
          <table:table-cell table:number-columns-repeated="3"/>
          <table:table-cell office:value-type="float" office:value="0.06169" calcext:value-type="float">
            <text:p>0.06169</text:p>
          </table:table-cell>
          <table:table-cell table:number-columns-repeated="5"/>
        </table:table-row>
        <table:table-row table:style-name="ro1">
          <table:table-cell office:value-type="float" office:value="738.199896" calcext:value-type="float">
            <text:p>738.199896</text:p>
          </table:table-cell>
          <table:table-cell table:number-columns-repeated="3"/>
          <table:table-cell office:value-type="float" office:value="0.063933" calcext:value-type="float">
            <text:p>0.063933</text:p>
          </table:table-cell>
          <table:table-cell table:number-columns-repeated="5"/>
        </table:table-row>
        <table:table-row table:style-name="ro1">
          <table:table-cell office:value-type="float" office:value="741.60526" calcext:value-type="float">
            <text:p>741.60526</text:p>
          </table:table-cell>
          <table:table-cell table:number-columns-repeated="3"/>
          <table:table-cell office:value-type="float" office:value="0.065774" calcext:value-type="float">
            <text:p>0.065774</text:p>
          </table:table-cell>
          <table:table-cell table:number-columns-repeated="5"/>
        </table:table-row>
        <table:table-row table:style-name="ro1">
          <table:table-cell office:value-type="float" office:value="746.05918" calcext:value-type="float">
            <text:p>746.05918</text:p>
          </table:table-cell>
          <table:table-cell table:number-columns-repeated="3"/>
          <table:table-cell office:value-type="float" office:value="0.067329" calcext:value-type="float">
            <text:p>0.067329</text:p>
          </table:table-cell>
          <table:table-cell table:number-columns-repeated="5"/>
        </table:table-row>
        <table:table-row table:style-name="ro1">
          <table:table-cell office:value-type="float" office:value="749.190309" calcext:value-type="float">
            <text:p>749.190309</text:p>
          </table:table-cell>
          <table:table-cell table:number-columns-repeated="3"/>
          <table:table-cell office:value-type="float" office:value="0.068621" calcext:value-type="float">
            <text:p>0.068621</text:p>
          </table:table-cell>
          <table:table-cell table:number-columns-repeated="5"/>
        </table:table-row>
        <table:table-row table:style-name="ro1">
          <table:table-cell office:value-type="float" office:value="753.702449" calcext:value-type="float">
            <text:p>753.702449</text:p>
          </table:table-cell>
          <table:table-cell table:number-columns-repeated="3"/>
          <table:table-cell office:value-type="float" office:value="0.069372" calcext:value-type="float">
            <text:p>0.069372</text:p>
          </table:table-cell>
          <table:table-cell table:number-columns-repeated="5"/>
        </table:table-row>
        <table:table-row table:style-name="ro1">
          <table:table-cell office:value-type="float" office:value="757.305432" calcext:value-type="float">
            <text:p>757.305432</text:p>
          </table:table-cell>
          <table:table-cell table:number-columns-repeated="3"/>
          <table:table-cell office:value-type="float" office:value="0.069845" calcext:value-type="float">
            <text:p>0.069845</text:p>
          </table:table-cell>
          <table:table-cell table:number-columns-repeated="5"/>
        </table:table-row>
        <table:table-row table:style-name="ro1">
          <table:table-cell office:value-type="float" office:value="760.765911" calcext:value-type="float">
            <text:p>760.765911</text:p>
          </table:table-cell>
          <table:table-cell table:number-columns-repeated="3"/>
          <table:table-cell office:value-type="float" office:value="0.069816" calcext:value-type="float">
            <text:p>0.069816</text:p>
          </table:table-cell>
          <table:table-cell table:number-columns-repeated="5"/>
        </table:table-row>
        <table:table-row table:style-name="ro1">
          <table:table-cell office:value-type="float" office:value="765.820724" calcext:value-type="float">
            <text:p>765.820724</text:p>
          </table:table-cell>
          <table:table-cell table:number-columns-repeated="3"/>
          <table:table-cell office:value-type="float" office:value="0.06936" calcext:value-type="float">
            <text:p>0.06936</text:p>
          </table:table-cell>
          <table:table-cell table:number-columns-repeated="5"/>
        </table:table-row>
        <table:table-row table:style-name="ro1">
          <table:table-cell office:value-type="float" office:value="768.245981" calcext:value-type="float">
            <text:p>768.245981</text:p>
          </table:table-cell>
          <table:table-cell table:number-columns-repeated="3"/>
          <table:table-cell office:value-type="float" office:value="0.068479" calcext:value-type="float">
            <text:p>0.068479</text:p>
          </table:table-cell>
          <table:table-cell table:number-columns-repeated="5"/>
        </table:table-row>
        <table:table-row table:style-name="ro1">
          <table:table-cell office:value-type="float" office:value="771.965481" calcext:value-type="float">
            <text:p>771.965481</text:p>
          </table:table-cell>
          <table:table-cell table:number-columns-repeated="3"/>
          <table:table-cell office:value-type="float" office:value="0.067204" calcext:value-type="float">
            <text:p>0.067204</text:p>
          </table:table-cell>
          <table:table-cell table:number-columns-repeated="5"/>
        </table:table-row>
        <table:table-row table:style-name="ro1">
          <table:table-cell office:value-type="float" office:value="776.07586" calcext:value-type="float">
            <text:p>776.07586</text:p>
          </table:table-cell>
          <table:table-cell table:number-columns-repeated="3"/>
          <table:table-cell office:value-type="float" office:value="0.065486" calcext:value-type="float">
            <text:p>0.065486</text:p>
          </table:table-cell>
          <table:table-cell table:number-columns-repeated="5"/>
        </table:table-row>
        <table:table-row table:style-name="ro1">
          <table:table-cell office:value-type="float" office:value="778.497618" calcext:value-type="float">
            <text:p>778.497618</text:p>
          </table:table-cell>
          <table:table-cell table:number-columns-repeated="3"/>
          <table:table-cell office:value-type="float" office:value="0.063382" calcext:value-type="float">
            <text:p>0.063382</text:p>
          </table:table-cell>
          <table:table-cell table:number-columns-repeated="5"/>
        </table:table-row>
        <table:table-row table:style-name="ro1">
          <table:table-cell office:value-type="float" office:value="783.943224" calcext:value-type="float">
            <text:p>783.943224</text:p>
          </table:table-cell>
          <table:table-cell table:number-columns-repeated="3"/>
          <table:table-cell office:value-type="float" office:value="0.060705" calcext:value-type="float">
            <text:p>0.060705</text:p>
          </table:table-cell>
          <table:table-cell table:number-columns-repeated="5"/>
        </table:table-row>
        <table:table-row table:style-name="ro1">
          <table:table-cell office:value-type="float" office:value="787.341217" calcext:value-type="float">
            <text:p>787.341217</text:p>
          </table:table-cell>
          <table:table-cell table:number-columns-repeated="3"/>
          <table:table-cell office:value-type="float" office:value="0.057979" calcext:value-type="float">
            <text:p>0.057979</text:p>
          </table:table-cell>
          <table:table-cell table:number-columns-repeated="5"/>
        </table:table-row>
        <table:table-row table:style-name="ro1">
          <table:table-cell office:value-type="float" office:value="792.921741" calcext:value-type="float">
            <text:p>792.921741</text:p>
          </table:table-cell>
          <table:table-cell table:number-columns-repeated="3"/>
          <table:table-cell office:value-type="float" office:value="0.054875" calcext:value-type="float">
            <text:p>0.054875</text:p>
          </table:table-cell>
          <table:table-cell table:number-columns-repeated="5"/>
        </table:table-row>
        <table:table-row table:style-name="ro1">
          <table:table-cell office:value-type="float" office:value="795.401329" calcext:value-type="float">
            <text:p>795.401329</text:p>
          </table:table-cell>
          <table:table-cell table:number-columns-repeated="3"/>
          <table:table-cell office:value-type="float" office:value="0.051484" calcext:value-type="float">
            <text:p>0.051484</text:p>
          </table:table-cell>
          <table:table-cell table:number-columns-repeated="5"/>
        </table:table-row>
        <table:table-row table:style-name="ro1">
          <table:table-cell office:value-type="float" office:value="798.615479" calcext:value-type="float">
            <text:p>798.615479</text:p>
          </table:table-cell>
          <table:table-cell table:number-columns-repeated="3"/>
          <table:table-cell office:value-type="float" office:value="0.047999" calcext:value-type="float">
            <text:p>0.047999</text:p>
          </table:table-cell>
          <table:table-cell table:number-columns-repeated="5"/>
        </table:table-row>
        <table:table-row table:style-name="ro1">
          <table:table-cell office:value-type="float" office:value="803.03353" calcext:value-type="float">
            <text:p>803.03353</text:p>
          </table:table-cell>
          <table:table-cell table:number-columns-repeated="3"/>
          <table:table-cell office:value-type="float" office:value="0.044464" calcext:value-type="float">
            <text:p>0.044464</text:p>
          </table:table-cell>
          <table:table-cell table:number-columns-repeated="5"/>
        </table:table-row>
        <table:table-row table:style-name="ro1">
          <table:table-cell office:value-type="float" office:value="806.501049" calcext:value-type="float">
            <text:p>806.501049</text:p>
          </table:table-cell>
          <table:table-cell table:number-columns-repeated="3"/>
          <table:table-cell office:value-type="float" office:value="0.041015" calcext:value-type="float">
            <text:p>0.041015</text:p>
          </table:table-cell>
          <table:table-cell table:number-columns-repeated="5"/>
        </table:table-row>
        <table:table-row table:style-name="ro1">
          <table:table-cell office:value-type="float" office:value="809.817993" calcext:value-type="float">
            <text:p>809.817993</text:p>
          </table:table-cell>
          <table:table-cell table:number-columns-repeated="3"/>
          <table:table-cell office:value-type="float" office:value="0.037702" calcext:value-type="float">
            <text:p>0.037702</text:p>
          </table:table-cell>
          <table:table-cell table:number-columns-repeated="5"/>
        </table:table-row>
        <table:table-row table:style-name="ro1">
          <table:table-cell office:value-type="float" office:value="815.388924" calcext:value-type="float">
            <text:p>815.388924</text:p>
          </table:table-cell>
          <table:table-cell table:number-columns-repeated="3"/>
          <table:table-cell office:value-type="float" office:value="0.034578" calcext:value-type="float">
            <text:p>0.034578</text:p>
          </table:table-cell>
          <table:table-cell table:number-columns-repeated="5"/>
        </table:table-row>
        <table:table-row table:style-name="ro1">
          <table:table-cell office:value-type="float" office:value="817.635175" calcext:value-type="float">
            <text:p>817.635175</text:p>
          </table:table-cell>
          <table:table-cell table:number-columns-repeated="3"/>
          <table:table-cell office:value-type="float" office:value="0.031756" calcext:value-type="float">
            <text:p>0.031756</text:p>
          </table:table-cell>
          <table:table-cell table:number-columns-repeated="5"/>
        </table:table-row>
        <table:table-row table:style-name="ro1">
          <table:table-cell office:value-type="float" office:value="822.126675" calcext:value-type="float">
            <text:p>822.126675</text:p>
          </table:table-cell>
          <table:table-cell table:number-columns-repeated="3"/>
          <table:table-cell office:value-type="float" office:value="0.029486" calcext:value-type="float">
            <text:p>0.029486</text:p>
          </table:table-cell>
          <table:table-cell table:number-columns-repeated="5"/>
        </table:table-row>
        <table:table-row table:style-name="ro1">
          <table:table-cell office:value-type="float" office:value="823.71686" calcext:value-type="float">
            <text:p>823.71686</text:p>
          </table:table-cell>
          <table:table-cell table:number-columns-repeated="3"/>
          <table:table-cell office:value-type="float" office:value="0.027621" calcext:value-type="float">
            <text:p>0.027621</text:p>
          </table:table-cell>
          <table:table-cell table:number-columns-repeated="5"/>
        </table:table-row>
        <table:table-row table:style-name="ro1">
          <table:table-cell office:value-type="float" office:value="827.777149" calcext:value-type="float">
            <text:p>827.777149</text:p>
          </table:table-cell>
          <table:table-cell table:number-columns-repeated="3"/>
          <table:table-cell office:value-type="float" office:value="0.02621" calcext:value-type="float">
            <text:p>0.02621</text:p>
          </table:table-cell>
          <table:table-cell table:number-columns-repeated="5"/>
        </table:table-row>
        <table:table-row table:style-name="ro1">
          <table:table-cell office:value-type="float" office:value="832.303906" calcext:value-type="float">
            <text:p>832.303906</text:p>
          </table:table-cell>
          <table:table-cell table:number-columns-repeated="3"/>
          <table:table-cell office:value-type="float" office:value="0.025312" calcext:value-type="float">
            <text:p>0.025312</text:p>
          </table:table-cell>
          <table:table-cell table:number-columns-repeated="5"/>
        </table:table-row>
        <table:table-row table:style-name="ro1">
          <table:table-cell office:value-type="float" office:value="834.994711" calcext:value-type="float">
            <text:p>834.994711</text:p>
          </table:table-cell>
          <table:table-cell table:number-columns-repeated="3"/>
          <table:table-cell office:value-type="float" office:value="0.025059" calcext:value-type="float">
            <text:p>0.025059</text:p>
          </table:table-cell>
          <table:table-cell table:number-columns-repeated="5"/>
        </table:table-row>
        <table:table-row table:style-name="ro1">
          <table:table-cell office:value-type="float" office:value="840.111018" calcext:value-type="float">
            <text:p>840.111018</text:p>
          </table:table-cell>
          <table:table-cell table:number-columns-repeated="3"/>
          <table:table-cell office:value-type="float" office:value="0.025394" calcext:value-type="float">
            <text:p>0.025394</text:p>
          </table:table-cell>
          <table:table-cell table:number-columns-repeated="5"/>
        </table:table-row>
        <table:table-row table:style-name="ro1">
          <table:table-cell office:value-type="float" office:value="843.4826" calcext:value-type="float">
            <text:p>843.4826</text:p>
          </table:table-cell>
          <table:table-cell table:number-columns-repeated="3"/>
          <table:table-cell office:value-type="float" office:value="0.026184" calcext:value-type="float">
            <text:p>0.026184</text:p>
          </table:table-cell>
          <table:table-cell table:number-columns-repeated="5"/>
        </table:table-row>
        <table:table-row table:style-name="ro1">
          <table:table-cell office:value-type="float" office:value="847.113533" calcext:value-type="float">
            <text:p>847.113533</text:p>
          </table:table-cell>
          <table:table-cell table:number-columns-repeated="3"/>
          <table:table-cell office:value-type="float" office:value="0.027522" calcext:value-type="float">
            <text:p>0.027522</text:p>
          </table:table-cell>
          <table:table-cell table:number-columns-repeated="5"/>
        </table:table-row>
        <table:table-row table:style-name="ro1">
          <table:table-cell office:value-type="float" office:value="849.263915" calcext:value-type="float">
            <text:p>849.263915</text:p>
          </table:table-cell>
          <table:table-cell table:number-columns-repeated="3"/>
          <table:table-cell office:value-type="float" office:value="0.029383" calcext:value-type="float">
            <text:p>0.029383</text:p>
          </table:table-cell>
          <table:table-cell table:number-columns-repeated="5"/>
        </table:table-row>
        <table:table-row table:style-name="ro1">
          <table:table-cell office:value-type="float" office:value="854.895496" calcext:value-type="float">
            <text:p>854.895496</text:p>
          </table:table-cell>
          <table:table-cell table:number-columns-repeated="3"/>
          <table:table-cell office:value-type="float" office:value="0.031791" calcext:value-type="float">
            <text:p>0.031791</text:p>
          </table:table-cell>
          <table:table-cell table:number-columns-repeated="5"/>
        </table:table-row>
        <table:table-row table:style-name="ro1">
          <table:table-cell office:value-type="float" office:value="858.03947" calcext:value-type="float">
            <text:p>858.03947</text:p>
          </table:table-cell>
          <table:table-cell table:number-columns-repeated="3"/>
          <table:table-cell office:value-type="float" office:value="0.034552" calcext:value-type="float">
            <text:p>0.034552</text:p>
          </table:table-cell>
          <table:table-cell table:number-columns-repeated="5"/>
        </table:table-row>
        <table:table-row table:style-name="ro1">
          <table:table-cell office:value-type="float" office:value="862.529418" calcext:value-type="float">
            <text:p>862.529418</text:p>
          </table:table-cell>
          <table:table-cell table:number-columns-repeated="3"/>
          <table:table-cell office:value-type="float" office:value="0.03743" calcext:value-type="float">
            <text:p>0.03743</text:p>
          </table:table-cell>
          <table:table-cell table:number-columns-repeated="5"/>
        </table:table-row>
        <table:table-row table:style-name="ro1">
          <table:table-cell office:value-type="float" office:value="865.940201" calcext:value-type="float">
            <text:p>865.940201</text:p>
          </table:table-cell>
          <table:table-cell table:number-columns-repeated="3"/>
          <table:table-cell office:value-type="float" office:value="0.040797" calcext:value-type="float">
            <text:p>0.040797</text:p>
          </table:table-cell>
          <table:table-cell table:number-columns-repeated="5"/>
        </table:table-row>
        <table:table-row table:style-name="ro1">
          <table:table-cell office:value-type="float" office:value="869.304054" calcext:value-type="float">
            <text:p>869.304054</text:p>
          </table:table-cell>
          <table:table-cell table:number-columns-repeated="3"/>
          <table:table-cell office:value-type="float" office:value="0.044285" calcext:value-type="float">
            <text:p>0.044285</text:p>
          </table:table-cell>
          <table:table-cell table:number-columns-repeated="5"/>
        </table:table-row>
        <table:table-row table:style-name="ro1">
          <table:table-cell office:value-type="float" office:value="873.762145" calcext:value-type="float">
            <text:p>873.762145</text:p>
          </table:table-cell>
          <table:table-cell table:number-columns-repeated="3"/>
          <table:table-cell office:value-type="float" office:value="0.047773" calcext:value-type="float">
            <text:p>0.047773</text:p>
          </table:table-cell>
          <table:table-cell table:number-columns-repeated="5"/>
        </table:table-row>
        <table:table-row table:style-name="ro1">
          <table:table-cell office:value-type="float" office:value="878.239392" calcext:value-type="float">
            <text:p>878.239392</text:p>
          </table:table-cell>
          <table:table-cell table:number-columns-repeated="3"/>
          <table:table-cell office:value-type="float" office:value="0.051138" calcext:value-type="float">
            <text:p>0.051138</text:p>
          </table:table-cell>
          <table:table-cell table:number-columns-repeated="5"/>
        </table:table-row>
        <table:table-row table:style-name="ro1">
          <table:table-cell office:value-type="float" office:value="881.615206" calcext:value-type="float">
            <text:p>881.615206</text:p>
          </table:table-cell>
          <table:table-cell table:number-columns-repeated="3"/>
          <table:table-cell office:value-type="float" office:value="0.054305" calcext:value-type="float">
            <text:p>0.054305</text:p>
          </table:table-cell>
          <table:table-cell table:number-columns-repeated="5"/>
        </table:table-row>
        <table:table-row table:style-name="ro1">
          <table:table-cell office:value-type="float" office:value="883.895719" calcext:value-type="float">
            <text:p>883.895719</text:p>
          </table:table-cell>
          <table:table-cell table:number-columns-repeated="3"/>
          <table:table-cell office:value-type="float" office:value="0.057512" calcext:value-type="float">
            <text:p>0.057512</text:p>
          </table:table-cell>
          <table:table-cell table:number-columns-repeated="5"/>
        </table:table-row>
        <table:table-row table:style-name="ro1">
          <table:table-cell office:value-type="float" office:value="889.461201" calcext:value-type="float">
            <text:p>889.461201</text:p>
          </table:table-cell>
          <table:table-cell table:number-columns-repeated="3"/>
          <table:table-cell office:value-type="float" office:value="0.060324" calcext:value-type="float">
            <text:p>0.060324</text:p>
          </table:table-cell>
          <table:table-cell table:number-columns-repeated="5"/>
        </table:table-row>
        <table:table-row table:style-name="ro1">
          <table:table-cell office:value-type="float" office:value="891.804595" calcext:value-type="float">
            <text:p>891.804595</text:p>
          </table:table-cell>
          <table:table-cell table:number-columns-repeated="3"/>
          <table:table-cell office:value-type="float" office:value="0.06264" calcext:value-type="float">
            <text:p>0.06264</text:p>
          </table:table-cell>
          <table:table-cell table:number-columns-repeated="5"/>
        </table:table-row>
        <table:table-row table:style-name="ro1">
          <table:table-cell office:value-type="float" office:value="895.295381" calcext:value-type="float">
            <text:p>895.295381</text:p>
          </table:table-cell>
          <table:table-cell table:number-columns-repeated="3"/>
          <table:table-cell office:value-type="float" office:value="0.064913" calcext:value-type="float">
            <text:p>0.064913</text:p>
          </table:table-cell>
          <table:table-cell table:number-columns-repeated="5"/>
        </table:table-row>
        <table:table-row table:style-name="ro1">
          <table:table-cell office:value-type="float" office:value="899.647741" calcext:value-type="float">
            <text:p>899.647741</text:p>
          </table:table-cell>
          <table:table-cell table:number-columns-repeated="3"/>
          <table:table-cell office:value-type="float" office:value="0.066867" calcext:value-type="float">
            <text:p>0.066867</text:p>
          </table:table-cell>
          <table:table-cell table:number-columns-repeated="5"/>
        </table:table-row>
        <table:table-row table:style-name="ro1">
          <table:table-cell office:value-type="float" office:value="902.983371" calcext:value-type="float">
            <text:p>902.983371</text:p>
          </table:table-cell>
          <table:table-cell table:number-columns-repeated="3"/>
          <table:table-cell office:value-type="float" office:value="0.068367" calcext:value-type="float">
            <text:p>0.068367</text:p>
          </table:table-cell>
          <table:table-cell table:number-columns-repeated="5"/>
        </table:table-row>
        <table:table-row table:style-name="ro1">
          <table:table-cell office:value-type="float" office:value="906.374574" calcext:value-type="float">
            <text:p>906.374574</text:p>
          </table:table-cell>
          <table:table-cell table:number-columns-repeated="3"/>
          <table:table-cell office:value-type="float" office:value="0.069364" calcext:value-type="float">
            <text:p>0.069364</text:p>
          </table:table-cell>
          <table:table-cell table:number-columns-repeated="5"/>
        </table:table-row>
        <table:table-row table:style-name="ro1">
          <table:table-cell office:value-type="float" office:value="909.879388" calcext:value-type="float">
            <text:p>909.879388</text:p>
          </table:table-cell>
          <table:table-cell table:number-columns-repeated="3"/>
          <table:table-cell office:value-type="float" office:value="0.070162" calcext:value-type="float">
            <text:p>0.070162</text:p>
          </table:table-cell>
          <table:table-cell table:number-columns-repeated="5"/>
        </table:table-row>
        <table:table-row table:style-name="ro1">
          <table:table-cell office:value-type="float" office:value="914.185165" calcext:value-type="float">
            <text:p>914.185165</text:p>
          </table:table-cell>
          <table:table-cell table:number-columns-repeated="3"/>
          <table:table-cell office:value-type="float" office:value="0.070463" calcext:value-type="float">
            <text:p>0.070463</text:p>
          </table:table-cell>
          <table:table-cell table:number-columns-repeated="5"/>
        </table:table-row>
        <table:table-row table:style-name="ro1">
          <table:table-cell office:value-type="float" office:value="917.550917" calcext:value-type="float">
            <text:p>917.550917</text:p>
          </table:table-cell>
          <table:table-cell table:number-columns-repeated="3"/>
          <table:table-cell office:value-type="float" office:value="0.070352" calcext:value-type="float">
            <text:p>0.070352</text:p>
          </table:table-cell>
          <table:table-cell table:number-columns-repeated="5"/>
        </table:table-row>
        <table:table-row table:style-name="ro1">
          <table:table-cell office:value-type="float" office:value="921.032907" calcext:value-type="float">
            <text:p>921.032907</text:p>
          </table:table-cell>
          <table:table-cell table:number-columns-repeated="3"/>
          <table:table-cell office:value-type="float" office:value="0.069683" calcext:value-type="float">
            <text:p>0.069683</text:p>
          </table:table-cell>
          <table:table-cell table:number-columns-repeated="5"/>
        </table:table-row>
        <table:table-row table:style-name="ro1">
          <table:table-cell office:value-type="float" office:value="924.342167" calcext:value-type="float">
            <text:p>924.342167</text:p>
          </table:table-cell>
          <table:table-cell table:number-columns-repeated="3"/>
          <table:table-cell office:value-type="float" office:value="0.068729" calcext:value-type="float">
            <text:p>0.068729</text:p>
          </table:table-cell>
          <table:table-cell table:number-columns-repeated="5"/>
        </table:table-row>
        <table:table-row table:style-name="ro1">
          <table:table-cell office:value-type="float" office:value="928.765177" calcext:value-type="float">
            <text:p>928.765177</text:p>
          </table:table-cell>
          <table:table-cell table:number-columns-repeated="3"/>
          <table:table-cell office:value-type="float" office:value="0.067393" calcext:value-type="float">
            <text:p>0.067393</text:p>
          </table:table-cell>
          <table:table-cell table:number-columns-repeated="5"/>
        </table:table-row>
        <table:table-row table:style-name="ro1">
          <table:table-cell office:value-type="float" office:value="933.261775" calcext:value-type="float">
            <text:p>933.261775</text:p>
          </table:table-cell>
          <table:table-cell table:number-columns-repeated="3"/>
          <table:table-cell office:value-type="float" office:value="0.065531" calcext:value-type="float">
            <text:p>0.065531</text:p>
          </table:table-cell>
          <table:table-cell table:number-columns-repeated="5"/>
        </table:table-row>
        <table:table-row table:style-name="ro1">
          <table:table-cell office:value-type="float" office:value="936.632698" calcext:value-type="float">
            <text:p>936.632698</text:p>
          </table:table-cell>
          <table:table-cell table:number-columns-repeated="3"/>
          <table:table-cell office:value-type="float" office:value="0.063331" calcext:value-type="float">
            <text:p>0.063331</text:p>
          </table:table-cell>
          <table:table-cell table:number-columns-repeated="5"/>
        </table:table-row>
        <table:table-row table:style-name="ro1">
          <table:table-cell office:value-type="float" office:value="940.894114" calcext:value-type="float">
            <text:p>940.894114</text:p>
          </table:table-cell>
          <table:table-cell table:number-columns-repeated="3"/>
          <table:table-cell office:value-type="float" office:value="0.060799" calcext:value-type="float">
            <text:p>0.060799</text:p>
          </table:table-cell>
          <table:table-cell table:number-columns-repeated="5"/>
        </table:table-row>
        <table:table-row table:style-name="ro1">
          <table:table-cell office:value-type="float" office:value="944.520127" calcext:value-type="float">
            <text:p>944.520127</text:p>
          </table:table-cell>
          <table:table-cell table:number-columns-repeated="3"/>
          <table:table-cell office:value-type="float" office:value="0.057835" calcext:value-type="float">
            <text:p>0.057835</text:p>
          </table:table-cell>
          <table:table-cell table:number-columns-repeated="5"/>
        </table:table-row>
        <table:table-row table:style-name="ro1">
          <table:table-cell office:value-type="float" office:value="947.909049" calcext:value-type="float">
            <text:p>947.909049</text:p>
          </table:table-cell>
          <table:table-cell table:number-columns-repeated="3"/>
          <table:table-cell office:value-type="float" office:value="0.054578" calcext:value-type="float">
            <text:p>0.054578</text:p>
          </table:table-cell>
          <table:table-cell table:number-columns-repeated="5"/>
        </table:table-row>
        <table:table-row table:style-name="ro1">
          <table:table-cell office:value-type="float" office:value="952.348715" calcext:value-type="float">
            <text:p>952.348715</text:p>
          </table:table-cell>
          <table:table-cell table:number-columns-repeated="3"/>
          <table:table-cell office:value-type="float" office:value="0.051116" calcext:value-type="float">
            <text:p>0.051116</text:p>
          </table:table-cell>
          <table:table-cell table:number-columns-repeated="5"/>
        </table:table-row>
        <table:table-row table:style-name="ro1">
          <table:table-cell office:value-type="float" office:value="956.822166" calcext:value-type="float">
            <text:p>956.822166</text:p>
          </table:table-cell>
          <table:table-cell table:number-columns-repeated="3"/>
          <table:table-cell office:value-type="float" office:value="0.047553" calcext:value-type="float">
            <text:p>0.047553</text:p>
          </table:table-cell>
          <table:table-cell table:number-columns-repeated="5"/>
        </table:table-row>
        <table:table-row table:style-name="ro1">
          <table:table-cell office:value-type="float" office:value="959.156552" calcext:value-type="float">
            <text:p>959.156552</text:p>
          </table:table-cell>
          <table:table-cell table:number-columns-repeated="3"/>
          <table:table-cell office:value-type="float" office:value="0.043914" calcext:value-type="float">
            <text:p>0.043914</text:p>
          </table:table-cell>
          <table:table-cell table:number-columns-repeated="5"/>
        </table:table-row>
        <table:table-row table:style-name="ro1">
          <table:table-cell office:value-type="float" office:value="963.622613" calcext:value-type="float">
            <text:p>963.622613</text:p>
          </table:table-cell>
          <table:table-cell table:number-columns-repeated="3"/>
          <table:table-cell office:value-type="float" office:value="0.040282" calcext:value-type="float">
            <text:p>0.040282</text:p>
          </table:table-cell>
          <table:table-cell table:number-columns-repeated="5"/>
        </table:table-row>
        <table:table-row table:style-name="ro1">
          <table:table-cell office:value-type="float" office:value="967.229633" calcext:value-type="float">
            <text:p>967.229633</text:p>
          </table:table-cell>
          <table:table-cell table:number-columns-repeated="3"/>
          <table:table-cell office:value-type="float" office:value="0.036963" calcext:value-type="float">
            <text:p>0.036963</text:p>
          </table:table-cell>
          <table:table-cell table:number-columns-repeated="5"/>
        </table:table-row>
        <table:table-row table:style-name="ro1">
          <table:table-cell office:value-type="float" office:value="970.340881" calcext:value-type="float">
            <text:p>970.340881</text:p>
          </table:table-cell>
          <table:table-cell table:number-columns-repeated="3"/>
          <table:table-cell office:value-type="float" office:value="0.033877" calcext:value-type="float">
            <text:p>0.033877</text:p>
          </table:table-cell>
          <table:table-cell table:number-columns-repeated="5"/>
        </table:table-row>
        <table:table-row table:style-name="ro1">
          <table:table-cell office:value-type="float" office:value="974.887209" calcext:value-type="float">
            <text:p>974.887209</text:p>
          </table:table-cell>
          <table:table-cell table:number-columns-repeated="3"/>
          <table:table-cell office:value-type="float" office:value="0.031174" calcext:value-type="float">
            <text:p>0.031174</text:p>
          </table:table-cell>
          <table:table-cell table:number-columns-repeated="5"/>
        </table:table-row>
        <table:table-row table:style-name="ro1">
          <table:table-cell office:value-type="float" office:value="978.549058" calcext:value-type="float">
            <text:p>978.549058</text:p>
          </table:table-cell>
          <table:table-cell table:number-columns-repeated="3"/>
          <table:table-cell office:value-type="float" office:value="0.028976" calcext:value-type="float">
            <text:p>0.028976</text:p>
          </table:table-cell>
          <table:table-cell table:number-columns-repeated="5"/>
        </table:table-row>
        <table:table-row table:style-name="ro1">
          <table:table-cell office:value-type="float" office:value="982.768154" calcext:value-type="float">
            <text:p>982.768154</text:p>
          </table:table-cell>
          <table:table-cell table:number-columns-repeated="3"/>
          <table:table-cell office:value-type="float" office:value="0.027262" calcext:value-type="float">
            <text:p>0.027262</text:p>
          </table:table-cell>
          <table:table-cell table:number-columns-repeated="5"/>
        </table:table-row>
        <table:table-row table:style-name="ro1">
          <table:table-cell office:value-type="float" office:value="986.156877" calcext:value-type="float">
            <text:p>986.156877</text:p>
          </table:table-cell>
          <table:table-cell table:number-columns-repeated="3"/>
          <table:table-cell office:value-type="float" office:value="0.026121" calcext:value-type="float">
            <text:p>0.026121</text:p>
          </table:table-cell>
          <table:table-cell table:number-columns-repeated="5"/>
        </table:table-row>
        <table:table-row table:style-name="ro1">
          <table:table-cell office:value-type="float" office:value="990.524719" calcext:value-type="float">
            <text:p>990.524719</text:p>
          </table:table-cell>
          <table:table-cell table:number-columns-repeated="3"/>
          <table:table-cell office:value-type="float" office:value="0.025431" calcext:value-type="float">
            <text:p>0.025431</text:p>
          </table:table-cell>
          <table:table-cell table:number-columns-repeated="5"/>
        </table:table-row>
        <table:table-row table:style-name="ro1">
          <table:table-cell office:value-type="float" office:value="995.015196" calcext:value-type="float">
            <text:p>995.015196</text:p>
          </table:table-cell>
          <table:table-cell table:number-columns-repeated="3"/>
          <table:table-cell office:value-type="float" office:value="0.025323" calcext:value-type="float">
            <text:p>0.025323</text:p>
          </table:table-cell>
          <table:table-cell table:number-columns-repeated="5"/>
        </table:table-row>
        <table:table-row table:style-name="ro1">
          <table:table-cell office:value-type="float" office:value="998.334266" calcext:value-type="float">
            <text:p>998.334266</text:p>
          </table:table-cell>
          <table:table-cell table:number-columns-repeated="3"/>
          <table:table-cell office:value-type="float" office:value="0.025735" calcext:value-type="float">
            <text:p>0.025735</text:p>
          </table:table-cell>
          <table:table-cell table:number-columns-repeated="5"/>
        </table:table-row>
        <table:table-row table:style-name="ro1">
          <table:table-cell office:value-type="float" office:value="1000.684487" calcext:value-type="float">
            <text:p>1000.684487</text:p>
          </table:table-cell>
          <table:table-cell table:number-columns-repeated="3"/>
          <table:table-cell office:value-type="float" office:value="0.026805" calcext:value-type="float">
            <text:p>0.026805</text:p>
          </table:table-cell>
          <table:table-cell table:number-columns-repeated="5"/>
        </table:table-row>
        <table:table-row table:style-name="ro1">
          <table:table-cell office:value-type="float" office:value="1005.14108" calcext:value-type="float">
            <text:p>1005.14108</text:p>
          </table:table-cell>
          <table:table-cell table:number-columns-repeated="3"/>
          <table:table-cell office:value-type="float" office:value="0.028294" calcext:value-type="float">
            <text:p>0.028294</text:p>
          </table:table-cell>
          <table:table-cell table:number-columns-repeated="5"/>
        </table:table-row>
        <table:table-row table:style-name="ro1">
          <table:table-cell office:value-type="float" office:value="1008.554837" calcext:value-type="float">
            <text:p>1008.554837</text:p>
          </table:table-cell>
          <table:table-cell table:number-columns-repeated="3"/>
          <table:table-cell office:value-type="float" office:value="0.030271" calcext:value-type="float">
            <text:p>0.030271</text:p>
          </table:table-cell>
          <table:table-cell table:number-columns-repeated="5"/>
        </table:table-row>
        <table:table-row table:style-name="ro1">
          <table:table-cell office:value-type="float" office:value="1013.030367" calcext:value-type="float">
            <text:p>1013.030367</text:p>
          </table:table-cell>
          <table:table-cell table:number-columns-repeated="3"/>
          <table:table-cell office:value-type="float" office:value="0.032701" calcext:value-type="float">
            <text:p>0.032701</text:p>
          </table:table-cell>
          <table:table-cell table:number-columns-repeated="5"/>
        </table:table-row>
        <table:table-row table:style-name="ro1">
          <table:table-cell office:value-type="float" office:value="1016.35805" calcext:value-type="float">
            <text:p>1016.35805</text:p>
          </table:table-cell>
          <table:table-cell table:number-columns-repeated="3"/>
          <table:table-cell office:value-type="float" office:value="0.035498" calcext:value-type="float">
            <text:p>0.035498</text:p>
          </table:table-cell>
          <table:table-cell table:number-columns-repeated="5"/>
        </table:table-row>
        <table:table-row table:style-name="ro1">
          <table:table-cell office:value-type="float" office:value="1018.765043" calcext:value-type="float">
            <text:p>1018.765043</text:p>
          </table:table-cell>
          <table:table-cell table:number-columns-repeated="3"/>
          <table:table-cell office:value-type="float" office:value="0.038596" calcext:value-type="float">
            <text:p>0.038596</text:p>
          </table:table-cell>
          <table:table-cell table:number-columns-repeated="5"/>
        </table:table-row>
        <table:table-row table:style-name="ro1">
          <table:table-cell office:value-type="float" office:value="1024.245857" calcext:value-type="float">
            <text:p>1024.245857</text:p>
          </table:table-cell>
          <table:table-cell table:number-columns-repeated="3"/>
          <table:table-cell office:value-type="float" office:value="0.041846" calcext:value-type="float">
            <text:p>0.041846</text:p>
          </table:table-cell>
          <table:table-cell table:number-columns-repeated="5"/>
        </table:table-row>
        <table:table-row table:style-name="ro1">
          <table:table-cell office:value-type="float" office:value="1027.61805" calcext:value-type="float">
            <text:p>1027.61805</text:p>
          </table:table-cell>
          <table:table-cell table:number-columns-repeated="3"/>
          <table:table-cell office:value-type="float" office:value="0.045407" calcext:value-type="float">
            <text:p>0.045407</text:p>
          </table:table-cell>
          <table:table-cell table:number-columns-repeated="5"/>
        </table:table-row>
        <table:table-row table:style-name="ro1">
          <table:table-cell office:value-type="float" office:value="1031.01644" calcext:value-type="float">
            <text:p>1031.01644</text:p>
          </table:table-cell>
          <table:table-cell table:number-columns-repeated="3"/>
          <table:table-cell office:value-type="float" office:value="0.048854" calcext:value-type="float">
            <text:p>0.048854</text:p>
          </table:table-cell>
          <table:table-cell table:number-columns-repeated="5"/>
        </table:table-row>
        <table:table-row table:style-name="ro1">
          <table:table-cell office:value-type="float" office:value="1034.392603" calcext:value-type="float">
            <text:p>1034.392603</text:p>
          </table:table-cell>
          <table:table-cell table:number-columns-repeated="3"/>
          <table:table-cell office:value-type="float" office:value="0.052311" calcext:value-type="float">
            <text:p>0.052311</text:p>
          </table:table-cell>
          <table:table-cell table:number-columns-repeated="5"/>
        </table:table-row>
        <table:table-row table:style-name="ro1">
          <table:table-cell office:value-type="float" office:value="1038.881067" calcext:value-type="float">
            <text:p>1038.881067</text:p>
          </table:table-cell>
          <table:table-cell table:number-columns-repeated="3"/>
          <table:table-cell office:value-type="float" office:value="0.055554" calcext:value-type="float">
            <text:p>0.055554</text:p>
          </table:table-cell>
          <table:table-cell table:number-columns-repeated="5"/>
        </table:table-row>
        <table:table-row table:style-name="ro1">
          <table:table-cell office:value-type="float" office:value="1042.2414" calcext:value-type="float">
            <text:p>1042.2414</text:p>
          </table:table-cell>
          <table:table-cell table:number-columns-repeated="3"/>
          <table:table-cell office:value-type="float" office:value="0.058495" calcext:value-type="float">
            <text:p>0.058495</text:p>
          </table:table-cell>
          <table:table-cell table:number-columns-repeated="5"/>
        </table:table-row>
        <table:table-row table:style-name="ro1">
          <table:table-cell office:value-type="float" office:value="1045.59728" calcext:value-type="float">
            <text:p>1045.59728</text:p>
          </table:table-cell>
          <table:table-cell table:number-columns-repeated="3"/>
          <table:table-cell office:value-type="float" office:value="0.061105" calcext:value-type="float">
            <text:p>0.061105</text:p>
          </table:table-cell>
          <table:table-cell table:number-columns-repeated="5"/>
        </table:table-row>
        <table:table-row table:style-name="ro1">
          <table:table-cell office:value-type="float" office:value="1048.998367" calcext:value-type="float">
            <text:p>1048.998367</text:p>
          </table:table-cell>
          <table:table-cell table:number-columns-repeated="3"/>
          <table:table-cell office:value-type="float" office:value="0.063732" calcext:value-type="float">
            <text:p>0.063732</text:p>
          </table:table-cell>
          <table:table-cell table:number-columns-repeated="5"/>
        </table:table-row>
        <table:table-row table:style-name="ro1">
          <table:table-cell office:value-type="float" office:value="1053.478957" calcext:value-type="float">
            <text:p>1053.478957</text:p>
          </table:table-cell>
          <table:table-cell table:number-columns-repeated="3"/>
          <table:table-cell office:value-type="float" office:value="0.065661" calcext:value-type="float">
            <text:p>0.065661</text:p>
          </table:table-cell>
          <table:table-cell table:number-columns-repeated="5"/>
        </table:table-row>
        <table:table-row table:style-name="ro1">
          <table:table-cell office:value-type="float" office:value="1056.969877" calcext:value-type="float">
            <text:p>1056.969877</text:p>
          </table:table-cell>
          <table:table-cell table:number-columns-repeated="3"/>
          <table:table-cell office:value-type="float" office:value="0.067394" calcext:value-type="float">
            <text:p>0.067394</text:p>
          </table:table-cell>
          <table:table-cell table:number-columns-repeated="5"/>
        </table:table-row>
        <table:table-row table:style-name="ro1">
          <table:table-cell office:value-type="float" office:value="1061.34398" calcext:value-type="float">
            <text:p>1061.34398</text:p>
          </table:table-cell>
          <table:table-cell table:number-columns-repeated="3"/>
          <table:table-cell office:value-type="float" office:value="0.068613" calcext:value-type="float">
            <text:p>0.068613</text:p>
          </table:table-cell>
          <table:table-cell table:number-columns-repeated="5"/>
        </table:table-row>
        <table:table-row table:style-name="ro1">
          <table:table-cell office:value-type="float" office:value="1063.70813" calcext:value-type="float">
            <text:p>1063.70813</text:p>
          </table:table-cell>
          <table:table-cell table:number-columns-repeated="3"/>
          <table:table-cell office:value-type="float" office:value="0.069402" calcext:value-type="float">
            <text:p>0.069402</text:p>
          </table:table-cell>
          <table:table-cell table:number-columns-repeated="5"/>
        </table:table-row>
        <table:table-row table:style-name="ro1">
          <table:table-cell office:value-type="float" office:value="1062.04949" calcext:value-type="float">
            <text:p>1062.04949</text:p>
          </table:table-cell>
          <table:table-cell table:number-columns-repeated="3"/>
          <table:table-cell office:value-type="float" office:value="0.068757" calcext:value-type="float">
            <text:p>0.068757</text:p>
          </table:table-cell>
          <table:table-cell table:number-columns-repeated="5"/>
        </table:table-row>
        <table:table-row table:style-name="ro1">
          <table:table-cell office:value-type="float" office:value="1058.056767" calcext:value-type="float">
            <text:p>1058.056767</text:p>
          </table:table-cell>
          <table:table-cell table:number-columns-repeated="3"/>
          <table:table-cell office:value-type="float" office:value="0.067683" calcext:value-type="float">
            <text:p>0.067683</text:p>
          </table:table-cell>
          <table:table-cell table:number-columns-repeated="5"/>
        </table:table-row>
        <table:table-row table:style-name="ro1">
          <table:table-cell office:value-type="float" office:value="1054.63483" calcext:value-type="float">
            <text:p>1054.63483</text:p>
          </table:table-cell>
          <table:table-cell table:number-columns-repeated="3"/>
          <table:table-cell office:value-type="float" office:value="0.066388" calcext:value-type="float">
            <text:p>0.066388</text:p>
          </table:table-cell>
          <table:table-cell table:number-columns-repeated="5"/>
        </table:table-row>
        <table:table-row table:style-name="ro1">
          <table:table-cell office:value-type="float" office:value="1051.209887" calcext:value-type="float">
            <text:p>1051.209887</text:p>
          </table:table-cell>
          <table:table-cell table:number-columns-repeated="3"/>
          <table:table-cell office:value-type="float" office:value="0.064482" calcext:value-type="float">
            <text:p>0.064482</text:p>
          </table:table-cell>
          <table:table-cell table:number-columns-repeated="5"/>
        </table:table-row>
        <table:table-row table:style-name="ro1">
          <table:table-cell office:value-type="float" office:value="1047.844473" calcext:value-type="float">
            <text:p>1047.844473</text:p>
          </table:table-cell>
          <table:table-cell table:number-columns-repeated="3"/>
          <table:table-cell office:value-type="float" office:value="0.062257" calcext:value-type="float">
            <text:p>0.062257</text:p>
          </table:table-cell>
          <table:table-cell table:number-columns-repeated="5"/>
        </table:table-row>
        <table:table-row table:style-name="ro1">
          <table:table-cell office:value-type="float" office:value="1043.357943" calcext:value-type="float">
            <text:p>1043.357943</text:p>
          </table:table-cell>
          <table:table-cell table:number-columns-repeated="3"/>
          <table:table-cell office:value-type="float" office:value="0.059657" calcext:value-type="float">
            <text:p>0.059657</text:p>
          </table:table-cell>
          <table:table-cell table:number-columns-repeated="5"/>
        </table:table-row>
        <table:table-row table:style-name="ro1">
          <table:table-cell office:value-type="float" office:value="1039.98298" calcext:value-type="float">
            <text:p>1039.98298</text:p>
          </table:table-cell>
          <table:table-cell table:number-columns-repeated="3"/>
          <table:table-cell office:value-type="float" office:value="0.056924" calcext:value-type="float">
            <text:p>0.056924</text:p>
          </table:table-cell>
          <table:table-cell table:number-columns-repeated="5"/>
        </table:table-row>
        <table:table-row table:style-name="ro1">
          <table:table-cell office:value-type="float" office:value="1036.621127" calcext:value-type="float">
            <text:p>1036.621127</text:p>
          </table:table-cell>
          <table:table-cell table:number-columns-repeated="3"/>
          <table:table-cell office:value-type="float" office:value="0.053766" calcext:value-type="float">
            <text:p>0.05376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19:27:28.028458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9:52:53.825229345</dc:date>
    <meta:editing-duration>PT35M26S</meta:editing-duration>
    <meta:editing-cycles>4</meta:editing-cycles>
    <meta:generator>LibreOffice/5.4.4.2$Linux_X86_64 LibreOffice_project/40m0$Build-2</meta:generator>
    <meta:document-statistic meta:table-count="1" meta:cell-count="36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68cm" svg:height="12.565cm" xlink:href=".." xlink:type="simple" chart:class="chart:scatter" chart:style-name="ch1">
        <chart:legend chart:legend-position="end" svg:x="22.56cm" svg:y="5.734cm" style:legend-expansion="high" chart:style-name="ch2"/>
        <chart:plot-area chart:style-name="ch3" table:cell-range-address="'MedicionAutomatica1.0'.A2:'MedicionAutomatica1.0'.C451 'MedicionAutomatica1.0'.B1:'MedicionAutomatica1.0'.C1" chart:data-source-has-labels="row" svg:x="0.501cm" svg:y="0.251cm" svg:width="21.558cm" svg:height="12.063cm">
          <chartooo:coordinate-region svg:x="1.413cm" svg:y="0.45cm" svg:width="20.274cm" svg:height="11.2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dicionAutomatica1.0'.B2:'MedicionAutomatica1.0'.B451" chart:label-cell-address="'MedicionAutomatica1.0'.B1:'MedicionAutomatica1.0'.B1" chart:class="chart:scatter">
            <chart:domain table:cell-range-address="'MedicionAutomatica1.0'.A2:'MedicionAutomatica1.0'.A451"/>
            <chart:data-point chart:repeated="450"/>
          </chart:series>
          <chart:series chart:style-name="ch7" chart:values-cell-range-address="'MedicionAutomatica1.0'.C2:'MedicionAutomatica1.0'.C451" chart:label-cell-address="'MedicionAutomatica1.0'.C1:'MedicionAutomatica1.0'.C1" chart:class="chart:scatter">
            <chart:data-point chart:repeated="4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chapa</text:p>
                <draw:g>
                  <svg:desc>'MedicionAutomatica1.0'.B1:'MedicionAutomatica1.0'.B1</svg:desc>
                </draw:g>
              </table:table-cell>
              <table:table-cell office:value-type="string">
                <text:p>Vcinta</text:p>
                <draw:g>
                  <svg:desc>'MedicionAutomatica1.0'.C1:'MedicionAutomatica1.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5.729033">
                <text:p>1055.729033</text:p>
                <draw:g>
                  <svg:desc>'MedicionAutomatica1.0'.A2:'MedicionAutomatica1.0'.A451</svg:desc>
                </draw:g>
              </table:table-cell>
              <table:table-cell office:value-type="float" office:value="0.087766">
                <text:p>0.087766</text:p>
                <draw:g>
                  <svg:desc>'MedicionAutomatica1.0'.B2:'MedicionAutomatica1.0'.B451</svg:desc>
                </draw:g>
              </table:table-cell>
              <table:table-cell office:value-type="float" office:value="NaN">
                <text:p>NaN</text:p>
                <draw:g>
                  <svg:desc>'MedicionAutomatica1.0'.C2:'MedicionAutomatica1.0'.C4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2.380303">
                <text:p>1052.380303</text:p>
              </table:table-cell>
              <table:table-cell office:value-type="float" office:value="0.089881">
                <text:p>0.08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.955173">
                <text:p>1048.955173</text:p>
              </table:table-cell>
              <table:table-cell office:value-type="float" office:value="0.09157">
                <text:p>0.09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4.50819">
                <text:p>1044.50819</text:p>
              </table:table-cell>
              <table:table-cell office:value-type="float" office:value="0.092658">
                <text:p>0.092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1.134467">
                <text:p>1041.134467</text:p>
              </table:table-cell>
              <table:table-cell office:value-type="float" office:value="0.092982">
                <text:p>0.0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7.731973">
                <text:p>1037.731973</text:p>
              </table:table-cell>
              <table:table-cell office:value-type="float" office:value="0.092757">
                <text:p>0.092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4.336717">
                <text:p>1034.336717</text:p>
              </table:table-cell>
              <table:table-cell office:value-type="float" office:value="0.091916">
                <text:p>0.091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9.901693">
                <text:p>1029.901693</text:p>
              </table:table-cell>
              <table:table-cell office:value-type="float" office:value="0.09014">
                <text:p>0.09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5.406043">
                <text:p>1025.406043</text:p>
              </table:table-cell>
              <table:table-cell office:value-type="float" office:value="0.087776">
                <text:p>0.087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.232013">
                <text:p>1024.232013</text:p>
              </table:table-cell>
              <table:table-cell office:value-type="float" office:value="0.08472">
                <text:p>0.08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8.599067">
                <text:p>1018.599067</text:p>
              </table:table-cell>
              <table:table-cell office:value-type="float" office:value="0.080709">
                <text:p>0.080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4.170947">
                <text:p>1014.170947</text:p>
              </table:table-cell>
              <table:table-cell office:value-type="float" office:value="0.075868">
                <text:p>0.075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0.75872">
                <text:p>1010.75872</text:p>
              </table:table-cell>
              <table:table-cell office:value-type="float" office:value="0.070393">
                <text:p>0.070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7.37164">
                <text:p>1007.37164</text:p>
              </table:table-cell>
              <table:table-cell office:value-type="float" office:value="0.064292">
                <text:p>0.064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4.01331">
                <text:p>1004.01331</text:p>
              </table:table-cell>
              <table:table-cell office:value-type="float" office:value="0.057438">
                <text:p>0.057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9.502546">
                <text:p>999.502546</text:p>
              </table:table-cell>
              <table:table-cell office:value-type="float" office:value="0.050355">
                <text:p>0.050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5.056389">
                <text:p>995.056389</text:p>
              </table:table-cell>
              <table:table-cell office:value-type="float" office:value="0.043206">
                <text:p>0.043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1.631727">
                <text:p>991.631727</text:p>
              </table:table-cell>
              <table:table-cell office:value-type="float" office:value="0.035907">
                <text:p>0.035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7.135531">
                <text:p>987.135531</text:p>
              </table:table-cell>
              <table:table-cell office:value-type="float" office:value="0.029456">
                <text:p>0.029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3.793558">
                <text:p>983.793558</text:p>
              </table:table-cell>
              <table:table-cell office:value-type="float" office:value="0.024077">
                <text:p>0.024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1.511334">
                <text:p>981.511334</text:p>
              </table:table-cell>
              <table:table-cell office:value-type="float" office:value="0.01998">
                <text:p>0.01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7.027077">
                <text:p>977.027077</text:p>
              </table:table-cell>
              <table:table-cell office:value-type="float" office:value="0.016528">
                <text:p>0.016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2.558385">
                <text:p>972.558385</text:p>
              </table:table-cell>
              <table:table-cell office:value-type="float" office:value="0.014033">
                <text:p>0.014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0.273111">
                <text:p>970.273111</text:p>
              </table:table-cell>
              <table:table-cell office:value-type="float" office:value="0.012664">
                <text:p>0.012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5.803523">
                <text:p>965.803523</text:p>
              </table:table-cell>
              <table:table-cell office:value-type="float" office:value="0.012143">
                <text:p>0.012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2.420172">
                <text:p>962.420172</text:p>
              </table:table-cell>
              <table:table-cell office:value-type="float" office:value="0.012398">
                <text:p>0.012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7.984613">
                <text:p>957.984613</text:p>
              </table:table-cell>
              <table:table-cell office:value-type="float" office:value="0.013604">
                <text:p>0.013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3.530087">
                <text:p>953.530087</text:p>
              </table:table-cell>
              <table:table-cell office:value-type="float" office:value="0.01569">
                <text:p>0.01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0.175665">
                <text:p>950.175665</text:p>
              </table:table-cell>
              <table:table-cell office:value-type="float" office:value="0.018601">
                <text:p>0.018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7.079328">
                <text:p>947.079328</text:p>
              </table:table-cell>
              <table:table-cell office:value-type="float" office:value="0.022549">
                <text:p>0.022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3.392049">
                <text:p>943.392049</text:p>
              </table:table-cell>
              <table:table-cell office:value-type="float" office:value="0.02742">
                <text:p>0.02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8.862112">
                <text:p>938.862112</text:p>
              </table:table-cell>
              <table:table-cell office:value-type="float" office:value="0.03309">
                <text:p>0.03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5.54895">
                <text:p>935.54895</text:p>
              </table:table-cell>
              <table:table-cell office:value-type="float" office:value="0.039021">
                <text:p>0.039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1.043744">
                <text:p>931.043744</text:p>
              </table:table-cell>
              <table:table-cell office:value-type="float" office:value="0.045439">
                <text:p>0.045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7.721125">
                <text:p>927.721125</text:p>
              </table:table-cell>
              <table:table-cell office:value-type="float" office:value="0.051829">
                <text:p>0.05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4.268205">
                <text:p>924.268205</text:p>
              </table:table-cell>
              <table:table-cell office:value-type="float" office:value="0.058122">
                <text:p>0.058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0.920016">
                <text:p>920.920016</text:p>
              </table:table-cell>
              <table:table-cell office:value-type="float" office:value="0.063643">
                <text:p>0.063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6.89847">
                <text:p>916.89847</text:p>
              </table:table-cell>
              <table:table-cell office:value-type="float" office:value="0.069216">
                <text:p>0.069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3.105508">
                <text:p>913.105508</text:p>
              </table:table-cell>
              <table:table-cell office:value-type="float" office:value="0.074247">
                <text:p>0.074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9.676124">
                <text:p>909.676124</text:p>
              </table:table-cell>
              <table:table-cell office:value-type="float" office:value="0.078871">
                <text:p>0.078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6.294826">
                <text:p>906.294826</text:p>
              </table:table-cell>
              <table:table-cell office:value-type="float" office:value="0.082604">
                <text:p>0.082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1.829713">
                <text:p>901.829713</text:p>
              </table:table-cell>
              <table:table-cell office:value-type="float" office:value="0.085911">
                <text:p>0.085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8.482352">
                <text:p>898.482352</text:p>
              </table:table-cell>
              <table:table-cell office:value-type="float" office:value="0.088583">
                <text:p>0.088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4.07294">
                <text:p>894.07294</text:p>
              </table:table-cell>
              <table:table-cell office:value-type="float" office:value="0.090698">
                <text:p>0.090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9.556164">
                <text:p>889.556164</text:p>
              </table:table-cell>
              <table:table-cell office:value-type="float" office:value="0.092193">
                <text:p>0.092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6.197268">
                <text:p>886.197268</text:p>
              </table:table-cell>
              <table:table-cell office:value-type="float" office:value="0.092972">
                <text:p>0.092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3.836142">
                <text:p>883.836142</text:p>
              </table:table-cell>
              <table:table-cell office:value-type="float" office:value="0.093133">
                <text:p>0.093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8.249481">
                <text:p>878.249481</text:p>
              </table:table-cell>
              <table:table-cell office:value-type="float" office:value="0.092721">
                <text:p>0.092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6.102093">
                <text:p>876.102093</text:p>
              </table:table-cell>
              <table:table-cell office:value-type="float" office:value="0.0915">
                <text:p>0.0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2.646492">
                <text:p>872.646492</text:p>
              </table:table-cell>
              <table:table-cell office:value-type="float" office:value="0.089554">
                <text:p>0.089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9.247656">
                <text:p>869.247656</text:p>
              </table:table-cell>
              <table:table-cell office:value-type="float" office:value="0.086907">
                <text:p>0.086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4.791843">
                <text:p>864.791843</text:p>
              </table:table-cell>
              <table:table-cell office:value-type="float" office:value="0.08355">
                <text:p>0.08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1.461189">
                <text:p>861.461189</text:p>
              </table:table-cell>
              <table:table-cell office:value-type="float" office:value="0.079482">
                <text:p>0.079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6.807999">
                <text:p>856.807999</text:p>
              </table:table-cell>
              <table:table-cell office:value-type="float" office:value="0.074711">
                <text:p>0.074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4.673041">
                <text:p>854.673041</text:p>
              </table:table-cell>
              <table:table-cell office:value-type="float" office:value="0.068805">
                <text:p>0.06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9.059782">
                <text:p>849.059782</text:p>
              </table:table-cell>
              <table:table-cell office:value-type="float" office:value="0.062577">
                <text:p>0.06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5.742194">
                <text:p>845.742194</text:p>
              </table:table-cell>
              <table:table-cell office:value-type="float" office:value="0.055893">
                <text:p>0.055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3.450999">
                <text:p>843.450999</text:p>
              </table:table-cell>
              <table:table-cell office:value-type="float" office:value="0.048823">
                <text:p>0.048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8.155115">
                <text:p>838.155115</text:p>
              </table:table-cell>
              <table:table-cell office:value-type="float" office:value="0.041541">
                <text:p>0.041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4.591252">
                <text:p>834.591252</text:p>
              </table:table-cell>
              <table:table-cell office:value-type="float" office:value="0.034664">
                <text:p>0.034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2.219912">
                <text:p>832.219912</text:p>
              </table:table-cell>
              <table:table-cell office:value-type="float" office:value="0.028445">
                <text:p>0.028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7.724426">
                <text:p>827.724426</text:p>
              </table:table-cell>
              <table:table-cell office:value-type="float" office:value="0.023104">
                <text:p>0.023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2.270231">
                <text:p>822.270231</text:p>
              </table:table-cell>
              <table:table-cell office:value-type="float" office:value="0.018669">
                <text:p>0.018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9.880579">
                <text:p>819.880579</text:p>
              </table:table-cell>
              <table:table-cell office:value-type="float" office:value="0.015498">
                <text:p>0.015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5.353997">
                <text:p>815.353997</text:p>
              </table:table-cell>
              <table:table-cell office:value-type="float" office:value="0.013307">
                <text:p>0.013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1.977652">
                <text:p>811.977652</text:p>
              </table:table-cell>
              <table:table-cell office:value-type="float" office:value="0.012197">
                <text:p>0.012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8.674141">
                <text:p>808.674141</text:p>
              </table:table-cell>
              <table:table-cell office:value-type="float" office:value="0.012016">
                <text:p>0.01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3.516655">
                <text:p>803.516655</text:p>
              </table:table-cell>
              <table:table-cell office:value-type="float" office:value="0.012568">
                <text:p>0.012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2.999974">
                <text:p>802.999974</text:p>
              </table:table-cell>
              <table:table-cell office:value-type="float" office:value="0.013965">
                <text:p>0.013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7.409441">
                <text:p>797.409441</text:p>
              </table:table-cell>
              <table:table-cell office:value-type="float" office:value="0.016319">
                <text:p>0.016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2.921518">
                <text:p>792.921518</text:p>
              </table:table-cell>
              <table:table-cell office:value-type="float" office:value="0.019632">
                <text:p>0.019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0.667616">
                <text:p>790.667616</text:p>
              </table:table-cell>
              <table:table-cell office:value-type="float" office:value="0.02356">
                <text:p>0.0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7.276527">
                <text:p>787.276527</text:p>
              </table:table-cell>
              <table:table-cell office:value-type="float" office:value="0.028423">
                <text:p>0.028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2.845255">
                <text:p>782.845255</text:p>
              </table:table-cell>
              <table:table-cell office:value-type="float" office:value="0.034056">
                <text:p>0.03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8.315888">
                <text:p>778.315888</text:p>
              </table:table-cell>
              <table:table-cell office:value-type="float" office:value="0.04011">
                <text:p>0.04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6.063554">
                <text:p>776.063554</text:p>
              </table:table-cell>
              <table:table-cell office:value-type="float" office:value="0.046272">
                <text:p>0.046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1.595179">
                <text:p>771.595179</text:p>
              </table:table-cell>
              <table:table-cell office:value-type="float" office:value="0.052582">
                <text:p>0.052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6.158771">
                <text:p>766.158771</text:p>
              </table:table-cell>
              <table:table-cell office:value-type="float" office:value="0.058758">
                <text:p>0.058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4.888796">
                <text:p>764.888796</text:p>
              </table:table-cell>
              <table:table-cell office:value-type="float" office:value="0.064542">
                <text:p>0.064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9.659178">
                <text:p>759.659178</text:p>
              </table:table-cell>
              <table:table-cell office:value-type="float" office:value="0.069837">
                <text:p>0.069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7.033455">
                <text:p>757.033455</text:p>
              </table:table-cell>
              <table:table-cell office:value-type="float" office:value="0.074774">
                <text:p>0.074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2.80256">
                <text:p>752.80256</text:p>
              </table:table-cell>
              <table:table-cell office:value-type="float" office:value="0.079238">
                <text:p>0.079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9.129395">
                <text:p>749.129395</text:p>
              </table:table-cell>
              <table:table-cell office:value-type="float" office:value="0.082991">
                <text:p>0.082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5.802671">
                <text:p>745.802671</text:p>
              </table:table-cell>
              <table:table-cell office:value-type="float" office:value="0.086183">
                <text:p>0.086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0.619513">
                <text:p>740.619513</text:p>
              </table:table-cell>
              <table:table-cell office:value-type="float" office:value="0.088712">
                <text:p>0.088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7.878601">
                <text:p>737.878601</text:p>
              </table:table-cell>
              <table:table-cell office:value-type="float" office:value="0.090633">
                <text:p>0.090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3.434354">
                <text:p>733.434354</text:p>
              </table:table-cell>
              <table:table-cell office:value-type="float" office:value="0.091917">
                <text:p>0.091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9.26164">
                <text:p>729.26164</text:p>
              </table:table-cell>
              <table:table-cell office:value-type="float" office:value="0.092599">
                <text:p>0.09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5.561632">
                <text:p>725.561632</text:p>
              </table:table-cell>
              <table:table-cell office:value-type="float" office:value="0.092711">
                <text:p>0.092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2.24309">
                <text:p>722.24309</text:p>
              </table:table-cell>
              <table:table-cell office:value-type="float" office:value="0.092035">
                <text:p>0.092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7.892406">
                <text:p>717.892406</text:p>
              </table:table-cell>
              <table:table-cell office:value-type="float" office:value="0.090529">
                <text:p>0.090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4.320892">
                <text:p>714.320892</text:p>
              </table:table-cell>
              <table:table-cell office:value-type="float" office:value="0.088463">
                <text:p>0.088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0.953181">
                <text:p>710.953181</text:p>
              </table:table-cell>
              <table:table-cell office:value-type="float" office:value="0.085679">
                <text:p>0.085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7.565702">
                <text:p>707.565702</text:p>
              </table:table-cell>
              <table:table-cell office:value-type="float" office:value="0.081943">
                <text:p>0.08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4.196038">
                <text:p>704.196038</text:p>
              </table:table-cell>
              <table:table-cell office:value-type="float" office:value="0.0774">
                <text:p>0.0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1.905323">
                <text:p>701.905323</text:p>
              </table:table-cell>
              <table:table-cell office:value-type="float" office:value="0.072211">
                <text:p>0.07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6.336207">
                <text:p>696.336207</text:p>
              </table:table-cell>
              <table:table-cell office:value-type="float" office:value="0.066519">
                <text:p>0.066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2.96021">
                <text:p>692.96021</text:p>
              </table:table-cell>
              <table:table-cell office:value-type="float" office:value="0.060174">
                <text:p>0.060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.505536">
                <text:p>688.505536</text:p>
              </table:table-cell>
              <table:table-cell office:value-type="float" office:value="0.053361">
                <text:p>0.053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6.226551">
                <text:p>686.226551</text:p>
              </table:table-cell>
              <table:table-cell office:value-type="float" office:value="0.046384">
                <text:p>0.046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1.107995">
                <text:p>681.107995</text:p>
              </table:table-cell>
              <table:table-cell office:value-type="float" office:value="0.039503">
                <text:p>0.039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9.018052">
                <text:p>679.018052</text:p>
              </table:table-cell>
              <table:table-cell office:value-type="float" office:value="0.03302">
                <text:p>0.03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5.173587">
                <text:p>675.173587</text:p>
              </table:table-cell>
              <table:table-cell office:value-type="float" office:value="0.027075">
                <text:p>0.027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0.639236">
                <text:p>670.639236</text:p>
              </table:table-cell>
              <table:table-cell office:value-type="float" office:value="0.021972">
                <text:p>0.021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6.63299">
                <text:p>666.63299</text:p>
              </table:table-cell>
              <table:table-cell office:value-type="float" office:value="0.017986">
                <text:p>0.017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4.905002">
                <text:p>664.905002</text:p>
              </table:table-cell>
              <table:table-cell office:value-type="float" office:value="0.015042">
                <text:p>0.015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9.322281">
                <text:p>659.322281</text:p>
              </table:table-cell>
              <table:table-cell office:value-type="float" office:value="0.01309">
                <text:p>0.0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5.337921">
                <text:p>655.337921</text:p>
              </table:table-cell>
              <table:table-cell office:value-type="float" office:value="0.012086">
                <text:p>0.012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1.820053">
                <text:p>651.820053</text:p>
              </table:table-cell>
              <table:table-cell office:value-type="float" office:value="0.012099">
                <text:p>0.01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6.946524">
                <text:p>646.946524</text:p>
              </table:table-cell>
              <table:table-cell office:value-type="float" office:value="0.012938">
                <text:p>0.012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3.806635">
                <text:p>643.806635</text:p>
              </table:table-cell>
              <table:table-cell office:value-type="float" office:value="0.014692">
                <text:p>0.014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9.428933">
                <text:p>639.428933</text:p>
              </table:table-cell>
              <table:table-cell office:value-type="float" office:value="0.017545">
                <text:p>0.017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5.94571">
                <text:p>635.94571</text:p>
              </table:table-cell>
              <table:table-cell office:value-type="float" office:value="0.021157">
                <text:p>0.02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3.558201">
                <text:p>633.558201</text:p>
              </table:table-cell>
              <table:table-cell office:value-type="float" office:value="0.025542">
                <text:p>0.02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8.022271">
                <text:p>628.022271</text:p>
              </table:table-cell>
              <table:table-cell office:value-type="float" office:value="0.030482">
                <text:p>0.030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5.865418">
                <text:p>625.865418</text:p>
              </table:table-cell>
              <table:table-cell office:value-type="float" office:value="0.036046">
                <text:p>0.036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0.296679">
                <text:p>620.296679</text:p>
              </table:table-cell>
              <table:table-cell office:value-type="float" office:value="0.042351">
                <text:p>0.042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7.899041">
                <text:p>617.899041</text:p>
              </table:table-cell>
              <table:table-cell office:value-type="float" office:value="0.048629">
                <text:p>0.048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4.689783">
                <text:p>614.689783</text:p>
              </table:table-cell>
              <table:table-cell office:value-type="float" office:value="0.05483">
                <text:p>0.05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0.105635">
                <text:p>610.105635</text:p>
              </table:table-cell>
              <table:table-cell office:value-type="float" office:value="0.0608">
                <text:p>0.0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6.722362">
                <text:p>606.722362</text:p>
              </table:table-cell>
              <table:table-cell office:value-type="float" office:value="0.066565">
                <text:p>0.066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3.294337">
                <text:p>603.294337</text:p>
              </table:table-cell>
              <table:table-cell office:value-type="float" office:value="0.071798">
                <text:p>0.071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9.90145">
                <text:p>599.90145</text:p>
              </table:table-cell>
              <table:table-cell office:value-type="float" office:value="0.076505">
                <text:p>0.076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5.294189">
                <text:p>595.294189</text:p>
              </table:table-cell>
              <table:table-cell office:value-type="float" office:value="0.080833">
                <text:p>0.08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1.94838">
                <text:p>591.94838</text:p>
              </table:table-cell>
              <table:table-cell office:value-type="float" office:value="0.084429">
                <text:p>0.084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7.798203">
                <text:p>587.798203</text:p>
              </table:table-cell>
              <table:table-cell office:value-type="float" office:value="0.087414">
                <text:p>0.087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4.38554">
                <text:p>584.38554</text:p>
              </table:table-cell>
              <table:table-cell office:value-type="float" office:value="0.090005">
                <text:p>0.09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1.267962">
                <text:p>581.267962</text:p>
              </table:table-cell>
              <table:table-cell office:value-type="float" office:value="0.091946">
                <text:p>0.091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7.327917">
                <text:p>577.327917</text:p>
              </table:table-cell>
              <table:table-cell office:value-type="float" office:value="0.09315">
                <text:p>0.09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3.226482">
                <text:p>573.226482</text:p>
              </table:table-cell>
              <table:table-cell office:value-type="float" office:value="0.093663">
                <text:p>0.093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0.285302">
                <text:p>570.285302</text:p>
              </table:table-cell>
              <table:table-cell office:value-type="float" office:value="0.093481">
                <text:p>0.093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6.333052">
                <text:p>566.333052</text:p>
              </table:table-cell>
              <table:table-cell office:value-type="float" office:value="0.092804">
                <text:p>0.092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1.827538">
                <text:p>561.827538</text:p>
              </table:table-cell>
              <table:table-cell office:value-type="float" office:value="0.091151">
                <text:p>0.09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9.013889">
                <text:p>559.013889</text:p>
              </table:table-cell>
              <table:table-cell office:value-type="float" office:value="0.088665">
                <text:p>0.088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5.162835">
                <text:p>555.162835</text:p>
              </table:table-cell>
              <table:table-cell office:value-type="float" office:value="0.085442">
                <text:p>0.085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1.114046">
                <text:p>551.114046</text:p>
              </table:table-cell>
              <table:table-cell office:value-type="float" office:value="0.081649">
                <text:p>0.081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8.026923">
                <text:p>548.026923</text:p>
              </table:table-cell>
              <table:table-cell office:value-type="float" office:value="0.076751">
                <text:p>0.07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3.382863">
                <text:p>543.382863</text:p>
              </table:table-cell>
              <table:table-cell office:value-type="float" office:value="0.071522">
                <text:p>0.071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9.758338">
                <text:p>539.758338</text:p>
              </table:table-cell>
              <table:table-cell office:value-type="float" office:value="0.065459">
                <text:p>0.065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6.029787">
                <text:p>536.029787</text:p>
              </table:table-cell>
              <table:table-cell office:value-type="float" office:value="0.058817">
                <text:p>0.058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2.431702">
                <text:p>532.431702</text:p>
              </table:table-cell>
              <table:table-cell office:value-type="float" office:value="0.05184">
                <text:p>0.0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8.102021">
                <text:p>528.102021</text:p>
              </table:table-cell>
              <table:table-cell office:value-type="float" office:value="0.044977">
                <text:p>0.044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4.591926">
                <text:p>524.591926</text:p>
              </table:table-cell>
              <table:table-cell office:value-type="float" office:value="0.037975">
                <text:p>0.037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1.314262">
                <text:p>521.314262</text:p>
              </table:table-cell>
              <table:table-cell office:value-type="float" office:value="0.031428">
                <text:p>0.03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7.309057">
                <text:p>517.309057</text:p>
              </table:table-cell>
              <table:table-cell office:value-type="float" office:value="0.025748">
                <text:p>0.025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3.59339">
                <text:p>513.59339</text:p>
              </table:table-cell>
              <table:table-cell office:value-type="float" office:value="0.021102">
                <text:p>0.02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0.34216">
                <text:p>510.34216</text:p>
              </table:table-cell>
              <table:table-cell office:value-type="float" office:value="0.017415">
                <text:p>0.017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6.046246">
                <text:p>506.046246</text:p>
              </table:table-cell>
              <table:table-cell office:value-type="float" office:value="0.014749">
                <text:p>0.014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2.965015">
                <text:p>502.965015</text:p>
              </table:table-cell>
              <table:table-cell office:value-type="float" office:value="0.013004">
                <text:p>0.013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9.609507">
                <text:p>499.609507</text:p>
              </table:table-cell>
              <table:table-cell office:value-type="float" office:value="0.012187">
                <text:p>0.012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5.83223">
                <text:p>495.83223</text:p>
              </table:table-cell>
              <table:table-cell office:value-type="float" office:value="0.012234">
                <text:p>0.012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1.890311">
                <text:p>491.890311</text:p>
              </table:table-cell>
              <table:table-cell office:value-type="float" office:value="0.013218">
                <text:p>0.013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8.655849">
                <text:p>488.655849</text:p>
              </table:table-cell>
              <table:table-cell office:value-type="float" office:value="0.015013">
                <text:p>0.015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7.711253">
                <text:p>487.711253</text:p>
              </table:table-cell>
              <table:table-cell office:value-type="float" office:value="0.017764">
                <text:p>0.017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1.024394">
                <text:p>481.024394</text:p>
              </table:table-cell>
              <table:table-cell office:value-type="float" office:value="0.021558">
                <text:p>0.021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7.242422">
                <text:p>477.242422</text:p>
              </table:table-cell>
              <table:table-cell office:value-type="float" office:value="0.026202">
                <text:p>0.026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4.157784">
                <text:p>474.157784</text:p>
              </table:table-cell>
              <table:table-cell office:value-type="float" office:value="0.031573">
                <text:p>0.031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8.501168">
                <text:p>468.501168</text:p>
              </table:table-cell>
              <table:table-cell office:value-type="float" office:value="0.037467">
                <text:p>0.037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7.088226">
                <text:p>467.088226</text:p>
              </table:table-cell>
              <table:table-cell office:value-type="float" office:value="0.044073">
                <text:p>0.0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1.52944">
                <text:p>461.52944</text:p>
              </table:table-cell>
              <table:table-cell office:value-type="float" office:value="0.050573">
                <text:p>0.050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8.099181">
                <text:p>458.099181</text:p>
              </table:table-cell>
              <table:table-cell office:value-type="float" office:value="0.056549">
                <text:p>0.056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3.921528">
                <text:p>453.921528</text:p>
              </table:table-cell>
              <table:table-cell office:value-type="float" office:value="0.06209">
                <text:p>0.06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0.981277">
                <text:p>450.981277</text:p>
              </table:table-cell>
              <table:table-cell office:value-type="float" office:value="0.067479">
                <text:p>0.06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6.558299">
                <text:p>446.558299</text:p>
              </table:table-cell>
              <table:table-cell office:value-type="float" office:value="0.072683">
                <text:p>0.072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3.617437">
                <text:p>443.617437</text:p>
              </table:table-cell>
              <table:table-cell office:value-type="float" office:value="0.077288">
                <text:p>0.07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0.25863">
                <text:p>440.25863</text:p>
              </table:table-cell>
              <table:table-cell office:value-type="float" office:value="0.08112">
                <text:p>0.08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6.548902">
                <text:p>436.548902</text:p>
              </table:table-cell>
              <table:table-cell office:value-type="float" office:value="0.084745">
                <text:p>0.084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2.758651">
                <text:p>432.758651</text:p>
              </table:table-cell>
              <table:table-cell office:value-type="float" office:value="0.087729">
                <text:p>0.087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0.38195">
                <text:p>430.38195</text:p>
              </table:table-cell>
              <table:table-cell office:value-type="float" office:value="0.090052">
                <text:p>0.090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7.104092">
                <text:p>427.104092</text:p>
              </table:table-cell>
              <table:table-cell office:value-type="float" office:value="0.091774">
                <text:p>0.091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2.311177">
                <text:p>422.311177</text:p>
              </table:table-cell>
              <table:table-cell office:value-type="float" office:value="0.092851">
                <text:p>0.092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8.235169">
                <text:p>418.235169</text:p>
              </table:table-cell>
              <table:table-cell office:value-type="float" office:value="0.093278">
                <text:p>0.093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4.2285">
                <text:p>414.2285</text:p>
              </table:table-cell>
              <table:table-cell office:value-type="float" office:value="0.093122">
                <text:p>0.093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0.799675">
                <text:p>410.799675</text:p>
              </table:table-cell>
              <table:table-cell office:value-type="float" office:value="0.092333">
                <text:p>0.092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6.145495">
                <text:p>406.145495</text:p>
              </table:table-cell>
              <table:table-cell office:value-type="float" office:value="0.090626">
                <text:p>0.090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2.801633">
                <text:p>402.801633</text:p>
              </table:table-cell>
              <table:table-cell office:value-type="float" office:value="0.087989">
                <text:p>0.087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.462388">
                <text:p>399.462388</text:p>
              </table:table-cell>
              <table:table-cell office:value-type="float" office:value="0.084861">
                <text:p>0.084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5.916471">
                <text:p>395.916471</text:p>
              </table:table-cell>
              <table:table-cell office:value-type="float" office:value="0.080847">
                <text:p>0.080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1.859936">
                <text:p>391.859936</text:p>
              </table:table-cell>
              <table:table-cell office:value-type="float" office:value="0.076013">
                <text:p>0.076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7.299409">
                <text:p>387.299409</text:p>
              </table:table-cell>
              <table:table-cell office:value-type="float" office:value="0.070253">
                <text:p>0.070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5.437392">
                <text:p>385.437392</text:p>
              </table:table-cell>
              <table:table-cell office:value-type="float" office:value="0.063996">
                <text:p>0.063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9.795005">
                <text:p>379.795005</text:p>
              </table:table-cell>
              <table:table-cell office:value-type="float" office:value="0.057487">
                <text:p>0.057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6.301796">
                <text:p>376.301796</text:p>
              </table:table-cell>
              <table:table-cell office:value-type="float" office:value="0.050255">
                <text:p>0.050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2.3749">
                <text:p>372.3749</text:p>
              </table:table-cell>
              <table:table-cell office:value-type="float" office:value="0.043061">
                <text:p>0.043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7.601043">
                <text:p>367.601043</text:p>
              </table:table-cell>
              <table:table-cell office:value-type="float" office:value="0.036268">
                <text:p>0.036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4.819967">
                <text:p>364.819967</text:p>
              </table:table-cell>
              <table:table-cell office:value-type="float" office:value="0.030114">
                <text:p>0.030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1.42979">
                <text:p>361.42979</text:p>
              </table:table-cell>
              <table:table-cell office:value-type="float" office:value="0.024393">
                <text:p>0.024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7.497562">
                <text:p>357.497562</text:p>
              </table:table-cell>
              <table:table-cell office:value-type="float" office:value="0.019761">
                <text:p>0.019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3.79104">
                <text:p>353.79104</text:p>
              </table:table-cell>
              <table:table-cell office:value-type="float" office:value="0.016326">
                <text:p>0.016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0.054526">
                <text:p>350.054526</text:p>
              </table:table-cell>
              <table:table-cell office:value-type="float" office:value="0.013939">
                <text:p>0.013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7.026838">
                <text:p>347.026838</text:p>
              </table:table-cell>
              <table:table-cell office:value-type="float" office:value="0.012485">
                <text:p>0.012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2.30162">
                <text:p>342.30162</text:p>
              </table:table-cell>
              <table:table-cell office:value-type="float" office:value="0.01197">
                <text:p>0.0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1.1262">
                <text:p>341.1262</text:p>
              </table:table-cell>
              <table:table-cell office:value-type="float" office:value="0.012271">
                <text:p>0.012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6.765534">
                <text:p>336.765534</text:p>
              </table:table-cell>
              <table:table-cell office:value-type="float" office:value="0.013422">
                <text:p>0.013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3.25597">
                <text:p>333.25597</text:p>
              </table:table-cell>
              <table:table-cell office:value-type="float" office:value="0.015433">
                <text:p>0.015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8.045784">
                <text:p>328.045784</text:p>
              </table:table-cell>
              <table:table-cell office:value-type="float" office:value="0.018447">
                <text:p>0.018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3.583894">
                <text:p>323.583894</text:p>
              </table:table-cell>
              <table:table-cell office:value-type="float" office:value="0.022323">
                <text:p>0.022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0.235543">
                <text:p>320.235543</text:p>
              </table:table-cell>
              <table:table-cell office:value-type="float" office:value="0.027115">
                <text:p>0.027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6.955562">
                <text:p>316.955562</text:p>
              </table:table-cell>
              <table:table-cell office:value-type="float" office:value="0.0328">
                <text:p>0.0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2.276881">
                <text:p>312.276881</text:p>
              </table:table-cell>
              <table:table-cell office:value-type="float" office:value="0.038825">
                <text:p>0.038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9.135763">
                <text:p>309.135763</text:p>
              </table:table-cell>
              <table:table-cell office:value-type="float" office:value="0.045161">
                <text:p>0.04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5.280866">
                <text:p>305.280866</text:p>
              </table:table-cell>
              <table:table-cell office:value-type="float" office:value="0.051414">
                <text:p>0.05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1.410561">
                <text:p>301.410561</text:p>
              </table:table-cell>
              <table:table-cell office:value-type="float" office:value="0.057546">
                <text:p>0.05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8.778378">
                <text:p>298.778378</text:p>
              </table:table-cell>
              <table:table-cell office:value-type="float" office:value="0.06358">
                <text:p>0.06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4.591079">
                <text:p>294.591079</text:p>
              </table:table-cell>
              <table:table-cell office:value-type="float" office:value="0.069065">
                <text:p>0.069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0.397185">
                <text:p>290.397185</text:p>
              </table:table-cell>
              <table:table-cell office:value-type="float" office:value="0.074437">
                <text:p>0.074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7.532725">
                <text:p>287.532725</text:p>
              </table:table-cell>
              <table:table-cell office:value-type="float" office:value="0.078926">
                <text:p>0.078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2.032621">
                <text:p>282.032621</text:p>
              </table:table-cell>
              <table:table-cell office:value-type="float" office:value="0.082796">
                <text:p>0.08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8.755944">
                <text:p>278.755944</text:p>
              </table:table-cell>
              <table:table-cell office:value-type="float" office:value="0.086075">
                <text:p>0.08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6.305654">
                <text:p>276.305654</text:p>
              </table:table-cell>
              <table:table-cell office:value-type="float" office:value="0.088645">
                <text:p>0.088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0.84813">
                <text:p>270.84813</text:p>
              </table:table-cell>
              <table:table-cell office:value-type="float" office:value="0.09058">
                <text:p>0.09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8.625427">
                <text:p>268.625427</text:p>
              </table:table-cell>
              <table:table-cell office:value-type="float" office:value="0.092072">
                <text:p>0.092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4.38359">
                <text:p>264.38359</text:p>
              </table:table-cell>
              <table:table-cell office:value-type="float" office:value="0.092973">
                <text:p>0.092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2.201183">
                <text:p>262.201183</text:p>
              </table:table-cell>
              <table:table-cell office:value-type="float" office:value="0.093121">
                <text:p>0.093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8.863072">
                <text:p>258.863072</text:p>
              </table:table-cell>
              <table:table-cell office:value-type="float" office:value="0.092684">
                <text:p>0.092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4.022282">
                <text:p>254.022282</text:p>
              </table:table-cell>
              <table:table-cell office:value-type="float" office:value="0.091614">
                <text:p>0.091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9.858002">
                <text:p>249.858002</text:p>
              </table:table-cell>
              <table:table-cell office:value-type="float" office:value="0.089773">
                <text:p>0.089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6.198362">
                <text:p>246.198362</text:p>
              </table:table-cell>
              <table:table-cell office:value-type="float" office:value="0.08719">
                <text:p>0.08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2.521524">
                <text:p>242.521524</text:p>
              </table:table-cell>
              <table:table-cell office:value-type="float" office:value="0.085297">
                <text:p>0.085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8.461534">
                <text:p>248.461534</text:p>
              </table:table-cell>
              <table:table-cell office:value-type="float" office:value="0.088913">
                <text:p>0.088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1.297212">
                <text:p>251.297212</text:p>
              </table:table-cell>
              <table:table-cell office:value-type="float" office:value="0.09107">
                <text:p>0.09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4.211919">
                <text:p>254.211919</text:p>
              </table:table-cell>
              <table:table-cell office:value-type="float" office:value="0.09267">
                <text:p>0.09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8.992827">
                <text:p>258.992827</text:p>
              </table:table-cell>
              <table:table-cell office:value-type="float" office:value="0.093573">
                <text:p>0.093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4.713058">
                <text:p>264.713058</text:p>
              </table:table-cell>
              <table:table-cell office:value-type="float" office:value="0.093714">
                <text:p>0.093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6.470914">
                <text:p>266.470914</text:p>
              </table:table-cell>
              <table:table-cell office:value-type="float" office:value="0.093217">
                <text:p>0.093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0.735014">
                <text:p>270.735014</text:p>
              </table:table-cell>
              <table:table-cell office:value-type="float" office:value="0.091876">
                <text:p>0.091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4.098848">
                <text:p>274.098848</text:p>
              </table:table-cell>
              <table:table-cell office:value-type="float" office:value="0.089931">
                <text:p>0.089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7.698388">
                <text:p>277.698388</text:p>
              </table:table-cell>
              <table:table-cell office:value-type="float" office:value="0.087676">
                <text:p>0.087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1.968835">
                <text:p>281.968835</text:p>
              </table:table-cell>
              <table:table-cell office:value-type="float" office:value="0.084679">
                <text:p>0.084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5.361935">
                <text:p>285.361935</text:p>
              </table:table-cell>
              <table:table-cell office:value-type="float" office:value="0.081094">
                <text:p>0.08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7.539323">
                <text:p>287.539323</text:p>
              </table:table-cell>
              <table:table-cell office:value-type="float" office:value="0.076903">
                <text:p>0.076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2.124674">
                <text:p>292.124674</text:p>
              </table:table-cell>
              <table:table-cell office:value-type="float" office:value="0.072274">
                <text:p>0.072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5.540882">
                <text:p>295.540882</text:p>
              </table:table-cell>
              <table:table-cell office:value-type="float" office:value="0.067178">
                <text:p>0.067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8.772148">
                <text:p>298.772148</text:p>
              </table:table-cell>
              <table:table-cell office:value-type="float" office:value="0.06156">
                <text:p>0.06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2.872936">
                <text:p>302.872936</text:p>
              </table:table-cell>
              <table:table-cell office:value-type="float" office:value="0.055578">
                <text:p>0.055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5.898704">
                <text:p>305.898704</text:p>
              </table:table-cell>
              <table:table-cell office:value-type="float" office:value="0.049423">
                <text:p>0.049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0.034015">
                <text:p>310.034015</text:p>
              </table:table-cell>
              <table:table-cell office:value-type="float" office:value="0.042922">
                <text:p>0.04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3.4599">
                <text:p>313.4599</text:p>
              </table:table-cell>
              <table:table-cell office:value-type="float" office:value="0.0369">
                <text:p>0.0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7.216184">
                <text:p>317.216184</text:p>
              </table:table-cell>
              <table:table-cell office:value-type="float" office:value="0.031073">
                <text:p>0.03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1.372076">
                <text:p>321.372076</text:p>
              </table:table-cell>
              <table:table-cell office:value-type="float" office:value="0.025709">
                <text:p>0.025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5.776764">
                <text:p>325.776764</text:p>
              </table:table-cell>
              <table:table-cell office:value-type="float" office:value="0.021062">
                <text:p>0.02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0.078346">
                <text:p>330.078346</text:p>
              </table:table-cell>
              <table:table-cell office:value-type="float" office:value="0.017536">
                <text:p>0.01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4.250963">
                <text:p>334.250963</text:p>
              </table:table-cell>
              <table:table-cell office:value-type="float" office:value="0.014832">
                <text:p>0.014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6.698394">
                <text:p>336.698394</text:p>
              </table:table-cell>
              <table:table-cell office:value-type="float" office:value="0.013038">
                <text:p>0.013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9.635579">
                <text:p>339.635579</text:p>
              </table:table-cell>
              <table:table-cell office:value-type="float" office:value="0.012114">
                <text:p>0.012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3.142327">
                <text:p>343.142327</text:p>
              </table:table-cell>
              <table:table-cell office:value-type="float" office:value="0.012062">
                <text:p>0.01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7.11126">
                <text:p>347.11126</text:p>
              </table:table-cell>
              <table:table-cell office:value-type="float" office:value="0.012856">
                <text:p>0.01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0.469052">
                <text:p>350.469052</text:p>
              </table:table-cell>
              <table:table-cell office:value-type="float" office:value="0.014583">
                <text:p>0.014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4.759015">
                <text:p>354.759015</text:p>
              </table:table-cell>
              <table:table-cell office:value-type="float" office:value="0.017257">
                <text:p>0.017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8.598725">
                <text:p>358.598725</text:p>
              </table:table-cell>
              <table:table-cell office:value-type="float" office:value="0.021018">
                <text:p>0.02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2.201377">
                <text:p>362.201377</text:p>
              </table:table-cell>
              <table:table-cell office:value-type="float" office:value="0.025928">
                <text:p>0.02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5.378303">
                <text:p>365.378303</text:p>
              </table:table-cell>
              <table:table-cell office:value-type="float" office:value="0.031699">
                <text:p>0.031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8.975728">
                <text:p>368.975728</text:p>
              </table:table-cell>
              <table:table-cell office:value-type="float" office:value="0.038046">
                <text:p>0.038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3.541997">
                <text:p>373.541997</text:p>
              </table:table-cell>
              <table:table-cell office:value-type="float" office:value="0.045085">
                <text:p>0.045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6.411221">
                <text:p>376.411221</text:p>
              </table:table-cell>
              <table:table-cell office:value-type="float" office:value="0.052429">
                <text:p>0.052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1.364134">
                <text:p>381.364134</text:p>
              </table:table-cell>
              <table:table-cell office:value-type="float" office:value="0.059354">
                <text:p>0.059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5.247936">
                <text:p>385.247936</text:p>
              </table:table-cell>
              <table:table-cell office:value-type="float" office:value="0.065733">
                <text:p>0.065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8.927345">
                <text:p>388.927345</text:p>
              </table:table-cell>
              <table:table-cell office:value-type="float" office:value="0.071817">
                <text:p>0.07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2.390047">
                <text:p>392.390047</text:p>
              </table:table-cell>
              <table:table-cell office:value-type="float" office:value="0.077332">
                <text:p>0.077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6.269299">
                <text:p>396.269299</text:p>
              </table:table-cell>
              <table:table-cell office:value-type="float" office:value="0.082036">
                <text:p>0.082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9.08651">
                <text:p>399.08651</text:p>
              </table:table-cell>
              <table:table-cell office:value-type="float" office:value="0.085808">
                <text:p>0.08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3.754166">
                <text:p>403.754166</text:p>
              </table:table-cell>
              <table:table-cell office:value-type="float" office:value="0.088919">
                <text:p>0.088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6.330432">
                <text:p>406.330432</text:p>
              </table:table-cell>
              <table:table-cell office:value-type="float" office:value="0.091583">
                <text:p>0.091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0.601779">
                <text:p>410.601779</text:p>
              </table:table-cell>
              <table:table-cell office:value-type="float" office:value="0.093288">
                <text:p>0.093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5.014688">
                <text:p>415.014688</text:p>
              </table:table-cell>
              <table:table-cell office:value-type="float" office:value="0.093868">
                <text:p>0.093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8.349877">
                <text:p>418.349877</text:p>
              </table:table-cell>
              <table:table-cell office:value-type="float" office:value="0.094149">
                <text:p>0.094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3.427374">
                <text:p>423.427374</text:p>
              </table:table-cell>
              <table:table-cell office:value-type="float" office:value="0.093692">
                <text:p>0.093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6.008182">
                <text:p>426.008182</text:p>
              </table:table-cell>
              <table:table-cell office:value-type="float" office:value="0.09254">
                <text:p>0.09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0.026507">
                <text:p>430.026507</text:p>
              </table:table-cell>
              <table:table-cell office:value-type="float" office:value="0.090552">
                <text:p>0.090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3.939866">
                <text:p>433.939866</text:p>
              </table:table-cell>
              <table:table-cell office:value-type="float" office:value="0.087927">
                <text:p>0.087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7.06952">
                <text:p>437.06952</text:p>
              </table:table-cell>
              <table:table-cell office:value-type="float" office:value="0.084712">
                <text:p>0.084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0.586126">
                <text:p>440.586126</text:p>
              </table:table-cell>
              <table:table-cell office:value-type="float" office:value="0.081053">
                <text:p>0.08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3.920581">
                <text:p>443.920581</text:p>
              </table:table-cell>
              <table:table-cell office:value-type="float" office:value="0.076865">
                <text:p>0.076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7.340085">
                <text:p>447.340085</text:p>
              </table:table-cell>
              <table:table-cell office:value-type="float" office:value="0.072112">
                <text:p>0.07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1.567686">
                <text:p>451.567686</text:p>
              </table:table-cell>
              <table:table-cell office:value-type="float" office:value="0.066631">
                <text:p>0.066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4.918352">
                <text:p>454.918352</text:p>
              </table:table-cell>
              <table:table-cell office:value-type="float" office:value="0.06096">
                <text:p>0.0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9.439363">
                <text:p>459.439363</text:p>
              </table:table-cell>
              <table:table-cell office:value-type="float" office:value="0.054857">
                <text:p>0.054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2.079443">
                <text:p>462.079443</text:p>
              </table:table-cell>
              <table:table-cell office:value-type="float" office:value="0.048603">
                <text:p>0.048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6.246556">
                <text:p>466.246556</text:p>
              </table:table-cell>
              <table:table-cell office:value-type="float" office:value="0.042227">
                <text:p>0.042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9.960084">
                <text:p>469.960084</text:p>
              </table:table-cell>
              <table:table-cell office:value-type="float" office:value="0.036273">
                <text:p>0.036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5.025891">
                <text:p>475.025891</text:p>
              </table:table-cell>
              <table:table-cell office:value-type="float" office:value="0.030625">
                <text:p>0.03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7.526418">
                <text:p>477.526418</text:p>
              </table:table-cell>
              <table:table-cell office:value-type="float" office:value="0.025388">
                <text:p>0.025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1.422725">
                <text:p>481.422725</text:p>
              </table:table-cell>
              <table:table-cell office:value-type="float" office:value="0.02101">
                <text:p>0.0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5.123053">
                <text:p>485.123053</text:p>
              </table:table-cell>
              <table:table-cell office:value-type="float" office:value="0.017468">
                <text:p>0.017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9.220602">
                <text:p>489.220602</text:p>
              </table:table-cell>
              <table:table-cell office:value-type="float" office:value="0.014851">
                <text:p>0.014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2.11">
                <text:p>492.11</text:p>
              </table:table-cell>
              <table:table-cell office:value-type="float" office:value="0.013118">
                <text:p>0.01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6.119796">
                <text:p>496.119796</text:p>
              </table:table-cell>
              <table:table-cell office:value-type="float" office:value="0.012338">
                <text:p>0.012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9.508186">
                <text:p>499.508186</text:p>
              </table:table-cell>
              <table:table-cell office:value-type="float" office:value="0.012371">
                <text:p>0.012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3.483139">
                <text:p>503.483139</text:p>
              </table:table-cell>
              <table:table-cell office:value-type="float" office:value="0.013306">
                <text:p>0.013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6.605901">
                <text:p>506.605901</text:p>
              </table:table-cell>
              <table:table-cell office:value-type="float" office:value="0.015069">
                <text:p>0.015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1.146362">
                <text:p>511.146362</text:p>
              </table:table-cell>
              <table:table-cell office:value-type="float" office:value="0.017904">
                <text:p>0.017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3.604621">
                <text:p>513.604621</text:p>
              </table:table-cell>
              <table:table-cell office:value-type="float" office:value="0.021794">
                <text:p>0.021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8.312874">
                <text:p>518.312874</text:p>
              </table:table-cell>
              <table:table-cell office:value-type="float" office:value="0.026696">
                <text:p>0.026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1.340953">
                <text:p>521.340953</text:p>
              </table:table-cell>
              <table:table-cell office:value-type="float" office:value="0.032484">
                <text:p>0.032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4.881305">
                <text:p>524.881305</text:p>
              </table:table-cell>
              <table:table-cell office:value-type="float" office:value="0.039184">
                <text:p>0.0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9.080638">
                <text:p>529.080638</text:p>
              </table:table-cell>
              <table:table-cell office:value-type="float" office:value="0.046171">
                <text:p>0.046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2.48726">
                <text:p>532.48726</text:p>
              </table:table-cell>
              <table:table-cell office:value-type="float" office:value="0.053159">
                <text:p>0.053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6.638992">
                <text:p>536.638992</text:p>
              </table:table-cell>
              <table:table-cell office:value-type="float" office:value="0.059926">
                <text:p>0.059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0.311434">
                <text:p>540.311434</text:p>
              </table:table-cell>
              <table:table-cell office:value-type="float" office:value="0.066593">
                <text:p>0.066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3.6502">
                <text:p>543.6502</text:p>
              </table:table-cell>
              <table:table-cell office:value-type="float" office:value="0.072795">
                <text:p>0.072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48.130586">
                <text:p>548.130586</text:p>
              </table:table-cell>
              <table:table-cell office:value-type="float" office:value="0.078052">
                <text:p>0.078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51.509031">
                <text:p>551.509031</text:p>
              </table:table-cell>
              <table:table-cell office:value-type="float" office:value="0.082412">
                <text:p>0.082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54.999753">
                <text:p>554.999753</text:p>
              </table:table-cell>
              <table:table-cell office:value-type="float" office:value="0.086426">
                <text:p>0.086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59.523998">
                <text:p>559.523998</text:p>
              </table:table-cell>
              <table:table-cell office:value-type="float" office:value="0.08961">
                <text:p>0.08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62.3466">
                <text:p>562.3466</text:p>
              </table:table-cell>
              <table:table-cell office:value-type="float" office:value="0.09164">
                <text:p>0.09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6.101255">
                <text:p>566.101255</text:p>
              </table:table-cell>
              <table:table-cell office:value-type="float" office:value="0.093122">
                <text:p>0.093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69.810568">
                <text:p>569.810568</text:p>
              </table:table-cell>
              <table:table-cell office:value-type="float" office:value="0.094173">
                <text:p>0.094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74.034693">
                <text:p>574.034693</text:p>
              </table:table-cell>
              <table:table-cell office:value-type="float" office:value="0.094386">
                <text:p>0.094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77.372429">
                <text:p>577.372429</text:p>
              </table:table-cell>
              <table:table-cell office:value-type="float" office:value="0.093715">
                <text:p>0.093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80.843134">
                <text:p>580.843134</text:p>
              </table:table-cell>
              <table:table-cell office:value-type="float" office:value="0.092395">
                <text:p>0.092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84.718142">
                <text:p>584.718142</text:p>
              </table:table-cell>
              <table:table-cell office:value-type="float" office:value="0.090697">
                <text:p>0.090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88.685611">
                <text:p>588.685611</text:p>
              </table:table-cell>
              <table:table-cell office:value-type="float" office:value="0.088034">
                <text:p>0.088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2.045233">
                <text:p>592.045233</text:p>
              </table:table-cell>
              <table:table-cell office:value-type="float" office:value="0.084843">
                <text:p>0.084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5.522864">
                <text:p>595.522864</text:p>
              </table:table-cell>
              <table:table-cell office:value-type="float" office:value="0.080947">
                <text:p>0.080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9.881816">
                <text:p>599.881816</text:p>
              </table:table-cell>
              <table:table-cell office:value-type="float" office:value="0.07665">
                <text:p>0.07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4.234893">
                <text:p>604.234893</text:p>
              </table:table-cell>
              <table:table-cell office:value-type="float" office:value="0.071581">
                <text:p>0.07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07.991116">
                <text:p>607.991116</text:p>
              </table:table-cell>
              <table:table-cell office:value-type="float" office:value="0.066071">
                <text:p>0.066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1.180551">
                <text:p>611.180551</text:p>
              </table:table-cell>
              <table:table-cell office:value-type="float" office:value="0.060108">
                <text:p>0.060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6.59241">
                <text:p>616.59241</text:p>
              </table:table-cell>
              <table:table-cell office:value-type="float" office:value="0.053909">
                <text:p>0.053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9.949287">
                <text:p>619.949287</text:p>
              </table:table-cell>
              <table:table-cell office:value-type="float" office:value="0.047451">
                <text:p>0.047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2.274592">
                <text:p>622.274592</text:p>
              </table:table-cell>
              <table:table-cell office:value-type="float" office:value="0.041338">
                <text:p>0.04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7.827308">
                <text:p>627.827308</text:p>
              </table:table-cell>
              <table:table-cell office:value-type="float" office:value="0.035117">
                <text:p>0.035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0.125455">
                <text:p>630.125455</text:p>
              </table:table-cell>
              <table:table-cell office:value-type="float" office:value="0.029351">
                <text:p>0.029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33.46029">
                <text:p>633.46029</text:p>
              </table:table-cell>
              <table:table-cell office:value-type="float" office:value="0.024203">
                <text:p>0.024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6.842532">
                <text:p>636.842532</text:p>
              </table:table-cell>
              <table:table-cell office:value-type="float" office:value="0.020012">
                <text:p>0.02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41.463434">
                <text:p>641.463434</text:p>
              </table:table-cell>
              <table:table-cell office:value-type="float" office:value="0.01662">
                <text:p>0.01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46.094634">
                <text:p>646.094634</text:p>
              </table:table-cell>
              <table:table-cell office:value-type="float" office:value="0.014252">
                <text:p>0.014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47.395499">
                <text:p>647.395499</text:p>
              </table:table-cell>
              <table:table-cell office:value-type="float" office:value="0.012763">
                <text:p>0.012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2.915034">
                <text:p>652.915034</text:p>
              </table:table-cell>
              <table:table-cell office:value-type="float" office:value="0.012098">
                <text:p>0.012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6.050638">
                <text:p>656.050638</text:p>
              </table:table-cell>
              <table:table-cell office:value-type="float" office:value="0.012371">
                <text:p>0.012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9.333889">
                <text:p>659.333889</text:p>
              </table:table-cell>
              <table:table-cell office:value-type="float" office:value="0.013472">
                <text:p>0.013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.910335">
                <text:p>664.910335</text:p>
              </table:table-cell>
              <table:table-cell office:value-type="float" office:value="0.015557">
                <text:p>0.015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7.636612">
                <text:p>667.636612</text:p>
              </table:table-cell>
              <table:table-cell office:value-type="float" office:value="0.018602">
                <text:p>0.018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71.141437">
                <text:p>671.141437</text:p>
              </table:table-cell>
              <table:table-cell office:value-type="float" office:value="0.022767">
                <text:p>0.022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5.604766">
                <text:p>675.604766</text:p>
              </table:table-cell>
              <table:table-cell office:value-type="float" office:value="0.028106">
                <text:p>0.028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9.735612">
                <text:p>679.735612</text:p>
              </table:table-cell>
              <table:table-cell office:value-type="float" office:value="0.034356">
                <text:p>0.034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2.521938">
                <text:p>682.521938</text:p>
              </table:table-cell>
              <table:table-cell office:value-type="float" office:value="0.040679">
                <text:p>0.040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6.236504">
                <text:p>686.236504</text:p>
              </table:table-cell>
              <table:table-cell office:value-type="float" office:value="0.047547">
                <text:p>0.047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88.648156">
                <text:p>688.648156</text:p>
              </table:table-cell>
              <table:table-cell office:value-type="float" office:value="0.054743">
                <text:p>0.054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3.361916">
                <text:p>693.361916</text:p>
              </table:table-cell>
              <table:table-cell office:value-type="float" office:value="0.061607">
                <text:p>0.061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6.332474">
                <text:p>696.332474</text:p>
              </table:table-cell>
              <table:table-cell office:value-type="float" office:value="0.067735">
                <text:p>0.067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1.908863">
                <text:p>701.908863</text:p>
              </table:table-cell>
              <table:table-cell office:value-type="float" office:value="0.073508">
                <text:p>0.073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4.259685">
                <text:p>704.259685</text:p>
              </table:table-cell>
              <table:table-cell office:value-type="float" office:value="0.07899">
                <text:p>0.07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7.65223">
                <text:p>707.65223</text:p>
              </table:table-cell>
              <table:table-cell office:value-type="float" office:value="0.083399">
                <text:p>0.083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1.008424">
                <text:p>711.008424</text:p>
              </table:table-cell>
              <table:table-cell office:value-type="float" office:value="0.086546">
                <text:p>0.086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4.278985">
                <text:p>714.278985</text:p>
              </table:table-cell>
              <table:table-cell office:value-type="float" office:value="0.089414">
                <text:p>0.089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18.157588">
                <text:p>718.157588</text:p>
              </table:table-cell>
              <table:table-cell office:value-type="float" office:value="0.091631">
                <text:p>0.091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24.440659">
                <text:p>724.440659</text:p>
              </table:table-cell>
              <table:table-cell office:value-type="float" office:value="0.093115">
                <text:p>0.093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25.527258">
                <text:p>725.527258</text:p>
              </table:table-cell>
              <table:table-cell office:value-type="float" office:value="0.093451">
                <text:p>0.093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29.3997">
                <text:p>729.3997</text:p>
              </table:table-cell>
              <table:table-cell office:value-type="float" office:value="0.093477">
                <text:p>0.093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3.506822">
                <text:p>733.506822</text:p>
              </table:table-cell>
              <table:table-cell office:value-type="float" office:value="0.092938">
                <text:p>0.092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8.086231">
                <text:p>738.086231</text:p>
              </table:table-cell>
              <table:table-cell office:value-type="float" office:value="0.091764">
                <text:p>0.091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1.223518">
                <text:p>741.223518</text:p>
              </table:table-cell>
              <table:table-cell office:value-type="float" office:value="0.089157">
                <text:p>0.089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5.816244">
                <text:p>745.816244</text:p>
              </table:table-cell>
              <table:table-cell office:value-type="float" office:value="0.086894">
                <text:p>0.08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49.130646">
                <text:p>749.130646</text:p>
              </table:table-cell>
              <table:table-cell office:value-type="float" office:value="0.084007">
                <text:p>0.084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2.968409">
                <text:p>752.968409</text:p>
              </table:table-cell>
              <table:table-cell office:value-type="float" office:value="0.080117">
                <text:p>0.080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57.113899">
                <text:p>757.113899</text:p>
              </table:table-cell>
              <table:table-cell office:value-type="float" office:value="0.075614">
                <text:p>0.075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9.716987">
                <text:p>759.716987</text:p>
              </table:table-cell>
              <table:table-cell office:value-type="float" office:value="0.070613">
                <text:p>0.070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64.925656">
                <text:p>764.925656</text:p>
              </table:table-cell>
              <table:table-cell office:value-type="float" office:value="0.065158">
                <text:p>0.065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66.285825">
                <text:p>766.285825</text:p>
              </table:table-cell>
              <table:table-cell office:value-type="float" office:value="0.059247">
                <text:p>0.059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71.691073">
                <text:p>771.691073</text:p>
              </table:table-cell>
              <table:table-cell office:value-type="float" office:value="0.052879">
                <text:p>0.052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76.042724">
                <text:p>776.042724</text:p>
              </table:table-cell>
              <table:table-cell office:value-type="float" office:value="0.046296">
                <text:p>0.04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78.348211">
                <text:p>778.348211</text:p>
              </table:table-cell>
              <table:table-cell office:value-type="float" office:value="0.039927">
                <text:p>0.039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3.935659">
                <text:p>783.935659</text:p>
              </table:table-cell>
              <table:table-cell office:value-type="float" office:value="0.033587">
                <text:p>0.033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7.290203">
                <text:p>787.290203</text:p>
              </table:table-cell>
              <table:table-cell office:value-type="float" office:value="0.02797">
                <text:p>0.02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0.806532">
                <text:p>790.806532</text:p>
              </table:table-cell>
              <table:table-cell office:value-type="float" office:value="0.023068">
                <text:p>0.023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4.483353">
                <text:p>794.483353</text:p>
              </table:table-cell>
              <table:table-cell office:value-type="float" office:value="0.018952">
                <text:p>0.018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8.601009">
                <text:p>798.601009</text:p>
              </table:table-cell>
              <table:table-cell office:value-type="float" office:value="0.015847">
                <text:p>0.015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2.986219">
                <text:p>802.986219</text:p>
              </table:table-cell>
              <table:table-cell office:value-type="float" office:value="0.01351">
                <text:p>0.0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6.390524">
                <text:p>806.390524</text:p>
              </table:table-cell>
              <table:table-cell office:value-type="float" office:value="0.012401">
                <text:p>0.01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9.783823">
                <text:p>809.783823</text:p>
              </table:table-cell>
              <table:table-cell office:value-type="float" office:value="0.012175">
                <text:p>0.01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12.118611">
                <text:p>812.118611</text:p>
              </table:table-cell>
              <table:table-cell office:value-type="float" office:value="0.012745">
                <text:p>0.012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17.579884">
                <text:p>817.579884</text:p>
              </table:table-cell>
              <table:table-cell office:value-type="float" office:value="0.014188">
                <text:p>0.014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2.079187">
                <text:p>822.079187</text:p>
              </table:table-cell>
              <table:table-cell office:value-type="float" office:value="0.016534">
                <text:p>0.016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23.296619">
                <text:p>823.296619</text:p>
              </table:table-cell>
              <table:table-cell office:value-type="float" office:value="0.019845">
                <text:p>0.019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7.752323">
                <text:p>827.752323</text:p>
              </table:table-cell>
              <table:table-cell office:value-type="float" office:value="0.024286">
                <text:p>0.02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32.264615">
                <text:p>832.264615</text:p>
              </table:table-cell>
              <table:table-cell office:value-type="float" office:value="0.029666">
                <text:p>0.029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34.610842">
                <text:p>834.610842</text:p>
              </table:table-cell>
              <table:table-cell office:value-type="float" office:value="0.035779">
                <text:p>0.035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40.06569">
                <text:p>840.06569</text:p>
              </table:table-cell>
              <table:table-cell office:value-type="float" office:value="0.042771">
                <text:p>0.042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43.429986">
                <text:p>843.429986</text:p>
              </table:table-cell>
              <table:table-cell office:value-type="float" office:value="0.049962">
                <text:p>0.049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6.858321">
                <text:p>846.858321</text:p>
              </table:table-cell>
              <table:table-cell office:value-type="float" office:value="0.05693">
                <text:p>0.05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49.129797">
                <text:p>849.129797</text:p>
              </table:table-cell>
              <table:table-cell office:value-type="float" office:value="0.063667">
                <text:p>0.063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4.734477">
                <text:p>854.734477</text:p>
              </table:table-cell>
              <table:table-cell office:value-type="float" office:value="0.070213">
                <text:p>0.070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7.999218">
                <text:p>857.999218</text:p>
              </table:table-cell>
              <table:table-cell office:value-type="float" office:value="0.075857">
                <text:p>0.075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62.489468">
                <text:p>862.489468</text:p>
              </table:table-cell>
              <table:table-cell office:value-type="float" office:value="0.080443">
                <text:p>0.080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65.867424">
                <text:p>865.867424</text:p>
              </table:table-cell>
              <table:table-cell office:value-type="float" office:value="0.084376">
                <text:p>0.084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9.249002">
                <text:p>869.249002</text:p>
              </table:table-cell>
              <table:table-cell office:value-type="float" office:value="0.087967">
                <text:p>0.087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72.752409">
                <text:p>872.752409</text:p>
              </table:table-cell>
              <table:table-cell office:value-type="float" office:value="0.090463">
                <text:p>0.090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77.226873">
                <text:p>877.226873</text:p>
              </table:table-cell>
              <table:table-cell office:value-type="float" office:value="0.092194">
                <text:p>0.092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80.533195">
                <text:p>880.533195</text:p>
              </table:table-cell>
              <table:table-cell office:value-type="float" office:value="0.093226">
                <text:p>0.09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83.825441">
                <text:p>883.825441</text:p>
              </table:table-cell>
              <table:table-cell office:value-type="float" office:value="0.093735">
                <text:p>0.093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88.372136">
                <text:p>888.372136</text:p>
              </table:table-cell>
              <table:table-cell office:value-type="float" office:value="0.09326">
                <text:p>0.09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0.757612">
                <text:p>890.757612</text:p>
              </table:table-cell>
              <table:table-cell office:value-type="float" office:value="0.092407">
                <text:p>0.092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5.109987">
                <text:p>895.109987</text:p>
              </table:table-cell>
              <table:table-cell office:value-type="float" office:value="0.090857">
                <text:p>0.090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8.474854">
                <text:p>898.474854</text:p>
              </table:table-cell>
              <table:table-cell office:value-type="float" office:value="0.088695">
                <text:p>0.088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2.013608">
                <text:p>902.013608</text:p>
              </table:table-cell>
              <table:table-cell office:value-type="float" office:value="0.085925">
                <text:p>0.085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6.26505">
                <text:p>906.26505</text:p>
              </table:table-cell>
              <table:table-cell office:value-type="float" office:value="0.082679">
                <text:p>0.082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09.674318">
                <text:p>909.674318</text:p>
              </table:table-cell>
              <table:table-cell office:value-type="float" office:value="0.078668">
                <text:p>0.078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14.137901">
                <text:p>914.137901</text:p>
              </table:table-cell>
              <table:table-cell office:value-type="float" office:value="0.074168">
                <text:p>0.074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7.491284">
                <text:p>917.491284</text:p>
              </table:table-cell>
              <table:table-cell office:value-type="float" office:value="0.069156">
                <text:p>0.069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20.875323">
                <text:p>920.875323</text:p>
              </table:table-cell>
              <table:table-cell office:value-type="float" office:value="0.063584">
                <text:p>0.063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4.245505">
                <text:p>924.245505</text:p>
              </table:table-cell>
              <table:table-cell office:value-type="float" office:value="0.057607">
                <text:p>0.057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28.725149">
                <text:p>928.725149</text:p>
              </table:table-cell>
              <table:table-cell office:value-type="float" office:value="0.051158">
                <text:p>0.05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2.318791">
                <text:p>932.318791</text:p>
              </table:table-cell>
              <table:table-cell office:value-type="float" office:value="0.044706">
                <text:p>0.04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36.573658">
                <text:p>936.573658</text:p>
              </table:table-cell>
              <table:table-cell office:value-type="float" office:value="0.038397">
                <text:p>0.038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40.026147">
                <text:p>940.026147</text:p>
              </table:table-cell>
              <table:table-cell office:value-type="float" office:value="0.032242">
                <text:p>0.032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4.46748">
                <text:p>944.46748</text:p>
              </table:table-cell>
              <table:table-cell office:value-type="float" office:value="0.026629">
                <text:p>0.026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47.85047">
                <text:p>947.85047</text:p>
              </table:table-cell>
              <table:table-cell office:value-type="float" office:value="0.021864">
                <text:p>0.021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52.29226">
                <text:p>952.29226</text:p>
              </table:table-cell>
              <table:table-cell office:value-type="float" office:value="0.017999">
                <text:p>0.017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55.966624">
                <text:p>955.966624</text:p>
              </table:table-cell>
              <table:table-cell office:value-type="float" office:value="0.015179">
                <text:p>0.015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59.042662">
                <text:p>959.042662</text:p>
              </table:table-cell>
              <table:table-cell office:value-type="float" office:value="0.013237">
                <text:p>0.013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62.474584">
                <text:p>962.474584</text:p>
              </table:table-cell>
              <table:table-cell office:value-type="float" office:value="0.012339">
                <text:p>0.012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66.983109">
                <text:p>966.983109</text:p>
              </table:table-cell>
              <table:table-cell office:value-type="float" office:value="0.012296">
                <text:p>0.012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70.255271">
                <text:p>970.255271</text:p>
              </table:table-cell>
              <table:table-cell office:value-type="float" office:value="0.013141">
                <text:p>0.013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74.823978">
                <text:p>974.823978</text:p>
              </table:table-cell>
              <table:table-cell office:value-type="float" office:value="0.014987">
                <text:p>0.014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78.189899">
                <text:p>978.189899</text:p>
              </table:table-cell>
              <table:table-cell office:value-type="float" office:value="0.017835">
                <text:p>0.017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81.544984">
                <text:p>981.544984</text:p>
              </table:table-cell>
              <table:table-cell office:value-type="float" office:value="0.021709">
                <text:p>0.021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6.013944">
                <text:p>986.013944</text:p>
              </table:table-cell>
              <table:table-cell office:value-type="float" office:value="0.026625">
                <text:p>0.026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0.473589">
                <text:p>990.473589</text:p>
              </table:table-cell>
              <table:table-cell office:value-type="float" office:value="0.032581">
                <text:p>0.03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3.017831">
                <text:p>993.017831</text:p>
              </table:table-cell>
              <table:table-cell office:value-type="float" office:value="0.03923">
                <text:p>0.03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7.277435">
                <text:p>997.277435</text:p>
              </table:table-cell>
              <table:table-cell office:value-type="float" office:value="0.045823">
                <text:p>0.04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9.668111">
                <text:p>999.668111</text:p>
              </table:table-cell>
              <table:table-cell office:value-type="float" office:value="0.052783">
                <text:p>0.052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5.08009">
                <text:p>1005.08009</text:p>
              </table:table-cell>
              <table:table-cell office:value-type="float" office:value="0.059635">
                <text:p>0.059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7.416873">
                <text:p>1007.416873</text:p>
              </table:table-cell>
              <table:table-cell office:value-type="float" office:value="0.066159">
                <text:p>0.066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1.89175">
                <text:p>1011.89175</text:p>
              </table:table-cell>
              <table:table-cell office:value-type="float" office:value="0.071954">
                <text:p>0.071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6.305837">
                <text:p>1016.305837</text:p>
              </table:table-cell>
              <table:table-cell office:value-type="float" office:value="0.077229">
                <text:p>0.077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8.680003">
                <text:p>1018.680003</text:p>
              </table:table-cell>
              <table:table-cell office:value-type="float" office:value="0.081855">
                <text:p>0.081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4.189917">
                <text:p>1024.189917</text:p>
              </table:table-cell>
              <table:table-cell office:value-type="float" office:value="0.085725">
                <text:p>0.085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27.554267">
                <text:p>1027.554267</text:p>
              </table:table-cell>
              <table:table-cell office:value-type="float" office:value="0.088529">
                <text:p>0.088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30.936737">
                <text:p>1030.936737</text:p>
              </table:table-cell>
              <table:table-cell office:value-type="float" office:value="0.090687">
                <text:p>0.090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34.334317">
                <text:p>1034.334317</text:p>
              </table:table-cell>
              <table:table-cell office:value-type="float" office:value="0.092271">
                <text:p>0.092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7.79233">
                <text:p>1037.79233</text:p>
              </table:table-cell>
              <table:table-cell office:value-type="float" office:value="0.093015">
                <text:p>0.093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42.17153">
                <text:p>1042.17153</text:p>
              </table:table-cell>
              <table:table-cell office:value-type="float" office:value="0.093171">
                <text:p>0.093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45.539997">
                <text:p>1045.539997</text:p>
              </table:table-cell>
              <table:table-cell office:value-type="float" office:value="0.092438">
                <text:p>0.092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48.946137">
                <text:p>1048.946137</text:p>
              </table:table-cell>
              <table:table-cell office:value-type="float" office:value="0.091422">
                <text:p>0.09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53.393313">
                <text:p>1053.393313</text:p>
              </table:table-cell>
              <table:table-cell office:value-type="float" office:value="0.089763">
                <text:p>0.089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56.779103">
                <text:p>1056.779103</text:p>
              </table:table-cell>
              <table:table-cell office:value-type="float" office:value="0.087419">
                <text:p>0.087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60.27581">
                <text:p>1060.27581</text:p>
              </table:table-cell>
              <table:table-cell office:value-type="float" office:value="0.084251">
                <text:p>0.084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63.575703">
                <text:p>1063.575703</text:p>
              </table:table-cell>
              <table:table-cell office:value-type="float" office:value="0.080614">
                <text:p>0.080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2.491583">
                <text:p>1062.491583</text:p>
              </table:table-cell>
              <table:table-cell office:value-type="float" office:value="0.082014">
                <text:p>0.08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59.122953">
                <text:p>1059.122953</text:p>
              </table:table-cell>
              <table:table-cell office:value-type="float" office:value="0.085315">
                <text:p>0.085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55.699863">
                <text:p>1055.699863</text:p>
              </table:table-cell>
              <table:table-cell office:value-type="float" office:value="0.088231">
                <text:p>0.088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52.056703">
                <text:p>1052.056703</text:p>
              </table:table-cell>
              <table:table-cell office:value-type="float" office:value="0.090506">
                <text:p>0.090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48.922123">
                <text:p>1048.922123</text:p>
              </table:table-cell>
              <table:table-cell office:value-type="float" office:value="0.092212">
                <text:p>0.09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44.446983">
                <text:p>1044.446983</text:p>
              </table:table-cell>
              <table:table-cell office:value-type="float" office:value="0.093196">
                <text:p>0.093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41.065247">
                <text:p>1041.065247</text:p>
              </table:table-cell>
              <table:table-cell office:value-type="float" office:value="0.093594">
                <text:p>0.093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37.383593">
                <text:p>1037.383593</text:p>
              </table:table-cell>
              <table:table-cell office:value-type="float" office:value="0.093353">
                <text:p>0.093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33.501203">
                <text:p>1033.501203</text:p>
              </table:table-cell>
              <table:table-cell office:value-type="float" office:value="0.092353">
                <text:p>0.092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29.853327">
                <text:p>1029.853327</text:p>
              </table:table-cell>
              <table:table-cell office:value-type="float" office:value="0.090625">
                <text:p>0.09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25.37953">
                <text:p>1025.37953</text:p>
              </table:table-cell>
              <table:table-cell office:value-type="float" office:value="0.088249">
                <text:p>0.08824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22cm" svg:height="12.857cm" xlink:href=".." xlink:type="simple" chart:class="chart:scatter" chart:style-name="ch1">
        <chart:legend chart:legend-position="end" svg:x="16.903cm" svg:y="5.382cm" style:legend-expansion="high" chart:style-name="ch2"/>
        <chart:plot-area chart:style-name="ch3" table:cell-range-address="'MedicionAutomatica1.0'.A1:'MedicionAutomatica1.0'.E1801" chart:data-source-has-labels="row" svg:x="0.376cm" svg:y="0.257cm" svg:width="16.151cm" svg:height="12.343cm">
          <chartooo:coordinate-region svg:x="1.288cm" svg:y="0.456cm" svg:width="14.867cm" svg:height="11.4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dicionAutomatica1.0'.B2:'MedicionAutomatica1.0'.B1801" chart:label-cell-address="'MedicionAutomatica1.0'.B1:'MedicionAutomatica1.0'.B1" chart:class="chart:scatter">
            <chart:domain table:cell-range-address="'MedicionAutomatica1.0'.A2:'MedicionAutomatica1.0'.A1801"/>
            <chart:data-point chart:repeated="1800"/>
          </chart:series>
          <chart:series chart:style-name="ch7" chart:values-cell-range-address="'MedicionAutomatica1.0'.C2:'MedicionAutomatica1.0'.C1801" chart:label-cell-address="'MedicionAutomatica1.0'.C1:'MedicionAutomatica1.0'.C1" chart:class="chart:scatter">
            <chart:data-point chart:repeated="1800"/>
          </chart:series>
          <chart:series chart:style-name="ch8" chart:values-cell-range-address="'MedicionAutomatica1.0'.D2:'MedicionAutomatica1.0'.D1801" chart:label-cell-address="'MedicionAutomatica1.0'.D1:'MedicionAutomatica1.0'.D1" chart:class="chart:scatter">
            <chart:data-point chart:repeated="1800"/>
          </chart:series>
          <chart:series chart:style-name="ch9" chart:values-cell-range-address="'MedicionAutomatica1.0'.E2:'MedicionAutomatica1.0'.E1801" chart:label-cell-address="'MedicionAutomatica1.0'.E1:'MedicionAutomatica1.0'.E1" chart:class="chart:scatter">
            <chart:data-point chart:repeated="18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chapa</text:p>
                <draw:g>
                  <svg:desc>'MedicionAutomatica1.0'.B1:'MedicionAutomatica1.0'.B1</svg:desc>
                </draw:g>
              </table:table-cell>
              <table:table-cell office:value-type="string">
                <text:p>Vcinta</text:p>
                <draw:g>
                  <svg:desc>'MedicionAutomatica1.0'.C1:'MedicionAutomatica1.0'.C1</svg:desc>
                </draw:g>
              </table:table-cell>
              <table:table-cell office:value-type="string">
                <text:p>Vcc</text:p>
                <draw:g>
                  <svg:desc>'MedicionAutomatica1.0'.D1:'MedicionAutomatica1.0'.D1</svg:desc>
                </draw:g>
              </table:table-cell>
              <table:table-cell office:value-type="string">
                <text:p>Vaire</text:p>
                <draw:g>
                  <svg:desc>'MedicionAutomatica1.0'.E1:'MedicionAutomatica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5.729033">
                <text:p>1055.729033</text:p>
                <draw:g>
                  <svg:desc>'MedicionAutomatica1.0'.A2:'MedicionAutomatica1.0'.A1801</svg:desc>
                </draw:g>
              </table:table-cell>
              <table:table-cell office:value-type="float" office:value="0.087766">
                <text:p>0.087766</text:p>
                <draw:g>
                  <svg:desc>'MedicionAutomatica1.0'.B2:'MedicionAutomatica1.0'.B1801</svg:desc>
                </draw:g>
              </table:table-cell>
              <table:table-cell office:value-type="float" office:value="NaN">
                <text:p>NaN</text:p>
                <draw:g>
                  <svg:desc>'MedicionAutomatica1.0'.C2:'MedicionAutomatica1.0'.C1801</svg:desc>
                </draw:g>
              </table:table-cell>
              <table:table-cell office:value-type="float" office:value="NaN">
                <text:p>NaN</text:p>
                <draw:g>
                  <svg:desc>'MedicionAutomatica1.0'.D2:'MedicionAutomatica1.0'.D1801</svg:desc>
                </draw:g>
              </table:table-cell>
              <table:table-cell office:value-type="float" office:value="NaN">
                <text:p>NaN</text:p>
                <draw:g>
                  <svg:desc>'MedicionAutomatica1.0'.E2:'MedicionAutomatica1.0'.E1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2.380303">
                <text:p>1052.380303</text:p>
              </table:table-cell>
              <table:table-cell office:value-type="float" office:value="0.089881">
                <text:p>0.089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.955173">
                <text:p>1048.955173</text:p>
              </table:table-cell>
              <table:table-cell office:value-type="float" office:value="0.09157">
                <text:p>0.09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4.50819">
                <text:p>1044.50819</text:p>
              </table:table-cell>
              <table:table-cell office:value-type="float" office:value="0.092658">
                <text:p>0.09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1.134467">
                <text:p>1041.134467</text:p>
              </table:table-cell>
              <table:table-cell office:value-type="float" office:value="0.092982">
                <text:p>0.09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7.731973">
                <text:p>1037.731973</text:p>
              </table:table-cell>
              <table:table-cell office:value-type="float" office:value="0.092757">
                <text:p>0.09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4.336717">
                <text:p>1034.336717</text:p>
              </table:table-cell>
              <table:table-cell office:value-type="float" office:value="0.091916">
                <text:p>0.09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9.901693">
                <text:p>1029.901693</text:p>
              </table:table-cell>
              <table:table-cell office:value-type="float" office:value="0.09014">
                <text:p>0.09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5.406043">
                <text:p>1025.406043</text:p>
              </table:table-cell>
              <table:table-cell office:value-type="float" office:value="0.087776">
                <text:p>0.08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.232013">
                <text:p>1024.232013</text:p>
              </table:table-cell>
              <table:table-cell office:value-type="float" office:value="0.08472">
                <text:p>0.08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8.599067">
                <text:p>1018.599067</text:p>
              </table:table-cell>
              <table:table-cell office:value-type="float" office:value="0.080709">
                <text:p>0.08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4.170947">
                <text:p>1014.170947</text:p>
              </table:table-cell>
              <table:table-cell office:value-type="float" office:value="0.075868">
                <text:p>0.07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0.75872">
                <text:p>1010.75872</text:p>
              </table:table-cell>
              <table:table-cell office:value-type="float" office:value="0.070393">
                <text:p>0.070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7.37164">
                <text:p>1007.37164</text:p>
              </table:table-cell>
              <table:table-cell office:value-type="float" office:value="0.064292">
                <text:p>0.064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4.01331">
                <text:p>1004.01331</text:p>
              </table:table-cell>
              <table:table-cell office:value-type="float" office:value="0.057438">
                <text:p>0.05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9.502546">
                <text:p>999.502546</text:p>
              </table:table-cell>
              <table:table-cell office:value-type="float" office:value="0.050355">
                <text:p>0.05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5.056389">
                <text:p>995.056389</text:p>
              </table:table-cell>
              <table:table-cell office:value-type="float" office:value="0.043206">
                <text:p>0.04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1.631727">
                <text:p>991.631727</text:p>
              </table:table-cell>
              <table:table-cell office:value-type="float" office:value="0.035907">
                <text:p>0.03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7.135531">
                <text:p>987.135531</text:p>
              </table:table-cell>
              <table:table-cell office:value-type="float" office:value="0.029456">
                <text:p>0.02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3.793558">
                <text:p>983.793558</text:p>
              </table:table-cell>
              <table:table-cell office:value-type="float" office:value="0.024077">
                <text:p>0.024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1.511334">
                <text:p>981.511334</text:p>
              </table:table-cell>
              <table:table-cell office:value-type="float" office:value="0.01998">
                <text:p>0.0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7.027077">
                <text:p>977.027077</text:p>
              </table:table-cell>
              <table:table-cell office:value-type="float" office:value="0.016528">
                <text:p>0.01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2.558385">
                <text:p>972.558385</text:p>
              </table:table-cell>
              <table:table-cell office:value-type="float" office:value="0.014033">
                <text:p>0.014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0.273111">
                <text:p>970.273111</text:p>
              </table:table-cell>
              <table:table-cell office:value-type="float" office:value="0.012664">
                <text:p>0.01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5.803523">
                <text:p>965.803523</text:p>
              </table:table-cell>
              <table:table-cell office:value-type="float" office:value="0.012143">
                <text:p>0.01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2.420172">
                <text:p>962.420172</text:p>
              </table:table-cell>
              <table:table-cell office:value-type="float" office:value="0.012398">
                <text:p>0.01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7.984613">
                <text:p>957.984613</text:p>
              </table:table-cell>
              <table:table-cell office:value-type="float" office:value="0.013604">
                <text:p>0.01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3.530087">
                <text:p>953.530087</text:p>
              </table:table-cell>
              <table:table-cell office:value-type="float" office:value="0.01569">
                <text:p>0.0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0.175665">
                <text:p>950.175665</text:p>
              </table:table-cell>
              <table:table-cell office:value-type="float" office:value="0.018601">
                <text:p>0.018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7.079328">
                <text:p>947.079328</text:p>
              </table:table-cell>
              <table:table-cell office:value-type="float" office:value="0.022549">
                <text:p>0.02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3.392049">
                <text:p>943.392049</text:p>
              </table:table-cell>
              <table:table-cell office:value-type="float" office:value="0.02742">
                <text:p>0.0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8.862112">
                <text:p>938.862112</text:p>
              </table:table-cell>
              <table:table-cell office:value-type="float" office:value="0.03309">
                <text:p>0.0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5.54895">
                <text:p>935.54895</text:p>
              </table:table-cell>
              <table:table-cell office:value-type="float" office:value="0.039021">
                <text:p>0.039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1.043744">
                <text:p>931.043744</text:p>
              </table:table-cell>
              <table:table-cell office:value-type="float" office:value="0.045439">
                <text:p>0.04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7.721125">
                <text:p>927.721125</text:p>
              </table:table-cell>
              <table:table-cell office:value-type="float" office:value="0.051829">
                <text:p>0.05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4.268205">
                <text:p>924.268205</text:p>
              </table:table-cell>
              <table:table-cell office:value-type="float" office:value="0.058122">
                <text:p>0.058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0.920016">
                <text:p>920.920016</text:p>
              </table:table-cell>
              <table:table-cell office:value-type="float" office:value="0.063643">
                <text:p>0.063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6.89847">
                <text:p>916.89847</text:p>
              </table:table-cell>
              <table:table-cell office:value-type="float" office:value="0.069216">
                <text:p>0.069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3.105508">
                <text:p>913.105508</text:p>
              </table:table-cell>
              <table:table-cell office:value-type="float" office:value="0.074247">
                <text:p>0.07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9.676124">
                <text:p>909.676124</text:p>
              </table:table-cell>
              <table:table-cell office:value-type="float" office:value="0.078871">
                <text:p>0.078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6.294826">
                <text:p>906.294826</text:p>
              </table:table-cell>
              <table:table-cell office:value-type="float" office:value="0.082604">
                <text:p>0.08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1.829713">
                <text:p>901.829713</text:p>
              </table:table-cell>
              <table:table-cell office:value-type="float" office:value="0.085911">
                <text:p>0.08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8.482352">
                <text:p>898.482352</text:p>
              </table:table-cell>
              <table:table-cell office:value-type="float" office:value="0.088583">
                <text:p>0.088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4.07294">
                <text:p>894.07294</text:p>
              </table:table-cell>
              <table:table-cell office:value-type="float" office:value="0.090698">
                <text:p>0.09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9.556164">
                <text:p>889.556164</text:p>
              </table:table-cell>
              <table:table-cell office:value-type="float" office:value="0.092193">
                <text:p>0.09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6.197268">
                <text:p>886.197268</text:p>
              </table:table-cell>
              <table:table-cell office:value-type="float" office:value="0.092972">
                <text:p>0.09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3.836142">
                <text:p>883.836142</text:p>
              </table:table-cell>
              <table:table-cell office:value-type="float" office:value="0.093133">
                <text:p>0.09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8.249481">
                <text:p>878.249481</text:p>
              </table:table-cell>
              <table:table-cell office:value-type="float" office:value="0.092721">
                <text:p>0.09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6.102093">
                <text:p>876.102093</text:p>
              </table:table-cell>
              <table:table-cell office:value-type="float" office:value="0.0915">
                <text:p>0.0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2.646492">
                <text:p>872.646492</text:p>
              </table:table-cell>
              <table:table-cell office:value-type="float" office:value="0.089554">
                <text:p>0.089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9.247656">
                <text:p>869.247656</text:p>
              </table:table-cell>
              <table:table-cell office:value-type="float" office:value="0.086907">
                <text:p>0.08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4.791843">
                <text:p>864.791843</text:p>
              </table:table-cell>
              <table:table-cell office:value-type="float" office:value="0.08355">
                <text:p>0.08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1.461189">
                <text:p>861.461189</text:p>
              </table:table-cell>
              <table:table-cell office:value-type="float" office:value="0.079482">
                <text:p>0.07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6.807999">
                <text:p>856.807999</text:p>
              </table:table-cell>
              <table:table-cell office:value-type="float" office:value="0.074711">
                <text:p>0.074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4.673041">
                <text:p>854.673041</text:p>
              </table:table-cell>
              <table:table-cell office:value-type="float" office:value="0.068805">
                <text:p>0.068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9.059782">
                <text:p>849.059782</text:p>
              </table:table-cell>
              <table:table-cell office:value-type="float" office:value="0.062577">
                <text:p>0.06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5.742194">
                <text:p>845.742194</text:p>
              </table:table-cell>
              <table:table-cell office:value-type="float" office:value="0.055893">
                <text:p>0.05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3.450999">
                <text:p>843.450999</text:p>
              </table:table-cell>
              <table:table-cell office:value-type="float" office:value="0.048823">
                <text:p>0.04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8.155115">
                <text:p>838.155115</text:p>
              </table:table-cell>
              <table:table-cell office:value-type="float" office:value="0.041541">
                <text:p>0.04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4.591252">
                <text:p>834.591252</text:p>
              </table:table-cell>
              <table:table-cell office:value-type="float" office:value="0.034664">
                <text:p>0.034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2.219912">
                <text:p>832.219912</text:p>
              </table:table-cell>
              <table:table-cell office:value-type="float" office:value="0.028445">
                <text:p>0.028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7.724426">
                <text:p>827.724426</text:p>
              </table:table-cell>
              <table:table-cell office:value-type="float" office:value="0.023104">
                <text:p>0.023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2.270231">
                <text:p>822.270231</text:p>
              </table:table-cell>
              <table:table-cell office:value-type="float" office:value="0.018669">
                <text:p>0.018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9.880579">
                <text:p>819.880579</text:p>
              </table:table-cell>
              <table:table-cell office:value-type="float" office:value="0.015498">
                <text:p>0.015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5.353997">
                <text:p>815.353997</text:p>
              </table:table-cell>
              <table:table-cell office:value-type="float" office:value="0.013307">
                <text:p>0.01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1.977652">
                <text:p>811.977652</text:p>
              </table:table-cell>
              <table:table-cell office:value-type="float" office:value="0.012197">
                <text:p>0.01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8.674141">
                <text:p>808.674141</text:p>
              </table:table-cell>
              <table:table-cell office:value-type="float" office:value="0.012016">
                <text:p>0.01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3.516655">
                <text:p>803.516655</text:p>
              </table:table-cell>
              <table:table-cell office:value-type="float" office:value="0.012568">
                <text:p>0.01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2.999974">
                <text:p>802.999974</text:p>
              </table:table-cell>
              <table:table-cell office:value-type="float" office:value="0.013965">
                <text:p>0.013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7.409441">
                <text:p>797.409441</text:p>
              </table:table-cell>
              <table:table-cell office:value-type="float" office:value="0.016319">
                <text:p>0.01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2.921518">
                <text:p>792.921518</text:p>
              </table:table-cell>
              <table:table-cell office:value-type="float" office:value="0.019632">
                <text:p>0.01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0.667616">
                <text:p>790.667616</text:p>
              </table:table-cell>
              <table:table-cell office:value-type="float" office:value="0.02356">
                <text:p>0.02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7.276527">
                <text:p>787.276527</text:p>
              </table:table-cell>
              <table:table-cell office:value-type="float" office:value="0.028423">
                <text:p>0.028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2.845255">
                <text:p>782.845255</text:p>
              </table:table-cell>
              <table:table-cell office:value-type="float" office:value="0.034056">
                <text:p>0.03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8.315888">
                <text:p>778.315888</text:p>
              </table:table-cell>
              <table:table-cell office:value-type="float" office:value="0.04011">
                <text:p>0.0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6.063554">
                <text:p>776.063554</text:p>
              </table:table-cell>
              <table:table-cell office:value-type="float" office:value="0.046272">
                <text:p>0.04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1.595179">
                <text:p>771.595179</text:p>
              </table:table-cell>
              <table:table-cell office:value-type="float" office:value="0.052582">
                <text:p>0.05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6.158771">
                <text:p>766.158771</text:p>
              </table:table-cell>
              <table:table-cell office:value-type="float" office:value="0.058758">
                <text:p>0.058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4.888796">
                <text:p>764.888796</text:p>
              </table:table-cell>
              <table:table-cell office:value-type="float" office:value="0.064542">
                <text:p>0.064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9.659178">
                <text:p>759.659178</text:p>
              </table:table-cell>
              <table:table-cell office:value-type="float" office:value="0.069837">
                <text:p>0.069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7.033455">
                <text:p>757.033455</text:p>
              </table:table-cell>
              <table:table-cell office:value-type="float" office:value="0.074774">
                <text:p>0.074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2.80256">
                <text:p>752.80256</text:p>
              </table:table-cell>
              <table:table-cell office:value-type="float" office:value="0.079238">
                <text:p>0.07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9.129395">
                <text:p>749.129395</text:p>
              </table:table-cell>
              <table:table-cell office:value-type="float" office:value="0.082991">
                <text:p>0.08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5.802671">
                <text:p>745.802671</text:p>
              </table:table-cell>
              <table:table-cell office:value-type="float" office:value="0.086183">
                <text:p>0.08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0.619513">
                <text:p>740.619513</text:p>
              </table:table-cell>
              <table:table-cell office:value-type="float" office:value="0.088712">
                <text:p>0.08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7.878601">
                <text:p>737.878601</text:p>
              </table:table-cell>
              <table:table-cell office:value-type="float" office:value="0.090633">
                <text:p>0.090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3.434354">
                <text:p>733.434354</text:p>
              </table:table-cell>
              <table:table-cell office:value-type="float" office:value="0.091917">
                <text:p>0.09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9.26164">
                <text:p>729.26164</text:p>
              </table:table-cell>
              <table:table-cell office:value-type="float" office:value="0.092599">
                <text:p>0.09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5.561632">
                <text:p>725.561632</text:p>
              </table:table-cell>
              <table:table-cell office:value-type="float" office:value="0.092711">
                <text:p>0.09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2.24309">
                <text:p>722.24309</text:p>
              </table:table-cell>
              <table:table-cell office:value-type="float" office:value="0.092035">
                <text:p>0.09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7.892406">
                <text:p>717.892406</text:p>
              </table:table-cell>
              <table:table-cell office:value-type="float" office:value="0.090529">
                <text:p>0.09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4.320892">
                <text:p>714.320892</text:p>
              </table:table-cell>
              <table:table-cell office:value-type="float" office:value="0.088463">
                <text:p>0.088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0.953181">
                <text:p>710.953181</text:p>
              </table:table-cell>
              <table:table-cell office:value-type="float" office:value="0.085679">
                <text:p>0.085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7.565702">
                <text:p>707.565702</text:p>
              </table:table-cell>
              <table:table-cell office:value-type="float" office:value="0.081943">
                <text:p>0.08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4.196038">
                <text:p>704.196038</text:p>
              </table:table-cell>
              <table:table-cell office:value-type="float" office:value="0.0774">
                <text:p>0.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1.905323">
                <text:p>701.905323</text:p>
              </table:table-cell>
              <table:table-cell office:value-type="float" office:value="0.072211">
                <text:p>0.072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6.336207">
                <text:p>696.336207</text:p>
              </table:table-cell>
              <table:table-cell office:value-type="float" office:value="0.066519">
                <text:p>0.066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2.96021">
                <text:p>692.96021</text:p>
              </table:table-cell>
              <table:table-cell office:value-type="float" office:value="0.060174">
                <text:p>0.06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.505536">
                <text:p>688.505536</text:p>
              </table:table-cell>
              <table:table-cell office:value-type="float" office:value="0.053361">
                <text:p>0.05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6.226551">
                <text:p>686.226551</text:p>
              </table:table-cell>
              <table:table-cell office:value-type="float" office:value="0.046384">
                <text:p>0.04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1.107995">
                <text:p>681.107995</text:p>
              </table:table-cell>
              <table:table-cell office:value-type="float" office:value="0.039503">
                <text:p>0.039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9.018052">
                <text:p>679.018052</text:p>
              </table:table-cell>
              <table:table-cell office:value-type="float" office:value="0.03302">
                <text:p>0.0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5.173587">
                <text:p>675.173587</text:p>
              </table:table-cell>
              <table:table-cell office:value-type="float" office:value="0.027075">
                <text:p>0.02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0.639236">
                <text:p>670.639236</text:p>
              </table:table-cell>
              <table:table-cell office:value-type="float" office:value="0.021972">
                <text:p>0.02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6.63299">
                <text:p>666.63299</text:p>
              </table:table-cell>
              <table:table-cell office:value-type="float" office:value="0.017986">
                <text:p>0.017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4.905002">
                <text:p>664.905002</text:p>
              </table:table-cell>
              <table:table-cell office:value-type="float" office:value="0.015042">
                <text:p>0.01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9.322281">
                <text:p>659.322281</text:p>
              </table:table-cell>
              <table:table-cell office:value-type="float" office:value="0.01309">
                <text:p>0.0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5.337921">
                <text:p>655.337921</text:p>
              </table:table-cell>
              <table:table-cell office:value-type="float" office:value="0.012086">
                <text:p>0.01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1.820053">
                <text:p>651.820053</text:p>
              </table:table-cell>
              <table:table-cell office:value-type="float" office:value="0.012099">
                <text:p>0.01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6.946524">
                <text:p>646.946524</text:p>
              </table:table-cell>
              <table:table-cell office:value-type="float" office:value="0.012938">
                <text:p>0.01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3.806635">
                <text:p>643.806635</text:p>
              </table:table-cell>
              <table:table-cell office:value-type="float" office:value="0.014692">
                <text:p>0.01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9.428933">
                <text:p>639.428933</text:p>
              </table:table-cell>
              <table:table-cell office:value-type="float" office:value="0.017545">
                <text:p>0.017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5.94571">
                <text:p>635.94571</text:p>
              </table:table-cell>
              <table:table-cell office:value-type="float" office:value="0.021157">
                <text:p>0.02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3.558201">
                <text:p>633.558201</text:p>
              </table:table-cell>
              <table:table-cell office:value-type="float" office:value="0.025542">
                <text:p>0.02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8.022271">
                <text:p>628.022271</text:p>
              </table:table-cell>
              <table:table-cell office:value-type="float" office:value="0.030482">
                <text:p>0.03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5.865418">
                <text:p>625.865418</text:p>
              </table:table-cell>
              <table:table-cell office:value-type="float" office:value="0.036046">
                <text:p>0.03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0.296679">
                <text:p>620.296679</text:p>
              </table:table-cell>
              <table:table-cell office:value-type="float" office:value="0.042351">
                <text:p>0.04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7.899041">
                <text:p>617.899041</text:p>
              </table:table-cell>
              <table:table-cell office:value-type="float" office:value="0.048629">
                <text:p>0.048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4.689783">
                <text:p>614.689783</text:p>
              </table:table-cell>
              <table:table-cell office:value-type="float" office:value="0.05483">
                <text:p>0.05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0.105635">
                <text:p>610.105635</text:p>
              </table:table-cell>
              <table:table-cell office:value-type="float" office:value="0.0608">
                <text:p>0.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6.722362">
                <text:p>606.722362</text:p>
              </table:table-cell>
              <table:table-cell office:value-type="float" office:value="0.066565">
                <text:p>0.066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3.294337">
                <text:p>603.294337</text:p>
              </table:table-cell>
              <table:table-cell office:value-type="float" office:value="0.071798">
                <text:p>0.07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9.90145">
                <text:p>599.90145</text:p>
              </table:table-cell>
              <table:table-cell office:value-type="float" office:value="0.076505">
                <text:p>0.076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5.294189">
                <text:p>595.294189</text:p>
              </table:table-cell>
              <table:table-cell office:value-type="float" office:value="0.080833">
                <text:p>0.08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1.94838">
                <text:p>591.94838</text:p>
              </table:table-cell>
              <table:table-cell office:value-type="float" office:value="0.084429">
                <text:p>0.08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7.798203">
                <text:p>587.798203</text:p>
              </table:table-cell>
              <table:table-cell office:value-type="float" office:value="0.087414">
                <text:p>0.087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4.38554">
                <text:p>584.38554</text:p>
              </table:table-cell>
              <table:table-cell office:value-type="float" office:value="0.090005">
                <text:p>0.09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1.267962">
                <text:p>581.267962</text:p>
              </table:table-cell>
              <table:table-cell office:value-type="float" office:value="0.091946">
                <text:p>0.09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7.327917">
                <text:p>577.327917</text:p>
              </table:table-cell>
              <table:table-cell office:value-type="float" office:value="0.09315">
                <text:p>0.0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3.226482">
                <text:p>573.226482</text:p>
              </table:table-cell>
              <table:table-cell office:value-type="float" office:value="0.093663">
                <text:p>0.093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0.285302">
                <text:p>570.285302</text:p>
              </table:table-cell>
              <table:table-cell office:value-type="float" office:value="0.093481">
                <text:p>0.093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6.333052">
                <text:p>566.333052</text:p>
              </table:table-cell>
              <table:table-cell office:value-type="float" office:value="0.092804">
                <text:p>0.09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1.827538">
                <text:p>561.827538</text:p>
              </table:table-cell>
              <table:table-cell office:value-type="float" office:value="0.091151">
                <text:p>0.09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9.013889">
                <text:p>559.013889</text:p>
              </table:table-cell>
              <table:table-cell office:value-type="float" office:value="0.088665">
                <text:p>0.08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5.162835">
                <text:p>555.162835</text:p>
              </table:table-cell>
              <table:table-cell office:value-type="float" office:value="0.085442">
                <text:p>0.085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1.114046">
                <text:p>551.114046</text:p>
              </table:table-cell>
              <table:table-cell office:value-type="float" office:value="0.081649">
                <text:p>0.08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8.026923">
                <text:p>548.026923</text:p>
              </table:table-cell>
              <table:table-cell office:value-type="float" office:value="0.076751">
                <text:p>0.07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3.382863">
                <text:p>543.382863</text:p>
              </table:table-cell>
              <table:table-cell office:value-type="float" office:value="0.071522">
                <text:p>0.07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9.758338">
                <text:p>539.758338</text:p>
              </table:table-cell>
              <table:table-cell office:value-type="float" office:value="0.065459">
                <text:p>0.065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6.029787">
                <text:p>536.029787</text:p>
              </table:table-cell>
              <table:table-cell office:value-type="float" office:value="0.058817">
                <text:p>0.058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2.431702">
                <text:p>532.431702</text:p>
              </table:table-cell>
              <table:table-cell office:value-type="float" office:value="0.05184">
                <text:p>0.0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8.102021">
                <text:p>528.102021</text:p>
              </table:table-cell>
              <table:table-cell office:value-type="float" office:value="0.044977">
                <text:p>0.04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4.591926">
                <text:p>524.591926</text:p>
              </table:table-cell>
              <table:table-cell office:value-type="float" office:value="0.037975">
                <text:p>0.037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1.314262">
                <text:p>521.314262</text:p>
              </table:table-cell>
              <table:table-cell office:value-type="float" office:value="0.031428">
                <text:p>0.03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7.309057">
                <text:p>517.309057</text:p>
              </table:table-cell>
              <table:table-cell office:value-type="float" office:value="0.025748">
                <text:p>0.02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3.59339">
                <text:p>513.59339</text:p>
              </table:table-cell>
              <table:table-cell office:value-type="float" office:value="0.021102">
                <text:p>0.02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0.34216">
                <text:p>510.34216</text:p>
              </table:table-cell>
              <table:table-cell office:value-type="float" office:value="0.017415">
                <text:p>0.017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6.046246">
                <text:p>506.046246</text:p>
              </table:table-cell>
              <table:table-cell office:value-type="float" office:value="0.014749">
                <text:p>0.014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2.965015">
                <text:p>502.965015</text:p>
              </table:table-cell>
              <table:table-cell office:value-type="float" office:value="0.013004">
                <text:p>0.013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9.609507">
                <text:p>499.609507</text:p>
              </table:table-cell>
              <table:table-cell office:value-type="float" office:value="0.012187">
                <text:p>0.01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5.83223">
                <text:p>495.83223</text:p>
              </table:table-cell>
              <table:table-cell office:value-type="float" office:value="0.012234">
                <text:p>0.01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1.890311">
                <text:p>491.890311</text:p>
              </table:table-cell>
              <table:table-cell office:value-type="float" office:value="0.013218">
                <text:p>0.013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8.655849">
                <text:p>488.655849</text:p>
              </table:table-cell>
              <table:table-cell office:value-type="float" office:value="0.015013">
                <text:p>0.015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7.711253">
                <text:p>487.711253</text:p>
              </table:table-cell>
              <table:table-cell office:value-type="float" office:value="0.017764">
                <text:p>0.01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1.024394">
                <text:p>481.024394</text:p>
              </table:table-cell>
              <table:table-cell office:value-type="float" office:value="0.021558">
                <text:p>0.02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7.242422">
                <text:p>477.242422</text:p>
              </table:table-cell>
              <table:table-cell office:value-type="float" office:value="0.026202">
                <text:p>0.026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4.157784">
                <text:p>474.157784</text:p>
              </table:table-cell>
              <table:table-cell office:value-type="float" office:value="0.031573">
                <text:p>0.03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8.501168">
                <text:p>468.501168</text:p>
              </table:table-cell>
              <table:table-cell office:value-type="float" office:value="0.037467">
                <text:p>0.037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7.088226">
                <text:p>467.088226</text:p>
              </table:table-cell>
              <table:table-cell office:value-type="float" office:value="0.044073">
                <text:p>0.044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1.52944">
                <text:p>461.52944</text:p>
              </table:table-cell>
              <table:table-cell office:value-type="float" office:value="0.050573">
                <text:p>0.050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8.099181">
                <text:p>458.099181</text:p>
              </table:table-cell>
              <table:table-cell office:value-type="float" office:value="0.056549">
                <text:p>0.05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3.921528">
                <text:p>453.921528</text:p>
              </table:table-cell>
              <table:table-cell office:value-type="float" office:value="0.06209">
                <text:p>0.06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0.981277">
                <text:p>450.981277</text:p>
              </table:table-cell>
              <table:table-cell office:value-type="float" office:value="0.067479">
                <text:p>0.067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6.558299">
                <text:p>446.558299</text:p>
              </table:table-cell>
              <table:table-cell office:value-type="float" office:value="0.072683">
                <text:p>0.07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3.617437">
                <text:p>443.617437</text:p>
              </table:table-cell>
              <table:table-cell office:value-type="float" office:value="0.077288">
                <text:p>0.07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0.25863">
                <text:p>440.25863</text:p>
              </table:table-cell>
              <table:table-cell office:value-type="float" office:value="0.08112">
                <text:p>0.0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6.548902">
                <text:p>436.548902</text:p>
              </table:table-cell>
              <table:table-cell office:value-type="float" office:value="0.084745">
                <text:p>0.084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2.758651">
                <text:p>432.758651</text:p>
              </table:table-cell>
              <table:table-cell office:value-type="float" office:value="0.087729">
                <text:p>0.087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0.38195">
                <text:p>430.38195</text:p>
              </table:table-cell>
              <table:table-cell office:value-type="float" office:value="0.090052">
                <text:p>0.090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7.104092">
                <text:p>427.104092</text:p>
              </table:table-cell>
              <table:table-cell office:value-type="float" office:value="0.091774">
                <text:p>0.09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2.311177">
                <text:p>422.311177</text:p>
              </table:table-cell>
              <table:table-cell office:value-type="float" office:value="0.092851">
                <text:p>0.09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8.235169">
                <text:p>418.235169</text:p>
              </table:table-cell>
              <table:table-cell office:value-type="float" office:value="0.093278">
                <text:p>0.093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4.2285">
                <text:p>414.2285</text:p>
              </table:table-cell>
              <table:table-cell office:value-type="float" office:value="0.093122">
                <text:p>0.093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0.799675">
                <text:p>410.799675</text:p>
              </table:table-cell>
              <table:table-cell office:value-type="float" office:value="0.092333">
                <text:p>0.09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6.145495">
                <text:p>406.145495</text:p>
              </table:table-cell>
              <table:table-cell office:value-type="float" office:value="0.090626">
                <text:p>0.09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2.801633">
                <text:p>402.801633</text:p>
              </table:table-cell>
              <table:table-cell office:value-type="float" office:value="0.087989">
                <text:p>0.087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.462388">
                <text:p>399.462388</text:p>
              </table:table-cell>
              <table:table-cell office:value-type="float" office:value="0.084861">
                <text:p>0.08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5.916471">
                <text:p>395.916471</text:p>
              </table:table-cell>
              <table:table-cell office:value-type="float" office:value="0.080847">
                <text:p>0.080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1.859936">
                <text:p>391.859936</text:p>
              </table:table-cell>
              <table:table-cell office:value-type="float" office:value="0.076013">
                <text:p>0.07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7.299409">
                <text:p>387.299409</text:p>
              </table:table-cell>
              <table:table-cell office:value-type="float" office:value="0.070253">
                <text:p>0.07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5.437392">
                <text:p>385.437392</text:p>
              </table:table-cell>
              <table:table-cell office:value-type="float" office:value="0.063996">
                <text:p>0.06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9.795005">
                <text:p>379.795005</text:p>
              </table:table-cell>
              <table:table-cell office:value-type="float" office:value="0.057487">
                <text:p>0.057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6.301796">
                <text:p>376.301796</text:p>
              </table:table-cell>
              <table:table-cell office:value-type="float" office:value="0.050255">
                <text:p>0.05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2.3749">
                <text:p>372.3749</text:p>
              </table:table-cell>
              <table:table-cell office:value-type="float" office:value="0.043061">
                <text:p>0.04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7.601043">
                <text:p>367.601043</text:p>
              </table:table-cell>
              <table:table-cell office:value-type="float" office:value="0.036268">
                <text:p>0.036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4.819967">
                <text:p>364.819967</text:p>
              </table:table-cell>
              <table:table-cell office:value-type="float" office:value="0.030114">
                <text:p>0.03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1.42979">
                <text:p>361.42979</text:p>
              </table:table-cell>
              <table:table-cell office:value-type="float" office:value="0.024393">
                <text:p>0.02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7.497562">
                <text:p>357.497562</text:p>
              </table:table-cell>
              <table:table-cell office:value-type="float" office:value="0.019761">
                <text:p>0.019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3.79104">
                <text:p>353.79104</text:p>
              </table:table-cell>
              <table:table-cell office:value-type="float" office:value="0.016326">
                <text:p>0.01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0.054526">
                <text:p>350.054526</text:p>
              </table:table-cell>
              <table:table-cell office:value-type="float" office:value="0.013939">
                <text:p>0.01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7.026838">
                <text:p>347.026838</text:p>
              </table:table-cell>
              <table:table-cell office:value-type="float" office:value="0.012485">
                <text:p>0.01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2.30162">
                <text:p>342.30162</text:p>
              </table:table-cell>
              <table:table-cell office:value-type="float" office:value="0.01197">
                <text:p>0.0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1.1262">
                <text:p>341.1262</text:p>
              </table:table-cell>
              <table:table-cell office:value-type="float" office:value="0.012271">
                <text:p>0.01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6.765534">
                <text:p>336.765534</text:p>
              </table:table-cell>
              <table:table-cell office:value-type="float" office:value="0.013422">
                <text:p>0.013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3.25597">
                <text:p>333.25597</text:p>
              </table:table-cell>
              <table:table-cell office:value-type="float" office:value="0.015433">
                <text:p>0.015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8.045784">
                <text:p>328.045784</text:p>
              </table:table-cell>
              <table:table-cell office:value-type="float" office:value="0.018447">
                <text:p>0.018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3.583894">
                <text:p>323.583894</text:p>
              </table:table-cell>
              <table:table-cell office:value-type="float" office:value="0.022323">
                <text:p>0.02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0.235543">
                <text:p>320.235543</text:p>
              </table:table-cell>
              <table:table-cell office:value-type="float" office:value="0.027115">
                <text:p>0.02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6.955562">
                <text:p>316.955562</text:p>
              </table:table-cell>
              <table:table-cell office:value-type="float" office:value="0.0328">
                <text:p>0.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2.276881">
                <text:p>312.276881</text:p>
              </table:table-cell>
              <table:table-cell office:value-type="float" office:value="0.038825">
                <text:p>0.03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9.135763">
                <text:p>309.135763</text:p>
              </table:table-cell>
              <table:table-cell office:value-type="float" office:value="0.045161">
                <text:p>0.04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5.280866">
                <text:p>305.280866</text:p>
              </table:table-cell>
              <table:table-cell office:value-type="float" office:value="0.051414">
                <text:p>0.05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1.410561">
                <text:p>301.410561</text:p>
              </table:table-cell>
              <table:table-cell office:value-type="float" office:value="0.057546">
                <text:p>0.05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8.778378">
                <text:p>298.778378</text:p>
              </table:table-cell>
              <table:table-cell office:value-type="float" office:value="0.06358">
                <text:p>0.0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4.591079">
                <text:p>294.591079</text:p>
              </table:table-cell>
              <table:table-cell office:value-type="float" office:value="0.069065">
                <text:p>0.06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0.397185">
                <text:p>290.397185</text:p>
              </table:table-cell>
              <table:table-cell office:value-type="float" office:value="0.074437">
                <text:p>0.074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7.532725">
                <text:p>287.532725</text:p>
              </table:table-cell>
              <table:table-cell office:value-type="float" office:value="0.078926">
                <text:p>0.07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2.032621">
                <text:p>282.032621</text:p>
              </table:table-cell>
              <table:table-cell office:value-type="float" office:value="0.082796">
                <text:p>0.082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8.755944">
                <text:p>278.755944</text:p>
              </table:table-cell>
              <table:table-cell office:value-type="float" office:value="0.086075">
                <text:p>0.0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6.305654">
                <text:p>276.305654</text:p>
              </table:table-cell>
              <table:table-cell office:value-type="float" office:value="0.088645">
                <text:p>0.088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0.84813">
                <text:p>270.84813</text:p>
              </table:table-cell>
              <table:table-cell office:value-type="float" office:value="0.09058">
                <text:p>0.0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8.625427">
                <text:p>268.625427</text:p>
              </table:table-cell>
              <table:table-cell office:value-type="float" office:value="0.092072">
                <text:p>0.09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4.38359">
                <text:p>264.38359</text:p>
              </table:table-cell>
              <table:table-cell office:value-type="float" office:value="0.092973">
                <text:p>0.09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2.201183">
                <text:p>262.201183</text:p>
              </table:table-cell>
              <table:table-cell office:value-type="float" office:value="0.093121">
                <text:p>0.093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8.863072">
                <text:p>258.863072</text:p>
              </table:table-cell>
              <table:table-cell office:value-type="float" office:value="0.092684">
                <text:p>0.09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4.022282">
                <text:p>254.022282</text:p>
              </table:table-cell>
              <table:table-cell office:value-type="float" office:value="0.091614">
                <text:p>0.09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9.858002">
                <text:p>249.858002</text:p>
              </table:table-cell>
              <table:table-cell office:value-type="float" office:value="0.089773">
                <text:p>0.08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6.198362">
                <text:p>246.198362</text:p>
              </table:table-cell>
              <table:table-cell office:value-type="float" office:value="0.08719">
                <text:p>0.08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2.521524">
                <text:p>242.521524</text:p>
              </table:table-cell>
              <table:table-cell office:value-type="float" office:value="0.085297">
                <text:p>0.08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8.461534">
                <text:p>248.461534</text:p>
              </table:table-cell>
              <table:table-cell office:value-type="float" office:value="0.088913">
                <text:p>0.08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1.297212">
                <text:p>251.297212</text:p>
              </table:table-cell>
              <table:table-cell office:value-type="float" office:value="0.09107">
                <text:p>0.09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4.211919">
                <text:p>254.211919</text:p>
              </table:table-cell>
              <table:table-cell office:value-type="float" office:value="0.09267">
                <text:p>0.09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8.992827">
                <text:p>258.992827</text:p>
              </table:table-cell>
              <table:table-cell office:value-type="float" office:value="0.093573">
                <text:p>0.09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4.713058">
                <text:p>264.713058</text:p>
              </table:table-cell>
              <table:table-cell office:value-type="float" office:value="0.093714">
                <text:p>0.093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6.470914">
                <text:p>266.470914</text:p>
              </table:table-cell>
              <table:table-cell office:value-type="float" office:value="0.093217">
                <text:p>0.093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0.735014">
                <text:p>270.735014</text:p>
              </table:table-cell>
              <table:table-cell office:value-type="float" office:value="0.091876">
                <text:p>0.09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4.098848">
                <text:p>274.098848</text:p>
              </table:table-cell>
              <table:table-cell office:value-type="float" office:value="0.089931">
                <text:p>0.08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7.698388">
                <text:p>277.698388</text:p>
              </table:table-cell>
              <table:table-cell office:value-type="float" office:value="0.087676">
                <text:p>0.087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1.968835">
                <text:p>281.968835</text:p>
              </table:table-cell>
              <table:table-cell office:value-type="float" office:value="0.084679">
                <text:p>0.08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5.361935">
                <text:p>285.361935</text:p>
              </table:table-cell>
              <table:table-cell office:value-type="float" office:value="0.081094">
                <text:p>0.08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7.539323">
                <text:p>287.539323</text:p>
              </table:table-cell>
              <table:table-cell office:value-type="float" office:value="0.076903">
                <text:p>0.076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2.124674">
                <text:p>292.124674</text:p>
              </table:table-cell>
              <table:table-cell office:value-type="float" office:value="0.072274">
                <text:p>0.07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5.540882">
                <text:p>295.540882</text:p>
              </table:table-cell>
              <table:table-cell office:value-type="float" office:value="0.067178">
                <text:p>0.067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8.772148">
                <text:p>298.772148</text:p>
              </table:table-cell>
              <table:table-cell office:value-type="float" office:value="0.06156">
                <text:p>0.0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2.872936">
                <text:p>302.872936</text:p>
              </table:table-cell>
              <table:table-cell office:value-type="float" office:value="0.055578">
                <text:p>0.055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5.898704">
                <text:p>305.898704</text:p>
              </table:table-cell>
              <table:table-cell office:value-type="float" office:value="0.049423">
                <text:p>0.04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0.034015">
                <text:p>310.034015</text:p>
              </table:table-cell>
              <table:table-cell office:value-type="float" office:value="0.042922">
                <text:p>0.0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3.4599">
                <text:p>313.4599</text:p>
              </table:table-cell>
              <table:table-cell office:value-type="float" office:value="0.0369">
                <text:p>0.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7.216184">
                <text:p>317.216184</text:p>
              </table:table-cell>
              <table:table-cell office:value-type="float" office:value="0.031073">
                <text:p>0.03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1.372076">
                <text:p>321.372076</text:p>
              </table:table-cell>
              <table:table-cell office:value-type="float" office:value="0.025709">
                <text:p>0.02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5.776764">
                <text:p>325.776764</text:p>
              </table:table-cell>
              <table:table-cell office:value-type="float" office:value="0.021062">
                <text:p>0.02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0.078346">
                <text:p>330.078346</text:p>
              </table:table-cell>
              <table:table-cell office:value-type="float" office:value="0.017536">
                <text:p>0.01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4.250963">
                <text:p>334.250963</text:p>
              </table:table-cell>
              <table:table-cell office:value-type="float" office:value="0.014832">
                <text:p>0.01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6.698394">
                <text:p>336.698394</text:p>
              </table:table-cell>
              <table:table-cell office:value-type="float" office:value="0.013038">
                <text:p>0.013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9.635579">
                <text:p>339.635579</text:p>
              </table:table-cell>
              <table:table-cell office:value-type="float" office:value="0.012114">
                <text:p>0.01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3.142327">
                <text:p>343.142327</text:p>
              </table:table-cell>
              <table:table-cell office:value-type="float" office:value="0.012062">
                <text:p>0.01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7.11126">
                <text:p>347.11126</text:p>
              </table:table-cell>
              <table:table-cell office:value-type="float" office:value="0.012856">
                <text:p>0.01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0.469052">
                <text:p>350.469052</text:p>
              </table:table-cell>
              <table:table-cell office:value-type="float" office:value="0.014583">
                <text:p>0.014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4.759015">
                <text:p>354.759015</text:p>
              </table:table-cell>
              <table:table-cell office:value-type="float" office:value="0.017257">
                <text:p>0.01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8.598725">
                <text:p>358.598725</text:p>
              </table:table-cell>
              <table:table-cell office:value-type="float" office:value="0.021018">
                <text:p>0.02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2.201377">
                <text:p>362.201377</text:p>
              </table:table-cell>
              <table:table-cell office:value-type="float" office:value="0.025928">
                <text:p>0.025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5.378303">
                <text:p>365.378303</text:p>
              </table:table-cell>
              <table:table-cell office:value-type="float" office:value="0.031699">
                <text:p>0.03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8.975728">
                <text:p>368.975728</text:p>
              </table:table-cell>
              <table:table-cell office:value-type="float" office:value="0.038046">
                <text:p>0.03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3.541997">
                <text:p>373.541997</text:p>
              </table:table-cell>
              <table:table-cell office:value-type="float" office:value="0.045085">
                <text:p>0.045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6.411221">
                <text:p>376.411221</text:p>
              </table:table-cell>
              <table:table-cell office:value-type="float" office:value="0.052429">
                <text:p>0.05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1.364134">
                <text:p>381.364134</text:p>
              </table:table-cell>
              <table:table-cell office:value-type="float" office:value="0.059354">
                <text:p>0.059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5.247936">
                <text:p>385.247936</text:p>
              </table:table-cell>
              <table:table-cell office:value-type="float" office:value="0.065733">
                <text:p>0.065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8.927345">
                <text:p>388.927345</text:p>
              </table:table-cell>
              <table:table-cell office:value-type="float" office:value="0.071817">
                <text:p>0.07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2.390047">
                <text:p>392.390047</text:p>
              </table:table-cell>
              <table:table-cell office:value-type="float" office:value="0.077332">
                <text:p>0.077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6.269299">
                <text:p>396.269299</text:p>
              </table:table-cell>
              <table:table-cell office:value-type="float" office:value="0.082036">
                <text:p>0.08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9.08651">
                <text:p>399.08651</text:p>
              </table:table-cell>
              <table:table-cell office:value-type="float" office:value="0.085808">
                <text:p>0.085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3.754166">
                <text:p>403.754166</text:p>
              </table:table-cell>
              <table:table-cell office:value-type="float" office:value="0.088919">
                <text:p>0.088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6.330432">
                <text:p>406.330432</text:p>
              </table:table-cell>
              <table:table-cell office:value-type="float" office:value="0.091583">
                <text:p>0.09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0.601779">
                <text:p>410.601779</text:p>
              </table:table-cell>
              <table:table-cell office:value-type="float" office:value="0.093288">
                <text:p>0.09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5.014688">
                <text:p>415.014688</text:p>
              </table:table-cell>
              <table:table-cell office:value-type="float" office:value="0.093868">
                <text:p>0.09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8.349877">
                <text:p>418.349877</text:p>
              </table:table-cell>
              <table:table-cell office:value-type="float" office:value="0.094149">
                <text:p>0.09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3.427374">
                <text:p>423.427374</text:p>
              </table:table-cell>
              <table:table-cell office:value-type="float" office:value="0.093692">
                <text:p>0.093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6.008182">
                <text:p>426.008182</text:p>
              </table:table-cell>
              <table:table-cell office:value-type="float" office:value="0.09254">
                <text:p>0.09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0.026507">
                <text:p>430.026507</text:p>
              </table:table-cell>
              <table:table-cell office:value-type="float" office:value="0.090552">
                <text:p>0.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3.939866">
                <text:p>433.939866</text:p>
              </table:table-cell>
              <table:table-cell office:value-type="float" office:value="0.087927">
                <text:p>0.08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7.06952">
                <text:p>437.06952</text:p>
              </table:table-cell>
              <table:table-cell office:value-type="float" office:value="0.084712">
                <text:p>0.084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0.586126">
                <text:p>440.586126</text:p>
              </table:table-cell>
              <table:table-cell office:value-type="float" office:value="0.081053">
                <text:p>0.08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3.920581">
                <text:p>443.920581</text:p>
              </table:table-cell>
              <table:table-cell office:value-type="float" office:value="0.076865">
                <text:p>0.076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7.340085">
                <text:p>447.340085</text:p>
              </table:table-cell>
              <table:table-cell office:value-type="float" office:value="0.072112">
                <text:p>0.07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1.567686">
                <text:p>451.567686</text:p>
              </table:table-cell>
              <table:table-cell office:value-type="float" office:value="0.066631">
                <text:p>0.06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4.918352">
                <text:p>454.918352</text:p>
              </table:table-cell>
              <table:table-cell office:value-type="float" office:value="0.06096">
                <text:p>0.0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9.439363">
                <text:p>459.439363</text:p>
              </table:table-cell>
              <table:table-cell office:value-type="float" office:value="0.054857">
                <text:p>0.054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2.079443">
                <text:p>462.079443</text:p>
              </table:table-cell>
              <table:table-cell office:value-type="float" office:value="0.048603">
                <text:p>0.04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6.246556">
                <text:p>466.246556</text:p>
              </table:table-cell>
              <table:table-cell office:value-type="float" office:value="0.042227">
                <text:p>0.04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9.960084">
                <text:p>469.960084</text:p>
              </table:table-cell>
              <table:table-cell office:value-type="float" office:value="0.036273">
                <text:p>0.03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5.025891">
                <text:p>475.025891</text:p>
              </table:table-cell>
              <table:table-cell office:value-type="float" office:value="0.030625">
                <text:p>0.03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7.526418">
                <text:p>477.526418</text:p>
              </table:table-cell>
              <table:table-cell office:value-type="float" office:value="0.025388">
                <text:p>0.02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1.422725">
                <text:p>481.422725</text:p>
              </table:table-cell>
              <table:table-cell office:value-type="float" office:value="0.02101">
                <text:p>0.0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5.123053">
                <text:p>485.123053</text:p>
              </table:table-cell>
              <table:table-cell office:value-type="float" office:value="0.017468">
                <text:p>0.017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9.220602">
                <text:p>489.220602</text:p>
              </table:table-cell>
              <table:table-cell office:value-type="float" office:value="0.014851">
                <text:p>0.01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2.11">
                <text:p>492.11</text:p>
              </table:table-cell>
              <table:table-cell office:value-type="float" office:value="0.013118">
                <text:p>0.01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6.119796">
                <text:p>496.119796</text:p>
              </table:table-cell>
              <table:table-cell office:value-type="float" office:value="0.012338">
                <text:p>0.01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9.508186">
                <text:p>499.508186</text:p>
              </table:table-cell>
              <table:table-cell office:value-type="float" office:value="0.012371">
                <text:p>0.01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3.483139">
                <text:p>503.483139</text:p>
              </table:table-cell>
              <table:table-cell office:value-type="float" office:value="0.013306">
                <text:p>0.01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6.605901">
                <text:p>506.605901</text:p>
              </table:table-cell>
              <table:table-cell office:value-type="float" office:value="0.015069">
                <text:p>0.01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1.146362">
                <text:p>511.146362</text:p>
              </table:table-cell>
              <table:table-cell office:value-type="float" office:value="0.017904">
                <text:p>0.017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3.604621">
                <text:p>513.604621</text:p>
              </table:table-cell>
              <table:table-cell office:value-type="float" office:value="0.021794">
                <text:p>0.02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8.312874">
                <text:p>518.312874</text:p>
              </table:table-cell>
              <table:table-cell office:value-type="float" office:value="0.026696">
                <text:p>0.02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1.340953">
                <text:p>521.340953</text:p>
              </table:table-cell>
              <table:table-cell office:value-type="float" office:value="0.032484">
                <text:p>0.03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4.881305">
                <text:p>524.881305</text:p>
              </table:table-cell>
              <table:table-cell office:value-type="float" office:value="0.039184">
                <text:p>0.03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9.080638">
                <text:p>529.080638</text:p>
              </table:table-cell>
              <table:table-cell office:value-type="float" office:value="0.046171">
                <text:p>0.046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2.48726">
                <text:p>532.48726</text:p>
              </table:table-cell>
              <table:table-cell office:value-type="float" office:value="0.053159">
                <text:p>0.05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6.638992">
                <text:p>536.638992</text:p>
              </table:table-cell>
              <table:table-cell office:value-type="float" office:value="0.059926">
                <text:p>0.059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0.311434">
                <text:p>540.311434</text:p>
              </table:table-cell>
              <table:table-cell office:value-type="float" office:value="0.066593">
                <text:p>0.06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3.6502">
                <text:p>543.6502</text:p>
              </table:table-cell>
              <table:table-cell office:value-type="float" office:value="0.072795">
                <text:p>0.07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48.130586">
                <text:p>548.130586</text:p>
              </table:table-cell>
              <table:table-cell office:value-type="float" office:value="0.078052">
                <text:p>0.078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51.509031">
                <text:p>551.509031</text:p>
              </table:table-cell>
              <table:table-cell office:value-type="float" office:value="0.082412">
                <text:p>0.08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54.999753">
                <text:p>554.999753</text:p>
              </table:table-cell>
              <table:table-cell office:value-type="float" office:value="0.086426">
                <text:p>0.08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59.523998">
                <text:p>559.523998</text:p>
              </table:table-cell>
              <table:table-cell office:value-type="float" office:value="0.08961">
                <text:p>0.08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62.3466">
                <text:p>562.3466</text:p>
              </table:table-cell>
              <table:table-cell office:value-type="float" office:value="0.09164">
                <text:p>0.09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6.101255">
                <text:p>566.101255</text:p>
              </table:table-cell>
              <table:table-cell office:value-type="float" office:value="0.093122">
                <text:p>0.093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69.810568">
                <text:p>569.810568</text:p>
              </table:table-cell>
              <table:table-cell office:value-type="float" office:value="0.094173">
                <text:p>0.094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74.034693">
                <text:p>574.034693</text:p>
              </table:table-cell>
              <table:table-cell office:value-type="float" office:value="0.094386">
                <text:p>0.094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77.372429">
                <text:p>577.372429</text:p>
              </table:table-cell>
              <table:table-cell office:value-type="float" office:value="0.093715">
                <text:p>0.093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80.843134">
                <text:p>580.843134</text:p>
              </table:table-cell>
              <table:table-cell office:value-type="float" office:value="0.092395">
                <text:p>0.09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84.718142">
                <text:p>584.718142</text:p>
              </table:table-cell>
              <table:table-cell office:value-type="float" office:value="0.090697">
                <text:p>0.09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88.685611">
                <text:p>588.685611</text:p>
              </table:table-cell>
              <table:table-cell office:value-type="float" office:value="0.088034">
                <text:p>0.088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2.045233">
                <text:p>592.045233</text:p>
              </table:table-cell>
              <table:table-cell office:value-type="float" office:value="0.084843">
                <text:p>0.084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5.522864">
                <text:p>595.522864</text:p>
              </table:table-cell>
              <table:table-cell office:value-type="float" office:value="0.080947">
                <text:p>0.080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9.881816">
                <text:p>599.881816</text:p>
              </table:table-cell>
              <table:table-cell office:value-type="float" office:value="0.07665">
                <text:p>0.0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4.234893">
                <text:p>604.234893</text:p>
              </table:table-cell>
              <table:table-cell office:value-type="float" office:value="0.071581">
                <text:p>0.07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07.991116">
                <text:p>607.991116</text:p>
              </table:table-cell>
              <table:table-cell office:value-type="float" office:value="0.066071">
                <text:p>0.066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1.180551">
                <text:p>611.180551</text:p>
              </table:table-cell>
              <table:table-cell office:value-type="float" office:value="0.060108">
                <text:p>0.06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6.59241">
                <text:p>616.59241</text:p>
              </table:table-cell>
              <table:table-cell office:value-type="float" office:value="0.053909">
                <text:p>0.05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9.949287">
                <text:p>619.949287</text:p>
              </table:table-cell>
              <table:table-cell office:value-type="float" office:value="0.047451">
                <text:p>0.047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2.274592">
                <text:p>622.274592</text:p>
              </table:table-cell>
              <table:table-cell office:value-type="float" office:value="0.041338">
                <text:p>0.04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7.827308">
                <text:p>627.827308</text:p>
              </table:table-cell>
              <table:table-cell office:value-type="float" office:value="0.035117">
                <text:p>0.035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0.125455">
                <text:p>630.125455</text:p>
              </table:table-cell>
              <table:table-cell office:value-type="float" office:value="0.029351">
                <text:p>0.029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33.46029">
                <text:p>633.46029</text:p>
              </table:table-cell>
              <table:table-cell office:value-type="float" office:value="0.024203">
                <text:p>0.024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6.842532">
                <text:p>636.842532</text:p>
              </table:table-cell>
              <table:table-cell office:value-type="float" office:value="0.020012">
                <text:p>0.02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41.463434">
                <text:p>641.463434</text:p>
              </table:table-cell>
              <table:table-cell office:value-type="float" office:value="0.01662">
                <text:p>0.0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46.094634">
                <text:p>646.094634</text:p>
              </table:table-cell>
              <table:table-cell office:value-type="float" office:value="0.014252">
                <text:p>0.014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47.395499">
                <text:p>647.395499</text:p>
              </table:table-cell>
              <table:table-cell office:value-type="float" office:value="0.012763">
                <text:p>0.01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2.915034">
                <text:p>652.915034</text:p>
              </table:table-cell>
              <table:table-cell office:value-type="float" office:value="0.012098">
                <text:p>0.01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6.050638">
                <text:p>656.050638</text:p>
              </table:table-cell>
              <table:table-cell office:value-type="float" office:value="0.012371">
                <text:p>0.01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9.333889">
                <text:p>659.333889</text:p>
              </table:table-cell>
              <table:table-cell office:value-type="float" office:value="0.013472">
                <text:p>0.013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.910335">
                <text:p>664.910335</text:p>
              </table:table-cell>
              <table:table-cell office:value-type="float" office:value="0.015557">
                <text:p>0.01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7.636612">
                <text:p>667.636612</text:p>
              </table:table-cell>
              <table:table-cell office:value-type="float" office:value="0.018602">
                <text:p>0.018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71.141437">
                <text:p>671.141437</text:p>
              </table:table-cell>
              <table:table-cell office:value-type="float" office:value="0.022767">
                <text:p>0.02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5.604766">
                <text:p>675.604766</text:p>
              </table:table-cell>
              <table:table-cell office:value-type="float" office:value="0.028106">
                <text:p>0.028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9.735612">
                <text:p>679.735612</text:p>
              </table:table-cell>
              <table:table-cell office:value-type="float" office:value="0.034356">
                <text:p>0.034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2.521938">
                <text:p>682.521938</text:p>
              </table:table-cell>
              <table:table-cell office:value-type="float" office:value="0.040679">
                <text:p>0.040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6.236504">
                <text:p>686.236504</text:p>
              </table:table-cell>
              <table:table-cell office:value-type="float" office:value="0.047547">
                <text:p>0.04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88.648156">
                <text:p>688.648156</text:p>
              </table:table-cell>
              <table:table-cell office:value-type="float" office:value="0.054743">
                <text:p>0.05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3.361916">
                <text:p>693.361916</text:p>
              </table:table-cell>
              <table:table-cell office:value-type="float" office:value="0.061607">
                <text:p>0.06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6.332474">
                <text:p>696.332474</text:p>
              </table:table-cell>
              <table:table-cell office:value-type="float" office:value="0.067735">
                <text:p>0.067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1.908863">
                <text:p>701.908863</text:p>
              </table:table-cell>
              <table:table-cell office:value-type="float" office:value="0.073508">
                <text:p>0.07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4.259685">
                <text:p>704.259685</text:p>
              </table:table-cell>
              <table:table-cell office:value-type="float" office:value="0.07899">
                <text:p>0.07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7.65223">
                <text:p>707.65223</text:p>
              </table:table-cell>
              <table:table-cell office:value-type="float" office:value="0.083399">
                <text:p>0.08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1.008424">
                <text:p>711.008424</text:p>
              </table:table-cell>
              <table:table-cell office:value-type="float" office:value="0.086546">
                <text:p>0.086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4.278985">
                <text:p>714.278985</text:p>
              </table:table-cell>
              <table:table-cell office:value-type="float" office:value="0.089414">
                <text:p>0.089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18.157588">
                <text:p>718.157588</text:p>
              </table:table-cell>
              <table:table-cell office:value-type="float" office:value="0.091631">
                <text:p>0.09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24.440659">
                <text:p>724.440659</text:p>
              </table:table-cell>
              <table:table-cell office:value-type="float" office:value="0.093115">
                <text:p>0.093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25.527258">
                <text:p>725.527258</text:p>
              </table:table-cell>
              <table:table-cell office:value-type="float" office:value="0.093451">
                <text:p>0.09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29.3997">
                <text:p>729.3997</text:p>
              </table:table-cell>
              <table:table-cell office:value-type="float" office:value="0.093477">
                <text:p>0.09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3.506822">
                <text:p>733.506822</text:p>
              </table:table-cell>
              <table:table-cell office:value-type="float" office:value="0.092938">
                <text:p>0.09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8.086231">
                <text:p>738.086231</text:p>
              </table:table-cell>
              <table:table-cell office:value-type="float" office:value="0.091764">
                <text:p>0.09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1.223518">
                <text:p>741.223518</text:p>
              </table:table-cell>
              <table:table-cell office:value-type="float" office:value="0.089157">
                <text:p>0.089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5.816244">
                <text:p>745.816244</text:p>
              </table:table-cell>
              <table:table-cell office:value-type="float" office:value="0.086894">
                <text:p>0.086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49.130646">
                <text:p>749.130646</text:p>
              </table:table-cell>
              <table:table-cell office:value-type="float" office:value="0.084007">
                <text:p>0.08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2.968409">
                <text:p>752.968409</text:p>
              </table:table-cell>
              <table:table-cell office:value-type="float" office:value="0.080117">
                <text:p>0.08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57.113899">
                <text:p>757.113899</text:p>
              </table:table-cell>
              <table:table-cell office:value-type="float" office:value="0.075614">
                <text:p>0.075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9.716987">
                <text:p>759.716987</text:p>
              </table:table-cell>
              <table:table-cell office:value-type="float" office:value="0.070613">
                <text:p>0.07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64.925656">
                <text:p>764.925656</text:p>
              </table:table-cell>
              <table:table-cell office:value-type="float" office:value="0.065158">
                <text:p>0.065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66.285825">
                <text:p>766.285825</text:p>
              </table:table-cell>
              <table:table-cell office:value-type="float" office:value="0.059247">
                <text:p>0.059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71.691073">
                <text:p>771.691073</text:p>
              </table:table-cell>
              <table:table-cell office:value-type="float" office:value="0.052879">
                <text:p>0.05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76.042724">
                <text:p>776.042724</text:p>
              </table:table-cell>
              <table:table-cell office:value-type="float" office:value="0.046296">
                <text:p>0.04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78.348211">
                <text:p>778.348211</text:p>
              </table:table-cell>
              <table:table-cell office:value-type="float" office:value="0.039927">
                <text:p>0.039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3.935659">
                <text:p>783.935659</text:p>
              </table:table-cell>
              <table:table-cell office:value-type="float" office:value="0.033587">
                <text:p>0.033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7.290203">
                <text:p>787.290203</text:p>
              </table:table-cell>
              <table:table-cell office:value-type="float" office:value="0.02797">
                <text:p>0.02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0.806532">
                <text:p>790.806532</text:p>
              </table:table-cell>
              <table:table-cell office:value-type="float" office:value="0.023068">
                <text:p>0.02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4.483353">
                <text:p>794.483353</text:p>
              </table:table-cell>
              <table:table-cell office:value-type="float" office:value="0.018952">
                <text:p>0.018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8.601009">
                <text:p>798.601009</text:p>
              </table:table-cell>
              <table:table-cell office:value-type="float" office:value="0.015847">
                <text:p>0.015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2.986219">
                <text:p>802.986219</text:p>
              </table:table-cell>
              <table:table-cell office:value-type="float" office:value="0.01351">
                <text:p>0.0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6.390524">
                <text:p>806.390524</text:p>
              </table:table-cell>
              <table:table-cell office:value-type="float" office:value="0.012401">
                <text:p>0.01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9.783823">
                <text:p>809.783823</text:p>
              </table:table-cell>
              <table:table-cell office:value-type="float" office:value="0.012175">
                <text:p>0.01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12.118611">
                <text:p>812.118611</text:p>
              </table:table-cell>
              <table:table-cell office:value-type="float" office:value="0.012745">
                <text:p>0.01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17.579884">
                <text:p>817.579884</text:p>
              </table:table-cell>
              <table:table-cell office:value-type="float" office:value="0.014188">
                <text:p>0.01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2.079187">
                <text:p>822.079187</text:p>
              </table:table-cell>
              <table:table-cell office:value-type="float" office:value="0.016534">
                <text:p>0.01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23.296619">
                <text:p>823.296619</text:p>
              </table:table-cell>
              <table:table-cell office:value-type="float" office:value="0.019845">
                <text:p>0.01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7.752323">
                <text:p>827.752323</text:p>
              </table:table-cell>
              <table:table-cell office:value-type="float" office:value="0.024286">
                <text:p>0.02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32.264615">
                <text:p>832.264615</text:p>
              </table:table-cell>
              <table:table-cell office:value-type="float" office:value="0.029666">
                <text:p>0.029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34.610842">
                <text:p>834.610842</text:p>
              </table:table-cell>
              <table:table-cell office:value-type="float" office:value="0.035779">
                <text:p>0.03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40.06569">
                <text:p>840.06569</text:p>
              </table:table-cell>
              <table:table-cell office:value-type="float" office:value="0.042771">
                <text:p>0.04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43.429986">
                <text:p>843.429986</text:p>
              </table:table-cell>
              <table:table-cell office:value-type="float" office:value="0.049962">
                <text:p>0.049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6.858321">
                <text:p>846.858321</text:p>
              </table:table-cell>
              <table:table-cell office:value-type="float" office:value="0.05693">
                <text:p>0.05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49.129797">
                <text:p>849.129797</text:p>
              </table:table-cell>
              <table:table-cell office:value-type="float" office:value="0.063667">
                <text:p>0.06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4.734477">
                <text:p>854.734477</text:p>
              </table:table-cell>
              <table:table-cell office:value-type="float" office:value="0.070213">
                <text:p>0.070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7.999218">
                <text:p>857.999218</text:p>
              </table:table-cell>
              <table:table-cell office:value-type="float" office:value="0.075857">
                <text:p>0.075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62.489468">
                <text:p>862.489468</text:p>
              </table:table-cell>
              <table:table-cell office:value-type="float" office:value="0.080443">
                <text:p>0.08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65.867424">
                <text:p>865.867424</text:p>
              </table:table-cell>
              <table:table-cell office:value-type="float" office:value="0.084376">
                <text:p>0.08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9.249002">
                <text:p>869.249002</text:p>
              </table:table-cell>
              <table:table-cell office:value-type="float" office:value="0.087967">
                <text:p>0.08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72.752409">
                <text:p>872.752409</text:p>
              </table:table-cell>
              <table:table-cell office:value-type="float" office:value="0.090463">
                <text:p>0.09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77.226873">
                <text:p>877.226873</text:p>
              </table:table-cell>
              <table:table-cell office:value-type="float" office:value="0.092194">
                <text:p>0.09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80.533195">
                <text:p>880.533195</text:p>
              </table:table-cell>
              <table:table-cell office:value-type="float" office:value="0.093226">
                <text:p>0.09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83.825441">
                <text:p>883.825441</text:p>
              </table:table-cell>
              <table:table-cell office:value-type="float" office:value="0.093735">
                <text:p>0.093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88.372136">
                <text:p>888.372136</text:p>
              </table:table-cell>
              <table:table-cell office:value-type="float" office:value="0.09326">
                <text:p>0.0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0.757612">
                <text:p>890.757612</text:p>
              </table:table-cell>
              <table:table-cell office:value-type="float" office:value="0.092407">
                <text:p>0.09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5.109987">
                <text:p>895.109987</text:p>
              </table:table-cell>
              <table:table-cell office:value-type="float" office:value="0.090857">
                <text:p>0.090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8.474854">
                <text:p>898.474854</text:p>
              </table:table-cell>
              <table:table-cell office:value-type="float" office:value="0.088695">
                <text:p>0.088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2.013608">
                <text:p>902.013608</text:p>
              </table:table-cell>
              <table:table-cell office:value-type="float" office:value="0.085925">
                <text:p>0.0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6.26505">
                <text:p>906.26505</text:p>
              </table:table-cell>
              <table:table-cell office:value-type="float" office:value="0.082679">
                <text:p>0.082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09.674318">
                <text:p>909.674318</text:p>
              </table:table-cell>
              <table:table-cell office:value-type="float" office:value="0.078668">
                <text:p>0.078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14.137901">
                <text:p>914.137901</text:p>
              </table:table-cell>
              <table:table-cell office:value-type="float" office:value="0.074168">
                <text:p>0.074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7.491284">
                <text:p>917.491284</text:p>
              </table:table-cell>
              <table:table-cell office:value-type="float" office:value="0.069156">
                <text:p>0.069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20.875323">
                <text:p>920.875323</text:p>
              </table:table-cell>
              <table:table-cell office:value-type="float" office:value="0.063584">
                <text:p>0.063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4.245505">
                <text:p>924.245505</text:p>
              </table:table-cell>
              <table:table-cell office:value-type="float" office:value="0.057607">
                <text:p>0.057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28.725149">
                <text:p>928.725149</text:p>
              </table:table-cell>
              <table:table-cell office:value-type="float" office:value="0.051158">
                <text:p>0.05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2.318791">
                <text:p>932.318791</text:p>
              </table:table-cell>
              <table:table-cell office:value-type="float" office:value="0.044706">
                <text:p>0.04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36.573658">
                <text:p>936.573658</text:p>
              </table:table-cell>
              <table:table-cell office:value-type="float" office:value="0.038397">
                <text:p>0.038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40.026147">
                <text:p>940.026147</text:p>
              </table:table-cell>
              <table:table-cell office:value-type="float" office:value="0.032242">
                <text:p>0.03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4.46748">
                <text:p>944.46748</text:p>
              </table:table-cell>
              <table:table-cell office:value-type="float" office:value="0.026629">
                <text:p>0.026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47.85047">
                <text:p>947.85047</text:p>
              </table:table-cell>
              <table:table-cell office:value-type="float" office:value="0.021864">
                <text:p>0.02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52.29226">
                <text:p>952.29226</text:p>
              </table:table-cell>
              <table:table-cell office:value-type="float" office:value="0.017999">
                <text:p>0.017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55.966624">
                <text:p>955.966624</text:p>
              </table:table-cell>
              <table:table-cell office:value-type="float" office:value="0.015179">
                <text:p>0.01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59.042662">
                <text:p>959.042662</text:p>
              </table:table-cell>
              <table:table-cell office:value-type="float" office:value="0.013237">
                <text:p>0.01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62.474584">
                <text:p>962.474584</text:p>
              </table:table-cell>
              <table:table-cell office:value-type="float" office:value="0.012339">
                <text:p>0.01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66.983109">
                <text:p>966.983109</text:p>
              </table:table-cell>
              <table:table-cell office:value-type="float" office:value="0.012296">
                <text:p>0.01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70.255271">
                <text:p>970.255271</text:p>
              </table:table-cell>
              <table:table-cell office:value-type="float" office:value="0.013141">
                <text:p>0.013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74.823978">
                <text:p>974.823978</text:p>
              </table:table-cell>
              <table:table-cell office:value-type="float" office:value="0.014987">
                <text:p>0.014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78.189899">
                <text:p>978.189899</text:p>
              </table:table-cell>
              <table:table-cell office:value-type="float" office:value="0.017835">
                <text:p>0.01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81.544984">
                <text:p>981.544984</text:p>
              </table:table-cell>
              <table:table-cell office:value-type="float" office:value="0.021709">
                <text:p>0.02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6.013944">
                <text:p>986.013944</text:p>
              </table:table-cell>
              <table:table-cell office:value-type="float" office:value="0.026625">
                <text:p>0.02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0.473589">
                <text:p>990.473589</text:p>
              </table:table-cell>
              <table:table-cell office:value-type="float" office:value="0.032581">
                <text:p>0.03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3.017831">
                <text:p>993.017831</text:p>
              </table:table-cell>
              <table:table-cell office:value-type="float" office:value="0.03923">
                <text:p>0.0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7.277435">
                <text:p>997.277435</text:p>
              </table:table-cell>
              <table:table-cell office:value-type="float" office:value="0.045823">
                <text:p>0.045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9.668111">
                <text:p>999.668111</text:p>
              </table:table-cell>
              <table:table-cell office:value-type="float" office:value="0.052783">
                <text:p>0.05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5.08009">
                <text:p>1005.08009</text:p>
              </table:table-cell>
              <table:table-cell office:value-type="float" office:value="0.059635">
                <text:p>0.059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7.416873">
                <text:p>1007.416873</text:p>
              </table:table-cell>
              <table:table-cell office:value-type="float" office:value="0.066159">
                <text:p>0.06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1.89175">
                <text:p>1011.89175</text:p>
              </table:table-cell>
              <table:table-cell office:value-type="float" office:value="0.071954">
                <text:p>0.07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6.305837">
                <text:p>1016.305837</text:p>
              </table:table-cell>
              <table:table-cell office:value-type="float" office:value="0.077229">
                <text:p>0.077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8.680003">
                <text:p>1018.680003</text:p>
              </table:table-cell>
              <table:table-cell office:value-type="float" office:value="0.081855">
                <text:p>0.08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4.189917">
                <text:p>1024.189917</text:p>
              </table:table-cell>
              <table:table-cell office:value-type="float" office:value="0.085725">
                <text:p>0.0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27.554267">
                <text:p>1027.554267</text:p>
              </table:table-cell>
              <table:table-cell office:value-type="float" office:value="0.088529">
                <text:p>0.08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30.936737">
                <text:p>1030.936737</text:p>
              </table:table-cell>
              <table:table-cell office:value-type="float" office:value="0.090687">
                <text:p>0.09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34.334317">
                <text:p>1034.334317</text:p>
              </table:table-cell>
              <table:table-cell office:value-type="float" office:value="0.092271">
                <text:p>0.09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7.79233">
                <text:p>1037.79233</text:p>
              </table:table-cell>
              <table:table-cell office:value-type="float" office:value="0.093015">
                <text:p>0.093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42.17153">
                <text:p>1042.17153</text:p>
              </table:table-cell>
              <table:table-cell office:value-type="float" office:value="0.093171">
                <text:p>0.09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45.539997">
                <text:p>1045.539997</text:p>
              </table:table-cell>
              <table:table-cell office:value-type="float" office:value="0.092438">
                <text:p>0.09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48.946137">
                <text:p>1048.946137</text:p>
              </table:table-cell>
              <table:table-cell office:value-type="float" office:value="0.091422">
                <text:p>0.09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53.393313">
                <text:p>1053.393313</text:p>
              </table:table-cell>
              <table:table-cell office:value-type="float" office:value="0.089763">
                <text:p>0.089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56.779103">
                <text:p>1056.779103</text:p>
              </table:table-cell>
              <table:table-cell office:value-type="float" office:value="0.087419">
                <text:p>0.08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60.27581">
                <text:p>1060.27581</text:p>
              </table:table-cell>
              <table:table-cell office:value-type="float" office:value="0.084251">
                <text:p>0.08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63.575703">
                <text:p>1063.575703</text:p>
              </table:table-cell>
              <table:table-cell office:value-type="float" office:value="0.080614">
                <text:p>0.080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2.491583">
                <text:p>1062.491583</text:p>
              </table:table-cell>
              <table:table-cell office:value-type="float" office:value="0.082014">
                <text:p>0.08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59.122953">
                <text:p>1059.122953</text:p>
              </table:table-cell>
              <table:table-cell office:value-type="float" office:value="0.085315">
                <text:p>0.08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55.699863">
                <text:p>1055.699863</text:p>
              </table:table-cell>
              <table:table-cell office:value-type="float" office:value="0.088231">
                <text:p>0.08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52.056703">
                <text:p>1052.056703</text:p>
              </table:table-cell>
              <table:table-cell office:value-type="float" office:value="0.090506">
                <text:p>0.090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48.922123">
                <text:p>1048.922123</text:p>
              </table:table-cell>
              <table:table-cell office:value-type="float" office:value="0.092212">
                <text:p>0.09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44.446983">
                <text:p>1044.446983</text:p>
              </table:table-cell>
              <table:table-cell office:value-type="float" office:value="0.093196">
                <text:p>0.093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41.065247">
                <text:p>1041.065247</text:p>
              </table:table-cell>
              <table:table-cell office:value-type="float" office:value="0.093594">
                <text:p>0.09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37.383593">
                <text:p>1037.383593</text:p>
              </table:table-cell>
              <table:table-cell office:value-type="float" office:value="0.093353">
                <text:p>0.09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33.501203">
                <text:p>1033.501203</text:p>
              </table:table-cell>
              <table:table-cell office:value-type="float" office:value="0.092353">
                <text:p>0.09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29.853327">
                <text:p>1029.853327</text:p>
              </table:table-cell>
              <table:table-cell office:value-type="float" office:value="0.090625">
                <text:p>0.0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25.37953">
                <text:p>1025.37953</text:p>
              </table:table-cell>
              <table:table-cell office:value-type="float" office:value="0.088249">
                <text:p>0.088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58.966747">
                <text:p>1058.966747</text:p>
              </table:table-cell>
              <table:table-cell office:value-type="float" office:value="NaN">
                <text:p>NaN</text:p>
              </table:table-cell>
              <table:table-cell office:value-type="float" office:value="0.113102">
                <text:p>0.11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54.531612">
                <text:p>1054.531612</text:p>
              </table:table-cell>
              <table:table-cell office:value-type="float" office:value="NaN">
                <text:p>NaN</text:p>
              </table:table-cell>
              <table:table-cell office:value-type="float" office:value="0.117066">
                <text:p>0.117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51.073797">
                <text:p>1051.073797</text:p>
              </table:table-cell>
              <table:table-cell office:value-type="float" office:value="NaN">
                <text:p>NaN</text:p>
              </table:table-cell>
              <table:table-cell office:value-type="float" office:value="0.120101">
                <text:p>0.120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47.73554">
                <text:p>1047.73554</text:p>
              </table:table-cell>
              <table:table-cell office:value-type="float" office:value="NaN">
                <text:p>NaN</text:p>
              </table:table-cell>
              <table:table-cell office:value-type="float" office:value="0.122284">
                <text:p>0.12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43.381938">
                <text:p>1043.381938</text:p>
              </table:table-cell>
              <table:table-cell office:value-type="float" office:value="NaN">
                <text:p>NaN</text:p>
              </table:table-cell>
              <table:table-cell office:value-type="float" office:value="0.123797">
                <text:p>0.12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39.867338">
                <text:p>1039.867338</text:p>
              </table:table-cell>
              <table:table-cell office:value-type="float" office:value="NaN">
                <text:p>NaN</text:p>
              </table:table-cell>
              <table:table-cell office:value-type="float" office:value="0.124169">
                <text:p>0.124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36.50354">
                <text:p>1036.50354</text:p>
              </table:table-cell>
              <table:table-cell office:value-type="float" office:value="NaN">
                <text:p>NaN</text:p>
              </table:table-cell>
              <table:table-cell office:value-type="float" office:value="0.124033">
                <text:p>0.124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33.16382">
                <text:p>1033.16382</text:p>
              </table:table-cell>
              <table:table-cell office:value-type="float" office:value="NaN">
                <text:p>NaN</text:p>
              </table:table-cell>
              <table:table-cell office:value-type="float" office:value="0.122813">
                <text:p>0.12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28.637302">
                <text:p>1028.637302</text:p>
              </table:table-cell>
              <table:table-cell office:value-type="float" office:value="NaN">
                <text:p>NaN</text:p>
              </table:table-cell>
              <table:table-cell office:value-type="float" office:value="0.120869">
                <text:p>0.120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25.247035">
                <text:p>1025.247035</text:p>
              </table:table-cell>
              <table:table-cell office:value-type="float" office:value="NaN">
                <text:p>NaN</text:p>
              </table:table-cell>
              <table:table-cell office:value-type="float" office:value="0.118011">
                <text:p>0.11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21.191962">
                <text:p>1021.191962</text:p>
              </table:table-cell>
              <table:table-cell office:value-type="float" office:value="NaN">
                <text:p>NaN</text:p>
              </table:table-cell>
              <table:table-cell office:value-type="float" office:value="0.113802">
                <text:p>0.11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17.510588">
                <text:p>1017.510588</text:p>
              </table:table-cell>
              <table:table-cell office:value-type="float" office:value="NaN">
                <text:p>NaN</text:p>
              </table:table-cell>
              <table:table-cell office:value-type="float" office:value="0.108705">
                <text:p>0.108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14.029358">
                <text:p>1014.029358</text:p>
              </table:table-cell>
              <table:table-cell office:value-type="float" office:value="NaN">
                <text:p>NaN</text:p>
              </table:table-cell>
              <table:table-cell office:value-type="float" office:value="0.102245">
                <text:p>0.102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10.651343">
                <text:p>1010.651343</text:p>
              </table:table-cell>
              <table:table-cell office:value-type="float" office:value="NaN">
                <text:p>NaN</text:p>
              </table:table-cell>
              <table:table-cell office:value-type="float" office:value="0.094627">
                <text:p>0.09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7.275293">
                <text:p>1007.275293</text:p>
              </table:table-cell>
              <table:table-cell office:value-type="float" office:value="NaN">
                <text:p>NaN</text:p>
              </table:table-cell>
              <table:table-cell office:value-type="float" office:value="0.085845">
                <text:p>0.08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1.83004">
                <text:p>1001.83004</text:p>
              </table:table-cell>
              <table:table-cell office:value-type="float" office:value="NaN">
                <text:p>NaN</text:p>
              </table:table-cell>
              <table:table-cell office:value-type="float" office:value="0.075933">
                <text:p>0.075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99.415027">
                <text:p>999.415027</text:p>
              </table:table-cell>
              <table:table-cell office:value-type="float" office:value="NaN">
                <text:p>NaN</text:p>
              </table:table-cell>
              <table:table-cell office:value-type="float" office:value="0.065215">
                <text:p>0.06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94.97383">
                <text:p>994.97383</text:p>
              </table:table-cell>
              <table:table-cell office:value-type="float" office:value="NaN">
                <text:p>NaN</text:p>
              </table:table-cell>
              <table:table-cell office:value-type="float" office:value="0.0537">
                <text:p>0.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90.492826">
                <text:p>990.492826</text:p>
              </table:table-cell>
              <table:table-cell office:value-type="float" office:value="NaN">
                <text:p>NaN</text:p>
              </table:table-cell>
              <table:table-cell office:value-type="float" office:value="0.041914">
                <text:p>0.04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87.039735">
                <text:p>987.039735</text:p>
              </table:table-cell>
              <table:table-cell office:value-type="float" office:value="NaN">
                <text:p>NaN</text:p>
              </table:table-cell>
              <table:table-cell office:value-type="float" office:value="0.031172">
                <text:p>0.03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83.670128">
                <text:p>983.670128</text:p>
              </table:table-cell>
              <table:table-cell office:value-type="float" office:value="NaN">
                <text:p>NaN</text:p>
              </table:table-cell>
              <table:table-cell office:value-type="float" office:value="0.022413">
                <text:p>0.02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80.317808">
                <text:p>980.317808</text:p>
              </table:table-cell>
              <table:table-cell office:value-type="float" office:value="NaN">
                <text:p>NaN</text:p>
              </table:table-cell>
              <table:table-cell office:value-type="float" office:value="0.015621">
                <text:p>0.015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75.860176">
                <text:p>975.860176</text:p>
              </table:table-cell>
              <table:table-cell office:value-type="float" office:value="NaN">
                <text:p>NaN</text:p>
              </table:table-cell>
              <table:table-cell office:value-type="float" office:value="0.010231">
                <text:p>0.010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72.445663">
                <text:p>972.445663</text:p>
              </table:table-cell>
              <table:table-cell office:value-type="float" office:value="NaN">
                <text:p>NaN</text:p>
              </table:table-cell>
              <table:table-cell office:value-type="float" office:value="0.006621">
                <text:p>0.00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70.183256">
                <text:p>970.183256</text:p>
              </table:table-cell>
              <table:table-cell office:value-type="float" office:value="NaN">
                <text:p>NaN</text:p>
              </table:table-cell>
              <table:table-cell office:value-type="float" office:value="0.004585">
                <text:p>0.00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64.599542">
                <text:p>964.599542</text:p>
              </table:table-cell>
              <table:table-cell office:value-type="float" office:value="NaN">
                <text:p>NaN</text:p>
              </table:table-cell>
              <table:table-cell office:value-type="float" office:value="0.003668">
                <text:p>0.00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61.291844">
                <text:p>961.291844</text:p>
              </table:table-cell>
              <table:table-cell office:value-type="float" office:value="NaN">
                <text:p>NaN</text:p>
              </table:table-cell>
              <table:table-cell office:value-type="float" office:value="0.003782">
                <text:p>0.003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7.848722">
                <text:p>957.848722</text:p>
              </table:table-cell>
              <table:table-cell office:value-type="float" office:value="NaN">
                <text:p>NaN</text:p>
              </table:table-cell>
              <table:table-cell office:value-type="float" office:value="0.005017">
                <text:p>0.00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3.37367">
                <text:p>953.37367</text:p>
              </table:table-cell>
              <table:table-cell office:value-type="float" office:value="NaN">
                <text:p>NaN</text:p>
              </table:table-cell>
              <table:table-cell office:value-type="float" office:value="0.007446">
                <text:p>0.007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0.010213">
                <text:p>950.010213</text:p>
              </table:table-cell>
              <table:table-cell office:value-type="float" office:value="NaN">
                <text:p>NaN</text:p>
              </table:table-cell>
              <table:table-cell office:value-type="float" office:value="0.011307">
                <text:p>0.01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6.638307">
                <text:p>946.638307</text:p>
              </table:table-cell>
              <table:table-cell office:value-type="float" office:value="NaN">
                <text:p>NaN</text:p>
              </table:table-cell>
              <table:table-cell office:value-type="float" office:value="0.016978">
                <text:p>0.016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42.30366">
                <text:p>942.30366</text:p>
              </table:table-cell>
              <table:table-cell office:value-type="float" office:value="NaN">
                <text:p>NaN</text:p>
              </table:table-cell>
              <table:table-cell office:value-type="float" office:value="0.024635">
                <text:p>0.02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38.765612">
                <text:p>938.765612</text:p>
              </table:table-cell>
              <table:table-cell office:value-type="float" office:value="NaN">
                <text:p>NaN</text:p>
              </table:table-cell>
              <table:table-cell office:value-type="float" office:value="0.033843">
                <text:p>0.033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34.306569">
                <text:p>934.306569</text:p>
              </table:table-cell>
              <table:table-cell office:value-type="float" office:value="NaN">
                <text:p>NaN</text:p>
              </table:table-cell>
              <table:table-cell office:value-type="float" office:value="0.044059">
                <text:p>0.044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30.908836">
                <text:p>930.908836</text:p>
              </table:table-cell>
              <table:table-cell office:value-type="float" office:value="NaN">
                <text:p>NaN</text:p>
              </table:table-cell>
              <table:table-cell office:value-type="float" office:value="0.054582">
                <text:p>0.05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27.553492">
                <text:p>927.553492</text:p>
              </table:table-cell>
              <table:table-cell office:value-type="float" office:value="NaN">
                <text:p>NaN</text:p>
              </table:table-cell>
              <table:table-cell office:value-type="float" office:value="0.065095">
                <text:p>0.06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23.110091">
                <text:p>923.110091</text:p>
              </table:table-cell>
              <table:table-cell office:value-type="float" office:value="NaN">
                <text:p>NaN</text:p>
              </table:table-cell>
              <table:table-cell office:value-type="float" office:value="0.074557">
                <text:p>0.07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19.800468">
                <text:p>919.800468</text:p>
              </table:table-cell>
              <table:table-cell office:value-type="float" office:value="NaN">
                <text:p>NaN</text:p>
              </table:table-cell>
              <table:table-cell office:value-type="float" office:value="0.083148">
                <text:p>0.08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16.345751">
                <text:p>916.345751</text:p>
              </table:table-cell>
              <table:table-cell office:value-type="float" office:value="NaN">
                <text:p>NaN</text:p>
              </table:table-cell>
              <table:table-cell office:value-type="float" office:value="0.091093">
                <text:p>0.09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11.894868">
                <text:p>911.894868</text:p>
              </table:table-cell>
              <table:table-cell office:value-type="float" office:value="NaN">
                <text:p>NaN</text:p>
              </table:table-cell>
              <table:table-cell office:value-type="float" office:value="0.098293">
                <text:p>0.09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09.578492">
                <text:p>909.578492</text:p>
              </table:table-cell>
              <table:table-cell office:value-type="float" office:value="NaN">
                <text:p>NaN</text:p>
              </table:table-cell>
              <table:table-cell office:value-type="float" office:value="0.104437">
                <text:p>0.104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05.201439">
                <text:p>905.201439</text:p>
              </table:table-cell>
              <table:table-cell office:value-type="float" office:value="NaN">
                <text:p>NaN</text:p>
              </table:table-cell>
              <table:table-cell office:value-type="float" office:value="0.109578">
                <text:p>0.10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01.768821">
                <text:p>901.768821</text:p>
              </table:table-cell>
              <table:table-cell office:value-type="float" office:value="NaN">
                <text:p>NaN</text:p>
              </table:table-cell>
              <table:table-cell office:value-type="float" office:value="0.113903">
                <text:p>0.11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97.32771">
                <text:p>897.32771</text:p>
              </table:table-cell>
              <table:table-cell office:value-type="float" office:value="NaN">
                <text:p>NaN</text:p>
              </table:table-cell>
              <table:table-cell office:value-type="float" office:value="0.117426">
                <text:p>0.11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93.927617">
                <text:p>893.927617</text:p>
              </table:table-cell>
              <table:table-cell office:value-type="float" office:value="NaN">
                <text:p>NaN</text:p>
              </table:table-cell>
              <table:table-cell office:value-type="float" office:value="0.120265">
                <text:p>0.12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89.393177">
                <text:p>889.393177</text:p>
              </table:table-cell>
              <table:table-cell office:value-type="float" office:value="NaN">
                <text:p>NaN</text:p>
              </table:table-cell>
              <table:table-cell office:value-type="float" office:value="0.122084">
                <text:p>0.12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86.020167">
                <text:p>886.020167</text:p>
              </table:table-cell>
              <table:table-cell office:value-type="float" office:value="NaN">
                <text:p>NaN</text:p>
              </table:table-cell>
              <table:table-cell office:value-type="float" office:value="0.1233">
                <text:p>0.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83.754247">
                <text:p>883.754247</text:p>
              </table:table-cell>
              <table:table-cell office:value-type="float" office:value="NaN">
                <text:p>NaN</text:p>
              </table:table-cell>
              <table:table-cell office:value-type="float" office:value="0.123596">
                <text:p>0.123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78.14429">
                <text:p>878.14429</text:p>
              </table:table-cell>
              <table:table-cell office:value-type="float" office:value="NaN">
                <text:p>NaN</text:p>
              </table:table-cell>
              <table:table-cell office:value-type="float" office:value="0.123169">
                <text:p>0.12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73.862537">
                <text:p>873.862537</text:p>
              </table:table-cell>
              <table:table-cell office:value-type="float" office:value="NaN">
                <text:p>NaN</text:p>
              </table:table-cell>
              <table:table-cell office:value-type="float" office:value="0.121688">
                <text:p>0.12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71.453641">
                <text:p>871.453641</text:p>
              </table:table-cell>
              <table:table-cell office:value-type="float" office:value="NaN">
                <text:p>NaN</text:p>
              </table:table-cell>
              <table:table-cell office:value-type="float" office:value="0.119331">
                <text:p>0.11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67.885995">
                <text:p>867.885995</text:p>
              </table:table-cell>
              <table:table-cell office:value-type="float" office:value="NaN">
                <text:p>NaN</text:p>
              </table:table-cell>
              <table:table-cell office:value-type="float" office:value="0.11595">
                <text:p>0.1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64.713995">
                <text:p>864.713995</text:p>
              </table:table-cell>
              <table:table-cell office:value-type="float" office:value="NaN">
                <text:p>NaN</text:p>
              </table:table-cell>
              <table:table-cell office:value-type="float" office:value="0.111753">
                <text:p>0.11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59.287902">
                <text:p>859.287902</text:p>
              </table:table-cell>
              <table:table-cell office:value-type="float" office:value="NaN">
                <text:p>NaN</text:p>
              </table:table-cell>
              <table:table-cell office:value-type="float" office:value="0.106452">
                <text:p>0.10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55.746243">
                <text:p>855.746243</text:p>
              </table:table-cell>
              <table:table-cell office:value-type="float" office:value="NaN">
                <text:p>NaN</text:p>
              </table:table-cell>
              <table:table-cell office:value-type="float" office:value="0.099983">
                <text:p>0.09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52.41207">
                <text:p>852.41207</text:p>
              </table:table-cell>
              <table:table-cell office:value-type="float" office:value="NaN">
                <text:p>NaN</text:p>
              </table:table-cell>
              <table:table-cell office:value-type="float" office:value="0.092098">
                <text:p>0.09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48.973943">
                <text:p>848.973943</text:p>
              </table:table-cell>
              <table:table-cell office:value-type="float" office:value="NaN">
                <text:p>NaN</text:p>
              </table:table-cell>
              <table:table-cell office:value-type="float" office:value="0.083148">
                <text:p>0.08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44.583564">
                <text:p>844.583564</text:p>
              </table:table-cell>
              <table:table-cell office:value-type="float" office:value="NaN">
                <text:p>NaN</text:p>
              </table:table-cell>
              <table:table-cell office:value-type="float" office:value="0.073221">
                <text:p>0.07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40.589417">
                <text:p>840.589417</text:p>
              </table:table-cell>
              <table:table-cell office:value-type="float" office:value="NaN">
                <text:p>NaN</text:p>
              </table:table-cell>
              <table:table-cell office:value-type="float" office:value="0.062516">
                <text:p>0.06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37.895801">
                <text:p>837.895801</text:p>
              </table:table-cell>
              <table:table-cell office:value-type="float" office:value="NaN">
                <text:p>NaN</text:p>
              </table:table-cell>
              <table:table-cell office:value-type="float" office:value="0.051108">
                <text:p>0.05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33.751408">
                <text:p>833.751408</text:p>
              </table:table-cell>
              <table:table-cell office:value-type="float" office:value="NaN">
                <text:p>NaN</text:p>
              </table:table-cell>
              <table:table-cell office:value-type="float" office:value="0.039756">
                <text:p>0.039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30.183681">
                <text:p>830.183681</text:p>
              </table:table-cell>
              <table:table-cell office:value-type="float" office:value="NaN">
                <text:p>NaN</text:p>
              </table:table-cell>
              <table:table-cell office:value-type="float" office:value="0.029381">
                <text:p>0.029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26.138395">
                <text:p>826.138395</text:p>
              </table:table-cell>
              <table:table-cell office:value-type="float" office:value="NaN">
                <text:p>NaN</text:p>
              </table:table-cell>
              <table:table-cell office:value-type="float" office:value="0.020602">
                <text:p>0.02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22.055087">
                <text:p>822.055087</text:p>
              </table:table-cell>
              <table:table-cell office:value-type="float" office:value="NaN">
                <text:p>NaN</text:p>
              </table:table-cell>
              <table:table-cell office:value-type="float" office:value="0.013682">
                <text:p>0.013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18.244187">
                <text:p>818.244187</text:p>
              </table:table-cell>
              <table:table-cell office:value-type="float" office:value="NaN">
                <text:p>NaN</text:p>
              </table:table-cell>
              <table:table-cell office:value-type="float" office:value="0.008789">
                <text:p>0.008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15.275648">
                <text:p>815.275648</text:p>
              </table:table-cell>
              <table:table-cell office:value-type="float" office:value="NaN">
                <text:p>NaN</text:p>
              </table:table-cell>
              <table:table-cell office:value-type="float" office:value="0.005636">
                <text:p>0.005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11.909483">
                <text:p>811.909483</text:p>
              </table:table-cell>
              <table:table-cell office:value-type="float" office:value="NaN">
                <text:p>NaN</text:p>
              </table:table-cell>
              <table:table-cell office:value-type="float" office:value="0.004002">
                <text:p>0.00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08.551746">
                <text:p>808.551746</text:p>
              </table:table-cell>
              <table:table-cell office:value-type="float" office:value="NaN">
                <text:p>NaN</text:p>
              </table:table-cell>
              <table:table-cell office:value-type="float" office:value="0.003508">
                <text:p>0.00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03.005633">
                <text:p>803.005633</text:p>
              </table:table-cell>
              <table:table-cell office:value-type="float" office:value="NaN">
                <text:p>NaN</text:p>
              </table:table-cell>
              <table:table-cell office:value-type="float" office:value="0.004001">
                <text:p>0.00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99.748723">
                <text:p>799.748723</text:p>
              </table:table-cell>
              <table:table-cell office:value-type="float" office:value="NaN">
                <text:p>NaN</text:p>
              </table:table-cell>
              <table:table-cell office:value-type="float" office:value="0.005582">
                <text:p>0.00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96.21736">
                <text:p>796.21736</text:p>
              </table:table-cell>
              <table:table-cell office:value-type="float" office:value="NaN">
                <text:p>NaN</text:p>
              </table:table-cell>
              <table:table-cell office:value-type="float" office:value="0.008422">
                <text:p>0.008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92.816301">
                <text:p>792.816301</text:p>
              </table:table-cell>
              <table:table-cell office:value-type="float" office:value="NaN">
                <text:p>NaN</text:p>
              </table:table-cell>
              <table:table-cell office:value-type="float" office:value="0.012795">
                <text:p>0.01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89.537896">
                <text:p>789.537896</text:p>
              </table:table-cell>
              <table:table-cell office:value-type="float" office:value="NaN">
                <text:p>NaN</text:p>
              </table:table-cell>
              <table:table-cell office:value-type="float" office:value="0.018813">
                <text:p>0.018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5.791173">
                <text:p>785.791173</text:p>
              </table:table-cell>
              <table:table-cell office:value-type="float" office:value="NaN">
                <text:p>NaN</text:p>
              </table:table-cell>
              <table:table-cell office:value-type="float" office:value="0.026656">
                <text:p>0.026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81.689057">
                <text:p>781.689057</text:p>
              </table:table-cell>
              <table:table-cell office:value-type="float" office:value="NaN">
                <text:p>NaN</text:p>
              </table:table-cell>
              <table:table-cell office:value-type="float" office:value="0.03591">
                <text:p>0.0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78.232615">
                <text:p>778.232615</text:p>
              </table:table-cell>
              <table:table-cell office:value-type="float" office:value="NaN">
                <text:p>NaN</text:p>
              </table:table-cell>
              <table:table-cell office:value-type="float" office:value="0.046104">
                <text:p>0.04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73.799362">
                <text:p>773.799362</text:p>
              </table:table-cell>
              <table:table-cell office:value-type="float" office:value="NaN">
                <text:p>NaN</text:p>
              </table:table-cell>
              <table:table-cell office:value-type="float" office:value="0.056445">
                <text:p>0.05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70.573051">
                <text:p>770.573051</text:p>
              </table:table-cell>
              <table:table-cell office:value-type="float" office:value="NaN">
                <text:p>NaN</text:p>
              </table:table-cell>
              <table:table-cell office:value-type="float" office:value="0.066482">
                <text:p>0.06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65.913217">
                <text:p>765.913217</text:p>
              </table:table-cell>
              <table:table-cell office:value-type="float" office:value="NaN">
                <text:p>NaN</text:p>
              </table:table-cell>
              <table:table-cell office:value-type="float" office:value="0.075911">
                <text:p>0.07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62.658264">
                <text:p>762.658264</text:p>
              </table:table-cell>
              <table:table-cell office:value-type="float" office:value="NaN">
                <text:p>NaN</text:p>
              </table:table-cell>
              <table:table-cell office:value-type="float" office:value="0.084338">
                <text:p>0.084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58.714434">
                <text:p>758.714434</text:p>
              </table:table-cell>
              <table:table-cell office:value-type="float" office:value="NaN">
                <text:p>NaN</text:p>
              </table:table-cell>
              <table:table-cell office:value-type="float" office:value="0.092077">
                <text:p>0.09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55.838685">
                <text:p>755.838685</text:p>
              </table:table-cell>
              <table:table-cell office:value-type="float" office:value="NaN">
                <text:p>NaN</text:p>
              </table:table-cell>
              <table:table-cell office:value-type="float" office:value="0.098956">
                <text:p>0.09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52.005092">
                <text:p>752.005092</text:p>
              </table:table-cell>
              <table:table-cell office:value-type="float" office:value="NaN">
                <text:p>NaN</text:p>
              </table:table-cell>
              <table:table-cell office:value-type="float" office:value="0.105061">
                <text:p>0.105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49.074616">
                <text:p>749.074616</text:p>
              </table:table-cell>
              <table:table-cell office:value-type="float" office:value="NaN">
                <text:p>NaN</text:p>
              </table:table-cell>
              <table:table-cell office:value-type="float" office:value="0.109991">
                <text:p>0.10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43.764188">
                <text:p>743.764188</text:p>
              </table:table-cell>
              <table:table-cell office:value-type="float" office:value="NaN">
                <text:p>NaN</text:p>
              </table:table-cell>
              <table:table-cell office:value-type="float" office:value="0.114298">
                <text:p>0.11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40.211226">
                <text:p>740.211226</text:p>
              </table:table-cell>
              <table:table-cell office:value-type="float" office:value="NaN">
                <text:p>NaN</text:p>
              </table:table-cell>
              <table:table-cell office:value-type="float" office:value="0.117667">
                <text:p>0.11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36.924053">
                <text:p>736.924053</text:p>
              </table:table-cell>
              <table:table-cell office:value-type="float" office:value="NaN">
                <text:p>NaN</text:p>
              </table:table-cell>
              <table:table-cell office:value-type="float" office:value="0.120102">
                <text:p>0.12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33.340121">
                <text:p>733.340121</text:p>
              </table:table-cell>
              <table:table-cell office:value-type="float" office:value="NaN">
                <text:p>NaN</text:p>
              </table:table-cell>
              <table:table-cell office:value-type="float" office:value="0.121882">
                <text:p>0.12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28.868299">
                <text:p>728.868299</text:p>
              </table:table-cell>
              <table:table-cell office:value-type="float" office:value="NaN">
                <text:p>NaN</text:p>
              </table:table-cell>
              <table:table-cell office:value-type="float" office:value="0.122854">
                <text:p>0.12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25.471003">
                <text:p>725.471003</text:p>
              </table:table-cell>
              <table:table-cell office:value-type="float" office:value="NaN">
                <text:p>NaN</text:p>
              </table:table-cell>
              <table:table-cell office:value-type="float" office:value="0.122949">
                <text:p>0.122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20.990534">
                <text:p>720.990534</text:p>
              </table:table-cell>
              <table:table-cell office:value-type="float" office:value="NaN">
                <text:p>NaN</text:p>
              </table:table-cell>
              <table:table-cell office:value-type="float" office:value="0.122002">
                <text:p>0.12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17.604718">
                <text:p>717.604718</text:p>
              </table:table-cell>
              <table:table-cell office:value-type="float" office:value="NaN">
                <text:p>NaN</text:p>
              </table:table-cell>
              <table:table-cell office:value-type="float" office:value="0.120592">
                <text:p>0.120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4.226692">
                <text:p>714.226692</text:p>
              </table:table-cell>
              <table:table-cell office:value-type="float" office:value="NaN">
                <text:p>NaN</text:p>
              </table:table-cell>
              <table:table-cell office:value-type="float" office:value="0.117826">
                <text:p>0.11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09.786606">
                <text:p>709.786606</text:p>
              </table:table-cell>
              <table:table-cell office:value-type="float" office:value="NaN">
                <text:p>NaN</text:p>
              </table:table-cell>
              <table:table-cell office:value-type="float" office:value="0.114265">
                <text:p>0.114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05.311857">
                <text:p>705.311857</text:p>
              </table:table-cell>
              <table:table-cell office:value-type="float" office:value="NaN">
                <text:p>NaN</text:p>
              </table:table-cell>
              <table:table-cell office:value-type="float" office:value="0.109465">
                <text:p>0.10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02.009014">
                <text:p>702.009014</text:p>
              </table:table-cell>
              <table:table-cell office:value-type="float" office:value="NaN">
                <text:p>NaN</text:p>
              </table:table-cell>
              <table:table-cell office:value-type="float" office:value="0.103164">
                <text:p>0.10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98.758536">
                <text:p>698.758536</text:p>
              </table:table-cell>
              <table:table-cell office:value-type="float" office:value="NaN">
                <text:p>NaN</text:p>
              </table:table-cell>
              <table:table-cell office:value-type="float" office:value="0.096167">
                <text:p>0.096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96.236803">
                <text:p>696.236803</text:p>
              </table:table-cell>
              <table:table-cell office:value-type="float" office:value="NaN">
                <text:p>NaN</text:p>
              </table:table-cell>
              <table:table-cell office:value-type="float" office:value="0.088265">
                <text:p>0.088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91.854051">
                <text:p>691.854051</text:p>
              </table:table-cell>
              <table:table-cell office:value-type="float" office:value="NaN">
                <text:p>NaN</text:p>
              </table:table-cell>
              <table:table-cell office:value-type="float" office:value="0.079165">
                <text:p>0.079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88.382945">
                <text:p>688.382945</text:p>
              </table:table-cell>
              <table:table-cell office:value-type="float" office:value="NaN">
                <text:p>NaN</text:p>
              </table:table-cell>
              <table:table-cell office:value-type="float" office:value="0.068882">
                <text:p>0.06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84.162181">
                <text:p>684.162181</text:p>
              </table:table-cell>
              <table:table-cell office:value-type="float" office:value="NaN">
                <text:p>NaN</text:p>
              </table:table-cell>
              <table:table-cell office:value-type="float" office:value="0.058025">
                <text:p>0.058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80.64585">
                <text:p>680.64585</text:p>
              </table:table-cell>
              <table:table-cell office:value-type="float" office:value="NaN">
                <text:p>NaN</text:p>
              </table:table-cell>
              <table:table-cell office:value-type="float" office:value="0.04739">
                <text:p>0.04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78.551474">
                <text:p>678.551474</text:p>
              </table:table-cell>
              <table:table-cell office:value-type="float" office:value="NaN">
                <text:p>NaN</text:p>
              </table:table-cell>
              <table:table-cell office:value-type="float" office:value="0.036593">
                <text:p>0.03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75.102857">
                <text:p>675.102857</text:p>
              </table:table-cell>
              <table:table-cell office:value-type="float" office:value="NaN">
                <text:p>NaN</text:p>
              </table:table-cell>
              <table:table-cell office:value-type="float" office:value="0.026701">
                <text:p>0.02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9.940176">
                <text:p>669.940176</text:p>
              </table:table-cell>
              <table:table-cell office:value-type="float" office:value="NaN">
                <text:p>NaN</text:p>
              </table:table-cell>
              <table:table-cell office:value-type="float" office:value="0.018315">
                <text:p>0.01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5.071499">
                <text:p>665.071499</text:p>
              </table:table-cell>
              <table:table-cell office:value-type="float" office:value="NaN">
                <text:p>NaN</text:p>
              </table:table-cell>
              <table:table-cell office:value-type="float" office:value="0.012193">
                <text:p>0.01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2.367735">
                <text:p>662.367735</text:p>
              </table:table-cell>
              <table:table-cell office:value-type="float" office:value="NaN">
                <text:p>NaN</text:p>
              </table:table-cell>
              <table:table-cell office:value-type="float" office:value="0.007869">
                <text:p>0.007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59.3475">
                <text:p>659.3475</text:p>
              </table:table-cell>
              <table:table-cell office:value-type="float" office:value="NaN">
                <text:p>NaN</text:p>
              </table:table-cell>
              <table:table-cell office:value-type="float" office:value="0.005167">
                <text:p>0.005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55.299113">
                <text:p>655.299113</text:p>
              </table:table-cell>
              <table:table-cell office:value-type="float" office:value="NaN">
                <text:p>NaN</text:p>
              </table:table-cell>
              <table:table-cell office:value-type="float" office:value="0.003805">
                <text:p>0.003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51.324777">
                <text:p>651.324777</text:p>
              </table:table-cell>
              <table:table-cell office:value-type="float" office:value="NaN">
                <text:p>NaN</text:p>
              </table:table-cell>
              <table:table-cell office:value-type="float" office:value="0.003559">
                <text:p>0.003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46.874754">
                <text:p>646.874754</text:p>
              </table:table-cell>
              <table:table-cell office:value-type="float" office:value="NaN">
                <text:p>NaN</text:p>
              </table:table-cell>
              <table:table-cell office:value-type="float" office:value="0.004365">
                <text:p>0.00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3.230596">
                <text:p>643.230596</text:p>
              </table:table-cell>
              <table:table-cell office:value-type="float" office:value="NaN">
                <text:p>NaN</text:p>
              </table:table-cell>
              <table:table-cell office:value-type="float" office:value="0.006372">
                <text:p>0.00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39.48278">
                <text:p>639.48278</text:p>
              </table:table-cell>
              <table:table-cell office:value-type="float" office:value="NaN">
                <text:p>NaN</text:p>
              </table:table-cell>
              <table:table-cell office:value-type="float" office:value="0.009991">
                <text:p>0.00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35.511288">
                <text:p>635.511288</text:p>
              </table:table-cell>
              <table:table-cell office:value-type="float" office:value="NaN">
                <text:p>NaN</text:p>
              </table:table-cell>
              <table:table-cell office:value-type="float" office:value="0.015121">
                <text:p>0.01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32.499478">
                <text:p>632.499478</text:p>
              </table:table-cell>
              <table:table-cell office:value-type="float" office:value="NaN">
                <text:p>NaN</text:p>
              </table:table-cell>
              <table:table-cell office:value-type="float" office:value="0.021779">
                <text:p>0.02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27.960712">
                <text:p>627.960712</text:p>
              </table:table-cell>
              <table:table-cell office:value-type="float" office:value="NaN">
                <text:p>NaN</text:p>
              </table:table-cell>
              <table:table-cell office:value-type="float" office:value="0.02989">
                <text:p>0.0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24.097053">
                <text:p>624.097053</text:p>
              </table:table-cell>
              <table:table-cell office:value-type="float" office:value="NaN">
                <text:p>NaN</text:p>
              </table:table-cell>
              <table:table-cell office:value-type="float" office:value="0.039455">
                <text:p>0.03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20.239817">
                <text:p>620.239817</text:p>
              </table:table-cell>
              <table:table-cell office:value-type="float" office:value="NaN">
                <text:p>NaN</text:p>
              </table:table-cell>
              <table:table-cell office:value-type="float" office:value="0.049666">
                <text:p>0.049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16.567117">
                <text:p>616.567117</text:p>
              </table:table-cell>
              <table:table-cell office:value-type="float" office:value="NaN">
                <text:p>NaN</text:p>
              </table:table-cell>
              <table:table-cell office:value-type="float" office:value="0.059855">
                <text:p>0.05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13.41505">
                <text:p>613.41505</text:p>
              </table:table-cell>
              <table:table-cell office:value-type="float" office:value="NaN">
                <text:p>NaN</text:p>
              </table:table-cell>
              <table:table-cell office:value-type="float" office:value="0.069523">
                <text:p>0.06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9.32622">
                <text:p>609.32622</text:p>
              </table:table-cell>
              <table:table-cell office:value-type="float" office:value="NaN">
                <text:p>NaN</text:p>
              </table:table-cell>
              <table:table-cell office:value-type="float" office:value="0.078872">
                <text:p>0.078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05.956103">
                <text:p>605.956103</text:p>
              </table:table-cell>
              <table:table-cell office:value-type="float" office:value="NaN">
                <text:p>NaN</text:p>
              </table:table-cell>
              <table:table-cell office:value-type="float" office:value="0.087486">
                <text:p>0.08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02.145913">
                <text:p>602.145913</text:p>
              </table:table-cell>
              <table:table-cell office:value-type="float" office:value="NaN">
                <text:p>NaN</text:p>
              </table:table-cell>
              <table:table-cell office:value-type="float" office:value="0.094803">
                <text:p>0.094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98.786918">
                <text:p>598.786918</text:p>
              </table:table-cell>
              <table:table-cell office:value-type="float" office:value="NaN">
                <text:p>NaN</text:p>
              </table:table-cell>
              <table:table-cell office:value-type="float" office:value="0.10091">
                <text:p>0.1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94.663068">
                <text:p>594.663068</text:p>
              </table:table-cell>
              <table:table-cell office:value-type="float" office:value="NaN">
                <text:p>NaN</text:p>
              </table:table-cell>
              <table:table-cell office:value-type="float" office:value="0.106825">
                <text:p>0.10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91.024899">
                <text:p>591.024899</text:p>
              </table:table-cell>
              <table:table-cell office:value-type="float" office:value="NaN">
                <text:p>NaN</text:p>
              </table:table-cell>
              <table:table-cell office:value-type="float" office:value="0.11197">
                <text:p>0.1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87.581051">
                <text:p>587.581051</text:p>
              </table:table-cell>
              <table:table-cell office:value-type="float" office:value="NaN">
                <text:p>NaN</text:p>
              </table:table-cell>
              <table:table-cell office:value-type="float" office:value="0.115978">
                <text:p>0.115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3.126028">
                <text:p>583.126028</text:p>
              </table:table-cell>
              <table:table-cell office:value-type="float" office:value="NaN">
                <text:p>NaN</text:p>
              </table:table-cell>
              <table:table-cell office:value-type="float" office:value="0.119189">
                <text:p>0.11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0.50165">
                <text:p>580.50165</text:p>
              </table:table-cell>
              <table:table-cell office:value-type="float" office:value="NaN">
                <text:p>NaN</text:p>
              </table:table-cell>
              <table:table-cell office:value-type="float" office:value="0.121635">
                <text:p>0.12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7.466275">
                <text:p>577.466275</text:p>
              </table:table-cell>
              <table:table-cell office:value-type="float" office:value="NaN">
                <text:p>NaN</text:p>
              </table:table-cell>
              <table:table-cell office:value-type="float" office:value="0.123436">
                <text:p>0.123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3.013232">
                <text:p>573.013232</text:p>
              </table:table-cell>
              <table:table-cell office:value-type="float" office:value="NaN">
                <text:p>NaN</text:p>
              </table:table-cell>
              <table:table-cell office:value-type="float" office:value="0.123832">
                <text:p>0.123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69.696886">
                <text:p>569.696886</text:p>
              </table:table-cell>
              <table:table-cell office:value-type="float" office:value="NaN">
                <text:p>NaN</text:p>
              </table:table-cell>
              <table:table-cell office:value-type="float" office:value="0.123762">
                <text:p>0.123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65.320794">
                <text:p>565.320794</text:p>
              </table:table-cell>
              <table:table-cell office:value-type="float" office:value="NaN">
                <text:p>NaN</text:p>
              </table:table-cell>
              <table:table-cell office:value-type="float" office:value="0.123168">
                <text:p>0.12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60.680852">
                <text:p>560.680852</text:p>
              </table:table-cell>
              <table:table-cell office:value-type="float" office:value="NaN">
                <text:p>NaN</text:p>
              </table:table-cell>
              <table:table-cell office:value-type="float" office:value="0.120842">
                <text:p>0.120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57.206877">
                <text:p>557.206877</text:p>
              </table:table-cell>
              <table:table-cell office:value-type="float" office:value="NaN">
                <text:p>NaN</text:p>
              </table:table-cell>
              <table:table-cell office:value-type="float" office:value="0.117804">
                <text:p>0.117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54.035167">
                <text:p>554.035167</text:p>
              </table:table-cell>
              <table:table-cell office:value-type="float" office:value="NaN">
                <text:p>NaN</text:p>
              </table:table-cell>
              <table:table-cell office:value-type="float" office:value="0.113637">
                <text:p>0.11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50.458801">
                <text:p>550.458801</text:p>
              </table:table-cell>
              <table:table-cell office:value-type="float" office:value="NaN">
                <text:p>NaN</text:p>
              </table:table-cell>
              <table:table-cell office:value-type="float" office:value="0.108579">
                <text:p>0.1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46.704207">
                <text:p>546.704207</text:p>
              </table:table-cell>
              <table:table-cell office:value-type="float" office:value="NaN">
                <text:p>NaN</text:p>
              </table:table-cell>
              <table:table-cell office:value-type="float" office:value="0.102527">
                <text:p>0.10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42.897731">
                <text:p>542.897731</text:p>
              </table:table-cell>
              <table:table-cell office:value-type="float" office:value="NaN">
                <text:p>NaN</text:p>
              </table:table-cell>
              <table:table-cell office:value-type="float" office:value="0.094873">
                <text:p>0.094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38.126437">
                <text:p>538.126437</text:p>
              </table:table-cell>
              <table:table-cell office:value-type="float" office:value="NaN">
                <text:p>NaN</text:p>
              </table:table-cell>
              <table:table-cell office:value-type="float" office:value="0.08646">
                <text:p>0.08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35.049526">
                <text:p>535.049526</text:p>
              </table:table-cell>
              <table:table-cell office:value-type="float" office:value="NaN">
                <text:p>NaN</text:p>
              </table:table-cell>
              <table:table-cell office:value-type="float" office:value="0.076836">
                <text:p>0.07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31.4715">
                <text:p>531.4715</text:p>
              </table:table-cell>
              <table:table-cell office:value-type="float" office:value="NaN">
                <text:p>NaN</text:p>
              </table:table-cell>
              <table:table-cell office:value-type="float" office:value="0.066357">
                <text:p>0.06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7.868452">
                <text:p>527.868452</text:p>
              </table:table-cell>
              <table:table-cell office:value-type="float" office:value="NaN">
                <text:p>NaN</text:p>
              </table:table-cell>
              <table:table-cell office:value-type="float" office:value="0.05554">
                <text:p>0.05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24.489161">
                <text:p>524.489161</text:p>
              </table:table-cell>
              <table:table-cell office:value-type="float" office:value="NaN">
                <text:p>NaN</text:p>
              </table:table-cell>
              <table:table-cell office:value-type="float" office:value="0.044378">
                <text:p>0.04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20.004498">
                <text:p>520.004498</text:p>
              </table:table-cell>
              <table:table-cell office:value-type="float" office:value="NaN">
                <text:p>NaN</text:p>
              </table:table-cell>
              <table:table-cell office:value-type="float" office:value="0.033732">
                <text:p>0.03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16.060785">
                <text:p>516.060785</text:p>
              </table:table-cell>
              <table:table-cell office:value-type="float" office:value="NaN">
                <text:p>NaN</text:p>
              </table:table-cell>
              <table:table-cell office:value-type="float" office:value="0.024359">
                <text:p>0.024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12.448795">
                <text:p>512.448795</text:p>
              </table:table-cell>
              <table:table-cell office:value-type="float" office:value="NaN">
                <text:p>NaN</text:p>
              </table:table-cell>
              <table:table-cell office:value-type="float" office:value="0.016879">
                <text:p>0.01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10.109969">
                <text:p>510.109969</text:p>
              </table:table-cell>
              <table:table-cell office:value-type="float" office:value="NaN">
                <text:p>NaN</text:p>
              </table:table-cell>
              <table:table-cell office:value-type="float" office:value="0.011192">
                <text:p>0.01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05.815752">
                <text:p>505.815752</text:p>
              </table:table-cell>
              <table:table-cell office:value-type="float" office:value="NaN">
                <text:p>NaN</text:p>
              </table:table-cell>
              <table:table-cell office:value-type="float" office:value="0.007365">
                <text:p>0.007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01.728327">
                <text:p>501.728327</text:p>
              </table:table-cell>
              <table:table-cell office:value-type="float" office:value="NaN">
                <text:p>NaN</text:p>
              </table:table-cell>
              <table:table-cell office:value-type="float" office:value="0.004951">
                <text:p>0.00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98.825201">
                <text:p>498.825201</text:p>
              </table:table-cell>
              <table:table-cell office:value-type="float" office:value="NaN">
                <text:p>NaN</text:p>
              </table:table-cell>
              <table:table-cell office:value-type="float" office:value="0.003739">
                <text:p>0.003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97.670835">
                <text:p>497.670835</text:p>
              </table:table-cell>
              <table:table-cell office:value-type="float" office:value="NaN">
                <text:p>NaN</text:p>
              </table:table-cell>
              <table:table-cell office:value-type="float" office:value="0.003631">
                <text:p>0.003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91.076647">
                <text:p>491.076647</text:p>
              </table:table-cell>
              <table:table-cell office:value-type="float" office:value="NaN">
                <text:p>NaN</text:p>
              </table:table-cell>
              <table:table-cell office:value-type="float" office:value="0.004605">
                <text:p>0.00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88.447974">
                <text:p>488.447974</text:p>
              </table:table-cell>
              <table:table-cell office:value-type="float" office:value="NaN">
                <text:p>NaN</text:p>
              </table:table-cell>
              <table:table-cell office:value-type="float" office:value="0.006739">
                <text:p>0.00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83.571123">
                <text:p>483.571123</text:p>
              </table:table-cell>
              <table:table-cell office:value-type="float" office:value="NaN">
                <text:p>NaN</text:p>
              </table:table-cell>
              <table:table-cell office:value-type="float" office:value="0.010295">
                <text:p>0.01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79.394282">
                <text:p>479.394282</text:p>
              </table:table-cell>
              <table:table-cell office:value-type="float" office:value="NaN">
                <text:p>NaN</text:p>
              </table:table-cell>
              <table:table-cell office:value-type="float" office:value="0.015705">
                <text:p>0.01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77.515432">
                <text:p>477.515432</text:p>
              </table:table-cell>
              <table:table-cell office:value-type="float" office:value="NaN">
                <text:p>NaN</text:p>
              </table:table-cell>
              <table:table-cell office:value-type="float" office:value="0.022924">
                <text:p>0.02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71.930095">
                <text:p>471.930095</text:p>
              </table:table-cell>
              <table:table-cell office:value-type="float" office:value="NaN">
                <text:p>NaN</text:p>
              </table:table-cell>
              <table:table-cell office:value-type="float" office:value="0.031635">
                <text:p>0.03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69.38844">
                <text:p>469.38844</text:p>
              </table:table-cell>
              <table:table-cell office:value-type="float" office:value="NaN">
                <text:p>NaN</text:p>
              </table:table-cell>
              <table:table-cell office:value-type="float" office:value="0.041486">
                <text:p>0.04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64.969422">
                <text:p>464.969422</text:p>
              </table:table-cell>
              <table:table-cell office:value-type="float" office:value="NaN">
                <text:p>NaN</text:p>
              </table:table-cell>
              <table:table-cell office:value-type="float" office:value="0.052251">
                <text:p>0.05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60.498103">
                <text:p>460.498103</text:p>
              </table:table-cell>
              <table:table-cell office:value-type="float" office:value="NaN">
                <text:p>NaN</text:p>
              </table:table-cell>
              <table:table-cell office:value-type="float" office:value="0.062456">
                <text:p>0.06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57.323386">
                <text:p>457.323386</text:p>
              </table:table-cell>
              <table:table-cell office:value-type="float" office:value="NaN">
                <text:p>NaN</text:p>
              </table:table-cell>
              <table:table-cell office:value-type="float" office:value="0.071916">
                <text:p>0.07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53.333123">
                <text:p>453.333123</text:p>
              </table:table-cell>
              <table:table-cell office:value-type="float" office:value="NaN">
                <text:p>NaN</text:p>
              </table:table-cell>
              <table:table-cell office:value-type="float" office:value="0.080235">
                <text:p>0.08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49.336255">
                <text:p>449.336255</text:p>
              </table:table-cell>
              <table:table-cell office:value-type="float" office:value="NaN">
                <text:p>NaN</text:p>
              </table:table-cell>
              <table:table-cell office:value-type="float" office:value="0.088255">
                <text:p>0.088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45.246072">
                <text:p>445.246072</text:p>
              </table:table-cell>
              <table:table-cell office:value-type="float" office:value="NaN">
                <text:p>NaN</text:p>
              </table:table-cell>
              <table:table-cell office:value-type="float" office:value="0.095621">
                <text:p>0.095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42.636609">
                <text:p>442.636609</text:p>
              </table:table-cell>
              <table:table-cell office:value-type="float" office:value="NaN">
                <text:p>NaN</text:p>
              </table:table-cell>
              <table:table-cell office:value-type="float" office:value="0.102132">
                <text:p>0.10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39.210845">
                <text:p>439.210845</text:p>
              </table:table-cell>
              <table:table-cell office:value-type="float" office:value="NaN">
                <text:p>NaN</text:p>
              </table:table-cell>
              <table:table-cell office:value-type="float" office:value="0.107372">
                <text:p>0.107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35.602092">
                <text:p>435.602092</text:p>
              </table:table-cell>
              <table:table-cell office:value-type="float" office:value="NaN">
                <text:p>NaN</text:p>
              </table:table-cell>
              <table:table-cell office:value-type="float" office:value="0.112224">
                <text:p>0.11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33.022361">
                <text:p>433.022361</text:p>
              </table:table-cell>
              <table:table-cell office:value-type="float" office:value="NaN">
                <text:p>NaN</text:p>
              </table:table-cell>
              <table:table-cell office:value-type="float" office:value="0.116067">
                <text:p>0.116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28.820302">
                <text:p>428.820302</text:p>
              </table:table-cell>
              <table:table-cell office:value-type="float" office:value="NaN">
                <text:p>NaN</text:p>
              </table:table-cell>
              <table:table-cell office:value-type="float" office:value="0.119001">
                <text:p>0.11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25.036066">
                <text:p>425.036066</text:p>
              </table:table-cell>
              <table:table-cell office:value-type="float" office:value="NaN">
                <text:p>NaN</text:p>
              </table:table-cell>
              <table:table-cell office:value-type="float" office:value="0.121016">
                <text:p>0.12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21.410768">
                <text:p>421.410768</text:p>
              </table:table-cell>
              <table:table-cell office:value-type="float" office:value="NaN">
                <text:p>NaN</text:p>
              </table:table-cell>
              <table:table-cell office:value-type="float" office:value="0.122699">
                <text:p>0.12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17.022218">
                <text:p>417.022218</text:p>
              </table:table-cell>
              <table:table-cell office:value-type="float" office:value="NaN">
                <text:p>NaN</text:p>
              </table:table-cell>
              <table:table-cell office:value-type="float" office:value="0.123179">
                <text:p>0.12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13.815667">
                <text:p>413.815667</text:p>
              </table:table-cell>
              <table:table-cell office:value-type="float" office:value="NaN">
                <text:p>NaN</text:p>
              </table:table-cell>
              <table:table-cell office:value-type="float" office:value="0.122955">
                <text:p>0.12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10.522366">
                <text:p>410.522366</text:p>
              </table:table-cell>
              <table:table-cell office:value-type="float" office:value="NaN">
                <text:p>NaN</text:p>
              </table:table-cell>
              <table:table-cell office:value-type="float" office:value="0.121854">
                <text:p>0.12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05.252616">
                <text:p>405.252616</text:p>
              </table:table-cell>
              <table:table-cell office:value-type="float" office:value="NaN">
                <text:p>NaN</text:p>
              </table:table-cell>
              <table:table-cell office:value-type="float" office:value="0.12002">
                <text:p>0.1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01.622854">
                <text:p>401.622854</text:p>
              </table:table-cell>
              <table:table-cell office:value-type="float" office:value="NaN">
                <text:p>NaN</text:p>
              </table:table-cell>
              <table:table-cell office:value-type="float" office:value="0.116755">
                <text:p>0.116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98.027577">
                <text:p>398.027577</text:p>
              </table:table-cell>
              <table:table-cell office:value-type="float" office:value="NaN">
                <text:p>NaN</text:p>
              </table:table-cell>
              <table:table-cell office:value-type="float" office:value="0.112624">
                <text:p>0.11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94.702683">
                <text:p>394.702683</text:p>
              </table:table-cell>
              <table:table-cell office:value-type="float" office:value="NaN">
                <text:p>NaN</text:p>
              </table:table-cell>
              <table:table-cell office:value-type="float" office:value="0.107463">
                <text:p>0.10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91.366378">
                <text:p>391.366378</text:p>
              </table:table-cell>
              <table:table-cell office:value-type="float" office:value="NaN">
                <text:p>NaN</text:p>
              </table:table-cell>
              <table:table-cell office:value-type="float" office:value="0.101191">
                <text:p>0.10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86.990667">
                <text:p>386.990667</text:p>
              </table:table-cell>
              <table:table-cell office:value-type="float" office:value="NaN">
                <text:p>NaN</text:p>
              </table:table-cell>
              <table:table-cell office:value-type="float" office:value="0.093529">
                <text:p>0.09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82.849881">
                <text:p>382.849881</text:p>
              </table:table-cell>
              <table:table-cell office:value-type="float" office:value="NaN">
                <text:p>NaN</text:p>
              </table:table-cell>
              <table:table-cell office:value-type="float" office:value="0.084661">
                <text:p>0.084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80.388493">
                <text:p>380.388493</text:p>
              </table:table-cell>
              <table:table-cell office:value-type="float" office:value="NaN">
                <text:p>NaN</text:p>
              </table:table-cell>
              <table:table-cell office:value-type="float" office:value="0.075243">
                <text:p>0.075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74.829431">
                <text:p>374.829431</text:p>
              </table:table-cell>
              <table:table-cell office:value-type="float" office:value="NaN">
                <text:p>NaN</text:p>
              </table:table-cell>
              <table:table-cell office:value-type="float" office:value="0.06449">
                <text:p>0.0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71.823244">
                <text:p>371.823244</text:p>
              </table:table-cell>
              <table:table-cell office:value-type="float" office:value="NaN">
                <text:p>NaN</text:p>
              </table:table-cell>
              <table:table-cell office:value-type="float" office:value="0.052923">
                <text:p>0.05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67.467781">
                <text:p>367.467781</text:p>
              </table:table-cell>
              <table:table-cell office:value-type="float" office:value="NaN">
                <text:p>NaN</text:p>
              </table:table-cell>
              <table:table-cell office:value-type="float" office:value="0.041883">
                <text:p>0.04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63.880179">
                <text:p>363.880179</text:p>
              </table:table-cell>
              <table:table-cell office:value-type="float" office:value="NaN">
                <text:p>NaN</text:p>
              </table:table-cell>
              <table:table-cell office:value-type="float" office:value="0.031551">
                <text:p>0.03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60.445935">
                <text:p>360.445935</text:p>
              </table:table-cell>
              <table:table-cell office:value-type="float" office:value="NaN">
                <text:p>NaN</text:p>
              </table:table-cell>
              <table:table-cell office:value-type="float" office:value="0.022136">
                <text:p>0.02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56.233569">
                <text:p>356.233569</text:p>
              </table:table-cell>
              <table:table-cell office:value-type="float" office:value="NaN">
                <text:p>NaN</text:p>
              </table:table-cell>
              <table:table-cell office:value-type="float" office:value="0.014856">
                <text:p>0.014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53.2185">
                <text:p>353.2185</text:p>
              </table:table-cell>
              <table:table-cell office:value-type="float" office:value="NaN">
                <text:p>NaN</text:p>
              </table:table-cell>
              <table:table-cell office:value-type="float" office:value="0.00975">
                <text:p>0.0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48.852134">
                <text:p>348.852134</text:p>
              </table:table-cell>
              <table:table-cell office:value-type="float" office:value="NaN">
                <text:p>NaN</text:p>
              </table:table-cell>
              <table:table-cell office:value-type="float" office:value="0.006319">
                <text:p>0.00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45.820407">
                <text:p>345.820407</text:p>
              </table:table-cell>
              <table:table-cell office:value-type="float" office:value="NaN">
                <text:p>NaN</text:p>
              </table:table-cell>
              <table:table-cell office:value-type="float" office:value="0.004312">
                <text:p>0.00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42.839435">
                <text:p>342.839435</text:p>
              </table:table-cell>
              <table:table-cell office:value-type="float" office:value="NaN">
                <text:p>NaN</text:p>
              </table:table-cell>
              <table:table-cell office:value-type="float" office:value="0.003478">
                <text:p>0.003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37.88993">
                <text:p>337.88993</text:p>
              </table:table-cell>
              <table:table-cell office:value-type="float" office:value="NaN">
                <text:p>NaN</text:p>
              </table:table-cell>
              <table:table-cell office:value-type="float" office:value="0.003695">
                <text:p>0.00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35.681413">
                <text:p>335.681413</text:p>
              </table:table-cell>
              <table:table-cell office:value-type="float" office:value="NaN">
                <text:p>NaN</text:p>
              </table:table-cell>
              <table:table-cell office:value-type="float" office:value="0.004942">
                <text:p>0.004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39.551565">
                <text:p>339.551565</text:p>
              </table:table-cell>
              <table:table-cell office:value-type="float" office:value="NaN">
                <text:p>NaN</text:p>
              </table:table-cell>
              <table:table-cell office:value-type="float" office:value="0.007352">
                <text:p>0.00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7.07523">
                <text:p>327.07523</text:p>
              </table:table-cell>
              <table:table-cell office:value-type="float" office:value="NaN">
                <text:p>NaN</text:p>
              </table:table-cell>
              <table:table-cell office:value-type="float" office:value="0.011252">
                <text:p>0.01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3.390065">
                <text:p>323.390065</text:p>
              </table:table-cell>
              <table:table-cell office:value-type="float" office:value="NaN">
                <text:p>NaN</text:p>
              </table:table-cell>
              <table:table-cell office:value-type="float" office:value="0.016873">
                <text:p>0.016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19.156598">
                <text:p>319.156598</text:p>
              </table:table-cell>
              <table:table-cell office:value-type="float" office:value="NaN">
                <text:p>NaN</text:p>
              </table:table-cell>
              <table:table-cell office:value-type="float" office:value="0.024393">
                <text:p>0.02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15.685833">
                <text:p>315.685833</text:p>
              </table:table-cell>
              <table:table-cell office:value-type="float" office:value="NaN">
                <text:p>NaN</text:p>
              </table:table-cell>
              <table:table-cell office:value-type="float" office:value="0.033597">
                <text:p>0.03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12.007575">
                <text:p>312.007575</text:p>
              </table:table-cell>
              <table:table-cell office:value-type="float" office:value="NaN">
                <text:p>NaN</text:p>
              </table:table-cell>
              <table:table-cell office:value-type="float" office:value="0.043598">
                <text:p>0.043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08.294121">
                <text:p>308.294121</text:p>
              </table:table-cell>
              <table:table-cell office:value-type="float" office:value="NaN">
                <text:p>NaN</text:p>
              </table:table-cell>
              <table:table-cell office:value-type="float" office:value="0.054113">
                <text:p>0.05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05.391771">
                <text:p>305.391771</text:p>
              </table:table-cell>
              <table:table-cell office:value-type="float" office:value="NaN">
                <text:p>NaN</text:p>
              </table:table-cell>
              <table:table-cell office:value-type="float" office:value="0.06407">
                <text:p>0.0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00.250809">
                <text:p>300.250809</text:p>
              </table:table-cell>
              <table:table-cell office:value-type="float" office:value="NaN">
                <text:p>NaN</text:p>
              </table:table-cell>
              <table:table-cell office:value-type="float" office:value="0.073764">
                <text:p>0.07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97.645594">
                <text:p>297.645594</text:p>
              </table:table-cell>
              <table:table-cell office:value-type="float" office:value="NaN">
                <text:p>NaN</text:p>
              </table:table-cell>
              <table:table-cell office:value-type="float" office:value="0.082641">
                <text:p>0.08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93.950026">
                <text:p>293.950026</text:p>
              </table:table-cell>
              <table:table-cell office:value-type="float" office:value="NaN">
                <text:p>NaN</text:p>
              </table:table-cell>
              <table:table-cell office:value-type="float" office:value="0.09061">
                <text:p>0.0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1.045281">
                <text:p>291.045281</text:p>
              </table:table-cell>
              <table:table-cell office:value-type="float" office:value="NaN">
                <text:p>NaN</text:p>
              </table:table-cell>
              <table:table-cell office:value-type="float" office:value="0.097961">
                <text:p>0.097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6.88508">
                <text:p>286.88508</text:p>
              </table:table-cell>
              <table:table-cell office:value-type="float" office:value="NaN">
                <text:p>NaN</text:p>
              </table:table-cell>
              <table:table-cell office:value-type="float" office:value="0.104071">
                <text:p>0.10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2.078654">
                <text:p>282.078654</text:p>
              </table:table-cell>
              <table:table-cell office:value-type="float" office:value="NaN">
                <text:p>NaN</text:p>
              </table:table-cell>
              <table:table-cell office:value-type="float" office:value="0.109232">
                <text:p>0.109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8.081191">
                <text:p>278.081191</text:p>
              </table:table-cell>
              <table:table-cell office:value-type="float" office:value="NaN">
                <text:p>NaN</text:p>
              </table:table-cell>
              <table:table-cell office:value-type="float" office:value="0.113345">
                <text:p>0.11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75.132572">
                <text:p>275.132572</text:p>
              </table:table-cell>
              <table:table-cell office:value-type="float" office:value="NaN">
                <text:p>NaN</text:p>
              </table:table-cell>
              <table:table-cell office:value-type="float" office:value="0.11667">
                <text:p>0.1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71.153452">
                <text:p>271.153452</text:p>
              </table:table-cell>
              <table:table-cell office:value-type="float" office:value="NaN">
                <text:p>NaN</text:p>
              </table:table-cell>
              <table:table-cell office:value-type="float" office:value="0.119462">
                <text:p>0.119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66.809211">
                <text:p>266.809211</text:p>
              </table:table-cell>
              <table:table-cell office:value-type="float" office:value="NaN">
                <text:p>NaN</text:p>
              </table:table-cell>
              <table:table-cell office:value-type="float" office:value="0.121343">
                <text:p>0.12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64.328794">
                <text:p>264.328794</text:p>
              </table:table-cell>
              <table:table-cell office:value-type="float" office:value="NaN">
                <text:p>NaN</text:p>
              </table:table-cell>
              <table:table-cell office:value-type="float" office:value="0.122753">
                <text:p>0.12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9.768187">
                <text:p>259.768187</text:p>
              </table:table-cell>
              <table:table-cell office:value-type="float" office:value="NaN">
                <text:p>NaN</text:p>
              </table:table-cell>
              <table:table-cell office:value-type="float" office:value="0.122981">
                <text:p>0.12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56.190966">
                <text:p>256.190966</text:p>
              </table:table-cell>
              <table:table-cell office:value-type="float" office:value="NaN">
                <text:p>NaN</text:p>
              </table:table-cell>
              <table:table-cell office:value-type="float" office:value="0.122647">
                <text:p>0.12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53.383672">
                <text:p>253.383672</text:p>
              </table:table-cell>
              <table:table-cell office:value-type="float" office:value="NaN">
                <text:p>NaN</text:p>
              </table:table-cell>
              <table:table-cell office:value-type="float" office:value="0.121356">
                <text:p>0.12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49.474204">
                <text:p>249.474204</text:p>
              </table:table-cell>
              <table:table-cell office:value-type="float" office:value="NaN">
                <text:p>NaN</text:p>
              </table:table-cell>
              <table:table-cell office:value-type="float" office:value="0.119081">
                <text:p>0.119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45.256922">
                <text:p>245.256922</text:p>
              </table:table-cell>
              <table:table-cell office:value-type="float" office:value="NaN">
                <text:p>NaN</text:p>
              </table:table-cell>
              <table:table-cell office:value-type="float" office:value="0.115782">
                <text:p>0.11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44.86136">
                <text:p>244.86136</text:p>
              </table:table-cell>
              <table:table-cell office:value-type="float" office:value="NaN">
                <text:p>NaN</text:p>
              </table:table-cell>
              <table:table-cell office:value-type="float" office:value="0.115471">
                <text:p>0.115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48.417545">
                <text:p>248.417545</text:p>
              </table:table-cell>
              <table:table-cell office:value-type="float" office:value="NaN">
                <text:p>NaN</text:p>
              </table:table-cell>
              <table:table-cell office:value-type="float" office:value="0.11933">
                <text:p>0.1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52.133684">
                <text:p>252.133684</text:p>
              </table:table-cell>
              <table:table-cell office:value-type="float" office:value="NaN">
                <text:p>NaN</text:p>
              </table:table-cell>
              <table:table-cell office:value-type="float" office:value="0.121641">
                <text:p>0.12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55.656761">
                <text:p>255.656761</text:p>
              </table:table-cell>
              <table:table-cell office:value-type="float" office:value="NaN">
                <text:p>NaN</text:p>
              </table:table-cell>
              <table:table-cell office:value-type="float" office:value="0.123163">
                <text:p>0.12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59.146522">
                <text:p>259.146522</text:p>
              </table:table-cell>
              <table:table-cell office:value-type="float" office:value="NaN">
                <text:p>NaN</text:p>
              </table:table-cell>
              <table:table-cell office:value-type="float" office:value="0.123656">
                <text:p>0.12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3.561163">
                <text:p>263.561163</text:p>
              </table:table-cell>
              <table:table-cell office:value-type="float" office:value="NaN">
                <text:p>NaN</text:p>
              </table:table-cell>
              <table:table-cell office:value-type="float" office:value="0.123566">
                <text:p>0.123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66.65172">
                <text:p>266.65172</text:p>
              </table:table-cell>
              <table:table-cell office:value-type="float" office:value="NaN">
                <text:p>NaN</text:p>
              </table:table-cell>
              <table:table-cell office:value-type="float" office:value="0.122276">
                <text:p>0.12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70.704885">
                <text:p>270.704885</text:p>
              </table:table-cell>
              <table:table-cell office:value-type="float" office:value="NaN">
                <text:p>NaN</text:p>
              </table:table-cell>
              <table:table-cell office:value-type="float" office:value="0.120088">
                <text:p>0.12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4.90312">
                <text:p>274.90312</text:p>
              </table:table-cell>
              <table:table-cell office:value-type="float" office:value="NaN">
                <text:p>NaN</text:p>
              </table:table-cell>
              <table:table-cell office:value-type="float" office:value="0.117409">
                <text:p>0.117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7.635587">
                <text:p>277.635587</text:p>
              </table:table-cell>
              <table:table-cell office:value-type="float" office:value="NaN">
                <text:p>NaN</text:p>
              </table:table-cell>
              <table:table-cell office:value-type="float" office:value="0.114057">
                <text:p>0.114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81.935315">
                <text:p>281.935315</text:p>
              </table:table-cell>
              <table:table-cell office:value-type="float" office:value="NaN">
                <text:p>NaN</text:p>
              </table:table-cell>
              <table:table-cell office:value-type="float" office:value="0.109593">
                <text:p>0.109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6.255756">
                <text:p>286.255756</text:p>
              </table:table-cell>
              <table:table-cell office:value-type="float" office:value="NaN">
                <text:p>NaN</text:p>
              </table:table-cell>
              <table:table-cell office:value-type="float" office:value="0.104652">
                <text:p>0.10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87.569588">
                <text:p>287.569588</text:p>
              </table:table-cell>
              <table:table-cell office:value-type="float" office:value="NaN">
                <text:p>NaN</text:p>
              </table:table-cell>
              <table:table-cell office:value-type="float" office:value="0.098534">
                <text:p>0.098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3.120754">
                <text:p>293.120754</text:p>
              </table:table-cell>
              <table:table-cell office:value-type="float" office:value="NaN">
                <text:p>NaN</text:p>
              </table:table-cell>
              <table:table-cell office:value-type="float" office:value="0.091885">
                <text:p>0.09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96.813885">
                <text:p>296.813885</text:p>
              </table:table-cell>
              <table:table-cell office:value-type="float" office:value="NaN">
                <text:p>NaN</text:p>
              </table:table-cell>
              <table:table-cell office:value-type="float" office:value="0.084282">
                <text:p>0.084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98.891411">
                <text:p>298.891411</text:p>
              </table:table-cell>
              <table:table-cell office:value-type="float" office:value="NaN">
                <text:p>NaN</text:p>
              </table:table-cell>
              <table:table-cell office:value-type="float" office:value="0.075843">
                <text:p>0.07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03.247692">
                <text:p>303.247692</text:p>
              </table:table-cell>
              <table:table-cell office:value-type="float" office:value="NaN">
                <text:p>NaN</text:p>
              </table:table-cell>
              <table:table-cell office:value-type="float" office:value="0.066573">
                <text:p>0.066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07.239812">
                <text:p>307.239812</text:p>
              </table:table-cell>
              <table:table-cell office:value-type="float" office:value="NaN">
                <text:p>NaN</text:p>
              </table:table-cell>
              <table:table-cell office:value-type="float" office:value="0.056717">
                <text:p>0.056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10.536574">
                <text:p>310.536574</text:p>
              </table:table-cell>
              <table:table-cell office:value-type="float" office:value="NaN">
                <text:p>NaN</text:p>
              </table:table-cell>
              <table:table-cell office:value-type="float" office:value="0.046428">
                <text:p>0.04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14.121159">
                <text:p>314.121159</text:p>
              </table:table-cell>
              <table:table-cell office:value-type="float" office:value="NaN">
                <text:p>NaN</text:p>
              </table:table-cell>
              <table:table-cell office:value-type="float" office:value="0.036413">
                <text:p>0.036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17.900203">
                <text:p>317.900203</text:p>
              </table:table-cell>
              <table:table-cell office:value-type="float" office:value="NaN">
                <text:p>NaN</text:p>
              </table:table-cell>
              <table:table-cell office:value-type="float" office:value="0.026982">
                <text:p>0.026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1.921155">
                <text:p>321.921155</text:p>
              </table:table-cell>
              <table:table-cell office:value-type="float" office:value="NaN">
                <text:p>NaN</text:p>
              </table:table-cell>
              <table:table-cell office:value-type="float" office:value="0.018887">
                <text:p>0.01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26.58094">
                <text:p>326.58094</text:p>
              </table:table-cell>
              <table:table-cell office:value-type="float" office:value="NaN">
                <text:p>NaN</text:p>
              </table:table-cell>
              <table:table-cell office:value-type="float" office:value="0.012599">
                <text:p>0.01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31.276188">
                <text:p>331.276188</text:p>
              </table:table-cell>
              <table:table-cell office:value-type="float" office:value="NaN">
                <text:p>NaN</text:p>
              </table:table-cell>
              <table:table-cell office:value-type="float" office:value="0.008262">
                <text:p>0.00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34.080651">
                <text:p>334.080651</text:p>
              </table:table-cell>
              <table:table-cell office:value-type="float" office:value="NaN">
                <text:p>NaN</text:p>
              </table:table-cell>
              <table:table-cell office:value-type="float" office:value="0.005465">
                <text:p>0.005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37.472249">
                <text:p>337.472249</text:p>
              </table:table-cell>
              <table:table-cell office:value-type="float" office:value="NaN">
                <text:p>NaN</text:p>
              </table:table-cell>
              <table:table-cell office:value-type="float" office:value="0.003933">
                <text:p>0.00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0.65016">
                <text:p>340.65016</text:p>
              </table:table-cell>
              <table:table-cell office:value-type="float" office:value="NaN">
                <text:p>NaN</text:p>
              </table:table-cell>
              <table:table-cell office:value-type="float" office:value="0.003433">
                <text:p>0.003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3.809968">
                <text:p>343.809968</text:p>
              </table:table-cell>
              <table:table-cell office:value-type="float" office:value="NaN">
                <text:p>NaN</text:p>
              </table:table-cell>
              <table:table-cell office:value-type="float" office:value="0.003959">
                <text:p>0.00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7.64783">
                <text:p>347.64783</text:p>
              </table:table-cell>
              <table:table-cell office:value-type="float" office:value="NaN">
                <text:p>NaN</text:p>
              </table:table-cell>
              <table:table-cell office:value-type="float" office:value="0.005589">
                <text:p>0.005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50.894325">
                <text:p>350.894325</text:p>
              </table:table-cell>
              <table:table-cell office:value-type="float" office:value="NaN">
                <text:p>NaN</text:p>
              </table:table-cell>
              <table:table-cell office:value-type="float" office:value="0.008541">
                <text:p>0.008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55.731937">
                <text:p>355.731937</text:p>
              </table:table-cell>
              <table:table-cell office:value-type="float" office:value="NaN">
                <text:p>NaN</text:p>
              </table:table-cell>
              <table:table-cell office:value-type="float" office:value="0.013077">
                <text:p>0.01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8.549884">
                <text:p>358.549884</text:p>
              </table:table-cell>
              <table:table-cell office:value-type="float" office:value="NaN">
                <text:p>NaN</text:p>
              </table:table-cell>
              <table:table-cell office:value-type="float" office:value="0.019674">
                <text:p>0.01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62.04362">
                <text:p>362.04362</text:p>
              </table:table-cell>
              <table:table-cell office:value-type="float" office:value="NaN">
                <text:p>NaN</text:p>
              </table:table-cell>
              <table:table-cell office:value-type="float" office:value="0.028306">
                <text:p>0.02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67.101655">
                <text:p>367.101655</text:p>
              </table:table-cell>
              <table:table-cell office:value-type="float" office:value="NaN">
                <text:p>NaN</text:p>
              </table:table-cell>
              <table:table-cell office:value-type="float" office:value="0.03847">
                <text:p>0.03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68.916861">
                <text:p>368.916861</text:p>
              </table:table-cell>
              <table:table-cell office:value-type="float" office:value="NaN">
                <text:p>NaN</text:p>
              </table:table-cell>
              <table:table-cell office:value-type="float" office:value="0.049189">
                <text:p>0.04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74.035974">
                <text:p>374.035974</text:p>
              </table:table-cell>
              <table:table-cell office:value-type="float" office:value="NaN">
                <text:p>NaN</text:p>
              </table:table-cell>
              <table:table-cell office:value-type="float" office:value="0.060293">
                <text:p>0.060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77.457911">
                <text:p>377.457911</text:p>
              </table:table-cell>
              <table:table-cell office:value-type="float" office:value="NaN">
                <text:p>NaN</text:p>
              </table:table-cell>
              <table:table-cell office:value-type="float" office:value="0.071459">
                <text:p>0.07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80.993169">
                <text:p>380.993169</text:p>
              </table:table-cell>
              <table:table-cell office:value-type="float" office:value="NaN">
                <text:p>NaN</text:p>
              </table:table-cell>
              <table:table-cell office:value-type="float" office:value="0.081673">
                <text:p>0.08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86.748806">
                <text:p>386.748806</text:p>
              </table:table-cell>
              <table:table-cell office:value-type="float" office:value="NaN">
                <text:p>NaN</text:p>
              </table:table-cell>
              <table:table-cell office:value-type="float" office:value="0.09057">
                <text:p>0.09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89.009167">
                <text:p>389.009167</text:p>
              </table:table-cell>
              <table:table-cell office:value-type="float" office:value="NaN">
                <text:p>NaN</text:p>
              </table:table-cell>
              <table:table-cell office:value-type="float" office:value="0.098414">
                <text:p>0.098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92.530891">
                <text:p>392.530891</text:p>
              </table:table-cell>
              <table:table-cell office:value-type="float" office:value="NaN">
                <text:p>NaN</text:p>
              </table:table-cell>
              <table:table-cell office:value-type="float" office:value="0.105467">
                <text:p>0.105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96.948384">
                <text:p>396.948384</text:p>
              </table:table-cell>
              <table:table-cell office:value-type="float" office:value="NaN">
                <text:p>NaN</text:p>
              </table:table-cell>
              <table:table-cell office:value-type="float" office:value="0.111251">
                <text:p>0.11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00.942744">
                <text:p>400.942744</text:p>
              </table:table-cell>
              <table:table-cell office:value-type="float" office:value="NaN">
                <text:p>NaN</text:p>
              </table:table-cell>
              <table:table-cell office:value-type="float" office:value="0.115614">
                <text:p>0.115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04.350513">
                <text:p>404.350513</text:p>
              </table:table-cell>
              <table:table-cell office:value-type="float" office:value="NaN">
                <text:p>NaN</text:p>
              </table:table-cell>
              <table:table-cell office:value-type="float" office:value="0.119077">
                <text:p>0.119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08.632811">
                <text:p>408.632811</text:p>
              </table:table-cell>
              <table:table-cell office:value-type="float" office:value="NaN">
                <text:p>NaN</text:p>
              </table:table-cell>
              <table:table-cell office:value-type="float" office:value="0.121942">
                <text:p>0.12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11.900029">
                <text:p>411.900029</text:p>
              </table:table-cell>
              <table:table-cell office:value-type="float" office:value="NaN">
                <text:p>NaN</text:p>
              </table:table-cell>
              <table:table-cell office:value-type="float" office:value="0.123602">
                <text:p>0.123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15.915481">
                <text:p>415.915481</text:p>
              </table:table-cell>
              <table:table-cell office:value-type="float" office:value="NaN">
                <text:p>NaN</text:p>
              </table:table-cell>
              <table:table-cell office:value-type="float" office:value="0.124103">
                <text:p>0.124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19.08233">
                <text:p>419.08233</text:p>
              </table:table-cell>
              <table:table-cell office:value-type="float" office:value="NaN">
                <text:p>NaN</text:p>
              </table:table-cell>
              <table:table-cell office:value-type="float" office:value="0.124009">
                <text:p>0.12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22.837142">
                <text:p>422.837142</text:p>
              </table:table-cell>
              <table:table-cell office:value-type="float" office:value="NaN">
                <text:p>NaN</text:p>
              </table:table-cell>
              <table:table-cell office:value-type="float" office:value="0.122883">
                <text:p>0.12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28.045992">
                <text:p>428.045992</text:p>
              </table:table-cell>
              <table:table-cell office:value-type="float" office:value="NaN">
                <text:p>NaN</text:p>
              </table:table-cell>
              <table:table-cell office:value-type="float" office:value="0.120858">
                <text:p>0.12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30.947078">
                <text:p>430.947078</text:p>
              </table:table-cell>
              <table:table-cell office:value-type="float" office:value="NaN">
                <text:p>NaN</text:p>
              </table:table-cell>
              <table:table-cell office:value-type="float" office:value="0.118043">
                <text:p>0.118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35.475623">
                <text:p>435.475623</text:p>
              </table:table-cell>
              <table:table-cell office:value-type="float" office:value="NaN">
                <text:p>NaN</text:p>
              </table:table-cell>
              <table:table-cell office:value-type="float" office:value="0.114214">
                <text:p>0.11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37.478341">
                <text:p>437.478341</text:p>
              </table:table-cell>
              <table:table-cell office:value-type="float" office:value="NaN">
                <text:p>NaN</text:p>
              </table:table-cell>
              <table:table-cell office:value-type="float" office:value="0.109792">
                <text:p>0.109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41.554182">
                <text:p>441.554182</text:p>
              </table:table-cell>
              <table:table-cell office:value-type="float" office:value="NaN">
                <text:p>NaN</text:p>
              </table:table-cell>
              <table:table-cell office:value-type="float" office:value="0.104506">
                <text:p>0.10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44.947241">
                <text:p>444.947241</text:p>
              </table:table-cell>
              <table:table-cell office:value-type="float" office:value="NaN">
                <text:p>NaN</text:p>
              </table:table-cell>
              <table:table-cell office:value-type="float" office:value="0.098345">
                <text:p>0.098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48.291075">
                <text:p>448.291075</text:p>
              </table:table-cell>
              <table:table-cell office:value-type="float" office:value="NaN">
                <text:p>NaN</text:p>
              </table:table-cell>
              <table:table-cell office:value-type="float" office:value="0.091359">
                <text:p>0.09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1.649888">
                <text:p>451.649888</text:p>
              </table:table-cell>
              <table:table-cell office:value-type="float" office:value="NaN">
                <text:p>NaN</text:p>
              </table:table-cell>
              <table:table-cell office:value-type="float" office:value="0.083375">
                <text:p>0.08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56.695098">
                <text:p>456.695098</text:p>
              </table:table-cell>
              <table:table-cell office:value-type="float" office:value="NaN">
                <text:p>NaN</text:p>
              </table:table-cell>
              <table:table-cell office:value-type="float" office:value="0.074428">
                <text:p>0.07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59.437236">
                <text:p>459.437236</text:p>
              </table:table-cell>
              <table:table-cell office:value-type="float" office:value="NaN">
                <text:p>NaN</text:p>
              </table:table-cell>
              <table:table-cell office:value-type="float" office:value="0.065064">
                <text:p>0.06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63.041394">
                <text:p>463.041394</text:p>
              </table:table-cell>
              <table:table-cell office:value-type="float" office:value="NaN">
                <text:p>NaN</text:p>
              </table:table-cell>
              <table:table-cell office:value-type="float" office:value="0.054996">
                <text:p>0.054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67.148738">
                <text:p>467.148738</text:p>
              </table:table-cell>
              <table:table-cell office:value-type="float" office:value="NaN">
                <text:p>NaN</text:p>
              </table:table-cell>
              <table:table-cell office:value-type="float" office:value="0.044812">
                <text:p>0.044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0.944113">
                <text:p>470.944113</text:p>
              </table:table-cell>
              <table:table-cell office:value-type="float" office:value="NaN">
                <text:p>NaN</text:p>
              </table:table-cell>
              <table:table-cell office:value-type="float" office:value="0.034786">
                <text:p>0.034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5.294252">
                <text:p>475.294252</text:p>
              </table:table-cell>
              <table:table-cell office:value-type="float" office:value="NaN">
                <text:p>NaN</text:p>
              </table:table-cell>
              <table:table-cell office:value-type="float" office:value="0.025809">
                <text:p>0.025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78.491537">
                <text:p>478.491537</text:p>
              </table:table-cell>
              <table:table-cell office:value-type="float" office:value="NaN">
                <text:p>NaN</text:p>
              </table:table-cell>
              <table:table-cell office:value-type="float" office:value="0.018089">
                <text:p>0.018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82.473162">
                <text:p>482.473162</text:p>
              </table:table-cell>
              <table:table-cell office:value-type="float" office:value="NaN">
                <text:p>NaN</text:p>
              </table:table-cell>
              <table:table-cell office:value-type="float" office:value="0.012151">
                <text:p>0.01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85.632021">
                <text:p>485.632021</text:p>
              </table:table-cell>
              <table:table-cell office:value-type="float" office:value="NaN">
                <text:p>NaN</text:p>
              </table:table-cell>
              <table:table-cell office:value-type="float" office:value="0.007957">
                <text:p>0.007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88.902245">
                <text:p>488.902245</text:p>
              </table:table-cell>
              <table:table-cell office:value-type="float" office:value="NaN">
                <text:p>NaN</text:p>
              </table:table-cell>
              <table:table-cell office:value-type="float" office:value="0.005277">
                <text:p>0.00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93.146989">
                <text:p>493.146989</text:p>
              </table:table-cell>
              <table:table-cell office:value-type="float" office:value="NaN">
                <text:p>NaN</text:p>
              </table:table-cell>
              <table:table-cell office:value-type="float" office:value="0.003837">
                <text:p>0.003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96.637613">
                <text:p>496.637613</text:p>
              </table:table-cell>
              <table:table-cell office:value-type="float" office:value="NaN">
                <text:p>NaN</text:p>
              </table:table-cell>
              <table:table-cell office:value-type="float" office:value="0.003504">
                <text:p>0.003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99.948658">
                <text:p>499.948658</text:p>
              </table:table-cell>
              <table:table-cell office:value-type="float" office:value="NaN">
                <text:p>NaN</text:p>
              </table:table-cell>
              <table:table-cell office:value-type="float" office:value="0.004228">
                <text:p>0.00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05.487781">
                <text:p>505.487781</text:p>
              </table:table-cell>
              <table:table-cell office:value-type="float" office:value="NaN">
                <text:p>NaN</text:p>
              </table:table-cell>
              <table:table-cell office:value-type="float" office:value="0.006041">
                <text:p>0.006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07.178406">
                <text:p>507.178406</text:p>
              </table:table-cell>
              <table:table-cell office:value-type="float" office:value="NaN">
                <text:p>NaN</text:p>
              </table:table-cell>
              <table:table-cell office:value-type="float" office:value="0.009237">
                <text:p>0.009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1.094255">
                <text:p>511.094255</text:p>
              </table:table-cell>
              <table:table-cell office:value-type="float" office:value="NaN">
                <text:p>NaN</text:p>
              </table:table-cell>
              <table:table-cell office:value-type="float" office:value="0.014196">
                <text:p>0.014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14.556275">
                <text:p>514.556275</text:p>
              </table:table-cell>
              <table:table-cell office:value-type="float" office:value="NaN">
                <text:p>NaN</text:p>
              </table:table-cell>
              <table:table-cell office:value-type="float" office:value="0.021136">
                <text:p>0.02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18.887873">
                <text:p>518.887873</text:p>
              </table:table-cell>
              <table:table-cell office:value-type="float" office:value="NaN">
                <text:p>NaN</text:p>
              </table:table-cell>
              <table:table-cell office:value-type="float" office:value="0.029708">
                <text:p>0.029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2.312336">
                <text:p>522.312336</text:p>
              </table:table-cell>
              <table:table-cell office:value-type="float" office:value="NaN">
                <text:p>NaN</text:p>
              </table:table-cell>
              <table:table-cell office:value-type="float" office:value="0.039851">
                <text:p>0.039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25.839123">
                <text:p>525.839123</text:p>
              </table:table-cell>
              <table:table-cell office:value-type="float" office:value="NaN">
                <text:p>NaN</text:p>
              </table:table-cell>
              <table:table-cell office:value-type="float" office:value="0.051103">
                <text:p>0.05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29.470755">
                <text:p>529.470755</text:p>
              </table:table-cell>
              <table:table-cell office:value-type="float" office:value="NaN">
                <text:p>NaN</text:p>
              </table:table-cell>
              <table:table-cell office:value-type="float" office:value="0.062489">
                <text:p>0.06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33.637171">
                <text:p>533.637171</text:p>
              </table:table-cell>
              <table:table-cell office:value-type="float" office:value="NaN">
                <text:p>NaN</text:p>
              </table:table-cell>
              <table:table-cell office:value-type="float" office:value="0.072954">
                <text:p>0.07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37.048202">
                <text:p>537.048202</text:p>
              </table:table-cell>
              <table:table-cell office:value-type="float" office:value="NaN">
                <text:p>NaN</text:p>
              </table:table-cell>
              <table:table-cell office:value-type="float" office:value="0.082986">
                <text:p>0.08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40.810472">
                <text:p>540.810472</text:p>
              </table:table-cell>
              <table:table-cell office:value-type="float" office:value="NaN">
                <text:p>NaN</text:p>
              </table:table-cell>
              <table:table-cell office:value-type="float" office:value="0.092188">
                <text:p>0.09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44.834147">
                <text:p>544.834147</text:p>
              </table:table-cell>
              <table:table-cell office:value-type="float" office:value="NaN">
                <text:p>NaN</text:p>
              </table:table-cell>
              <table:table-cell office:value-type="float" office:value="0.100199">
                <text:p>0.10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49.415985">
                <text:p>549.415985</text:p>
              </table:table-cell>
              <table:table-cell office:value-type="float" office:value="NaN">
                <text:p>NaN</text:p>
              </table:table-cell>
              <table:table-cell office:value-type="float" office:value="0.106533">
                <text:p>0.106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51.942807">
                <text:p>551.942807</text:p>
              </table:table-cell>
              <table:table-cell office:value-type="float" office:value="NaN">
                <text:p>NaN</text:p>
              </table:table-cell>
              <table:table-cell office:value-type="float" office:value="0.112049">
                <text:p>0.11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56.604853">
                <text:p>556.604853</text:p>
              </table:table-cell>
              <table:table-cell office:value-type="float" office:value="NaN">
                <text:p>NaN</text:p>
              </table:table-cell>
              <table:table-cell office:value-type="float" office:value="0.11654">
                <text:p>0.1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59.752523">
                <text:p>559.752523</text:p>
              </table:table-cell>
              <table:table-cell office:value-type="float" office:value="NaN">
                <text:p>NaN</text:p>
              </table:table-cell>
              <table:table-cell office:value-type="float" office:value="0.120188">
                <text:p>0.12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63.844024">
                <text:p>563.844024</text:p>
              </table:table-cell>
              <table:table-cell office:value-type="float" office:value="NaN">
                <text:p>NaN</text:p>
              </table:table-cell>
              <table:table-cell office:value-type="float" office:value="0.122385">
                <text:p>0.12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66.435576">
                <text:p>566.435576</text:p>
              </table:table-cell>
              <table:table-cell office:value-type="float" office:value="NaN">
                <text:p>NaN</text:p>
              </table:table-cell>
              <table:table-cell office:value-type="float" office:value="0.123715">
                <text:p>0.123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71.443542">
                <text:p>571.443542</text:p>
              </table:table-cell>
              <table:table-cell office:value-type="float" office:value="NaN">
                <text:p>NaN</text:p>
              </table:table-cell>
              <table:table-cell office:value-type="float" office:value="0.124485">
                <text:p>0.124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74.903491">
                <text:p>574.903491</text:p>
              </table:table-cell>
              <table:table-cell office:value-type="float" office:value="NaN">
                <text:p>NaN</text:p>
              </table:table-cell>
              <table:table-cell office:value-type="float" office:value="0.124068">
                <text:p>0.12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78.540419">
                <text:p>578.540419</text:p>
              </table:table-cell>
              <table:table-cell office:value-type="float" office:value="NaN">
                <text:p>NaN</text:p>
              </table:table-cell>
              <table:table-cell office:value-type="float" office:value="0.122975">
                <text:p>0.12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82.025737">
                <text:p>582.025737</text:p>
              </table:table-cell>
              <table:table-cell office:value-type="float" office:value="NaN">
                <text:p>NaN</text:p>
              </table:table-cell>
              <table:table-cell office:value-type="float" office:value="0.120769">
                <text:p>0.12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86.570213">
                <text:p>586.570213</text:p>
              </table:table-cell>
              <table:table-cell office:value-type="float" office:value="NaN">
                <text:p>NaN</text:p>
              </table:table-cell>
              <table:table-cell office:value-type="float" office:value="0.117864">
                <text:p>0.117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88.88433">
                <text:p>588.88433</text:p>
              </table:table-cell>
              <table:table-cell office:value-type="float" office:value="NaN">
                <text:p>NaN</text:p>
              </table:table-cell>
              <table:table-cell office:value-type="float" office:value="0.114285">
                <text:p>0.11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93.069839">
                <text:p>593.069839</text:p>
              </table:table-cell>
              <table:table-cell office:value-type="float" office:value="NaN">
                <text:p>NaN</text:p>
              </table:table-cell>
              <table:table-cell office:value-type="float" office:value="0.109855">
                <text:p>0.10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96.343881">
                <text:p>596.343881</text:p>
              </table:table-cell>
              <table:table-cell office:value-type="float" office:value="NaN">
                <text:p>NaN</text:p>
              </table:table-cell>
              <table:table-cell office:value-type="float" office:value="0.104563">
                <text:p>0.104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01.246577">
                <text:p>601.246577</text:p>
              </table:table-cell>
              <table:table-cell office:value-type="float" office:value="NaN">
                <text:p>NaN</text:p>
              </table:table-cell>
              <table:table-cell office:value-type="float" office:value="0.0979">
                <text:p>0.0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04.289389">
                <text:p>604.289389</text:p>
              </table:table-cell>
              <table:table-cell office:value-type="float" office:value="NaN">
                <text:p>NaN</text:p>
              </table:table-cell>
              <table:table-cell office:value-type="float" office:value="0.090678">
                <text:p>0.09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08.705497">
                <text:p>608.705497</text:p>
              </table:table-cell>
              <table:table-cell office:value-type="float" office:value="NaN">
                <text:p>NaN</text:p>
              </table:table-cell>
              <table:table-cell office:value-type="float" office:value="0.082401">
                <text:p>0.08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12.329265">
                <text:p>612.329265</text:p>
              </table:table-cell>
              <table:table-cell office:value-type="float" office:value="NaN">
                <text:p>NaN</text:p>
              </table:table-cell>
              <table:table-cell office:value-type="float" office:value="0.073457">
                <text:p>0.07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16.593705">
                <text:p>616.593705</text:p>
              </table:table-cell>
              <table:table-cell office:value-type="float" office:value="NaN">
                <text:p>NaN</text:p>
              </table:table-cell>
              <table:table-cell office:value-type="float" office:value="0.063451">
                <text:p>0.06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19.950822">
                <text:p>619.950822</text:p>
              </table:table-cell>
              <table:table-cell office:value-type="float" office:value="NaN">
                <text:p>NaN</text:p>
              </table:table-cell>
              <table:table-cell office:value-type="float" office:value="0.053044">
                <text:p>0.05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22.282249">
                <text:p>622.282249</text:p>
              </table:table-cell>
              <table:table-cell office:value-type="float" office:value="NaN">
                <text:p>NaN</text:p>
              </table:table-cell>
              <table:table-cell office:value-type="float" office:value="0.042865">
                <text:p>0.04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27.956979">
                <text:p>627.956979</text:p>
              </table:table-cell>
              <table:table-cell office:value-type="float" office:value="NaN">
                <text:p>NaN</text:p>
              </table:table-cell>
              <table:table-cell office:value-type="float" office:value="0.032742">
                <text:p>0.03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30.08383">
                <text:p>630.08383</text:p>
              </table:table-cell>
              <table:table-cell office:value-type="float" office:value="NaN">
                <text:p>NaN</text:p>
              </table:table-cell>
              <table:table-cell office:value-type="float" office:value="0.023668">
                <text:p>0.02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33.403463">
                <text:p>633.403463</text:p>
              </table:table-cell>
              <table:table-cell office:value-type="float" office:value="NaN">
                <text:p>NaN</text:p>
              </table:table-cell>
              <table:table-cell office:value-type="float" office:value="0.016207">
                <text:p>0.01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39.193586">
                <text:p>639.193586</text:p>
              </table:table-cell>
              <table:table-cell office:value-type="float" office:value="NaN">
                <text:p>NaN</text:p>
              </table:table-cell>
              <table:table-cell office:value-type="float" office:value="0.010754">
                <text:p>0.01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41.706076">
                <text:p>641.706076</text:p>
              </table:table-cell>
              <table:table-cell office:value-type="float" office:value="NaN">
                <text:p>NaN</text:p>
              </table:table-cell>
              <table:table-cell office:value-type="float" office:value="0.007062">
                <text:p>0.00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46.940139">
                <text:p>646.940139</text:p>
              </table:table-cell>
              <table:table-cell office:value-type="float" office:value="NaN">
                <text:p>NaN</text:p>
              </table:table-cell>
              <table:table-cell office:value-type="float" office:value="0.004764">
                <text:p>0.004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49.745931">
                <text:p>649.745931</text:p>
              </table:table-cell>
              <table:table-cell office:value-type="float" office:value="NaN">
                <text:p>NaN</text:p>
              </table:table-cell>
              <table:table-cell office:value-type="float" office:value="0.003628">
                <text:p>0.003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53.552955">
                <text:p>653.552955</text:p>
              </table:table-cell>
              <table:table-cell office:value-type="float" office:value="NaN">
                <text:p>NaN</text:p>
              </table:table-cell>
              <table:table-cell office:value-type="float" office:value="0.003542">
                <text:p>0.00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58.992074">
                <text:p>658.992074</text:p>
              </table:table-cell>
              <table:table-cell office:value-type="float" office:value="NaN">
                <text:p>NaN</text:p>
              </table:table-cell>
              <table:table-cell office:value-type="float" office:value="0.004463">
                <text:p>0.00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59.437101">
                <text:p>659.437101</text:p>
              </table:table-cell>
              <table:table-cell office:value-type="float" office:value="NaN">
                <text:p>NaN</text:p>
              </table:table-cell>
              <table:table-cell office:value-type="float" office:value="0.006609">
                <text:p>0.00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65.026639">
                <text:p>665.026639</text:p>
              </table:table-cell>
              <table:table-cell office:value-type="float" office:value="NaN">
                <text:p>NaN</text:p>
              </table:table-cell>
              <table:table-cell office:value-type="float" office:value="0.010257">
                <text:p>0.01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68.707876">
                <text:p>668.707876</text:p>
              </table:table-cell>
              <table:table-cell office:value-type="float" office:value="NaN">
                <text:p>NaN</text:p>
              </table:table-cell>
              <table:table-cell office:value-type="float" office:value="0.015641">
                <text:p>0.015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72.450656">
                <text:p>672.450656</text:p>
              </table:table-cell>
              <table:table-cell office:value-type="float" office:value="NaN">
                <text:p>NaN</text:p>
              </table:table-cell>
              <table:table-cell office:value-type="float" office:value="0.023006">
                <text:p>0.023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76.430505">
                <text:p>676.430505</text:p>
              </table:table-cell>
              <table:table-cell office:value-type="float" office:value="NaN">
                <text:p>NaN</text:p>
              </table:table-cell>
              <table:table-cell office:value-type="float" office:value="0.032548">
                <text:p>0.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80.700169">
                <text:p>680.700169</text:p>
              </table:table-cell>
              <table:table-cell office:value-type="float" office:value="NaN">
                <text:p>NaN</text:p>
              </table:table-cell>
              <table:table-cell office:value-type="float" office:value="0.04326">
                <text:p>0.0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84.008388">
                <text:p>684.008388</text:p>
              </table:table-cell>
              <table:table-cell office:value-type="float" office:value="NaN">
                <text:p>NaN</text:p>
              </table:table-cell>
              <table:table-cell office:value-type="float" office:value="0.054114">
                <text:p>0.054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86.39678">
                <text:p>686.39678</text:p>
              </table:table-cell>
              <table:table-cell office:value-type="float" office:value="NaN">
                <text:p>NaN</text:p>
              </table:table-cell>
              <table:table-cell office:value-type="float" office:value="0.064946">
                <text:p>0.06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89.970097">
                <text:p>689.970097</text:p>
              </table:table-cell>
              <table:table-cell office:value-type="float" office:value="NaN">
                <text:p>NaN</text:p>
              </table:table-cell>
              <table:table-cell office:value-type="float" office:value="0.075662">
                <text:p>0.075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94.28191">
                <text:p>694.28191</text:p>
              </table:table-cell>
              <table:table-cell office:value-type="float" office:value="NaN">
                <text:p>NaN</text:p>
              </table:table-cell>
              <table:table-cell office:value-type="float" office:value="0.085013">
                <text:p>0.085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96.503127">
                <text:p>696.503127</text:p>
              </table:table-cell>
              <table:table-cell office:value-type="float" office:value="NaN">
                <text:p>NaN</text:p>
              </table:table-cell>
              <table:table-cell office:value-type="float" office:value="0.093374">
                <text:p>0.093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01.847277">
                <text:p>701.847277</text:p>
              </table:table-cell>
              <table:table-cell office:value-type="float" office:value="NaN">
                <text:p>NaN</text:p>
              </table:table-cell>
              <table:table-cell office:value-type="float" office:value="0.100716">
                <text:p>0.10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05.229231">
                <text:p>705.229231</text:p>
              </table:table-cell>
              <table:table-cell office:value-type="float" office:value="NaN">
                <text:p>NaN</text:p>
              </table:table-cell>
              <table:table-cell office:value-type="float" office:value="0.10753">
                <text:p>0.10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08.847945">
                <text:p>708.847945</text:p>
              </table:table-cell>
              <table:table-cell office:value-type="float" office:value="NaN">
                <text:p>NaN</text:p>
              </table:table-cell>
              <table:table-cell office:value-type="float" office:value="0.112809">
                <text:p>0.11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14.18902">
                <text:p>714.18902</text:p>
              </table:table-cell>
              <table:table-cell office:value-type="float" office:value="NaN">
                <text:p>NaN</text:p>
              </table:table-cell>
              <table:table-cell office:value-type="float" office:value="0.116707">
                <text:p>0.11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15.556429">
                <text:p>715.556429</text:p>
              </table:table-cell>
              <table:table-cell office:value-type="float" office:value="NaN">
                <text:p>NaN</text:p>
              </table:table-cell>
              <table:table-cell office:value-type="float" office:value="0.119674">
                <text:p>0.11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19.509786">
                <text:p>719.509786</text:p>
              </table:table-cell>
              <table:table-cell office:value-type="float" office:value="NaN">
                <text:p>NaN</text:p>
              </table:table-cell>
              <table:table-cell office:value-type="float" office:value="0.121915">
                <text:p>0.12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24.683097">
                <text:p>724.683097</text:p>
              </table:table-cell>
              <table:table-cell office:value-type="float" office:value="NaN">
                <text:p>NaN</text:p>
              </table:table-cell>
              <table:table-cell office:value-type="float" office:value="0.123242">
                <text:p>0.12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26.655262">
                <text:p>726.655262</text:p>
              </table:table-cell>
              <table:table-cell office:value-type="float" office:value="NaN">
                <text:p>NaN</text:p>
              </table:table-cell>
              <table:table-cell office:value-type="float" office:value="0.123342">
                <text:p>0.123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30.313096">
                <text:p>730.313096</text:p>
              </table:table-cell>
              <table:table-cell office:value-type="float" office:value="NaN">
                <text:p>NaN</text:p>
              </table:table-cell>
              <table:table-cell office:value-type="float" office:value="0.122809">
                <text:p>0.12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33.587465">
                <text:p>733.587465</text:p>
              </table:table-cell>
              <table:table-cell office:value-type="float" office:value="NaN">
                <text:p>NaN</text:p>
              </table:table-cell>
              <table:table-cell office:value-type="float" office:value="0.121374">
                <text:p>0.12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37.861514">
                <text:p>737.861514</text:p>
              </table:table-cell>
              <table:table-cell office:value-type="float" office:value="NaN">
                <text:p>NaN</text:p>
              </table:table-cell>
              <table:table-cell office:value-type="float" office:value="0.119509">
                <text:p>0.11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42.651283">
                <text:p>742.651283</text:p>
              </table:table-cell>
              <table:table-cell office:value-type="float" office:value="NaN">
                <text:p>NaN</text:p>
              </table:table-cell>
              <table:table-cell office:value-type="float" office:value="0.116316">
                <text:p>0.11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45.897301">
                <text:p>745.897301</text:p>
              </table:table-cell>
              <table:table-cell office:value-type="float" office:value="NaN">
                <text:p>NaN</text:p>
              </table:table-cell>
              <table:table-cell office:value-type="float" office:value="0.112529">
                <text:p>0.11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49.035663">
                <text:p>749.035663</text:p>
              </table:table-cell>
              <table:table-cell office:value-type="float" office:value="NaN">
                <text:p>NaN</text:p>
              </table:table-cell>
              <table:table-cell office:value-type="float" office:value="0.108247">
                <text:p>0.10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53.718058">
                <text:p>753.718058</text:p>
              </table:table-cell>
              <table:table-cell office:value-type="float" office:value="NaN">
                <text:p>NaN</text:p>
              </table:table-cell>
              <table:table-cell office:value-type="float" office:value="0.10264">
                <text:p>0.1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58.052668">
                <text:p>758.052668</text:p>
              </table:table-cell>
              <table:table-cell office:value-type="float" office:value="NaN">
                <text:p>NaN</text:p>
              </table:table-cell>
              <table:table-cell office:value-type="float" office:value="0.096074">
                <text:p>0.09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61.464579">
                <text:p>761.464579</text:p>
              </table:table-cell>
              <table:table-cell office:value-type="float" office:value="NaN">
                <text:p>NaN</text:p>
              </table:table-cell>
              <table:table-cell office:value-type="float" office:value="0.088659">
                <text:p>0.08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65.922984">
                <text:p>765.922984</text:p>
              </table:table-cell>
              <table:table-cell office:value-type="float" office:value="NaN">
                <text:p>NaN</text:p>
              </table:table-cell>
              <table:table-cell office:value-type="float" office:value="0.080184">
                <text:p>0.08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68.434679">
                <text:p>768.434679</text:p>
              </table:table-cell>
              <table:table-cell office:value-type="float" office:value="NaN">
                <text:p>NaN</text:p>
              </table:table-cell>
              <table:table-cell office:value-type="float" office:value="0.071036">
                <text:p>0.07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73.764844">
                <text:p>773.764844</text:p>
              </table:table-cell>
              <table:table-cell office:value-type="float" office:value="NaN">
                <text:p>NaN</text:p>
              </table:table-cell>
              <table:table-cell office:value-type="float" office:value="0.060836">
                <text:p>0.06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76.024475">
                <text:p>776.024475</text:p>
              </table:table-cell>
              <table:table-cell office:value-type="float" office:value="NaN">
                <text:p>NaN</text:p>
              </table:table-cell>
              <table:table-cell office:value-type="float" office:value="0.050267">
                <text:p>0.050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80.519177">
                <text:p>780.519177</text:p>
              </table:table-cell>
              <table:table-cell office:value-type="float" office:value="NaN">
                <text:p>NaN</text:p>
              </table:table-cell>
              <table:table-cell office:value-type="float" office:value="0.039576">
                <text:p>0.03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83.862202">
                <text:p>783.862202</text:p>
              </table:table-cell>
              <table:table-cell office:value-type="float" office:value="NaN">
                <text:p>NaN</text:p>
              </table:table-cell>
              <table:table-cell office:value-type="float" office:value="0.029649">
                <text:p>0.02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87.385838">
                <text:p>787.385838</text:p>
              </table:table-cell>
              <table:table-cell office:value-type="float" office:value="NaN">
                <text:p>NaN</text:p>
              </table:table-cell>
              <table:table-cell office:value-type="float" office:value="0.021015">
                <text:p>0.02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92.806367">
                <text:p>792.806367</text:p>
              </table:table-cell>
              <table:table-cell office:value-type="float" office:value="NaN">
                <text:p>NaN</text:p>
              </table:table-cell>
              <table:table-cell office:value-type="float" office:value="0.014233">
                <text:p>0.014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95.959517">
                <text:p>795.959517</text:p>
              </table:table-cell>
              <table:table-cell office:value-type="float" office:value="NaN">
                <text:p>NaN</text:p>
              </table:table-cell>
              <table:table-cell office:value-type="float" office:value="0.009219">
                <text:p>0.00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99.066543">
                <text:p>799.066543</text:p>
              </table:table-cell>
              <table:table-cell office:value-type="float" office:value="NaN">
                <text:p>NaN</text:p>
              </table:table-cell>
              <table:table-cell office:value-type="float" office:value="0.005994">
                <text:p>0.00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02.946283">
                <text:p>802.946283</text:p>
              </table:table-cell>
              <table:table-cell office:value-type="float" office:value="NaN">
                <text:p>NaN</text:p>
              </table:table-cell>
              <table:table-cell office:value-type="float" office:value="0.00415">
                <text:p>0.0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06.921276">
                <text:p>806.921276</text:p>
              </table:table-cell>
              <table:table-cell office:value-type="float" office:value="NaN">
                <text:p>NaN</text:p>
              </table:table-cell>
              <table:table-cell office:value-type="float" office:value="0.00345">
                <text:p>0.0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10.702005">
                <text:p>810.702005</text:p>
              </table:table-cell>
              <table:table-cell office:value-type="float" office:value="NaN">
                <text:p>NaN</text:p>
              </table:table-cell>
              <table:table-cell office:value-type="float" office:value="0.003814">
                <text:p>0.003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15.263473">
                <text:p>815.263473</text:p>
              </table:table-cell>
              <table:table-cell office:value-type="float" office:value="NaN">
                <text:p>NaN</text:p>
              </table:table-cell>
              <table:table-cell office:value-type="float" office:value="0.005249">
                <text:p>0.005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17.567717">
                <text:p>817.567717</text:p>
              </table:table-cell>
              <table:table-cell office:value-type="float" office:value="NaN">
                <text:p>NaN</text:p>
              </table:table-cell>
              <table:table-cell office:value-type="float" office:value="0.007895">
                <text:p>0.007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2.052586">
                <text:p>822.052586</text:p>
              </table:table-cell>
              <table:table-cell office:value-type="float" office:value="NaN">
                <text:p>NaN</text:p>
              </table:table-cell>
              <table:table-cell office:value-type="float" office:value="0.011942">
                <text:p>0.01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.620163">
                <text:p>825.620163</text:p>
              </table:table-cell>
              <table:table-cell office:value-type="float" office:value="NaN">
                <text:p>NaN</text:p>
              </table:table-cell>
              <table:table-cell office:value-type="float" office:value="0.018016">
                <text:p>0.018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.701364">
                <text:p>827.701364</text:p>
              </table:table-cell>
              <table:table-cell office:value-type="float" office:value="NaN">
                <text:p>NaN</text:p>
              </table:table-cell>
              <table:table-cell office:value-type="float" office:value="0.02604">
                <text:p>0.0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2.187036">
                <text:p>832.187036</text:p>
              </table:table-cell>
              <table:table-cell office:value-type="float" office:value="NaN">
                <text:p>NaN</text:p>
              </table:table-cell>
              <table:table-cell office:value-type="float" office:value="0.035689">
                <text:p>0.035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6.173953">
                <text:p>836.173953</text:p>
              </table:table-cell>
              <table:table-cell office:value-type="float" office:value="NaN">
                <text:p>NaN</text:p>
              </table:table-cell>
              <table:table-cell office:value-type="float" office:value="0.046331">
                <text:p>0.04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9.998359">
                <text:p>839.998359</text:p>
              </table:table-cell>
              <table:table-cell office:value-type="float" office:value="NaN">
                <text:p>NaN</text:p>
              </table:table-cell>
              <table:table-cell office:value-type="float" office:value="0.057739">
                <text:p>0.057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43.394183">
                <text:p>843.394183</text:p>
              </table:table-cell>
              <table:table-cell office:value-type="float" office:value="NaN">
                <text:p>NaN</text:p>
              </table:table-cell>
              <table:table-cell office:value-type="float" office:value="0.068979">
                <text:p>0.068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8.979696">
                <text:p>848.979696</text:p>
              </table:table-cell>
              <table:table-cell office:value-type="float" office:value="NaN">
                <text:p>NaN</text:p>
              </table:table-cell>
              <table:table-cell office:value-type="float" office:value="0.078974">
                <text:p>0.07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51.256554">
                <text:p>851.256554</text:p>
              </table:table-cell>
              <table:table-cell office:value-type="float" office:value="NaN">
                <text:p>NaN</text:p>
              </table:table-cell>
              <table:table-cell office:value-type="float" office:value="0.088236">
                <text:p>0.088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54.720277">
                <text:p>854.720277</text:p>
              </table:table-cell>
              <table:table-cell office:value-type="float" office:value="NaN">
                <text:p>NaN</text:p>
              </table:table-cell>
              <table:table-cell office:value-type="float" office:value="0.096694">
                <text:p>0.09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57.947437">
                <text:p>857.947437</text:p>
              </table:table-cell>
              <table:table-cell office:value-type="float" office:value="NaN">
                <text:p>NaN</text:p>
              </table:table-cell>
              <table:table-cell office:value-type="float" office:value="0.103757">
                <text:p>0.103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62.431185">
                <text:p>862.431185</text:p>
              </table:table-cell>
              <table:table-cell office:value-type="float" office:value="NaN">
                <text:p>NaN</text:p>
              </table:table-cell>
              <table:table-cell office:value-type="float" office:value="0.109571">
                <text:p>0.109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65.808911">
                <text:p>865.808911</text:p>
              </table:table-cell>
              <table:table-cell office:value-type="float" office:value="NaN">
                <text:p>NaN</text:p>
              </table:table-cell>
              <table:table-cell office:value-type="float" office:value="0.114127">
                <text:p>0.114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69.216516">
                <text:p>869.216516</text:p>
              </table:table-cell>
              <table:table-cell office:value-type="float" office:value="NaN">
                <text:p>NaN</text:p>
              </table:table-cell>
              <table:table-cell office:value-type="float" office:value="0.117824">
                <text:p>0.117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73.646245">
                <text:p>873.646245</text:p>
              </table:table-cell>
              <table:table-cell office:value-type="float" office:value="NaN">
                <text:p>NaN</text:p>
              </table:table-cell>
              <table:table-cell office:value-type="float" office:value="0.120505">
                <text:p>0.120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78.118754">
                <text:p>878.118754</text:p>
              </table:table-cell>
              <table:table-cell office:value-type="float" office:value="NaN">
                <text:p>NaN</text:p>
              </table:table-cell>
              <table:table-cell office:value-type="float" office:value="0.122513">
                <text:p>0.12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81.51152">
                <text:p>881.51152</text:p>
              </table:table-cell>
              <table:table-cell office:value-type="float" office:value="NaN">
                <text:p>NaN</text:p>
              </table:table-cell>
              <table:table-cell office:value-type="float" office:value="0.123124">
                <text:p>0.12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83.834971">
                <text:p>883.834971</text:p>
              </table:table-cell>
              <table:table-cell office:value-type="float" office:value="NaN">
                <text:p>NaN</text:p>
              </table:table-cell>
              <table:table-cell office:value-type="float" office:value="0.122986">
                <text:p>0.12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89.348367">
                <text:p>889.348367</text:p>
              </table:table-cell>
              <table:table-cell office:value-type="float" office:value="NaN">
                <text:p>NaN</text:p>
              </table:table-cell>
              <table:table-cell office:value-type="float" office:value="0.122211">
                <text:p>0.122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92.733727">
                <text:p>892.733727</text:p>
              </table:table-cell>
              <table:table-cell office:value-type="float" office:value="NaN">
                <text:p>NaN</text:p>
              </table:table-cell>
              <table:table-cell office:value-type="float" office:value="0.120532">
                <text:p>0.120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96.100818">
                <text:p>896.100818</text:p>
              </table:table-cell>
              <table:table-cell office:value-type="float" office:value="NaN">
                <text:p>NaN</text:p>
              </table:table-cell>
              <table:table-cell office:value-type="float" office:value="0.118216">
                <text:p>0.118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99.548776">
                <text:p>899.548776</text:p>
              </table:table-cell>
              <table:table-cell office:value-type="float" office:value="NaN">
                <text:p>NaN</text:p>
              </table:table-cell>
              <table:table-cell office:value-type="float" office:value="0.115117">
                <text:p>0.115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02.967629">
                <text:p>902.967629</text:p>
              </table:table-cell>
              <table:table-cell office:value-type="float" office:value="NaN">
                <text:p>NaN</text:p>
              </table:table-cell>
              <table:table-cell office:value-type="float" office:value="0.111191">
                <text:p>0.11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06.40589">
                <text:p>906.40589</text:p>
              </table:table-cell>
              <table:table-cell office:value-type="float" office:value="NaN">
                <text:p>NaN</text:p>
              </table:table-cell>
              <table:table-cell office:value-type="float" office:value="0.106379">
                <text:p>0.10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10.691405">
                <text:p>910.691405</text:p>
              </table:table-cell>
              <table:table-cell office:value-type="float" office:value="NaN">
                <text:p>NaN</text:p>
              </table:table-cell>
              <table:table-cell office:value-type="float" office:value="0.100734">
                <text:p>0.100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14.076006">
                <text:p>914.076006</text:p>
              </table:table-cell>
              <table:table-cell office:value-type="float" office:value="NaN">
                <text:p>NaN</text:p>
              </table:table-cell>
              <table:table-cell office:value-type="float" office:value="0.09433">
                <text:p>0.0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17.504985">
                <text:p>917.504985</text:p>
              </table:table-cell>
              <table:table-cell office:value-type="float" office:value="NaN">
                <text:p>NaN</text:p>
              </table:table-cell>
              <table:table-cell office:value-type="float" office:value="0.086731">
                <text:p>0.086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21.964562">
                <text:p>921.964562</text:p>
              </table:table-cell>
              <table:table-cell office:value-type="float" office:value="NaN">
                <text:p>NaN</text:p>
              </table:table-cell>
              <table:table-cell office:value-type="float" office:value="0.078181">
                <text:p>0.07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25.302941">
                <text:p>925.302941</text:p>
              </table:table-cell>
              <table:table-cell office:value-type="float" office:value="NaN">
                <text:p>NaN</text:p>
              </table:table-cell>
              <table:table-cell office:value-type="float" office:value="0.068727">
                <text:p>0.068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28.721709">
                <text:p>928.721709</text:p>
              </table:table-cell>
              <table:table-cell office:value-type="float" office:value="NaN">
                <text:p>NaN</text:p>
              </table:table-cell>
              <table:table-cell office:value-type="float" office:value="0.058448">
                <text:p>0.05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33.172756">
                <text:p>933.172756</text:p>
              </table:table-cell>
              <table:table-cell office:value-type="float" office:value="NaN">
                <text:p>NaN</text:p>
              </table:table-cell>
              <table:table-cell office:value-type="float" office:value="0.047918">
                <text:p>0.047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36.531915">
                <text:p>936.531915</text:p>
              </table:table-cell>
              <table:table-cell office:value-type="float" office:value="NaN">
                <text:p>NaN</text:p>
              </table:table-cell>
              <table:table-cell office:value-type="float" office:value="0.03769">
                <text:p>0.03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41.14279">
                <text:p>941.14279</text:p>
              </table:table-cell>
              <table:table-cell office:value-type="float" office:value="NaN">
                <text:p>NaN</text:p>
              </table:table-cell>
              <table:table-cell office:value-type="float" office:value="0.027898">
                <text:p>0.02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44.394194">
                <text:p>944.394194</text:p>
              </table:table-cell>
              <table:table-cell office:value-type="float" office:value="NaN">
                <text:p>NaN</text:p>
              </table:table-cell>
              <table:table-cell office:value-type="float" office:value="0.019468">
                <text:p>0.019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48.884803">
                <text:p>948.884803</text:p>
              </table:table-cell>
              <table:table-cell office:value-type="float" office:value="NaN">
                <text:p>NaN</text:p>
              </table:table-cell>
              <table:table-cell office:value-type="float" office:value="0.012889">
                <text:p>0.01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52.281138">
                <text:p>952.281138</text:p>
              </table:table-cell>
              <table:table-cell office:value-type="float" office:value="NaN">
                <text:p>NaN</text:p>
              </table:table-cell>
              <table:table-cell office:value-type="float" office:value="0.008315">
                <text:p>0.00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56.734449">
                <text:p>956.734449</text:p>
              </table:table-cell>
              <table:table-cell office:value-type="float" office:value="NaN">
                <text:p>NaN</text:p>
              </table:table-cell>
              <table:table-cell office:value-type="float" office:value="0.005456">
                <text:p>0.00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61.194726">
                <text:p>961.194726</text:p>
              </table:table-cell>
              <table:table-cell office:value-type="float" office:value="NaN">
                <text:p>NaN</text:p>
              </table:table-cell>
              <table:table-cell office:value-type="float" office:value="0.003891">
                <text:p>0.00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64.56283">
                <text:p>964.56283</text:p>
              </table:table-cell>
              <table:table-cell office:value-type="float" office:value="NaN">
                <text:p>NaN</text:p>
              </table:table-cell>
              <table:table-cell office:value-type="float" office:value="0.003485">
                <text:p>0.003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67.950069">
                <text:p>967.950069</text:p>
              </table:table-cell>
              <table:table-cell office:value-type="float" office:value="NaN">
                <text:p>NaN</text:p>
              </table:table-cell>
              <table:table-cell office:value-type="float" office:value="0.004162">
                <text:p>0.00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70.332197">
                <text:p>970.332197</text:p>
              </table:table-cell>
              <table:table-cell office:value-type="float" office:value="NaN">
                <text:p>NaN</text:p>
              </table:table-cell>
              <table:table-cell office:value-type="float" office:value="0.00599">
                <text:p>0.0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75.794278">
                <text:p>975.794278</text:p>
              </table:table-cell>
              <table:table-cell office:value-type="float" office:value="NaN">
                <text:p>NaN</text:p>
              </table:table-cell>
              <table:table-cell office:value-type="float" office:value="0.009144">
                <text:p>0.009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79.218928">
                <text:p>979.218928</text:p>
              </table:table-cell>
              <table:table-cell office:value-type="float" office:value="NaN">
                <text:p>NaN</text:p>
              </table:table-cell>
              <table:table-cell office:value-type="float" office:value="0.014235">
                <text:p>0.014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83.647795">
                <text:p>983.647795</text:p>
              </table:table-cell>
              <table:table-cell office:value-type="float" office:value="NaN">
                <text:p>NaN</text:p>
              </table:table-cell>
              <table:table-cell office:value-type="float" office:value="0.021243">
                <text:p>0.02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87.025793">
                <text:p>987.025793</text:p>
              </table:table-cell>
              <table:table-cell office:value-type="float" office:value="NaN">
                <text:p>NaN</text:p>
              </table:table-cell>
              <table:table-cell office:value-type="float" office:value="0.030266">
                <text:p>0.03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90.459979">
                <text:p>990.459979</text:p>
              </table:table-cell>
              <table:table-cell office:value-type="float" office:value="NaN">
                <text:p>NaN</text:p>
              </table:table-cell>
              <table:table-cell office:value-type="float" office:value="0.040593">
                <text:p>0.040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94.916622">
                <text:p>994.916622</text:p>
              </table:table-cell>
              <table:table-cell office:value-type="float" office:value="NaN">
                <text:p>NaN</text:p>
              </table:table-cell>
              <table:table-cell office:value-type="float" office:value="0.051633">
                <text:p>0.05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99.370547">
                <text:p>999.370547</text:p>
              </table:table-cell>
              <table:table-cell office:value-type="float" office:value="NaN">
                <text:p>NaN</text:p>
              </table:table-cell>
              <table:table-cell office:value-type="float" office:value="0.062384">
                <text:p>0.062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01.679422">
                <text:p>1001.679422</text:p>
              </table:table-cell>
              <table:table-cell office:value-type="float" office:value="NaN">
                <text:p>NaN</text:p>
              </table:table-cell>
              <table:table-cell office:value-type="float" office:value="0.072703">
                <text:p>0.07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05.05634">
                <text:p>1005.05634</text:p>
              </table:table-cell>
              <table:table-cell office:value-type="float" office:value="NaN">
                <text:p>NaN</text:p>
              </table:table-cell>
              <table:table-cell office:value-type="float" office:value="0.082431">
                <text:p>0.08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08.477157">
                <text:p>1008.477157</text:p>
              </table:table-cell>
              <table:table-cell office:value-type="float" office:value="NaN">
                <text:p>NaN</text:p>
              </table:table-cell>
              <table:table-cell office:value-type="float" office:value="0.091494">
                <text:p>0.09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12.981815">
                <text:p>1012.981815</text:p>
              </table:table-cell>
              <table:table-cell office:value-type="float" office:value="NaN">
                <text:p>NaN</text:p>
              </table:table-cell>
              <table:table-cell office:value-type="float" office:value="0.099452">
                <text:p>0.09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16.315815">
                <text:p>1016.315815</text:p>
              </table:table-cell>
              <table:table-cell office:value-type="float" office:value="NaN">
                <text:p>NaN</text:p>
              </table:table-cell>
              <table:table-cell office:value-type="float" office:value="0.106229">
                <text:p>0.10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20.72132">
                <text:p>1020.72132</text:p>
              </table:table-cell>
              <table:table-cell office:value-type="float" office:value="NaN">
                <text:p>NaN</text:p>
              </table:table-cell>
              <table:table-cell office:value-type="float" office:value="0.111905">
                <text:p>0.11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24.14615">
                <text:p>1024.14615</text:p>
              </table:table-cell>
              <table:table-cell office:value-type="float" office:value="NaN">
                <text:p>NaN</text:p>
              </table:table-cell>
              <table:table-cell office:value-type="float" office:value="0.11618">
                <text:p>0.1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27.563543">
                <text:p>1027.563543</text:p>
              </table:table-cell>
              <table:table-cell office:value-type="float" office:value="NaN">
                <text:p>NaN</text:p>
              </table:table-cell>
              <table:table-cell office:value-type="float" office:value="0.119613">
                <text:p>0.119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31.972417">
                <text:p>1031.972417</text:p>
              </table:table-cell>
              <table:table-cell office:value-type="float" office:value="NaN">
                <text:p>NaN</text:p>
              </table:table-cell>
              <table:table-cell office:value-type="float" office:value="0.121561">
                <text:p>0.12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35.39541">
                <text:p>1035.39541</text:p>
              </table:table-cell>
              <table:table-cell office:value-type="float" office:value="NaN">
                <text:p>NaN</text:p>
              </table:table-cell>
              <table:table-cell office:value-type="float" office:value="0.123119">
                <text:p>0.123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38.777115">
                <text:p>1038.777115</text:p>
              </table:table-cell>
              <table:table-cell office:value-type="float" office:value="NaN">
                <text:p>NaN</text:p>
              </table:table-cell>
              <table:table-cell office:value-type="float" office:value="0.123855">
                <text:p>0.12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43.1951">
                <text:p>1043.1951</text:p>
              </table:table-cell>
              <table:table-cell office:value-type="float" office:value="NaN">
                <text:p>NaN</text:p>
              </table:table-cell>
              <table:table-cell office:value-type="float" office:value="0.123706">
                <text:p>0.12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46.6032">
                <text:p>1046.6032</text:p>
              </table:table-cell>
              <table:table-cell office:value-type="float" office:value="NaN">
                <text:p>NaN</text:p>
              </table:table-cell>
              <table:table-cell office:value-type="float" office:value="0.122511">
                <text:p>0.122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49.96827">
                <text:p>1049.96827</text:p>
              </table:table-cell>
              <table:table-cell office:value-type="float" office:value="NaN">
                <text:p>NaN</text:p>
              </table:table-cell>
              <table:table-cell office:value-type="float" office:value="0.120459">
                <text:p>0.12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53.415417">
                <text:p>1053.415417</text:p>
              </table:table-cell>
              <table:table-cell office:value-type="float" office:value="NaN">
                <text:p>NaN</text:p>
              </table:table-cell>
              <table:table-cell office:value-type="float" office:value="0.117656">
                <text:p>0.11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56.705925">
                <text:p>1056.705925</text:p>
              </table:table-cell>
              <table:table-cell office:value-type="float" office:value="NaN">
                <text:p>NaN</text:p>
              </table:table-cell>
              <table:table-cell office:value-type="float" office:value="0.114261">
                <text:p>0.11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61.20951">
                <text:p>1061.20951</text:p>
              </table:table-cell>
              <table:table-cell office:value-type="float" office:value="NaN">
                <text:p>NaN</text:p>
              </table:table-cell>
              <table:table-cell office:value-type="float" office:value="0.109895">
                <text:p>0.109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63.670088">
                <text:p>1063.670088</text:p>
              </table:table-cell>
              <table:table-cell office:value-type="float" office:value="NaN">
                <text:p>NaN</text:p>
              </table:table-cell>
              <table:table-cell office:value-type="float" office:value="0.105594">
                <text:p>0.105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63.647658">
                <text:p>1063.647658</text:p>
              </table:table-cell>
              <table:table-cell office:value-type="float" office:value="NaN">
                <text:p>NaN</text:p>
              </table:table-cell>
              <table:table-cell office:value-type="float" office:value="0.105564">
                <text:p>0.105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63.638835">
                <text:p>1063.638835</text:p>
              </table:table-cell>
              <table:table-cell office:value-type="float" office:value="NaN">
                <text:p>NaN</text:p>
              </table:table-cell>
              <table:table-cell office:value-type="float" office:value="0.105558">
                <text:p>0.105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63.632057">
                <text:p>1063.632057</text:p>
              </table:table-cell>
              <table:table-cell office:value-type="float" office:value="NaN">
                <text:p>NaN</text:p>
              </table:table-cell>
              <table:table-cell office:value-type="float" office:value="0.105628">
                <text:p>0.10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63.6265">
                <text:p>1063.6265</text:p>
              </table:table-cell>
              <table:table-cell office:value-type="float" office:value="NaN">
                <text:p>NaN</text:p>
              </table:table-cell>
              <table:table-cell office:value-type="float" office:value="0.105626">
                <text:p>0.105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63.622102">
                <text:p>1063.622102</text:p>
              </table:table-cell>
              <table:table-cell office:value-type="float" office:value="NaN">
                <text:p>NaN</text:p>
              </table:table-cell>
              <table:table-cell office:value-type="float" office:value="0.105638">
                <text:p>0.105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63.61979">
                <text:p>1063.61979</text:p>
              </table:table-cell>
              <table:table-cell office:value-type="float" office:value="NaN">
                <text:p>NaN</text:p>
              </table:table-cell>
              <table:table-cell office:value-type="float" office:value="0.105661">
                <text:p>0.105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63.617505">
                <text:p>1063.617505</text:p>
              </table:table-cell>
              <table:table-cell office:value-type="float" office:value="NaN">
                <text:p>NaN</text:p>
              </table:table-cell>
              <table:table-cell office:value-type="float" office:value="0.10563">
                <text:p>0.10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63.615655">
                <text:p>1063.615655</text:p>
              </table:table-cell>
              <table:table-cell office:value-type="float" office:value="NaN">
                <text:p>NaN</text:p>
              </table:table-cell>
              <table:table-cell office:value-type="float" office:value="0.105722">
                <text:p>0.10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63.61405">
                <text:p>1063.61405</text:p>
              </table:table-cell>
              <table:table-cell office:value-type="float" office:value="NaN">
                <text:p>NaN</text:p>
              </table:table-cell>
              <table:table-cell office:value-type="float" office:value="0.105651">
                <text:p>0.105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63.613142">
                <text:p>1063.613142</text:p>
              </table:table-cell>
              <table:table-cell office:value-type="float" office:value="NaN">
                <text:p>NaN</text:p>
              </table:table-cell>
              <table:table-cell office:value-type="float" office:value="0.105776">
                <text:p>0.105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54.65294">
                <text:p>1054.6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319">
                <text:p>0.12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50.2492">
                <text:p>1050.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542">
                <text:p>0.133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47.878667">
                <text:p>1047.87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805">
                <text:p>0.140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43.405243">
                <text:p>1043.405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761">
                <text:p>0.146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40.029927">
                <text:p>1040.029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1494">
                <text:p>0.15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36.660623">
                <text:p>1036.660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542">
                <text:p>0.1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32.215483">
                <text:p>1032.215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449">
                <text:p>0.158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28.79026">
                <text:p>1028.79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485">
                <text:p>0.160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25.40689">
                <text:p>1025.40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318">
                <text:p>0.16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20.98846">
                <text:p>1020.98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301">
                <text:p>0.16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16.706983">
                <text:p>1016.70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214">
                <text:p>0.160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14.16258">
                <text:p>1014.1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873">
                <text:p>0.157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09.755143">
                <text:p>1009.75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125">
                <text:p>0.15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06.531257">
                <text:p>1006.53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076">
                <text:p>0.149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01.923443">
                <text:p>1001.923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521">
                <text:p>0.14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99.558085">
                <text:p>999.558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572">
                <text:p>0.134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95.053232">
                <text:p>995.05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794">
                <text:p>0.124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90.580733">
                <text:p>990.580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33">
                <text:p>0.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87.181685">
                <text:p>987.18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54">
                <text:p>0.10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83.821978">
                <text:p>983.82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234">
                <text:p>0.08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80.239446">
                <text:p>980.239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491">
                <text:p>0.073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75.986043">
                <text:p>975.986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114">
                <text:p>0.058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72.592964">
                <text:p>972.59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868">
                <text:p>0.042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68.248176">
                <text:p>968.248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14">
                <text:p>0.029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64.72977">
                <text:p>964.7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758">
                <text:p>0.018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61.381688">
                <text:p>961.38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551">
                <text:p>0.010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57.979946">
                <text:p>957.979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38">
                <text:p>0.00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53.513264">
                <text:p>953.51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5">
                <text:p>0.00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50.13932">
                <text:p>950.1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54">
                <text:p>0.000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45.730937">
                <text:p>945.73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23">
                <text:p>0.000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2.321438">
                <text:p>942.32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86">
                <text:p>0.001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7.955189">
                <text:p>937.95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86">
                <text:p>0.004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4.428065">
                <text:p>934.42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82">
                <text:p>0.009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0.130297">
                <text:p>930.13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16">
                <text:p>0.017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27.684677">
                <text:p>927.684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749">
                <text:p>0.027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23.24317">
                <text:p>923.24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607">
                <text:p>0.040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19.860664">
                <text:p>919.86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619">
                <text:p>0.05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15.452347">
                <text:p>915.45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213">
                <text:p>0.069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11.978127">
                <text:p>911.978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353">
                <text:p>0.083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08.667611">
                <text:p>908.667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391">
                <text:p>0.096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05.26156">
                <text:p>905.2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033">
                <text:p>0.108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00.809882">
                <text:p>900.80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427">
                <text:p>0.118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97.405211">
                <text:p>897.40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753">
                <text:p>0.127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94.01444">
                <text:p>894.0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5631">
                <text:p>0.135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89.506774">
                <text:p>889.50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459">
                <text:p>0.142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86.139471">
                <text:p>886.139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192">
                <text:p>0.14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83.894182">
                <text:p>883.894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933">
                <text:p>0.152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78.28168">
                <text:p>878.2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56">
                <text:p>0.15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73.827892">
                <text:p>873.82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205">
                <text:p>0.15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70.461584">
                <text:p>870.46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908">
                <text:p>0.160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66.355987">
                <text:p>866.355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41">
                <text:p>0.16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64.826504">
                <text:p>864.82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882">
                <text:p>0.160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58.162979">
                <text:p>858.16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451">
                <text:p>0.159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55.847591">
                <text:p>855.847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868">
                <text:p>0.156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52.509894">
                <text:p>852.509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686">
                <text:p>0.152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49.097724">
                <text:p>849.097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218">
                <text:p>0.147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44.686651">
                <text:p>844.68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735">
                <text:p>0.140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40.542511">
                <text:p>840.542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594">
                <text:p>0.132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37.994412">
                <text:p>837.99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558">
                <text:p>0.122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33.590926">
                <text:p>833.59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034">
                <text:p>0.11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30.212618">
                <text:p>830.21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501">
                <text:p>0.098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25.731542">
                <text:p>825.73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438">
                <text:p>0.084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22.172325">
                <text:p>822.17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302">
                <text:p>0.06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17.795986">
                <text:p>817.79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363">
                <text:p>0.053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15.399541">
                <text:p>815.39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971">
                <text:p>0.037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12.042394">
                <text:p>812.04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977">
                <text:p>0.024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08.682154">
                <text:p>808.68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167">
                <text:p>0.015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03.123318">
                <text:p>803.12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551">
                <text:p>0.008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99.783437">
                <text:p>799.783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88">
                <text:p>0.004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96.335533">
                <text:p>796.33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3">
                <text:p>0.00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92.951271">
                <text:p>792.95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67">
                <text:p>0.000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89.714276">
                <text:p>789.71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14">
                <text:p>0.000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85.552864">
                <text:p>785.55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86">
                <text:p>0.002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81.789236">
                <text:p>781.789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81">
                <text:p>0.005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76.608625">
                <text:p>776.60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775">
                <text:p>0.010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73.899886">
                <text:p>773.899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43">
                <text:p>0.018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70.688469">
                <text:p>770.688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804">
                <text:p>0.02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66.020009">
                <text:p>766.02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035">
                <text:p>0.04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62.750224">
                <text:p>762.7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2">
                <text:p>0.0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59.09486">
                <text:p>759.0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28">
                <text:p>0.07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55.970772">
                <text:p>755.97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8">
                <text:p>0.0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51.663191">
                <text:p>751.663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62">
                <text:p>0.09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49.199576">
                <text:p>749.19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9235">
                <text:p>0.109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44.330512">
                <text:p>744.33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9376">
                <text:p>0.119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40.230372">
                <text:p>740.23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614">
                <text:p>0.128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37.066949">
                <text:p>737.066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462">
                <text:p>0.1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33.464355">
                <text:p>733.464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046">
                <text:p>0.143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8.984305">
                <text:p>728.98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63">
                <text:p>0.14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25.585782">
                <text:p>725.58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185">
                <text:p>0.153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21.111125">
                <text:p>721.11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73">
                <text:p>0.15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17.733153">
                <text:p>717.733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192">
                <text:p>0.159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14.368753">
                <text:p>714.36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476">
                <text:p>0.160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09.954311">
                <text:p>709.95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969">
                <text:p>0.160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05.434914">
                <text:p>705.434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2">
                <text:p>0.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02.049807">
                <text:p>702.049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255">
                <text:p>0.158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98.759683">
                <text:p>698.759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943">
                <text:p>0.154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96.389342">
                <text:p>696.389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79">
                <text:p>0.15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92.027146">
                <text:p>692.027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228">
                <text:p>0.145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88.527794">
                <text:p>688.52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982">
                <text:p>0.137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84.177119">
                <text:p>684.17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549">
                <text:p>0.129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80.804659">
                <text:p>680.80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9768">
                <text:p>0.119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78.518132">
                <text:p>678.518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531">
                <text:p>0.108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74.091191">
                <text:p>674.09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651">
                <text:p>0.095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69.633095">
                <text:p>669.633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258">
                <text:p>0.08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65.122298">
                <text:p>665.12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071">
                <text:p>0.066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61.883359">
                <text:p>661.88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7">
                <text:p>0.0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59.3532">
                <text:p>659.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912">
                <text:p>0.035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54.272015">
                <text:p>654.27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134">
                <text:p>0.02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50.530807">
                <text:p>650.530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62">
                <text:p>0.013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46.96026">
                <text:p>646.96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166">
                <text:p>0.007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42.56172">
                <text:p>642.5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14">
                <text:p>0.003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39.370708">
                <text:p>639.370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14">
                <text:p>0.00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35.152027">
                <text:p>635.15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08">
                <text:p>0.00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32.759929">
                <text:p>632.75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06">
                <text:p>0.00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27.946683">
                <text:p>627.94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74">
                <text:p>0.003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23.672602">
                <text:p>623.67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751">
                <text:p>0.00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20.111347">
                <text:p>620.11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788">
                <text:p>0.012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16.644153">
                <text:p>616.644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455">
                <text:p>0.021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13.347303">
                <text:p>613.347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727">
                <text:p>0.03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09.150461">
                <text:p>609.150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373">
                <text:p>0.046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05.598246">
                <text:p>605.59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054">
                <text:p>0.06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02.375628">
                <text:p>602.37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257">
                <text:p>0.075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99.261679">
                <text:p>599.26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582">
                <text:p>0.088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94.800565">
                <text:p>594.80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276">
                <text:p>0.10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91.003328">
                <text:p>591.00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594">
                <text:p>0.112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87.787031">
                <text:p>587.78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424">
                <text:p>0.122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83.197762">
                <text:p>583.19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115">
                <text:p>0.13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80.328797">
                <text:p>580.328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855">
                <text:p>0.138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76.814285">
                <text:p>576.81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538">
                <text:p>0.145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73.006839">
                <text:p>573.006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573">
                <text:p>0.150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69.74954">
                <text:p>569.7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819">
                <text:p>0.154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65.289135">
                <text:p>565.28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122">
                <text:p>0.158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60.901502">
                <text:p>560.90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351">
                <text:p>0.160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57.356608">
                <text:p>557.35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546">
                <text:p>0.161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54.051519">
                <text:p>554.05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556">
                <text:p>0.161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50.88068">
                <text:p>550.88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524">
                <text:p>0.16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46.543749">
                <text:p>546.543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286">
                <text:p>0.158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42.684059">
                <text:p>542.684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908">
                <text:p>0.154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38.190029">
                <text:p>538.19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085">
                <text:p>0.150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34.880976">
                <text:p>534.88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945">
                <text:p>0.143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31.569054">
                <text:p>531.569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452">
                <text:p>0.13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7.953829">
                <text:p>527.95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672">
                <text:p>0.127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24.590749">
                <text:p>524.59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959">
                <text:p>0.11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19.883784">
                <text:p>519.88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033">
                <text:p>0.105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16.011481">
                <text:p>516.01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955">
                <text:p>0.091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12.672642">
                <text:p>512.67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974">
                <text:p>0.077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10.06856">
                <text:p>510.0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984">
                <text:p>0.062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07.155321">
                <text:p>507.15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195">
                <text:p>0.048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01.781158">
                <text:p>501.78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25">
                <text:p>0.03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98.078966">
                <text:p>498.07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062">
                <text:p>0.02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95.040445">
                <text:p>495.040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628">
                <text:p>0.012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91.042667">
                <text:p>491.04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54">
                <text:p>0.006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87.858912">
                <text:p>487.85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44">
                <text:p>0.002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84.217849">
                <text:p>484.217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27">
                <text:p>0.000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79.986711">
                <text:p>479.986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12">
                <text:p>0.000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77.107358">
                <text:p>477.107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76">
                <text:p>0.00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73.104646">
                <text:p>473.10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46">
                <text:p>0.003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68.906244">
                <text:p>468.906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69">
                <text:p>0.0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64.96032">
                <text:p>464.9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768">
                <text:p>0.01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60.269085">
                <text:p>460.269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647">
                <text:p>0.024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57.247275">
                <text:p>457.24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79">
                <text:p>0.036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53.635155">
                <text:p>453.635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657">
                <text:p>0.049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49.482829">
                <text:p>449.48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152">
                <text:p>0.064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45.655304">
                <text:p>445.655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697">
                <text:p>0.078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42.557712">
                <text:p>442.557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715">
                <text:p>0.091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39.193566">
                <text:p>439.193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421">
                <text:p>0.103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35.385472">
                <text:p>435.385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409">
                <text:p>0.114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31.632798">
                <text:p>431.63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082">
                <text:p>0.124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28.38703">
                <text:p>428.38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607">
                <text:p>0.132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24.731252">
                <text:p>424.73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627">
                <text:p>0.139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20.492604">
                <text:p>420.49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96">
                <text:p>0.14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17.043952">
                <text:p>417.043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1313">
                <text:p>0.15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13.97145">
                <text:p>413.97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5445">
                <text:p>0.155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09.158615">
                <text:p>409.158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302">
                <text:p>0.158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04.839631">
                <text:p>404.839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2">
                <text:p>0.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01.549161">
                <text:p>401.54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253">
                <text:p>0.16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98.346245">
                <text:p>398.34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233">
                <text:p>0.16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95.185084">
                <text:p>395.18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05">
                <text:p>0.16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90.235136">
                <text:p>390.235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552">
                <text:p>0.157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86.615849">
                <text:p>386.61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828">
                <text:p>0.153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82.4827">
                <text:p>382.4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877">
                <text:p>0.148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78.838047">
                <text:p>378.838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667">
                <text:p>0.142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75.201083">
                <text:p>375.20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565">
                <text:p>0.134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71.909817">
                <text:p>371.909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938">
                <text:p>0.124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67.380878">
                <text:p>367.380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108">
                <text:p>0.11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63.748788">
                <text:p>363.74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807">
                <text:p>0.101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60.687532">
                <text:p>360.68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597">
                <text:p>0.087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56.222049">
                <text:p>356.22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562">
                <text:p>0.072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53.060903">
                <text:p>353.060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418">
                <text:p>0.057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49.440878">
                <text:p>349.440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482">
                <text:p>0.042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44.155746">
                <text:p>344.15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754">
                <text:p>0.028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46.1823">
                <text:p>346.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1">
                <text:p>0.01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38.758858">
                <text:p>338.758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067">
                <text:p>0.01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35.644605">
                <text:p>335.64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27">
                <text:p>0.005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32.125887">
                <text:p>332.12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49">
                <text:p>0.002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27.370155">
                <text:p>327.37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12">
                <text:p>0.000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23.096408">
                <text:p>323.096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24">
                <text:p>0.00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19.094506">
                <text:p>319.09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12">
                <text:p>0.001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15.020772">
                <text:p>315.02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77">
                <text:p>0.004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11.251027">
                <text:p>311.25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518">
                <text:p>0.009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07.871959">
                <text:p>307.87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81">
                <text:p>0.017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04.480408">
                <text:p>304.48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427">
                <text:p>0.027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00.885859">
                <text:p>300.88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39">
                <text:p>0.040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97.104476">
                <text:p>297.104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768">
                <text:p>0.05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93.412924">
                <text:p>293.41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038">
                <text:p>0.069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87.889544">
                <text:p>287.889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475">
                <text:p>0.083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86.615924">
                <text:p>286.61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644">
                <text:p>0.096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82.238416">
                <text:p>282.238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123">
                <text:p>0.108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78.584575">
                <text:p>278.584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082">
                <text:p>0.118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75.361629">
                <text:p>275.36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241">
                <text:p>0.12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71.066124">
                <text:p>271.066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5362">
                <text:p>0.135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67.903756">
                <text:p>267.903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303">
                <text:p>0.142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64.351285">
                <text:p>264.35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755">
                <text:p>0.147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59.91243">
                <text:p>259.9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392">
                <text:p>0.152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56.922687">
                <text:p>256.922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087">
                <text:p>0.156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53.5311">
                <text:p>253.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981">
                <text:p>0.158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49.711146">
                <text:p>249.71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775">
                <text:p>0.160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45.014265">
                <text:p>245.014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414">
                <text:p>0.16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45.053071">
                <text:p>245.05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352">
                <text:p>0.16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49.353687">
                <text:p>249.353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327">
                <text:p>0.16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52.228341">
                <text:p>252.228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605">
                <text:p>0.159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55.157292">
                <text:p>255.15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016">
                <text:p>0.157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59.206482">
                <text:p>259.20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331">
                <text:p>0.153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63.554483">
                <text:p>263.55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784">
                <text:p>0.148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68.64725">
                <text:p>268.6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902">
                <text:p>0.14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70.899056">
                <text:p>270.899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014">
                <text:p>0.136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75.58638">
                <text:p>275.58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914">
                <text:p>0.127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77.816295">
                <text:p>277.81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979">
                <text:p>0.118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81.991666">
                <text:p>281.99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666">
                <text:p>0.108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86.460449">
                <text:p>286.460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287">
                <text:p>0.097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87.921793">
                <text:p>287.92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391">
                <text:p>0.084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93.294507">
                <text:p>293.29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869">
                <text:p>0.070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96.768865">
                <text:p>296.768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887">
                <text:p>0.056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98.981546">
                <text:p>298.98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957">
                <text:p>0.042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03.469641">
                <text:p>303.46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79">
                <text:p>0.029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06.733005">
                <text:p>306.733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33">
                <text:p>0.018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10.379975">
                <text:p>310.379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768">
                <text:p>0.010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13.449895">
                <text:p>313.449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41">
                <text:p>0.005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17.982412">
                <text:p>317.98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09">
                <text:p>0.002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22.413717">
                <text:p>322.413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82">
                <text:p>0.000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26.457894">
                <text:p>326.45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05">
                <text:p>0.000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30.598317">
                <text:p>330.598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68">
                <text:p>0.001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33.978412">
                <text:p>333.97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62">
                <text:p>0.004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37.931095">
                <text:p>337.93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88">
                <text:p>0.00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41.248204">
                <text:p>341.248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938">
                <text:p>0.015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44.323066">
                <text:p>344.32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52">
                <text:p>0.026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47.94315">
                <text:p>347.9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3">
                <text:p>0.0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50.840264">
                <text:p>350.84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022">
                <text:p>0.054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55.064377">
                <text:p>355.064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205">
                <text:p>0.06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58.395344">
                <text:p>358.395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125">
                <text:p>0.08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62.663549">
                <text:p>362.663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348">
                <text:p>0.098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66.290312">
                <text:p>366.29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08">
                <text:p>0.1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69.61327">
                <text:p>369.6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055">
                <text:p>0.122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74.094179">
                <text:p>374.094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822">
                <text:p>0.131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77.134008">
                <text:p>377.13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323">
                <text:p>0.14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81.170412">
                <text:p>381.17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308">
                <text:p>0.147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85.47653">
                <text:p>385.47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734">
                <text:p>0.152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88.863445">
                <text:p>388.863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805">
                <text:p>0.156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92.146526">
                <text:p>392.146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958">
                <text:p>0.159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97.425011">
                <text:p>397.425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">
                <text:p>0.1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00.388228">
                <text:p>400.388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115">
                <text:p>0.162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03.795334">
                <text:p>403.795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596">
                <text:p>0.161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07.412066">
                <text:p>407.41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381">
                <text:p>0.160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411.368768">
                <text:p>411.368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64">
                <text:p>0.15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15.465693">
                <text:p>415.465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837">
                <text:p>0.153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19.263149">
                <text:p>419.26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3">
                <text:p>0.1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23.536385">
                <text:p>423.536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336">
                <text:p>0.143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27.199348">
                <text:p>427.199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221">
                <text:p>0.136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30.470467">
                <text:p>430.47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794">
                <text:p>0.127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34.838475">
                <text:p>434.838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457">
                <text:p>0.118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37.717605">
                <text:p>437.71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071">
                <text:p>0.10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41.008335">
                <text:p>441.008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55">
                <text:p>0.096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44.796688">
                <text:p>444.79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134">
                <text:p>0.08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48.404906">
                <text:p>448.404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243">
                <text:p>0.069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51.732913">
                <text:p>451.73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749">
                <text:p>0.054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56.20904">
                <text:p>456.20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378">
                <text:p>0.040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59.477984">
                <text:p>459.47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5">
                <text:p>0.02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62.964383">
                <text:p>462.964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234">
                <text:p>0.01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67.191748">
                <text:p>467.19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21">
                <text:p>0.009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71.792667">
                <text:p>471.79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54">
                <text:p>0.004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75.21007">
                <text:p>475.2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03">
                <text:p>0.00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478.333026">
                <text:p>478.333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98">
                <text:p>0.000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82.467166">
                <text:p>482.467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66">
                <text:p>0.000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85.740075">
                <text:p>485.74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3">
                <text:p>0.00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89.36756">
                <text:p>489.3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17">
                <text:p>0.004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93.292776">
                <text:p>493.29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824">
                <text:p>0.00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96.800812">
                <text:p>496.80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603">
                <text:p>0.017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00.227808">
                <text:p>500.22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77">
                <text:p>0.02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03.542258">
                <text:p>503.54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112">
                <text:p>0.04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07.030923">
                <text:p>507.030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787">
                <text:p>0.05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11.213278">
                <text:p>511.213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678">
                <text:p>0.071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14.593838">
                <text:p>514.593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369">
                <text:p>0.086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18.949983">
                <text:p>518.94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37">
                <text:p>0.099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22.316514">
                <text:p>522.31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294">
                <text:p>0.112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25.780231">
                <text:p>525.780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632">
                <text:p>0.123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29.726348">
                <text:p>529.72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518">
                <text:p>0.133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33.542972">
                <text:p>533.54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498">
                <text:p>0.14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37.146152">
                <text:p>537.146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115">
                <text:p>0.148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40.622223">
                <text:p>540.62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729">
                <text:p>0.153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44.950624">
                <text:p>544.95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811">
                <text:p>0.157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48.732202">
                <text:p>548.73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287">
                <text:p>0.160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52.046272">
                <text:p>552.04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84">
                <text:p>0.161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57.171862">
                <text:p>557.17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501">
                <text:p>0.162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60.080302">
                <text:p>560.080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003">
                <text:p>0.16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63.384563">
                <text:p>563.384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077">
                <text:p>0.160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66.842888">
                <text:p>566.84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347">
                <text:p>0.157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70.984084">
                <text:p>570.984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859">
                <text:p>0.153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74.211705">
                <text:p>574.21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232">
                <text:p>0.149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78.503591">
                <text:p>578.50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171">
                <text:p>0.143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81.954798">
                <text:p>581.954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261">
                <text:p>0.136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86.304909">
                <text:p>586.30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26">
                <text:p>0.12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88.970008">
                <text:p>588.97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539">
                <text:p>0.118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93.291311">
                <text:p>593.29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7785">
                <text:p>0.107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96.652654">
                <text:p>596.65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727">
                <text:p>0.095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01.262488">
                <text:p>601.26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278">
                <text:p>0.082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04.426329">
                <text:p>604.426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644">
                <text:p>0.067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08.769751">
                <text:p>608.76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741">
                <text:p>0.052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12.190616">
                <text:p>612.19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524">
                <text:p>0.038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16.678107">
                <text:p>616.67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661">
                <text:p>0.025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20.048677">
                <text:p>620.048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443">
                <text:p>0.015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22.776609">
                <text:p>622.77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512">
                <text:p>0.008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27.983024">
                <text:p>627.983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67">
                <text:p>0.004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30.117005">
                <text:p>630.11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39">
                <text:p>0.001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33.51174">
                <text:p>633.5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61">
                <text:p>0.000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39.199431">
                <text:p>639.199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64">
                <text:p>0.000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41.427136">
                <text:p>641.427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34">
                <text:p>0.002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47.011262">
                <text:p>647.01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22">
                <text:p>0.005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49.941184">
                <text:p>649.94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173">
                <text:p>0.01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53.464114">
                <text:p>653.464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445">
                <text:p>0.019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57.311941">
                <text:p>657.31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707">
                <text:p>0.030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59.422368">
                <text:p>659.422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537">
                <text:p>0.044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64.975335">
                <text:p>664.97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818">
                <text:p>0.059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68.672264">
                <text:p>668.67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039">
                <text:p>0.075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72.446648">
                <text:p>672.44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43">
                <text:p>0.08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76.500875">
                <text:p>676.50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237">
                <text:p>0.103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80.717024">
                <text:p>680.71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551">
                <text:p>0.115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84.058551">
                <text:p>684.05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025">
                <text:p>0.126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86.496324">
                <text:p>686.496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997">
                <text:p>0.134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89.975216">
                <text:p>689.97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922">
                <text:p>0.14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94.149745">
                <text:p>694.149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221">
                <text:p>0.149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96.425377">
                <text:p>696.425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985">
                <text:p>0.153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701.94704">
                <text:p>701.94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599">
                <text:p>0.157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705.334909">
                <text:p>705.33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239">
                <text:p>0.160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708.746782">
                <text:p>708.74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623">
                <text:p>0.161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714.280381">
                <text:p>714.28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568">
                <text:p>0.16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714.535514">
                <text:p>714.53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738">
                <text:p>0.160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718.898695">
                <text:p>718.898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98">
                <text:p>0.15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724.474249">
                <text:p>724.474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05">
                <text:p>0.15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725.630058">
                <text:p>725.63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1765">
                <text:p>0.151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30.172673">
                <text:p>730.17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055">
                <text:p>0.147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33.88991">
                <text:p>733.8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14">
                <text:p>0.14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38.006846">
                <text:p>738.00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083">
                <text:p>0.134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42.443492">
                <text:p>742.443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347">
                <text:p>0.125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45.914546">
                <text:p>745.91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956">
                <text:p>0.115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49.14782">
                <text:p>749.14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291">
                <text:p>0.105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53.754862">
                <text:p>753.75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981">
                <text:p>0.092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58.161149">
                <text:p>758.16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302">
                <text:p>0.07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60.630758">
                <text:p>760.63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236">
                <text:p>0.065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65.993068">
                <text:p>765.99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402">
                <text:p>0.050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68.297494">
                <text:p>768.29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091">
                <text:p>0.036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73.852796">
                <text:p>773.852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501">
                <text:p>0.023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76.113217">
                <text:p>776.113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71">
                <text:p>0.01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79.804803">
                <text:p>779.804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264">
                <text:p>0.00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83.947875">
                <text:p>783.94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26">
                <text:p>0.0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87.377886">
                <text:p>787.37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85">
                <text:p>0.00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92.921565">
                <text:p>792.92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08">
                <text:p>0.00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95.35917">
                <text:p>795.35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39">
                <text:p>0.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99.128678">
                <text:p>799.128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49">
                <text:p>0.003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803.039444">
                <text:p>803.03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359">
                <text:p>0.007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806.487644">
                <text:p>806.48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765">
                <text:p>0.013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811.248536">
                <text:p>811.248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572">
                <text:p>0.02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15.373641">
                <text:p>815.37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274">
                <text:p>0.036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17.639224">
                <text:p>817.639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377">
                <text:p>0.050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822.153155">
                <text:p>822.153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859">
                <text:p>0.064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825.553049">
                <text:p>825.55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891">
                <text:p>0.079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27.770701">
                <text:p>827.770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149">
                <text:p>0.094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32.4286">
                <text:p>832.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7061">
                <text:p>0.107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836.251037">
                <text:p>836.25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693">
                <text:p>0.118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40.151564">
                <text:p>840.15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395">
                <text:p>0.129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43.482467">
                <text:p>843.48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424">
                <text:p>0.138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49.07435">
                <text:p>849.07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561">
                <text:p>0.145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51.356923">
                <text:p>851.35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1449">
                <text:p>0.151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54.876826">
                <text:p>854.876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143">
                <text:p>0.156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58.034747">
                <text:p>858.03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463">
                <text:p>0.159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62.541181">
                <text:p>862.54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293">
                <text:p>0.16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65.916386">
                <text:p>865.91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174">
                <text:p>0.162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69.303335">
                <text:p>869.30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091">
                <text:p>0.162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873.760536">
                <text:p>873.760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53">
                <text:p>0.1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78.244629">
                <text:p>878.24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303">
                <text:p>0.158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881.621141">
                <text:p>881.62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5038">
                <text:p>0.155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83.953641">
                <text:p>883.95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17">
                <text:p>0.150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89.460247">
                <text:p>889.46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365">
                <text:p>0.145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91.940884">
                <text:p>891.940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926">
                <text:p>0.138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96.218979">
                <text:p>896.218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445">
                <text:p>0.13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99.695526">
                <text:p>899.695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913">
                <text:p>0.122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03.004654">
                <text:p>903.00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832">
                <text:p>0.11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906.449083">
                <text:p>906.449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726">
                <text:p>0.101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910.822046">
                <text:p>910.82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38">
                <text:p>0.08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914.192623">
                <text:p>914.19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712">
                <text:p>0.075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917.590571">
                <text:p>917.59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59">
                <text:p>0.06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922.05483">
                <text:p>922.05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794">
                <text:p>0.046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925.408432">
                <text:p>925.40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907">
                <text:p>0.032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928.798654">
                <text:p>928.798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834">
                <text:p>0.020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933.290055">
                <text:p>933.29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966">
                <text:p>0.011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936.637458">
                <text:p>936.63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34">
                <text:p>0.006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941.197531">
                <text:p>941.197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83">
                <text:p>0.002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944.513552">
                <text:p>944.513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35">
                <text:p>0.000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948.039626">
                <text:p>948.039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58">
                <text:p>0.000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952.384799">
                <text:p>952.384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34">
                <text:p>0.001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956.846711">
                <text:p>956.846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26">
                <text:p>0.004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961.312979">
                <text:p>961.31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003">
                <text:p>0.009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963.667067">
                <text:p>963.667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58">
                <text:p>0.01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968.05457">
                <text:p>968.0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172">
                <text:p>0.027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970.385508">
                <text:p>970.38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574">
                <text:p>0.040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975.922398">
                <text:p>975.92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6">
                <text:p>0.0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979.299848">
                <text:p>979.299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302">
                <text:p>0.07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982.773245">
                <text:p>982.77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225">
                <text:p>0.086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987.135522">
                <text:p>987.135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42">
                <text:p>0.099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990.548489">
                <text:p>990.548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537">
                <text:p>0.112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995.006371">
                <text:p>995.006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583">
                <text:p>0.123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999.513895">
                <text:p>999.51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994">
                <text:p>0.13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000.765387">
                <text:p>1000.76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086">
                <text:p>0.14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05.17701">
                <text:p>1005.17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685">
                <text:p>0.147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08.58344">
                <text:p>1008.5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323">
                <text:p>0.153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13.052533">
                <text:p>1013.05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841">
                <text:p>0.156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016.3624">
                <text:p>1016.3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657">
                <text:p>0.159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019.783343">
                <text:p>1019.783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448">
                <text:p>0.16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024.24626">
                <text:p>1024.2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818">
                <text:p>0.16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27.667473">
                <text:p>1027.66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131">
                <text:p>0.16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032.096893">
                <text:p>1032.09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509">
                <text:p>0.159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035.47972">
                <text:p>1035.4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965">
                <text:p>0.156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038.861507">
                <text:p>1038.86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466">
                <text:p>0.153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42.302857">
                <text:p>1042.30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469">
                <text:p>0.148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45.845793">
                <text:p>1045.84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712">
                <text:p>0.142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50.098253">
                <text:p>1050.098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14">
                <text:p>0.13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053.48826">
                <text:p>1053.4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034">
                <text:p>0.128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056.875357">
                <text:p>1056.87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996">
                <text:p>0.118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061.35952">
                <text:p>1061.3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492">
                <text:p>0.108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064.189557">
                <text:p>1064.18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285">
                <text:p>0.098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062.428487">
                <text:p>1062.42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111">
                <text:p>0.104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59.092963">
                <text:p>1059.09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057">
                <text:p>0.115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054.715133">
                <text:p>1054.715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783">
                <text:p>0.12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51.204563">
                <text:p>1051.204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101">
                <text:p>0.133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047.898773">
                <text:p>1047.89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202">
                <text:p>0.140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043.422043">
                <text:p>1043.42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404">
                <text:p>0.146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039.99283">
                <text:p>1039.9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1512">
                <text:p>0.15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036.627863">
                <text:p>1036.62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5547">
                <text:p>0.155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33.26492">
                <text:p>1033.2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703">
                <text:p>0.158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028.812213">
                <text:p>1028.81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825">
                <text:p>0.16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025.3524">
                <text:p>1025.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09">
                <text:p>0.16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063.56812">
                <text:p>1063.5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74">
                <text:p>0.0687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063.617433">
                <text:p>1063.617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578">
                <text:p>0.06857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060.358733">
                <text:p>1060.358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57">
                <text:p>0.0675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55.85188">
                <text:p>1055.85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213">
                <text:p>0.06621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52.524937">
                <text:p>1052.524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607">
                <text:p>0.06460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048.98424">
                <text:p>1048.9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485">
                <text:p>0.06248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44.51122">
                <text:p>1044.5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843">
                <text:p>0.05984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41.121633">
                <text:p>1041.12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33">
                <text:p>0.05713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037.77637">
                <text:p>1037.77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239">
                <text:p>0.05423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034.365157">
                <text:p>1034.36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864">
                <text:p>0.05086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029.990897">
                <text:p>1029.99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655">
                <text:p>0.04765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027.639763">
                <text:p>1027.639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22">
                <text:p>0.0442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024.272253">
                <text:p>1024.27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832">
                <text:p>0.04083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018.657987">
                <text:p>1018.657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494">
                <text:p>0.03749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016.389893">
                <text:p>1016.389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403">
                <text:p>0.03440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010.897773">
                <text:p>1010.89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626">
                <text:p>0.03162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007.425093">
                <text:p>1007.42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277">
                <text:p>0.02927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04.175103">
                <text:p>1004.17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301">
                <text:p>0.02730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999.58309">
                <text:p>999.5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979">
                <text:p>0.02597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995.718907">
                <text:p>995.718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128">
                <text:p>0.02512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991.723383">
                <text:p>991.72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885">
                <text:p>0.02488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87.429918">
                <text:p>987.42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195">
                <text:p>0.02519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984.931206">
                <text:p>984.93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33">
                <text:p>0.02613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981.544039">
                <text:p>981.54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396">
                <text:p>0.02739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977.110368">
                <text:p>977.11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43">
                <text:p>0.02934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972.68535">
                <text:p>972.6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18">
                <text:p>0.03171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970.304823">
                <text:p>970.304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39">
                <text:p>0.0343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966.953286">
                <text:p>966.95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284">
                <text:p>0.03728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962.47371">
                <text:p>962.47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552">
                <text:p>0.04055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959.079284">
                <text:p>959.079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106">
                <text:p>0.04410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954.615604">
                <text:p>954.61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569">
                <text:p>0.04756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951.348746">
                <text:p>951.348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977">
                <text:p>0.05097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947.880194">
                <text:p>947.88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304">
                <text:p>0.05430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944.520835">
                <text:p>944.520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431">
                <text:p>0.05743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940.028307">
                <text:p>940.028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258">
                <text:p>0.06025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936.639144">
                <text:p>936.639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713">
                <text:p>0.06271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933.262382">
                <text:p>933.26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936">
                <text:p>0.06493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928.774045">
                <text:p>928.774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752">
                <text:p>0.06675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924.304768">
                <text:p>924.30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04">
                <text:p>0.0680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920.943894">
                <text:p>920.9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957">
                <text:p>0.06895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917.549232">
                <text:p>917.549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494">
                <text:p>0.06949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14.182097">
                <text:p>914.18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818">
                <text:p>0.06981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09.708045">
                <text:p>909.708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377">
                <text:p>0.06937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906.316809">
                <text:p>906.31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718">
                <text:p>0.06871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902.953086">
                <text:p>902.95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596">
                <text:p>0.06759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98.539996">
                <text:p>898.53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009">
                <text:p>0.06600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95.11792">
                <text:p>895.1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081">
                <text:p>0.06408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90.766063">
                <text:p>890.76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918">
                <text:p>0.06191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88.428233">
                <text:p>888.428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374">
                <text:p>0.05937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83.866697">
                <text:p>883.86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466">
                <text:p>0.05646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79.522175">
                <text:p>879.52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469">
                <text:p>0.05346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77.33372">
                <text:p>877.3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183">
                <text:p>0.05018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72.797242">
                <text:p>872.797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802">
                <text:p>0.04680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69.292177">
                <text:p>869.29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07">
                <text:p>0.04330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64.938102">
                <text:p>864.93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025">
                <text:p>0.04002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62.543957">
                <text:p>862.543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75">
                <text:p>0.0367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58.050415">
                <text:p>858.05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834">
                <text:p>0.03383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54.738618">
                <text:p>854.738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49">
                <text:p>0.03114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49.277266">
                <text:p>849.277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861">
                <text:p>0.02886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46.892075">
                <text:p>846.89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06">
                <text:p>0.0270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43.506858">
                <text:p>843.506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40.127345">
                <text:p>840.127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05">
                <text:p>0.0250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34.728467">
                <text:p>834.72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629">
                <text:p>0.02462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32.291398">
                <text:p>832.29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56">
                <text:p>0.02535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827.745224">
                <text:p>827.745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38">
                <text:p>0.02613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823.282141">
                <text:p>823.28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75">
                <text:p>0.02767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20.000607">
                <text:p>820.00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6">
                <text:p>0.0296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815.418436">
                <text:p>815.418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322">
                <text:p>0.03232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12.028015">
                <text:p>812.02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304">
                <text:p>0.03530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09.118989">
                <text:p>809.118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386">
                <text:p>0.03838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04.704161">
                <text:p>804.704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549">
                <text:p>0.04154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03.034587">
                <text:p>803.03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829">
                <text:p>0.04482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97.553719">
                <text:p>797.553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365">
                <text:p>0.04836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93.061912">
                <text:p>793.06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77">
                <text:p>0.0517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90.705048">
                <text:p>790.705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878">
                <text:p>0.05487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87.333422">
                <text:p>787.333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743">
                <text:p>0.05774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83.362899">
                <text:p>783.362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475">
                <text:p>0.06047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78.405782">
                <text:p>778.40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994">
                <text:p>0.06299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76.079617">
                <text:p>776.079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047">
                <text:p>0.06504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71.785322">
                <text:p>771.785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65">
                <text:p>0.0666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68.278155">
                <text:p>768.27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857">
                <text:p>0.06785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65.00679">
                <text:p>765.00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768">
                <text:p>0.06876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60.621276">
                <text:p>760.62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238">
                <text:p>0.06923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57.171094">
                <text:p>757.17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341">
                <text:p>0.06934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53.700818">
                <text:p>753.70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901">
                <text:p>0.06890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49.170783">
                <text:p>749.17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042">
                <text:p>0.06804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46.039162">
                <text:p>746.03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013">
                <text:p>0.06701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41.564049">
                <text:p>741.564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2">
                <text:p>0.0653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37.925087">
                <text:p>737.925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367">
                <text:p>0.06336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33.542789">
                <text:p>733.542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037">
                <text:p>0.06103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30.114448">
                <text:p>730.114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392">
                <text:p>0.05839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25.748062">
                <text:p>725.748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413">
                <text:p>0.05541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24.438991">
                <text:p>724.43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208">
                <text:p>0.05220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17.991533">
                <text:p>717.99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06">
                <text:p>0.0490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14.377271">
                <text:p>714.377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756">
                <text:p>0.04575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11.134472">
                <text:p>711.13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277">
                <text:p>0.04227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07.676682">
                <text:p>707.67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868">
                <text:p>0.03886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04.46071">
                <text:p>704.46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03">
                <text:p>0.03570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01.952541">
                <text:p>701.95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783">
                <text:p>0.03278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96.388408">
                <text:p>696.38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23">
                <text:p>0.0302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93.057593">
                <text:p>693.057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161">
                <text:p>0.02816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88.495651">
                <text:p>688.495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572">
                <text:p>0.02657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86.290368">
                <text:p>686.29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51">
                <text:p>0.0255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84.036599">
                <text:p>684.036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971">
                <text:p>0.02497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79.551913">
                <text:p>679.55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933">
                <text:p>0.02493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75.433495">
                <text:p>675.43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525">
                <text:p>0.02552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71.769137">
                <text:p>671.769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19">
                <text:p>0.02661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67.259856">
                <text:p>667.25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226">
                <text:p>0.02822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64.934593">
                <text:p>664.934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286">
                <text:p>0.03028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59.374711">
                <text:p>659.374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905">
                <text:p>0.03290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56.322249">
                <text:p>656.32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926">
                <text:p>0.03592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52.945373">
                <text:p>652.94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159">
                <text:p>0.03915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47.226544">
                <text:p>647.2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656">
                <text:p>0.04265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45.90931">
                <text:p>645.90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297">
                <text:p>0.04629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40.388366">
                <text:p>640.388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983">
                <text:p>0.04998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39.209069">
                <text:p>639.209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408">
                <text:p>0.05340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34.030084">
                <text:p>634.030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639">
                <text:p>0.05663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30.158807">
                <text:p>630.15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472">
                <text:p>0.05947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27.864316">
                <text:p>627.864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983">
                <text:p>0.06198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22.316453">
                <text:p>622.31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357">
                <text:p>0.06435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20.011374">
                <text:p>620.01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266">
                <text:p>0.06626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16.634556">
                <text:p>616.63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866">
                <text:p>0.06786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11.274688">
                <text:p>611.27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007">
                <text:p>0.06900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08.756387">
                <text:p>608.756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796">
                <text:p>0.06979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04.278151">
                <text:p>604.278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055">
                <text:p>0.07005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00.946471">
                <text:p>600.94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986">
                <text:p>0.06998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596.540947">
                <text:p>596.540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524">
                <text:p>0.06952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592.441285">
                <text:p>592.44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702">
                <text:p>0.06870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588.754597">
                <text:p>588.75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441">
                <text:p>0.06744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586.37318">
                <text:p>586.3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832">
                <text:p>0.06583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582.641015">
                <text:p>582.64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832">
                <text:p>0.06383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77.884709">
                <text:p>577.884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74.12931">
                <text:p>574.1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712">
                <text:p>0.05871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71.138947">
                <text:p>571.13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707">
                <text:p>0.05570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566.30995">
                <text:p>566.30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499">
                <text:p>0.05249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562.897665">
                <text:p>562.89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027">
                <text:p>0.04902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59.373821">
                <text:p>559.373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42">
                <text:p>0.0454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55.371614">
                <text:p>555.37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45">
                <text:p>0.04184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51.828992">
                <text:p>551.82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433">
                <text:p>0.03843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548.593314">
                <text:p>548.59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361">
                <text:p>0.03536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44.359407">
                <text:p>544.359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492">
                <text:p>0.03249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540.332678">
                <text:p>540.33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051">
                <text:p>0.03005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36.916907">
                <text:p>536.91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009">
                <text:p>0.02800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32.706096">
                <text:p>532.70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466">
                <text:p>0.02646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29.350296">
                <text:p>529.35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82">
                <text:p>0.02548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25.245126">
                <text:p>525.24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094">
                <text:p>0.02509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21.590804">
                <text:p>521.590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232">
                <text:p>0.02523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17.926574">
                <text:p>517.926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95">
                <text:p>0.02579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13.787536">
                <text:p>513.78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03">
                <text:p>0.0270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11.143222">
                <text:p>511.143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778">
                <text:p>0.02877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7.158841">
                <text:p>507.15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04.410602">
                <text:p>504.41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615">
                <text:p>0.03361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98.859154">
                <text:p>498.859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637">
                <text:p>0.03663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96.547768">
                <text:p>496.547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966">
                <text:p>0.03996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92.745086">
                <text:p>492.745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496">
                <text:p>0.04349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89.770963">
                <text:p>489.770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937">
                <text:p>0.04693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84.82754">
                <text:p>484.8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382">
                <text:p>0.05038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81.848809">
                <text:p>481.84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677">
                <text:p>0.05367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78.655067">
                <text:p>478.655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18">
                <text:p>0.05691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74.00057">
                <text:p>474.0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764">
                <text:p>0.05976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71.292131">
                <text:p>471.29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348">
                <text:p>0.06234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66.044643">
                <text:p>466.044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608">
                <text:p>0.06460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62.206649">
                <text:p>462.20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412">
                <text:p>0.06641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59.000466">
                <text:p>459.00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791">
                <text:p>0.06779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54.368171">
                <text:p>454.368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799">
                <text:p>0.06879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51.654301">
                <text:p>451.654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51">
                <text:p>0.0695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47.173999">
                <text:p>447.17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731">
                <text:p>0.06973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43.732524">
                <text:p>443.73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541">
                <text:p>0.06954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40.45531">
                <text:p>440.45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975">
                <text:p>0.06897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36.845487">
                <text:p>436.845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279">
                <text:p>0.06827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33.467716">
                <text:p>433.467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901">
                <text:p>0.06690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29.742742">
                <text:p>429.74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029">
                <text:p>0.06502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25.968565">
                <text:p>425.96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765">
                <text:p>0.06276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23.147192">
                <text:p>423.147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402">
                <text:p>0.06040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18.773319">
                <text:p>418.773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39">
                <text:p>0.0573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14.962209">
                <text:p>414.96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189">
                <text:p>0.05418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11.100322">
                <text:p>411.100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958">
                <text:p>0.05095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05.59369">
                <text:p>405.59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466">
                <text:p>0.04746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02.518415">
                <text:p>402.518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882">
                <text:p>0.04388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05.5889">
                <text:p>405.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46">
                <text:p>0.04044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95.549094">
                <text:p>395.549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184">
                <text:p>0.03718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92.435821">
                <text:p>392.435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121">
                <text:p>0.03412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88.348802">
                <text:p>388.348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398">
                <text:p>0.03139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84.736179">
                <text:p>384.736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39">
                <text:p>0.02903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80.703074">
                <text:p>380.70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254">
                <text:p>0.02725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76.973176">
                <text:p>376.97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989">
                <text:p>0.02598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73.998007">
                <text:p>373.99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161">
                <text:p>0.02516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67.680093">
                <text:p>367.680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847">
                <text:p>0.02484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65.009366">
                <text:p>365.009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199">
                <text:p>0.02519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61.582212">
                <text:p>361.58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085">
                <text:p>0.02608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58.359487">
                <text:p>358.359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553">
                <text:p>0.02755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54.036268">
                <text:p>354.036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473">
                <text:p>0.02947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51.526174">
                <text:p>351.526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89">
                <text:p>0.03178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47.479453">
                <text:p>347.47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74">
                <text:p>0.0347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43.469622">
                <text:p>343.46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886">
                <text:p>0.03788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41.127109">
                <text:p>341.12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102">
                <text:p>0.04110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37.877811">
                <text:p>337.877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32.74273">
                <text:p>332.74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7">
                <text:p>0.0480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28.792439">
                <text:p>328.7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487">
                <text:p>0.05148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23.942204">
                <text:p>323.94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632">
                <text:p>0.05463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20.340525">
                <text:p>320.34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695">
                <text:p>0.05769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17.558882">
                <text:p>317.55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486">
                <text:p>0.06048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12.593693">
                <text:p>312.593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973">
                <text:p>0.06297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09.825644">
                <text:p>309.825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06">
                <text:p>0.0650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05.94069">
                <text:p>305.9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72">
                <text:p>0.0667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01.665835">
                <text:p>301.66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131">
                <text:p>0.06813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98.922938">
                <text:p>298.92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996">
                <text:p>0.06899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93.638102">
                <text:p>293.63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421">
                <text:p>0.06942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90.061592">
                <text:p>290.06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375">
                <text:p>0.06937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87.679777">
                <text:p>287.67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951">
                <text:p>0.06895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82.019401">
                <text:p>282.019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117">
                <text:p>0.06811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78.042628">
                <text:p>278.04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014">
                <text:p>0.06701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75.707109">
                <text:p>275.70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534">
                <text:p>0.06553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70.761627">
                <text:p>270.76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679">
                <text:p>0.06367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68.806455">
                <text:p>268.80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422">
                <text:p>0.06142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64.71253">
                <text:p>264.7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026">
                <text:p>0.05902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61.110402">
                <text:p>261.11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27">
                <text:p>0.0562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58.128627">
                <text:p>258.128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207">
                <text:p>0.05320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53.236849">
                <text:p>253.236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86">
                <text:p>0.0498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49.832277">
                <text:p>249.83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664">
                <text:p>0.04666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46.436299">
                <text:p>246.43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231">
                <text:p>0.04323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42.610307">
                <text:p>242.610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374">
                <text:p>0.04137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47.912892">
                <text:p>247.91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983">
                <text:p>0.04498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55.947191">
                <text:p>255.947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401">
                <text:p>0.04840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53.992332">
                <text:p>253.99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854">
                <text:p>0.05185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59.457668">
                <text:p>259.457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02">
                <text:p>0.0550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66.561285">
                <text:p>266.56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071">
                <text:p>0.05807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66.470355">
                <text:p>266.47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78">
                <text:p>0.0607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70.616087">
                <text:p>270.61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134">
                <text:p>0.06313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73.615853">
                <text:p>273.61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38">
                <text:p>0.06533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77.380522">
                <text:p>277.38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935">
                <text:p>0.06693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82.008037">
                <text:p>282.008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309">
                <text:p>0.06830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85.381796">
                <text:p>285.38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306">
                <text:p>0.06930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87.508652">
                <text:p>287.50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811">
                <text:p>0.06981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92.124122">
                <text:p>292.12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967">
                <text:p>0.06996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95.891125">
                <text:p>295.89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691">
                <text:p>0.06969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98.853089">
                <text:p>298.85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024">
                <text:p>0.06902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02.641118">
                <text:p>302.64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938">
                <text:p>0.06793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06.864577">
                <text:p>306.864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10.456162">
                <text:p>310.456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554">
                <text:p>0.06455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13.548299">
                <text:p>313.548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435">
                <text:p>0.06243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17.646191">
                <text:p>317.64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878">
                <text:p>0.05987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21.636607">
                <text:p>321.636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47">
                <text:p>0.05694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26.062998">
                <text:p>326.06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74">
                <text:p>0.0537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29.603845">
                <text:p>329.603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706">
                <text:p>0.05070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33.411404">
                <text:p>333.41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318">
                <text:p>0.04731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38.401696">
                <text:p>338.40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841">
                <text:p>0.04384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40.354621">
                <text:p>340.35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318">
                <text:p>0.04031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44.249162">
                <text:p>344.24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148">
                <text:p>0.03714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47.167299">
                <text:p>347.167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84">
                <text:p>0.03408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50.568508">
                <text:p>350.568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33">
                <text:p>0.0313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54.978589">
                <text:p>354.978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29">
                <text:p>0.02902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58.453479">
                <text:p>358.453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268">
                <text:p>0.02726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61.801299">
                <text:p>361.80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01">
                <text:p>0.02610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65.907454">
                <text:p>365.90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74">
                <text:p>0.02537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68.680478">
                <text:p>368.68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73.898184">
                <text:p>373.898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678">
                <text:p>0.02567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76.910607">
                <text:p>376.91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6">
                <text:p>0.0266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80.873878">
                <text:p>380.873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134">
                <text:p>0.02813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85.63002">
                <text:p>385.63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093">
                <text:p>0.03009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89.080608">
                <text:p>389.08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453">
                <text:p>0.03245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92.045132">
                <text:p>392.04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34">
                <text:p>0.0353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95.398087">
                <text:p>395.398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437">
                <text:p>0.03843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00.342143">
                <text:p>400.34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722">
                <text:p>0.04172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03.58338">
                <text:p>403.5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115">
                <text:p>0.04511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07.796891">
                <text:p>407.796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701">
                <text:p>0.04870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11.932529">
                <text:p>411.93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122">
                <text:p>0.05212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14.563579">
                <text:p>414.56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418">
                <text:p>0.05541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18.692253">
                <text:p>418.69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482">
                <text:p>0.05848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22.456399">
                <text:p>422.456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354">
                <text:p>0.06135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26.467309">
                <text:p>426.467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802">
                <text:p>0.06380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31.056607">
                <text:p>431.056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609">
                <text:p>0.06560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33.874527">
                <text:p>433.874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346">
                <text:p>0.06734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37.085793">
                <text:p>437.08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72">
                <text:p>0.0687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41.01006">
                <text:p>441.0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481">
                <text:p>0.06948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44.195614">
                <text:p>444.195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885">
                <text:p>0.06988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47.678687">
                <text:p>447.678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049">
                <text:p>0.07004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51.601106">
                <text:p>451.60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766">
                <text:p>0.06976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55.542645">
                <text:p>455.54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124">
                <text:p>0.06912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59.424258">
                <text:p>459.42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931">
                <text:p>0.06793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62.695456">
                <text:p>462.69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345">
                <text:p>0.06634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66.475463">
                <text:p>466.475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583">
                <text:p>0.06458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70.334215">
                <text:p>470.33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437">
                <text:p>0.06243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74.383175">
                <text:p>474.38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744">
                <text:p>0.05974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78.510356">
                <text:p>478.510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81">
                <text:p>0.0568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82.311919">
                <text:p>482.31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76">
                <text:p>0.0537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85.38429">
                <text:p>485.38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469">
                <text:p>0.05046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89.941411">
                <text:p>489.94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07">
                <text:p>0.0470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92.369415">
                <text:p>492.369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488">
                <text:p>0.04348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96.201658">
                <text:p>496.20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219">
                <text:p>0.04021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99.504403">
                <text:p>499.504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848">
                <text:p>0.03684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03.532258">
                <text:p>503.53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894">
                <text:p>0.03389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06.659456">
                <text:p>506.65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97">
                <text:p>0.03119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11.138639">
                <text:p>511.138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99">
                <text:p>0.02899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13.692316">
                <text:p>513.69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234">
                <text:p>0.02723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18.428247">
                <text:p>518.42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049">
                <text:p>0.02604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22.115526">
                <text:p>522.115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06">
                <text:p>0.02530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24.826999">
                <text:p>524.826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243">
                <text:p>0.02524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29.163662">
                <text:p>529.16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685">
                <text:p>0.02568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32.670297">
                <text:p>532.67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68">
                <text:p>0.02666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36.948717">
                <text:p>536.948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147">
                <text:p>0.02814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40.578204">
                <text:p>540.578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26">
                <text:p>0.0302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44.468312">
                <text:p>544.468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739">
                <text:p>0.03273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48.26027">
                <text:p>548.2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624">
                <text:p>0.03562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51.640004">
                <text:p>551.64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77">
                <text:p>0.0387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55.142362">
                <text:p>555.14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195">
                <text:p>0.04219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59.52001">
                <text:p>559.5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811">
                <text:p>0.04581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62.954917">
                <text:p>562.954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151">
                <text:p>0.04915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66.293519">
                <text:p>566.29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452">
                <text:p>0.05245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69.844374">
                <text:p>569.844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737">
                <text:p>0.05573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74.028718">
                <text:p>574.02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694">
                <text:p>0.05869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77.37391">
                <text:p>577.3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474">
                <text:p>0.06147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81.221899">
                <text:p>581.22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831">
                <text:p>0.06383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85.330498">
                <text:p>585.33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894">
                <text:p>0.06589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88.706689">
                <text:p>588.70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607">
                <text:p>0.06760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92.152347">
                <text:p>592.15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93">
                <text:p>0.0689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95.809704">
                <text:p>595.80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835">
                <text:p>0.06983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600.905564">
                <text:p>600.905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346">
                <text:p>0.07034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604.323858">
                <text:p>604.323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354">
                <text:p>0.07035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08.73161">
                <text:p>608.73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076">
                <text:p>0.07007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11.300816">
                <text:p>611.30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215">
                <text:p>0.06921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16.755962">
                <text:p>616.75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111">
                <text:p>0.06811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620.058044">
                <text:p>620.058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434">
                <text:p>0.06643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22.25143">
                <text:p>622.2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251">
                <text:p>0.06425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28.003693">
                <text:p>628.003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866">
                <text:p>0.06186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630.126446">
                <text:p>630.12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39">
                <text:p>0.05923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633.478299">
                <text:p>633.478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123">
                <text:p>0.05612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637.886018">
                <text:p>637.886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642">
                <text:p>0.05264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641.529152">
                <text:p>641.52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237">
                <text:p>0.04923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46.303595">
                <text:p>646.30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858">
                <text:p>0.04585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648.994486">
                <text:p>648.99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421">
                <text:p>0.04242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53.487427">
                <text:p>653.48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957">
                <text:p>0.03895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657.230604">
                <text:p>657.230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97">
                <text:p>0.03579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59.35558">
                <text:p>659.35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953">
                <text:p>0.03295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64.90586">
                <text:p>664.9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351">
                <text:p>0.03035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67.504269">
                <text:p>667.50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301">
                <text:p>0.02830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72.044907">
                <text:p>672.044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795">
                <text:p>0.02679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75.802163">
                <text:p>675.80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13">
                <text:p>0.02571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679.864033">
                <text:p>679.864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177">
                <text:p>0.02517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83.989359">
                <text:p>683.989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278">
                <text:p>0.02527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686.332454">
                <text:p>686.33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923">
                <text:p>0.02592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88.579513">
                <text:p>688.579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147">
                <text:p>0.02714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93.295741">
                <text:p>693.29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801">
                <text:p>0.02880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96.383365">
                <text:p>696.3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843">
                <text:p>0.03084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01.971002">
                <text:p>701.97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39">
                <text:p>0.0333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05.353833">
                <text:p>705.353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61">
                <text:p>0.03646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08.046074">
                <text:p>708.04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597">
                <text:p>0.03959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12.174757">
                <text:p>712.174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788">
                <text:p>0.04278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14.392957">
                <text:p>714.392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286">
                <text:p>0.04628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18.892433">
                <text:p>718.89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802">
                <text:p>0.04980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24.52002">
                <text:p>724.5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912">
                <text:p>0.05291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25.643849">
                <text:p>725.64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071">
                <text:p>0.05607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30.120523">
                <text:p>730.120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943">
                <text:p>0.05894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33.588846">
                <text:p>733.588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69">
                <text:p>0.0616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38.199896">
                <text:p>738.19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933">
                <text:p>0.06393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41.60526">
                <text:p>741.6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774">
                <text:p>0.06577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46.05918">
                <text:p>746.0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329">
                <text:p>0.06732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49.190309">
                <text:p>749.190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621">
                <text:p>0.06862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53.702449">
                <text:p>753.70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372">
                <text:p>0.06937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57.305432">
                <text:p>757.30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845">
                <text:p>0.06984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60.765911">
                <text:p>760.76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816">
                <text:p>0.06981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65.820724">
                <text:p>765.820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36">
                <text:p>0.0693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68.245981">
                <text:p>768.24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479">
                <text:p>0.06847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71.965481">
                <text:p>771.965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204">
                <text:p>0.06720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76.07586">
                <text:p>776.0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86">
                <text:p>0.06548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78.497618">
                <text:p>778.49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382">
                <text:p>0.06338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83.943224">
                <text:p>783.943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705">
                <text:p>0.06070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87.341217">
                <text:p>787.34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979">
                <text:p>0.05797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92.921741">
                <text:p>792.92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875">
                <text:p>0.05487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95.401329">
                <text:p>795.40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484">
                <text:p>0.05148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98.615479">
                <text:p>798.615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999">
                <text:p>0.04799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03.03353">
                <text:p>803.0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464">
                <text:p>0.04446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06.501049">
                <text:p>806.50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015">
                <text:p>0.04101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09.817993">
                <text:p>809.81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702">
                <text:p>0.03770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15.388924">
                <text:p>815.388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578">
                <text:p>0.03457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17.635175">
                <text:p>817.63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56">
                <text:p>0.03175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22.126675">
                <text:p>822.12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486">
                <text:p>0.02948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23.71686">
                <text:p>823.7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21">
                <text:p>0.02762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27.777149">
                <text:p>827.77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21">
                <text:p>0.0262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32.303906">
                <text:p>832.30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12">
                <text:p>0.02531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34.994711">
                <text:p>834.994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059">
                <text:p>0.02505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40.111018">
                <text:p>840.11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94">
                <text:p>0.02539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43.4826">
                <text:p>843.4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84">
                <text:p>0.02618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47.113533">
                <text:p>847.11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522">
                <text:p>0.02752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49.263915">
                <text:p>849.26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83">
                <text:p>0.02938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854.895496">
                <text:p>854.895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91">
                <text:p>0.03179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58.03947">
                <text:p>858.0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552">
                <text:p>0.03455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862.529418">
                <text:p>862.529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43">
                <text:p>0.0374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865.940201">
                <text:p>865.940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797">
                <text:p>0.04079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869.304054">
                <text:p>869.30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285">
                <text:p>0.04428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73.762145">
                <text:p>873.76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773">
                <text:p>0.04777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78.239392">
                <text:p>878.23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138">
                <text:p>0.05113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881.615206">
                <text:p>881.615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305">
                <text:p>0.05430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883.895719">
                <text:p>883.89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512">
                <text:p>0.05751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89.461201">
                <text:p>889.46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324">
                <text:p>0.06032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91.804595">
                <text:p>891.80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64">
                <text:p>0.0626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895.295381">
                <text:p>895.29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913">
                <text:p>0.06491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99.647741">
                <text:p>899.647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867">
                <text:p>0.06686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02.983371">
                <text:p>902.98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367">
                <text:p>0.06836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906.374574">
                <text:p>906.37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364">
                <text:p>0.06936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909.879388">
                <text:p>909.879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162">
                <text:p>0.07016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914.185165">
                <text:p>914.18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63">
                <text:p>0.07046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917.550917">
                <text:p>917.55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352">
                <text:p>0.07035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921.032907">
                <text:p>921.03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683">
                <text:p>0.06968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924.342167">
                <text:p>924.34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729">
                <text:p>0.06872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928.765177">
                <text:p>928.76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393">
                <text:p>0.06739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933.261775">
                <text:p>933.26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531">
                <text:p>0.06553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36.632698">
                <text:p>936.63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331">
                <text:p>0.06333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940.894114">
                <text:p>940.894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799">
                <text:p>0.06079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944.520127">
                <text:p>944.52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835">
                <text:p>0.05783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947.909049">
                <text:p>947.90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578">
                <text:p>0.05457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952.348715">
                <text:p>952.34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116">
                <text:p>0.05111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956.822166">
                <text:p>956.82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553">
                <text:p>0.04755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959.156552">
                <text:p>959.15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14">
                <text:p>0.04391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963.622613">
                <text:p>963.62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282">
                <text:p>0.04028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967.229633">
                <text:p>967.22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963">
                <text:p>0.03696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970.340881">
                <text:p>970.34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877">
                <text:p>0.03387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974.887209">
                <text:p>974.88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74">
                <text:p>0.03117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978.549058">
                <text:p>978.54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76">
                <text:p>0.02897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982.768154">
                <text:p>982.768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262">
                <text:p>0.02726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986.156877">
                <text:p>986.15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21">
                <text:p>0.02612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90.524719">
                <text:p>990.524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31">
                <text:p>0.02543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995.015196">
                <text:p>995.01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23">
                <text:p>0.02532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998.334266">
                <text:p>998.33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35">
                <text:p>0.02573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000.684487">
                <text:p>1000.68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805">
                <text:p>0.02680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005.14108">
                <text:p>1005.1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294">
                <text:p>0.02829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008.554837">
                <text:p>1008.554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271">
                <text:p>0.03027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013.030367">
                <text:p>1013.030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701">
                <text:p>0.03270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016.35805">
                <text:p>1016.3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498">
                <text:p>0.03549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018.765043">
                <text:p>1018.765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596">
                <text:p>0.03859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024.245857">
                <text:p>1024.245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46">
                <text:p>0.04184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027.61805">
                <text:p>1027.6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407">
                <text:p>0.04540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031.01644">
                <text:p>1031.0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854">
                <text:p>0.04885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034.392603">
                <text:p>1034.39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311">
                <text:p>0.05231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038.881067">
                <text:p>1038.88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554">
                <text:p>0.05555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042.2414">
                <text:p>1042.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495">
                <text:p>0.05849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045.59728">
                <text:p>1045.5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105">
                <text:p>0.06110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48.998367">
                <text:p>1048.998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732">
                <text:p>0.06373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053.478957">
                <text:p>1053.478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661">
                <text:p>0.06566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056.969877">
                <text:p>1056.969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394">
                <text:p>0.06739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061.34398">
                <text:p>1061.34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613">
                <text:p>0.06861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63.70813">
                <text:p>1063.70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402">
                <text:p>0.06940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62.04949">
                <text:p>1062.0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757">
                <text:p>0.06875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58.056767">
                <text:p>1058.056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683">
                <text:p>0.06768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054.63483">
                <text:p>1054.63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388">
                <text:p>0.06638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051.209887">
                <text:p>1051.209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482">
                <text:p>0.06448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047.844473">
                <text:p>1047.84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257">
                <text:p>0.06225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043.357943">
                <text:p>1043.357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657">
                <text:p>0.05965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039.98298">
                <text:p>1039.98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24">
                <text:p>0.05692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036.621127">
                <text:p>1036.62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766">
                <text:p>0.053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